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0000001A142B7AEB4BBE71FA5.png" manifest:media-type="image/png"/>
  <manifest:file-entry manifest:full-path="Pictures/1000020100000121000001D880E3A131A0B0967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DejaVuSans1" svg:font-family="DejaVuSans"/>
    <style:font-face style:name="osifont1" svg:font-family="osifont"/>
    <style:font-face style:name="DejaVu Sans2"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4cm" svg:stroke-color="#000000" draw:stroke-linejoin="miter" svg:stroke-linecap="butt" draw:fill="none" fo:padding-top="0.017cm" fo:padding-bottom="0.017cm" fo:padding-left="0.017cm" fo:padding-right="0.017cm"/>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solid" svg:stroke-width="0.034cm" svg:stroke-color="#370700" draw:stroke-linejoin="miter" svg:stroke-linecap="butt" draw:fill="none" fo:padding-top="0.017cm" fo:padding-bottom="0.017cm" fo:padding-left="0.017cm" fo:padding-right="0.017cm"/>
    </style:style>
    <style:style style:name="gr5" style:family="graphic" style:parent-style-name="standard">
      <style:graphic-properties draw:stroke="solid" svg:stroke-width="0.034cm" svg:stroke-color="#000137" draw:stroke-linejoin="miter" svg:stroke-linecap="butt" draw:fill="none" fo:padding-top="0.017cm" fo:padding-bottom="0.017cm" fo:padding-left="0.017cm" fo:padding-right="0.017cm"/>
    </style:style>
    <style:style style:name="gr6" style:family="graphic" style:parent-style-name="standard">
      <style:graphic-properties draw:stroke="none" draw:fill="solid" draw:fill-color="#ffffff"/>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24cm" svg:stroke-color="#000000" draw:stroke-linejoin="bevel" svg:stroke-linecap="round" draw:fill="none" fo:padding-top="0.012cm" fo:padding-bottom="0.012cm" fo:padding-left="0.012cm" fo:padding-right="0.012cm"/>
    </style:style>
    <style:style style:name="gr9" style:family="graphic" style:parent-style-name="standard">
      <style:graphic-properties draw:stroke="solid" svg:stroke-width="0.039cm" svg:stroke-color="#000000" draw:stroke-linejoin="bevel" svg:stroke-linecap="round" draw:fill="none" fo:padding-top="0.019cm" fo:padding-bottom="0.019cm" fo:padding-left="0.019cm" fo:padding-right="0.019cm"/>
    </style:style>
    <style:style style:name="gr10" style:family="graphic" style:parent-style-name="standard">
      <style:graphic-properties draw:stroke="solid" svg:stroke-width="0.049cm" svg:stroke-color="#000000" draw:stroke-linejoin="bevel" svg:stroke-linecap="round" draw:fill="none" fo:padding-top="0.024cm" fo:padding-bottom="0.024cm" fo:padding-left="0.024cm" fo:padding-right="0.024cm"/>
    </style:style>
    <style:style style:name="gr11" style:family="graphic" style:parent-style-name="standard">
      <style:graphic-properties draw:stroke="solid" svg:stroke-width="0.049cm" svg:stroke-color="#ff0000" draw:stroke-linejoin="bevel" svg:stroke-linecap="round" draw:fill="solid" draw:fill-color="#000000" fo:padding-top="0.024cm" fo:padding-bottom="0.024cm" fo:padding-left="0.024cm" fo:padding-right="0.024cm"/>
    </style:style>
    <style:style style:name="gr12" style:family="graphic" style:parent-style-name="standard">
      <style:graphic-properties draw:stroke="solid" svg:stroke-width="0.049cm" svg:stroke-color="#ff0000" draw:stroke-linejoin="bevel" svg:stroke-linecap="round" draw:fill="none" fo:padding-top="0.024cm" fo:padding-bottom="0.024cm" fo:padding-left="0.024cm" fo:padding-right="0.024cm"/>
    </style:style>
    <style:style style:name="gr13" style:family="graphic" style:parent-style-name="standard">
      <style:graphic-properties draw:stroke="none" draw:fill="none" draw:textarea-horizontal-align="left" draw:textarea-vertical-align="top" draw:auto-grow-height="true" draw:auto-grow-width="true" fo:min-height="0.465cm" fo:min-width="0.465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399cm" fo:min-width="0.399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119cm" fo:min-width="0.119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665cm" fo:min-width="0.665cm" fo:padding-top="0cm" fo:padding-bottom="0cm" fo:padding-left="0cm" fo:padding-right="0cm"/>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fffff"/>
    </style:style>
    <style:style style:name="P4" style:family="paragraph">
      <style:paragraph-properties fo:text-align="start" style:writing-mode="lr-tb"/>
    </style:style>
    <style:style style:name="P5" style:family="paragraph">
      <loext:graphic-properties draw:fill="none"/>
      <style:text-properties fo:font-size="13.1999998092651pt" style:font-size-asian="13.1999998092651pt" style:font-size-complex="13.1999998092651pt"/>
    </style:style>
    <style:style style:name="P6" style:family="paragraph">
      <loext:graphic-properties draw:fill="none"/>
      <style:text-properties fo:font-size="11.3999996185303pt" style:font-size-asian="11.3999996185303pt" style:font-size-complex="11.3999996185303pt"/>
    </style:style>
    <style:style style:name="P7" style:family="paragraph">
      <loext:graphic-properties draw:fill="none"/>
      <style:text-properties fo:font-size="3.40000009536743pt" style:font-size-asian="3.40000009536743pt" style:font-size-complex="3.40000009536743pt"/>
    </style:style>
    <style:style style:name="P8" style:family="paragraph">
      <loext:graphic-properties draw:fill="none"/>
      <style:text-properties fo:font-size="18.8999996185303pt" style:font-size-asian="18.8999996185303pt" style:font-size-complex="18.8999996185303pt"/>
    </style:style>
    <style:style style:name="T1" style:family="text">
      <style:text-properties fo:color="#000000" style:font-name="DejaVu Sans" fo:font-size="9pt" style:font-size-asian="9pt" style:font-name-complex="DejaVu Sans" style:font-size-complex="9pt"/>
    </style:style>
    <style:style style:name="T2" style:family="text">
      <style:text-properties fo:color="#000000" style:font-name="DejaVuSans1" fo:font-size="3.40000009536743pt" style:font-size-asian="3.40000009536743pt" style:font-name-complex="DejaVuSans1" style:font-size-complex="3.40000009536743pt"/>
    </style:style>
    <style:style style:name="T3" style:family="text">
      <style:text-properties fo:color="#000000" style:font-name="osifont1" fo:font-size="18.8999996185303pt" style:font-size-asian="18.8999996185303pt" style:font-name-complex="osifont1" style:font-size-complex="18.8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0.999cm" svg:y1="19.991cm" svg:x2="28.658cm" svg:y2="19.991cm">
          <text:p/>
        </draw:line>
        <draw:line draw:style-name="gr1" draw:text-style-name="P1" draw:layer="layout" svg:x1="28.702cm" svg:y1="19.976cm" svg:x2="28.702cm" svg:y2="0.969cm">
          <text:p/>
        </draw:line>
        <draw:line draw:style-name="gr1" draw:text-style-name="P1" draw:layer="layout" svg:x1="28.708cm" svg:y1="0.985cm" svg:x2="1.014cm" svg:y2="0.985cm">
          <text:p/>
        </draw:line>
        <draw:line draw:style-name="gr1" draw:text-style-name="P1" draw:layer="layout" svg:x1="1.014cm" svg:y1="0.97cm" svg:x2="1.014cm" svg:y2="19.976cm">
          <text:p/>
        </draw:line>
        <draw:line draw:style-name="gr1" draw:text-style-name="P1" draw:layer="layout" svg:x1="14.858cm" svg:y1="0.985cm" svg:x2="14.858cm" svg:y2="0.014cm">
          <text:p/>
        </draw:line>
        <draw:line draw:style-name="gr1" draw:text-style-name="P1" draw:layer="layout" svg:x1="14.861cm" svg:y1="20.256cm" svg:x2="14.861cm" svg:y2="20.975cm">
          <text:p/>
        </draw:line>
        <draw:line draw:style-name="gr1" draw:text-style-name="P1" draw:layer="layout" svg:x1="1.016cm" svg:y1="10.478cm" svg:x2="0.017cm" svg:y2="10.478cm">
          <text:p/>
        </draw:line>
        <draw:line draw:style-name="gr1" draw:text-style-name="P1" draw:layer="layout" svg:x1="28.704cm" svg:y1="10.477cm" svg:x2="29.67cm" svg:y2="10.477cm">
          <text:p/>
        </draw:line>
        <draw:line draw:style-name="gr1" draw:text-style-name="P1" draw:layer="layout" svg:x1="24.09cm" svg:y1="20.235cm" svg:x2="24.09cm" svg:y2="20.746cm">
          <text:p/>
        </draw:line>
        <draw:line draw:style-name="gr1" draw:text-style-name="P1" draw:layer="layout" svg:x1="5.631cm" svg:y1="19.991cm" svg:x2="5.631cm" svg:y2="20.741cm">
          <text:p/>
        </draw:line>
        <draw:line draw:style-name="gr1" draw:text-style-name="P1" draw:layer="layout" svg:x1="19.475cm" svg:y1="20.235cm" svg:x2="19.475cm" svg:y2="20.746cm">
          <text:p/>
        </draw:line>
        <draw:line draw:style-name="gr1" draw:text-style-name="P1" draw:layer="layout" svg:x1="10.246cm" svg:y1="19.991cm" svg:x2="10.246cm" svg:y2="20.741cm">
          <text:p/>
        </draw:line>
        <draw:line draw:style-name="gr1" draw:text-style-name="P1" draw:layer="layout" svg:x1="10.243cm" svg:y1="0.984cm" svg:x2="10.243cm" svg:y2="0.231cm">
          <text:p/>
        </draw:line>
        <draw:line draw:style-name="gr1" draw:text-style-name="P1" draw:layer="layout" svg:x1="19.473cm" svg:y1="0.984cm" svg:x2="19.473cm" svg:y2="0.231cm">
          <text:p/>
        </draw:line>
        <draw:line draw:style-name="gr1" draw:text-style-name="P1" draw:layer="layout" svg:x1="5.629cm" svg:y1="0.984cm" svg:x2="5.629cm" svg:y2="0.231cm">
          <text:p/>
        </draw:line>
        <draw:line draw:style-name="gr1" draw:text-style-name="P1" draw:layer="layout" svg:x1="24.087cm" svg:y1="0.984cm" svg:x2="24.087cm" svg:y2="0.231cm">
          <text:p/>
        </draw:line>
        <draw:line draw:style-name="gr1" draw:text-style-name="P1" draw:layer="layout" svg:x1="0.999cm" svg:y1="5.73cm" svg:x2="0.249cm" svg:y2="5.73cm">
          <text:p/>
        </draw:line>
        <draw:line draw:style-name="gr1" draw:text-style-name="P1" draw:layer="layout" svg:x1="0.999cm" svg:y1="15.225cm" svg:x2="0.249cm" svg:y2="15.225cm">
          <text:p/>
        </draw:line>
        <draw:line draw:style-name="gr1" draw:text-style-name="P1" draw:layer="layout" svg:x1="28.705cm" svg:y1="5.73cm" svg:x2="29.454cm" svg:y2="5.73cm">
          <text:p/>
        </draw:line>
        <draw:line draw:style-name="gr1" draw:text-style-name="P1" draw:layer="layout" svg:x1="28.705cm" svg:y1="15.225cm" svg:x2="29.454cm" svg:y2="15.225cm">
          <text:p/>
        </draw:line>
        <draw:line draw:style-name="gr1" draw:text-style-name="P1" draw:layer="layout" svg:x1="13.709cm" svg:y1="20.241cm" svg:x2="28.707cm" svg:y2="20.241cm">
          <text:p/>
        </draw:line>
        <draw:line draw:style-name="gr1" draw:text-style-name="P1" draw:layer="layout" svg:x1="18.709cm" svg:y1="19.991cm" svg:x2="18.709cm" svg:y2="20.491cm">
          <text:p/>
        </draw:line>
        <draw:line draw:style-name="gr1" draw:text-style-name="P1" draw:layer="layout" svg:x1="23.707cm" svg:y1="19.991cm" svg:x2="23.707cm" svg:y2="20.491cm">
          <text:p/>
        </draw:line>
        <draw:line draw:style-name="gr1" draw:text-style-name="P1" draw:layer="layout" svg:x1="25.706cm" svg:y1="19.991cm" svg:x2="25.706cm" svg:y2="20.241cm">
          <text:p/>
        </draw:line>
        <draw:line draw:style-name="gr1" draw:text-style-name="P1" draw:layer="layout" svg:x1="24.706cm" svg:y1="19.991cm" svg:x2="24.706cm" svg:y2="20.241cm">
          <text:p/>
        </draw:line>
        <draw:line draw:style-name="gr1" draw:text-style-name="P1" draw:layer="layout" svg:x1="22.707cm" svg:y1="19.991cm" svg:x2="22.707cm" svg:y2="20.241cm">
          <text:p/>
        </draw:line>
        <draw:line draw:style-name="gr1" draw:text-style-name="P1" draw:layer="layout" svg:x1="20.708cm" svg:y1="19.991cm" svg:x2="20.708cm" svg:y2="20.241cm">
          <text:p/>
        </draw:line>
        <draw:line draw:style-name="gr1" draw:text-style-name="P1" draw:layer="layout" svg:x1="21.708cm" svg:y1="19.991cm" svg:x2="21.708cm" svg:y2="20.241cm">
          <text:p/>
        </draw:line>
        <draw:line draw:style-name="gr1" draw:text-style-name="P1" draw:layer="layout" svg:x1="13.711cm" svg:y1="19.991cm" svg:x2="13.711cm" svg:y2="20.491cm">
          <text:p/>
        </draw:line>
        <draw:line draw:style-name="gr1" draw:text-style-name="P1" draw:layer="layout" svg:x1="28.7cm" svg:y1="19.991cm" svg:x2="28.7cm" svg:y2="20.491cm">
          <text:p/>
        </draw:line>
        <draw:line draw:style-name="gr1" draw:text-style-name="P1" draw:layer="layout" svg:x1="17.709cm" svg:y1="19.991cm" svg:x2="17.709cm" svg:y2="20.241cm">
          <text:p/>
        </draw:line>
        <draw:line draw:style-name="gr1" draw:text-style-name="P1" draw:layer="layout" svg:x1="16.71cm" svg:y1="19.991cm" svg:x2="16.71cm" svg:y2="20.241cm">
          <text:p/>
        </draw:line>
        <draw:line draw:style-name="gr1" draw:text-style-name="P1" draw:layer="layout" svg:x1="19.709cm" svg:y1="19.991cm" svg:x2="19.709cm" svg:y2="20.241cm">
          <text:p/>
        </draw:line>
        <draw:line draw:style-name="gr1" draw:text-style-name="P1" draw:layer="layout" svg:x1="14.711cm" svg:y1="19.991cm" svg:x2="14.711cm" svg:y2="20.241cm">
          <text:p/>
        </draw:line>
        <draw:line draw:style-name="gr1" draw:text-style-name="P1" draw:layer="layout" svg:x1="27.705cm" svg:y1="19.991cm" svg:x2="27.705cm" svg:y2="20.241cm">
          <text:p/>
        </draw:line>
        <draw:line draw:style-name="gr1" draw:text-style-name="P1" draw:layer="layout" svg:x1="15.71cm" svg:y1="19.991cm" svg:x2="15.71cm" svg:y2="20.241cm">
          <text:p/>
        </draw:line>
        <draw:line draw:style-name="gr1" draw:text-style-name="P1" draw:layer="layout" svg:x1="26.706cm" svg:y1="19.991cm" svg:x2="26.706cm" svg:y2="20.241cm">
          <text:p/>
        </draw:line>
        <draw:path draw:style-name="gr2" draw:text-style-name="P2" draw:layer="layout" svg:width="0.35cm" svg:height="0.246cm" svg:x="12.361cm" svg:y="0.453cm" svg:viewBox="0 0 351 247" svg:d="M0 130v117h351v-117l-11-55-34-41-55-25-75-9-77 8-30 10-24 14-34 41-8 27zM43 133l7-38 23-26 42-16 61-5 59 6 41 15 25 27 8 37v67h-266z">
          <text:p/>
        </draw:path>
        <draw:path draw:style-name="gr2" draw:text-style-name="P2" draw:layer="layout" svg:width="0.363cm" svg:height="0.26cm" svg:x="12.354cm" svg:y="0.446cm" svg:viewBox="0 0 364 261" svg:d="M13 137v117h-6v-6h351v6h-7v-117h7l-7 1-11-55 7-1-5 4-34-41 5-4-3 6-55-25 3-6-1 6-75-9 1-6v6l-77 8-1-6 2 6-30 10-2-6 3 5-24 15-3-6 5 4-33 41-5-4 6 2-8 26-6-1h6l-3 30h-6zM0 136l3-30v-1h1l8-27v-1l1-1 33-41v-1l1-1 25-14h1l30-10 1-1h1l77-8h1 1l75 9h1l1 1 55 25 1 1 1 1 34 41 1 1v2l11 54v1 1 117 7h-6-351-7v-7-117zM42 139l8-38v-2l1-1 24-27 1-1h1l42-16h1l62-5h1l59 5h1l1 1 41 15 2 1 1 1 25 27 1 1v2l8 37v1 67 7h-6-267-7v-7-67zM55 140v67h-6v-7h267v7h-7v-67h7l-6 2-8-38 6-1-5 4-25-26 5-5-2 6-42-15 3-6-1 6-59-5 1-7v7l-62 5v-7l2 6-41 16-3-6 5 4-23 26-5-4 7 1-8 39-6-2z">
          <text:p/>
        </draw:path>
        <draw:polygon draw:style-name="gr2" draw:text-style-name="P2" draw:layer="layout" svg:width="0.35cm" svg:height="0.222cm" svg:x="7.746cm" svg:y="0.477cm" svg:viewBox="0 0 351 223" draw:points="351,223 351,0 309,0 309,177 190,177 190,20 148,20 148,177 43,177 43,4 0,4 0,223">
          <text:p/>
        </draw:polygon>
        <draw:path draw:style-name="gr2" draw:text-style-name="P2" draw:layer="layout" svg:width="0.363cm" svg:height="0.235cm" svg:x="7.74cm" svg:y="0.471cm" svg:viewBox="0 0 364 236" svg:d="M351 229v-223h6v7h-42v-7h6v177 6h-6-119-6v-6-157h6v6h-42v-6h7v157 6h-7-104-8v-6-173h8v7h-44v-7h7v219h-7v-6h351v6zM357 236h-351-6v-7-219-6h6 44 6v6 173h-6v-7h104v7h-6v-157-7h6 42 7v7 157h-7v-7h119v7h-7v-177-6h7 42 7v6 223 7z">
          <text:p/>
        </draw:path>
        <draw:polygon draw:style-name="gr2" draw:text-style-name="P2" draw:layer="layout" svg:width="0.369cm" svg:height="0.255cm" svg:x="16.976cm" svg:y="0.444cm" svg:viewBox="0 0 370 256" draw:points="230,49 272,59 302,75 321,98 327,126 318,158 291,184 247,202 185,208 123,202 78,185 51,159 41,126 46,101 61,81 83,65 114,54 114,6 67,21 30,47 8,83 0,126 12,179 47,221 105,247 185,256 264,247 322,221 357,179 370,126 360,79 333,41 289,14 230,0">
          <text:p/>
        </draw:polygon>
        <draw:path draw:style-name="gr2" draw:text-style-name="P2" draw:layer="layout" svg:width="0.382cm" svg:height="0.27cm" svg:x="16.969cm" svg:y="0.436cm" svg:viewBox="0 0 383 271" svg:d="M238 50l43 10h1v1l31 17h1l1 1 18 23 1 2 1 1 6 27v2l-1 1-9 33v2l-1 1-28 26-1 1h-1l-44 17-1 1h-1l-61 5h-1-1l-61-5-1-1-45-16-1-1-1-1-27-25-2-2v-1l-10-34v-1-2l5-24v-1l1-1 14-21 1-1 1-1 23-16h1l31-12 2 7h-6v-48h6l2 6-47 15-2-6 3 5-36 26-4-5 6 3-24 36-5-3 6 1-8 43-6-1 6-2 12 54-6 1 5-4 36 41-5 4 3-6 58 27-3 6 1-6 79 9-1 6-1-6 79-9 1 6-3-6 58-27 3 6-5-4 36-41 4 4-6-1 12-54 7 2-7 1-9-47 6-1-5 4-27-38 5-4-3 6-44-27 3-6-1 7-60-15 2-6h6v49h-6zM230 57v-49-8l8 2 60 14h1l1 1 44 26 1 1 1 1 26 38 1 1v1l10 47v2 1l-12 54-1 1-1 1-35 41-1 1-2 1-58 27h-1l-1 1-78 9h-1-1l-78-9-1-1h-1l-58-27-2-1-1-1-36-41-1-1v-1l-13-54v-1-2l8-42v-2l1-1 24-35v-2h1l37-26 1-1h1l48-16 8-2v9 48 4l-4 2-32 11-2-6 4 5-23 16-3-5 5 3-14 21-6-4 7 2-5 24-7-1 7-2 9 33-6 2 4-5 28 26-5 5 2-6 45 16-2 6 1-6 61 5-1 7-1-7 62-5 1 6-3-6 45-17 2 6-5-5 28-25 4 4-6-1 9-33 6 2-6 1-6-27 6-2-5 4-19-23 5-4-3 6-30-17 3-5-1 6-43-10-5-1z">
          <text:p/>
        </draw:path>
        <draw:polygon draw:style-name="gr2" draw:text-style-name="P2" draw:layer="layout" svg:width="0.35cm" svg:height="0.228cm" svg:x="3.131cm" svg:y="0.471cm" svg:viewBox="0 0 351 229" draw:points="351,229 351,182 190,182 190,34 148,34 148,182 43,182 43,0 0,0 0,229">
          <text:p/>
        </draw:polygon>
        <draw:path draw:style-name="gr2" draw:text-style-name="P2" draw:layer="layout" svg:width="0.363cm" svg:height="0.241cm" svg:x="3.125cm" svg:y="0.465cm" svg:viewBox="0 0 364 242" svg:d="M351 235v-47h6v7h-162-6v-7-148h6v7h-41v-7h6v148 7h-6-105-7v-7-182h7v7h-43v-7h7v229h-7v-6h351v6zM357 242h-351-6v-7-229-6h6 43 6v6 182h-6v-6h105v6h-7v-148-6h7 41 7v6 148h-7v-6h162 7v6 47 7z">
          <text:p/>
        </draw:path>
        <draw:path draw:style-name="gr2" draw:text-style-name="P2" draw:layer="layout" svg:width="0.35cm" svg:height="0.242cm" svg:x="21.59cm" svg:y="0.457cm" svg:viewBox="0 0 351 243" svg:d="M161 63l-29-36-20-9-24-3-38 7-27 20-17 31-6 45v125h351v-132l-7-47-21-35-32-22-45-7-30 4-25 12-18 20zM145 127v70h-103v-74l3-27 9-19 16-12 23-4 23 5 16 12 10 21zM309 116v81h-121v-76l3-32 11-23 18-13 27-5 28 5 19 12 12 21z">
          <text:p/>
        </draw:path>
        <draw:path draw:style-name="gr2" draw:text-style-name="P2" draw:layer="layout" svg:width="0.363cm" svg:height="0.256cm" svg:x="21.584cm" svg:y="0.45cm" svg:viewBox="0 0 364 257" svg:d="M162 74l-29-35 5-5-3 6-20-9 3-6-1 7-24-3 1-7 1 7-38 6-1-6 4 5-27 20-4-5 6 3-17 31-6-3 7 1-6 45-7-1h7v125h-7v-6h351v6h-6v-132h6l-6 1-7-47 6-1-6 3-20-35 5-3-3 5-34-21 4-6-1 7-45-8 1-6 1 6-29 5-1-7 2 6-24 12-3-6 5 5-19 19-4-4 6 3-12 26-4 10zM161 67l12-27v-1h1l18-20 1-1h1l25-13h1 1l29-5h1 1l45 8h1l1 1 34 22h1l1 2 21 34v2l1 1 7 47v1 132 7h-7-351-6v-7-125-1l6-45v-1l1-1 16-31 1-2 1-1 27-19 2-1h1l38-7h1 1l24 3h1 1l20 10h1l1 1 29 36-5 4zM158 134v70 6h-7-103-6v-6-74l3-28v-1-1l9-19 1-1 1-1 16-12 1-1h2l23-4h1 1l23 4 2 1 1 1 16 12 2 1v1l10 21 1 1v1zM145 135l-3-29h6l-5 2-10-20 5-3-4 5-16-12 4-5-1 6-23-4 1-7 1 7-23 4-1-7 4 5-16 12-4-5 6 3-9 19-6-3 7 1-3 27-7-1h7v74h-7v-7h103v7h-6v-70h6zM322 123v81 6h-8-120-7v-6-76-1l4-32v-1-1l11-22 1-2 1-1 18-14h1l2-1 26-4h1 1l28 4h1l2 1 19 13 1 1 1 1 11 21 2 1v2l4 29zM308 124l-4-30 7-1-6 4-12-22 6-3-3 6-20-13 4-5-1 6-28-4 1-7 1 7-26 4-1-6 4 5-18 13-4-5 6 3-11 23-6-3 7 1-4 31h-6 6v76h-6v-7h120v7h-6v-81h6z">
          <text:p/>
        </draw:path>
        <draw:path draw:style-name="gr2" draw:text-style-name="P2" draw:layer="layout" svg:width="0.35cm" svg:height="0.307cm" svg:x="26.205cm" svg:y="0.392cm" svg:viewBox="0 0 351 308" svg:d="M351 308v-46l-103-37v-140l103-37v-48l-351 129v52zM205 209l-155-54 155-54z">
          <text:p/>
        </draw:path>
        <draw:path draw:style-name="gr2" draw:text-style-name="P2" draw:layer="layout" svg:width="0.364cm" svg:height="0.325cm" svg:x="26.198cm" svg:y="0.383cm" svg:viewBox="0 0 365 326" svg:d="M352 317v-46h6l-2 6-103-37-4-1v-5-141-4l4-2 103-37 2 7h-6v-48h6l3 6-352 129-2-6h6v52h-6l2-6 352 127-3 6zM356 323l-351-127-5-2v-4-52-4l5-2 351-129 9-3v9 48 4l-5 2-102 37-3-7h7v141h-7l3-6 102 37 5 1v5 46 9zM211 224l-156-54-17-6 17-6 156-55 8-3v10 108 9zM206 218v-108h7l2 6-156 54-2-6 2-6 156 54-2 6z">
          <text:p/>
        </draw:path>
        <draw:polygon draw:style-name="gr2" draw:text-style-name="P2" draw:layer="layout" svg:width="0.363cm" svg:height="0.245cm" svg:x="0.33cm" svg:y="7.996cm" svg:viewBox="0 0 364 246" draw:points="244,246 247,246 296,238 332,214 355,176 364,127 355,74 333,35 298,10 252,0 222,4 197,16 179,34 165,58 138,25 94,14 55,21 25,43 7,78 0,127 8,172 30,208 66,230 113,238 116,238 116,193 84,189 61,175 47,154 41,124 46,98 56,79 73,67 96,62 121,67 138,79 148,100 151,129 150,149 190,149 189,124 194,92 206,69 226,54 252,49 281,55 303,70 317,93 321,123 316,155 301,179 277,194 244,200">
          <text:p/>
        </draw:polygon>
        <draw:path draw:style-name="gr2" draw:text-style-name="P2" draw:layer="layout" svg:width="0.375cm" svg:height="0.257cm" svg:x="0.324cm" svg:y="7.99cm" svg:viewBox="0 0 376 258" svg:d="M250 245h3v7l-1-6 48-9 2 7-4-6 36-23 4 5-6-3 24-38 5 4-6-1 8-50 7 2-7 1-8-54 6-1-6 3-22-39 6-3-4 5-35-25 4-5-2 6-45-9 1-7 1 7-31 4-1-7 3 6-24 11-3-5 5 4-19 18-4-4 5 3-13 24-5 8-6-7-27-33 5-4-2 6-43-11 1-6 2 6-40 8-1-7 4 5-30 22-4-5 6 3-19 35-5-3 6 1-6 49h-7l7-2 8 46-7 1 6-4 22 35-6 4 4-6 35 23-3 5 1-6 47 7-1 7v-7h3v7h-6v-45h6l-1 6-32-4h-1-1l-24-13-1-1-1-2-14-21-1-1v-1l-5-30v-1-1l4-27v-1l1-1 10-20 1-1 1-1 18-11 1-1h1l23-5h1 2l24 5h2l1 1 17 12 1 1 1 1 10 21v1 3l3 28v1 20h-7v-7h40v7h-6l-1-25v-1l4-33v-1l1-1 12-23 1-2 1-1 20-14 1-1h1l27-5h1 1l30 6h1l1 1 22 14 1 1 1 1 13 23 1 2v1l5 31v1 1l-5 32-1 2v1l-15 23-1 1-2 1-24 15h-1-1l-33 6-1-6h6v46h-6zM243 252v-46-6l6-1 33-5 1 6-3-6 24-14 3 5-5-3 15-23 5 3-6-1 5-32 6 1-6 1-5-31 7-1-6 3-13-23 5-3-4 5-21-15 3-5-1 6-29-5 1-7 1 7-26 5-2-7 4 6-19 14-4-5 6 2-12 24-6-3 6 1-4 33-7-1h7l1 24v7h-7-40-6v-6-20h7l-7 1-3-29 7-1-6 3-10-22 6-3-4 5-17-12 4-5-1 6-25-4 1-7 2 7-23 4-2-6 4 5-17 12-4-5 6 3-11 20-5-4 6 1-4 27-7-1 7-1 5 30-6 1 5-4 14 21-5 4 3-6 23 13-3 6 1-6 32 4h6v6 45 6h-7-3-1l-47-7h-2l-1-1-35-23-1-1-1-1-22-35-1-1v-1l-8-45v-1-1l6-50v-1l1-1 19-35v-2h2l29-22 1-1h2l39-8h2 1l43 12h2l2 2 27 33-5 4-6-3 14-24v-1l1-1 19-18 1-1h1l24-11 1-1h1l30-4h1 1l46 9h1l1 1 36 25 1 1 1 2 22 39v1 1l9 53v2 1l-9 49v1 1l-24 38v1l-2 1-36 23-1 1h-1l-49 8h-1-3-7z">
          <text:p/>
        </draw:path>
        <draw:polygon draw:style-name="gr2" draw:text-style-name="P2" draw:layer="layout" svg:width="0.353cm" svg:height="0.241cm" svg:x="0.33cm" svg:y="12.748cm" svg:viewBox="0 0 354 242" draw:points="354,242 354,0 310,0 310,191 286,181 267,163 231,107 216,76 193,43 168,19 138,5 105,0 62,9 29,33 8,69 0,117 9,165 32,202 70,226 120,234 127,234 127,188 123,188 89,183 64,170 48,148 42,119 47,89 60,67 79,53 104,48 127,52 147,61 164,78 179,101 195,130 228,180 261,215 301,235 352,242">
          <text:p/>
        </draw:polygon>
        <draw:path draw:style-name="gr2" draw:text-style-name="P2" draw:layer="layout" svg:width="0.365cm" svg:height="0.253cm" svg:x="0.324cm" svg:y="12.742cm" svg:viewBox="0 0 366 254" svg:d="M353 248v-242h7v7h-44v-7h7v191 10l-9-4-24-10-1-1h-1l-20-18v-1l-1-1-35-56h-1l-16-30 6-3-6 4-21-34 5-3-4 5-25-25 4-5-3 6-29-14 2-6-1 7-33-5 1-7 1 7-43 8-1-6 4 5-33 25-4-5 6 3-22 36-5-3 6 1-7 47-7-1 7-1 8 48-6 1 5-3 24 37-6 3 4-5 38 23-4 6 1-7 50 8-1 7v-7h7v7h-6v-46h6v6h-4-1l-34-4h-1l-1-1-25-14h-2l-1-1-16-22-1-1v-2l-5-28-1-2 1-1 5-29v-1-1l13-22 1-1 1-1 19-14 2-1h1l25-5h1 1l23 3 1 1h1l20 10h1v1l17 16h1v1l15 22h1v1l16 29-6 3 6-3 32 49-5 4 4-5 33 35-4 5 3-6 40 21-3 5 1-6 51 6-1 7v-7h2v7zM360 254h-2-1l-51-6h-1l-1-1-40-21h-1l-1-1-33-35h-1v-1l-32-49-17-30 6-3-5 3-15-22 5-3-4 4-18-16 5-5-3 6-20-9 3-6-1 6-23-3 1-7 1 7-24 5-2-7 4 6-20 14-3-6 5 4-12 21-6-3 6 1-5 29-6-1 6-1 6 29-6 1 5-4 16 22-5 4 3-6 25 14-3 5 1-6 34 5-1 6v-7h4 7v7 46 6h-7-7-1l-50-8h-1l-1-1-38-23-1-1-1-1-24-37v-1l-1-2-8-48v-1-1l7-47v-1l1-1 21-37 1-2 1-1 33-23 2-1h1l42-9h1 1l34 5h1l1 1 30 13 1 1 26 25v1h1l22 33 1 1 15 30-6 3 6-4 35 56-5 4 4-5 20 18-5 5 3-6 24 11-3 5h-6v-191-6h6 44 6v6 242 6z">
          <text:p/>
        </draw:path>
        <draw:polygon draw:style-name="gr2" draw:text-style-name="P2" draw:layer="layout" svg:width="0.245cm" svg:height="0.362cm" svg:x="28.987cm" svg:y="7.879cm" svg:viewBox="0 0 246 363" draw:points="0,242 0,246 8,295 32,331 69,354 118,363 172,354 211,332 236,297 246,251 242,221 230,197 212,178 188,164 221,137 232,94 225,54 203,25 167,6 118,0 73,8 38,30 16,65 8,112 8,115 53,115 57,83 70,60 91,46 121,41 147,45 166,55 179,73 184,96 179,120 166,137 145,147 116,150 96,150 96,190 121,189 153,193 177,205 192,225 197,251 191,281 176,302 152,316 122,321 90,316 67,300 52,276 46,242">
          <text:p/>
        </draw:polygon>
        <draw:path draw:style-name="gr2" draw:text-style-name="P2" draw:layer="layout" svg:width="0.257cm" svg:height="0.376cm" svg:x="28.981cm" svg:y="7.872cm" svg:viewBox="0 0 258 377" svg:d="M13 250v4h-7l6-2 9 49-7 1 6-4 23 37-5 3 3-5 38 23-4 5 1-6 50 9-2 6-1-6 53-9 1 6-3-5 40-22 3 5-5-4 25-35 5 4-6-1 9-46 7 2h-7l-4-29 7-1-6 3-11-25 5-2-4 4-18-20 4-4-3 7-24-15-9-5 8-6 33-27 4 5-6-2 11-43 6 2-6 1-8-39 7-2-5 4-22-29 5-4-3 5-36-18 3-6-1 7-48-7v-6l2 6-46 8-1-6 4 5-35 22-4-5 6 3-23 36-5-4 6 1-7 47-7-1h7v3h-7v-6h45v6h-6l4-33v-1-1l13-23 1-2h2l21-15h1l1-1 30-5h1 1l26 4 1 1h1l20 11 1 1 1 1 12 17 1 1v1l5 24v1 1l-5 25v1l-1 1-13 17-1 1-1 1-21 10-1 1h-2l-28 3h-1l-20-1v-6h7v41h-7v-8l25-1h1l32 6h1 1l23 12 2 1 1 1 15 20 1 1v2l5 25v1 2l-6 29v1l-1 1-15 22-1 1-1 1-23 14h-2l-1 1-30 4h-1-1l-32-5h-2l-1-1-23-15-1-1-1-1-15-24v-1-2l-6-33 6-1v7h-46v-7zM6 244h46 6l1 5 5 33-6 1 6-3 14 24-5 3 3-5 23 15-3 6 1-7 32 5-1 7-1-7 30-4 1 6-3-6 23-13 3 5-5-3 16-22 5 4-6-1 5-30 7 2-7 1-5-26 7-1-6 4-15-20 5-4-2 6-24-12 3-6-1 7-32-5 1-6v6l-24 1h-7v-6-41-7h6l20 1v6l-1-6 29-3 1 6-3-6 21-10 3 6-5-4 12-16 5 3-6-1 4-24 8 1-8 1-4-23 6-1-5 3-12-17 5-4-3 6-19-10 3-6-1 6-26-4 1-6 1 6-30 5-1-6 4 5-21 14-4-5 6 3-13 23-6-3 6 1-4 32v6h-6-45-6v-7-3-1l7-47v-1l1-1 23-36 1-1 1-1 35-22 1-1h1l45-8h1 1l49 7h1 1l36 19 2 1v1l22 30 1 1v1l8 40v1 1l-12 44v2l-2 1-33 27-4-5 3-5 24 13 1 1h1l18 20 1 1v1l11 24 1 1v1l4 30v1 1l-9 45v2l-1 1-25 35-1 1-2 1-40 22-1 1h-1l-52 8-2 1-1-1-49-8h-1l-1-1-38-23-1-1-1-1-23-37-1-1v-1l-8-48v-1-4-6z">
          <text:p/>
        </draw:path>
        <draw:polygon draw:style-name="gr2" draw:text-style-name="P2" draw:layer="layout" svg:width="0.241cm" svg:height="0.352cm" svg:x="28.987cm" svg:y="12.637cm" svg:viewBox="0 0 242 353" draw:points="0,353 242,353 242,310 51,310 61,286 79,266 135,230 165,215 199,193 223,167 237,138 242,104 233,62 209,28 172,7 125,0 77,8 40,32 16,70 8,120 8,127 54,127 54,123 59,88 72,63 94,47 123,41 152,46 174,59 189,79 194,103 190,127 181,146 163,163 141,178 112,195 62,227 27,260 7,301 0,351">
          <text:p/>
        </draw:polygon>
        <draw:path draw:style-name="gr2" draw:text-style-name="P2" draw:layer="layout" svg:width="0.253cm" svg:height="0.365cm" svg:x="28.981cm" svg:y="12.63cm" svg:viewBox="0 0 254 366" svg:d="M6 353h242v7h-8v-44h8v6h-191-10l4-9 10-24 1-1v-1l18-19 1-1h1l56-36 30-16 3 6-4-5 34-22 3 6-5-5 24-25 5 4-6-2 14-30 7 3-8-1 5-34 8 1-8 1-8-42 6-1-5 3-24-33 5-4-3 6-36-21 3-6-1 7-47-8 1-6 1 6-48 9-1-7 3 6-37 23-3-5 5 3-23 38-6-3 7 1-8 50-7-1h7v7h-7v-7h46v7h-6v-4-1l4-35v-1l1-1 14-25v-1l1-1 22-16 1-1h2l28-6h2 1l29 5h1l1 1 22 12 1 1 1 1 14 20 1 1v1l5 25v1 1l-3 24-1 1-10 20v1l-1 1-16 17-1 1-22 15h-1l-29 16-3-5 3 5-49 31-4-5 5 5-35 33-5-5 6 3-21 41-5-3h6l-7 52-6-1h7v2h-7zM0 360v-2l6-52v-1l1-1 21-41v-1l1-1 35-33 1-1 49-31 30-16 3 5-3-5 22-15 3 5-4-4 16-17 5 4-6-3 9-19 6 3-6-1 3-24 7 1-7 2-5-25 7-1-6 4-14-20 5-4-3 6-21-13 3-6-1 7-30-5 2-7 1 7-29 5-1-6 4 5-22 16-4-5 6 3-14 25-5-3 6 1-5 34h-6 7v4 6h-7-46-6v-6-7-1-1l8-49v-2l1-1 23-38 1-1 1-1 37-23 1-1h2l48-9h1 1l47 8h1l1 1 37 21h1l1 1 24 34 1 1v1l9 43v1 1l-5 34v1h-1l-14 30-1 1v1l-24 25-1 1-33 22h-1l-30 15-3-6 4 6-56 36-4-6 5 5-18 19-5-4 6 3-11 23-5-2v-7h191 6v7 44 6h-6-242-6z">
          <text:p/>
        </draw:path>
        <draw:path draw:style-name="gr2" draw:text-style-name="P2" draw:layer="layout" svg:width="0.343cm" svg:height="0.249cm" svg:x="0.34cm" svg:y="3.244cm" svg:viewBox="0 0 344 250" svg:d="M344 95v-45h-87v-50h-41v50h-216v46l212 154h45v-155zM216 208l-157-113h157z">
          <text:p/>
        </draw:path>
        <draw:path draw:style-name="gr2" draw:text-style-name="P2" draw:layer="layout" svg:width="0.355cm" svg:height="0.262cm" svg:x="0.334cm" svg:y="3.237cm" svg:viewBox="0 0 356 263" svg:d="M343 103v-45h7v6h-87-7v-6-51h7v6h-41v-6h7v51 6h-7-216v-6h7v46h-7l4-6 212 154-4 5v-6h45v6h-7v-154-6h7 87v6zM350 110h-87v-7h6v154 6h-6-45-2l-1-1-213-153-2-2v-3-46-7h6 216v7h-6v-51-7h6 41 6v7 51h-6v-7h87 6v7 45 7zM219 220l-158-111-17-12h21 157 7v6 112 12zM216 215v-112h6v7h-157v-7l3-5 158 111-4 6z">
          <text:p/>
        </draw:path>
        <draw:polygon draw:style-name="gr2" draw:text-style-name="P2" draw:layer="layout" svg:width="0.353cm" svg:height="0.128cm" svg:x="0.33cm" svg:y="17.553cm" svg:viewBox="0 0 354 129" draw:points="354,47 354,0 0,0 0,34 31,45 52,63 64,90 68,129 103,129 103,47">
          <text:p/>
        </draw:polygon>
        <draw:path draw:style-name="gr2" draw:text-style-name="P2" draw:layer="layout" svg:width="0.365cm" svg:height="0.14cm" svg:x="0.324cm" svg:y="17.547cm" svg:viewBox="0 0 366 141" svg:d="M353 53v-47h7v7h-354v-7h7v35h-7l2-6 31 9 1 1 1 1 21 18 1 1 1 1 12 28v1 1l4 38-6 1v-7h35v7h-6v-82-6h6 251v6zM360 60h-251v-7h7v82 6h-7-35-6l-1-6-4-38 7-1-6 3-12-28 6-2-5 5-20-19 4-4-2 6-31-9-4-2v-5-35-6h6 354 6v6 47 7z">
          <text:p/>
        </draw:path>
        <draw:path draw:style-name="gr2" draw:text-style-name="P2" draw:layer="layout" svg:width="0.249cm" svg:height="0.342cm" svg:x="28.987cm" svg:y="3.151cm" svg:viewBox="0 0 250 343" svg:d="M155 343h45v-87h50v-40h-50v-216h-46l-154 212v44h155zM43 216l112-158v158z">
          <text:p/>
        </draw:path>
        <draw:path draw:style-name="gr2" draw:text-style-name="P2" draw:layer="layout" svg:width="0.262cm" svg:height="0.355cm" svg:x="28.981cm" svg:y="3.144cm" svg:viewBox="0 0 263 356" svg:d="M160 344h45v6h-6v-87-6h6 51v6h-6v-41h6v6h-51-6v-6-215h6v6h-46v-6l6 4-154 211-5-4h7v45h-7v-6h154 6v6 87h-6zM153 350v-87h7v7h-154-6v-7-45-2l1-2 153-211 2-3h3 46 7v7 215h-7v-7h51 7v7 41 7h-7-51v-7h7v87 6h-7-45-7zM43 218l111-157 12-16v20 157 6h-6-112-12zM48 215h112v7h-7v-157h7l5 4-111 157-6-4z">
          <text:p/>
        </draw:path>
        <draw:polygon draw:style-name="gr2" draw:text-style-name="P2" draw:layer="layout" svg:width="0.128cm" svg:height="0.352cm" svg:x="28.987cm" svg:y="17.385cm" svg:viewBox="0 0 129 353" draw:points="83,353 129,353 129,0 94,0 85,30 67,52 39,64 0,68 0,104 83,104">
          <text:p/>
        </draw:polygon>
        <draw:path draw:style-name="gr2" draw:text-style-name="P2" draw:layer="layout" svg:width="0.14cm" svg:height="0.365cm" svg:x="28.981cm" svg:y="17.378cm" svg:viewBox="0 0 141 366" svg:d="M89 353h46v7h-7v-353h7v6h-35v-6l7 1-10 31v2l-1 1-18 20-1 1-1 1-29 12h-1-1l-38 5-1-7h7v36h-7v-7h83 6v7 250h-6zM82 360v-250h7v6h-83-6v-6-36-6h5l39-4v6l-2-6 29-12 2 6-6-4 19-21 5 4-6-2 9-30 1-5h5 35 6v7 353 6h-6-46-7z">
          <text:p/>
        </draw:path>
        <draw:polygon draw:style-name="gr2" draw:text-style-name="P2" draw:layer="layout" svg:width="0.228cm" svg:height="0.35cm" svg:x="3.131cm" svg:y="20.241cm" svg:viewBox="0 0 229 351" draw:points="0,351 47,351 47,190 196,190 196,147 47,147 47,42 229,42 229,0 0,0">
          <text:p/>
        </draw:polygon>
        <draw:path draw:style-name="gr2" draw:text-style-name="P2" draw:layer="layout" svg:width="0.241cm" svg:height="0.363cm" svg:x="3.125cm" svg:y="20.234cm" svg:viewBox="0 0 242 364" svg:d="M6 351h47v7h-6v-162-7h6 149v7h-7v-42h7v7h-149-6v-7-105-6h6 182v6h-6v-42h6v6h-229v-6h7v351h-7zM0 358v-351-7h6 229 7v7 42 7h-7-182v-7h7v105h-7v-6h149 6v6 42 6h-6-149v-6h7v162 6h-7-47-6z">
          <text:p/>
        </draw:path>
        <draw:polygon draw:style-name="gr2" draw:text-style-name="P2" draw:layer="layout" svg:width="0.222cm" svg:height="0.35cm" svg:x="7.746cm" svg:y="20.241cm" svg:viewBox="0 0 223 351" draw:points="0,351 223,351 223,308 47,308 47,190 204,190 204,147 47,147 47,42 219,42 219,0 0,0">
          <text:p/>
        </draw:polygon>
        <draw:path draw:style-name="gr2" draw:text-style-name="P2" draw:layer="layout" svg:width="0.234cm" svg:height="0.363cm" svg:x="7.74cm" svg:y="20.234cm" svg:viewBox="0 0 235 364" svg:d="M6 351h223v7h-7v-43h7v7h-176-7v-7-119-7h7 157v7h-7v-42h7v7h-157-7v-7-105-6h7 172v6h-7v-42h7v6h-219v-6h7v351h-7zM0 358v-351-7h6 219 6v7 42 7h-6-172v-7h6v105h-6v-6h157 6v6 42 6h-6-157v-6h6v119h-6v-6h176 6v6 43 6h-6-223-6z">
          <text:p/>
        </draw:path>
        <draw:path draw:style-name="gr2" draw:text-style-name="P2" draw:layer="layout" svg:width="0.246cm" svg:height="0.35cm" svg:x="12.361cm" svg:y="20.241cm" svg:viewBox="0 0 247 351" svg:d="M117 0h-117v351h117l55-11 41-34 25-55 9-76-8-77-10-30-14-24-41-33-26-8zM114 42l38 7 26 23 16 42 5 61-6 60-15 41-27 25-37 8h-67v-267z">
          <text:p/>
        </draw:path>
        <draw:path draw:style-name="gr2" draw:text-style-name="P2" draw:layer="layout" svg:width="0.26cm" svg:height="0.363cm" svg:x="12.354cm" svg:y="20.234cm" svg:viewBox="0 0 261 364" svg:d="M123 13h-116v-6h6v351h-6v-7h116v7l-1-7 55-11 1 7-4-5 42-34 4 5-6-3 25-55 6 3-6-1 9-76 6 1h-6l-8-76 6-1-6 2-10-30 6-2-5 3-14-24 5-3-4 5-42-33 4-5-2 6-26-8 2-6-1 6-30-3v-6zM124 0l30 3h1v1l27 8h1l1 1 42 33h1l1 1 14 25v1l10 30 1 1 8 77v1 1l-9 76v1l-1 1-25 54-1 2-1 1-42 34-1 1h-1l-55 11h-1-1-116-7v-6-351-7h7 116zM121 42l38 8h2l1 1 27 24 1 1v1l16 41v1 1l6 61 1 1h-1l-6 60v1 1l-16 41-1 2-1 1-26 25-2 1h-2l-37 8h-1-66-7v-6-267-7h7 66zM120 55h-66v-6h6v267h-6v-7h66v7l-2-6 38-9 1 7-4-5 26-25 5 5-6-2 15-42 6 3-6-1 6-60 6 1h-6l-6-61h7l-6 2-16-41 6-3-4 5-26-23 4-5-1 7-38-8 1-6z">
          <text:p/>
        </draw:path>
        <draw:line draw:style-name="gr1" draw:text-style-name="P1" draw:layer="layout" svg:x1="14.702cm" svg:y1="19.992cm" svg:x2="28.706cm" svg:y2="19.992cm">
          <text:p/>
        </draw:line>
        <draw:line draw:style-name="gr1" draw:text-style-name="P1" draw:layer="layout" svg:x1="14.707cm" svg:y1="19.995cm" svg:x2="14.707cm" svg:y2="15.328cm">
          <text:p/>
        </draw:line>
        <draw:line draw:style-name="gr1" draw:text-style-name="P1" draw:layer="layout" svg:x1="14.702cm" svg:y1="15.328cm" svg:x2="28.706cm" svg:y2="15.328cm">
          <text:p/>
        </draw:line>
        <draw:line draw:style-name="gr1" draw:text-style-name="P1" draw:layer="layout" svg:x1="28.701cm" svg:y1="15.325cm" svg:x2="28.701cm" svg:y2="19.995cm">
          <text:p/>
        </draw:line>
        <draw:line draw:style-name="gr1" draw:text-style-name="P1" draw:layer="layout" svg:x1="14.702cm" svg:y1="19.592cm" svg:x2="26.604cm" svg:y2="19.592cm">
          <text:p/>
        </draw:line>
        <draw:line draw:style-name="gr1" draw:text-style-name="P1" draw:layer="layout" svg:x1="14.702cm" svg:y1="18.292cm" svg:x2="26.604cm" svg:y2="18.292cm">
          <text:p/>
        </draw:line>
        <draw:line draw:style-name="gr1" draw:text-style-name="P1" draw:layer="layout" svg:x1="14.702cm" svg:y1="16.993cm" svg:x2="26.604cm" svg:y2="16.993cm">
          <text:p/>
        </draw:line>
        <draw:line draw:style-name="gr1" draw:text-style-name="P1" draw:layer="layout" svg:x1="26.599cm" svg:y1="19.325cm" svg:x2="28.704cm" svg:y2="19.325cm">
          <text:p/>
        </draw:line>
        <draw:line draw:style-name="gr1" draw:text-style-name="P1" draw:layer="layout" svg:x1="26.599cm" svg:y1="18.659cm" svg:x2="28.704cm" svg:y2="18.659cm">
          <text:p/>
        </draw:line>
        <draw:line draw:style-name="gr1" draw:text-style-name="P1" draw:layer="layout" svg:x1="26.599cm" svg:y1="17.992cm" svg:x2="28.704cm" svg:y2="17.992cm">
          <text:p/>
        </draw:line>
        <draw:line draw:style-name="gr1" draw:text-style-name="P1" draw:layer="layout" svg:x1="26.599cm" svg:y1="17.326cm" svg:x2="28.704cm" svg:y2="17.326cm">
          <text:p/>
        </draw:line>
        <draw:line draw:style-name="gr1" draw:text-style-name="P1" draw:layer="layout" svg:x1="26.599cm" svg:y1="16.66cm" svg:x2="28.704cm" svg:y2="16.66cm">
          <text:p/>
        </draw:line>
        <draw:line draw:style-name="gr1" draw:text-style-name="P1" draw:layer="layout" svg:x1="26.599cm" svg:y1="15.993cm" svg:x2="28.704cm" svg:y2="15.993cm">
          <text:p/>
        </draw:line>
        <draw:line draw:style-name="gr1" draw:text-style-name="P1" draw:layer="layout" svg:x1="16.456cm" svg:y1="19.592cm" svg:x2="16.456cm" svg:y2="16.993cm">
          <text:p/>
        </draw:line>
        <draw:line draw:style-name="gr1" draw:text-style-name="P1" draw:layer="layout" svg:x1="18.505cm" svg:y1="19.596cm" svg:x2="18.505cm" svg:y2="15.318cm">
          <text:p/>
        </draw:line>
        <draw:line draw:style-name="gr1" draw:text-style-name="P1" draw:layer="layout" svg:x1="24.703cm" svg:y1="19.592cm" svg:x2="24.703cm" svg:y2="18.292cm">
          <text:p/>
        </draw:line>
        <draw:line draw:style-name="gr1" draw:text-style-name="P1" draw:layer="layout" svg:x1="26.602cm" svg:y1="19.995cm" svg:x2="26.602cm" svg:y2="15.325cm">
          <text:p/>
        </draw:line>
        <draw:line draw:style-name="gr1" draw:text-style-name="P1" draw:layer="layout" svg:x1="27.094cm" svg:y1="19.995cm" svg:x2="27.094cm" svg:y2="15.325cm">
          <text:p/>
        </draw:line>
        <draw:path draw:style-name="gr2" draw:text-style-name="P2" draw:layer="layout" svg:width="0.624cm" svg:height="0.158cm" svg:x="14.818cm" svg:y="18.346cm" svg:viewBox="0 0 625 159" svg:d="M20 106h-20l5 23 10 17 17 10 23 3 22-3 16-9 11-15 4-20-3-18-9-11-15-8-20-5-17-5-11-5-6-7-2-11 2-10 6-7 8-5 12-2 12 2 10 6 6 10 3 13h20l-4-21-10-15-16-9-21-3-20 3-15 9-10 14-3 18 3 17 8 11 13 8 18 5 17 5 13 5 8 7 3 11-3 12-6 8-11 6-13 1-14-2-12-7-7-11zM219 100l-4 18-7 13-10 8-12 2-14-4-11-11-7-19-3-27 3-27 7-19 11-12 14-4 10 2 9 6 7 10 5 14h21l-7-21-11-16-16-9-18-4-23 6-17 15-12 25-3 34 3 34 12 25 17 15 23 5 20-4 16-11 12-19 6-25zM249 155h19l16-44h60l16 44h20l-55-151h-22zM291 93l23-67 23 67zM400 155h98v-18h-78v-133h-20zM530 155h95v-18h-75v-51h67v-17h-67v-46h73v-19h-93z">
          <text:p/>
        </draw:path>
        <draw:path draw:style-name="gr2" draw:text-style-name="P2" draw:layer="layout" svg:width="0.638cm" svg:height="0.171cm" svg:x="14.81cm" svg:y="18.34cm" svg:viewBox="0 0 639 172" svg:d="M28 118h-20v-6l7-1 4 23-6 1 5-4 11 17-6 4 4-6 16 10-3 6 1-7 23 4-1 6-1-6 22-3 1 6-3-6 16-9 3 6-5-4 11-15 5 4-6-2 4-19 6 1-7 1-3-18 7-1-6 4-9-11 6-4-3 6-15-8 3-6-2 7-20-6 2-6-1 6-17-4h-1v-1l-11-4-2-1v-1l-7-7-1-1v-2l-2-11v-1-1l2-11v-1l1-2 6-7v-1l1-1 9-5h1 1l12-2h1 1l12 2h2l1 1 9 6 1 1 1 1 7 9v1 2l3 14-6 1v-6h20v6h-7 7l-7 1-3-22 6-1-5 4-10-15 5-4-3 6-16-10 3-5-1 6-21-3 1-6 1 6-20 3-1-6 3 5-15 9-3-5 5 4-9 14-6-4 7 1-4 19-6-1 6-1 3 16-6 1 5-4 8 11-5 4 3-5 13 7-3 6 2-7 17 6-1 6 1-6 18 5 13 5h2v1l8 7 2 1v2l3 12 1 1-1 2-2 11-1 1v2l-7 8-1 1-1 1-10 5-2 1h-1l-13 2h-1-1l-14-3h-2l-1-1-11-6-1-1-1-1-7-12-1-1v-1l-2-15 6-1zM34 111l3 15-7 1 6-4 7 12-6 3 4-5 11 6-3 6 1-6 14 2-1 6v-6l13-2v7l-3-6 11-5 3 5-5-4 6-8 5 4-6-2 3-11 6 1-6 2-3-12 6-1-4 5-8-7 4-5-2 6-13-5 2-6-2 6-17-4v-1l-18-5h-1v-1l-13-7-2-1v-1l-9-11-1-1v-2l-3-16v-1-1l4-19v-2l1-1 10-14v-1l2-1 15-9h1l1-1 19-3h1 1l22 3 1 1h2l16 10h1l1 2 10 15v1l1 1 3 22v1 7h-6-20-5l-1-5-3-14 6-2-5 5-7-11 6-4-4 6-9-6 3-6-1 7-12-2 1-7 1 7-12 1-1-6 4 6-9 5-3-6 5 4-6 7-5-4 6 2-2 10-6-1 7-1 1 11-6 1 5-4 6 6-5 5 3-6 11 5-3 5 2-6 17 4 20 6h1l15 8 1 1 1 1 9 11 1 2v1l3 18v1 1l-4 20v1l-1 1-10 15-1 1-1 1-17 10h-1-1l-23 4h-1-1l-22-4h-1l-1-1-17-10-1-1-1-1-11-17-1-1v-1l-4-23-2-8h8 20 5zM234 107l-4 18v1 1l-8 13v1l-1 1-10 8-1 1h-2l-12 3h-1-2l-15-4-1-1-2-1-11-12-1-1v-1l-7-19-1-1v-1l-2-26v-1l2-26v-1l1-1 7-20v-1l1-1 11-12 1-1 2-1 15-4h2 1l11 2h1l1 1 9 6 1 1 1 1 7 9v1 1l5 14-6 3v-7h21v7l-7 2-6-22 6-2-5 4-12-16 6-4-4 6-15-10 3-5-1 6-18-3 1-7 2 7-24 5-2-6 4 5-17 15-4-5 6 3-12 25-6-2h7l-4 34-6-1h6l4 33-7 1 6-3 12 25-6 3 4-5 17 15-4 5 2-6 23 5-1 6-1-6 20-4 1 6-4-5 17-11 3 5-5-3 11-19 6 3-6-1 5-26 7 2v6h-21v-6zM228 99h21 8l-2 8-6 26v1l-1 1-11 18-1 1-1 1-16 12h-1l-2 1-20 4h-1-1l-24-5-2-1-1-1-18-15-1-1v-1l-11-25-1-1v-1l-4-34v-1l4-34v-1l1-1 11-26v-1l1-1 18-15 1-1 2-1 24-5h1 1l19 3 1 1h1l15 10 1 1 1 1 11 15 1 1v1l7 22 2 8h-8-21-5l-1-4-5-14 6-3-5 5-7-11 5-4-3 6-9-6 3-6-1 7-10-2 1-7 2 7-15 4-2-7 6 5-13 13-4-6 6 2-7 21-6-3 6 1-2 26-7-1h7l2 26-6 1 6-3 7 19-6 3 5-5 12 12-6 4 2-6 15 4-2 6-1-6 11-3 2 7-4-5 10-8 4 5-6-3 7-13 6 3-6-2 4-18 1-5zM258 155h19v6l-6-2 16-44 2-4h4 60 5l1 4 16 44-6 2v-6h20v6l-6 3-55-152 6-2v7h-22v-7l6 2-54 152-6-3zM251 159l55-151 2-4h4 22 5l1 4 55 151 3 9h-9-20-5l-1-4-16-45 6-2v7h-60v-7l6 2-15 45-2 4h-5-19-10zM294 97l23-67 6-18 6 18 23 67 3 8h-9-46-9zM300 92h46v7l-6 2-23-67 6-2 6 2-23 67-6-2zM409 155h97v6h-7v-18h7v7h-77-6v-7-133h6v7h-20v-7h7v151h-7zM403 161v-151-6h6 20 7v6 133h-7v-6h77 6v6 18 7h-6-97-6zM538 155h95v6h-7v-18h7v7h-75-7v-7-51-6h7 67v6h-7v-17h7v6h-67-7v-6-46-7h7 73v7h-6v-19h6v7h-93v-7h6v151h-6zM531 161v-151-6h7 93 7v6 19 6h-7-73v-6h6v46h-6v-7h67 6v7 17 7h-6-67v-7h6v51h-6v-6h75 6v6 18 7h-6-95-7z">
          <text:p/>
        </draw:path>
        <draw:path draw:style-name="gr2" draw:text-style-name="P2" draw:layer="layout" svg:width="1.387cm" svg:height="0.2cm" svg:x="16.589cm" svg:y="18.345cm" svg:viewBox="0 0 1388 201" svg:d="M26 156h19l21-131 23 131h18l26-151h-17l-19 129-21-129h-19l-21 129-19-129h-17zM151 156h95v-18h-75v-51h67v-17h-67v-46h74v-19h-94zM317 138h-28v18h75v-18h-27v-114h27v-19h-75v19h28zM496 136l4 20h11v-81h-55v19h34v1l-3 20-7 15-10 9-14 3-14-4-12-12-7-19-3-26 3-27 7-20 12-11 16-4 10 2 9 6 7 10 3 14h22l-6-21-10-16-15-9-19-4-25 6-18 15-12 25-4 34 4 34 12 25 17 15 22 5 12-1 11-5 10-7zM537 156h20v-70h60v70h20v-151h-20v63h-60v-63h-20zM707 156h20v-132h46v-19h-112v19h46zM994 198h13l-12-23-9-24-5-25-2-26 2-25 5-26 9-24 12-23h-13l-16 23-11 24-7 26-2 25 2 26 7 25 11 23zM1066 156h19v-40l20-20 34 60h21l-42-73 43-44h-24l-52 54v-93h-19zM1284 151v-112h-18v19l-15-17-9-4-11-2-18 5-14 12-10 20-3 26 3 27 10 19 14 12 18 4 11-1 8-4 16-16v16l-2 13-5 9-9 6-14 2-12-2-8-3-5-5-1-8h-19v1l3 14 9 10 13 7 19 2 23-3 15-9 8-16zM1206 98l2-19 6-14 9-10 12-3 13 3 9 10 6 14 2 19-2 20-6 14-9 9-13 2-12-2-9-9-6-14zM1353 198l15-24 11-23 7-25 2-26-2-25-7-26-11-24-15-23h-14l12 23 9 24 5 26 2 25-2 26-5 25-9 24-12 23z">
          <text:p/>
        </draw:path>
        <draw:path draw:style-name="gr2" draw:text-style-name="P2" draw:layer="layout" svg:width="1.401cm" svg:height="0.213cm" svg:x="16.581cm" svg:y="18.339cm" svg:viewBox="0 0 1402 214" svg:d="M34 155h19v6l-7-1 22-130h13l22 130-6 1v-6h18v6l-7-1 27-150 6 1v7h-17v-7l6 1-18 128h-13l-22-128 7-1v7h-19v-7l6 1-21 128h-12l-19-128 6-1v7h-17v-7l6-1 26 150-6 1zM27 162l-26-150-1-7h8 17 6l1 5 18 128-6 1-6-1 21-128v-5h6 19 5l1 5 22 128-7 1-6-1 18-128 1-5h6 17 8l-2 7-26 150-1 6h-5-18-6l-1-6-22-130 6-1 7 1-22 130-1 6h-5-19-6zM159 155h95v6h-6v-18h6v7h-75-6v-7-51-6h6 67v6h-6v-17h6v6h-67-6v-6-45-7h6 74v7h-7v-19h7v7h-94v-7h7v150h-7zM153 161v-150-6h6 94 6v6 19 6h-6-74v-6h7v45h-7v-7h67 7v7 17 7h-7-67v-7h7v51h-7v-6h75 7v6 18 7h-7-95-6zM325 150h-28v-7h7v18h-7v-6h75v6h-6v-18h6v7h-27-7v-7-113-7h7 27v7h-6v-19h6v7h-75v-7h7v19h-7v-7h28 6v7 113 7zM318 143v-113h7v6h-28-6v-6-19-6h6 75 7v6 19 6h-7-27v-6h6v113h-6v-6h27 7v6 18 7h-7-75-6v-7-18-6h6 28v6zM511 140l3 20-6 1v-6h11v6h-7v-81h7v7h-55v-7h7v19h-7v-7h34 6v7 1 1l-2 20-1 1v1l-7 14v2h-1l-11 10-1 1h-2l-13 3-2 1-1-1-15-4h-2l-1-1-11-12-1-1-1-1-7-20v-1l-3-27v-1l2-26v-1l1-1 7-19 1-1v-1l12-12 1-1 2-1 16-4h1 2l11 2 1 1h1l9 6 1 1 1 1 6 10 1 1v1l4 14-7 2v-7h22v7l-7 1-5-20 6-2-5 4-11-16 6-4-4 6-15-10 4-5-2 6-18-3 1-7 1 7-24 5-2-6 4 5-18 15-4-5 5 3-11 25-6-3 6 1-4 33-6-1h6l4 33-6 1 6-3 11 25-5 3 4-5 17 16-4 4 2-6 22 5-2 6-1-6 13-2v7l-2-6 11-5 2 6-4-5 10-7 4 5-5-4 8-11 9-11zM509 145l-8 11-1 1-9 8h-1-1l-11 5h-1-1l-12 2h-1-1l-22-5-2-1-1-1-18-16-1-1v-1l-12-25-1-1v-1l-4-33v-1l4-33v-1l1-1 12-25v-2h1l19-16 1-1 2-1 24-5h2 1l19 3 1 1h1l15 10 1 1 1 1 11 15v1 1l6 21 2 8h-8-22-5l-1-5-4-13 7-2-6 3-6-10 5-3-4 5-8-6 3-5-1 6-11-2 2-6 1 6-16 4-1-6 4 4-11 12-5-5 6 3-7 19-6-2h6l-2 26h-7l7-1 2 27h-6l6-2 7 19-6 2 5-4 11 11-4 5 1-6 15 4-2 6-1-6 13-3 2 6-5-5 11-9 4 5-6-3 7-15 6 3-6-1 2-20 7 1h-7v-1h7v6h-34-6v-6-19-6h6 55 6v6 81 7h-6-11-6l-1-6-3-20 6-1zM545 155h20v6h-7v-70-7h7 60 6v7 70h-6v-6h20v6h-7v-150h7v7h-20v-7h6v62 6h-6-60-7v-6-62h7v7h-20v-7h6v150h-6zM538 161v-150-6h7 20 6v6 62h-6v-7h60v7h-7v-62-6h7 20 6v6 150 7h-6-20-7v-7-70h7v6h-60v-6h6v70 7h-6-20-7zM715 155h20v6h-7v-131-7h7 45v7h-6v-19h6v7h-111v-7h7v19h-7v-7h46 6v7 131h-6zM708 161v-131h7v6h-46-6v-6-19-6h6 111 7v6 19 6h-7-45v-6h6v131 7h-6-20-7zM1002 197h13v6l-5 3-13-23v-1l-9-24-5-26h-1v-1l-1-25v-1l1-25v-1h1l5-25v-1l9-24v-1l13-23 5 3v6h-13v-6l5 3-16 24-5-4 6 3-11 24-6-3 6 2-6 24-7-1h7l-2 26-7-1h7l2 26h-7l7-1 6 24-6 2 6-3 11 24-6 2 5-3 16 24-5 3zM996 207l-15-24h-1v-1l-11-23v-1-1l-7-24v-1l-2-26v-1l2-26v-1l7-25v-1l11-23v-1h1l15-24 2-3h4 13 11l-5 10-12 23-6-3 6 2-9 24-6-2 7 1-6 25-6-1h6l-1 26-7-1h7l1 26h-6l6-1 6 25-7 1 6-2 9 24-6 2 6-3 12 23 5 10h-11-13-4zM1074 155h19v6h-7v-40-3l2-2 20-19 6-6 4 7 35 60-6 3v-6h21v6l-5 4-43-74-2-4 3-3 44-43 4 4v7h-24v-7l5 5-53 52-11 11v-15-92h7v7h-19v-7h6v155h-6zM1067 161v-155-6h7 19 6v6 92h-6l-5-5 53-52 2-2h2 24 16l-11 11-44 43-4-5 5-3 43 73 6 10h-12-21-4l-2-3-34-60 6-4 4 5-20 19-4-4h6v40 7h-6-19-7zM1285 156v-111h7v7h-18v-7h6v19 17l-11-13-15-17 5-4-3 6-9-4 3-6-1 6-11-1 1-7 2 7-19 4-1-6 4 5-14 12-4-5 6 2-10 20-6-3 7 1-3 26-7-1 7-1 3 27-7 1 6-3 10 19-6 3 4-5 14 12-4 5 1-6 19 4-2 6-1-6 11-1 1 6-3-6 9-4 2 6-4-4 15-17 11-12v17 16 1l-2 13v1 1l-5 9-1 2-2 1-9 5-1 1h-1l-14 2h-1l-12-1h-1l-1-1-8-3h-2l-1-2-5-5-1-1v-2l-2-8 7-1v6h-19v-6h7v1h-7l7-1 2 13-6 2 5-5 9 11-5 4 2-6 14 7-3 6 1-7 19 3-1 6-1-6 23-4 1 7-4-6 15-9 4 6-6-3 8-16 6 3-6-1 2-22 7 1zM1298 157l-3 22v1 1l-9 16v1l-2 1-15 9-1 1h-1l-23 5h-1-1l-18-4h-1-1l-14-7-1-1-1-1-9-10-1-1v-2l-3-14v-1-1-7h6 19 5l1 6 1 7-6 2 5-5 5 6-5 4 2-6 9 3-3 6 1-6 12 1-1 7-1-7 14-2 1 7-3-6 9-5 3 5-6-3 5-9 6 3-7-1 2-13 7 1h-7v-16h7l4 4-15 16-1 1-1 1-9 4h-1l-11 2h-1-1l-18-4-2-1-1-1-15-12-1-1v-1l-9-20h-1v-2l-3-26v-1-1l3-26v-1l1-1 9-19v-1l2-1 14-12 1-1 1-1 19-4h1 1l10 1 1 1h1l9 4 2 1v1l15 17-4 4h-7v-19-6h7 18 6v6 111zM1207 103l2-20v-1h1l6-15v-1l1-1 9-8 2-2h1l12-3h2 1l13 3h2l1 2 9 8 1 1 1 1 6 15v1l2 20h1l-1 1-2 20v1l-6 14-1 2-1 1-9 8-1 2h-2l-13 3h-1-2l-12-3h-1l-2-2-9-8-1-1v-2l-6-14-1-1v-1l-2-19zM1220 103l2 19-6 1 6-3 6 14-6 3 4-5 9 9-4 5 1-7 12 3-1 6-2-6 13-3 2 7-5-5 10-9 4 5-6-3 6-14 6 3-7-1 3-19h6l-6 1-3-19 7-1-6 3-6-15 6-2-4 5-10-9 5-5-2 7-13-3 2-7 1 7-12 3-1-7 4 5-9 9-4-5 6 2-6 15-6-3 6 1-2 19-6-1zM1355 200l16-24 5 3-6-2 11-24 6 3-6-2 6-24 7 1h-7l2-26h7l-7 1-2-26h7l-7 1-6-24 6-2-6 3-11-24 6-3-5 4-16-24 6-3v6h-14v-6l6-3 12 23 9 25v1l5 25 2 26v1l-2 25v1l-5 26v1l-9 23v1l-12 23-6-3v-6h14v6zM1361 210h-14-11l5-10 12-23 6 3-6-2 9-24 6 2-7-1 6-25 6 1-7-1 2-25h7l-7 1-2-26h7l-6 1-6-25 7-1-6 2-9-24 6-2-6 3-12-23-5-10h11 14 3l2 3 16 24v1l11 23v1l7 25v1l2 26v1l-2 26v1l-7 24v1l-11 24v1l-16 24-2 3z">
          <text:p/>
        </draw:path>
        <draw:path draw:style-name="gr2" draw:text-style-name="P2" draw:layer="layout" svg:width="1.793cm" svg:height="0.158cm" svg:x="18.618cm" svg:y="18.346cm" svg:viewBox="0 0 1794 159" svg:d="M50 4h-50v151h50l23-4 18-15 11-23 4-33-4-33-4-13-6-11-18-14-11-3zM48 22l17 4 11 10 7 17 2 27-3 26-6 17-12 11-16 3h-28v-115zM132 155h20v-63h21l15 1 9 3 6 7 3 13 1 19 1 13 3 7h22v-4l-5-6-2-11-1-24-4-18-5-6-7-4 8-5 6-8 4-10 1-12-3-18-8-14-14-8-21-3h-50zM176 23l14 1 10 4 6 8 2 12-2 12-6 9-11 4-14 1h-23v-51zM245 155h20l16-44h60l16 44h20l-55-151h-22zM288 93l23-67 23 67zM400 155h19l22-131 22 131h18l27-151h-18l-18 129-22-129h-18l-21 129-19-129h-18zM561 137h-27v18h75v-18h-28v-114h28v-19h-75v19h27zM652 155h18v-124l57 124h24v-151h-19v124l-56-124h-24zM871 135l4 20h10v-81h-54v19h33v1l-2 20-7 15-11 9-13 3-15-4-11-12-7-19-3-26 2-27 8-20 11-11 16-4 11 2 9 6 6 10 4 14h21l-5-21-11-16-15-9-18-4-25 6-19 15-12 25-4 34 4 34 12 25 18 15 22 5 12-1 11-5 10-7zM1042 155h18v-124l58 124h23v-151h-18v124l-57-124h-24zM1170 98l3 27 9 20 16 11 24 3 22-3 16-11 10-19 3-28v-94h-20v95l-2 19-6 13-10 8-13 2-15-2-10-8-6-13-1-19v-95h-20zM1298 155h16v-137l28 137h19l28-137v137h17v-151h-27l-27 134-28-134h-26zM1509 74l15-12 4-10 1-10-3-16-8-12-14-7-19-3h-53v151h56l20-3 15-8 9-15 4-19-2-12-5-11-9-8zM1481 68h-29v-46h31l11 2 9 4 5 6 1 10-2 10-5 8-9 4zM1486 137h-34v-51h32l13 1 10 5 6 8 2 11-2 12-5 8-9 5zM1566 155h95v-18h-75v-51h67v-17h-67v-46h74v-19h-94zM1694 155h20v-63h20l15 1 10 3 5 7 2 13 1 19 2 13 2 7h23v-4l-5-6-2-11-1-24-4-18-5-6-8-4 9-5 6-8 4-10 1-12-3-18-9-14-14-8-19-3h-50zM1738 23l13 1 10 4 5 8 2 12-2 12-6 9-10 4-13 1h-23v-51z">
          <text:p/>
        </draw:path>
        <draw:path draw:style-name="gr2" draw:text-style-name="P2" draw:layer="layout" svg:width="1.806cm" svg:height="0.171cm" svg:x="18.611cm" svg:y="18.34cm" svg:viewBox="0 0 1807 172" svg:d="M57 17h-50v-7h6v151h-6v-6h50v6l-1-6 23-5 1 7-4-5 18-15 4 5-6-3 11-23 6 3-7-1 4-32h7l-7 1-3-33h6l-6 2-4-14 6-2-6 4-6-12 6-3-4 5-18-14 4-5-2 6-11-3 2-6-1 6-13-1 1-7zM57 4l13 1h1 1l11 4h1l1 1 18 14 1 1v1l6 10 1 1v1l4 14 1 1 3 33v1l-4 32v1 1l-11 24-1 1-1 1-17 15-2 1h-1l-24 5h-1-50-7v-7-151-6h7zM57 22l16 3 2 1 1 1 11 10 1 1 1 1 7 19v1 1l2 26v1l-2 25v1 1l-7 18-1 1-1 1-11 11-2 1h-1l-16 4h-1-1-28-7v-7-115-6h7 28 1zM55 35h-28v-7h6v115h-6v-6h28v6l-1-6 16-3 1 6-4-5 11-10 5 4-6-2 6-18 6 3-6-1 2-25h7l-7 1-2-26 7-1-6 3-7-18 6-3-4 5-12-11 5-4-1 6-17-3 1-7zM139 155h20v6h-6v-63-6h6 21 15 1l1 1 9 3h2l1 2 6 7v1l1 2 2 13 1 20h-6l6-1 1 13-6 1 6-2 3 7-6 2v-6h22v6h-6v-4h6l-5 4-5-6-1-1v-2l-2-11v-1l-2-24h7l-6 1-4-18 6-1-5 4-5-5 5-5-3 6-8-4-10-5 10-6 9-6 3 6-5-4 6-8 5 4-6-2 4-10 6 3-6-1 1-12 6 1-6 1-3-19 6-1-5 4-9-14 6-4-4 6-14-8 4-6-1 7-20-3 1-7v7h-50v-7h6v151h-6zM132 161v-151-6h7 50 1l19 3h2l1 1 14 8 1 1 1 1 9 14 1 1v1l3 19v1 1l-1 11-1 1v1l-4 10-1 1-6 8v1h-1l-9 6-3-6 3-6 7 5h1l1 1 5 6 1 1 1 2 3 17v1l2 25h-7l7-1 2 11-7 1 5-4 5 6 2 2v2 4 7h-7-22-5l-2-5-2-7v-1l-1-1-1-12v-1l-1-19h7l-7 1-2-13 6-1-5 4-5-7 5-4-2 6-9-3 2-6-1 6h-15l1-7v7h-21v-7h7v63 7h-7-20-7zM184 22l13 2h1 1l10 4 1 1 1 1 6 8 1 1v2l2 13v1 1l-2 12v2l-1 1-6 8-1 1-2 1-10 4h-1-1l-13 1h-1-23-6v-6-51-7h6 24zM183 35h-24v-6h7v51h-7v-7h23v7-7l13-1 1 7-3-6 10-4 3 6-5-4 5-8 6 4-7-1 2-12 7 1-7 1-2-12 7-2-5 5-6-9 5-4-3 6-9-4 3-6-1 7-13-2v-6zM251 155h20v6l-6-2 16-44 1-4h5 61 5l1 4 16 44-6 2v-6h20v6l-6 3-56-152 6-2v7h-22v-7l6 2-54 152-7-3zM245 159l55-151 2-4h4 22 5l1 4 56 151 3 9h-9-20-5l-1-4-17-45 7-2v7h-61v-7l6 2-16 45-1 4h-5-20-9zM288 97l23-67 6-18 6 18 24 67 3 8h-10-46-9zM294 92h46v7l-6 2-23-67 6-2 6 2-23 67-6-2zM407 155h19v6l-6-1 22-131h12l23 131-7 1v-6h18v6l-6-1 26-151 7 1v7h-18v-7l7 1-19 129h-13l-21-129 6-1v7h-18v-7l6 1-21 129h-13l-18-129 6-1v7h-18v-7l7-1 26 151-7 1zM401 162l-26-151-1-7h7 18 6l1 5 18 129-6 1-7-1 21-129 1-5h6 18 6l1 5 21 129-6 1-7-1 19-129 1-5h5 18 8l-2 7-26 151-1 6h-6-18-5l-1-6-22-131 6-1 6 1-21 131-1 6h-6-19-5zM568 150h-27v-7h6v18h-6v-6h75v6h-7v-18h7v7h-28-6v-7-114-7h6 28v7h-7v-19h7v7h-75v-7h6v19h-6v-7h27 7v7 114 7zM562 143v-114h6v6h-27-7v-6-19-6h7 75 6v6 19 6h-6-28v-6h7v114h-7v-6h28 6v6 18 7h-6-75-7v-7-18-6h7 27v6zM659 155h18v6h-6v-124l12-2 57 124-6 2v-6h24v6h-7v-151h7v7h-19v-7h7v124l-12 3-57-124 6-3v7h-24v-7h7v151h-7zM653 161v-151-6h6 24 4l1 4 57 124-6 2h-6v-124-6h6 19 6v6 151 7h-6-24-4l-1-4-58-124 6-3h6v124 7h-6-18-6zM884 140l4 20-6 1v-6h10v6h-6v-81h6v7h-54v-7h6v19h-6v-7h33 7v7 1 1l-3 20v1 1l-7 14-1 2h-1l-10 10-2 1h-1l-13 3-2 1-2-1-14-4h-2l-1-1-12-12-1-1v-1l-7-20h-1v-1l-2-27v-1l2-26v-1-1l8-20v-1l1-1 12-12 1-1 2-1 16-4h1 2l10 2 2 1h1l9 6 1 1v1l7 10v1l1 1 3 15-6 2v-7h21v7l-6 1-5-21 6-2-6 4-10-16 5-4-3 6-15-10 3-5-1 6-19-3 2-7 1 7-25 5-1-6 4 5-18 15-5-5 6 3-12 26-6-3 7 1-4 33-7-1h7l4 33-7 1 6-3 12 25-6 3 5-5 17 16-4 4 1-6 22 5-1 6-1-6 12-2 1 7-2-6 11-5 2 6-4-5 10-7 4 5-5-4 8-11 9-11zM883 145l-8 11h-1v1l-10 8h-1l-11 5h-1-1l-12 2h-1-2l-22-5-1-1-2-1-17-16h-1l-1-2-11-25h-1v-2l-4-33v-1l4-33v-1l1-1 11-26 1-2h1l19-16 1-1 2-1 24-5h1 2l19 3 1 1h1l15 10 1 1 1 1 10 15 1 1v1l6 22 2 8h-9-21-5l-1-5-4-13 6-3-5 4-7-11 6-3-4 5-9-6 4-5-1 6-11-2 1-6 2 6-16 4-2-6 5 4-12 13-4-6 6 3-7 20-7-2h7l-2 26h-7l7-1 2 27h-6l6-2 7 19-6 2 5-4 11 12-5 4 2-6 15 4-2 6-1-6 13-3 1 6-4-5 11-9 4 5-6-3 7-15 6 3-7-1 3-20 6 1h-6v-1h6v6h-33-7v-6-19-6h7 54 7v6 81 7h-7-10-6l-1-5-3-21 6-1zM1049 155h18v6h-6v-124l12-2 57 124-5 2v-6h23v6h-7v-151h7v7h-18v-7h6v124l-12 3-57-124 6-3v7h-24v-7h7v151h-7zM1043 161v-151-6h6 24 4l2 4 57 124-6 2h-7v-124-6h7 18 6v6 151 7h-6-23-5l-1-4-58-124 6-3h7v124 7h-7-18-6zM1183 104l3 27h-6l6-3 9 20-6 3 4-6 16 11-4 6 2-7 23 4-1 6-1-6 22-4 1 7-3-6 16-11 3 6-5-3 9-19 6 3-7-1 4-27h6-6v-94h6v7h-20v-7h7v95 1l-2 18v1l-1 1-6 14v1l-2 1-10 8-1 1h-1l-14 3h-1-2l-14-3h-1l-2-1-10-8-1-1-1-1-5-13-1-1v-1l-2-19v-1-95h7v7h-20v-7h6v94h-6zM1170 104v-94-6h7 20 6v6 95h-6 6l2 18-7 1 6-3 6 13-6 3 4-5 10 8-4 5 1-7 15 3-1 6-2-6 14-3 1 7-4-5 10-8 4 5-6-3 6-13 6 3-6-1 2-18h6-6v-95-6h6 20 7v6 94 1l-4 27v1 1l-10 19v2l-2 1-16 11-1 1h-1l-23 4h-1-1l-24-4h-1l-1-1-16-11-2-1v-2l-10-19v-1-1l-4-27zM1305 155h16v6h-6v-137l13-1 28 137-7 1v-6h19v6l-6-1 27-137 13 1v137h-6v-6h17v6h-7v-151h7v7h-27v-7l7 2-28 133h-13l-27-133 6-2v7h-26v-7h6v151h-6zM1298 161v-151-6h7 26 6l1 5 27 133-6 2-7-2 28-133 1-5h5 27 6v6 151 7h-6-17-7v-7-137h7l6 2-28 137-1 5h-5-19-5l-1-5-28-137 6-2h7v137 7h-7-16-7zM1512 75l15-12 4 5-6-3 4-8 6 2h-7l2-11 6 1-6 1-3-17 6-1-5 4-9-12 6-4-3 6-14-7 3-6-1 6-19-2 1-7v7h-53v-7h6v151h-6v-6h56v6l-1-6 20-3 1 6-3-5 15-9 3 6-5-4 9-14 5 3-6-1 3-19 7 1-7 1-2-12 7-1-6 3-5-11 6-3-5 5-8-8 4-5-2 6-12-5-10-4zM1518 74l12 5 1 1 1 1 8 7 1 1v1l6 11v1 1l2 12v2 1l-3 19v1l-1 1-9 14-1 1-2 1-14 9-2 1h-1l-20 3h-1-56-7v-7-151-6h7 53 1l19 3h1 1l14 7 1 1 1 1 8 12 1 1 1 2 2 17 1 1-1 1-1 10v1 1l-4 9-1 1-1 1-15 12-4-5zM1488 80h-29-7v-6-46-6h7 31l12 1h1l1 1 8 4h2l1 2 5 6 1 2v1l2 11v1 1l-2 10-1 2v1l-6 7v1l-2 1-9 4-1 1h-1l-12 1zM1487 67l13-1v6l-2-5 8-5 3 6-5-4 5-7 5 4-6-1 2-10 6 1-6 1-2-11 7-1-6 5-5-8 6-3-3 5-8-3 2-6v6l-12-1 1-7v7h-31v-7h6v46h-6v-7h29v7zM1493 150h-34-7v-7-51-7h7 32 1l13 2h1 1l10 5 1 1 1 1 6 8 1 1v2l2 11 1 1-1 1-2 12v1l-1 1-5 9-1 1-1 1-9 5h-1-2l-12 2zM1492 137l13-2 1 7-4-6 10-5 3 6-6-4 6-8 5 4-6-1 2-12 6 1-6 1-2-11 6-1-5 4-6-8 5-4-3 6-9-5 2-6v7l-14-2 1-6v6h-32v-6h6v51h-6v-6h34v6zM1573 155h95v6h-6v-18h6v7h-75-6v-7-51-6h6 67v6h-6v-17h6v6h-67-6v-6-46-7h6 74v7h-7v-19h7v7h-94v-7h7v151h-7zM1567 161v-151-6h6 94 6v6 19 6h-6-74v-6h7v46h-7v-7h67 7v7 17 7h-7-67v-7h7v51h-7v-6h75 7v6 18 7h-7-95-6zM1701 155h20v6h-7v-63-6h7 20 1 15l1 1 10 3h2l1 2 5 7 1 1v2l3 13 1 20h-7l7-1 1 13-6 1 6-2 2 7-6 2v-6h23v6h-7v-4h7l-5 4-5-6-1-1v-2l-2-11v-1l-2-24h7l-7 1-3-18 6-1-5 4-5-5 5-5-3 6-8-4-10-5 10-6 8-6 4 6-5-4 6-8 5 4-6-2 4-10 6 3-7-1 2-12 6 1-6 1-3-19 6-1-5 4-9-14 5-4-3 6-14-8 3-6-1 7-19-3 1-7v7h-50v-7h6v151h-6zM1694 161v-151-6h7 50 1l19 3h1l1 1 15 8 1 1 1 1 9 14v1l1 1 3 19v1 1l-2 11v1 1l-4 10v1h-1l-6 8-1 1h-1l-8 6-4-6 3-6 8 5h1l1 1 5 6 1 1v2l4 17v1l2 25h-7l7-1 1 11-6 1 5-4 5 6 1 2v2 4 7h-6-23-4l-2-5-3-7v-1-1l-1-12v-1l-1-19h6l-6 1-2-13 6-1-5 4-5-7 5-4-2 6-10-3 2-6v6h-15v-7 7h-20v-7h6v63 7h-6-20-7zM1746 22l13 2h1 1l9 4 2 1 1 1 6 8 1 1v2l2 13v1 1l-2 12-1 2-1 1-6 8-1 1-1 1-10 4h-1-1l-14 1h-23-7v-6-51-7h7 24zM1745 35h-24v-6h6v51h-6v-7h23v7l-1-7 14-1v7l-2-6 10-4 2 6-5-4 6-8 5 4-6-1 2-12 6 1-6 1-2-12 6-2-5 5-6-9 6-4-3 6-9-4 2-6v7l-13-2v-6z">
          <text:p/>
        </draw:path>
        <draw:path draw:style-name="gr2" draw:text-style-name="P2" draw:layer="layout" svg:width="0.63cm" svg:height="0.157cm" svg:x="24.835cm" svg:y="18.347cm" svg:viewBox="0 0 631 158" svg:d="M21 105h-21l5 23 11 17 17 10 22 3 23-3 16-9 11-15 4-20-3-19-9-11-15-8-20-5-17-5-11-4-6-7-2-11 2-10 6-7 8-5 12-2 12 2 10 6 6 10 3 13h20l-4-21-10-15-16-9-22-3-19 3-15 9-11 14-3 18 3 16 9 11 13 8 17 5 18 5 13 5 8 8 3 11-3 12-6 8-11 6-13 1-14-2-12-7-7-11zM135 154h20v-71h60v71h20v-151h-20v62h-60v-62h-20zM270 154h95v-18h-75v-52h67v-17h-67v-45h73v-19h-93zM400 154h95v-18h-75v-52h67v-17h-67v-45h73v-19h-93zM565 154h20v-132h46v-19h-111v19h45z">
          <text:p/>
        </draw:path>
        <draw:path draw:style-name="gr2" draw:text-style-name="P2" draw:layer="layout" svg:width="0.644cm" svg:height="0.171cm" svg:x="24.827cm" svg:y="18.34cm" svg:viewBox="0 0 645 172" svg:d="M28 118h-20v-6l7-1 4 23-6 1 5-4 11 17-6 4 4-6 16 10-3 6 1-7 23 4-2 6v-6l22-3 1 6-3-6 16-9 3 6-5-4 11-15 5 4-6-2 3-19 7 1-7 1-3-19 7-1-6 4-9-11 6-4-3 6-15-8 3-6-2 7-20-6 2-6-1 6-17-4h-1v-1l-11-4-2-1-1-1-6-7-1-1v-2l-2-11-1-1 1-1 2-10v-1l1-2 6-7v-1l1-1 9-5h1 1l12-2h1 1l12 2h2l1 1 9 6 1 1 1 1 7 9v1 2l3 13-6 1v-6h20v6h-7 7l-7 1-3-21 6-1-5 4-10-15 5-4-3 6-16-10 3-5-1 6-21-3v-6l2 6-20 3-1-6 3 5-15 9-3-5 5 4-9 14-6-4 7 1-4 18-6-1 6-1 3 16-6 1 5-4 8 11-5 4 3-5 13 7-3 6 2-7 17 6-2 6 2-6 18 5 13 5h2v1l8 7 2 1v3l3 12 1 1-1 2-2 11-1 1v2l-7 8-1 1-1 1-10 5-2 1h-1l-13 2h-1-1l-14-3h-2l-1-1-11-6-1-1-1-1-7-12-1-1v-1l-3-15 7-1zM34 111l3 15-7 1 6-4 7 12-6 3 4-5 11 6-3 6 1-6 14 2-1 6v-6l13-2v7l-3-6 11-5 3 5-5-4 6-8 5 4-6-2 3-11 6 1-6 2-3-12 6-1-4 5-8-7 4-6-2 7-13-6 2-6-2 6-17-4v-1l-18-5h-1v-1l-13-7-2-1v-1l-9-11-1-1v-2l-3-16v-1-1l4-18v-2l1-1 10-14v-1l2-1 15-9h1l1-1 19-3h1 1l22 3 1 1h1l16 10h2l1 2 10 15v1l1 1 3 21v1 7h-6-20-5l-1-5-3-14 6-1-5 4-7-10 6-4-4 6-9-6 3-6-1 7-12-2 1-7 1 7-12 1-1-6 4 6-9 5-3-6 5 4-6 7-5-4 6 2-2 9-6-1 7-1 1 11-6 1 5-4 6 6-5 5 3-6 11 5-3 5 2-6 17 4 20 6h1l15 8 1 1 1 1 9 11 1 2v1l3 19v1 1l-4 20v1l-1 1-10 15-1 1-1 1-17 10h-1-1l-23 4h-1-1l-22-4h-1l-1-1-17-10-1-1-1-1-11-17-1-1v-1l-4-23-2-9h8 20 5zM142 155h20v6h-6v-71-7h6 60 7v7 71h-7v-6h20v6h-6v-151h6v7h-20v-7h7v62 6h-7-60-6v-6-62h6v7h-20v-7h6v151h-6zM135 161v-151-6h7 20 7v6 62h-7v-7h60v7h-6v-62-6h6 20 7v6 151 7h-7-20-6v-7-71h6v6h-60v-6h7v71 7h-7-20-7zM277 155h95v6h-7v-18h7v7h-75-7v-7-52-6h7 67v6h-7v-17h7v6h-67-7v-6-45-7h7 73v7h-6v-19h6v7h-93v-7h6v151h-6zM270 161v-151-6h7 93 7v6 19 6h-7-73v-6h6v45h-6v-7h67 6v7 17 7h-6-67v-7h6v52h-6v-6h75 6v6 18 7h-6-95-7zM407 155h95v6h-7v-18h7v7h-75-7v-7-52-6h7 67v6h-7v-17h7v6h-67-7v-6-45-7h7 73v7h-6v-19h6v7h-93v-7h6v151h-6zM400 161v-151-6h7 93 7v6 19 6h-7-73v-6h6v45h-6v-7h67 6v7 17 7h-6-67v-7h6v52h-6v-6h75 6v6 18 7h-6-95-7zM573 155h20v6h-6v-132-7h6 46v7h-7v-19h7v7h-112v-7h6v19h-6v-7h46 7v7 132h-7zM566 161v-132h7v6h-46-7v-6-19-6h7 112 6v6 19 6h-6-46v-6h7v132 7h-7-20-7z">
          <text:p/>
        </draw:path>
        <draw:path draw:style-name="gr2" draw:text-style-name="P2" draw:layer="layout" svg:width="0.494cm" svg:height="0.158cm" svg:x="14.818cm" svg:y="17.047cm" svg:viewBox="0 0 495 159" svg:d="M20 104h-20l5 23 10 17 17 11 23 4 22-3 16-10 11-16 4-19-3-18-9-12-15-7-20-6-17-4-11-5-6-7-2-10 2-10 6-7 8-5 12-2 12 2 10 6 6 10 3 13h20v-1l-4-20-10-15-16-10-21-3-20 3-15 9-10 14-3 19 3 16 8 11 13 7 18 6 17 5 13 5 8 6 3 12-3 11-6 9-11 5-13 2-14-2-12-7-7-12zM174 136h-27v19h76v-19h-29v-114h29v-18h-76v18h27zM261 155h108v-19h-84l84-115v-17h-102v18h79l-85 115zM400 155h95v-19h-75v-51h67v-18h-67v-45h73v-18h-93z">
          <text:p/>
        </draw:path>
        <draw:path draw:style-name="gr2" draw:text-style-name="P2" draw:layer="layout" svg:width="0.508cm" svg:height="0.171cm" svg:x="14.81cm" svg:y="17.041cm" svg:viewBox="0 0 509 172" svg:d="M28 118h-20v-7l7-1 4 23-6 1 5-3 11 17-6 3 4-5 16 10-3 5 1-6 23 4-1 6-1-6 22-4 1 7-3-6 16-10 3 6-5-4 11-15 5 4-6-1 4-20 6 2-7 1-3-18 7-1-6 4-9-12 6-4-3 6-15-7 3-6-2 6-20-6 2-6-1 6-17-4h-1l-11-5h-2v-1l-7-7-1-2v-1l-2-11v-2-1l2-10v-2l1-1 6-7v-1l1-1 9-5 1-1h1l12-2h1 1l12 3h2 1l9 6 1 1 1 1 7 10v1 1l3 14-6 2v-7h20v7h-7v-1h7l-7 1-3-21 6-1-5 4-10-16 5-3-3 5-16-9 3-6-1 7-21-3 1-7 1 7-20 3-1-7 3 6-15 9-3-6 5 4-9 14-6-4 7 2-4 19-6-1 6-1 3 16-6 1 5-4 8 11-5 4 3-6 13 8-3 5 2-6 17 6-1 6 1-6 18 4v1l13 4 2 1v1l8 6 2 2v2l3 11 1 2-1 1-2 12-1 1v1l-7 9-1 1-1 1-10 5h-2l-1 1-13 1h-1-1l-14-2h-2l-1-1-11-7-1-1-1-1-7-11-1-1v-2l-2-15 6-1zM34 110l3 15-7 1 6-3 7 11-6 4 4-6 11 7-3 6 1-7 14 2-1 7v-7l13-1v6l-3-6 11-5 3 6-5-4 6-9 5 4-6-1 3-12 6 2-6 1-3-11 6-2-4 5-8-7 4-4-2 6-13-5 2-6-2 6-17-5-18-6h-1l-13-8h-2v-1l-9-11-1-2v-1l-3-16v-1-2l4-19v-1l1-1 10-14v-1l2-1 15-9 1-1h1l19-3h1 1l22 3h1l2 1 16 9 1 1 1 1 10 15v1l1 2 3 21v1 1 6h-6-20-5l-1-5-3-14 6-1-5 4-7-11 6-3-4 5-9-6 3-5-1 6-12-2 1-6 1 6-12 2-1-6 4 5-9 5-3-5 5 4-6 7-5-4 6 1-2 11-6-1 7-2 1 11-6 1 5-4 6 7-5 4 3-6 11 5-3 6 2-6 17 4 20 6h1l15 8h1l1 1 9 12 1 1v2l3 17v2 1l-4 19v2l-1 1-10 15-1 1-1 1-17 9-1 1h-1l-23 3-1 1-1-1-22-3h-1l-1-1-17-10-1-1-1-1-11-17-1-1v-1l-4-23-2-8h8 20 5zM183 149h-28v-6h6v18h-6v-7h76v7h-7v-18h7v6h-28-6v-6-115-6h6 28v6h-7v-18h7v6h-76v-6h6v18h-6v-6h28 7v6 115 6zM177 143v-115h6v7h-28-7v-7-18-7h7 76 6v7 18 7h-6-28v-7h7v115h-7v-7h28 6v7 18 6h-6-76-7v-6-18-7h7 28v7zM269 154h108v7h-7v-18h7v6h-84-13l8-10 84-116 5 4h-7v-17h7v6h-102v-6h7v18h-7v-6h79 13l-7 10-85 116-6-4h7v17h-7zM263 161v-17-2l1-2 85-116 5 4v7h-79-6v-7-18-7h6 102 6v7 17 2l-1 2-84 116-5-4v-7h84 6v7 18 6h-6-108-6zM408 154h95v7h-7v-18h7v6h-75-7v-6-51-6h7 67v6h-7v-18h7v7h-67-7v-7-46-6h7 73v6h-6v-18h6v6h-93v-6h6v151h-6zM401 161v-151-7h7 93 7v7 18 7h-7-73v-7h6v46h-6v-6h67 6v6 18 7h-6-67v-7h6v51h-6v-7h75 6v7 18 6h-6-95-7z">
          <text:p/>
        </draw:path>
        <draw:path draw:style-name="gr2" draw:text-style-name="P2" draw:layer="layout" svg:width="0.585cm" svg:height="0.15cm" svg:x="14.822cm" svg:y="16.301cm" svg:viewBox="0 0 586 151" svg:d="M50 0h-50v151h50l23-4 18-15 12-25 4-32-4-33-4-13-7-10-18-14-11-3zM48 18l17 3 11 10 7 18 2 26-3 26-6 17-12 12-16 3h-28v-115zM115 151h20l16-45h60l16 45h20l-55-151h-22zM158 88l23-66 23 66zM301 151h20v-133h45v-18h-110v18h45zM396 151h95v-18h-75v-52h67v-18h-67v-45h73v-18h-93zM556 151h30v-33h-30zM556 66h30v-32h-30z">
          <text:p/>
        </draw:path>
        <draw:path draw:style-name="gr2" draw:text-style-name="P2" draw:layer="layout" svg:width="0.599cm" svg:height="0.163cm" svg:x="14.815cm" svg:y="16.295cm" svg:viewBox="0 0 600 164" svg:d="M57 13h-50v-7h6v151h-6v-6h50v6l-1-6 23-5 1 7-4-5 18-15 4 5-6-3 11-23 6 2h-7l4-34 7 1-7 1-3-33 6-1-6 3-4-13 6-3-6 4-6-11 6-3-4 5-18-14 4-5-2 6-11-3 2-6-1 6-13-1 1-7zM57 0l13 1h1 1l11 4h1l1 1 18 14 1 1v1l6 10 1 1 4 13v1l1 1 3 33v1l-4 33v1 1l-11 24-1 1-1 1-17 15-2 1h-1l-24 5h-1-50-7v-7-151-6h7zM57 18l16 3h2l1 2 11 10 2 1v1l7 18v1 1l2 26v1l-2 26v1 1l-7 18-1 1-1 1-11 11-2 1h-1l-16 4h-1-1-28-6v-7-115-6h6 28 1zM55 31h-28v-7h7v115h-7v-6h28v6l-1-6 16-4 1 7-4-5 11-10 5 4-6-2 6-18 6 3-6-1 2-26h7l-7 1-2-26 7-1-6 2-7-17 6-3-4 5-12-10 5-5-1 7-17-3 1-7zM121 151h20v6l-6-2 16-44 1-4h5 60 5l1 4 16 44-6 2v-6h20v6l-6 2-55-151 6-2v7h-22v-7l6 2-54 151-7-2zM115 155l55-151 2-4h4 22 5l1 4 55 151 3 9h-9-20-5l-1-5-16-44 6-2v7h-60v-7l6 2-16 44-1 5h-5-20-9zM158 93l23-67 6-18 6 18 23 67 3 8h-9-46-9zM164 88h46v7l-6 2-23-67 6-2 6 2-23 67-6-2zM307 151h20v6h-6v-133-6h6 45v6h-6v-18h6v7h-110v-7h6v18h-6v-6h45 7v6 133h-7zM301 157v-133h6v7h-45-7v-7-18-6h7 110 7v6 18 7h-7-45v-7h7v133 7h-7-20-6zM402 151h96v6h-7v-18h7v7h-76-7v-7-51-7h7 68v7h-7v-19h7v7h-68-7v-7-45-6h7 74v6h-6v-18h6v7h-94v-7h6v151h-6zM395 157v-151-6h7 94 7v6 18 7h-7-74v-7h6v45h-6v-6h68 6v6 19 7h-6-68v-7h6v51h-6v-6h76 6v6 18 7h-6-96-7zM563 151h30v6h-6v-32h6v7h-30v-7h7v32h-7zM557 157v-32-6h6 30 7v6 32 7h-7-30-6zM563 66h30v6h-6v-32h6v7h-30v-7h7v32h-7zM557 72v-32-6h6 30 7v6 32 7h-7-30-6z">
          <text:p/>
        </draw:path>
        <draw:path draw:style-name="gr2" draw:text-style-name="P2" draw:layer="layout" svg:width="1.496cm" svg:height="0.158cm" svg:x="14.822cm" svg:y="15.453cm" svg:viewBox="0 0 1497 159" svg:d="M50 4h-50v151h50l23-5 18-14 11-24 4-33-4-33-4-13-6-10-18-14-11-4zM48 22l17 3 11 10 7 18 2 26-3 25-6 19-12 10-16 4h-28v-115zM135 155h95v-18h-75v-52h67v-18h-67v-45h73v-18h-93zM276 104h-20l5 24 11 17 16 10 23 4 22-3 16-10 11-15 4-19-3-19-9-12-15-7-20-6-17-4-11-5-6-7-2-10 2-10 6-7 8-5 12-2 12 2 10 6 6 10 3 13h20v-1l-4-20-10-15-16-10-21-3-20 3-15 9-10 14-3 19 3 16 8 11 13 7 18 6 17 5 13 5 8 6 3 13-3 11-6 9-10 5-14 2-14-3-11-6-8-12zM430 137h-27v18h75v-18h-28v-115h28v-18h-75v18h27zM610 135l4 20h10v-82h-54v18h33v2l-2 20-7 15-11 9-13 3-15-3-11-12-7-20-3-27 2-26 8-19 11-12 16-4 11 2 9 6 6 11 4 13h21l-5-21-11-15-15-10-19-3-24 5-19 16-12 25-4 33 4 34 12 25 18 16 22 5 12-2 11-4 10-8zM651 155h18v-124l58 124h23v-151h-18v124l-57-124h-24zM785 155h96v-18h-76v-52h67v-18h-67v-45h74v-18h-94zM961 4h-50v151h50l24-5 17-14 11-24 4-33-3-33-5-13-6-10-17-14-12-4zM960 22l16 3 11 10 7 18 2 26-2 25-7 19-11 10-16 4h-29v-115zM1249 73l15-13 4-8 1-10-3-17-8-11-14-7-19-3h-53v151h56l20-3 15-9 9-14 4-20-2-13-6-10-8-8zM1221 66h-29v-44h31l11 1 9 4 4 7 2 10-2 10-5 7-9 4zM1226 137h-34v-53h32l13 2 10 4 6 8 2 11-2 13-6 8-9 5zM1363 155v-62l49-89h-22l-37 71-38-71h-24l52 91v60zM1467 155h30v-32h-30zM1467 70h30v-32h-30z">
          <text:p/>
        </draw:path>
        <draw:path draw:style-name="gr2" draw:text-style-name="P2" draw:layer="layout" svg:width="1.509cm" svg:height="0.172cm" svg:x="14.815cm" svg:y="15.446cm" svg:viewBox="0 0 1510 173" svg:d="M57 17h-50v-6h6v151h-6v-7h50v7l-1-6 23-5 1 6-4-5 18-14 4 5-6-3 11-24 6 3-7-1 4-32 7 1-7 1-3-33 6-1-6 2-4-13 6-2-6 3-6-10 6-3-4 5-18-15 4-5-2 6-11-4 2-6-1 7-13-2 1-6zM57 4l13 2h1 1l11 4h1l1 1 18 14h1v1l6 12h1v1l4 13v1h1l3 33v1 1l-4 32v1 1l-11 23-1 2-1 1-17 14-2 1-1 1-24 4h-1-50-7v-6-151-7h7zM57 23l16 3h2l1 1 11 11 2 1v2l7 18v1l2 26v1 1l-2 25v1l-7 18-1 2-1 1-11 10-2 1-1 1-16 3h-1-1-28-6v-6-115-7h6 28 1zM55 36h-28v-7h7v115h-7v-7h28v7l-1-6 16-4 1 6-4-4 11-11 5 5-6-2 6-18 6 2h-6l2-26 7 1h-7l-2-26h7l-6 2-7-18 6-2-4 5-12-10 5-5-1 7-17-4 1-7zM142 155h95v7h-7v-18h7v6h-75-7v-6-51-6h7 67v6h-7v-18h7v7h-67-7v-7-46-6h7 73v6h-6v-18h6v6h-93v-6h6v151h-6zM135 162v-151-7h7 93 7v7 18 8h-7-73v-8h6v46h-6v-6h67 6v6 18 7h-6-67v-7h6v51h-6v-7h75 6v7 18 6h-6-95-7zM283 119h-20v-7l7-1 4 23-6 1 5-3 11 17-5 3 3-5 17 10-4 5 1-6 23 4-1 6-1-6 22-4 1 7-3-6 16-10 3 6-5-4 11-15 5 4-6-1 4-20 6 2-6 1-4-18 7-1-5 4-9-12 5-4-3 6-15-7 3-6-2 6-20-6 2-6-1 6-17-4h-1l-11-5h-1l-1-1-7-7-1-2v-1l-2-11v-2-1l2-9v-2l1-1 6-8v-1l2-1 8-5 1-1h1l12-2h1 1l12 3h2 1l9 6 2 1v1l7 11v1l1 1 3 13-7 2v-7h20v7h-7v-1h7l-7 1-3-20 6-1-5 4-10-17 5-3-3 5-16-9 3-6-1 7-21-3 1-7 1 7-20 3-1-7 4 6-16 9-3-6 5 4-9 15-6-4 7 2-4 18-6-1 6-1 3 16-6 1 5-4 8 11-5 4 3-6 13 8-3 5 2-6 18 6-2 6 1-6 18 4v1l14 4 1 1 1 1 8 6 1 2 1 2 2 11 1 2-1 1-2 12-1 1v1l-7 9-1 1-1 1-10 5h-1l-1 1-14 1h-1-1l-14-2h-2l-1-1-11-7-1-1-1-1-7-11-1-1v-2l-2-15 6-1zM289 111l3 15-7 1 6-3 7 11-5 4 3-6 11 7-3 5 1-6 15 2-2 7v-7l13-1 1 6-3-6 10-5 3 6-5-4 6-9 5 4-6-1 3-12 6 2-6 1-3-11 6-2-4 5-8-7 4-4-2 6-13-5 2-6-2 6-17-5-18-6h-1l-13-8h-1l-1-1-8-11-1-2-1-1-2-16-1-1 1-2 3-18v-1l1-1 10-15 1-1 1-1 15-9 1-1h1l20-3h1 1l21 3h2l1 1 16 9 1 1 1 1 10 16 1 1v2l3 20v1 1 6h-6-20-5l-1-5-3-13 6-1-5 3-7-10 6-3-4 5-9-6 3-6-1 7-12-2 1-7 1 7-12 2-1-7 4 6-9 5-3-5 5 3-6 8-5-4 7 1-2 10-7-1 7-2 2 11-7 1 5-4 6 7-5 4 3-6 11 5-3 6 2-6 17 4 20 6h1l15 8h1l1 1 9 12 1 1v2l3 17 1 2-1 1-4 19v2l-1 1-10 15-1 1-1 1-17 9-1 1h-1l-22 3-1 1-1-1-23-3h-1l-1-1-17-10-1-1-1-1-11-17v-1l-1-1-4-23-1-8h7 20 6zM437 150h-27v-6h6v18h-6v-7h75v7h-7v-18h7v6h-28-6v-6-115-6h6 28v6h-7v-18h7v6h-75v-6h6v18h-6v-6h27 7v6 115 6zM431 144v-115h6v8h-27-7v-8-18-7h7 75 6v7 18 8h-6-28v-8h7v115h-7v-7h28 6v7 18 6h-6-75-7v-6-18-7h7 27v7zM623 141l4 20-6 1v-7h10v7h-6v-81h6v6h-54v-6h6v18h-6v-6h33 7v6 2l-3 20v1 1l-7 15-1 1-1 1-10 9-2 1-1 1-13 3h-2-2l-14-4-2-1-1-1-12-12-1-1v-1l-7-19-1-1v-1l-2-26-1-1h1l2-26v-1-1l8-19v-2l1-1 12-12 1-2h2l16-4 1-1 1 1 11 2h2l1 1 9 6 1 1v1l7 11v1l1 1 3 13-6 2v-6h21v6l-6 2-6-21 7-2-6 4-10-17 5-3-3 5-15-9 3-6-1 7-19-4 1-6 2 6-25 6-1-7 4 5-18 17-5-6 6 4-12 25-6-3 7 1-4 33-7-1 7-1 4 33-7 1 6-3 12 25-6 3 5-5 17 16-4 5 1-6 22 5-1 6-1-6 12-2 1 6-2-6 11-4 2 6-4-5 10-8 4 5-5-4 8-10 9-12zM622 146l-8 10-1 1-10 8-1 1-12 4v1h-1l-12 1-2 1-1-1-22-5h-1l-2-1-17-16-1-1-1-1-11-25-1-1v-1l-4-33v-1-1l4-33v-1l1-1 11-26 1-1 1-1 19-16 1-1h1l25-5 1-1h2l18 4h2l1 1 15 9 1 1 1 1 10 17 1 1v1l6 20 2 9h-9-21-5l-1-5-4-14 6-1-5 3-7-10 6-4-4 6-9-6 4-7-1 8-11-2 1-8 2 7-16 5-2-8 5 6-12 12-4-5 6 2-8 19-6-2 7 1-3 26-6-1h6l3 26-6 1 6-3 7 20-6 2 5-5 11 12-5 5 2-7 15 4-2 6-1-6 13-3 1 6-4-4 11-10 4 5-6-3 7-14 6 2h-7l3-20 6 1h-6v-2h6v7h-33-7v-7-18-7h7 54 7v7 81 6h-7-10-6l-1-5-4-20 7-1zM658 155h18v7h-6v-123l12-3 57 123-5 3v-7h23v7h-7v-151h7v6h-18v-6h6v124l-12 3-57-124 6-3v6h-24v-6h7v151h-7zM652 162v-151-7h6 24 4l2 4 56 124-5 3h-7v-124-7h7 18 6v7 151 6h-6-23-5l-1-3-58-123 6-3h7v123 6h-7-18-6zM792 155h95v7h-6v-18h6v6h-75-7v-6-51-6h7 67v6h-7v-18h7v7h-67-7v-7-46-6h7 73v6h-6v-18h6v6h-93v-6h7v151h-7zM786 162v-151-7h6 93 7v7 18 8h-7-73v-8h6v46h-6v-6h67 6v6 18 7h-6-67v-7h6v51h-6v-7h75 7v7 18 6h-7-95-6zM967 17h-50v-6h7v151h-7v-7h50v7l-1-6 24-5 1 6-4-5 17-14 4 5-6-3 11-24 6 3-6-1 4-32 7 1-7 1-4-33 8-1-8 2-4-13 6-2-5 3-6-10 5-3-4 5-17-15 4-5-2 6-12-4 2-6v7l-13-2v-6zM968 4l13 2h1l12 4h1l1 1 17 14h1l1 1 7 12v1l5 13v1l3 33 1 1-1 1-3 32-1 1v1l-12 23v2l-2 1-17 14-1 1-2 1-23 4h-1-1-50-6v-6-151-7h6 50zM967 23l16 3h2l2 1 11 11 1 1v2l7 18 1 1 2 26v1 1l-3 25v1l-7 18v2l-1 1-12 10-1 1-2 1-16 3h-1-29-6v-6-115-7h6 29zM966 36h-29v-7h7v115h-7v-7h29v7l-2-6 16-4 2 6-5-4 12-11 4 5-6-2 7-18 6 2h-7l3-26 6 1h-6l-2-26h6l-6 2-7-18 6-2-4 5-11-10 4-5-1 7-17-4 2-7zM1251 76l16-13 4 5-6-2 4-9 6 3-7-1 1-10 7 1-7 1-2-17 6-1-5 4-9-12 6-4-3 5-14-7 3-5-1 6-19-3 1-6v6h-53v-6h6v151h-6v-7h56v7l-1-7 20-3 1 7-3-6 15-9 3 6-5-3 9-15 5 4-6-1 3-19 7 1-7 1-2-13 7-1-6 3-5-11 5-2-4 4-8-7 4-5-3 6-11-5-10-4zM1258 75l12 5h1v1l9 8 1 1v1l6 10v1 1l2 13v1 1l-3 19v1l-1 2-9 14-1 1-2 1-15 8-1 1h-1l-20 3h-1-56-7v-6-151-7h7 53 1v1l19 2h1l1 1 14 7 1 1 1 1 8 12 1 2v1l3 16v1 1l-1 11v1 1l-4 8-1 1-1 1-15 13-4-5zM1228 81h-29-7v-7-45-7h7 31l12 2h1 1l8 4 2 1 1 2 5 7 1 1v2l2 10v1 1l-2 10-1 1-1 2-5 7-1 1h-1l-9 5h-1-1l-12 2zM1227 68l13-2v7l-3-6 9-4 3 6-5-4 5-7 5 4-6-2 2-10 6 2-6 1-2-10 6-1-5 4-5-7 6-4-3 6-8-4 2-6v7l-12-2 1-7v7h-31v-7h6v45h-6v-6h29v6zM1233 150h-34-7v-6-52-6h7 32 1l13 1 1 1h1l10 5h1l1 2 6 7 1 2v1l2 11v1 1l-2 12v2l-1 1-5 8-1 1-1 1-9 5-1 1h-2zM1232 138l13-2v6l-3-5 9-5 3 5-5-3 5-8 6 3-7-1 2-12 7 1-7 2-2-12 7-1-5 4-6-8 5-4-3 6-9-4 2-6v6l-14-1 1-7v7h-32v-7h6v52h-6v-7h34v7zM1363 162v-61-1l1-2 49-90 6 3v6h-22v-6l5 3-36 72-6 11-6-11-37-72 5-3v6h-24v-6l6-3 51 91 1 2v2 59h-6v-7h20v7zM1370 168h-20-7v-6-59h7l-6 3-51-92-6-10h11 24 4l2 4 37 72-5 3-6-3 37-72 2-4h4 22 11l-5 10-49 90-6-3h6v61 6zM1474 155h30v7h-7v-32h7v6h-30v-6h6v32h-6zM1467 162v-32-7h7 30 6v7 32 6h-6-30-7zM1474 72h30v6h-7v-32h7v6h-30v-6h6v32h-6zM1467 78v-32-7h7 30 6v7 32 7h-6-30-7z">
          <text:p/>
        </draw:path>
        <draw:path draw:style-name="gr2" draw:text-style-name="P2" draw:layer="layout" svg:width="0.22cm" svg:height="0.25cm" svg:x="26.734cm" svg:y="19.539cm" svg:viewBox="0 0 221 251" svg:d="M0 251h33l27-73h101l26 73h34l-92-251h-38zM71 147l40-111 38 111z">
          <text:p/>
        </draw:path>
        <draw:path draw:style-name="gr2" draw:text-style-name="P2" draw:layer="layout" svg:width="0.238cm" svg:height="0.263cm" svg:x="26.725cm" svg:y="19.533cm" svg:viewBox="0 0 239 264" svg:d="M9 251h33v6l-6-2 27-73 1-5h5 100 4l3 5 26 73-6 2v-6h34v6l-6 3-93-252 6-2v7h-37v-7l7 2-92 252-6-3zM3 255l91-251 2-4h4 37 5l1 4 93 251 3 9h-9-34-5l-1-5-28-73 7-2v6h-100v-6l6 2-26 73-2 5h-5-33-9zM74 151l39-111 6-18 6 18 38 111 3 9h-9-77-9zM80 147h77v6l-6 2-38-111 6-2 6 2-39 111-6-2z">
          <text:p/>
        </draw:path>
        <draw:polygon draw:style-name="gr2" draw:text-style-name="P2" draw:layer="layout" svg:width="0.217cm" svg:height="0.025cm" svg:x="27.734cm" svg:y="19.849cm" svg:viewBox="0 0 218 26" draw:points="0,0 0,26 218,26 218,0">
          <text:p/>
        </draw:polygon>
        <draw:path draw:style-name="gr2" draw:text-style-name="P2" draw:layer="layout" svg:width="0.23cm" svg:height="0.038cm" svg:x="27.727cm" svg:y="19.843cm" svg:viewBox="0 0 231 39" svg:d="M13 6v26h-6v-6h218v6h-7v-26h7v8h-218v-8zM7 0h218 6v6 26 7h-6-218-7v-7-26-6z">
          <text:p/>
        </draw:path>
        <draw:path draw:style-name="gr2" draw:text-style-name="P2" draw:layer="layout" svg:width="0.173cm" svg:height="0.25cm" svg:x="26.761cm" svg:y="18.873cm" svg:viewBox="0 0 174 251" svg:d="M128 115l26-21 7-14 2-17-5-27-14-20-24-12-31-4h-89v251h94l33-5 26-15 16-23 5-33-3-21-9-18-14-13zM82 104h-49v-74h52l19 2 14 7 8 11 3 16-3 17-9 11-15 8zM90 221h-57v-87h53l23 3 16 7 10 13 3 20-3 20-9 13-15 8z">
          <text:p/>
        </draw:path>
        <draw:path draw:style-name="gr2" draw:text-style-name="P2" draw:layer="layout" svg:width="0.186cm" svg:height="0.263cm" svg:x="26.754cm" svg:y="18.866cm" svg:viewBox="0 0 187 264" svg:d="M132 117l25-21 4 5-6-3 7-14 6 3-7-1 2-17 7 1-7 1-4-27 6-1-5 3-14-19 5-4-3 6-23-12 3-6-1 7-32-5 1-6v6h-89v-6h6v251h-6v-7h94v7l-1-7 34-5 1 7-3-6 25-15 3 6-5-4 15-23 6 4-7-1 6-32 6 1-7 1-3-21 7-1-6 3-9-18 6-3-4 5-14-13 4-5-3 6-19-9-9-4zM138 116l19 8 2 1 14 14 1 1 1 1 8 18 1 1v1l3 21v1 1l-5 32v1l-1 1-16 24v1l-2 1-25 14-1 1h-1l-34 5h-1-94-7v-6-251-7h7 89l1 1 32 4h1l1 1 23 12h1l1 1 14 20 1 1v2l5 27v1l-2 18v1l-1 1-6 14-1 1-1 1-25 21-4-5zM89 117h-49-7v-6-74-7h7 52l20 3h1 1l15 7h1l1 2 8 11 1 1v2l3 16 1 1-1 1-3 17v2l-1 1-9 11-1 1-1 1-16 7-1 1h-1zM88 104l21-2v7l-3-6 15-7 4 5-6-4 10-11 5 4-7-1 4-17 6 1-6 1-3-16 6-1-5 4-9-12 6-3-4 5-14-6 3-6-1 7-19-3 1-6v6h-52v-6h6v74h-6v-7h49v7zM97 234h-57-7v-6-86-6h7 53 1l23 2h1l1 1 17 7 2 1 1 1 9 13 1 1v2l4 19v1 1l-4 20v1l-1 1-9 14v1l-2 1-16 8-1 1h-1zM96 222l21-3 1 6-3-5 16-9 3 6-5-3 9-14 5 4-6-1 3-20 6 1-6 1-3-19 6-1-5 4-10-13 5-4-2 6-18-8 3-5-1 6-22-3v-6 7h-53v-7h6v86h-6v-7h57v7z">
          <text:p/>
        </draw:path>
        <draw:polygon draw:style-name="gr2" draw:text-style-name="P2" draw:layer="layout" svg:width="0.217cm" svg:height="0.025cm" svg:x="27.734cm" svg:y="19.183cm" svg:viewBox="0 0 218 26" draw:points="0,0 0,26 218,26 218,0">
          <text:p/>
        </draw:polygon>
        <draw:path draw:style-name="gr2" draw:text-style-name="P2" draw:layer="layout" svg:width="0.23cm" svg:height="0.038cm" svg:x="27.727cm" svg:y="19.176cm" svg:viewBox="0 0 231 39" svg:d="M13 7v25h-6v-7h218v7h-7v-25h7v6h-218v-6zM7 0h218 6v7 25 7h-6-218-7v-7-25-7z">
          <text:p/>
        </draw:path>
        <draw:polygon draw:style-name="gr2" draw:text-style-name="P2" draw:layer="layout" svg:width="0.182cm" svg:height="0.263cm" svg:x="26.755cm" svg:y="18.2cm" svg:viewBox="0 0 183 264" draw:points="148,165 141,195 129,216 113,230 93,234 69,228 50,208 38,176 34,133 38,89 50,56 68,37 93,30 110,33 125,43 137,60 145,83 179,83 168,48 149,22 124,6 93,0 54,9 25,34 6,75 0,133 6,189 25,230 54,256 93,264 127,258 154,238 173,207 183,165">
          <text:p/>
        </draw:polygon>
        <draw:path draw:style-name="gr2" draw:text-style-name="P2" draw:layer="layout" svg:width="0.197cm" svg:height="0.277cm" svg:x="26.748cm" svg:y="18.193cm" svg:viewBox="0 0 198 278" svg:d="M162 173l-8 30v1 1l-12 22-1 1-1 1-16 13-2 1h-1l-20 5h-1l-2-1-23-6-2-1-1-1-18-19-1-1-1-1-12-32v-1-1l-4-45v-1l4-44v-1l12-32v-2l1-1 19-19 1-1 2-1 23-7h2 1l18 4h1l1 1 15 10 1 1v1l12 16v1h1l8 23-6 2v-7h34v7l-6 2-11-34 6-2-5 3-19-25 5-4-3 5-26-16 4-5-1 6-31-6 1-6 2 6-39 9-1-6 4 5-29 25-4-5 6 3-19 41-6-3 6 1-6 56h-6l6-1 6 57-6 1 6-3 19 41-6 3 4-5 29 26-4 5 1-7 38 9-1 6-1-6 33-7 2 7-4-6 27-19 4 5-6-3 19-31 6 3-7-1 10-43 7 2v6h-35v-6zM155 165h35 8l-2 8-10 43v1h-1l-19 32-1 1-1 1-27 19-1 1h-1l-34 7h-1-1l-38-9h-2l-1-1-30-26-1-1v-1l-19-42v-1l-8-58v-1l8-56v-1-1l19-42v-1l2-1 29-25 1-1 1-1 39-9h1 1l31 6h1l1 1 26 16 1 1v1l19 26 1 1v1l11 34 3 8h-9-34-5l-1-4-8-22 6-2-6 3-11-16 5-4-4 6-14-10 3-6-1 7-17-4 1-6 2 6-24 7-2-6 5 4-18 19-5-4 6 2-12 32-6-2 7 1-4 43h-7l7-1 4 45h-7l6-2 12 32-6 2 5-4 18 19-4 5 1-7 24 7-2 6-1-6 19-5 2 7-5-5 17-14 4 5-6-3 12-21 6 3-6-2 7-30 1-5z">
          <text:p/>
        </draw:path>
        <draw:polygon draw:style-name="gr2" draw:text-style-name="P2" draw:layer="layout" svg:width="0.217cm" svg:height="0.026cm" svg:x="27.734cm" svg:y="18.516cm" svg:viewBox="0 0 218 27" draw:points="0,0 0,27 218,27 218,0">
          <text:p/>
        </draw:polygon>
        <draw:path draw:style-name="gr2" draw:text-style-name="P2" draw:layer="layout" svg:width="0.23cm" svg:height="0.038cm" svg:x="27.727cm" svg:y="18.51cm" svg:viewBox="0 0 231 39" svg:d="M13 6v27h-6v-7h218v7h-7v-27h7v7h-218v-7zM7 0h218 6v6 27 6h-6-218-7v-6-27-6z">
          <text:p/>
        </draw:path>
        <draw:path draw:style-name="gr2" draw:text-style-name="P2" draw:layer="layout" svg:width="0.176cm" svg:height="0.25cm" svg:x="26.76cm" svg:y="17.54cm" svg:viewBox="0 0 177 251" svg:d="M84 0h-84v251h84l40-8 29-24 18-39 6-54-5-54-8-22-10-17-29-25-19-6zM82 31l27 6 19 16 11 30 4 43-4 42-11 30-19 17-27 6h-48v-190z">
          <text:p/>
        </draw:path>
        <draw:path draw:style-name="gr2" draw:text-style-name="P2" draw:layer="layout" svg:width="0.189cm" svg:height="0.263cm" svg:x="26.754cm" svg:y="17.534cm" svg:viewBox="0 0 190 264" svg:d="M89 13h-83v-7h7v251h-7v-6h83v6l-1-6 39-8 2 6-4-5 29-24 4 5-6-3 18-39 6 3-7-1 7-55 7 1-7 1-6-55h7l-7 2-7-22 6-2-5 3-10-17 5-3-4 5-29-24 4-5-2 6-19-5 2-7-1 7-21-2v-7zM90 0l22 2h1l19 6h1l1 1 29 24h1l1 1 10 18 1 1 8 21v1 1l6 55v1l-7 55v1 1l-19 39-1 1-1 1-29 24-1 1-2 1-39 8h-1-1-83-6v-7-251-6h6 83zM88 30l28 5 1 1 2 1 18 16 2 1v2l11 29 1 1v1l3 44v1l-4 43v1 1l-11 29-1 2-1 1-19 17-1 1-2 1-27 6h-1-47-7v-7-191-6h7 47zM87 43h-47v-7h6v191h-6v-6h47v6l-1-6 26-6 2 6-5-4 19-18 5 5-6-2 11-30 6 2h-7l4-43h7l-7 1-3-44h6l-6 2-11-30 6-2-4 5-19-17 4-4-1 6-27-5 1-7z">
          <text:p/>
        </draw:path>
        <draw:polygon draw:style-name="gr2" draw:text-style-name="P2" draw:layer="layout" svg:width="0.217cm" svg:height="0.025cm" svg:x="27.734cm" svg:y="17.85cm" svg:viewBox="0 0 218 26" draw:points="0,0 0,26 218,26 218,0">
          <text:p/>
        </draw:polygon>
        <draw:path draw:style-name="gr2" draw:text-style-name="P2" draw:layer="layout" svg:width="0.23cm" svg:height="0.039cm" svg:x="27.727cm" svg:y="17.843cm" svg:viewBox="0 0 231 40" svg:d="M13 7v25h-6v-6h218v6h-7v-25h7v6h-218v-6zM7 0h218 6v7 25 8h-6-218-7v-8-25-7z">
          <text:p/>
        </draw:path>
        <draw:polygon draw:style-name="gr2" draw:text-style-name="P2" draw:layer="layout" svg:width="0.159cm" svg:height="0.25cm" svg:x="26.768cm" svg:y="16.874cm" svg:viewBox="0 0 160 251" draw:points="0,251 160,251 160,221 34,221 34,135 146,135 146,105 34,105 34,30 157,30 157,0 0,0">
          <text:p/>
        </draw:polygon>
        <draw:path draw:style-name="gr2" draw:text-style-name="P2" draw:layer="layout" svg:width="0.171cm" svg:height="0.263cm" svg:x="26.762cm" svg:y="16.867cm" svg:viewBox="0 0 172 264" svg:d="M6 251h159v7h-7v-30h7v6h-126-6v-6-85-7h6 112v7h-6v-30h6v6h-112-6v-6-75-7h6 123v7h-7v-31h7v6h-156v-6h7v251h-7zM0 258v-251-7h6 156 6v7 31 7h-6-123v-7h7v75h-7v-7h112 7v7 30 6h-7-112v-6h7v85h-7v-7h126 7v7 30 6h-7-159-6z">
          <text:p/>
        </draw:path>
        <draw:polygon draw:style-name="gr2" draw:text-style-name="P2" draw:layer="layout" svg:width="0.217cm" svg:height="0.025cm" svg:x="27.734cm" svg:y="17.184cm" svg:viewBox="0 0 218 26" draw:points="0,0 0,26 218,26 218,0">
          <text:p/>
        </draw:polygon>
        <draw:path draw:style-name="gr2" draw:text-style-name="P2" draw:layer="layout" svg:width="0.23cm" svg:height="0.038cm" svg:x="27.727cm" svg:y="17.177cm" svg:viewBox="0 0 231 39" svg:d="M13 7v26h-6v-7h218v7h-7v-26h7v6h-218v-6zM7 0h218 6v7 26 6h-6-218-7v-6-26-7z">
          <text:p/>
        </draw:path>
        <draw:polygon draw:style-name="gr2" draw:text-style-name="P2" draw:layer="layout" svg:width="0.163cm" svg:height="0.249cm" svg:x="26.77cm" svg:y="16.208cm" svg:viewBox="0 0 164 250" draw:points="0,250 34,250 34,136 140,136 140,106 34,106 34,30 164,30 164,0 0,0">
          <text:p/>
        </draw:polygon>
        <draw:path draw:style-name="gr2" draw:text-style-name="P2" draw:layer="layout" svg:width="0.175cm" svg:height="0.263cm" svg:x="26.764cm" svg:y="16.201cm" svg:viewBox="0 0 176 264" svg:d="M6 251h34v6h-7v-115-7h7 106v7h-7v-30h7v6h-106-7v-6-75-7h7 130v7h-7v-30h7v6h-164v-6h7v250h-7zM0 257v-250-7h6 164 6v7 30 6h-6-130v-6h6v75h-6v-7h106 6v7 30 6h-6-106v-6h6v115 7h-6-34-6z">
          <text:p/>
        </draw:path>
        <draw:polygon draw:style-name="gr2" draw:text-style-name="P2" draw:layer="layout" svg:width="0.217cm" svg:height="0.025cm" svg:x="27.734cm" svg:y="16.517cm" svg:viewBox="0 0 218 26" draw:points="0,0 0,26 218,26 218,0">
          <text:p/>
        </draw:polygon>
        <draw:path draw:style-name="gr2" draw:text-style-name="P2" draw:layer="layout" svg:width="0.23cm" svg:height="0.038cm" svg:x="27.727cm" svg:y="16.511cm" svg:viewBox="0 0 231 39" svg:d="M13 6v25h-6v-6h218v6h-7v-25h7v7h-218v-7zM7 0h218 6v6 25 8h-6-218-7v-8-25-6z">
          <text:p/>
        </draw:path>
        <draw:polygon draw:style-name="gr2" draw:text-style-name="P2" draw:layer="layout" svg:width="0.185cm" svg:height="0.264cm" svg:x="26.749cm" svg:y="15.534cm" svg:viewBox="0 0 186 265" draw:points="161,225 167,258 186,258 186,123 94,123 94,154 150,154 150,156 146,189 134,213 116,229 94,234 70,227 51,208 39,176 34,132 38,87 51,55 70,36 96,29 114,33 129,43 140,60 146,82 183,82 173,48 155,22 130,6 98,0 57,9 26,36 7,77 0,133 7,189 26,230 56,256 92,265 113,262 131,255 147,242">
          <text:p/>
        </draw:polygon>
        <draw:path draw:style-name="gr2" draw:text-style-name="P2" draw:layer="layout" svg:width="0.198cm" svg:height="0.277cm" svg:x="26.742cm" svg:y="15.528cm" svg:viewBox="0 0 199 278" svg:d="M175 229l6 34-6 1v-6h18v6h-7v-135h7v6h-91v-6h6v31h-6v-7h56 6v7 2 1l-4 33v1 1l-12 24-1 1-1 1-17 16-2 1h-1l-22 5-2 1-1-1-26-6-1-1-2-1-19-20h-1v-2l-12-32-1-1-4-44v-1-1l4-43v-1-1l13-33v-1l1-1 19-20 2-1h1l28-7 1-1 2 1 18 3 1 1h1l15 10 1 1 1 1 10 17 1 1v1l6 24-6 1v-6h36v6l-7 2-9-36 6-1-5 3-18-25 6-4-4 5-25-16 4-5-1 6-32-5 1-7 2 7-42 9-2-7 5 5-31 27-5-5 6 2-20 43-5-3 6 1-7 55-6-1 6-1 7 56-6 1 5-3 20 41-6 3 5-5 29 26-4 5 1-6 38 9-2 6-1-7 21-2 1 6-3-6 19-7 2 6-4-5 16-13 4 5-5-4 14-17 9-12zM174 234l-14 18v1h-1l-16 13-1 1-19 7h-1l-21 3-1 1-1-1-38-8-2-1-1-1-29-26-1-1v-1l-20-42-1-1v-1l-7-55v-1-1l7-55v-1l1-1 20-42v-1l1-1 31-27 1-1h2l42-9h1 2l31 6h1l1 1 25 15 1 1 1 1 18 26v1l1 1 9 36 2 8h-8-36-5l-1-5-6-23 6-1-6 3-10-18 5-3-4 5-14-10 3-5-1 6-18-4 1-6 2 6-27 7-2-6 5 4-20 21-4-6 6 3-13 33-6-3 7 1-4 44-7-1 7-1 4 44-6 1 6-2 12 32-6 2 5-5 19 20-5 4 2-6 25 7-2 6-1-6 22-6 1 7-4-5 18-16 4 5-6-2 12-25 6 3-7-1 4-33 7 1h-7v-2h7v6h-56-7v-6-31-7h7 91 6v7 135 6h-6-18-6l-1-5-6-33 7-1z">
          <text:p/>
        </draw:path>
        <draw:polygon draw:style-name="gr2" draw:text-style-name="P2" draw:layer="layout" svg:width="0.217cm" svg:height="0.025cm" svg:x="27.734cm" svg:y="15.851cm" svg:viewBox="0 0 218 26" draw:points="0,0 0,26 218,26 218,0">
          <text:p/>
        </draw:polygon>
        <draw:path draw:style-name="gr2" draw:text-style-name="P2" draw:layer="layout" svg:width="0.23cm" svg:height="0.038cm" svg:x="27.727cm" svg:y="15.844cm" svg:viewBox="0 0 231 39" svg:d="M13 7v26h-6v-7h218v7h-7v-26h7v6h-218v-6zM7 0h218 6v7 26 6h-6-218-7v-6-26-7z">
          <text:p/>
        </draw:path>
        <draw:path draw:style-name="gr2" draw:text-style-name="P2" draw:layer="layout" svg:width="10.724cm" svg:height="0.233cm" svg:x="14.816cm" svg:y="19.688cm" svg:viewBox="0 0 10725 234" svg:d="M83 28v154h-24v-154h-59v-19h142v19zM186 72c5-9 10-15 17-19 6-4 15-6 25-6 14 0 25 3 32 10 6 7 10 19 10 36v89h-22v-85c0-9-1-16-3-20-1-5-4-8-8-10s-10-3-16-3c-11 0-19 3-25 10s-10 17-10 29v79h-22v-182h22v47c0 5 0 10 0 15 0 6-1 9-1 10zM304 21v-21h22v21zM304 182v-133h22v133zM458 145c0 13-5 23-14 29-10 7-23 10-40 10-16 0-29-2-38-8-9-5-14-14-17-25l19-5c2 8 6 13 12 17 6 3 14 5 24 5 12 0 20-2 25-5 5-4 8-9 8-17 0-5-2-9-6-12-3-4-9-6-17-9l-16-4c-12-3-21-6-27-9-5-3-9-7-12-12-3-4-5-10-5-16 0-12 5-21 13-28 9-6 21-9 38-9 14 0 26 2 34 8 9 5 14 13 17 24l-20 3c-1-6-5-11-10-14s-12-4-21-4c-10 0-18 1-22 4-5 3-7 8-7 14 0 3 1 7 2 9 2 2 5 4 9 6s12 4 24 7 20 6 25 8c6 3 10 6 13 9s5 6 7 10c1 4 2 8 2 14zM637 161c-4 8-9 14-16 18s-15 5-25 5c-17 0-29-5-37-16-8-12-12-30-12-52 0-46 17-69 49-69 10 0 18 1 25 5s12 10 16 17v-14-55h22v155c0 14 0 23 1 27h-21c0-1-1-4-1-9s0-9 0-12zM570 115c0 18 3 32 8 41 5 8 13 11 24 11 12 0 21-4 27-12 5-10 8-23 8-42 0-17-3-30-8-38-6-8-15-12-27-12-11 0-19 4-24 12s-8 21-8 40zM694 182v-102c0-10 0-20-1-31h21c1 15 1 24 1 27h1c3-11 7-19 12-23 4-4 11-6 19-6 3 0 6 0 9 1v20c-3-1-7-1-12-1-9 0-16 4-21 11-4 8-7 20-7 34v70zM810 184c-13 0-23-3-30-10s-10-17-10-30c0-14 4-24 13-31 9-8 24-12 44-12l30-1v-7c0-10-3-18-7-23-5-4-12-7-22-7s-17 2-21 5c-5 4-7 9-8 16l-23-2c4-24 21-35 53-35 16 0 29 3 37 11 9 8 13 19 13 33v58c0 6 1 11 2 15 2 3 5 4 10 4 2 0 5 0 7 0v13c-5 2-11 2-17 2-8 0-14-2-17-6-4-4-6-11-7-20-6 10-13 17-20 21s-16 6-27 6zM815 168c8 0 15-2 21-6 7-3 12-8 15-16 4-6 6-13 6-19v-11h-24c-11 1-19 2-24 4-5 1-9 4-12 9-3 4-4 9-4 16 0 8 1 13 5 17s10 6 17 6zM1043 182h-26l-23-94-4-21c-1 4-2 9-4 16-1 7-10 39-25 99h-25l-37-133h22l22 90c1 2 2 11 5 25l2-9 28-106h23l23 91 6 24 4-18 25-97h21zM1096 21v-21h22v21zM1096 182v-133h22v133zM1235 182v-85c0-8-1-15-3-20-1-5-4-8-8-10s-9-3-16-3c-11 0-19 3-25 10-6 8-10 18-10 31v77h-21v-105c0-15-1-25-1-28h21c0 0 0 1 0 3s0 4 0 6c0 3 0 7 0 14h1c5-10 11-16 17-20 7-4 15-5 25-5 15 0 25 3 32 10 7 8 10 19 10 36v89zM1342 234c-14 0-26-3-34-9-9-5-14-13-17-24l22-3c2 6 5 11 10 14 5 4 11 5 20 5 21 0 32-13 32-38v-22c-4 9-10 15-17 20-7 4-16 6-25 6-16 0-28-5-36-16s-11-29-11-52 4-40 12-51c8-12 20-17 37-17 10 0 18 2 25 6 6 5 12 11 15 19h1c0-3 0-7 0-13s1-9 1-10h21c0 4-1 13-1 27v102c0 37-18 56-55 56zM1375 115c0-11-1-20-4-28s-7-13-12-18c-6-4-12-6-18-6-12 0-20 4-25 12-5 9-8 22-8 40s3 31 8 40c4 8 13 12 24 12 7 0 13-2 19-6 5-4 9-10 12-19 3-7 4-17 4-27zM1502 21v-21h22v21zM1502 182v-133h22v133zM1656 145c0 13-5 23-14 29-10 7-23 10-40 10-16 0-29-2-38-8-9-5-14-14-17-25l19-5c2 8 6 13 12 17 6 3 14 5 24 5 12 0 20-2 25-5 5-4 8-9 8-17 0-5-2-9-6-12-3-4-9-6-17-9l-16-4c-12-3-21-6-27-9-5-3-9-7-12-12-3-4-5-10-5-16 0-12 5-21 13-28 9-6 21-9 38-9 14 0 26 2 34 8 9 5 14 13 17 24l-20 3c-1-6-5-11-10-14s-12-4-21-4c-10 0-18 1-22 4-5 3-7 8-7 14 0 3 1 7 2 9 2 2 5 4 9 6s12 4 24 7 20 6 25 8c6 3 10 6 13 9s5 6 6 10c2 4 3 8 3 14zM1863 115c0 23-5 41-15 53-10 11-25 16-44 16s-34-5-44-17-15-30-15-52c0-46 20-68 60-68 20 0 35 5 44 16 10 11 14 29 14 52zM1840 115c0-18-2-32-8-40-5-8-14-12-27-12s-22 4-28 12c-6 9-9 22-9 40 0 17 3 30 9 40 6 9 15 13 27 13 13 0 22-4 28-12 6-10 8-23 8-41zM1913 49v84c0 8 1 16 3 21 1 5 4 8 8 10s9 3 16 3c11 0 19-3 25-10 6-8 10-19 10-32v-76h22v105c0 15 0 25 0 28h-20c-1 0-1-2-1-3 0-2 0-4 0-6 0-3 0-7 0-14h-1c-5 10-11 16-17 20-7 4-15 5-25 5-15 0-25-3-32-10-7-8-10-19-10-37v-88zM2032 182v-102c0-10 0-20-1-31h21c1 15 1 24 1 27h1c3-11 7-19 12-23 4-4 11-6 19-6 3 0 6 0 9 1v20c-3-1-7-1-12-1-9 0-16 4-21 11-5 8-7 20-7 34v70zM2296 114c0 47-16 70-49 70-20 0-34-7-41-22 0 0 0 7 0 20v52h-22v-158c0-14 0-23-1-27h22c0 0 0 1 0 3s0 6 1 10c0 4 0 7 0 8 4-8 9-14 16-18 6-3 15-5 25-5 16 0 29 5 37 16s12 28 12 51zM2273 115c0-19-3-32-8-40-5-7-13-11-23-11-9 0-16 1-21 5s-9 9-11 17c-3 8-4 18-4 31 0 17 3 30 8 39 6 8 15 12 27 12 11 0 19-4 24-12 5-9 8-22 8-41zM2325 182v-102c0-10-1-20-1-31h21c0 15 0 24 0 27h1c3-11 8-19 12-23 5-4 11-6 19-6 3 0 6 0 9 1v20c-3-1-7-1-11-1-10 0-17 4-21 11-5 8-8 20-8 34v70zM2518 115c0 23-5 41-15 53-10 11-25 16-44 16-20 0-34-5-44-17s-15-30-15-52c0-46 20-68 59-68 20 0 35 5 45 16 9 11 14 29 14 52zM2495 115c0-18-3-32-8-40s-15-12-27-12c-13 0-22 4-28 12-6 9-9 22-9 40 0 17 3 30 9 40 5 9 14 13 26 13 14 0 23-4 29-12 5-10 8-23 8-41zM2658 114c0 47-16 70-48 70-21 0-34-7-41-22h-1c0 0 0 7 0 20v52h-22v-158c0-14 0-23 0-27h21c0 0 0 1 0 3s1 6 1 10 0 7 0 8h1c4-8 9-14 15-18 7-3 15-5 26-5 16 0 28 5 36 16s12 28 12 51zM2635 115c0-19-2-32-7-40-5-7-13-11-24-11-9 0-16 1-21 5-4 4-8 9-11 17-2 8-4 18-4 31 0 17 3 30 9 39 5 8 14 12 27 12 11 0 19-4 24-12 5-9 7-22 7-41zM2703 120c0 15 3 26 10 36 6 8 15 12 27 12 10 0 17-2 23-6s10-8 12-15l19 6c-8 21-26 31-54 31-19 0-34-5-45-17-10-12-15-30-15-53 0-22 5-38 15-50 11-12 25-17 44-17 39 0 58 23 58 70v3zM2775 103c-2-14-5-24-11-31-6-6-14-9-25-9s-19 3-25 10c-7 8-10 17-11 30zM2827 182v-102c0-10 0-20-1-31h21c0 15 1 24 1 27 4-11 8-19 12-23 5-4 11-6 20-6 3 0 6 0 9 1v20c-3-1-7-1-12-1-9 0-16 4-21 11-5 8-7 20-7 34v70zM2960 181c-8 2-15 3-23 3-17 0-26-10-26-30v-89h-15v-16h16l6-30h15v30h24v16h-24v84c0 7 1 11 3 14 2 2 6 4 11 4 3 0 7-1 13-2zM2985 234c-6 0-11-1-15-1v-17c3 1 7 1 10 1 14 0 25-10 33-30l2-6-52-132h23l28 73c0 1 1 2 1 4 1 2 3 7 6 16 3 10 4 15 5 16l8-25 29-84h23l-50 133c-6 14-11 25-16 31-4 7-10 12-15 16-6 3-13 5-20 5zM3134 157v19c0 8-1 16-3 21-1 6-3 12-7 17h-15c8-11 12-22 12-32h-11v-25zM3110 74v-25h24v25zM3243 21v-21h22v21zM3243 182v-133h22v133zM3349 181c-7 2-14 3-22 3-17 0-26-10-26-30v-89h-15v-16h16l6-30h15v30h24v16h-24v84c0 7 1 11 3 14 2 2 6 4 11 4 3 0 7-1 12-2zM3455 114c0 18 3 31 9 40 5 9 13 13 25 13 7 0 14-2 19-6s9-11 10-21l22 2c-2 13-7 24-16 31-9 8-21 11-35 11-18 0-32-5-42-17s-15-30-15-52 5-39 15-51 24-17 42-17c13 0 25 3 34 10 8 7 14 17 16 29l-22 2c-1-8-4-13-9-18-5-4-11-6-20-6-11 0-20 4-25 11-5 8-8 21-8 39zM3597 184c-13 0-23-3-30-10-6-7-10-17-10-30 0-14 5-24 14-31 9-8 23-12 43-12l30-1v-7c0-10-2-18-7-23-4-4-12-7-21-7-10 0-17 2-22 5-4 4-7 9-8 16l-23-2c4-24 22-35 53-35 17 0 29 3 38 11 8 8 12 19 12 33v58c0 6 1 11 3 15 1 3 5 4 9 4 3 0 5 0 8 0v13c-6 2-12 2-17 2-8 0-14-2-18-6s-6-11-6-20h-1c-6 10-12 17-20 21-7 4-16 6-27 6zM3602 168c8 0 15-2 22-6 6-3 11-8 14-16 4-6 6-13 6-19v-11h-24c-10 1-18 2-24 4-5 1-9 4-12 9-3 4-4 9-4 16 0 8 2 13 6 17s9 6 16 6zM3787 182v-85c0-8-1-15-2-20-2-5-5-8-8-10-4-2-10-3-17-3-11 0-19 3-25 10-6 8-9 18-9 31v77h-22v-105c0-15 0-25-1-28h21c0 0 0 1 0 3s0 4 0 6c1 3 1 7 1 14 5-10 11-16 18-20 6-4 15-5 24-5 15 0 26 3 32 10 7 8 10 19 10 36v89zM3859 63h-17l-3-54h23zM3942 181c-8 2-15 3-23 3-17 0-26-10-26-30v-89h-15v-16h16l6-30h15v30h24v16h-24v84c0 7 1 11 3 14 2 2 6 4 11 4 3 0 7-1 13-2zM4142 114c0 47-16 70-48 70-10 0-18-1-25-5s-12-9-16-17c0 2-1 6-1 11s-1 8-1 9h-21c1-4 1-13 1-27v-155h22v52c0 5 0 11-1 18h1c4-8 9-14 16-18s15-5 25-5c17 0 29 5 37 16 8 12 11 29 11 51zM4119 115c0-18-2-32-7-40-5-7-13-11-24-11-12 0-21 4-27 12-5 9-8 22-8 40s3 31 8 40c6 8 15 12 27 12 11 0 19-4 24-12 5-9 7-22 7-41zM4188 120c0 15 3 26 9 36 6 8 15 12 27 12 10 0 18-2 23-6 6-4 10-8 12-15l19 6c-8 21-26 31-54 31-19 0-34-5-44-17s-15-30-15-53c0-22 5-38 15-50s25-17 44-17c38 0 58 23 58 70v3zM4259 103c-1-14-5-24-11-31-5-6-14-9-25-9-10 0-19 3-25 10-6 8-10 17-10 30zM4381 182v-102c0-10 0-20-1-31h21c1 15 1 24 1 27h1c3-11 7-19 12-23 4-4 11-6 19-6 3 0 6 0 9 1v20c-3-1-7-1-12-1-9 0-16 4-21 11-5 8-7 20-7 34v70zM4480 120c0 15 3 26 9 36 7 8 16 12 28 12 9 0 17-2 23-6 5-4 9-8 11-15l20 6c-8 21-26 31-54 31-20 0-35-5-45-17s-15-30-15-53c0-22 5-38 15-50s25-17 44-17c39 0 58 23 58 70v3zM4551 103c-1-14-4-24-10-31-6-6-14-9-25-9s-20 3-26 10c-6 8-9 17-10 30zM4715 114c0 47-16 70-49 70-20 0-34-7-41-22 0 0 0 7 0 20v52h-22v-158c0-14 0-23-1-27h22c0 0 0 1 0 3s0 6 0 10c1 4 1 7 1 8 4-8 9-14 16-18 6-3 15-5 25-5 16 0 29 5 37 16s12 28 12 51zM4692 115c0-19-3-32-8-40-5-7-13-11-23-11-9 0-16 1-21 5s-9 9-11 17c-3 8-4 18-4 31 0 17 3 30 8 39 6 8 15 12 27 12 11 0 19-4 24-12 5-9 8-22 8-41zM4743 182v-102c0-10 0-20 0-31h20c1 15 1 24 1 27h1c3-11 7-19 12-23s11-6 19-6c3 0 6 0 9 1v20c-3-1-7-1-12-1-9 0-16 4-20 11-5 8-8 20-8 34v70zM4937 115c0 23-5 41-15 53-10 11-25 16-44 16-20 0-34-5-44-17s-15-30-15-52c0-46 20-68 59-68 20 0 35 5 45 16 9 11 14 29 14 52zM4914 115c0-18-3-32-8-40-6-8-15-12-27-12-13 0-23 4-28 12-6 9-9 22-9 40 0 17 3 30 9 40 5 9 14 13 26 13 13 0 23-4 29-12 5-10 8-23 8-41zM5049 161c-4 8-10 14-16 18-7 4-15 5-25 5-17 0-29-5-37-16-8-12-12-30-12-52 0-46 16-69 49-69 10 0 18 1 25 5 6 4 12 10 16 17v-14-55h22v155c0 14 0 23 0 27h-21c0-1 0-4 0-9-1-5-1-9-1-12zM4982 115c0 18 3 32 7 41 5 8 13 11 24 11 13 0 22-4 27-12 6-10 9-23 9-42 0-17-3-30-9-38-5-8-14-12-27-12-11 0-19 4-24 12-4 8-7 21-7 40zM5127 49v84c0 8 1 16 2 21 2 5 5 8 9 10 3 2 9 3 16 3 11 0 19-3 25-10 6-8 9-19 9-32v-76h22v105c0 15 0 25 1 28h-21c0 0 0-2 0-3 0-2 0-4 0-6-1-3-1-7-1-14-5 10-11 16-18 20-6 4-15 5-24 5-15 0-26-3-32-10-7-8-10-19-10-37v-88zM5262 114c0 18 3 31 8 40 6 9 14 13 25 13 8 0 15-2 20-6s8-11 10-21l22 2c-2 13-7 24-16 31-10 8-21 11-35 11-19 0-33-5-42-17-10-12-15-30-15-52s5-39 15-51c9-12 23-17 42-17 13 0 24 3 33 10s15 17 17 29l-23 2c-1-8-4-13-8-18-5-4-11-6-20-6-12 0-20 4-25 11-5 8-8 21-8 39zM5387 120c0 15 3 26 9 36 7 8 16 12 28 12 9 0 17-2 23-6s9-8 11-15l20 6c-8 21-26 31-54 31-20 0-34-5-45-17-10-12-15-30-15-53 0-22 5-38 15-50 11-12 25-17 44-17 39 0 58 23 58 70v3zM5459 103c-2-14-5-24-11-31-6-6-14-9-25-9s-19 3-26 10c-6 8-9 17-10 30zM5594 161c-5 8-10 14-17 18-6 4-15 5-25 5-16 0-29-5-36-16-8-12-12-30-12-52 0-46 16-69 48-69 10 0 19 1 25 5 7 4 12 10 17 17v-14-55h21v155c0 14 1 23 1 27h-21c0-1 0-4-1-9 0-5 0-9 0-12zM5527 115c0 18 2 32 7 41 5 8 13 11 24 11 12 0 21-4 27-12 6-10 9-23 9-42 0-17-3-30-9-38s-14-12-27-12c-11 0-19 4-24 12s-7 21-7 40zM5832 115c0 23-5 41-16 53-10 11-24 16-44 16-19 0-34-5-44-17-9-12-14-30-14-52 0-46 19-68 59-68 20 0 35 5 44 16 10 11 15 29 15 52zM5809 115c0-18-3-32-8-40-6-8-15-12-28-12s-22 4-28 12c-5 9-8 22-8 40 0 17 3 30 8 40 6 9 15 13 27 13 13 0 23-4 28-12 6-10 9-23 9-41zM5860 182v-102c0-10 0-20 0-31h20c1 15 1 24 1 27h1c3-11 7-19 12-23s11-6 19-6c3 0 6 0 9 1v20c-3-1-7-1-11-1-10 0-17 4-21 11-5 8-8 20-8 34v70zM6029 114c0 18 3 31 8 40 6 9 14 13 25 13 8 0 15-2 20-6s9-11 10-21l22 2c-2 13-7 24-16 31-9 8-21 11-35 11-18 0-32-5-42-17s-15-30-15-52 5-39 15-51 24-17 42-17c13 0 25 3 33 10 9 7 15 17 17 29l-22 2c-1-8-4-13-9-18-5-4-11-6-20-6-11 0-20 4-25 11-5 8-8 21-8 39zM6249 115c0 23-5 41-15 53-10 11-25 16-45 16-19 0-33-5-43-17s-15-30-15-52c0-46 20-68 59-68 20 0 35 5 45 16 9 11 14 29 14 52zM6226 115c0-18-3-32-8-40-6-8-15-12-27-12-13 0-23 4-28 12-6 9-9 22-9 40 0 17 3 30 9 40 5 9 14 13 26 13 13 0 23-4 28-12 6-10 9-23 9-41zM6354 182v-85c0-12-2-21-5-26-4-5-10-7-19-7s-17 3-22 10c-6 7-8 18-8 31v77h-22v-105c0-15 0-25-1-28h21c0 0 0 1 0 3s0 4 0 6c0 3 1 7 1 14 5-10 10-16 16-20 7-4 14-5 23-5 10 0 18 2 23 6 6 3 10 10 13 19 5-9 10-16 16-20 7-4 15-5 24-5 13 0 23 3 29 10 6 8 9 20 9 36v89h-22v-85c0-12-1-21-5-26-3-5-10-7-19-7s-17 3-22 10-8 17-8 31v77zM6562 182v-85c0-12-2-21-6-26-3-5-9-7-19-7-9 0-16 3-22 10-5 7-8 18-8 31v77h-22v-105c0-15 0-25-1-28h21c0 0 0 1 0 3 1 2 1 4 1 6 0 3 0 7 0 14h1c4-10 10-16 16-20s13-5 22-5c10 0 18 2 24 6 6 3 10 10 12 19 5-9 10-16 17-20 6-4 14-5 23-5 14 0 23 3 29 10 7 8 10 20 10 36v89h-22v-85c0-12-2-21-5-26-4-5-10-7-19-7-10 0-17 3-23 10-5 7-8 17-8 31v77zM6714 49v84c0 8 0 16 2 21s5 8 8 10c4 2 10 3 17 3 10 0 19-3 25-10 6-8 9-19 9-32v-76h22v105c0 15 0 25 1 28h-21c0 0 0-2 0-3 0-2 0-4-1-6 0-3 0-7 0-14-5 10-11 16-18 20s-15 5-25 5c-14 0-25-3-31-10-7-8-10-19-10-37v-88zM6916 182v-85c0-8-1-15-3-20-1-5-4-8-8-10s-9-3-16-3c-11 0-19 3-25 10-6 8-9 18-9 31v77h-22v-105c0-15-1-25-1-28h21c0 0 0 1 0 3s0 4 0 6c0 3 0 7 1 14 5-10 11-16 17-20 7-4 15-5 25-5 15 0 25 3 32 10 7 8 10 19 10 36v89zM6972 21v-21h22v21zM6972 182v-133h22v133zM7044 114c0 18 2 31 8 40s14 13 25 13c8 0 14-2 20-6 5-4 8-11 9-21l23 2c-2 13-8 24-17 31-9 8-20 11-34 11-19 0-33-5-43-17-9-12-14-30-14-52s5-39 14-51c10-12 24-17 42-17 14 0 25 3 34 10s15 17 17 29l-23 2c-1-8-4-13-8-18-5-4-12-6-20-6-12 0-20 4-25 11-6 8-8 21-8 39zM7186 184c-14 0-24-3-30-10-7-7-10-17-10-30 0-14 4-24 13-31 9-8 24-12 44-12l29-1v-7c0-10-2-18-6-23-5-4-12-7-22-7s-17 2-21 5c-5 4-8 9-8 16l-23-2c3-24 21-35 53-35 16 0 29 3 37 11s13 19 13 33v58c0 6 0 11 2 15 2 3 5 4 10 4 2 0 4 0 7 0v13c-5 2-11 2-17 2-8 0-14-2-18-6-3-4-5-11-6-20h-1c-5 10-12 17-19 21-8 4-17 6-27 6zM7191 168c8 0 15-2 21-6 6-3 11-8 15-16 4-6 5-13 5-19v-11h-24c-10 1-18 2-23 4-5 1-10 4-12 9-3 4-5 9-5 16 0 8 2 13 6 17s9 6 17 6zM7343 181c-8 2-15 3-23 3-17 0-26-10-26-30v-89h-15v-16h16l6-30h15v30h24v16h-24v84c0 7 1 11 3 14 2 2 6 4 11 4 3 0 7-1 13-2zM7379 120c0 15 3 26 9 36 6 8 16 12 28 12 9 0 17-2 22-6 6-4 10-8 12-15l19 6c-8 21-25 31-53 31-20 0-35-5-45-17s-15-30-15-53c0-22 5-38 15-50s25-17 44-17c38 0 58 23 58 70v3zM7450 103c-1-14-5-24-10-31-6-6-15-9-26-9-10 0-19 3-25 10-6 8-10 17-10 30zM7585 161c-4 8-9 14-16 18s-15 5-25 5c-17 0-29-5-37-16-8-12-12-30-12-52 0-46 17-69 49-69 10 0 18 1 25 5s12 10 16 17v-14-55h22v155c0 14 0 23 1 27h-21c0-1-1-4-1-9s0-9 0-12zM7518 115c0 18 3 32 8 41 5 8 13 11 24 11 12 0 21-4 27-12 5-10 8-23 8-42 0-17-3-30-8-38-6-8-15-12-27-12-11 0-19 4-24 12s-8 21-8 40zM7838 182h-25l-23-94-5-21c-1 4-2 9-3 16-2 7-10 39-25 99h-26l-36-133h21l23 90c0 2 2 11 5 25l2-9 27-106h24l23 91 6 24 3-18 25-97h22zM7891 21v-21h22v21zM7891 182v-133h22v133zM7997 181c-7 2-14 3-22 3-17 0-26-10-26-30v-89h-15v-16h16l6-30h15v30h24v16h-24v84c0 7 1 11 3 14 2 2 6 4 11 4 3 0 7-1 12-2zM8038 72c5-9 11-15 17-19 7-4 15-6 26-6 14 0 25 3 31 10 7 7 10 19 10 36v89h-22v-85c0-9 0-16-2-20-2-5-5-8-9-10-3-2-9-3-16-3-10 0-18 3-25 10-6 7-9 17-9 29v79h-22v-182h22v47c0 5 0 10 0 15-1 6-1 9-1 10zM8268 115c0 23-5 41-15 53-10 11-25 16-44 16-20 0-34-5-44-17s-15-30-15-52c0-46 20-68 59-68 21 0 35 5 45 16 9 11 14 29 14 52zM8245 115c0-18-3-32-8-40s-15-12-27-12c-13 0-22 4-28 12-6 9-9 22-9 40 0 17 3 30 9 40 5 9 14 13 26 13 14 0 23-4 29-12 5-10 8-23 8-41zM8318 49v84c0 8 1 16 2 21 2 5 5 8 9 10 3 2 9 3 16 3 11 0 19-3 25-10 6-8 9-19 9-32v-76h22v105c0 15 1 25 1 28h-21c0 0 0-2 0-3 0-2 0-4 0-6 0-3-1-7-1-14-5 10-11 16-18 20-6 4-14 5-24 5-15 0-25-3-32-10-7-8-10-19-10-37v-88zM8487 181c-7 2-14 3-22 3-18 0-26-10-26-30v-89h-16v-16h16l7-30h15v30h24v16h-24v84c0 7 1 11 3 14 2 2 5 4 10 4 3 0 8-1 13-2zM8688 115c0 23-5 41-15 53-10 11-25 16-45 16-19 0-33-5-43-17s-15-30-15-52c0-46 20-68 59-68 20 0 35 5 45 16 9 11 14 29 14 52zM8665 115c0-18-3-32-8-40-6-8-15-12-27-12-13 0-23 4-28 12-6 9-9 22-9 40 0 17 3 30 9 40 5 9 14 13 26 13 13 0 23-4 28-12 6-10 9-23 9-41zM8738 49v84c0 8 1 16 2 21 2 5 5 8 8 10 4 2 10 3 17 3 11 0 19-3 25-10 6-8 9-19 9-32v-76h22v105c0 15 0 25 1 28h-21c0 0 0-2 0-3 0-2 0-4 0-6-1-3-1-7-1-14-5 10-11 16-18 20-6 4-15 5-24 5-15 0-26-3-32-10-7-8-10-19-10-37v-88zM8857 182v-102c0-10-1-20-1-31h21c0 15 1 24 1 27 4-11 8-19 12-23 5-4 11-6 20-6 2 0 5 0 8 1v20c-2-1-6-1-11-1-9 0-16 4-21 11-5 8-7 20-7 34v70zM9135 182h-25l-24-94-4-21c-1 4-2 9-3 16-2 7-10 39-25 99h-26l-37-133h22l22 90c1 2 3 11 6 25l2-9 27-106h24l23 91 6 24 3-18 25-97h22zM9189 182v-102c0-10 0-20-1-31h21c1 15 1 24 1 27h1c3-11 7-19 12-23 4-4 11-6 19-6 3 0 6 0 9 1v20c-3-1-7-1-12-1-9 0-16 4-21 11-5 8-7 20-7 34v70zM9271 21v-21h22v21zM9271 182v-133h22v133zM9377 181c-7 2-15 3-22 3-18 0-27-10-27-30v-89h-15v-16h16l7-30h14v30h25v16h-25v84c0 7 1 11 3 14 2 2 6 4 11 4 3 0 7-1 13-2zM9447 181c-8 2-15 3-22 3-18 0-27-10-27-30v-89h-15v-16h16l6-30h15v30h25v16h-25v84c0 7 1 11 3 14 2 2 6 4 11 4 3 0 7-1 13-2zM9483 120c0 15 3 26 9 36 6 8 16 12 28 12 9 0 17-2 23-6 5-4 9-8 11-15l19 6c-7 21-25 31-53 31-20 0-35-5-45-17s-15-30-15-53c0-22 5-38 15-50s25-17 44-17c39 0 58 23 58 70v3zM9554 103c-1-14-4-24-10-31-6-6-15-9-26-9-10 0-19 3-25 10-6 8-9 17-10 30zM9690 182v-85c0-8-1-15-3-20s-4-8-8-10-9-3-17-3c-10 0-18 3-25 10-6 8-9 18-9 31v77h-22v-105c0-15 0-25 0-28h20c0 0 1 1 1 3s0 4 0 6c0 3 0 7 0 14h1c5-10 11-16 17-20 7-4 15-5 25-5 14 0 25 3 32 10 6 8 10 19 10 36v89zM9832 114c0 18 3 31 9 40 5 9 14 13 25 13 8 0 14-2 19-6 6-4 9-11 10-21l22 2c-1 13-7 24-16 31-9 8-21 11-35 11-18 0-32-5-42-17s-14-30-14-52 4-39 14-51 24-17 42-17c14 0 25 3 34 10s14 17 17 29l-23 2c-1-8-4-13-9-18-4-4-11-6-19-6-12 0-20 4-26 11-5 8-8 21-8 39zM10052 115c0 23-5 41-15 53-10 11-25 16-44 16s-34-5-44-17-15-30-15-52c0-46 20-68 60-68 20 0 35 5 44 16 10 11 14 29 14 52zM10029 115c0-18-2-32-8-40-5-8-14-12-27-12s-22 4-28 12c-6 9-9 22-9 40 0 17 3 30 9 40 6 9 14 13 27 13s22-4 28-12c6-10 8-23 8-41zM10165 182v-85c0-8-1-15-3-20s-4-8-8-10-9-3-17-3c-10 0-19 3-25 10-6 8-9 18-9 31v77h-22v-105c0-15 0-25-1-28h21c0 0 0 1 0 3 1 2 1 4 1 6 0 3 0 7 0 14h1c5-10 10-16 17-20s15-5 25-5c14 0 25 3 32 10 6 8 10 19 10 36v89zM10320 145c0 13-5 23-14 29-10 7-23 10-40 10-16 0-29-2-38-8-9-5-15-14-17-25l19-5c2 8 6 13 12 17 6 3 14 5 24 5 11 0 19-2 25-5 5-4 7-9 7-17 0-5-1-9-5-12-4-4-9-6-17-9l-16-4c-13-3-22-6-27-9s-9-7-12-12c-3-4-5-10-5-16 0-12 4-21 13-28 8-6 21-9 37-9 15 0 27 2 35 8 9 5 14 13 16 24l-19 3c-2-6-5-11-10-14-6-3-13-4-22-4-10 0-17 1-22 4-4 3-7 8-7 14 0 3 1 7 3 9s5 4 9 6 12 4 24 7 20 6 25 8c5 3 9 6 12 9s6 6 7 10c2 4 3 8 3 14zM10362 120c0 15 4 26 10 36 6 8 15 12 27 12 10 0 17-2 23-6s10-8 12-15l19 6c-8 21-26 31-54 31-19 0-34-5-44-17-11-12-16-30-16-53 0-22 5-38 16-50 10-12 24-17 43-17 39 0 59 23 59 70v3zM10434 103c-1-14-5-24-11-31-6-6-14-9-25-9s-19 3-25 10c-6 8-10 17-10 30zM10569 182v-85c0-8-1-15-2-20-2-5-5-8-8-10-4-2-10-3-17-3-10 0-19 3-25 10-6 8-9 18-9 31v77h-22v-105c0-15 0-25-1-28h21c0 0 0 1 0 3s0 4 1 6c0 3 0 7 0 14 5-10 11-16 18-20 6-4 15-5 25-5 14 0 25 3 31 10 7 8 10 19 10 36v89zM10676 181c-7 2-14 3-22 3-18 0-26-10-26-30v-89h-16v-16h16l7-30h15v30h24v16h-24v84c0 7 1 11 3 14 2 2 5 4 11 4 2 0 7-1 12-2zM10701 182v-27h24v27z">
          <text:p/>
        </draw:path>
        <draw:path draw:style-name="gr2" draw:text-style-name="P2" draw:layer="layout" svg:width="10.726cm" svg:height="0.235cm" svg:x="14.815cm" svg:y="19.687cm" svg:viewBox="0 0 10727 236" svg:d="M85 29v154 1h-1-24-1v-1-154h1v1h-59-1v-1-19-1h1 142 1v1 19 1h-1-59v-1zM84 28h59v1h-2v-19h2v1h-142v-1h2v19h-2v-1h59 2v1 154h-2v-1h24v1h-2v-154-1zM186 72c4-9 10-15 17-19 7-5 16-7 26-7 15 0 26 4 33 11 7 8 10 20 10 37v89 1h-1-22-1v-1-85c0-9-1-16-3-20s-4-7-8-9-9-3-15-3c-11 0-18 3-24 10s-9 16-9 28v79 1h-2-22-1v-1-182-1h1 22 2v1 47c0 5-1 10-1 15 0 6 0 9 0 10h-2v-2h1v2zM187 74h-1-1v-2c0 0 0-3 1-9 0-5 0-10 0-15v-47h1v1h-22v-1h2v182h-2v-1h22v1h-1v-79c0-12 3-22 10-30 6-7 15-11 26-11 7 0 12 1 16 4 5 2 8 5 9 10 2 5 3 12 3 21v85h-1v-1h22v1h-1v-89c0-17-4-28-10-35-7-7-17-10-31-10-10 0-18 2-25 6-6 4-11 10-16 18v1zM304 22v-21-1h1 22 1v1 21 1h-1-22-1zM305 21h22v1h-2v-21h2v1h-22v-1h1v21h-1zM304 183v-133-1h1 22 1v1 133 1h-1-22-1zM305 182h22v1h-2v-133h2v1h-22v-1h1v133h-1zM460 146c0 12-5 22-14 30-10 7-24 11-41 11-16 0-29-3-38-9-9-5-16-15-18-27l-1-1h2l19-4h1l1 1c1 7 5 12 11 15 5 3 13 4 23 4 11 0 19-1 24-4 5-4 7-8 7-15 0-5-1-8-5-12-3-3-9-5-16-7v-2 2l-16-4v-2 2c-13-4-22-7-27-10-6-3-10-7-13-12s-5-10-5-17c0-12 5-22 13-29 9-6 22-9 39-9 14 0 26 2 35 8 9 5 15 13 17 25v1h-1l-20 3h-1v-1c-2-6-5-10-10-13s-12-4-20-4c-10 0-17 1-22 4-4 3-6 7-6 13 0 3 1 6 2 8 2 2 5 4 9 6 3 2 11 4 24 7 11 3 20 6 25 8 5 3 9 6 13 9 3 3 5 7 7 11 1 4 2 8 2 14zM458 146c0-5-1-10-3-13-1-4-3-8-6-11-3-2-7-5-12-8-5-2-13-5-25-8v-1 1c-12-3-20-5-24-7-4-1-7-4-9-6-3-3-4-6-4-10 0-7 3-12 8-15s13-5 23-5c9 0 16 2 22 5 5 3 9 8 10 14l-1 1v-2l19-2 1 1-2 1c-2-12-7-19-15-24-9-5-20-8-34-8-17 0-29 3-37 9s-13 15-13 27c0 6 2 11 5 16 3 4 7 8 12 11s14 6 26 9l16 4c8 2 14 5 18 9 4 3 6 8 6 13 0 7-3 13-8 17-6 3-14 5-26 5-10 0-19-2-25-5-6-4-10-9-12-16l1-1 1 1-20 4v-1h1c3 11 8 19 17 25s21 8 37 8c17 0 30-3 39-10s14-16 14-28zM639 161c-4 9-10 16-16 20-7 4-16 6-26 6-17 0-30-6-38-19-8-11-12-28-12-51 0-47 17-71 50-71 10 0 19 2 26 6 6 4 12 10 16 18h-1v-1 1l-1 1v-15-55-1h1 22 1v1 154c0 14 1 24 1 28v1h-1-21-1v-1c-1-1-1-4-1-9-1-6-1-10-1-13h2v1h-1v-1zM638 160h1 1v1c0 3 0 7 0 13 1 5 1 8 1 9h-1v-1h21v1h-1c-1-4-1-14-1-28v-154h1v1h-22v-1h1v55h-1 1l1 14v2h-2-1v-1c-4-8-9-13-16-17-6-3-14-5-24-5-32 0-47 22-47 68 0 22 4 39 11 50 8 12 20 17 36 17 10 0 18-2 24-5 7-4 12-10 16-19zM573 116c0 18 2 31 7 39s12 11 23 11c12 0 20-4 26-12 5-9 8-22 8-40 0-17-3-29-8-37-6-8-14-12-26-12-11 0-18 4-23 12s-7 21-7 39zM570 116c0-19 3-32 8-41 5-8 14-12 25-12 12 0 22 4 28 12 5 9 8 22 8 39 0 19-3 32-8 41-6 9-16 14-28 14s-20-5-25-13-8-22-8-40zM694 183v-102c0-10 0-20-1-31v-1h1 21 1v1c1 15 1 24 1 27h-1v-1h1v1h-2c4-12 8-20 13-24s12-7 20-7c3 0 6 1 9 2h1v1 20 2l-1-1c-3-1-7-1-12-1-9 0-15 4-20 11-4 8-7 19-7 33v70 1h-1-22-1zM695 182h22v1h-1v-70c0-15 2-26 7-34s13-13 22-13c5 0 9 1 12 2v1h-1v-20h1v1c-3-1-6-1-9-1-8 0-14 2-18 6-5 4-9 11-12 22v1h-1-1-1v-1c0-3 0-12-1-27h1v1h-21v-1h2c0 11 0 21 0 31v102h-1zM811 187c-14 0-24-4-31-11-7-8-10-18-10-31 0-14 4-25 14-32 9-8 24-12 44-12l30-1v1h-2v-7c0-10-2-17-6-22-4-4-11-7-21-7-9 0-16 2-20 5-5 3-7 8-8 15v2l-1-1-23-2h-2l1-1c3-24 22-37 54-37 17 0 29 4 38 12s13 19 13 34v57c0 6 1 11 2 14 2 3 5 4 9 4 2 0 4 0 7-1h2v2 14 1h-1c-6 2-12 2-18 2-8 0-14-2-18-6-4-5-6-13-7-22h1v1-1h1c-6 11-13 19-20 23-8 5-17 7-28 7zM811 184c10 0 19-2 26-6 8-4 14-12 20-22v-1h1 1l1 2c0 9 2 16 6 20 3 4 8 6 16 6 6 0 12-1 17-2v1h-1v-14h1l1 1c-3 0-6 1-8 1-5 0-9-2-11-6-2-3-2-9-2-15v-57c0-14-4-25-13-32-8-8-20-11-36-11-31 0-48 11-52 34h-1v-1l23 2v1h-1c0-7 3-13 8-17 5-3 12-5 22-5s18 2 23 7c4 5 7 13 7 24v7 2h-1-30v-1 1c-20 1-34 5-43 12s-13 17-13 30c0 12 3 21 10 29 6 7 16 10 29 10zM816 167c8 0 15-2 21-6 6-3 11-8 14-14 4-6 5-13 5-19v-11h2v1l-24 1c-11 0-18 1-23 3-6 2-9 4-12 8s-4 9-4 16c0 6 2 12 5 15 4 4 9 6 16 6zM816 169c-8 0-13-2-18-6-4-4-6-10-6-17s2-13 5-17 7-8 13-10c5-2 13-3 24-3v1-1h24 1v1 11c0 7-2 14-6 20-3 7-9 12-15 16-6 3-14 5-22 5zM1044 184h-26-1v-1l-23-94-5-21h2 1c-1 4-2 9-4 16-1 7-9 40-24 99l-1 1h-1-25-1v-1l-37-133-1-1h2 22 1v1l22 89-1 1 1-1c1 2 3 10 5 25h-1-1l2-9v-1l28-104v-1h1 23 1l1 1 23 90 5 24h-1-1l4-17 25-97v-1h1 21 2v1l-38 133zM1042 183l38-133h1v1h-21v-1h1l-25 97h-1 1l-4 17-1 5-1-5-6-23h1-1l-23-91h1v1h-23v-1h1l-28 105h-1 1l-2 9-1 6-1-6c-3-14-5-22-5-24l-23-90h2v1h-22v-1h1l37 133h-1v-1h25v1h-1c15-60 23-93 25-99 1-7 3-13 3-16l2-6 1 6 4 20-1 1 1-1 23 95h-1v-1h26v1zM1096 22v-21-1h1 22 1v1 21 1h-1-22-1zM1097 21h22v1h-1v-21h1v1h-22v-1h1v21h-1zM1096 183v-133-1h1 22 1v1 133 1h-1-22-1zM1097 182h22v1h-1v-133h1v1h-22v-1h1v133h-1zM1235 183v-85c0-8-1-15-3-20-2-4-4-7-8-9-3-2-8-3-15-3-11 0-19 3-24 10-6 7-9 17-9 30v77 1h-2-21-2v-1-105c0-15 0-24 0-28l-1-1h2 21 1v1c0 0 0 1 0 3s0 4 0 6c0 3 1 7 1 14h-2v-2h1v2l-1-1c5-9 11-16 18-20s15-6 25-6c15 0 26 4 33 11 7 8 10 20 10 37v89 1h-1-22-1zM1236 182h22v1h-1v-89c0-16-4-28-10-35-7-7-17-10-31-10-10 0-18 2-24 5-6 4-12 10-17 19v1h-1-1-1v-1c0-7 0-11 0-13 0-3 0-5 0-7-1-1-1-2-1-3h2v1h-21v-1h1c1 3 1 13 1 28v105h-1v-1h21v1h-1v-77c0-14 3-24 10-31 6-8 15-12 26-12 7 0 13 1 17 4 4 2 7 6 8 11 2 5 3 12 3 20v85h-1zM1343 236c-15 0-26-3-35-9-9-5-15-14-17-24v-2h1l22-3h1v1c2 6 5 10 10 13 4 3 11 5 19 5 21 0 31-12 31-37v-23h1v2-2l1 1c-4 9-10 16-17 21-8 4-16 6-26 6-17 0-29-5-37-17-8-11-12-29-12-52s5-41 13-52c8-12 21-17 38-17 10 0 18 2 25 6 7 5 13 11 17 19l-2 1v-2h1v2h-2c0-3 1-7 1-13s1-10 1-11h1 21 1v1c0 4 0 13 0 27v102c0 38-20 57-57 57zM1343 234c36 0 54-18 54-55v-102c0-14 0-23 1-27h1v1h-21v-1l1 1c0 0 0 3-1 9 0 6 0 10 0 13v1h-1-1l-1-1c-3-8-8-13-15-18-7-4-15-6-24-6-16 0-28 5-36 16s-12 28-12 51 4 40 11 50c7 12 19 17 35 17 9 0 17-2 24-6 8-5 13-12 17-20v-1h1 2v1 23c0 26-12 39-34 39-9 0-16-1-21-5-5-3-9-8-10-15h1v1l-22 4v-2h1c3 10 8 18 16 23 9 6 20 9 34 9zM1375 116c0-11-1-20-4-27-3-8-7-14-12-18s-11-6-17-6c-11 0-19 4-24 12s-7 21-7 39 2 31 7 38c4 8 12 11 23 11 7 0 13-1 18-5s9-10 12-17c3-8 4-17 4-27zM1378 116c0 11-2 20-5 28-3 7-7 13-13 18-5 4-12 6-19 6-12 0-21-4-26-12-4-9-7-22-7-40s3-32 8-40c5-9 14-13 26-13 6 0 13 2 18 6 6 5 10 11 13 19s5 17 5 28zM1501 22v-21-1h2 22 1v1 21 1h-1-22-2zM1503 21h22v1h-2v-21h2v1h-22v-1h1v21h-1zM1501 183v-133-1h2 22 1v1 133 1h-1-22-2zM1503 182h22v1h-2v-133h2v1h-22v-1h1v133h-1zM1658 146c0 12-5 22-14 30-10 7-24 11-41 11-16 0-29-3-38-9-9-5-16-15-18-27l-1-1h2l19-4h1l1 1c1 7 5 12 11 15 5 3 13 4 23 4 11 0 19-1 24-4 5-4 7-8 7-15 0-5-1-8-5-12-3-3-9-5-16-7v-2 2l-16-4v-2 2c-13-4-22-7-27-10-6-3-10-7-13-12s-5-10-5-17c0-12 5-22 13-29 9-6 22-9 39-9 14 0 26 2 35 8 9 5 15 13 17 25v1h-1l-20 3h-1v-1c-2-6-5-10-10-13s-12-4-20-4c-10 0-17 1-22 4-4 3-6 7-6 13 0 3 1 6 2 8 2 2 5 4 9 6 3 2 11 4 24 7 11 3 20 6 25 8 5 3 9 6 12 9 4 3 6 7 8 11 1 4 2 8 2 14zM1656 146c0-5-1-10-3-13-1-4-3-8-6-11-3-2-7-5-12-8-5-2-13-5-25-8v-1 1c-12-3-20-5-24-7-4-1-7-4-9-6-3-3-4-6-4-10 0-7 3-12 8-15s13-5 23-5c9 0 16 2 22 5 5 3 9 8 10 14l-1 1v-2l19-2 1 1-2 1c-2-12-7-19-15-24-9-5-20-8-34-8-17 0-29 3-37 9s-13 15-13 27c0 6 2 11 5 16 3 4 7 8 12 11s14 6 26 9l16 4c8 2 14 5 18 9 4 3 6 8 6 13 0 7-3 13-8 17-6 3-14 5-26 5-10 0-19-2-25-5-6-4-10-9-12-16l1-1 1 1-20 4v-1h1c3 11 8 19 17 25s21 8 37 8c17 0 30-3 39-10s14-16 14-28zM1866 116c0 23-6 41-16 52-10 13-26 19-45 19-20 0-35-6-45-19-10-12-15-30-15-52 0-46 21-70 61-70 20 0 35 6 45 17 10 12 15 29 15 53zM1863 116c0-23-4-40-14-51-9-11-23-16-43-16-39 0-58 22-58 67 0 22 4 38 14 50 10 13 24 18 43 18s33-5 43-17c10-11 15-28 15-51zM1840 116c0-18-3-31-8-39s-14-12-26-12c-13 0-21 4-27 12-5 8-8 21-8 39 0 17 2 30 8 38 5 9 14 13 26 13 13 0 21-4 27-12 5-8 8-21 8-39zM1843 116c0 18-3 32-9 40-6 9-16 13-29 13s-22-4-28-13-9-23-9-40c0-18 3-32 9-40 6-9 16-13 29-13s23 4 28 12c6 9 9 23 9 41zM1915 50v84c0 8 1 15 3 20 2 4 4 7 8 9 3 2 8 3 15 3 11 0 19-3 24-10 6-7 9-17 9-30v-76-1h2 22 1v1 104c0 15 0 25 0 29l1 1h-2-20-2v-1c0 0 0-1 0-3s0-4 0-6c0-4-1-8-1-15h2v2h-1v-2l1 1c-5 9-11 17-18 21s-15 6-25 6c-15 0-26-4-33-11-7-9-10-21-10-38v-88-1h1 22 1zM1914 51h-22v-1h1v88c0 16 4 28 10 36 7 7 17 10 31 10 10 0 18-2 24-5 6-4 12-11 17-20v-1h1 1 1v1c0 7 0 11 0 14s0 5 1 7c0 1 0 2 0 3h-1v-1h20v1h-1c0-3-1-14-1-29v-104h2v1h-22v-1h1v76c0 14-3 24-10 31-6 8-15 12-26 12-7 0-13-1-17-4-4-2-7-6-8-11-2-5-3-12-3-20v-84h1zM2032 183v-102c0-10 0-20-1-31v-1h1 21 1v1c1 15 1 24 1 27h-1v-1h1v1h-2c4-12 8-20 13-24s11-7 20-7c3 0 6 1 9 2h1v1 20 2l-1-1c-3-1-7-1-12-1-9 0-15 4-20 11-4 8-7 19-7 33v70 1h-1-22-1zM2033 182h22v1h-1v-70c0-15 2-26 7-34s13-13 22-13c5 0 9 1 12 2v1h-1v-20h1v1c-3-1-6-1-9-1-8 0-14 2-18 6-5 4-9 11-12 22v1h-1-1-1v-1c0-3 0-12-1-27h1v1h-21v-1h2c0 11 0 21 0 31v102h-1zM2298 115c0 47-17 72-50 72-20 0-35-8-42-25h1v1-1l1-1c0 1 0 8 0 22v52 1h-1-22-1v-1-158c0-14 0-23-1-27v-1h1 22 1v1c0 0 0 1 0 3s1 5 1 10c0 4 0 7 0 8h-1v-1 1h-1c4-9 10-15 16-19 7-4 16-6 26-6 17 0 29 6 38 17 8 11 12 29 12 52zM2295 115c0-23-3-40-11-50-8-11-20-16-36-16-10 0-18 2-25 5-6 4-11 10-15 18h-1-1v-1c0-1-1-4-1-8s0-7 0-9-1-3-1-4h2v1h-22v-1h2c0 4 0 13 0 27v158h-1v-1h22v1h-1v-52c0-14 0-21-1-21l-1-2h3 1v1c7 16 20 23 40 23 32 0 47-23 47-69zM2272 116c0-18-2-31-7-39-5-7-12-11-22-11-9 0-15 2-20 5-5 4-8 9-11 17-2 7-4 17-4 30 0 17 3 29 8 37 6 8 14 12 26 12 11 0 18-4 23-11 5-8 7-21 7-40zM2275 116c0 19-3 33-8 41s-13 12-25 12-22-4-28-12c-5-9-8-22-8-39 0-13 1-23 4-31 2-8 6-14 11-18s13-6 22-6c11 0 19 5 24 13s8 21 8 40zM2324 183v-102c0-10 0-20 0-31l-1-1h2 21 1v1c0 15 1 24 1 27h-2v-1h1v1h-1c3-12 7-20 12-24s12-7 20-7c3 0 6 1 10 2v1 20 2l-1-1c-3-1-7-1-11-1-9 0-16 4-20 11-5 8-7 19-7 33v70 1h-2-21-2zM2326 182h21v1h-1v-70c0-15 3-26 8-34s12-13 22-13c4 0 9 1 12 2l-1 1h-1v-20h1v1c-3-1-6-1-9-1-8 0-14 2-18 6s-8 11-12 22v1h-1-1-1v-1c0-3 0-12-1-27h2v1h-21v-1h1c1 11 1 21 1 31v102h-1zM2520 116c0 23-5 41-15 52-11 13-26 19-45 19-20 0-35-6-45-19-10-12-15-30-15-52 0-46 20-70 60-70 21 0 36 6 46 17 10 12 14 29 14 53zM2518 116c0-23-5-40-14-51s-24-16-44-16c-39 0-58 22-58 67 0 22 5 38 15 50 10 13 24 18 43 18s33-5 43-17c10-11 15-28 15-51zM2495 116c0-18-3-31-8-39s-14-12-26-12c-13 0-22 4-27 12-6 8-9 21-9 39 0 17 3 30 9 38 5 9 14 13 25 13 13 0 22-4 28-12 5-8 8-21 8-39zM2497 116c0 18-3 32-8 40-6 9-16 13-30 13-12 0-22-4-27-13-6-9-9-23-9-40 0-18 3-32 9-40 6-9 16-13 29-13s22 4 28 12c6 9 8 23 8 41zM2660 115c0 47-16 72-49 72-21 0-35-8-43-25h2v1h-1v-1l1-1c0 1 1 8 1 22v52 1h-2-22-1v-1-158c0-14 0-23-1-27v-1h2 21 1v1c0 0 0 1 1 3 0 2 0 5 0 10 0 4 0 7 0 8h-1v-1h1v1h-1c3-9 9-15 15-19 7-4 16-6 27-6 16 0 29 6 37 17s12 29 12 52zM2658 115c0-23-4-40-12-50-8-11-19-16-35-16-11 0-19 2-25 5-6 4-11 10-15 18h-1-1-1v-1c0-1 0-4 0-8-1-4-1-7-1-9s0-3 0-4h1v1h-21v-1h1c0 4 1 13 1 27v158h-2v-1h22v1h-1v-52c0-14 0-21 0-21l-1-2h2 1l1 1c6 16 20 23 40 23 31 0 47-23 47-69zM2635 116c0-18-3-31-7-39-5-7-13-11-23-11-9 0-15 2-20 5-5 4-8 9-11 17-2 7-3 17-3 30 0 17 2 29 8 37 5 8 13 12 26 12 10 0 18-4 22-11 5-8 8-21 8-40zM2637 116c0 19-2 33-7 41-6 8-14 12-25 12-13 0-23-4-28-12-6-9-9-22-9-39 0-13 1-23 4-31s7-14 12-18 12-6 21-6c11 0 19 5 25 13 5 8 7 21 7 40zM2705 121c0 15 3 26 10 34 6 8 14 12 26 12 9 0 17-2 22-6 6-4 9-8 11-14l1-1 1 1 19 5h1v2c-8 22-27 33-55 33-20 0-35-6-45-19-11-12-16-30-16-53 0-22 5-39 16-51 10-12 25-18 44-18 40 0 60 24 60 72v3 1h-2-94v-1zM2704 119h94v2h-1v-3c0-47-19-69-57-69-19 0-33 5-43 17-10 11-15 28-15 49 0 23 5 40 15 51 10 13 25 18 44 18 28 0 45-10 53-31h1v1l-20-5 1-1h1c-2 6-6 11-12 15s-14 6-24 6c-12 0-22-4-28-13-7-8-10-20-10-35v-2zM2774 104c-1-14-4-24-10-30-5-6-13-9-24-9s-18 3-25 10c-6 7-9 17-9 29h-2v-1h72v1zM2776 105h-72-1v-1c1-13 4-23 11-30 6-8 15-11 26-11s20 3 26 10c6 6 10 17 11 31v1zM2827 183v-102c0-10-1-20-1-31v-1h1 21 1v1c1 15 1 24 1 27h-1v-1 1h-1c4-12 8-20 12-24 5-4 12-7 21-7 3 0 6 1 9 2h1v1 20 2l-2-1c-3-1-6-1-11-1-9 0-15 4-20 11-5 8-7 19-7 33v70 1h-1-22-1zM2828 182h22v1h-2v-70c0-15 3-26 8-34s12-13 22-13c5 0 9 1 12 2v1h-2v-20h2l-1 1c-3-1-6-1-8-1-8 0-14 2-19 6-4 4-8 11-12 22v1h-1-1v-1c0-3-1-12-1-27h1v1h-21v-1h1c1 11 1 21 1 31v102h-1zM2961 183c-7 2-15 3-23 3-18 0-27-11-27-32v-88h1v1h-15-2v-1-16-1h2 16v1h-1l6-30v-1h1 15 1v1 30h-1v-1h24 2v1 16 1h-2-24v-1h1v83c0 6 1 11 3 13s5 3 10 3c3 0 7 0 12-1l2-1v2 17 1zM2959 182v-17h2v1c-6 1-10 2-13 2-6 0-10-2-12-5-2-2-3-7-3-14v-83-1h1 24v1h-1v-16h1v1h-24-1v-1-30h1v2h-15v-2l2 1-7 29v1h-1-16v-1h1v16h-1v-1h15 1v1 88c0 21 8 30 25 30 8 0 15-1 22-3l1 1zM2986 236c-6 0-11 0-15-1h-1v-1-17-1h1c3 0 7 1 10 1 14 0 24-10 32-30l1 1-1-1 2-5h1l-1 1-53-133v-1h2 23 1v1l28 72v1c0 1 1 2 1 4 1 1 3 7 6 16s5 14 5 15h-1-1l8-24h1-1l29-84v-1h1 23 2v1l-51 133c-6 15-11 25-16 32-4 7-10 12-16 16-6 3-12 5-20 5zM2986 234c7 0 13-2 19-5 6-4 11-8 15-15 5-7 10-17 15-31h2-2l51-133h1v1h-23v-1h1l-29 84-8 24-2 5-1-5c0-1-1-6-4-15-4-9-5-14-6-16-1-1-1-2-1-4h1-1l-28-73h1v1h-23v-1h1l52 132v1l-2 5c-8 20-20 31-34 31-3 0-7 0-10-1v-1h1v17h-1v-2c4 1 9 2 15 2zM3136 157v20c0 8-1 16-2 22-2 6-4 11-8 17h-1-15-2l1-2c8-11 12-21 12-31h1v1h-11-1v-1-26-2h1 24 1zM3135 158h-24v-1h1v26h-1v-1h11 1v1c0 10-4 22-12 33l-1-1v-1h15v1l-1-1c3-5 6-10 7-16 2-6 3-13 3-21v-20h1zM3110 75v-25-1h1 24 1v1 25 2h-1-24-1zM3111 74h24v1h-1v-25h1v1h-24v-1h1v25h-1zM3243 22v-21-1h1 22 2v1 21 1h-2-22-1zM3244 21h22v1h-1v-21h1v1h-22v-1h2v21h-2zM3243 183v-133-1h1 22 2v1 133 1h-2-22-1zM3244 182h22v1h-1v-133h1v1h-22v-1h2v133h-2zM3351 183c-8 2-15 3-23 3-18 0-27-11-27-32v-88h1v1h-15-2v-1-16-1h2 16v1h-2l7-30v-1h1 15 1v1 30h-1v-1h24 1v1 16 1h-1-24v-1h1v83c0 6 1 11 3 13s5 3 10 3c3 0 7 0 12-1l2-1v2 17 1zM3349 182v-17h1l1 1c-6 1-10 2-13 2-6 0-10-2-12-5-2-2-3-7-3-14v-83-1h1 24v1h-1v-16h1v1h-24-1v-1-30h1v2h-15v-2l1 1-6 29v1h-1-16v-1h1v16h-1v-1h15 1v1 88c0 21 8 30 25 30 8 0 15-1 22-3v1zM3457 115c0 18 3 30 9 39 5 8 13 12 24 12 7 0 13-2 18-6s8-10 10-19v-1h1l22 1 1 1v1c-1 13-7 23-16 32-10 8-22 12-36 12-19 0-33-6-43-19-10-12-15-30-15-52 0-23 5-40 15-52s24-18 43-18c14 0 25 4 34 11s15 17 18 30v1h-2l-22 2h-1v-1c-2-7-4-13-9-17-4-4-10-6-19-6-11 0-19 4-24 11-5 8-8 20-8 38zM3455 115c0-18 3-31 8-39s14-12 26-12c9 0 16 2 21 6 5 5 8 11 9 18l-1 1v-2l22-1v1h-1c-2-12-8-21-16-28-9-7-20-10-33-10-18 0-32 5-41 17-10 11-14 28-14 50s4 39 14 50c9 13 23 18 41 18 14 0 25-3 34-11s14-18 16-30h1v1l-22-2v-1h1c-1 9-5 16-10 21-5 4-12 6-20 6-12 0-21-4-27-13-5-9-8-22-8-40zM3598 187c-13 0-24-4-31-11-6-8-10-18-10-31 0-14 5-25 14-32 9-8 24-12 44-12l30-1v1h-1v-7c0-10-2-17-7-22-4-4-11-7-20-7-10 0-17 2-21 5s-7 8-8 15v2l-1-1-23-2h-1v-1c4-24 22-37 54-37 17 0 30 4 38 12 9 8 13 19 13 34v57c0 6 1 11 3 14 1 3 4 4 8 4 2 0 5 0 7-1h2v2 14 1h-1c-6 2-11 2-17 2-9 0-15-2-19-6-4-5-6-13-7-22h2v1h-1v-1h1c-6 11-12 19-20 23-8 5-17 7-28 7zM3598 184c11 0 19-2 27-6 7-4 13-12 19-22v-1h1 1 1v2c0 9 2 16 6 20 3 4 9 6 17 6 5 0 11-1 16-2l1 1h-2v-14h2v1c-3 0-5 1-8 1-5 0-9-2-10-6-2-3-3-9-3-15v-57c0-14-4-25-12-32-8-8-21-11-37-11-31 0-48 11-52 34h-1v-1l23 2v1h-1c1-7 4-13 8-17 5-3 13-5 23-5s17 2 22 7 7 13 7 24v7 2h-1-30v-1 1c-20 1-34 5-42 12-9 7-13 17-13 30 0 12 3 21 9 29 7 7 16 10 29 10zM3603 167c8 0 15-2 21-6 6-3 11-8 14-14 4-6 6-13 6-19v-11h1v1l-24 1c-10 0-18 1-23 3s-9 4-12 8-4 9-4 16c0 6 2 12 6 15 3 4 8 6 15 6zM3603 169c-7 0-13-2-17-6s-6-10-6-17 1-13 4-17 7-8 13-10c5-2 13-3 24-3v1-1h24 1v1 11c0 7-2 14-5 20-4 7-9 12-16 16-6 3-14 5-22 5zM3787 183v-85c0-8-1-15-2-20-2-4-5-7-8-9-4-2-9-3-16-3-10 0-18 3-24 10s-9 17-9 30v77 1h-1-22-1v-1-105c0-15-1-24-1-28v-1h1 21 1v1c0 0 0 1 0 3 1 2 1 4 1 6 0 3 0 7 0 14h-1v-2 2l-1-1c5-9 11-16 18-20s16-6 25-6c15 0 26 4 33 11 7 8 11 20 11 37v89 1h-2-22-1zM3788 182h22v1h-1v-89c0-16-3-28-10-35-6-7-16-10-31-10-9 0-17 2-24 5-6 4-12 10-17 19v1h-1-1v-1c-1-7-1-11-1-13 0-3 0-5 0-7 0-1 0-2 0-3h1v1h-21v-1h1c1 3 1 13 1 28v105h-1v-1h22v1h-1v-77c0-14 3-24 9-31 6-8 15-12 26-12 7 0 13 1 17 4 4 2 7 6 9 11s2 12 2 20v85h-1zM3860 65h-17-1v-1l-3-54v-1h1 23 1v1l-3 54v1zM3859 64l2-54h2v1h-23v-1h1l3 54h-1v-1h17v1zM3943 183c-7 2-15 3-23 3-18 0-27-11-27-32v-88h1v1h-15-1v-1-16-1h1 16v1h-1l6-30v-1h1 15 1v1 30h-1v-1h24 2v1 16 1h-2-24v-1h1v83c0 6 1 11 3 13s5 3 10 3c3 0 7 0 12-1l2-1v2 17 1zM3941 182v-17h2v1c-6 1-10 2-13 2-5 0-10-2-12-5-2-2-3-7-3-14v-83-1h1 24v1h-1v-16h1v1h-24-1v-1-30h1v2h-15v-2l2 1-7 29v1h-1-16v-1h1v16h-1v-1h15 1v1 88c0 21 8 30 25 30 8 0 15-1 22-3l1 1zM4145 115c0 47-17 72-50 72-10 0-19-2-26-6-6-4-12-11-16-19h1v1-1h1c0 2 0 6-1 12 0 5 0 8-1 9v1h-1-21-1v-1c0-4 1-14 1-28v-154-1h1 22 1v1 52c0 5 0 11-1 18h-1v-1h1v1h-1c4-9 9-15 16-19s16-6 26-6c17 0 30 6 38 18 8 11 12 28 12 51zM4142 115c0-22-4-39-11-50-8-11-20-16-36-16-10 0-18 2-24 5-7 4-12 9-16 18h-1-1-1v-1c0-7 1-13 1-18v-52h1v1h-22v-1h1v154c0 14 0 24-1 28h-1v-1h21v1h-1c0-1 0-4 1-9 0-6 0-10 0-12v-2h2 1v1c4 8 9 14 16 18 6 3 14 5 24 5 32 0 47-23 47-69zM4119 116c0-18-2-31-7-39s-12-11-23-11c-12 0-20 4-26 12-5 8-8 21-8 39s3 30 8 38 14 12 26 12c11 0 18-4 23-12s7-21 7-39zM4122 116c0 19-3 32-8 41-5 8-14 12-25 12-13 0-22-4-28-12-6-9-8-22-8-40s2-32 8-40c6-9 16-14 28-14s20 5 25 13 8 22 8 40zM4190 121c0 15 3 26 9 34s15 12 26 12c10 0 17-2 23-6 5-4 9-8 11-14v-1l1 1 20 5h1l-1 2c-8 22-26 33-55 33-19 0-35-6-45-19-11-12-16-30-16-53 0-22 5-39 16-51 10-12 25-18 45-18 39 0 59 24 59 72v3 1h-1-94v-1zM4189 119h94v2h-1v-3c0-47-19-69-57-69-19 0-33 5-43 17-10 11-15 28-15 49 0 23 5 40 15 51 10 13 24 18 43 18 28 0 45-10 53-31h1v1l-19-5v-1h1c-2 6-6 11-12 15s-14 6-24 6c-12 0-22-4-28-13-6-8-10-20-10-35v-2zM4259 104c-1-14-5-24-10-30-6-6-14-9-25-9-10 0-18 3-24 10s-9 17-10 29h-1v-1h71v1zM4260 105h-71-1v-1c0-13 4-23 10-30 6-8 15-11 26-11s20 3 26 10c6 6 10 17 11 31v1zM4381 183v-102c0-10 0-20-1-31v-1h1 21 1v1c1 15 1 24 1 27h-1v-1h1v1h-2c4-12 8-20 13-24s11-7 20-7c3 0 6 1 9 2h1v1 20 2l-1-1c-3-1-7-1-12-1-9 0-15 4-20 11-4 8-7 19-7 33v70 1h-1-22-1zM4382 182h22v1h-1v-70c0-15 2-26 7-34s13-13 22-13c5 0 9 1 12 2v1h-1v-20h1v1c-3-1-6-1-9-1-8 0-14 2-18 6-5 4-9 11-12 22v1h-1-1-1v-1c0-3 0-12-1-27h1v1h-21v-1h2c0 11 0 21 0 31v102h-1zM4482 121c0 15 3 26 9 34s15 12 27 12c9 0 16-2 22-6s9-8 11-14l1-1 1 1 19 5h1v2c-8 22-27 33-55 33-20 0-35-6-46-19-10-12-15-30-15-53 0-22 5-39 15-51 11-12 26-18 45-18 39 0 59 24 59 72v3 1h-1-94v-1zM4481 119h94v2h-1v-3c0-47-19-69-57-69-19 0-33 5-43 17-10 11-15 28-15 49 0 23 5 40 15 51 10 13 24 18 44 18 27 0 45-10 52-31h2l-1 1-19-5v-1h2c-3 6-7 11-13 15s-14 6-23 6c-13 0-22-4-29-13-6-8-9-20-9-35v-2zM4551 104c-1-14-4-24-10-30s-14-9-24-9c-11 0-19 3-25 10s-9 17-10 29h-1v-1h71v1zM4552 105h-71-1v-1c0-13 4-23 10-30 7-8 16-11 27-11s20 3 26 10c6 6 9 17 11 31v1zM4717 115c0 47-17 72-50 72-21 0-35-8-42-25h1v1-1l1-1c0 1 0 8 0 22v52 1h-1-22-1v-1-158c0-14 0-23-1-27v-1h1 22 1v1c0 0 0 1 0 3s1 5 1 10c0 4 0 7 0 8h-1v-1 1h-1c4-9 10-15 16-19 7-4 15-6 26-6 17 0 29 6 38 17 8 11 12 29 12 52zM4714 115c0-23-3-40-11-50-8-11-20-16-36-16-10 0-18 2-25 5-6 4-11 10-15 18h-1-1v-1c0-1-1-4-1-8s0-7 0-9c-1-2-1-3-1-4h2v1h-22v-1h2c0 4 0 13 0 27v158h-1v-1h22v1h-1v-52c0-14 0-21-1-21l-1-2h3 1v1c7 16 20 23 40 23 32 0 47-23 47-69zM4691 116c0-18-2-31-7-39-5-7-12-11-22-11-9 0-15 2-20 5-5 4-8 9-11 17-2 7-4 17-4 30 0 17 3 29 8 37 6 8 14 12 26 12 11 0 18-4 23-11 5-8 7-21 7-40zM4694 116c0 19-3 33-8 41s-14 12-25 12c-12 0-22-4-28-12-5-9-8-22-8-39 0-13 1-23 4-31 2-8 6-14 11-18s13-6 22-6c11 0 19 5 24 13s8 21 8 40zM4743 183v-102c0-10 0-20-1-31v-1h2 20 2v1c0 15 1 24 1 27h-2v-1h1v1h-1c3-12 7-20 12-24s12-7 20-7c3 0 6 1 10 2v1 20 2l-1-1c-3-1-7-1-12-1-8 0-15 4-19 11-5 8-7 19-7 33v70 1h-2-22-1zM4744 182h22v1h-1v-70c0-15 3-26 8-34s12-13 21-13c5 0 10 1 13 2l-1 1h-1v-20h1v1c-3-1-6-1-9-1-8 0-14 2-18 6-5 4-8 11-12 22v1h-1-1-1v-1c0-3 0-12-1-27h1v1h-20v-1h1c0 11 1 21 1 31v102h-2zM4939 116c0 23-5 41-15 52-11 13-26 19-45 19-20 0-35-6-45-19-10-12-15-30-15-52 0-46 20-70 60-70 21 0 36 6 46 17 9 12 14 29 14 53zM4937 116c0-23-5-40-14-51s-24-16-44-16c-39 0-58 22-58 67 0 22 5 38 15 50 9 13 24 18 43 18s33-5 43-17c10-11 15-28 15-51zM4914 116c0-18-3-31-8-39s-14-12-26-12c-13 0-22 4-27 12-6 8-9 21-9 39 0 17 3 30 9 38 5 9 13 13 25 13 13 0 22-4 28-12 5-8 8-21 8-39zM4916 116c0 18-3 32-8 40-6 9-16 13-30 13-12 0-22-4-27-13-6-9-9-23-9-40 0-18 3-32 9-40 6-9 16-13 29-13s22 4 28 12c5 9 8 23 8 41zM5051 161c-4 9-10 16-17 20s-15 6-25 6c-17 0-30-6-38-19-8-11-12-28-12-51 0-47 17-71 50-71 10 0 18 2 25 6s13 10 17 18h-1v-1 1l-1 1-1-15v-55-1h2 22 1v1 154c0 14 0 24 1 28v1h-2-21-1v-1c0-1 0-4-1-9 0-6 0-10 0-13h1v1-1zM5050 160h1v1c0 3 1 7 1 13 0 5 0 8 1 9h-2v-1h21v1h-1c0-4-1-14-1-28v-154h2v1h-22v-1h1v55h-1 1v14 2h-1-1v-1c-4-8-10-13-16-17-6-3-15-5-24-5-32 0-48 22-48 68 0 22 4 39 12 50 7 12 19 17 36 17 9 0 17-2 24-5 6-4 12-10 16-19zM4984 116c0 18 3 31 7 39 5 8 13 11 23 11 12 0 21-4 26-12 6-9 8-22 8-40 0-17-2-29-8-37-5-8-14-12-26-12-10 0-18 4-22 12-5 8-8 21-8 39zM4982 116c0-19 2-32 7-41 6-8 14-12 25-12 13 0 23 4 28 12 6 9 9 22 9 39 0 19-3 32-9 41-5 9-15 14-28 14-11 0-20-5-25-13s-7-22-7-40zM5129 50v84c0 8 1 15 3 20 1 4 4 7 7 9 4 2 9 3 16 3 10 0 18-3 24-10s9-17 9-30v-76-1h1 22 1v1 104c0 15 1 25 1 29v1h-1-21-1v-1c0 0 0-1 0-3s-1-4-1-6c0-4 0-8 0-15h1v2-2l1 1c-5 9-11 17-18 21s-15 6-25 6c-15 0-26-4-33-11-7-9-11-21-11-38v-88-1h2 22 1zM5128 51h-22v-1h1v88c0 16 3 28 10 36 6 7 16 10 31 10 9 0 17-2 24-5 6-4 12-11 17-20v-1h1 1v1c1 7 1 11 1 14s0 5 0 7c0 1 0 2 0 3h-1v-1h21v1h-1c-1-3-1-14-1-29v-104h1v1h-22v-1h1v76c0 14-3 24-9 31-6 8-15 12-26 12-7 0-13-1-17-4-4-2-7-6-9-11s-2-12-2-20v-84h1zM5264 115c0 18 3 30 8 39 6 8 13 12 24 12 8 0 14-2 19-6s8-10 9-19l1-1h1l22 1 1 1v1c-2 13-7 23-17 32-9 8-21 12-35 12-19 0-33-6-43-19-10-12-15-30-15-52 0-23 5-40 15-52s24-18 43-18c13 0 25 4 34 11s15 17 17 30l1 1h-2l-22 2h-2v-1c-1-7-4-13-8-17s-11-6-19-6c-11 0-19 4-24 11-5 8-8 20-8 38zM5262 115c0-18 2-31 8-39 5-8 14-12 26-12 9 0 16 2 21 6 4 5 8 11 9 18l-2 1v-2l23-1v1h-1c-2-12-8-21-16-28-9-7-20-10-33-10-18 0-32 5-41 17-10 11-15 28-15 50s5 39 15 50c9 13 23 18 41 18 14 0 25-3 34-11s14-18 16-30h1v1l-22-2v-1h1c-1 9-5 16-10 21-6 4-13 6-21 6-11 0-20-4-26-13-5-9-8-22-8-40zM5389 121c0 15 3 26 9 34 7 8 15 12 27 12 9 0 17-2 22-6 6-4 9-8 11-14l1-1 1 1 19 5h1v2c-8 22-27 33-55 33-20 0-35-6-46-19-10-12-15-30-15-53 0-22 5-39 15-51 11-12 26-18 45-18 39 0 59 24 59 72v3 1h-1-94v-1zM5388 119h94v2h-1v-3c0-47-19-69-57-69-19 0-33 5-43 17-10 11-15 28-15 49 0 23 5 40 15 51 10 13 25 18 44 18 28 0 45-10 53-31h1l-1 1-19-5v-1h2c-2 6-7 11-13 15-5 4-13 6-23 6-12 0-22-4-29-13-6-8-9-20-9-35v-2zM5458 104c-1-14-4-24-10-30s-14-9-24-9c-11 0-19 3-25 10s-9 17-9 29h-2v-1h72v1zM5460 105h-72-1v-1c1-13 4-23 10-30 7-8 16-11 27-11s20 3 26 10c6 6 10 17 11 31v1zM5596 161c-5 9-10 16-17 20s-16 6-26 6c-17 0-29-6-37-19-8-11-12-28-12-51 0-47 16-71 49-71 11 0 19 2 26 6s12 10 17 18h-1v-1 1l-2 1v-15-55-1h2 21 2v1 154c0 14 0 24 0 28l1 1h-2-21-1v-1c0-1-1-4-1-9 0-6 0-10 0-13h1v1-1zM5595 160h1v1c0 3 0 7 1 13 0 5 0 8 0 9h-1v-1h21v1h-1c-1-4-1-14-1-28v-154h1v1h-21v-1h1v55h-1 1v14 2h-1-1l-1-1c-4-8-9-13-15-17-7-3-15-5-25-5-31 0-47 22-47 68 0 22 4 39 12 50 7 12 19 17 35 17 10 0 18-2 25-5 6-4 11-10 15-19h1zM5529 116c0 18 2 31 7 39s12 11 23 11c12 0 21-4 26-12 6-9 8-22 8-40 0-17-2-29-8-37-5-8-14-12-26-12-11 0-18 4-23 12-4 8-7 21-7 39zM5527 116c0-19 2-32 7-41 5-8 14-12 25-12 13 0 22 4 28 12 6 9 9 22 9 39 0 19-3 32-9 41s-15 14-28 14c-11 0-20-5-25-13s-7-22-7-40zM5834 116c0 23-5 41-16 52-10 13-25 19-45 19-19 0-34-6-44-19-10-12-16-30-16-52 0-46 21-70 61-70 20 0 36 6 45 17 10 12 15 29 15 53zM5831 116c0-23-4-40-14-51-9-11-23-16-43-16-39 0-58 22-58 67 0 22 5 38 14 50 10 13 24 18 43 18s34-5 44-17c10-11 14-28 14-51zM5808 116c0-18-2-31-8-39-5-8-13-12-26-12-12 0-21 4-27 12-5 8-8 21-8 39 0 17 3 30 8 38 6 9 14 13 26 13 13 0 22-4 27-12 6-8 8-21 8-39zM5811 116c0 18-3 32-9 40-6 9-16 13-29 13-12 0-22-4-28-13s-8-23-8-40c0-18 2-32 8-40 6-9 16-13 29-13s23 4 29 12c5 9 8 23 8 41zM5860 183v-102c0-10 0-20 0-31l-1-1h2 20 2v1c0 15 1 24 1 27h-2v-1h1v1h-1c3-12 7-20 12-24s12-7 20-7c3 0 6 1 10 2v1 20 2l-1-1c-3-1-7-1-11-1-9 0-16 4-20 11-5 8-7 19-7 33v70 1h-2-22-1zM5861 182h22v1h-1v-70c0-15 3-26 8-34s12-13 22-13c4 0 9 1 12 2l-1 1h-1v-20h1v1c-3-1-6-1-9-1-8 0-14 2-18 6-5 4-8 11-12 22v1h-1-1-1v-1c0-3 0-12-1-27h1v1h-20v-1h1c0 11 1 21 1 31v102h-2zM6031 115c0 18 3 30 8 39 6 8 14 12 24 12 8 0 14-2 19-6s8-10 10-19v-1h1l22 1 1 1v1c-2 13-7 23-16 32-10 8-22 12-36 12-19 0-33-6-43-19-10-12-15-30-15-52 0-23 5-40 15-52s24-18 43-18c14 0 25 4 34 11s15 17 17 30l1 1h-2l-22 2h-1l-1-1c-1-7-3-13-8-17-4-4-10-6-19-6-11 0-19 4-24 11-5 8-8 20-8 38zM6029 115c0-18 3-31 8-39s14-12 26-12c9 0 16 2 21 6 5 5 8 11 9 18l-1 1v-2l22-1v1h-1c-2-12-8-21-16-28-9-7-20-10-33-10-18 0-32 5-41 17-10 11-15 28-15 50s5 39 15 50c9 13 23 18 41 18 14 0 25-3 34-11s14-18 16-30h1v1l-22-2v-1h1c-1 9-5 16-10 21-6 4-13 6-21 6-11 0-20-4-26-13-5-9-8-22-8-40zM6251 116c0 23-5 41-15 52-11 13-26 19-46 19-19 0-34-6-44-19-10-12-15-30-15-52 0-46 20-70 60-70 21 0 36 6 46 17 9 12 14 29 14 53zM6249 116c0-23-5-40-14-51-10-11-24-16-44-16-39 0-58 22-58 67 0 22 5 38 15 50 9 13 23 18 42 18 20 0 34-5 44-17 10-11 15-28 15-51zM6226 116c0-18-3-31-8-39s-14-12-26-12c-13 0-22 4-27 12-6 8-9 21-9 39 0 17 3 30 9 38 5 9 13 13 25 13 13 0 22-4 27-12 6-8 9-21 9-39zM6228 116c0 18-3 32-8 40-6 9-16 13-30 13-12 0-22-4-27-13-6-9-9-23-9-40 0-18 3-32 9-40 6-9 15-13 29-13 13 0 22 4 28 12 5 9 8 23 8 41zM6354 183v-85c0-12-2-21-5-25-3-5-9-7-18-7s-16 3-21 10-8 17-8 30v77 1h-1-22-1v-1-105c0-15-1-24-1-28v-1h1 21 1v1c0 0 0 1 0 3s1 4 1 6c0 3 0 7 0 14h-1v-2 2l-1-1c5-9 10-16 17-20 6-4 14-6 23-6 10 0 18 2 24 6 6 5 10 11 13 20l-1 1v-2 2l-1-1c4-9 10-16 17-20 6-4 15-6 24-6 14 0 24 4 30 12 6 7 9 19 9 36v89 1h-1-22-1v-1-85c0-12-1-21-5-25-3-5-9-7-18-7s-16 3-21 10-8 17-8 30v77 1h-1-22-1zM6355 182h22v1h-1v-77c0-14 2-24 8-32 5-7 13-11 23-11s16 3 20 8 6 14 6 27v85h-2v-1h22v1h-1v-89c0-16-3-28-9-35s-15-10-28-10c-9 0-17 2-23 5-6 4-11 10-16 19v1h-1-1l-1-1c-2-9-6-15-11-18-6-4-13-6-23-6-9 0-16 2-22 5-6 4-11 10-16 19v1h-1-1v-1c-1-7-1-11-1-13 0-3 0-5 0-7 0-1 0-2 0-3h1v1h-21v-1h1c1 3 1 13 1 28v105h-1v-1h22v1h-2v-77c0-14 3-24 9-31 5-8 13-12 23-12 9 0 16 3 20 8s5 14 5 27v85h-1zM6561 183v-85c0-12-1-21-5-25-3-5-9-7-18-7s-15 3-21 10c-5 7-8 17-8 30v77 1h-1-22-1v-1-105c0-15 0-24-1-28v-1h1 21 1v1c1 0 1 1 1 3s0 4 0 6c0 3 0 7 0 14h-1v-2h1v2l-2-1c5-9 11-16 17-20s14-6 23-6c10 0 19 2 25 6 6 5 10 11 12 20l-1 1v-2 2l-1-1c5-9 11-16 17-20 7-4 15-6 24-6 14 0 24 4 30 12 7 7 10 19 10 36v89 1h-1-22-1v-1-85c0-12-2-21-5-25-4-5-9-7-18-7-10 0-17 3-22 10s-7 17-7 30v77 1h-2-21-2zM6563 182h21v1h-1v-77c0-14 3-24 8-32 6-7 14-11 24-11 9 0 16 3 20 8 3 5 5 14 5 27v85h-1v-1h22v1h-2v-89c0-16-3-28-8-35-6-7-15-10-29-10-9 0-16 2-22 5-7 4-12 10-17 19v1h-1-1v-1c-2-9-6-15-12-18-5-4-13-6-23-6-8 0-16 2-22 5-5 4-11 10-15 19l-1 1h-1-1v-1c0-7 0-11 0-13-1-3-1-5-1-7 0-1 0-2 0-3h1v1h-21v-1h2c0 3 0 13 0 28v105h-1v-1h22v1h-1v-77c0-14 3-24 8-31 6-8 14-12 23-12 10 0 17 3 20 8 4 5 6 14 6 27v85h-1zM6716 50v84c0 8 1 15 2 20 2 4 4 7 8 9s9 3 16 3c10 0 18-3 24-10s9-17 9-30v-76-1h1 22 1v1 104c0 15 0 25 1 29v1h-1-21-1v-1c0 0 0-1-1-3 0-2 0-4 0-6 0-4 0-8 0-15h1v2-2l1 1c-5 9-11 17-18 21s-16 6-26 6c-14 0-25-4-32-11-7-9-11-21-11-38v-88-1h2 22 1zM6715 51h-22v-1h1v88c0 16 3 28 10 36 6 7 16 10 30 10 10 0 18-2 24-5 7-4 13-11 18-20v-1h1 1v1c0 7 1 11 1 14s0 5 0 7c0 1 0 2 0 3h-1v-1h21v1h-2c0-3 0-14 0-29v-104h1v1h-22v-1h1v76c0 14-3 24-9 31-7 8-15 12-26 12-8 0-13-1-17-4-4-2-7-6-9-11s-3-12-3-20v-84h2zM6916 183v-85c0-8-1-15-3-20-1-4-4-7-7-9-4-2-9-3-16-3-11 0-18 3-24 10s-9 17-9 30v77 1h-1-22-2v-1-105c0-15 0-24 0-28l-1-1h2 21 1v1c0 0 0 1 0 3s0 4 0 6c1 3 1 7 1 14h-1v-2 2l-1-1c5-9 11-16 18-20s15-6 25-6c15 0 26 4 33 11 7 8 10 20 10 37v89 1h-1-22-1zM6917 182h22v1h-1v-89c0-16-3-28-10-35-6-7-17-10-31-10-10 0-17 2-24 5-6 4-12 10-17 19v1h-1-2v-1c0-7 0-11 0-13 0-3 0-5 0-7-1-1-1-2-1-3h2v1h-21v-1h1c1 3 1 13 1 28v105h-1v-1h22v1h-2v-77c0-14 3-24 10-31 6-8 15-12 26-12 7 0 13 1 17 4 4 2 7 6 9 11 1 5 2 12 2 20v85h-1zM6972 22v-21-1h1 22 1v1 21 1h-1-22-1zM6973 21h22v1h-1v-21h1v1h-22v-1h1v21h-1zM6972 183v-133-1h1 22 1v1 133 1h-1-22-1zM6973 182h22v1h-1v-133h1v1h-22v-1h1v133h-1zM7046 115c0 18 3 30 8 39 5 8 13 12 24 12 8 0 14-2 19-6s8-10 9-19v-1h1l23 1 1 1v1c-2 13-8 23-17 32-9 8-21 12-35 12-19 0-34-6-44-19-9-12-14-30-14-52 0-23 5-40 14-52 10-12 25-18 43-18 14 0 26 4 35 11s15 17 17 30v1h-1l-23 2h-1v-1c-1-7-4-13-8-17-5-4-11-6-19-6-12 0-19 4-24 11-6 8-8 20-8 38zM7043 115c0-18 3-31 8-39 6-8 15-12 27-12 9 0 16 2 20 6 5 5 8 11 9 18l-1 1v-2l23-1v1h-1c-3-12-8-21-17-28-8-7-19-10-33-10-18 0-31 5-41 17-9 11-14 28-14 50s5 39 14 50c10 13 23 18 42 18 13 0 25-3 34-11 8-8 14-18 15-30h2l-1 1-22-2v-1h2c-2 9-5 16-11 21-5 4-12 6-20 6-11 0-20-4-26-13s-9-22-9-40zM7187 187c-14 0-24-4-31-11-7-8-11-18-11-31 0-14 5-25 14-32 10-8 25-12 45-12l29-1v1h-1v-7c0-10-2-17-6-22-5-4-11-7-21-7s-16 2-21 5c-4 3-6 8-7 15v2l-2-1-23-2h-1v-1c4-24 23-37 55-37 16 0 29 4 38 12 8 8 13 19 13 34v57c0 6 1 11 2 14 2 3 4 4 9 4 2 0 4 0 7-1h1v2 14 1h-1c-5 2-11 2-17 2-8 0-15-2-19-6-3-5-6-13-6-22h1v1h-1v-1h1c-5 11-12 19-20 23-7 5-17 7-27 7zM7187 184c10 0 19-2 26-6s14-12 19-22l1-1h1 1v2c1 9 3 16 6 20 4 4 9 6 17 6 6 0 11-1 17-2v1h-1v-14h1v1c-2 0-5 1-7 1-5 0-9-2-11-6-2-3-3-9-3-15v-57c0-14-4-25-12-32-8-8-20-11-36-11-32 0-49 11-52 34h-1v-1l23 2v1h-2c1-7 4-13 9-17 5-3 12-5 22-5s18 2 22 7c5 5 8 13 8 24v7 2h-2-29v-1 1c-20 1-34 5-43 12s-13 17-13 30c0 12 3 21 10 29 6 7 16 10 29 10zM7192 167c8 0 14-2 20-6 7-3 11-8 15-14 3-6 5-13 5-19v-11h1v1l-24 1c-10 0-18 1-23 3s-9 4-11 8c-3 4-4 9-4 16 0 6 1 12 5 15 4 4 9 6 16 6zM7192 169c-8 0-14-2-18-6s-6-10-6-17 2-13 5-17 7-8 12-10c6-2 14-3 24-3v1-1h24 2v1 11c0 7-2 14-6 20-4 7-9 12-15 16-7 3-14 5-22 5zM7344 183c-7 2-15 3-23 3-18 0-27-11-27-32v-88h1v1h-15-1v-1-16-1h1 16v1h-1l6-30v-1h1 15 1v1 30h-1v-1h24 2v1 16 1h-2-24v-1h1v83c0 6 1 11 3 13s5 3 10 3c3 0 7 0 12-1l2-1v2 17 1zM7342 182v-17h2v1c-6 1-10 2-13 2-5 0-10-2-12-5-2-2-3-7-3-14v-83-1h1 24v1h-1v-16h1v1h-24-1v-1-30h1v2h-15v-2l2 1-7 29v1h-1-16v-1h1v16h-1v-1h15 1v1 88c0 21 8 30 25 30 8 0 15-1 22-3l1 1zM7381 121c0 15 3 26 9 34s15 12 27 12c9 0 16-2 22-6 5-4 9-8 11-14v-1l1 1 20 5h1v2c-9 22-27 33-55 33-20 0-36-6-46-19-10-12-16-30-16-53 0-22 6-39 16-51s25-18 45-18c39 0 59 24 59 72v3 1h-1-94v-1zM7380 119h94v2h-1v-3c0-47-19-69-57-69-19 0-33 5-43 17-10 11-15 28-15 49 0 23 5 40 15 51 10 13 24 18 44 18 27 0 44-10 52-31h1v1l-19-5v-1h1c-2 6-6 11-12 15s-14 6-23 6c-13 0-22-4-29-13-6-8-10-20-10-35v-2zM7450 104c-1-14-5-24-10-30-6-6-14-9-25-9-10 0-18 3-24 10s-9 17-10 29h-1v-1h71v1zM7451 105h-71-1v-1c0-13 4-23 10-30 6-8 15-11 26-11 12 0 20 3 27 10 6 6 9 17 10 31l1 1zM7587 161c-4 9-10 16-16 20-7 4-16 6-26 6-17 0-30-6-38-19-8-11-12-28-12-51 0-47 17-71 50-71 10 0 19 2 26 6 6 4 12 10 16 18h-1v-1 1l-1 1v-15-55-1h1 22 1v1 154c0 14 1 24 1 28v1h-1-21-1v-1c-1-1-1-4-1-9 0-6-1-10-1-13h2v1h-1v-1zM7586 160h1 1v1c0 3 0 7 0 13 1 5 1 8 1 9h-1v-1h21v1h-1c-1-4-1-14-1-28v-154h1v1h-22v-1h1v55h-1 1l1 14v2h-2-1v-1c-4-8-9-13-16-17-6-3-14-5-24-5-32 0-47 22-47 68 0 22 4 39 11 50 8 12 20 17 36 17 10 0 18-2 24-5 7-4 12-10 16-19zM7521 116c0 18 2 31 7 39s12 11 23 11c12 0 20-4 26-12 5-9 8-22 8-40 0-17-3-29-8-37-6-8-14-12-26-12-11 0-18 4-23 12s-7 21-7 39zM7518 116c0-19 3-32 8-41 5-8 14-12 25-12 12 0 22 4 28 12 6 9 8 22 8 39 0 19-2 32-8 41s-16 14-28 14-20-5-25-13-8-22-8-40zM7839 184h-25-1l-1-1-23-94-4-21h1 1c0 4-2 9-3 16-2 7-10 40-25 99v1h-1-26l-1-1-37-133v-1h2 21 1v1l23 89-1 1 1-1c0 2 2 10 5 25h-1-1l2-9v-1l27-104v-1h1 24 1v1l23 90 6 24h-1-2l4-17 25-97 1-1h22 2l-1 1-38 133v1zM7838 183l38-133h1v1h-22v-1h2l-25 97h-2 2l-4 17-1 5-2-5-5-23h1-1l-23-91h1v1h-24v-1h2l-28 105h-1 1l-2 9-1 6-1-6c-3-14-5-22-6-24l-22-90h1v1h-21v-1h1l37 133h-2v-1h26v1h-1c15-60 23-93 25-99 1-7 2-13 3-16l1-6 1 6 5 20-1 1 1-1 23 95h-1v-1h25v1zM7891 22v-21-1h1 22 2v1 21 1h-2-22-1zM7892 21h22v1h-1v-21h1v1h-22v-1h2v21h-2zM7891 183v-133-1h1 22 2v1 133 1h-2-22-1zM7892 182h22v1h-1v-133h1v1h-22v-1h2v133h-2zM7999 183c-8 2-15 3-23 3-18 0-27-11-27-32v-88h1v1h-15-2v-1-16-1h2 16v1h-2l7-30v-1h1 15 1v1 30h-1v-1h24 1v1 16 1h-1-24v-1h1v83c0 6 1 11 3 13s5 3 10 3c3 0 7 0 12-1l2-1v2 17 1zM7997 182v-17h1l1 1c-6 1-10 2-13 2-6 0-10-2-12-5-2-2-3-7-3-14v-83-1h1 24v1h-1v-16h1v1h-24-1v-1-30h1v2h-15v-2l1 1-6 29v1h-1-16v-1h1v16h-1v-1h15 1v1 88c0 21 8 30 25 30 8 0 15-1 22-3v1zM8038 72c5-9 11-15 18-19 7-5 15-7 26-7 14 0 25 4 32 11 7 8 11 20 11 37v89 1h-2-22-1v-1-85c0-9-1-16-2-20-2-4-4-7-8-9s-9-3-16-3c-10 0-18 3-24 10s-9 16-9 28v79 1h-1-22-1v-1-182-1h1 22 1v1 47c0 5 0 10 0 15 0 6-1 9-1 10h-1v-2 2zM8039 74h-1v-2c0 0 0-3 0-9 1-5 1-10 1-15v-47h1v1h-22v-1h1v182h-1v-1h22v1h-1v-79c0-12 3-22 9-30 7-7 16-11 26-11 7 0 13 1 17 4 4 2 7 5 9 10s3 12 3 21v85h-2v-1h22v1h-1v-89c0-17-3-28-10-35-6-7-16-10-30-10-10 0-18 2-25 6-6 4-12 10-16 18l-1 1zM8270 116c0 23-5 41-15 52-11 13-26 19-45 19-20 0-35-6-45-19-10-12-15-30-15-52 0-46 20-70 60-70 21 0 36 6 46 17 10 12 14 29 14 53zM8268 116c0-23-5-40-14-51s-24-16-44-16c-39 0-58 22-58 67 0 22 5 38 15 50 10 13 24 18 43 18s33-5 43-17c10-11 15-28 15-51zM8245 116c0-18-3-31-8-39s-14-12-26-12c-13 0-22 4-27 12-6 8-9 21-9 39 0 17 3 30 9 38 5 9 14 13 25 13 13 0 22-4 28-12 5-8 8-21 8-39zM8247 116c0 18-3 32-8 40-6 9-16 13-30 13-12 0-21-4-27-13s-9-23-9-40c0-18 3-32 9-40 6-9 16-13 29-13s22 4 28 12c6 9 8 23 8 41zM8320 50v84c0 8 1 15 3 20 1 4 4 7 7 9 4 2 9 3 16 3 10 0 18-3 24-10s9-17 9-30v-76-1h1 22 2v1 104c0 15 0 25 0 29v1h-1-21-1v-1c0 0 0-1 0-3s0-4-1-6c0-4 0-8 0-15h1v2-2l1 1c-5 9-11 17-18 21s-15 6-25 6c-15 0-26-4-33-11-7-9-10-21-10-38v-88-1h1 22 1zM8319 51h-22v-1h1v88c0 16 3 28 10 36 6 7 16 10 31 10 9 0 17-2 24-5 6-4 12-11 17-20v-1h1 1l1 1c0 7 0 11 0 14s0 5 0 7c0 1 0 2 0 3h-1v-1h21v1h-1c-1-3-1-14-1-29v-104h1v1h-22v-1h2v76c0 14-4 24-10 31-6 8-15 12-26 12-7 0-13-1-17-4-4-2-7-6-9-11-1-5-2-12-2-20v-84h1zM8488 183c-7 2-14 3-22 3-18 0-28-11-28-32v-88h2v1h-16-1v-1-16-1h1 16v1h-1l7-30v-1h1 15 1v1 30h-1v-1h24 1v1 16 1h-1-24v-1h1v83c0 6 1 11 3 13 1 2 5 3 9 3 3 0 7 0 13-1l1-1v2 17 1zM8487 182v-17h1v1c-5 1-10 2-13 2-5 0-9-2-11-5-3-2-4-7-4-14v-83-1h2 24v1h-1v-16h1v1h-24-2v-1-30h2v2h-15v-2l1 1-6 29-1 1h-1-16v-1h2v16h-2v-1h16 1v1 88c0 21 8 30 25 30 7 0 15-1 22-3v1zM8690 116c0 23-5 41-15 52-11 13-26 19-46 19-19 0-34-6-44-19-10-12-15-30-15-52 0-46 20-70 60-70 21 0 36 6 46 17 9 12 14 29 14 53zM8688 116c0-23-5-40-14-51-10-11-24-16-44-16-39 0-58 22-58 67 0 22 5 38 15 50 9 13 23 18 42 18 20 0 34-5 44-17 10-11 15-28 15-51zM8665 116c0-18-3-31-8-39s-14-12-26-12c-13 0-22 4-27 12-6 8-9 21-9 39 0 17 3 30 9 38 5 9 13 13 25 13 13 0 22-4 27-12 6-8 9-21 9-39zM8667 116c0 18-3 32-9 40-5 9-15 13-29 13-12 0-22-4-28-13-5-9-8-23-8-40 0-18 3-32 9-40 6-9 15-13 29-13 13 0 22 4 28 12 5 9 8 23 8 41zM8740 50v84c0 8 1 15 2 20 2 4 5 7 8 9 4 2 9 3 16 3 10 0 18-3 24-10s9-17 9-30v-76-1h1 22 1v1 104c0 15 1 25 1 29v1h-1-21-1v-1c0 0 0-1 0-3s-1-4-1-6c0-4 0-8 0-15h1v2-2l1 1c-5 9-11 17-18 21s-15 6-25 6c-15 0-26-4-33-11-7-9-11-21-11-38v-88-1h2 22 1zM8739 51h-22v-1h1v88c0 16 3 28 10 36 6 7 16 10 31 10 9 0 17-2 24-5 6-4 12-11 17-20v-1h1 1v1c0 7 1 11 1 14s0 5 0 7c0 1 0 2 0 3h-1v-1h21v1h-1c-1-3-1-14-1-29v-104h1v1h-22v-1h1v76c0 14-3 24-9 31-6 8-15 12-26 12-7 0-13-1-17-4-4-2-7-6-9-11s-3-12-3-20v-84h2zM8856 183v-102c0-10 0-20 0-31v-1h1 21 1v1c1 15 1 24 1 27h-1v-1 1h-1c4-12 8-20 12-24 5-4 12-7 21-7 3 0 6 1 9 2h1v1 20 2l-2-1c-3-1-6-1-11-1-9 0-15 4-20 11-5 8-7 19-7 33v70 1h-1-22-2zM8858 182h22v1h-2v-70c0-15 3-26 8-34s12-13 22-13c5 0 9 1 12 2l-1 1h-1v-20h1v1c-3-1-6-1-8-1-9 0-15 2-19 6s-8 11-12 22v1h-1-2v-1c0-3 0-12-1-27h2v1h-21v-1h1c1 11 1 21 1 31v102h-1zM9136 184h-25-1l-1-1-23-94-4-21h1 1c0 4-2 9-3 16-2 7-10 40-25 99v1h-1-26-1v-1l-37-133v-1h1 22 1v1l23 89-2 1 2-1c0 2 2 10 5 25h-1-1l2-9v-1l27-104v-1h1 24 1v1l23 90 6 24h-1-2l4-17 25-97v-1h1 22 2l-1 1-38 133v1zM9135 183l38-133h1v1h-22v-1h2l-25 97h-2 2l-4 17-1 5-2-5-5-23h1-1l-23-91h1v1h-24v-1h2l-28 105h-1 1l-2 9-1 6-1-6c-3-14-5-22-6-24l-22-90h1v1h-22v-1h2l37 133h-2v-1h26v1h-1c15-60 23-93 24-99 2-7 3-13 4-16l1-6 1 6 5 20-2 1 2-1 23 95h-1v-1h25v1zM9189 183v-102c0-10 0-20-1-31v-1h1 21 1v1c1 15 1 24 1 27h-1v-1h1v1h-2c4-12 8-20 13-24s11-7 20-7c3 0 6 1 9 2h1v1 20 2l-2-1c-2-1-6-1-11-1-9 0-15 4-20 11-4 8-7 19-7 33v70 1h-1-22-1zM9190 182h22v1h-1v-70c0-15 2-26 7-34s13-13 22-13c5 0 9 1 12 2v1h-1v-20h1l-1 1c-2-1-5-1-8-1-8 0-14 2-19 6-4 4-8 11-11 22l-1 1h-1-1v-1c0-3-1-12-1-27h1v1h-21v-1h2c0 11 0 21 0 31v102h-1zM9271 22v-21-1h1 22 1v1 21 1h-1-22-1zM9272 21h22v1h-1v-21h1v1h-22v-1h1v21h-1zM9271 183v-133-1h1 22 1v1 133 1h-1-22-1zM9272 182h22v1h-1v-133h1v1h-22v-1h1v133h-1zM9378 183c-7 2-15 3-22 3-19 0-28-11-28-32v-88h1v1h-15-1v-1-16-1h1 16v1h-1l6-30 1-1h1 14 1v1 30h-1v-1h25 1v1 16 1h-1-25v-1h1v83c0 6 1 11 3 13s5 3 10 3c3 0 7 0 13-1l1-1v2 17 1zM9377 182v-17h1v1c-6 1-10 2-13 2-5 0-9-2-12-5-2-2-3-7-3-14v-83-1h1 25v1h-2v-16h2v1h-25-1v-1-30h1v2h-14v-2l1 1-7 29v1h-1-16v-1h1v16h-1v-1h15 1v1 88c0 21 9 30 26 30 7 0 14-1 21-3l1 1zM9448 183c-7 2-15 3-22 3-19 0-28-11-28-32v-88h1v1h-15-1v-1-16-1h1 16v1h-1l6-30v-1h1 15 1v1 30h-1v-1h25 1v1 16 1h-1-25v-1h1v83c0 6 1 11 3 13s5 3 10 3c3 0 7 0 12-1l2-1v2 17 1zM9446 182v-17h2v1c-6 1-10 2-13 2-5 0-9-2-12-5-2-2-3-7-3-14v-83-1h1 25v1h-2v-16h2v1h-25-1v-1-30h1v2h-15v-2l2 1-7 29v1h-1-16v-1h1v16h-1v-1h15 1v1 88c0 21 9 30 26 30 7 0 14-1 21-3l1 1zM9485 121c0 15 3 26 9 34s15 12 27 12c9 0 16-2 22-6 5-4 9-8 11-14v-1l2 1 19 5h1v2c-8 22-27 33-55 33-20 0-35-6-46-19-10-12-16-30-16-53 0-22 6-39 16-51s26-18 45-18c39 0 59 24 59 72v3 1h-1-94v-1zM9484 119h94v2h-1v-3c0-47-19-69-57-69-19 0-33 5-43 17-10 11-15 28-15 49 0 23 5 40 15 51 10 13 24 18 44 18 27 0 45-10 52-31h1v1l-19-5v-1h1c-2 6-6 11-12 15s-14 6-23 6c-13 0-22-4-29-13-6-8-9-20-9-35v-2zM9554 104c-1-14-5-24-10-30-6-6-14-9-25-9-10 0-18 3-24 10s-9 17-10 29h-1v-1h71v1zM9555 105h-71-1v-1c0-13 4-23 10-30 7-8 16-11 26-11 12 0 21 3 27 10 6 6 9 17 11 31v1zM9689 183v-85c0-8 0-15-2-20-2-4-4-7-8-9-3-2-8-3-16-3-10 0-18 3-24 10-5 7-8 17-8 30v77 1h-2-22-1v-1-105c0-15 0-24-1-28v-1h2 20 1l1 1c0 0 0 1 0 3s0 4 0 6c0 3 0 7 1 14h-2v-2h1v2l-1-1c5-9 11-16 18-20 6-4 15-6 25-6 15 0 26 4 33 11 7 8 10 20 10 37v89 1h-1-22-2zM9691 182h22v1h-1v-89c0-16-4-28-10-35-7-7-17-10-31-10-10 0-18 2-24 5-7 4-12 10-17 19l-1 1h-1-1v-1c0-7 0-11 0-13 0-3-1-5-1-7 0-1 0-2 0-3h1v1h-20v-1h1c0 3 1 13 1 28v105h-2v-1h22v1h-1v-77c0-14 3-24 10-31 6-8 15-12 25-12 8 0 14 1 18 4 4 2 7 6 8 11 2 5 3 12 3 20v85h-1zM9835 115c0 18 2 30 8 39 5 8 13 12 24 12 7 0 14-2 19-6s8-10 9-19v-1h1l22 1 2 1v1c-2 13-8 23-17 32-9 8-21 12-36 12-18 0-33-6-43-19-10-12-15-30-15-52 0-23 5-40 15-52s25-18 43-18c14 0 26 4 35 11s15 17 17 30v1h-1l-23 2h-1v-1c-1-7-4-13-9-17-4-4-10-6-18-6-12 0-20 4-25 11-5 8-7 20-7 38zM9832 115c0-18 3-31 8-39 6-8 15-12 27-12 8 0 15 2 20 6 5 5 8 11 9 18l-1 1v-2l23-1v1h-2c-2-12-7-21-16-28s-19-10-33-10c-18 0-31 5-41 17-9 11-14 28-14 50s5 39 14 50c10 13 23 18 41 18 14 0 25-3 34-11s14-18 16-30h1v1l-22-2v-1h1c-1 9-4 16-10 21-5 4-12 6-20 6-12 0-21-4-26-13-6-9-9-22-9-40zM10055 116c0 23-6 41-16 52-10 13-26 19-45 19-20 0-35-6-45-19-10-12-15-30-15-52 0-46 21-70 61-70 20 0 35 6 45 17 10 12 15 29 15 53zM10052 116c0-23-4-40-14-51-9-11-23-16-43-16-39 0-58 22-58 67 0 22 4 38 14 50 10 13 24 18 43 18s33-5 43-17c10-11 15-28 15-51zM10029 116c0-18-3-31-8-39s-14-12-26-12c-13 0-21 4-27 12s-8 21-8 39c0 17 2 30 8 38 5 9 14 13 26 13 13 0 21-4 27-12 5-8 8-21 8-39zM10032 116c0 18-3 32-9 40-6 9-16 13-29 13s-22-4-28-13-9-23-9-40c0-18 3-32 9-40 6-9 16-13 29-13s23 4 28 12c6 9 9 23 9 41zM10164 183v-85c0-8-1-15-2-20-2-4-4-7-8-9-3-2-9-3-16-3-10 0-18 3-24 10s-9 17-9 30v77 1h-1-22-1v-1-105c0-15 0-24-1-28v-1h1 21 1v1c0 0 1 1 1 3s0 4 0 6c0 3 0 7 0 14h-1v-2h1v2l-2-1c6-9 12-16 18-20 7-4 16-6 26-6 14 0 26 4 32 11 7 8 11 20 11 37v89 1h-1-22-2zM10166 182h22v1h-2v-89c0-16-3-28-9-35-7-7-17-10-31-10-10 0-18 2-24 5-7 4-12 10-17 19l-1 1h-1-1v-1c0-7 0-11-1-13 0-3 0-5 0-7 0-1 0-2 0-3h1v1h-21v-1h2c0 3 0 13 0 28v105h-1v-1h22v1h-1v-77c0-14 3-24 9-31 7-8 15-12 26-12 8 0 13 1 17 4 4 2 7 6 9 11s3 12 3 20v85h-1zM10322 146c0 12-5 22-15 30-9 7-23 11-40 11-16 0-29-3-39-9-9-5-15-15-17-27l-1-1h1l20-4h1v1c2 7 6 12 11 15 6 3 14 4 24 4 11 0 19-1 24-4 5-4 7-8 7-15 0-5-1-8-5-12-3-3-9-5-17-7l1-2-1 2-15-4v-2 2c-13-4-22-7-28-10-5-3-9-7-13-12-3-5-4-10-4-17 0-12 4-22 13-29 9-6 22-9 38-9 15 0 27 2 36 8 9 5 14 13 17 25v1h-1l-20 3h-1l-1-1c-1-6-4-10-9-13s-12-4-21-4-16 1-21 4c-4 3-6 7-6 13 0 3 0 6 2 8s5 4 8 6c4 2 12 4 24 7s21 6 26 8c5 3 9 6 12 9s6 7 7 11c2 4 3 8 3 14zM10319 146c0-5 0-10-2-13-1-4-4-8-7-11-2-2-6-5-11-8-5-2-14-5-25-8v-1 1c-13-3-21-5-25-7-4-1-7-4-9-6-2-3-3-6-3-10 0-7 3-12 8-15s12-5 22-5c9 0 17 2 22 5 6 3 10 8 11 14l-1 1-1-2 20-2v1l-1 1c-2-12-7-19-16-24-8-5-19-8-34-8-16 0-28 3-36 9-9 6-13 15-13 27 0 6 2 11 5 16 2 4 6 8 12 11 5 3 14 6 26 9l16 4c8 2 14 5 18 9 4 3 6 8 6 13 0 7-3 13-9 17-5 3-14 5-25 5-10 0-19-2-25-5-6-4-10-9-12-16l1-1v1l-19 4v-1h1c3 11 8 19 17 25s21 8 37 8c17 0 30-3 39-10s13-16 13-28zM10365 121c0 15 3 26 9 34s14 12 26 12c10 0 17-2 22-6 6-4 10-8 12-14v-1l1 1 19 5h2l-1 2c-8 22-26 33-55 33-20 0-35-6-45-19-11-12-16-30-16-53 0-22 5-39 16-51 10-12 25-18 44-18 40 0 60 24 60 72v3 1h-1-95v-1zM10363 119h95v2h-2v-3c0-47-18-69-57-69-18 0-32 5-42 17-10 11-15 28-15 49 0 23 5 40 15 51 10 13 24 18 43 18 28 0 45-10 53-31h1v1l-20-5 1-1h1c-2 6-6 11-12 15s-14 6-24 6c-12 0-22-4-28-13-7-8-10-20-10-35v-2zM10434 104c-2-14-5-24-11-30-5-6-13-9-24-9-10 0-18 3-24 10s-10 17-10 29h-1v-1h71v1zM10435 105h-71-2v-1c1-13 4-23 11-30 6-8 15-11 26-11s20 3 26 10c6 6 10 17 11 31v1zM10569 183v-85c0-8-1-15-2-20-2-4-4-7-8-9s-9-3-16-3c-10 0-18 3-24 10s-9 17-9 30v77 1h-1-22-1v-1-105c0-15 0-24-1-28v-1h1 21 1v1c0 0 0 1 0 3 1 2 1 4 1 6 0 3 0 7 0 14h-1v-2 2l-1-1c5-9 11-16 18-20s16-6 26-6c14 0 25 4 32 11 7 8 11 20 11 37v89 1h-2-22-1zM10570 182h22v1h-1v-89c0-16-3-28-10-35-6-7-16-10-30-10-10 0-18 2-25 5-6 4-12 10-17 19v1h-1-1v-1c0-7-1-11-1-13 0-3 0-5 0-7 0-1 0-2 0-3h1v1h-21v-1h2c0 3 0 13 0 28v105h-1v-1h22v1h-1v-77c0-14 3-24 9-31 6-8 15-12 26-12 7 0 13 1 17 4 4 2 7 6 9 11s3 12 3 20v85h-2zM10678 183c-8 2-15 3-23 3-18 0-28-11-28-32v-88h2v1h-16-1v-1-16-1h1 16v1h-1l7-30v-1h1 15 1v1 30h-1v-1h24 1v1 16 1h-1-24v-1h1v83c0 6 1 11 3 13s5 3 10 3c2 0 6 0 12-1l1-1v2 17zM10676 182v-17h1v1c-5 1-9 2-12 2-6 0-10-2-12-5-3-2-4-7-4-14v-83-1h2 24v1h-1v-16h1v1h-24-2v-1-30h2v2h-15v-2l1 1-6 29-1 1h-1-16v-1h2v16h-2v-1h16 1v1 88c0 21 8 30 25 30 7 0 15-1 22-3v1zM10701 183v-28-1h1 24 1v1 28 1h-1-24-1zM10702 182h24v1h-1v-28h1v2h-24v-2h2v28h-2z">
          <text:p/>
        </draw:path>
        <draw:path draw:style-name="gr2" draw:text-style-name="P2" draw:layer="layout" svg:width="0.943cm" svg:height="0.543cm" svg:x="15.09cm" svg:y="17.394cm" svg:viewBox="0 0 944 544" svg:d="M448 544l-62-159h-247l-63 159h-76l221-544h84l219 544zM262 55l-3 11c-7 21-16 49-29 82l-69 180h203l-70-181c-7-17-14-37-21-60zM868 421v123h-65v-123h-257v-54l249-367h73v366h76v55zM803 78c-1 1-5 8-11 20-7 13-12 21-15 26l-140 206-20 29-6 7h192z">
          <text:p/>
        </draw:path>
        <draw:path draw:style-name="gr2" draw:text-style-name="P2" draw:layer="layout" svg:width="0.953cm" svg:height="0.551cm" svg:x="15.084cm" svg:y="17.39cm" svg:viewBox="0 0 954 552" svg:d="M451 550l-63-160 4-2v4h-247v-4l3 2-62 160-1 2h-3-76-6l2-5 222-545 1-2h2 84 3l1 2 218 545 2 5h-6-75-2zM454 544h75v4l-3 2-218-545 3-1v4h-84v-4l4 1-222 545-3-2v-4h76v4l-4-1 63-160 1-3h3 247 3l1 3 62 160-4 1zM272 60l-3 11-4-1 4 1c-7 22-16 49-29 83l-69 178-4-1v-4h203v4l-4 1-69-179 3-2-3 2c-8-18-15-38-22-61l4-1-4 1-10-32 3-1zM272 58l10 32c8 22 15 42 22 60l70 179 2 6h-6-203-6l2-6 70-178 3 1-3-1c12-34 22-61 28-82l4-11 3-12zM878 424v124 4h-4-65-4v-4-124h4v4h-258-3v-4-54-1-1l250-367 1-1h2 73 4v4 365h-4v-4h76 4v4 55 4h-4-76v-4zM874 420h76v4h-3v-55h3v4h-76-4v-4-365h4v4h-73v-4l4 2-250 366-4-2h4v54h-4v-4h258 4v4 124h-4v-4h65v4h-4v-124-4zM812 83c0 2-4 9-11 21s-12 21-15 26l-139 205-22 29-6 8-3-3v-4h193v4h-4v-287h4zM813 82v287 4h-4-193-9l5-6 7-8 3 3-4-3 21-28 4 2-4-2 140-205 4 2-4-2c4-5 9-13 15-26 7-12 10-18 11-19l8-25z">
          <text:p/>
        </draw:path>
        <draw:frame draw:style-name="gr3" draw:text-style-name="P1" draw:layer="layout" svg:width="0.611cm" svg:height="0.998cm" svg:x="25.339cm" svg:y="17.096cm">
          <draw:image xlink:href="Pictures/1000020100000121000001D880E3A131A0B09673.png" xlink:type="simple" xlink:show="embed" xlink:actuate="onLoad">
            <text:p/>
          </draw:image>
        </draw:frame>
        <draw:polygon draw:style-name="gr4" draw:text-style-name="P1" draw:layer="layout" svg:width="0.61cm" svg:height="0.998cm" svg:x="25.339cm" svg:y="17.097cm" svg:viewBox="0 0 611 999" draw:points="0,0 0,999 223,999 223,608 380,608 380,454 223,454 223,287 611,287 611,1">
          <text:p/>
        </draw:polygon>
        <draw:frame draw:style-name="gr3" draw:text-style-name="P1" draw:layer="layout" svg:width="0.88cm" svg:height="0.882cm" svg:x="25.629cm" svg:y="17.308cm">
          <draw:image xlink:href="Pictures/10000201000001A0000001A142B7AEB4BBE71FA5.png" xlink:type="simple" xlink:show="embed" xlink:actuate="onLoad">
            <text:p/>
          </draw:image>
        </draw:frame>
        <draw:path draw:style-name="gr5" draw:text-style-name="P1" draw:layer="layout" svg:width="0.879cm" svg:height="0.879cm" svg:x="25.629cm" svg:y="17.31cm" svg:viewBox="0 0 880 880" svg:d="M702 84l-130 75-57-20-55-139-85 4-39 144-56 26-137-59-57 64 74 129-20 57-140 54 5 86 144 40 27 54-61 138 64 57 131-74 57 21 54 139 87-5 38-144 55-28 137 62 58-65-75-130 20-57 139-54-4-87-144-38-26-55 60-137zM508 297l26 15 23 21 19 25 13 27 8 30 1 31-4 30-10 29-16 27-21 23-25 18-27 14-30 7-31 2-30-4-29-10-27-16-23-21-18-24-15-28-7-30-2-31 4-31 10-29 17-26 21-23 25-19 27-13 31-8 30-1 31 5z">
          <text:p/>
        </draw:path>
        <draw:path draw:style-name="gr2" draw:text-style-name="P2" draw:layer="layout" svg:width="1.026cm" svg:height="0.363cm" svg:x="14.795cm" svg:y="15.778cm" svg:viewBox="0 0 1027 364" svg:d="M129 44v238h-36v-238h-93v-30h221v30zM272 76v131c0 13 1 24 4 31 3 8 7 13 13 16 5 4 14 5 25 5 17 0 30-5 39-17 10-11 15-27 15-47v-119h34v162c0 24 0 39 1 44h-32c-1-1-1-3-1-5 0-3 0-6 0-10-1-4-1-10-1-20h-1c-7 14-17 24-27 30s-23 9-38 9c-23 0-39-6-50-17-10-11-16-30-16-56v-137zM532 280c-11 3-23 5-35 5-27 0-41-16-41-47v-137h-24v-25h26l10-46h22v46h38v25h-38v130c0 10 2 17 5 21s9 6 17 6c5 0 11-1 20-3zM560 282v-282h34v282zM671 186c0 24 5 42 14 55 10 13 24 19 43 19 15 0 27-3 36-9s15-13 18-23l30 9c-12 32-40 49-84 49-30 0-53-9-69-28-16-18-24-45-24-80 0-34 8-60 24-78 16-19 38-28 68-28 60 0 91 37 91 110v4zM782 160c-2-22-7-37-16-47s-23-15-40-15c-16 0-29 5-39 16s-15 27-16 46zM869 364c-9 0-17-1-24-2v-26c5 1 11 1 17 1 21 0 38-17 50-48l3-8-81-205h36l44 114c0 2 1 4 2 6 1 3 4 11 8 25 5 14 8 22 8 24l14-38 45-131h36l-79 206c-9 22-17 38-24 49s-16 19-25 25c-8 5-19 8-30 8z">
          <text:p/>
        </draw:path>
        <draw:path draw:style-name="gr2" draw:text-style-name="P2" draw:layer="layout" svg:width="1.033cm" svg:height="0.368cm" svg:x="14.792cm" svg:y="15.775cm" svg:viewBox="0 0 1034 369" svg:d="M134 47v239 3h-3-36-3v-3-239h3v2h-92-3v-2-30-3h3 221 3v3 30 2h-3-93v-2zM131 44h93v3h-3v-30h3v3h-221v-3h3v30h-3v-3h92 3v3 239h-3v-3h36v3h-3v-239-3zM278 79v131c0 13 1 24 4 31 2 7 6 12 11 15s13 4 24 4c16 0 28-5 37-15 9-11 14-27 14-47v-119-3h3 34 3v3 163c0 24 0 38 1 43v4h-3-32-3v-3c0 0-1-2-1-5s0-6 0-10c0-3-1-10-1-20h3v3h-1v-3l3 1c-8 15-18 25-28 31-11 6-25 9-40 9-23 0-41-6-52-17-11-12-16-32-16-59v-137-3h2 35 3zM275 82h-35v-3h3v137c0 27 5 44 15 55s26 16 48 16c15 0 27-3 37-9 10-5 18-15 26-29l1-1h1 1 3v3c0 10 0 16 0 20 1 4 1 7 1 10 0 2 0 4 0 4l-2 1v-3h32v3h-3c-1-5-1-20-1-44v-163h3v3h-34v-3h2v119c0 21-5 38-15 50s-24 18-41 18c-11 0-21-2-27-5-6-4-11-10-14-18s-4-20-4-33v-131h3zM536 287c-12 3-24 5-36 5-28 0-44-18-44-50v-138h3v3h-24-2v-3-25-3h2 26v3h-3l10-46v-3h3 22 3v3 46h-3v-3h38 3v3 25 3h-3-38v-3h3v131c0 9 2 15 4 19 3 3 8 5 15 5 4 0 11-1 19-3h4v3 25 3zM532 284v-25h3v3c-8 2-15 3-20 3-8 0-15-3-19-8-4-4-5-12-5-22v-131-3h2 38v3h-2v-25h2v3h-38-2v-3-46h2v3h-22v-3l2 1-10 46v2h-2-26v-3h3v25h-3v-3h24 3v3 138c0 30 12 44 38 44 12 0 23-1 34-4l1 2zM560 286v-283-3h3 34 3v3 283 3h-3-34-3zM563 283h34v3h-3v-283h3v3h-34v-3h3v283h-3zM677 189c0 23 4 41 14 54 9 12 22 18 40 18 15 0 26-3 34-8 9-6 14-13 17-22l1-3 3 1 30 9 3 1-1 3c-13 33-42 50-87 50-31 0-55-9-71-28-17-18-25-47-25-83 0-35 8-62 25-80 16-19 40-28 70-28 62 0 93 38 93 112v4 3h-2-147v-3zM674 186h147v3h-3v-4c0-72-29-107-88-107-29 0-51 9-66 26-16 18-23 43-23 77 0 35 7 62 23 80 15 17 37 26 67 26 43 0 70-16 81-47l3 1-1 3-30-9 1-4 3 1c-4 11-10 19-19 25-10 7-23 10-38 10-19 0-35-7-45-21s-15-33-15-57v-3zM782 163c-1-21-7-36-15-45-9-10-21-14-38-14-16 0-28 5-37 15-9 11-14 25-15 44h-3v-3h111v3zM785 166h-111-3v-3c1-20 7-36 17-48 10-11 24-17 41-17 18 0 32 5 42 16 9 10 15 27 17 49v3zM872 369c-9 0-18 0-24-2h-2v-2-26-3h3c5 1 10 1 16 1 20 0 35-14 47-45l4-8 2 1-2 1-82-206-1-4h4 36 2l1 2 43 114c1 2 2 4 2 6 1 3 4 11 9 25 5 15 8 23 8 25l-3 1-2-1 13-39 3 1-3-1 45-131 1-2h2 36 4l-2 4-79 207c-8 22-16 39-24 49-7 11-16 20-25 25-9 6-20 8-32 8zM872 364c11 0 20-3 29-8s16-12 24-23c7-10 15-26 23-48l3 1-3-1 79-207 3 1v3h-36v-3l2 1-45 131-13 39-3 8-3-9c0-1-2-9-7-24-5-14-8-22-9-25-1-2-1-4-2-6l3-1-3 1-43-114 2-1v3h-36v-3l2-1 82 206v1 1l-3 8-3-1 3 1c-13 32-31 49-53 49-6 0-12 0-17-1v-3h3v26h-3l1-3c6 1 14 2 23 2z">
          <text:p/>
        </draw:path>
        <draw:path draw:style-name="gr2" draw:text-style-name="P2" draw:layer="layout" svg:width="1.062cm" svg:height="0.29cm" svg:x="14.801cm" svg:y="16.565cm" svg:viewBox="0 0 1063 291" svg:d="M187 212c0 25-7 45-23 59-16 13-39 20-69 20-27 0-49-6-66-18-16-13-26-31-29-55l36-4c5 32 24 48 59 48 18 0 32-4 41-12 10-9 15-22 15-39 0-15-5-26-17-34-11-9-27-13-49-13h-20v-30h19c19 0 34-4 45-12 10-9 15-21 15-36 0-14-4-26-13-34-8-9-21-13-38-13-15 0-27 4-37 12-9 8-15 19-16 33l-35-3c2-22 12-39 28-52 15-12 36-18 61-18 27 0 48 6 63 19 15 12 23 30 23 53 0 17-5 32-15 43-9 11-23 18-42 22v1c20 2 36 9 48 20 11 12 16 26 16 43zM205 291l79-291h31l-79 291zM515 199c0 29-8 51-25 68-17 16-41 24-71 24-25 0-46-5-61-16-16-11-26-27-30-48l35-4c8 26 26 40 57 40 18 0 33-6 44-17 10-11 15-27 15-46 0-17-5-31-16-42-10-10-24-16-42-16-10 0-18 2-27 5-8 3-16 8-24 15h-34l9-147h155v29h-123l-5 87c15-11 33-17 56-17 26 0 48 8 64 23 16 16 23 37 23 62zM532 291l81-291h30l-79 291zM671 287v-29h69v-210l-61 44v-33l64-44h32v243h66v29zM1063 212c0 25-8 44-24 58s-39 21-68 21-52-7-69-20c-16-14-24-34-24-59 0-18 5-33 15-45s23-19 39-22v-1c-15-3-26-11-35-22-8-13-13-26-13-42 0-21 8-37 23-50 16-13 37-19 63-19 27 0 48 6 63 18 16 13 23 30 23 52 0 15-4 29-13 41-8 12-20 19-35 22v1c18 3 31 10 41 22 9 12 14 27 14 45zM1020 83c0-31-16-47-50-47-17 0-29 4-38 12-8 8-12 19-12 35 0 15 4 28 13 36s21 12 37 12c17 0 29-3 38-11 8-8 12-21 12-37zM1027 208c0-17-5-29-15-38-10-8-24-13-42-13s-32 5-41 14c-10 9-15 22-15 38 0 37 19 56 57 56 19 0 33-4 42-13 10-10 14-24 14-44z">
          <text:p/>
        </draw:path>
        <draw:path draw:style-name="gr2" draw:text-style-name="P2" draw:layer="layout" svg:width="1.068cm" svg:height="0.296cm" svg:x="14.798cm" svg:y="16.562cm" svg:viewBox="0 0 1069 297" svg:d="M193 215c0 26-8 47-25 61-16 14-40 21-70 21-28 0-50-6-67-19s-27-32-31-57v-3h3l36-4h3v3c4 31 22 46 56 46 17 0 30-4 40-13 9-8 14-19 14-36 0-14-5-24-16-32s-27-12-48-12h-20-2v-3-30-3h2 19c19 0 33-4 43-12 10-7 14-19 14-33s-3-24-12-32c-8-8-19-12-36-12-14 0-26 4-35 11s-14 18-15 31l-1 3h-2l-35-3h-3v-3c3-23 12-41 29-54 16-13 37-19 63-19 27 0 50 6 65 19 16 14 24 32 24 56 0 17-5 33-16 45-10 11-24 19-43 23l-1-3h3v1h-3v-3c21 2 38 9 50 21 11 12 17 27 17 45zM188 215c0-16-6-30-16-41-11-11-26-17-46-20h-3v-2-1-2l2-1c19-4 32-11 41-21 10-10 14-25 14-41 0-23-7-39-22-51-14-13-34-19-61-19-25 0-44 6-60 18-15 13-24 29-26 51l-3-1v-2l35 2v3h-3c2-15 8-27 17-35 10-8 24-13 39-13 18 0 31 5 40 14s14 21 14 36-6 29-17 38c-11 8-26 13-46 13h-19v-3h3v30h-3v-3h20c22 0 39 5 51 13 12 9 18 22 18 37 0 18-5 32-16 41-10 9-25 13-43 13-36 0-57-17-62-50l3-1v3l-35 3-1-2 3-1c3 24 12 41 28 53s37 18 64 18c29 0 51-6 67-20 15-13 23-31 23-56zM205 293l80-291v-2h2 31 4l-1 4-79 291v2h-3-31-3zM208 291h31v3l-2-1 78-291 3 1v3h-31v-3l3 1-79 291-3-1zM521 202c0 29-9 53-26 70-18 16-42 25-73 25-26 0-47-6-63-17-16-12-26-28-31-50v-3h3l35-4 2-1 1 3c7 26 24 38 54 38 18 0 31-5 42-16 10-11 15-25 15-44 0-17-5-30-16-40-10-10-23-15-40-15-10 0-18 2-26 4-7 3-15 8-23 15l-1 1h-1-34-3v-3l9-148 1-2h2 155 2v3 29 3h-2-123v-3h3l-6 87h-2l-2-2c15-12 35-18 58-18 27 0 49 8 66 24 16 17 24 38 24 64zM516 202c0-25-8-44-23-60-16-15-36-22-62-22-22 0-40 5-55 17l-5 3 1-6 5-87v-3h3 123v3h-3v-29h3v2h-155v-2h3l-9 147h-3v-3h34v3l-2-2c9-8 17-13 25-16 9-3 18-5 28-5 18 0 33 6 44 17s17 26 17 44c0 20-5 36-16 48s-27 18-46 18c-31 0-52-15-59-43h2l1 2-35 4-1-2 3-1c4 20 13 36 28 46 16 11 35 16 60 16 30 0 52-7 69-23 17-17 25-38 25-66zM533 293l79-291 1-2h2 30 4l-1 4-79 291v2h-2-32-3zM535 291h32v3l-3-1 78-291 3 1v3h-30v-3l2 1-79 291-3-1zM670 290v-29-3h3 70v3h-3v-210h3l2 2-62 44-4 3v-5-33-2l1-1 64-44h1 1 32 3v3 243h-3v-3h66 3v3 29 3h-3-171-3zM673 288h171v2h-3v-29h3v3h-66-3v-3-243h3v2h-32v-2l1 2-64 44-1-2h2v33h-2l-2-3 61-44 5-3v6 210 3h-3-70v-3h4v29h-4zM1069 215c0 25-8 46-25 60-16 15-40 22-70 22s-53-7-70-21-26-35-26-61c0-18 5-34 16-47 10-12 24-20 41-23v3h-3v-1h3l-1 3c-15-3-27-11-36-23s-14-28-14-44c0-21 9-39 25-52 16-14 37-20 64-20s49 6 65 19 24 32 24 54c0 16-4 31-13 43s-22 20-37 23l-1-3h3v1h-3l1-3c18 3 32 11 42 23s15 28 15 47zM1063 215c0-18-4-32-13-43-10-12-22-19-39-21l-3-1v-2-1-2l3-1c14-3 25-9 33-20 9-12 13-25 13-40 0-21-8-37-23-49-15-13-35-19-61-19s-46 7-61 19-22 28-22 48c0 15 4 29 12 40 9 11 19 18 34 22h2v2 1 3h-3c-15 3-27 9-37 21s-14 26-14 43c0 25 7 43 23 56 16 14 38 20 67 20s51-6 66-20c16-14 23-32 23-56zM1021 86c0-30-16-44-48-44-16 0-28 4-36 11s-12 18-12 33 4 26 13 34c8 8 20 11 35 11 16 0 28-3 36-10s12-19 12-35zM1026 86c0 17-5 31-14 39s-22 12-39 12c-16 0-30-4-39-13s-14-22-14-38 5-29 14-37 22-12 39-12c35 0 53 17 53 49zM1027 211c0-16-4-28-14-36-9-8-22-12-40-12-17 0-30 4-40 13-9 9-13 20-13 36 0 36 17 53 54 53 18 0 31-4 40-12 9-9 13-22 13-42zM1033 211c0 21-5 36-15 46-10 9-25 14-44 14-39 0-60-20-60-59 0-17 5-30 16-40 10-10 25-14 43-14s33 4 44 13c10 9 16 23 16 40z">
          <text:p/>
        </draw:path>
        <draw:path draw:style-name="gr2" draw:text-style-name="P2" draw:layer="layout" svg:width="0.52cm" svg:height="0.279cm" svg:x="15.181cm" svg:y="18.861cm" svg:viewBox="0 0 521 280" svg:d="M188 200c0 26-8 45-24 60-17 13-40 20-69 20-28 0-50-6-66-18-17-14-26-32-29-56l35-4c5 33 25 50 60 50 17 0 31-6 41-14 10-9 15-22 15-39 0-15-6-26-17-34-12-9-28-13-50-13h-19v-30h19c19 0 33-4 44-12 10-9 16-20 16-35 0-14-5-26-13-34-9-9-22-13-38-13s-28 4-38 12c-9 8-14 19-16 33l-35-3c3-22 12-39 28-52 16-12 36-18 61-18 27 0 48 6 64 19 16 12 23 30 23 53 0 17-5 31-14 42-11 11-25 18-44 22v1c21 2 36 9 49 20 11 12 17 26 17 43zM242 107v-40h37v40zM242 276v-40h37v40zM483 214v62h-33v-62h-128v-27l124-183h37v183h38v27zM450 43c0 1-2 4-6 10-3 6-5 10-7 13l-70 102-10 15-3 4h96z">
          <text:p/>
        </draw:path>
        <draw:path draw:style-name="gr2" draw:text-style-name="P2" draw:layer="layout" svg:width="0.527cm" svg:height="0.285cm" svg:x="15.177cm" svg:y="18.858cm" svg:viewBox="0 0 528 286" svg:d="M194 204c0 26-9 47-25 61-17 14-40 21-70 21-28 0-51-6-68-19s-27-32-30-57l-1-3h3l36-3 3-1v3c5 31 23 46 57 46 17 0 29-4 39-12 9-9 14-20 14-37 0-14-5-24-16-32s-27-12-48-12h-19-3v-3-30-3h3 19c18 0 32-4 42-12 10-7 15-19 15-33s-4-24-12-32-20-12-36-12c-15 0-27 4-36 11-9 8-14 18-15 31v3h-3l-35-3h-3v-3c3-23 13-41 29-54s38-19 63-19c28 0 50 6 65 20 16 13 24 31 24 55 0 17-5 34-15 45s-25 19-44 23l-1-3h3v1h-3l1-3c20 2 37 9 49 21s18 28 18 45zM188 204c0-16-5-30-16-41s-26-17-46-19l-3-1v-2-1-2l3-1c18-4 31-10 41-21 9-10 13-25 13-41 0-22-7-39-21-51-15-12-35-18-62-18-25 0-44 5-59 18-16 12-25 28-27 50l-3-1v-2l35 2v3h-3c2-15 8-27 18-35s23-13 39-13c17 0 31 5 40 14s13 21 13 36c0 16-5 29-16 38s-27 13-46 13h-19v-3h2v30h-2v-3h19c22 0 39 5 51 13 12 9 19 22 19 37 0 18-6 32-16 41-11 9-26 13-43 13-36 0-58-17-62-50l2-1 1 3-36 3v-2l2-1c3 24 12 41 28 53 16 13 37 18 65 18 29 0 50-6 66-19 15-14 23-32 23-57zM242 111v-41-3h3 37 3v3 41 3h-3-37-3zM245 108h37v3h-3v-41h3v3h-37v-3h2v41h-2zM242 279v-39-3h3 37 3v3 39 3h-3-37-3zM245 277h37v2h-3v-39h3v2h-37v-2h2v39h-2zM489 218v61 3h-2-33-3v-3-61h3v3h-129-3v-3-27-1-1l126-184 1-1h1 37 2v3 184h-2v-3h38 3v3 27 3h-3-38v-3zM487 215h38v3h-3v-27h3v2h-38-3v-2-184h3v3h-37v-3l2 1-125 185-2-2h3v27h-3v-3h129 3v3 61h-3v-2h33v2h-3v-61-3zM456 47c0 1-2 4-5 10-4 7-6 11-8 13l-2-1 2 1-69 104-11 14-3 4-2-1v-3h96v3h-3v-145h3zM457 46v145 2h-3-96-6l4-4 3-4 2 2-2-2 10-14 2 1-2-1 70-104c1-2 4-6 7-12s5-9 5-10l6-18z">
          <text:p/>
        </draw:path>
        <draw:path draw:style-name="gr2" draw:text-style-name="P2" draw:layer="layout" svg:width="0.625cm" svg:height="0.29cm" svg:x="17.089cm" svg:y="18.85cm" svg:viewBox="0 0 626 291" svg:d="M177 287l-147-232 1 18 1 32v182h-32v-273h42l148 234c-1-25-2-43-2-55v-179h33v273zM256 291l79-291h31l-79 291zM588 287l-31-79h-124l-31 79h-38l111-273h42l109 273zM495 42l-2 5c-3 11-8 25-14 42l-35 90h102l-35-91c-3-9-7-19-11-30z">
          <text:p/>
        </draw:path>
        <draw:path draw:style-name="gr2" draw:text-style-name="P2" draw:layer="layout" svg:width="0.632cm" svg:height="0.296cm" svg:x="17.086cm" svg:y="18.847cm" svg:viewBox="0 0 633 297" svg:d="M176 292l-145-233 2-1 3-1 1 19 1 32v182 3h-3-32-3v-3-273-3h3 42 2l1 2 147 234-3 1h-3c-1-25-2-43-2-55v-179-3h3 33 3v3 273 3h-3-44-2zM179 287h44v3h-3v-273h3v3h-33v-3h3v179c0 12 1 30 2 55l1 11-6-9-147-234 2-2v3h-42v-3h2v273h-2v-3h32v3h-3v-182h3l-3 1-1-33h3-3v-18l-1-11 6 9 145 233-2 1zM255 293l80-291 1-2h2 31 3l-1 4-79 291-1 2h-2-31-4zM258 291h31v3l-3-1 80-291 3 1v3h-31v-3l3 1-80 291-3-1zM589 291l-32-79 3-1v2h-124v-2l3 1-31 79-1 2h-2-38-4l1-4 111-273 1-2h2 42 1l1 2 109 273 2 4h-4-38-2zM591 287h38v3l-3 1-109-273 3-1v3h-42v-3l2 1-111 273-2-1v-3h38v3l-3-1 32-79v-2h2 124 2l1 2 31 79-3 1zM501 46l-2 5-3-1 3 1c-3 11-8 25-14 42l-35 90-3-1v-4h102v4l-3 1-34-91 2-1-2 1c-4-9-8-19-11-30l2-1-2 1-6-16 3-1zM501 44l5 16c4 11 7 21 11 30l35 90 1 5h-4-102-4l2-5 35-89 2 1-2-1c6-17 11-31 14-41l1-6 3-8z">
          <text:p/>
        </draw:path>
        <draw:path draw:style-name="gr2" draw:text-style-name="P2" draw:layer="layout" svg:width="4.631cm" svg:height="0.521cm" svg:x="18.609cm" svg:y="15.46cm" svg:viewBox="0 0 4632 522" svg:d="M291 406l-115-169-118 169h-58l147-200-136-185h58l107 151 104-151h57l-131 183 143 202zM352 517v-35h325v35zM745 256c0 40 7 69 19 88s31 28 56 28c17 0 32-5 44-14 11-10 19-24 21-44l50 3c-4 29-16 51-36 68-21 18-46 27-78 27-41 0-72-14-94-40-22-27-33-65-33-115 0-49 11-87 33-113s53-39 94-39c30 0 55 8 75 23 20 16 32 37 37 65l-50 4c-3-17-9-30-19-39-11-10-26-15-45-15-26 0-44 9-56 26s-18 46-18 87zM1065 412c-29 0-51-8-66-25-15-15-23-37-23-64 0-31 10-54 30-71 20-16 53-25 98-26l66-1v-16c0-24-5-41-15-51-11-11-27-16-48-16-22 0-38 4-48 11-10 8-16 20-18 36l-52-5c9-53 48-79 119-79 37 0 65 8 83 25 19 17 29 42 29 74v127c0 15 1 26 5 33s11 11 22 11c5 0 10-1 16-2v32c-12 2-25 4-38 4-18 0-31-5-39-15-9-10-13-25-14-45h-2c-13 22-27 38-44 48s-37 15-61 15zM1077 374c18 0 34-4 48-12 14-9 25-20 33-34s12-29 12-44v-24l-54 1c-23 0-40 2-52 7-12 4-21 11-28 20-6 9-9 21-9 36 0 16 4 28 13 37 8 8 21 13 37 13zM1302 406v-227c0-21-1-44-2-69h46c2 34 2 54 2 60h2c7-25 16-42 27-51 10-10 24-14 43-14 6 0 13 1 20 2v45c-7-1-16-2-27-2-20 0-36 8-46 26-11 18-16 43-16 75v155zM1488 406v-227c0-21-1-44-2-69h47c1 34 2 54 2 60h1c8-25 17-42 27-51 10-10 24-14 43-14 6 0 13 1 20 2v45c-7-1-16-2-26-2-21 0-36 8-47 26s-16 43-16 75v155zM1673 47v-47h49v47zM1673 406v-296h49v296zM1872 412c-29 0-52-8-67-25-14-15-22-37-22-64 0-31 10-54 30-71 20-16 53-25 97-26l67-1v-16c0-24-5-41-16-51-10-11-26-16-48-16s-38 4-48 11c-10 8-16 20-18 36l-51-5c9-53 48-79 118-79 38 0 65 8 84 25s28 42 28 74v127c0 15 2 26 6 33s11 11 22 11c5 0 10-1 16-2v32c-12 2-25 4-38 4-18 0-31-5-40-15-8-10-13-25-14-45h-1c-13 22-27 38-44 48s-37 15-61 15zM1883 374c18 0 34-4 48-12 14-9 25-20 34-34 8-14 12-29 12-44v-24l-54 1c-23 0-41 2-53 7-11 4-21 11-27 20s-9 21-9 36c0 16 4 28 12 37 9 8 21 13 37 13zM2219 522c-32 0-58-6-77-19-19-12-31-30-37-54l50-7c3 14 10 24 21 32 12 7 26 11 44 11 50 0 75-29 75-87v-48h-1c-9 19-22 34-38 43-16 11-36 15-58 15-36 0-62-13-79-37s-26-61-26-113 9-90 28-115c18-25 46-38 83-38 21 0 40 5 55 15 16 9 27 23 36 41 0-6 1-15 1-29 1-13 2-21 3-22h46c-1 10-1 30-1 61v226c0 84-42 125-125 125zM2295 258c0-24-3-45-10-62-7-18-16-31-28-40s-25-14-41-14c-25 0-44 9-55 27s-17 48-17 89c0 40 5 69 16 87 11 17 29 26 55 26 16 0 30-4 42-14 12-9 21-22 28-39s10-37 10-60zM2456 268c0 34 7 60 21 78 14 19 35 28 62 28 21 0 38-4 51-13s21-19 26-32l43 12c-18 46-58 71-120 71-44 0-77-14-100-40s-34-65-34-116c0-49 11-86 34-112s55-39 98-39c86 0 130 52 130 157v6zM2616 230c-3-31-11-53-24-68-13-14-32-21-56-21s-43 8-57 24-21 38-22 65zM2683 517v-35h325v35zM3039 47v-47h49v47zM3039 406v-296h49v296zM3351 406v-188c0-19-2-34-6-45s-10-19-18-23c-9-5-21-7-37-7-24 0-42 8-56 24s-20 38-20 67v172h-50v-233c0-34 0-55-1-63h46c0 1 1 3 1 7s0 9 0 14c1 5 1 15 1 30h1c11-21 25-35 39-44 15-8 34-12 56-12 32 0 56 8 71 24s22 42 22 80v197zM3695 324c0 27-10 49-31 64-21 16-51 24-89 24-36 0-65-6-85-19s-32-31-38-57l43-9c4 16 13 28 26 35 13 8 31 11 54 11 25 0 44-4 55-11 12-8 17-19 17-35 0-11-4-21-12-28s-21-13-38-18l-36-9c-28-7-48-15-60-22s-21-15-28-25c-6-10-10-22-10-37 0-27 10-47 29-61s47-22 84-22c32 0 58 6 78 18 19 11 31 29 36 55l-44 5c-3-13-10-23-22-30s-28-10-48-10c-22 0-39 3-49 10-11 6-16 17-16 30 0 9 2 15 7 21 4 5 10 10 19 14 8 4 26 9 54 16 26 6 45 12 56 18 12 5 21 11 27 18 7 7 12 15 16 24 3 8 5 18 5 30zM3793 268c0 34 7 60 21 78 14 19 35 28 62 28 21 0 38-4 51-13s21-19 26-32l43 12c-18 46-58 71-120 71-44 0-77-14-100-40s-34-65-34-116c0-49 11-86 34-112s56-39 98-39c87 0 130 52 130 157v6zM3953 230c-3-31-10-53-24-68-13-14-31-21-56-21-24 0-43 8-57 24-13 16-21 38-22 65zM4067 406v-227c0-21 0-44-1-69h46c1 34 2 54 2 60h1c8-25 17-42 27-51 10-10 25-14 43-14 7 0 13 1 20 2v45c-6-1-15-2-26-2-20 0-36 8-47 26-10 18-16 43-16 75v155zM4366 404c-16 4-33 7-50 7-39 0-59-24-59-68v-197h-34v-36h36l15-66h32v66h55v36h-55v186c0 14 3 24 7 30 5 6 13 9 24 9 7 0 16-2 29-4zM4632 324c0 27-11 49-32 64-21 16-50 24-88 24-37 0-65-6-85-19s-33-31-39-57l43-9c5 16 13 28 26 35 14 8 32 11 55 11 25 0 43-4 55-11 11-8 17-19 17-35 0-11-4-21-12-28s-21-13-39-18l-35-9c-28-7-48-15-60-22s-21-15-28-25-10-22-10-37c0-27 9-47 29-61 19-14 47-22 84-22 32 0 58 6 77 18 19 11 31 29 36 55l-44 5c-2-13-10-23-22-30s-28-10-47-10c-23 0-39 3-50 10-10 6-15 17-15 30 0 9 2 15 6 21 4 5 11 10 19 14 9 4 27 9 54 16 27 6 45 12 57 18 11 5 20 11 27 18 6 7 12 15 15 24 4 8 6 18 6 30z">
          <text:p/>
        </draw:path>
        <draw:path draw:style-name="gr2" draw:text-style-name="P2" draw:layer="layout" svg:width="4.639cm" svg:height="0.526cm" svg:x="18.604cm" svg:y="15.458cm" svg:viewBox="0 0 4640 527" svg:d="M294 410l-116-168 3-2 2 2-118 168-1 1h-1-58-5l3-4 146-200 3 2-3 1-135-185-3-5h5 58 1l1 1 107 152-2 2-2-2 103-152 1-1h2 57 6l-3 5-132 183-2-1 2-2 143 202 3 4h-5-58-1zM296 405h58v3l-3 2-142-202-2-1 2-2 131-184 2 2v3h-57v-3l2 2-104 151-2 4-2-4-107-151 2-2v3h-58v-3l3-2 135 186 1 2-1 1-146 200-3-2v-3h58v3l-2-1 117-168 3-4 2 4 115 168-2 1zM354 519v-35-3h3 325 3v3 35 3h-3-325-3zM357 516h325v3h-3v-35h3v3h-325v-3h2v35h-2zM753 259c0 39 6 68 18 86s30 27 54 27c17 0 31-4 42-13s18-23 21-42v-3h3l49 4h3v3c-4 29-17 52-37 69-21 18-48 27-80 27-42 0-74-14-96-41-23-26-34-65-34-116 0-50 12-88 34-115s54-40 96-40c30 0 56 8 77 24 20 16 33 38 38 66l1 3-3 1-51 3-3 1v-3c-2-16-8-28-18-37-10-10-24-14-43-14-25 0-43 8-54 25-11 16-17 45-17 85zM748 259c0-41 6-71 18-89 12-17 32-27 58-27 20 0 36 5 46 16 11 10 18 23 21 40l-3 1v-3l50-4v3h-2c-5-27-17-47-37-63-19-15-44-22-73-22-40 0-71 12-92 38-21 25-32 62-32 111 0 50 11 87 32 113 21 25 52 38 92 38 31 0 56-8 76-25 20-16 31-38 35-66h3v3l-50-3v-3l3 1c-3 20-10 35-23 45-12 10-27 15-45 15-26 0-46-10-58-30-13-19-19-49-19-89zM1070 417c-30 0-53-9-68-25-16-16-24-38-24-66 0-31 11-56 32-73 20-16 53-25 99-27l66-1v3h-3v-16c0-23-5-40-14-49-10-10-25-15-46-15-22 0-37 3-47 10-9 8-15 18-17 34v3h-3l-51-5h-3l1-3c8-54 49-82 121-82 37 0 66 9 85 26 20 18 29 43 29 76v127c0 14 2 25 6 32 3 6 9 9 19 9 5 0 10 0 16-2h3v3 31 2h-2c-13 3-26 5-39 5-18 0-33-5-42-16-8-10-13-25-14-46h3v3h-2v-3l2 1c-12 23-27 39-45 49-16 10-37 15-62 15zM1070 411c24 0 43-5 60-14 16-9 30-24 42-47l1-1h2 2 2v3c1 20 6 34 14 43 7 9 20 13 37 13 13 0 25-1 38-4v3h-3v-31h3l1 3c-6 1-12 2-17 2-11 0-20-5-24-13s-6-19-6-34v-127c0-32-9-55-27-72-19-16-46-24-82-24-70 0-108 25-116 77l-3-1 1-3 51 5v3h-3c2-17 8-30 19-38 10-8 27-12 50-12 22 0 39 6 50 17 10 10 16 29 16 53v16 3h-3l-66 1v-3 3c-45 1-76 10-96 26-19 16-29 38-29 68 0 27 7 47 22 62 14 15 35 23 64 23zM1082 374c17 0 33-4 46-12 14-8 24-19 32-32 8-14 12-28 12-43v-24h3v2l-54 1c-23 1-40 3-51 7-12 5-20 11-26 20-6 8-9 19-9 34s4 26 12 35c8 8 19 12 35 12zM1082 380c-17 0-30-5-39-14s-14-23-14-39c0-15 3-28 10-38 7-9 16-16 29-21 12-4 30-7 53-7v3-3l54-1h3v3 24c0 15-5 31-13 45-8 15-20 27-34 35s-31 13-49 13zM1304 408v-226c0-21-1-44-2-69v-3h3 46 3v3c2 33 2 54 2 60h-3v-2h2v2h-3c8-26 17-44 28-54 10-9 26-14 45-14 6 0 13 1 20 3h2v2 45 4l-3-1c-7-2-15-3-26-3-19 0-34 9-44 25-10 18-16 42-16 74v154 3h-2-49-3zM1307 405h49v3h-3v-154c0-33 5-59 16-77s28-27 49-27c11 0 21 1 27 3v2h-3v-45h3l-1 3c-7-2-13-2-19-2-18 0-32 4-42 13-9 9-18 25-26 50v2h-2-2-2v-3c0-6-1-26-2-60h2v3h-46v-3h3c1 25 1 48 1 69v226h-2zM1490 408v-226c0-21-1-44-2-69v-3h3 47 2v3c2 33 2 54 2 60h-2v-2h1v2h-3c8-26 17-44 28-54 10-9 26-14 45-14 7 0 14 1 21 3h2v2 45 4l-4-1c-6-2-15-3-25-3-20 0-34 9-45 25-10 18-15 42-15 74v154 3h-3-49-3zM1493 405h49v3h-3v-154c0-33 6-59 17-77s27-27 49-27c11 0 20 1 27 3l-1 2h-3v-45h3l-1 3c-7-2-13-2-19-2-18 0-32 4-41 13-10 9-19 25-27 50v2h-2-1-3v-3c0-6-1-26-2-60h3v3h-47v-3h3c1 25 2 48 2 69v226h-3zM1675 49v-47-2h3 49 3v2 47 3h-3-49-3zM1678 47h49v2h-3v-47h3v3h-49v-3h2v47h-2zM1675 408v-295-3h3 49 3v3 295 3h-3-49-3zM1678 405h49v3h-3v-295h3v3h-49v-3h2v295h-2zM1877 417c-30 0-53-9-69-25-15-16-23-38-23-66 0-31 11-56 31-73 21-16 54-25 99-27l67-1v3h-3v-16c0-23-5-40-15-49-9-10-24-15-46-15-21 0-36 3-46 10-9 8-15 18-17 34v3h-3l-51-5h-3v-3c9-54 50-82 121-82 38 0 67 9 86 26 19 18 29 43 29 76v127c0 14 2 25 6 32 3 6 9 9 19 9 4 0 10 0 15-2h4v3 31 2h-2c-13 3-26 5-39 5-19 0-33-5-42-16-8-10-13-25-14-46h2v3h-1v-3l2 1c-13 23-28 39-45 49s-38 15-62 15zM1877 411c24 0 43-5 60-14 16-9 30-24 42-47l1-1h2 1 3v3c1 20 6 34 14 43 7 9 19 13 37 13 13 0 25-1 37-4l1 3h-3v-31h3l1 3c-7 1-12 2-17 2-11 0-20-5-24-13s-6-19-6-34v-127c0-32-9-55-28-72-18-16-45-24-82-24-69 0-107 25-115 77l-3-1v-3l52 5-1 3h-2c2-17 8-30 19-38 10-8 27-12 49-12 23 0 40 6 50 17 11 10 17 29 17 53v16 3h-3l-67 1v-3l1 3c-45 1-76 10-96 26s-29 38-29 68c0 27 7 47 21 62 15 15 36 23 65 23zM1888 374c18 0 33-4 47-12s24-19 32-32c8-14 12-28 12-43v-24h3v2l-54 1c-23 1-40 3-52 7-11 5-20 11-26 20-6 8-9 19-9 34s4 26 12 35c9 8 20 12 35 12zM1888 380c-16 0-29-5-39-14-9-9-13-23-13-39 0-15 3-28 10-38 6-9 16-16 28-21 13-4 31-7 54-7v3-3l54-1h3v3 24c0 15-5 31-13 45-8 15-20 27-34 35s-31 13-50 13zM2224 527c-32 0-59-7-78-19-20-13-33-32-38-56l-1-3h3l49-8h3v3c4 13 10 22 21 29s25 11 42 11c49 0 72-27 72-83v-48h3v3h-1v-3l3 2c-10 19-23 34-40 44-17 9-37 14-59 14-36 0-64-12-82-37-17-24-26-63-26-115s10-92 28-117c19-25 48-38 86-38 21 0 40 5 56 14 16 10 29 24 37 42l-2 2v-3 3h-2c0-6 0-15 1-29 0-13 1-21 2-23l1-2h2 46 3v3c-1 10-2 30-2 61v226c0 84-42 127-127 127zM2224 521c82 0 122-39 122-121v-226c0-31 0-51 1-61h3v3h-46v-3l2 2c0 0-1 7-2 20 0 14-1 23-1 29v2h-3-2l-1-1c-8-17-19-30-35-40-15-9-33-14-53-14-37 0-63 12-81 36-18 25-27 62-27 114 0 51 8 88 25 112 16 23 42 35 77 35 22 0 40-5 56-14 16-10 29-23 38-42l1-1h1 1 3v2 48c0 58-26 89-78 89-18 0-34-4-45-12-12-8-20-19-23-33l3-1v3l-49 7-1-3h3c5 22 17 40 36 52 18 12 43 18 75 18zM2297 261c0-24-3-44-10-61-6-17-15-30-27-39s-25-13-39-13c-25 0-42 8-53 26s-16 46-16 87c0 40 5 68 15 85 11 17 28 25 53 25 15 0 28-4 39-13 13-9 22-21 28-38 7-16 10-36 10-59zM2303 261c0 23-4 44-10 61-7 18-17 31-30 41-12 9-27 14-43 14-27 0-46-10-57-28s-17-48-17-88c0-41 6-72 18-90 11-19 31-29 57-29 15 0 30 5 42 15 13 9 23 23 30 41 6 17 10 38 10 63zM2464 271c0 33 7 59 20 77 14 17 33 26 60 26 21 0 37-4 49-12 13-9 21-19 25-31l1-3 3 1 43 12 3 1-1 3c-18 47-60 72-123 72-45 0-79-14-102-40-23-27-35-67-35-118 0-49 12-88 35-114 23-27 57-40 100-40 88 0 133 54 133 160v6 3h-3-211v-3zM2461 268h211v3h-3v-6c0-104-42-154-127-154-42 0-74 12-96 38-22 25-34 61-34 110 0 51 12 88 34 114 22 25 55 38 98 38 61 0 100-23 117-68l3 1-1 3-43-13 1-2 2 1c-4 13-14 25-27 33-13 9-31 14-52 14-28 0-50-10-64-29s-22-46-22-80v-3zM2618 234c-2-31-10-53-23-67-12-14-30-20-54-20-23 0-41 7-55 23-13 15-20 36-21 64l-3-1v-2h159v2zM2621 236h-159-3v-3c1-28 9-51 23-67 15-16 34-25 59-25s45 8 58 22c14 15 22 39 25 70v3zM2685 519v-35-3h3 325 3v3 35 3h-3-325-3zM2688 516h325v3h-3v-35h3v3h-325v-3h3v35h-3zM3041 49v-47-2h3 49 3v2 47 3h-3-49-3zM3044 47h49v2h-3v-47h3v3h-49v-3h3v47h-3zM3041 408v-295-3h3 49 3v3 295 3h-3-49-3zM3044 405h49v3h-3v-295h3v3h-49v-3h3v295h-3zM3353 408v-187c0-19-2-34-6-44-3-10-9-17-17-22-8-4-19-7-35-7-23 0-41 8-54 24-13 15-20 37-20 65v171 3h-2-50-2v-3-232c0-34-1-55-2-62v-4h3 46 3v3c0 1 0 3 1 7 0 4 0 9 0 14s1 15 1 30h-3v-3h1v3l-2-2c11-20 25-35 40-44s34-13 57-13c32 0 57 8 73 25 15 16 23 44 23 82v196 3h-3-49-3zM3356 405h49v3h-3v-196c0-37-7-63-21-78-15-16-38-23-69-23-22 0-40 4-54 12-15 8-27 22-38 42l-1 1h-2-1-2l-1-2c0-15 0-24 0-30-1-5-1-9-1-13s0-7-1-7l3-1v3h-46v-3h3c1 8 1 29 1 63v232h-3v-3h50v3h-3v-171c0-29 7-52 21-69s34-25 58-25c16 0 29 2 38 7s16 14 20 25 6 27 6 46v187h-3zM3703 327c0 28-11 51-33 66-21 16-51 24-90 24-37 0-66-7-86-19s-34-32-40-58l-1-3 3-1 43-8 3-1 1 3c4 15 12 26 24 33 13 7 30 10 53 10 25 0 42-3 54-11 10-7 16-17 16-32 0-11-4-19-12-26-7-7-20-12-37-17l1-3-1 3-35-9v-3 3c-29-8-49-15-61-22s-22-16-29-26c-7-11-11-24-11-39 0-27 11-49 30-64 20-14 49-21 86-21 33 0 59 6 79 17 20 12 33 31 38 57v3l-3 1-44 5h-2l-1-2c-3-13-9-22-21-28-11-7-26-11-46-11-22 0-38 4-48 10s-14 15-14 28c0 8 2 14 6 19s10 10 18 13c8 4 26 9 54 16 26 6 45 13 56 18 12 6 21 12 28 19s13 15 16 24c4 10 6 20 6 32zM3697 327c0-11-1-21-5-29-3-9-8-16-15-23-6-6-15-12-26-18-11-5-30-11-56-18l1-2-1 2c-27-6-46-12-54-16-9-3-16-9-21-14-4-6-7-14-7-23 0-14 6-26 17-33s28-10 51-10c20 0 37 3 49 11 13 7 21 18 24 32h-3l-1-3 45-5v3h-3c-5-24-16-42-35-53s-44-17-76-17c-36 0-64 7-82 21-19 14-28 33-28 59 0 14 3 26 10 35 6 10 15 18 27 25 11 7 31 14 59 21l35 9c18 5 32 11 40 19 9 8 13 18 13 30 0 16-6 29-18 37s-31 12-57 12c-23 0-42-4-56-11-13-8-23-20-27-37l3-1v3l-43 9v-3l2-1c6 25 18 43 38 55 19 12 47 18 83 18 38 0 66-7 87-22 20-15 30-35 30-62zM3801 271c0 33 7 59 21 77 13 17 32 26 59 26 21 0 37-4 49-12 13-9 21-19 25-31l1-3 3 1 43 12 3 1-1 3c-18 47-60 72-123 72-44 0-79-14-102-40-23-27-35-67-35-118 0-49 12-88 35-114 23-27 57-40 100-40 88 0 133 54 133 160v6 3h-3-211v-3zM3798 268h211v3h-3v-6c0-104-42-154-127-154-42 0-73 12-96 38-22 25-33 61-33 110 0 51 11 88 33 114 23 25 55 38 98 38 62 0 100-23 117-68l3 1-1 3-43-13 1-2 3 1c-5 13-14 25-28 33-13 9-31 14-52 14-28 0-49-10-64-29-14-19-21-46-21-80v-3zM3955 234c-2-31-10-53-23-67-12-14-30-20-54-20-23 0-41 7-54 23-14 15-21 36-22 64l-3-1v-2h159v2zM3958 236h-159-3v-3c1-28 9-51 23-67 15-16 35-25 59-25 25 0 45 8 59 22 13 15 21 39 24 70v3zM4069 408v-226c0-21 0-44-1-69v-3h3 46 3v3c1 33 2 54 2 60h-3v-2h1v2h-3c8-26 18-44 28-54 11-9 26-14 45-14 7 0 14 1 21 3h2v2 45 4l-4-1c-6-2-14-3-25-3-20 0-34 9-44 25-11 18-16 42-16 74v154 3h-3-49-3zM4072 405h49v3h-3v-154c0-33 6-59 17-77s28-27 49-27c11 0 20 1 27 3l-1 2h-3v-45h3l-1 3c-6-2-12-2-19-2-18 0-31 4-41 13s-18 25-26 50l-1 2h-2-1-3v-3c0-6 0-26-2-60h3v3h-46v-3h2c1 25 2 48 2 69v226h-3zM4371 409c-16 4-33 6-50 6-40 0-62-24-62-69v-197h3v3h-34-3v-3-36-3h3 36v3h-3l15-67v-3h3 32 3v3 67h-3v-3h55 3v3 36 3h-3-55v-3h3v186c0 14 2 23 6 28 5 5 11 8 22 8 7 0 16-1 28-4l4-1v4 36 2zM4368 406v-36h3v3c-12 2-22 3-29 3-12 0-21-3-26-9s-8-17-8-32v-186-3h3 55v3h-3v-36h3v3h-55-3v-3-67h3v3h-32v-3l2 1-14 67-1 2h-2-36v-3h3v36h-3v-3h34 3v3 197c0 43 18 64 56 64 17 0 33-2 49-7l1 3zM4640 327c0 28-12 51-33 66-22 16-52 24-90 24-37 0-66-7-86-19-21-12-35-32-41-58v-3l3-1 43-8 3-1v3c4 15 12 26 25 33s30 10 53 10c25 0 42-3 53-11 11-7 16-17 16-32 0-11-3-19-11-26s-20-12-38-17l1-3v3l-36-9 1-3-1 3c-28-8-48-15-61-22-12-7-21-16-28-26-7-11-11-24-11-39 0-27 10-49 30-64 20-14 48-21 86-21 32 0 59 6 79 17 19 12 32 31 37 57l1 3-3 1-44 5h-3v-2c-3-13-10-22-21-28-12-7-27-11-46-11-22 0-38 4-48 10s-15 15-15 28c0 8 2 14 6 19s10 10 19 13c8 4 26 9 53 16 26 6 45 13 57 18 12 6 21 12 28 19s12 15 16 24c4 10 6 20 6 32zM4634 327c0-11-2-21-5-29-4-9-9-16-15-23-7-6-15-12-27-18-11-5-29-11-55-18v-2 2c-28-6-46-12-55-16-8-3-15-9-20-14-5-6-7-14-7-23 0-14 6-26 17-33s28-10 51-10c20 0 36 3 49 11 12 7 20 18 23 32h-3v-3l44-5v3h-2c-5-24-17-42-35-53-19-11-44-17-76-17-37 0-64 7-83 21-18 14-27 33-27 59 0 14 3 26 9 35 7 10 16 18 27 25 12 7 32 14 60 21l35 9c18 5 32 11 40 19s13 18 13 30c0 16-7 29-19 37s-31 12-56 12c-24 0-42-4-56-11-14-8-23-20-27-37l2-1 1 3-43 9-1-3 3-1c6 25 18 43 37 55 20 12 48 18 84 18 37 0 66-7 87-22 20-15 30-35 30-62z">
          <text:p/>
        </draw:path>
        <draw:path draw:style-name="gr2" draw:text-style-name="P2" draw:layer="layout" svg:width="1.447cm" svg:height="0.29cm" svg:x="18.623cm" svg:y="16.28cm" svg:viewBox="0 0 1448 291" svg:d="M184 287v-126h-147v126h-37v-273h37v116h147v-116h37v273zM279 33v-33h34v33zM279 287v-210h34v210zM542 182c0 72-25 109-77 109-15 0-29-3-39-9s-19-15-26-27c0 4 0 10-1 18 0 8-1 13-1 14h-33c0-7 1-21 1-43v-244h34v81c0 9 0 18 0 31 7-15 15-24 26-30s24-9 39-9c27 0 46 9 59 27 12 19 18 46 18 82zM506 183c0-29-4-50-12-63-8-12-20-20-37-20-20 0-34 8-43 21-9 14-14 35-14 64 0 27 5 47 14 61 8 13 23 19 42 19 18 0 30-6 38-19s12-34 12-63zM587 33v-33h34v33zM587 287v-210h34v210zM830 229c0 20-7 35-22 46-15 10-36 16-62 16s-46-4-60-13-24-22-28-40l31-6c3 11 9 19 18 25 9 5 22 7 39 7s30-2 38-8c9-5 13-13 13-24 0-8-3-15-9-20s-15-9-27-13l-25-6c-20-5-34-11-43-16-8-4-15-10-19-18-5-7-8-15-8-26 0-19 7-34 21-44 13-10 33-15 59-15 23 0 41 4 55 12s22 22 26 40l-32 4c-1-9-7-16-15-21-8-6-20-9-34-9-16 0-27 3-35 8-7 5-11 12-11 22 0 6 2 11 5 15 3 3 7 7 14 9 6 3 18 7 38 12 18 4 31 9 39 12 9 4 15 9 20 13 4 5 8 11 11 17 2 6 3 13 3 21zM899 182c0 27 4 48 13 61 9 14 22 20 39 20 13 0 23-3 31-10 9-6 14-17 16-30l35 2c-3 20-12 36-26 48s-33 18-55 18c-29 0-51-9-68-28-15-18-23-45-23-81 0-35 8-61 24-81 16-18 38-28 67-28 21 0 39 6 53 17s23 27 27 47l-36 2c-2-11-6-20-14-27-7-8-18-11-31-11-18 0-32 7-40 19s-12 33-12 62zM1104 77v134c0 13 1 24 4 32 2 7 7 13 13 16s14 5 26 5c16 0 30-6 39-17 10-12 15-27 15-48v-122h34v165c0 25 1 40 2 45h-33c0-1 0-2-1-5 0-3 0-6 0-10s-1-11-1-21c-8 15-18 25-28 31s-24 9-39 9c-23 0-40-6-50-17-11-12-16-30-16-57v-140zM1448 229c0 20-8 35-23 46-15 10-35 16-62 16-26 0-46-4-60-13s-23-22-28-40l31-6c3 11 9 19 18 25 10 5 22 7 39 7s30-2 38-8c9-5 13-13 13-24 0-8-3-15-9-20-5-5-15-9-27-13l-25-6c-20-5-34-11-43-16-8-4-15-10-19-18-5-7-7-15-7-26 0-19 6-34 20-44 13-10 33-15 59-15 23 0 42 4 55 12 14 8 22 22 26 40l-31 4c-2-9-8-16-16-21-8-6-20-9-34-9-15 0-27 3-35 8-7 5-11 12-11 22 0 6 2 11 5 15 3 3 8 7 14 9 6 3 18 7 38 12 18 4 31 9 40 12 8 4 14 9 19 13 4 5 8 11 11 17 2 6 4 13 4 21z">
          <text:p/>
        </draw:path>
        <draw:path draw:style-name="gr2" draw:text-style-name="P2" draw:layer="layout" svg:width="1.45cm" svg:height="0.294cm" svg:x="18.621cm" svg:y="16.278cm" svg:viewBox="0 0 1451 295" svg:d="M184 289v-126h2v2h-147v-2h2v126 2h-2-37-2v-2-273-2h2 37 2v2 116h-2v-2h147v2h-2v-116-2h2 37 2v2 273 2h-2-37-2zM186 287h37v2h-2v-273h2v2h-37v-2h2v116 2h-2-147-2v-2-116h2v2h-37v-2h2v273h-2v-2h37v2h-2v-126-2h2 147 2v2 126h-2zM279 35v-33-2h2 34 2v2 33 2h-2-34-2zM281 33h34v2h-2v-33h2v2h-34v-2h2v33h-2zM279 289v-209-2h2 34 2v2 209 2h-2-34-2zM281 287h34v2h-2v-209h2v2h-34v-2h2v209h-2zM546 184c0 73-26 111-79 111-16 0-29-3-40-9s-20-16-26-29h1v2-2h2c0 4 0 10-1 18 0 8-1 13-1 14v2h-2-33-3l1-2c0-7 1-21 1-43v-244-2h2 34 2v2 82c0 9 0 19 0 30h-2v-2 2l-1-1c6-14 15-24 26-30s25-9 40-9c27 0 48 10 60 28 13 18 19 45 19 82zM542 184c0-36-6-62-18-80-12-17-31-26-57-26-15 0-28 3-38 9-10 5-18 15-25 28v1h-2-2v-2c0-12 0-21 0-30v-82h2v2h-34v-2h2v244c0 22-1 36-1 43h-2v-2h33v2h-2c0-2 1-6 1-14 1-8 1-15 1-18v-2h2 2v1c7 12 15 21 25 26 10 6 23 9 38 9 51 0 75-35 75-107zM506 185c0-29-4-50-12-62-7-12-19-18-35-18-20 0-33 6-42 19-8 13-13 34-13 63 0 27 5 47 13 59 9 13 22 19 41 19 17 0 29-6 36-18 8-13 12-33 12-62zM510 185c0 29-4 51-12 64s-22 20-40 20c-20 0-35-7-44-20-9-14-14-34-14-62 0-29 5-51 14-65s25-21 45-21c17 0 31 7 39 20s12 34 12 64zM587 35v-33-2h2 34 2v2 33 2h-2-34-2zM589 33h34v2h-2v-33h2v2h-34v-2h2v33h-2zM587 289v-209-2h2 34 2v2 209 2h-2-34-2zM589 287h34v2h-2v-209h2v2h-34v-2h2v209h-2zM834 231c0 20-7 36-23 47-15 11-36 17-63 17-26 0-47-5-61-13-15-9-24-23-29-42v-2h2l30-6h2l1 1c3 11 8 19 17 24s21 7 38 7 29-2 37-7 12-13 12-23c0-8-3-14-8-19-6-5-14-9-27-12l1-2-1 2-25-6 1-2-1 2c-20-6-34-11-43-16-8-5-15-11-20-18-5-8-7-17-7-28 0-19 7-34 21-45 14-10 34-15 60-15 23 0 42 4 56 12 14 9 23 22 27 41v2h-2l-31 4h-2v-2c-2-8-7-15-15-20-8-4-19-7-33-7-15 0-26 2-34 7-7 5-10 11-10 20 0 6 1 10 4 13 3 4 7 7 13 10 6 2 19 6 38 11 19 4 32 9 40 13 9 4 15 8 20 13s9 11 11 17c3 7 4 14 4 22zM830 231c0-8-1-14-3-20-3-6-6-12-11-16-4-5-10-9-18-13s-21-8-40-12l1-2-1 2c-19-5-32-9-38-12-7-3-11-6-15-10-3-4-5-10-5-16 0-10 4-18 12-23s20-8 36-8c14 0 26 3 35 8s14 13 16 23h-2v-2l31-4 1 2-2 1c-4-18-12-30-25-38s-31-12-54-12c-26 0-45 5-58 15-13 9-20 23-20 41 0 10 3 19 7 25 5 7 11 13 19 18 9 5 23 10 42 15l25 6c13 4 23 8 28 13 6 6 10 13 10 22 0 11-5 20-14 26-8 6-21 8-39 8-17 0-30-2-40-8-9-5-16-14-19-26h2v2l-30 6-1-2 2-1c4 18 13 31 27 39 13 9 33 13 59 13s46-5 61-16c14-10 21-24 21-44zM902 184c0 27 4 47 12 60 9 13 21 19 38 19 13 0 23-3 31-9 8-7 13-16 15-30v-2l2 1 35 2h2v2c-3 21-12 37-27 49-14 13-33 19-57 19-29 0-52-10-68-29-16-18-24-46-24-82 0-35 8-62 24-81s39-29 68-29c23 0 41 6 55 17 15 12 24 28 28 47v3h-2l-36 2h-2v-1c-2-12-6-20-13-27-7-6-17-9-31-9-18 0-30 5-38 17s-12 32-12 61zM898 184c0-29 4-51 12-63 9-13 23-19 42-19 15 0 26 3 34 10 7 7 12 17 14 29h-2v-2l35-2 1 2h-2c-4-19-12-34-26-44-14-11-31-17-53-17-28 0-50 9-65 27s-23 45-23 79c0 36 8 62 23 80s37 27 65 27c23 0 41-6 55-18 14-11 22-27 25-46h2v2l-35-3v-1h2c-2 14-8 25-16 32-9 7-20 10-34 10-18 0-32-7-41-21-9-13-13-34-13-62zM1108 80v133c0 13 1 24 4 31 2 7 6 12 12 15 5 3 13 5 25 5 16 0 28-5 38-16 9-12 14-27 14-47v-121-2h2 34 2v2 164c0 25 1 39 1 45l1 2h-2-33-2v-2c0 0 0-2-1-5 0-3 0-6 0-10s-1-11-1-21h2v2-2l1 1c-8 15-17 25-28 32-11 6-24 9-40 9-23 0-41-6-52-18s-16-31-16-58v-139-2h2 35 2zM1106 82h-35v-2h2v139c0 26 5 44 15 55s26 17 49 17c15 0 28-3 38-9s19-15 27-30v-1h2 2v2c0 10 1 17 1 21s0 7 0 10c0 2 1 4 1 5h-2v-2h33v2h-2c-1-5-2-20-2-45v-164h2v2h-34v-2h2v121c0 21-5 37-15 49s-24 18-41 18c-12 0-21-2-27-5-7-4-11-10-14-18s-4-19-4-32v-133h2zM1451 231c0 20-7 36-23 47-15 11-36 17-63 17-26 0-47-5-61-13-15-9-24-23-29-42v-2h2l31-6h1l1 1c3 11 8 19 17 24s22 7 38 7c17 0 30-2 37-7 8-5 12-13 12-23 0-8-3-14-8-19-6-5-14-9-27-12l1-2-1 2-24-6v-2 2c-21-6-35-11-44-16-8-5-15-11-20-18-5-8-7-17-7-28 0-19 7-34 21-45 14-10 34-15 60-15 23 0 42 4 56 12 14 9 23 22 27 41v2h-2l-31 4h-2v-2c-2-8-7-15-15-20-8-4-19-7-33-7-15 0-26 2-33 7s-11 11-11 20c0 6 2 10 4 13 3 4 8 7 13 10 6 2 19 6 38 11 19 4 32 9 40 13 9 4 15 8 20 13s9 11 11 17c3 7 4 14 4 22zM1448 231c0-8-2-14-4-20-3-6-6-12-11-16-4-5-10-9-18-13s-21-8-40-12l1-2-1 2c-19-5-32-9-38-12s-11-6-15-10c-3-4-5-10-5-16 0-10 5-18 12-23 8-5 20-8 36-8 15 0 26 3 35 8s14 13 17 23h-2l-1-2 32-4v2l-2 1c-4-18-12-30-25-38s-31-12-54-12c-26 0-45 5-58 15-13 9-19 23-19 41 0 10 2 19 6 25 5 7 11 13 19 18 9 5 23 10 43 15l24 6c13 4 23 8 29 13 6 6 9 13 9 22 0 11-5 20-13 26-9 6-22 8-40 8-17 0-30-2-40-8-9-5-16-14-19-26h2v2l-30 6-1-2 2-1c4 18 13 31 27 39 14 9 33 13 59 13s47-5 61-16c15-10 22-24 22-44z">
          <text:p/>
        </draw:path>
        <draw:path draw:style-name="gr2" draw:text-style-name="P2" draw:layer="layout" svg:width="1.87cm" svg:height="0.28cm" svg:x="18.593cm" svg:y="18.847cm" svg:viewBox="0 0 1871 281" svg:d="M210 86c0 26-8 46-25 61-17 16-39 23-68 23h-80v107h-37v-273h115c30 0 54 7 70 22 17 14 25 34 25 60zM173 86c0-35-21-52-63-52h-73v107h75c41 0 61-18 61-55zM475 86c0 26-8 46-25 61-17 16-40 23-69 23h-79v107h-37v-273h114c31 0 54 7 71 22 17 14 25 34 25 60zM438 86c0-35-21-52-63-52h-73v107h74c41 0 62-18 62-55zM515 187v-31h96v31zM664 277v-273h37v273zM983 201c0 25-10 44-29 58-20 15-47 22-83 22-66 0-105-24-115-70l36-7c4 16 12 28 26 36 13 7 31 11 54 11 24 0 42-4 55-12s20-20 20-36c0-9-2-16-6-22-4-5-10-10-17-13-8-4-16-7-27-9-10-3-21-6-33-8-22-5-38-10-49-15-11-4-20-10-27-16-6-5-11-12-14-20-4-8-5-17-5-27 0-23 8-41 26-54 18-12 44-19 77-19 31 0 54 5 71 14 16 10 27 26 34 49l-36 6c-4-14-12-25-23-31-11-7-27-10-47-10-21 0-38 4-49 11-12 7-18 18-18 32 0 8 3 15 7 21 5 5 11 10 19 14 9 3 25 8 50 14 9 2 17 3 25 5 9 2 16 5 24 8 8 2 15 6 21 9 7 4 13 9 18 14 4 5 8 12 11 19s4 16 4 26zM1208 140c0 45-8 80-24 104-16 25-40 37-71 37s-55-12-72-37c-15-24-23-58-23-104 0-47 8-82 23-105 16-23 40-35 73-35 32 0 56 12 71 36 15 23 23 58 23 104zM1172 140c0-39-4-68-13-85-9-18-24-27-45-27s-37 9-46 26c-9 18-14 46-14 86 0 39 5 67 14 85 10 18 25 26 45 26 21 0 36-9 45-27 10-18 14-46 14-84zM1429 140c0 45-8 80-24 104-16 25-40 37-71 37s-55-12-70-37c-16-24-24-58-24-104 0-47 8-82 23-105s39-35 72-35c32 0 56 12 71 36 15 23 23 58 23 104zM1394 140c0-39-5-68-14-85-9-18-24-27-45-27s-36 9-46 26c-9 18-14 46-14 86 0 39 5 67 14 85 10 18 25 26 45 26 21 0 36-9 45-27 10-18 15-46 15-84zM1648 187c0 29-8 51-23 68-16 18-37 26-65 26-30 0-54-11-70-35-16-23-24-56-24-100 0-47 8-83 25-108s41-38 72-38c41 0 67 19 78 56l-34 6c-6-23-21-34-44-34-20 0-35 10-46 28s-17 45-17 80c7-12 16-20 27-27 11-6 25-9 39-9 25 0 45 8 60 24s22 37 22 63zM1613 189c0-20-5-35-15-46-9-11-23-16-40-16-16 0-29 5-39 14-10 10-15 23-15 39 0 21 5 38 15 52 11 13 24 20 40 20 17 0 30-6 40-17 9-11 14-27 14-46zM1871 140c0 45-8 80-24 104-16 25-39 37-71 37-31 0-54-12-70-37-16-24-24-58-24-104 0-47 8-82 23-105 16-23 40-35 73-35 32 0 55 12 70 36 16 23 23 58 23 104zM1836 140c0-39-5-68-14-85-9-18-24-27-44-27-22 0-37 9-46 26-10 18-14 46-14 86 0 39 4 67 14 85 9 18 24 26 45 26 20 0 35-9 45-27 9-18 14-46 14-84z">
          <text:p/>
        </draw:path>
        <draw:path draw:style-name="gr2" draw:text-style-name="P2" draw:layer="layout" svg:width="1.874cm" svg:height="0.284cm" svg:x="18.591cm" svg:y="18.845cm" svg:viewBox="0 0 1875 285" svg:d="M214 88c0 26-8 47-25 63-18 15-41 23-70 23h-80v-2h2v107 2h-2-37-2v-2-273-2h2 115c30 0 55 8 72 22 17 15 25 36 25 62zM210 88c0-26-8-45-24-59s-39-21-69-21h-115v-2h2v273h-2v-2h37v2h-2v-107-2h2 80c28 0 50-7 67-22 16-15 24-35 24-60zM173 88c0-34-19-50-61-50h-73v-2h2v107h-2v-2h75c40 0 59-17 59-53zM177 88c0 38-22 57-63 57h-75-2v-2-107-2h2 73c43 0 65 18 65 54zM479 88c0 26-9 47-26 63-17 15-40 23-70 23h-79v-2h2v107 2h-2-37-2v-2-273-2h2 114c31 0 55 8 72 22 17 15 26 36 26 62zM475 88c0-26-8-45-24-59-17-14-40-21-70-21h-114v-2h2v273h-2v-2h37v2h-2v-107-2h2 79c29 0 51-7 67-22 17-15 25-35 25-60zM438 88c0-34-20-50-61-50h-73v-2h2v107h-2v-2h74c41 0 60-17 60-53zM442 88c0 38-22 57-64 57h-74-2v-2-107-2h2 73c43 0 65 18 65 54zM515 189v-31-2h2 96 2v2 31 1h-2-96-2zM517 187h96v2h-2v-31h2v2h-96v-2h1v31h-1zM664 279v-273-2h2 37 2v2 273 2h-2-37-2zM666 277h37v2h-2v-273h2v2h-37v-2h2v273h-2zM987 203c0 26-10 46-30 61-20 14-48 21-84 21-67 0-106-24-117-72l-1-2h2l36-7 2-1v2c4 16 13 27 26 35 13 7 31 11 53 11 24 0 42-4 54-12 13-8 19-19 19-34 0-9-2-15-6-21-4-5-9-9-16-13-7-3-16-6-26-9-10-2-21-5-34-7l1-2-1 2c-21-5-38-10-49-15s-20-10-27-16c-6-6-12-13-15-21-4-8-5-18-5-28 0-24 9-43 27-55 18-13 44-20 78-20 31 0 55 5 72 15 16 9 28 26 35 49v2l-2 1-36 6h-2v-1c-4-14-11-24-22-31-11-6-26-9-46-9-21 0-37 3-48 10s-17 17-17 31c0 8 2 14 7 19 4 6 10 10 18 14s25 8 50 14c8 2 16 4 25 6 8 2 16 4 24 7 7 3 15 6 21 10 7 3 13 8 18 14 5 5 9 12 12 19 3 8 4 17 4 27zM983 203c0-10-1-18-4-25-2-7-6-13-11-19-5-5-10-9-17-13-6-4-13-7-21-10-7-2-15-5-23-7-9-2-17-4-25-5v-2 2c-25-6-42-11-51-15-8-3-15-8-19-14-5-6-8-13-8-22 0-15 7-26 19-34 11-7 28-11 50-11 20 0 36 3 48 10 11 7 19 18 23 33h-1l-1-2 36-6 1 2h-2c-7-22-18-38-33-47-17-9-40-14-70-14-33 0-58 6-76 19-17 12-25 29-25 52 0 10 1 18 5 26 3 8 8 14 14 20s15 11 26 16c11 4 27 9 48 14 12 3 24 5 34 8 10 2 19 5 26 9 8 4 14 8 18 14 5 6 7 14 7 23 0 16-7 29-21 38-13 8-32 12-56 12-23 0-42-4-55-12-14-7-23-20-27-37h2v2l-36 7v-2l2-1c10 47 47 69 113 69 35 0 62-7 82-20 19-15 28-33 28-58zM1212 142c0 46-8 81-25 105-16 25-40 38-72 38s-57-12-73-38c-16-24-24-59-24-105 0-47 8-82 23-106 16-24 42-36 75-36s57 12 73 36c15 24 23 60 23 106zM1208 142c0-46-8-80-23-103s-37-35-69-35-57 11-72 34-22 58-22 104c0 45 8 80 23 103 16 24 39 36 70 36s53-12 69-36 24-58 24-103zM1172 142c0-39-4-67-13-84s-23-26-43-26c-21 0-35 8-45 25-9 17-14 45-14 85 0 38 5 66 14 84 10 17 24 26 44 26s34-9 43-27c10-18 14-45 14-83zM1176 142c0 38-4 67-14 85-10 19-26 28-47 28s-37-9-48-27c-9-19-14-47-14-86 0-40 5-69 14-87 11-17 27-27 49-27 21 0 37 10 47 28 9 18 13 47 13 86zM1433 142c0 46-8 81-24 105-17 25-41 38-73 38s-56-12-72-38c-16-24-24-59-24-105 0-47 8-82 23-106 16-24 41-36 74-36s57 12 73 36c15 24 23 60 23 106zM1429 142c0-46-8-80-23-103s-37-35-69-35-55 11-70 34-23 58-23 104c0 45 8 80 23 103 16 24 38 36 69 36s54-12 69-36c16-24 24-58 24-103zM1394 142c0-39-5-67-14-84s-23-26-43-26c-21 0-35 8-44 25s-14 45-14 85c0 38 5 66 14 84 9 17 23 26 43 26s34-9 44-27c9-18 14-45 14-83zM1398 142c0 38-5 67-15 85-10 19-26 28-47 28s-37-9-46-27c-10-19-15-47-15-86 0-40 5-69 14-87 10-17 26-27 48-27s37 10 47 28c9 18 14 47 14 86zM1652 189c0 29-8 52-24 70-16 17-38 26-66 26-31 0-55-12-71-36-17-23-25-57-25-101 0-47 8-84 26-109 17-26 42-39 73-39 42 0 69 19 79 57l1 2-2 1-33 6h-2v-2c-7-21-21-32-43-32-20 0-34 9-45 27-10 18-16 44-16 79h-2l-1-1c6-12 15-21 27-27s25-10 40-10c26 0 46 8 62 25 15 16 22 37 22 64zM1648 189c0-26-7-46-21-62-15-15-34-23-59-23-14 0-27 3-38 9s-20 15-26 26l-4 7v-8c0-35 6-62 17-81s27-29 48-29c23 0 39 12 46 35l-2 1v-2l33-6 1 2h-2c-11-36-36-54-76-54-31 0-54 12-70 37-17 25-25 61-25 107 0 44 8 76 24 99s38 34 68 34c27 0 48-8 63-25 16-17 23-39 23-67zM1613 191c0-20-5-34-14-45-9-10-22-15-39-15-16 0-28 5-38 14-9 9-14 21-14 37 0 21 5 38 15 51s23 19 38 19c17 0 29-5 38-16s14-26 14-45zM1617 191c0 20-5 36-15 47-10 12-24 18-41 18-16 0-31-7-41-21-11-14-16-31-16-53 0-17 5-30 15-40 11-10 25-15 41-15 18 0 32 6 42 17s15 27 15 47zM1875 142c0 46-8 81-24 105-16 25-41 38-73 38-31 0-56-12-72-38-16-24-24-59-24-105 0-47 8-82 24-106 15-24 40-36 74-36 32 0 57 12 72 36s23 60 23 106zM1871 142c0-46-7-80-22-103s-38-35-69-35c-33 0-56 11-71 34s-23 58-23 104c0 45 8 80 24 103 15 24 38 36 68 36 31 0 54-12 70-36 15-24 23-58 23-103zM1836 142c0-39-4-67-13-84s-23-26-43-26c-21 0-36 8-45 25s-13 45-13 85c0 38 4 66 13 84 10 17 24 26 44 26s34-9 43-27 14-45 14-83zM1840 142c0 38-5 67-15 85-9 19-25 28-46 28s-37-9-47-27c-10-19-14-47-14-86 0-40 4-69 14-87 9-17 26-27 48-27 21 0 37 10 46 28s14 47 14 86z">
          <text:p/>
        </draw:path>
        <draw:path draw:style-name="gr2" draw:text-style-name="P2" draw:layer="layout" svg:width="0.502cm" svg:height="0.29cm" svg:x="24.851cm" svg:y="18.85cm" svg:viewBox="0 0 503 291" svg:d="M0 287v-29h70v-210l-62 44v-33l64-44h32v243h67v29zM191 291l80-291h30l-78 291zM332 287v-29h69v-210l-61 44v-33l64-44h32v243h67v29z">
          <text:p/>
        </draw:path>
        <draw:path draw:style-name="gr2" draw:text-style-name="P2" draw:layer="layout" svg:width="0.506cm" svg:height="0.294cm" svg:x="24.849cm" svg:y="18.848cm" svg:viewBox="0 0 507 295" svg:d="M0 289v-29-2h2 70v2h-2v-210h2l1 1-62 44-3 3v-4-33-1l1-1 64-44h1 32 2v2 243h-2v-2h68 2v2 29 2h-2-172-2zM2 287h172v2h-2v-29h2v2h-68-1v-2-243h1v2h-32v-2l2 1-65 44-1-1h2v33h-2l-1-2 61-44 4-2v4 210 2h-2-70v-2h2v29h-2zM193 293l79-291v-2h2 30 3l-1 3-78 291-1 1h-1-32-2zM194 291h32v2h-2l78-291h2v2h-30v-2l2 1-80 291-2-1zM333 289v-29-2h2 69v2h-2v-210h2l1 1-61 44-3 3v-4-33-1l1-1 64-44h1 32 2v2 243h-2v-2h66 2v2 29 2h-2-170-2zM335 287h170v2h-2v-29h2v2h-66-2v-2-243h2v2h-32v-2l1 1-64 44-1-1h2v33h-2l-1-2 61-44 3-2v4 210 2h-2-69v-2h2v29h-2z">
          <text:p/>
        </draw:path>
        <draw:path draw:style-name="gr6" draw:text-style-name="P3" draw:layer="layout" svg:width="2.641cm" svg:height="1.838cm" svg:x="1.174cm" svg:y="17.597cm" svg:viewBox="0 0 2642 1839" svg:d="M2298 393l344 438-33 137h-353l-3-9 3 9h-59l-4 14-43 2-143 1-91 68-191 786h-1586l-139-179 70-289h45l57 21 293-1207-81-103 20-82h219l272 103h601l110-103h382l91 115-18 77 168 215 24-22c3-4 12-5 22-3s19 6 23 11z">
          <text:p/>
        </draw:path>
        <draw:polygon draw:style-name="gr7" draw:text-style-name="P1" draw:layer="layout" svg:width="0cm" svg:height="0cm" svg:x="2.396cm" svg:y="18.492cm" svg:viewBox="0 0 0 0" draw:points="0,0">
          <text:p/>
        </draw:polygon>
        <draw:polygon draw:style-name="gr6" draw:text-style-name="P3" draw:layer="layout" svg:width="1.878cm" svg:height="1.289cm" svg:x="1.345cm" svg:y="17.782cm" svg:viewBox="0 0 1879 1290" draw:points="1566,1290 1879,0 1304,0 703,0 293,0 0,1208 216,1290">
          <text:p/>
        </draw:polygon>
        <draw:polygon draw:style-name="gr7" draw:text-style-name="P1" draw:layer="layout" svg:width="0cm" svg:height="0cm" svg:x="2.396cm" svg:y="18.492cm" svg:viewBox="0 0 0 0" draw:points="0,0">
          <text:p/>
        </draw:polygon>
        <draw:polygon draw:style-name="gr6" draw:text-style-name="P3" draw:layer="layout" svg:width="1.419cm" svg:height="0.289cm" svg:x="1.491cm" svg:y="19.071cm" svg:viewBox="0 0 1420 290" draw:points="70,0 1420,0 1350,290 0,290">
          <text:p/>
        </draw:polygon>
        <draw:polygon draw:style-name="gr7" draw:text-style-name="P1" draw:layer="layout" svg:width="0cm" svg:height="0cm" svg:x="2.396cm" svg:y="18.492cm" svg:viewBox="0 0 0 0" draw:points="0,0">
          <text:p/>
        </draw:polygon>
        <draw:path draw:style-name="gr6" draw:text-style-name="P3" draw:layer="layout" svg:width="0.975cm" svg:height="1.838cm" svg:x="2.84cm" svg:y="17.597cm" svg:viewBox="0 0 976 1839" svg:d="M632 393l344 438-33 137-258-328-57-73-18 73-66 271-14 57-4 14-12-15-31 17-167-208-51 209-16 68-191 786-58-75 70-290 313-1289-81-103 19-82 91 115-18 77 168 215 28 33 23 30-23-30-28-33 25-22c3-4 12-5 22-3s19 6 23 11z">
          <text:p/>
        </draw:path>
        <draw:polygon draw:style-name="gr7" draw:text-style-name="P1" draw:layer="layout" svg:width="0cm" svg:height="0cm" svg:x="2.396cm" svg:y="18.492cm" svg:viewBox="0 0 0 0" draw:points="0,0">
          <text:p/>
        </draw:polygon>
        <draw:polygon draw:style-name="gr6" draw:text-style-name="P3" draw:layer="layout" svg:width="0.726cm" svg:height="0.656cm" svg:x="1.831cm" svg:y="18.17cm" svg:viewBox="0 0 727 657" draw:points="42,629 277,509 329,657 453,509 629,629 727,517 548,394 714,197 519,197 567,0 409,0 362,197 168,197 237,394 0,517">
          <text:p/>
        </draw:polygon>
        <draw:polygon draw:style-name="gr7" draw:text-style-name="P1" draw:layer="layout" svg:width="0cm" svg:height="0cm" svg:x="2.396cm" svg:y="18.492cm" svg:viewBox="0 0 0 0" draw:points="0,0">
          <text:p/>
        </draw:polygon>
        <draw:polygon draw:style-name="gr6" draw:text-style-name="P3" draw:layer="layout" svg:width="1.724cm" svg:height="0.178cm" svg:x="1.174cm" svg:y="19.257cm" svg:viewBox="0 0 1725 179" draw:points="1725,179 1667,103 317,103 45,0 0,0 139,179">
          <text:p/>
        </draw:polygon>
        <draw:polygon draw:style-name="gr7" draw:text-style-name="P1" draw:layer="layout" svg:width="0cm" svg:height="0cm" svg:x="2.396cm" svg:y="18.492cm" svg:viewBox="0 0 0 0" draw:points="0,0">
          <text:p/>
        </draw:polygon>
        <draw:polygon draw:style-name="gr6" draw:text-style-name="P3" draw:layer="layout" svg:width="0.342cm" svg:height="0.392cm" svg:x="1.219cm" svg:y="18.968cm" svg:viewBox="0 0 343 393" draw:points="70,0 126,21 343,104 272,393 0,290">
          <text:p/>
        </draw:polygon>
        <draw:polygon draw:style-name="gr7" draw:text-style-name="P1" draw:layer="layout" svg:width="0cm" svg:height="0cm" svg:x="2.396cm" svg:y="18.492cm" svg:viewBox="0 0 0 0" draw:points="0,0">
          <text:p/>
        </draw:polygon>
        <draw:polygon draw:style-name="gr6" draw:text-style-name="P3" draw:layer="layout" svg:width="0.398cm" svg:height="0.328cm" svg:x="3.384cm" svg:y="18.237cm" svg:viewBox="0 0 399 329" draw:points="2,268 0,272 42,320 2,268 50,329 42,320 399,329 50,329 399,329 140,0 65,0 0,272">
          <text:p/>
        </draw:polygon>
        <draw:polygon draw:style-name="gr7" draw:text-style-name="P1" draw:layer="layout" svg:width="0cm" svg:height="0cm" svg:x="2.396cm" svg:y="18.492cm" svg:viewBox="0 0 0 0" draw:points="0,0">
          <text:p/>
        </draw:polygon>
        <draw:path draw:style-name="gr6" draw:text-style-name="P3" draw:layer="layout" svg:width="0.2cm" svg:height="0.456cm" svg:x="3.211cm" svg:y="18.02cm" svg:viewBox="0 0 201 457" svg:d="M101 457c55 0 100-103 100-229s-45-228-100-228zM101 0c-56 0-101 102-101 228s45 229 101 229z">
          <text:p/>
        </draw:path>
        <draw:polygon draw:style-name="gr7" draw:text-style-name="P1" draw:layer="layout" svg:width="0cm" svg:height="0cm" svg:x="2.396cm" svg:y="18.492cm" svg:viewBox="0 0 0 0" draw:points="0,0">
          <text:p/>
        </draw:polygon>
        <draw:path draw:style-name="gr6" draw:text-style-name="P3" draw:layer="layout" svg:width="0.443cm" svg:height="0.175cm" svg:x="2.147cm" svg:y="17.965cm" svg:viewBox="0 0 444 176" svg:d="M331 176c4 0 9-1 14-1 40-6 77-36 92-73 7-16 9-32 6-46-2-11-6-22-13-30-12-17-33-26-57-26h-259c-37 0-75 21-97 55-21 33-23 70-3 95 6 8 15 15 25 19 10 5 21 7 32 7h16 36 33z">
          <text:p/>
        </draw:path>
        <draw:polygon draw:style-name="gr7" draw:text-style-name="P1" draw:layer="layout" svg:width="0cm" svg:height="0cm" svg:x="2.396cm" svg:y="18.492cm" svg:viewBox="0 0 0 0" draw:points="0,0">
          <text:p/>
        </draw:polygon>
        <draw:polygon draw:style-name="gr6" draw:text-style-name="P3" draw:layer="layout" svg:width="0.311cm" svg:height="0.311cm" svg:x="2.068cm" svg:y="18.367cm" svg:viewBox="0 0 312 312" draw:points="312,198 245,154 283,0 125,0 88,154 0,198 40,312 140,261 216,312">
          <text:p/>
        </draw:polygon>
        <draw:polygon draw:style-name="gr7" draw:text-style-name="P1" draw:layer="layout" svg:width="0cm" svg:height="0cm" svg:x="2.396cm" svg:y="18.492cm" svg:viewBox="0 0 0 0" draw:points="0,0">
          <text:p/>
        </draw:polygon>
        <draw:path draw:style-name="gr6" draw:text-style-name="P3" draw:layer="layout" svg:width="0.172cm" svg:height="0.394cm" svg:x="3.225cm" svg:y="18.051cm" svg:viewBox="0 0 173 395" svg:d="M86 395c31 0 61-38 76-101 15-62 15-137-1-197-15-60-45-97-75-97-6 0-11 1-17 3-1 1-2 1-3 2-4 2-9 6-14 10-32 31-52 103-52 182 0 80 20 152 52 183 5 4 10 8 14 10 1 1 2 1 3 2 6 2 11 3 17 3z">
          <text:p/>
        </draw:path>
        <draw:polygon draw:style-name="gr7" draw:text-style-name="P1" draw:layer="layout" svg:width="0cm" svg:height="0cm" svg:x="2.396cm" svg:y="18.492cm" svg:viewBox="0 0 0 0" draw:points="0,0">
          <text:p/>
        </draw:polygon>
        <draw:polygon draw:style-name="gr6" draw:text-style-name="P3" draw:layer="layout" svg:width="0.574cm" svg:height="0.103cm" svg:x="2.649cm" svg:y="17.679cm" svg:viewBox="0 0 575 104" draw:points="575,104 493,0 110,0 0,104">
          <text:p/>
        </draw:polygon>
        <draw:polygon draw:style-name="gr7" draw:text-style-name="P1" draw:layer="layout" svg:width="0cm" svg:height="0cm" svg:x="2.396cm" svg:y="18.492cm" svg:viewBox="0 0 0 0" draw:points="0,0">
          <text:p/>
        </draw:polygon>
        <draw:polygon draw:style-name="gr6" draw:text-style-name="P3" draw:layer="layout" svg:width="0.621cm" svg:height="0.082cm" svg:x="2.048cm" svg:y="17.7cm" svg:viewBox="0 0 622 83" draw:points="602,83 622,0 20,0 0,83">
          <text:p/>
        </draw:polygon>
        <draw:polygon draw:style-name="gr7" draw:text-style-name="P1" draw:layer="layout" svg:width="0cm" svg:height="0cm" svg:x="2.396cm" svg:y="18.492cm" svg:viewBox="0 0 0 0" draw:points="0,0">
          <text:p/>
        </draw:polygon>
        <draw:polygon draw:style-name="gr6" draw:text-style-name="P3" draw:layer="layout" svg:width="0.491cm" svg:height="0.103cm" svg:x="1.557cm" svg:y="17.679cm" svg:viewBox="0 0 492 104" draw:points="220,0 492,104 81,104 0,0">
          <text:p/>
        </draw:polygon>
        <draw:polygon draw:style-name="gr7" draw:text-style-name="P1" draw:layer="layout" svg:width="0cm" svg:height="0cm" svg:x="2.396cm" svg:y="18.492cm" svg:viewBox="0 0 0 0" draw:points="0,0">
          <text:p/>
        </draw:polygon>
        <draw:path draw:style-name="gr6" draw:text-style-name="P3" draw:layer="layout" svg:width="0.405cm" svg:height="0.126cm" svg:x="2.185cm" svg:y="18.014cm" svg:viewBox="0 0 406 127" svg:d="M399 52c7-16 9-32 6-46-9-4-20-6-32-6h-258c-30 0-62 14-85 38s-33 56-29 82c10 5 21 7 32 7l15-2-1-1c1 1 2 2 3 3l90-76c-16-20-50-20-75 0-27 21-34 53-18 73l98-32c5-15 3-31-5-41l-21 76c12-9 22-21 26-35l148 35h-174 174c4 0 9-1 14-1 0-1-1-1-1-2-16-20-8-52 17-73 26-20 59-20 75 0 1 0 1 1 1 1z">
          <text:p/>
        </draw:path>
        <draw:polygon draw:style-name="gr7" draw:text-style-name="P1" draw:layer="layout" svg:width="0cm" svg:height="0cm" svg:x="2.396cm" svg:y="18.492cm" svg:viewBox="0 0 0 0" draw:points="0,0">
          <text:p/>
        </draw:polygon>
        <draw:polygon draw:style-name="gr6" draw:text-style-name="P3" draw:layer="layout" svg:width="0.402cm" svg:height="0.082cm" svg:x="2.759cm" svg:y="17.597cm" svg:viewBox="0 0 403 83" draw:points="384,83 403,0 20,0 0,83">
          <text:p/>
        </draw:polygon>
        <draw:polygon draw:style-name="gr7" draw:text-style-name="P1" draw:layer="layout" svg:width="0cm" svg:height="0cm" svg:x="2.396cm" svg:y="18.492cm" svg:viewBox="0 0 0 0" draw:points="0,0">
          <text:p/>
        </draw:polygon>
        <draw:path draw:style-name="gr6" draw:text-style-name="P3" draw:layer="layout" svg:width="0.105cm" svg:height="0.364cm" svg:x="3.225cm" svg:y="18.066cm" svg:viewBox="0 0 106 365" svg:d="M52 365c18-17 34-48 43-86 12-50 14-108 6-161s-26-96-49-118c-32 31-52 103-52 182s20 152 52 183z">
          <text:p/>
        </draw:path>
        <draw:polygon draw:style-name="gr7" draw:text-style-name="P1" draw:layer="layout" svg:width="0cm" svg:height="0cm" svg:x="2.396cm" svg:y="18.492cm" svg:viewBox="0 0 0 0" draw:points="0,0">
          <text:p/>
        </draw:polygon>
        <draw:polygon draw:style-name="gr6" draw:text-style-name="P3" draw:layer="layout" svg:width="0.194cm" svg:height="0.197cm" svg:x="1.999cm" svg:y="18.367cm" svg:viewBox="0 0 195 198" draw:points="195,0 158,154 70,198 0,0">
          <text:p/>
        </draw:polygon>
        <draw:polygon draw:style-name="gr7" draw:text-style-name="P1" draw:layer="layout" svg:width="0cm" svg:height="0cm" svg:x="2.396cm" svg:y="18.492cm" svg:viewBox="0 0 0 0" draw:points="0,0">
          <text:p/>
        </draw:polygon>
        <draw:polygon draw:style-name="gr6" draw:text-style-name="P3" draw:layer="layout" svg:width="0.231cm" svg:height="0.197cm" svg:x="2.313cm" svg:y="18.367cm" svg:viewBox="0 0 232 198" draw:points="66,198 232,0 37,0 0,154">
          <text:p/>
        </draw:polygon>
        <draw:polygon draw:style-name="gr7" draw:text-style-name="P1" draw:layer="layout" svg:width="0cm" svg:height="0cm" svg:x="2.396cm" svg:y="18.492cm" svg:viewBox="0 0 0 0" draw:points="0,0">
          <text:p/>
        </draw:polygon>
        <draw:path draw:style-name="gr6" draw:text-style-name="P3" draw:layer="layout" svg:width="0.442cm" svg:height="0.168cm" svg:x="2.147cm" svg:y="17.965cm" svg:viewBox="0 0 443 169" svg:d="M443 55c-2-11-6-21-13-29-12-17-33-26-57-26h-259c-37 0-75 21-97 54-21 33-23 71-3 96 6 8 15 15 25 19-4-26 6-57 29-82 22-24 54-38 84-38h259c12 0 23 2 32 6z">
          <text:p/>
        </draw:path>
        <draw:polygon draw:style-name="gr7" draw:text-style-name="P1" draw:layer="layout" svg:width="0cm" svg:height="0cm" svg:x="2.396cm" svg:y="18.492cm" svg:viewBox="0 0 0 0" draw:points="0,0">
          <text:p/>
        </draw:polygon>
        <draw:polygon draw:style-name="gr6" draw:text-style-name="P3" draw:layer="layout" svg:width="0.292cm" svg:height="0.185cm" svg:x="1.776cm" svg:y="17.597cm" svg:viewBox="0 0 293 186" draw:points="0,83 273,186 293,104 20,0">
          <text:p/>
        </draw:polygon>
        <draw:polygon draw:style-name="gr7" draw:text-style-name="P1" draw:layer="layout" svg:width="0cm" svg:height="0cm" svg:x="2.396cm" svg:y="18.492cm" svg:viewBox="0 0 0 0" draw:points="0,0">
          <text:p/>
        </draw:polygon>
        <draw:polygon draw:style-name="gr6" draw:text-style-name="P3" draw:layer="layout" svg:width="0.216cm" svg:height="0.209cm" svg:x="3.105cm" svg:y="18.373cm" svg:viewBox="0 0 217 210" draw:points="217,210 76,210 0,210 52,0">
          <text:p/>
        </draw:polygon>
        <draw:polygon draw:style-name="gr7" draw:text-style-name="P1" draw:layer="layout" svg:width="0cm" svg:height="0cm" svg:x="2.396cm" svg:y="18.492cm" svg:viewBox="0 0 0 0" draw:points="0,0">
          <text:p/>
        </draw:polygon>
        <draw:path draw:style-name="gr6" draw:text-style-name="P3" draw:layer="layout" svg:width="0.162cm" svg:height="0.153cm" svg:x="1.845cm" svg:y="18.408cm" svg:viewBox="0 0 163 154" svg:d="M150 23c-24-31-74-31-112 0-38 30-50 79-26 109zM12 132c24 30 74 30 112 0 37-30 50-79 26-109z">
          <text:p/>
        </draw:path>
        <draw:polygon draw:style-name="gr7" draw:text-style-name="P1" draw:layer="layout" svg:width="0cm" svg:height="0cm" svg:x="2.396cm" svg:y="18.492cm" svg:viewBox="0 0 0 0" draw:points="0,0">
          <text:p/>
        </draw:polygon>
        <draw:path draw:style-name="gr6" draw:text-style-name="P3" draw:layer="layout" svg:width="0.162cm" svg:height="0.153cm" svg:x="2.52cm" svg:y="18.408cm" svg:viewBox="0 0 163 154" svg:d="M150 23c-24-31-74-31-112 0-38 30-50 79-26 109zM12 132c23 30 73 30 111 0 39-30 51-79 27-109z">
          <text:p/>
        </draw:path>
        <draw:polygon draw:style-name="gr7" draw:text-style-name="P1" draw:layer="layout" svg:width="0cm" svg:height="0cm" svg:x="2.396cm" svg:y="18.492cm" svg:viewBox="0 0 0 0" draw:points="0,0">
          <text:p/>
        </draw:polygon>
        <draw:polygon draw:style-name="gr6" draw:text-style-name="P3" draw:layer="layout" svg:width="0.239cm" svg:height="0.082cm" svg:x="1.557cm" svg:y="17.597cm" svg:viewBox="0 0 240 83" draw:points="219,83 240,0 20,0 0,83">
          <text:p/>
        </draw:polygon>
        <draw:polygon draw:style-name="gr7" draw:text-style-name="P1" draw:layer="layout" svg:width="0cm" svg:height="0cm" svg:x="2.396cm" svg:y="18.492cm" svg:viewBox="0 0 0 0" draw:points="0,0">
          <text:p/>
        </draw:polygon>
        <draw:polygon draw:style-name="gr6" draw:text-style-name="P3" draw:layer="layout" svg:width="0.176cm" svg:height="0.199cm" svg:x="2.108cm" svg:y="18.627cm" svg:viewBox="0 0 177 200" draw:points="0,51 101,0 177,51 52,200">
          <text:p/>
        </draw:polygon>
        <draw:polygon draw:style-name="gr7" draw:text-style-name="P1" draw:layer="layout" svg:width="0cm" svg:height="0cm" svg:x="2.396cm" svg:y="18.492cm" svg:viewBox="0 0 0 0" draw:points="0,0">
          <text:p/>
        </draw:polygon>
        <draw:polygon draw:style-name="gr6" draw:text-style-name="P3" draw:layer="layout" svg:width="0.235cm" svg:height="0.16cm" svg:x="1.873cm" svg:y="18.638cm" svg:viewBox="0 0 236 161" draw:points="0,161 236,40 160,0 11,77">
          <text:p/>
        </draw:polygon>
        <draw:polygon draw:style-name="gr7" draw:text-style-name="P1" draw:layer="layout" svg:width="0cm" svg:height="0cm" svg:x="2.396cm" svg:y="18.492cm" svg:viewBox="0 0 0 0" draw:points="0,0">
          <text:p/>
        </draw:polygon>
        <draw:path draw:style-name="gr6" draw:text-style-name="P3" draw:layer="layout" svg:width="0.103cm" svg:height="0.394cm" svg:x="3.294cm" svg:y="18.051cm" svg:viewBox="0 0 104 395" svg:d="M0 392c10-5 19-13 27-24 13-18 24-44 33-74 22-94 8-212-33-267-8-11-17-19-27-24 6-2 11-3 17-3 30 0 60 37 75 97 16 60 16 135 1 197-15 63-45 101-76 101-6 0-11-1-17-3z">
          <text:p/>
        </draw:path>
        <draw:polygon draw:style-name="gr7" draw:text-style-name="P1" draw:layer="layout" svg:width="0cm" svg:height="0cm" svg:x="2.396cm" svg:y="18.492cm" svg:viewBox="0 0 0 0" draw:points="0,0">
          <text:p/>
        </draw:polygon>
        <draw:polygon draw:style-name="gr6" draw:text-style-name="P3" draw:layer="layout" svg:width="0.115cm" svg:height="0.289cm" svg:x="1.174cm" svg:y="18.968cm" svg:viewBox="0 0 116 290" draw:points="116,0 71,0 0,290 46,290">
          <text:p/>
        </draw:polygon>
        <draw:polygon draw:style-name="gr7" draw:text-style-name="P1" draw:layer="layout" svg:width="0cm" svg:height="0cm" svg:x="2.396cm" svg:y="18.492cm" svg:viewBox="0 0 0 0" draw:points="0,0">
          <text:p/>
        </draw:polygon>
        <draw:polygon draw:style-name="gr6" draw:text-style-name="P3" draw:layer="layout" svg:width="0.101cm" svg:height="0.197cm" svg:x="2.297cm" svg:y="18.17cm" svg:viewBox="0 0 102 198" draw:points="54,198 102,0 26,20 0,129">
          <text:p/>
        </draw:polygon>
        <draw:polygon draw:style-name="gr7" draw:text-style-name="P1" draw:layer="layout" svg:width="0cm" svg:height="0cm" svg:x="2.396cm" svg:y="18.492cm" svg:viewBox="0 0 0 0" draw:points="0,0">
          <text:p/>
        </draw:polygon>
        <draw:polygon draw:style-name="gr6" draw:text-style-name="P3" draw:layer="layout" svg:width="0.176cm" svg:height="0.16cm" svg:x="2.284cm" svg:y="18.638cm" svg:viewBox="0 0 177 161" draw:points="45,0 0,40 177,161 157,77">
          <text:p/>
        </draw:polygon>
        <draw:polygon draw:style-name="gr7" draw:text-style-name="P1" draw:layer="layout" svg:width="0cm" svg:height="0cm" svg:x="2.396cm" svg:y="18.492cm" svg:viewBox="0 0 0 0" draw:points="0,0">
          <text:p/>
        </draw:polygon>
        <draw:path draw:style-name="gr6" draw:text-style-name="P3" draw:layer="layout" svg:width="0.109cm" svg:height="0.102cm" svg:x="1.68cm" svg:y="19.223cm" svg:viewBox="0 0 110 103" svg:d="M104 65c8-18 8-36-3-49-16-21-50-21-75 0-26 20-34 52-18 72 8 10 20 15 34 15 4 0 9 0 13-1 20-5 38-19 49-37z">
          <text:p/>
        </draw:path>
        <draw:polygon draw:style-name="gr7" draw:text-style-name="P1" draw:layer="layout" svg:width="0cm" svg:height="0cm" svg:x="2.396cm" svg:y="18.492cm" svg:viewBox="0 0 0 0" draw:points="0,0">
          <text:p/>
        </draw:polygon>
        <draw:path draw:style-name="gr6" draw:text-style-name="P3" draw:layer="layout" svg:width="0.108cm" svg:height="0.102cm" svg:x="1.503cm" svg:y="18.565cm" svg:viewBox="0 0 109 103" svg:d="M103 65c9-19 8-38-2-50-16-20-50-20-76 0-25 20-33 53-17 73 7 10 20 15 34 15 4 0 8 0 13-1 21-5 39-19 48-37z">
          <text:p/>
        </draw:path>
        <draw:polygon draw:style-name="gr7" draw:text-style-name="P1" draw:layer="layout" svg:width="0cm" svg:height="0cm" svg:x="2.396cm" svg:y="18.492cm" svg:viewBox="0 0 0 0" draw:points="0,0">
          <text:p/>
        </draw:polygon>
        <draw:path draw:style-name="gr6" draw:text-style-name="P3" draw:layer="layout" svg:width="0.108cm" svg:height="0.102cm" svg:x="2.355cm" svg:y="19.223cm" svg:viewBox="0 0 109 103" svg:d="M103 65c9-18 8-36-2-49-16-21-50-21-76 0-25 20-33 52-17 72 7 10 19 15 33 15 5 0 9 0 14-1 21-5 39-19 48-37z">
          <text:p/>
        </draw:path>
        <draw:polygon draw:style-name="gr7" draw:text-style-name="P1" draw:layer="layout" svg:width="0cm" svg:height="0cm" svg:x="2.396cm" svg:y="18.492cm" svg:viewBox="0 0 0 0" draw:points="0,0">
          <text:p/>
        </draw:polygon>
        <draw:path draw:style-name="gr6" draw:text-style-name="P3" draw:layer="layout" svg:width="0.108cm" svg:height="0.102cm" svg:x="2.852cm" svg:y="18.565cm" svg:viewBox="0 0 109 103" svg:d="M103 65c9-19 8-38-2-50-16-20-49-20-75 0s-34 53-18 73c8 10 20 15 34 15 5 0 9 0 14-1 20-5 38-19 47-37z">
          <text:p/>
        </draw:path>
        <draw:polygon draw:style-name="gr7" draw:text-style-name="P1" draw:layer="layout" svg:width="0cm" svg:height="0cm" svg:x="2.396cm" svg:y="18.492cm" svg:viewBox="0 0 0 0" draw:points="0,0">
          <text:p/>
        </draw:polygon>
        <draw:path draw:style-name="gr6" draw:text-style-name="P3" draw:layer="layout" svg:width="0.108cm" svg:height="0.103cm" svg:x="2.177cm" svg:y="18.479cm" svg:viewBox="0 0 109 104" svg:d="M42 104c22 0 44-12 57-32 13-19 13-42 2-57-16-20-49-20-76 0-25 22-33 54-17 74 7 10 19 15 34 15z">
          <text:p/>
        </draw:path>
        <draw:polygon draw:style-name="gr7" draw:text-style-name="P1" draw:layer="layout" svg:width="0cm" svg:height="0cm" svg:x="2.396cm" svg:y="18.492cm" svg:viewBox="0 0 0 0" draw:points="0,0">
          <text:p/>
        </draw:polygon>
        <draw:path draw:style-name="gr6" draw:text-style-name="P3" draw:layer="layout" svg:width="0.109cm" svg:height="0.102cm" svg:x="1.68cm" svg:y="19.223cm" svg:viewBox="0 0 110 103" svg:d="M104 65c8-18 8-36-3-49-16-21-50-21-75 0-26 20-34 52-18 72 8 10 20 15 34 15 4 0 9 0 13-1 10-18 28-33 49-37z">
          <text:p/>
        </draw:path>
        <draw:polygon draw:style-name="gr7" draw:text-style-name="P1" draw:layer="layout" svg:width="0cm" svg:height="0cm" svg:x="2.396cm" svg:y="18.492cm" svg:viewBox="0 0 0 0" draw:points="0,0">
          <text:p/>
        </draw:polygon>
        <draw:path draw:style-name="gr6" draw:text-style-name="P3" draw:layer="layout" svg:width="0.108cm" svg:height="0.102cm" svg:x="2.355cm" svg:y="19.223cm" svg:viewBox="0 0 109 103" svg:d="M103 65c9-18 8-36-2-49-16-21-50-21-76 0-25 20-33 52-17 72 7 10 19 15 33 15 5 0 9 0 14-1 9-18 28-33 48-37z">
          <text:p/>
        </draw:path>
        <draw:polygon draw:style-name="gr7" draw:text-style-name="P1" draw:layer="layout" svg:width="0cm" svg:height="0cm" svg:x="2.396cm" svg:y="18.492cm" svg:viewBox="0 0 0 0" draw:points="0,0">
          <text:p/>
        </draw:polygon>
        <draw:path draw:style-name="gr6" draw:text-style-name="P3" draw:layer="layout" svg:width="0.108cm" svg:height="0.102cm" svg:x="2.852cm" svg:y="18.565cm" svg:viewBox="0 0 109 103" svg:d="M103 65c9-19 8-38-2-50-16-20-49-20-75 0s-34 53-18 73c8 10 20 15 34 15 5 0 9 0 14-1 9-19 27-33 47-37z">
          <text:p/>
        </draw:path>
        <draw:polygon draw:style-name="gr7" draw:text-style-name="P1" draw:layer="layout" svg:width="0cm" svg:height="0cm" svg:x="2.396cm" svg:y="18.492cm" svg:viewBox="0 0 0 0" draw:points="0,0">
          <text:p/>
        </draw:polygon>
        <draw:path draw:style-name="gr6" draw:text-style-name="P3" draw:layer="layout" svg:width="0.108cm" svg:height="0.102cm" svg:x="1.503cm" svg:y="18.565cm" svg:viewBox="0 0 109 103" svg:d="M103 65c9-19 8-38-2-50-16-20-50-20-76 0-25 20-33 53-17 73 7 10 20 15 34 15 4 0 8 0 13-1 10-19 28-33 48-37z">
          <text:p/>
        </draw:path>
        <draw:polygon draw:style-name="gr7" draw:text-style-name="P1" draw:layer="layout" svg:width="0cm" svg:height="0cm" svg:x="2.396cm" svg:y="18.492cm" svg:viewBox="0 0 0 0" draw:points="0,0">
          <text:p/>
        </draw:polygon>
        <draw:polygon draw:style-name="gr6" draw:text-style-name="P3" draw:layer="layout" svg:width="0.157cm" svg:height="0.068cm" svg:x="2.193cm" svg:y="18.299cm" svg:viewBox="0 0 158 69" draw:points="158,69 105,0 36,0 0,69">
          <text:p/>
        </draw:polygon>
        <draw:polygon draw:style-name="gr7" draw:text-style-name="P1" draw:layer="layout" svg:width="0cm" svg:height="0cm" svg:x="2.396cm" svg:y="18.492cm" svg:viewBox="0 0 0 0" draw:points="0,0">
          <text:p/>
        </draw:polygon>
        <draw:polygon draw:style-name="gr6" draw:text-style-name="P3" draw:layer="layout" svg:width="0.094cm" svg:height="0.109cm" svg:x="2.229cm" svg:y="18.19cm" svg:viewBox="0 0 95 110" draw:points="68,110 95,0 27,0 0,110">
          <text:p/>
        </draw:polygon>
        <draw:polygon draw:style-name="gr7" draw:text-style-name="P1" draw:layer="layout" svg:width="0cm" svg:height="0cm" svg:x="2.396cm" svg:y="18.492cm" svg:viewBox="0 0 0 0" draw:points="0,0">
          <text:p/>
        </draw:polygon>
        <draw:polygon draw:style-name="gr6" draw:text-style-name="P3" draw:layer="layout" svg:width="0.13cm" svg:height="0.185cm" svg:x="2.649cm" svg:y="17.597cm" svg:viewBox="0 0 131 186" draw:points="0,186 110,83 131,0 20,104">
          <text:p/>
        </draw:polygon>
        <draw:polygon draw:style-name="gr7" draw:text-style-name="P1" draw:layer="layout" svg:width="0cm" svg:height="0cm" svg:x="2.396cm" svg:y="18.492cm" svg:viewBox="0 0 0 0" draw:points="0,0">
          <text:p/>
        </draw:polygon>
        <draw:polygon draw:style-name="gr6" draw:text-style-name="P3" draw:layer="layout" svg:width="0.196cm" svg:height="0.122cm" svg:x="2.361cm" svg:y="18.564cm" svg:viewBox="0 0 197 123" draw:points="197,123 113,113 0,37 18,0">
          <text:p/>
        </draw:polygon>
        <draw:polygon draw:style-name="gr7" draw:text-style-name="P1" draw:layer="layout" svg:width="0cm" svg:height="0cm" svg:x="2.396cm" svg:y="18.492cm" svg:viewBox="0 0 0 0" draw:points="0,0">
          <text:p/>
        </draw:polygon>
        <draw:polygon draw:style-name="gr6" draw:text-style-name="P3" draw:layer="layout" svg:width="0.117cm" svg:height="0.122cm" svg:x="2.44cm" svg:y="18.676cm" svg:viewBox="0 0 118 123" draw:points="20,123 118,10 33,0 0,39">
          <text:p/>
        </draw:polygon>
        <draw:polygon draw:style-name="gr7" draw:text-style-name="P1" draw:layer="layout" svg:width="0cm" svg:height="0cm" svg:x="2.396cm" svg:y="18.492cm" svg:viewBox="0 0 0 0" draw:points="0,0">
          <text:p/>
        </draw:polygon>
        <draw:path draw:style-name="gr6" draw:text-style-name="P3" draw:layer="layout" svg:width="0.109cm" svg:height="0.09cm" svg:x="2.223cm" svg:y="18.05cm" svg:viewBox="0 0 110 91" svg:d="M47 91c7-13 14-19 22-24 5-3 10-5 16-7 5-2 12-4 22-5 5-15 3-30-5-40-17-20-51-20-76 0-26 20-33 52-18 73 1 1 2 2 3 3h36l-38-2z">
          <text:p/>
        </draw:path>
        <draw:polygon draw:style-name="gr7" draw:text-style-name="P1" draw:layer="layout" svg:width="0cm" svg:height="0cm" svg:x="2.396cm" svg:y="18.492cm" svg:viewBox="0 0 0 0" draw:points="0,0">
          <text:p/>
        </draw:polygon>
        <draw:path draw:style-name="gr6" draw:text-style-name="P3" draw:layer="layout" svg:width="0.07cm" svg:height="0.384cm" svg:x="3.277cm" svg:y="18.056cm" svg:viewBox="0 0 71 385" svg:d="M15 385c19-18 34-50 44-90 13-52 16-114 7-170s-27-102-51-125c-4 2-9 6-15 10 24 22 41 65 49 118s6 112-6 161c-9 38-24 69-43 86 6 4 11 8 15 10z">
          <text:p/>
        </draw:path>
        <draw:polygon draw:style-name="gr7" draw:text-style-name="P1" draw:layer="layout" svg:width="0cm" svg:height="0cm" svg:x="2.396cm" svg:y="18.492cm" svg:viewBox="0 0 0 0" draw:points="0,0">
          <text:p/>
        </draw:polygon>
        <draw:polygon draw:style-name="gr6" draw:text-style-name="P3" draw:layer="layout" svg:width="0.162cm" svg:height="0.114cm" svg:x="1.87cm" svg:y="18.6cm" svg:viewBox="0 0 163 115" draw:points="149,0 163,38 14,115 0,76">
          <text:p/>
        </draw:polygon>
        <draw:polygon draw:style-name="gr7" draw:text-style-name="P1" draw:layer="layout" svg:width="0cm" svg:height="0cm" svg:x="2.396cm" svg:y="18.492cm" svg:viewBox="0 0 0 0" draw:points="0,0">
          <text:p/>
        </draw:polygon>
        <draw:polygon draw:style-name="gr6" draw:text-style-name="P3" draw:layer="layout" svg:width="0.144cm" svg:height="0.114cm" svg:x="2.329cm" svg:y="18.6cm" svg:viewBox="0 0 145 115" draw:points="0,38 112,115 145,76 33,0">
          <text:p/>
        </draw:polygon>
        <draw:polygon draw:style-name="gr7" draw:text-style-name="P1" draw:layer="layout" svg:width="0cm" svg:height="0cm" svg:x="2.396cm" svg:y="18.492cm" svg:viewBox="0 0 0 0" draw:points="0,0">
          <text:p/>
        </draw:polygon>
        <draw:path draw:style-name="gr6" draw:text-style-name="P3" draw:layer="layout" svg:width="0.092cm" svg:height="0.088cm" svg:x="1.894cm" svg:y="18.459cm" svg:viewBox="0 0 93 89" svg:d="M86 61c10-17 10-36 1-48-15-17-43-17-65 0-22 18-28 46-15 63 6 8 17 13 29 13 5 0 11-1 16-3 13-4 25-14 34-25z">
          <text:p/>
        </draw:path>
        <draw:polygon draw:style-name="gr7" draw:text-style-name="P1" draw:layer="layout" svg:width="0cm" svg:height="0cm" svg:x="2.396cm" svg:y="18.492cm" svg:viewBox="0 0 0 0" draw:points="0,0">
          <text:p/>
        </draw:polygon>
        <draw:path draw:style-name="gr6" draw:text-style-name="P3" draw:layer="layout" svg:width="0.093cm" svg:height="0.088cm" svg:x="2.569cm" svg:y="18.459cm" svg:viewBox="0 0 94 89" svg:d="M86 61c10-17 11-36 1-48-13-17-43-17-65 0-21 18-28 46-15 63 7 8 17 13 29 13 6 0 11-1 17-3 14-4 26-14 33-25z">
          <text:p/>
        </draw:path>
        <draw:polygon draw:style-name="gr7" draw:text-style-name="P1" draw:layer="layout" svg:width="0cm" svg:height="0cm" svg:x="2.396cm" svg:y="18.492cm" svg:viewBox="0 0 0 0" draw:points="0,0">
          <text:p/>
        </draw:polygon>
        <draw:path draw:style-name="gr6" draw:text-style-name="P3" draw:layer="layout" svg:width="0.093cm" svg:height="0.088cm" svg:x="2.569cm" svg:y="18.459cm" svg:viewBox="0 0 94 89" svg:d="M86 61c10-17 11-36 1-48-13-17-43-17-65 0-21 18-28 46-15 63 7 8 17 13 29 13 6 0 11-1 17-3 8-12 20-21 33-25z">
          <text:p/>
        </draw:path>
        <draw:polygon draw:style-name="gr7" draw:text-style-name="P1" draw:layer="layout" svg:width="0cm" svg:height="0cm" svg:x="2.396cm" svg:y="18.492cm" svg:viewBox="0 0 0 0" draw:points="0,0">
          <text:p/>
        </draw:polygon>
        <draw:path draw:style-name="gr6" draw:text-style-name="P3" draw:layer="layout" svg:width="0.092cm" svg:height="0.088cm" svg:x="1.894cm" svg:y="18.459cm" svg:viewBox="0 0 93 89" svg:d="M86 61c10-17 10-36 1-48-15-17-43-17-65 0-22 18-28 46-15 63 6 8 17 13 29 13 5 0 11-1 16-3 8-12 19-21 34-25z">
          <text:p/>
        </draw:path>
        <draw:polygon draw:style-name="gr7" draw:text-style-name="P1" draw:layer="layout" svg:width="0cm" svg:height="0cm" svg:x="2.396cm" svg:y="18.492cm" svg:viewBox="0 0 0 0" draw:points="0,0">
          <text:p/>
        </draw:polygon>
        <draw:polygon draw:style-name="gr6" draw:text-style-name="P3" draw:layer="layout" svg:width="0.089cm" svg:height="0.114cm" svg:x="2.019cm" svg:y="18.564cm" svg:viewBox="0 0 90 115" draw:points="49,0 90,115 13,75 0,37">
          <text:p/>
        </draw:polygon>
        <draw:polygon draw:style-name="gr7" draw:text-style-name="P1" draw:layer="layout" svg:width="0cm" svg:height="0cm" svg:x="2.396cm" svg:y="18.492cm" svg:viewBox="0 0 0 0" draw:points="0,0">
          <text:p/>
        </draw:polygon>
        <draw:path draw:style-name="gr6" draw:text-style-name="P3" draw:layer="layout" svg:width="0.063cm" svg:height="0.388cm" svg:x="3.291cm" svg:y="18.054cm" svg:viewBox="0 0 64 389" svg:d="M0 387c1 1 2 1 3 2 10-5 19-13 28-24 8-17 15-38 21-60 22-93 14-210-21-281-9-11-18-19-28-24-1 1-2 1-3 2 24 23 43 69 52 125 8 56 5 117-7 169-10 41-26 73-45 91z">
          <text:p/>
        </draw:path>
        <draw:polygon draw:style-name="gr7" draw:text-style-name="P1" draw:layer="layout" svg:width="0cm" svg:height="0cm" svg:x="2.396cm" svg:y="18.492cm" svg:viewBox="0 0 0 0" draw:points="0,0">
          <text:p/>
        </draw:polygon>
        <draw:path draw:style-name="gr6" draw:text-style-name="P3" draw:layer="layout" svg:width="0.098cm" svg:height="0.048cm" svg:x="2.779cm" svg:y="17.713cm" svg:viewBox="0 0 99 49" svg:d="M30 0c16 0 34 4 48 12 15 7 22 17 21 25-3 11-28 16-55 9-27-6-46-21-44-34 2-8 14-12 30-12z">
          <text:p/>
        </draw:path>
        <draw:polygon draw:style-name="gr7" draw:text-style-name="P1" draw:layer="layout" svg:width="0cm" svg:height="0cm" svg:x="2.396cm" svg:y="18.492cm" svg:viewBox="0 0 0 0" draw:points="0,0">
          <text:p/>
        </draw:polygon>
        <draw:path draw:style-name="gr6" draw:text-style-name="P3" draw:layer="layout" svg:width="0.098cm" svg:height="0.048cm" svg:x="1.7cm" svg:y="17.713cm" svg:viewBox="0 0 99 49" svg:d="M30 0c16 0 34 4 48 12 14 7 22 17 21 25-3 11-28 16-55 9-27-6-46-21-44-34 2-8 14-12 30-12z">
          <text:p/>
        </draw:path>
        <draw:polygon draw:style-name="gr7" draw:text-style-name="P1" draw:layer="layout" svg:width="0cm" svg:height="0cm" svg:x="2.396cm" svg:y="18.492cm" svg:viewBox="0 0 0 0" draw:points="0,0">
          <text:p/>
        </draw:polygon>
        <draw:polygon draw:style-name="gr6" draw:text-style-name="P3" draw:layer="layout" svg:width="0.053cm" svg:height="0.122cm" svg:x="1.831cm" svg:y="18.676cm" svg:viewBox="0 0 54 123" draw:points="0,10 43,123 54,39 40,0">
          <text:p/>
        </draw:polygon>
        <draw:polygon draw:style-name="gr7" draw:text-style-name="P1" draw:layer="layout" svg:width="0cm" svg:height="0cm" svg:x="2.396cm" svg:y="18.492cm" svg:viewBox="0 0 0 0" draw:points="0,0">
          <text:p/>
        </draw:polygon>
        <draw:polygon draw:style-name="gr6" draw:text-style-name="P3" draw:layer="layout" svg:width="0.063cm" svg:height="0.197cm" svg:x="2.193cm" svg:y="18.17cm" svg:viewBox="0 0 64 198" draw:points="48,0 64,20 37,129 0,198">
          <text:p/>
        </draw:polygon>
        <draw:polygon draw:style-name="gr7" draw:text-style-name="P1" draw:layer="layout" svg:width="0cm" svg:height="0cm" svg:x="2.396cm" svg:y="18.492cm" svg:viewBox="0 0 0 0" draw:points="0,0">
          <text:p/>
        </draw:polygon>
        <draw:polygon draw:style-name="gr6" draw:text-style-name="P3" draw:layer="layout" svg:width="0.075cm" svg:height="0.073cm" svg:x="3.449cm" svg:y="18.164cm" svg:viewBox="0 0 76 74" draw:points="76,74 18,0 0,74">
          <text:p/>
        </draw:polygon>
        <draw:polygon draw:style-name="gr7" draw:text-style-name="P1" draw:layer="layout" svg:width="0cm" svg:height="0cm" svg:x="2.396cm" svg:y="18.492cm" svg:viewBox="0 0 0 0" draw:points="0,0">
          <text:p/>
        </draw:polygon>
        <draw:polygon draw:style-name="gr6" draw:text-style-name="P3" draw:layer="layout" svg:width="0.091cm" svg:height="0.068cm" svg:x="3.089cm" svg:y="18.582cm" svg:viewBox="0 0 92 69" draw:points="92,0 16,0 0,69">
          <text:p/>
        </draw:polygon>
        <draw:polygon draw:style-name="gr7" draw:text-style-name="P1" draw:layer="layout" svg:width="0cm" svg:height="0cm" svg:x="2.396cm" svg:y="18.492cm" svg:viewBox="0 0 0 0" draw:points="0,0">
          <text:p/>
        </draw:polygon>
        <draw:path draw:style-name="gr6" draw:text-style-name="P3" draw:layer="layout" svg:width="0.042cm" svg:height="0.34cm" svg:x="3.321cm" svg:y="18.078cm" svg:viewBox="0 0 43 341" svg:d="M0 341c13-18 25-44 33-74 22-93 8-212-33-267 36 72 44 189 22 282-7 22-14 42-22 59z">
          <text:p/>
        </draw:path>
        <draw:polygon draw:style-name="gr7" draw:text-style-name="P1" draw:layer="layout" svg:width="0cm" svg:height="0cm" svg:x="2.396cm" svg:y="18.492cm" svg:viewBox="0 0 0 0" draw:points="0,0">
          <text:p/>
        </draw:polygon>
        <draw:polygon draw:style-name="gr6" draw:text-style-name="P3" draw:layer="layout" svg:width="0.158cm" svg:height="0.02cm" svg:x="2.24cm" svg:y="18.17cm" svg:viewBox="0 0 159 21" draw:points="159,0 84,21 16,21 0,0">
          <text:p/>
        </draw:polygon>
        <draw:polygon draw:style-name="gr7" draw:text-style-name="P1" draw:layer="layout" svg:width="0cm" svg:height="0cm" svg:x="2.396cm" svg:y="18.492cm" svg:viewBox="0 0 0 0" draw:points="0,0">
          <text:p/>
        </draw:polygon>
        <draw:polygon draw:style-name="gr6" draw:text-style-name="P3" draw:layer="layout" svg:width="0.237cm" svg:height="0.122cm" svg:x="1.831cm" svg:y="18.564cm" svg:viewBox="0 0 238 123" draw:points="238,0 189,37 39,113 0,123">
          <text:p/>
        </draw:polygon>
        <draw:polygon draw:style-name="gr7" draw:text-style-name="P1" draw:layer="layout" svg:width="0cm" svg:height="0cm" svg:x="2.396cm" svg:y="18.492cm" svg:viewBox="0 0 0 0" draw:points="0,0">
          <text:p/>
        </draw:polygon>
        <draw:polygon draw:style-name="gr6" draw:text-style-name="P3" draw:layer="layout" svg:width="0.054cm" svg:height="0.053cm" svg:x="3.37cm" svg:y="18.512cm" svg:viewBox="0 0 55 54" draw:points="14,0 55,54 0,54">
          <text:p/>
        </draw:polygon>
        <draw:polygon draw:style-name="gr7" draw:text-style-name="P1" draw:layer="layout" svg:width="0cm" svg:height="0cm" svg:x="2.396cm" svg:y="18.492cm" svg:viewBox="0 0 0 0" draw:points="0,0">
          <text:p/>
        </draw:polygon>
        <draw:path draw:style-name="gr6" draw:text-style-name="P3" draw:layer="layout" svg:width="0.059cm" svg:height="0.036cm" svg:x="2.27cm" svg:y="18.105cm" svg:viewBox="0 0 60 37" svg:d="M34 37c12-10 22-22 26-37-9 2-16 4-21 6-6 2-11 4-16 7-8 5-15 11-23 24z">
          <text:p/>
        </draw:path>
        <draw:polygon draw:style-name="gr7" draw:text-style-name="P1" draw:layer="layout" svg:width="0cm" svg:height="0cm" svg:x="2.396cm" svg:y="18.492cm" svg:viewBox="0 0 0 0" draw:points="0,0">
          <text:p/>
        </draw:polygon>
        <draw:polygon draw:style-name="gr6" draw:text-style-name="P3" draw:layer="layout" svg:width="0.095cm" svg:height="0.114cm" svg:x="2.284cm" svg:y="18.564cm" svg:viewBox="0 0 96 115" draw:points="46,75 0,115 96,0 78,37">
          <text:p/>
        </draw:polygon>
        <draw:polygon draw:style-name="gr7" draw:text-style-name="P1" draw:layer="layout" svg:width="0cm" svg:height="0cm" svg:x="2.396cm" svg:y="18.492cm" svg:viewBox="0 0 0 0" draw:points="0,0">
          <text:p/>
        </draw:polygon>
        <draw:path draw:style-name="gr6" draw:text-style-name="P3" draw:layer="layout" svg:width="0.047cm" svg:height="0.037cm" svg:x="1.558cm" svg:y="18.629cm" svg:viewBox="0 0 48 38" svg:d="M0 38c21-5 39-19 48-38-20 5-39 19-48 38z">
          <text:p/>
        </draw:path>
        <draw:polygon draw:style-name="gr7" draw:text-style-name="P1" draw:layer="layout" svg:width="0cm" svg:height="0cm" svg:x="2.396cm" svg:y="18.492cm" svg:viewBox="0 0 0 0" draw:points="0,0">
          <text:p/>
        </draw:polygon>
        <draw:path draw:style-name="gr6" draw:text-style-name="P3" draw:layer="layout" svg:width="0.047cm" svg:height="0.037cm" svg:x="2.41cm" svg:y="19.287cm" svg:viewBox="0 0 48 38" svg:d="M0 38c21-5 39-19 48-38-20 4-39 20-48 38z">
          <text:p/>
        </draw:path>
        <draw:polygon draw:style-name="gr7" draw:text-style-name="P1" draw:layer="layout" svg:width="0cm" svg:height="0cm" svg:x="2.396cm" svg:y="18.492cm" svg:viewBox="0 0 0 0" draw:points="0,0">
          <text:p/>
        </draw:polygon>
        <draw:path draw:style-name="gr6" draw:text-style-name="P3" draw:layer="layout" svg:width="0.047cm" svg:height="0.037cm" svg:x="2.907cm" svg:y="18.629cm" svg:viewBox="0 0 48 38" svg:d="M0 38c20-5 39-19 48-38-21 5-39 19-48 38z">
          <text:p/>
        </draw:path>
        <draw:polygon draw:style-name="gr7" draw:text-style-name="P1" draw:layer="layout" svg:width="0cm" svg:height="0cm" svg:x="2.396cm" svg:y="18.492cm" svg:viewBox="0 0 0 0" draw:points="0,0">
          <text:p/>
        </draw:polygon>
        <draw:path draw:style-name="gr6" draw:text-style-name="P3" draw:layer="layout" svg:width="0.048cm" svg:height="0.037cm" svg:x="1.735cm" svg:y="19.287cm" svg:viewBox="0 0 49 38" svg:d="M0 38c20-5 39-19 49-38-20 4-39 20-49 38z">
          <text:p/>
        </draw:path>
        <draw:polygon draw:style-name="gr7" draw:text-style-name="P1" draw:layer="layout" svg:width="0cm" svg:height="0cm" svg:x="2.396cm" svg:y="18.492cm" svg:viewBox="0 0 0 0" draw:points="0,0">
          <text:p/>
        </draw:polygon>
        <draw:polygon draw:style-name="gr6" draw:text-style-name="P3" draw:layer="layout" svg:width="0.041cm" svg:height="0.056cm" svg:x="3.384cm" svg:y="18.504cm" svg:viewBox="0 0 42 57" draw:points="2,0 0,5 42,57 2,0 0,5 42,57">
          <text:p/>
        </draw:polygon>
        <draw:polygon draw:style-name="gr7" draw:text-style-name="P1" draw:layer="layout" svg:width="0cm" svg:height="0cm" svg:x="2.396cm" svg:y="18.492cm" svg:viewBox="0 0 0 0" draw:points="0,0">
          <text:p/>
        </draw:polygon>
        <draw:polygon draw:style-name="gr6" draw:text-style-name="P3" draw:layer="layout" svg:width="0.042cm" svg:height="0.016cm" svg:x="3.324cm" svg:y="18.564cm" svg:viewBox="0 0 43 17" draw:points="43,16 0,17 43,16 31,0 0,17">
          <text:p/>
        </draw:polygon>
        <draw:polygon draw:style-name="gr7" draw:text-style-name="P1" draw:layer="layout" svg:width="0cm" svg:height="0cm" svg:x="2.396cm" svg:y="18.492cm" svg:viewBox="0 0 0 0" draw:points="0,0">
          <text:p/>
        </draw:polygon>
        <draw:path draw:style-name="gr6" draw:text-style-name="P3" draw:layer="layout" svg:width="0.033cm" svg:height="0.025cm" svg:x="1.946cm" svg:y="18.519cm" svg:viewBox="0 0 34 26" svg:d="M0 26c13-4 26-15 34-26-15 4-26 13-34 26z">
          <text:p/>
        </draw:path>
        <draw:polygon draw:style-name="gr7" draw:text-style-name="P1" draw:layer="layout" svg:width="0cm" svg:height="0cm" svg:x="2.396cm" svg:y="18.492cm" svg:viewBox="0 0 0 0" draw:points="0,0">
          <text:p/>
        </draw:polygon>
        <draw:path draw:style-name="gr6" draw:text-style-name="P3" draw:layer="layout" svg:width="0.032cm" svg:height="0.025cm" svg:x="2.621cm" svg:y="18.519cm" svg:viewBox="0 0 33 26" svg:d="M0 26c13-4 26-15 33-26-13 4-26 13-33 26z">
          <text:p/>
        </draw:path>
        <draw:polygon draw:style-name="gr7" draw:text-style-name="P1" draw:layer="layout" svg:width="0cm" svg:height="0cm" svg:x="2.396cm" svg:y="18.492cm" svg:viewBox="0 0 0 0" draw:points="0,0">
          <text:p/>
        </draw:polygon>
        <draw:polygon draw:style-name="gr6" draw:text-style-name="P3" draw:layer="layout" svg:width="0.235cm" svg:height="0.12cm" svg:x="1.873cm" svg:y="18.678cm" svg:viewBox="0 0 236 121" draw:points="0,121 236,0">
          <text:p/>
        </draw:polygon>
        <draw:polygon draw:style-name="gr7" draw:text-style-name="P1" draw:layer="layout" svg:width="0cm" svg:height="0cm" svg:x="2.396cm" svg:y="18.492cm" svg:viewBox="0 0 0 0" draw:points="0,0">
          <text:p/>
        </draw:polygon>
        <draw:polygon draw:style-name="gr6" draw:text-style-name="P3" draw:layer="layout" svg:width="0.048cm" svg:height="0.197cm" svg:x="2.35cm" svg:y="18.17cm" svg:viewBox="0 0 49 198" draw:points="0,198 49,0">
          <text:p/>
        </draw:polygon>
        <draw:polygon draw:style-name="gr7" draw:text-style-name="P1" draw:layer="layout" svg:width="0cm" svg:height="0cm" svg:x="2.396cm" svg:y="18.492cm" svg:viewBox="0 0 0 0" draw:points="0,0">
          <text:p/>
        </draw:polygon>
        <draw:polygon draw:style-name="gr6" draw:text-style-name="P3" draw:layer="layout" svg:width="0.097cm" svg:height="0.112cm" svg:x="2.46cm" svg:y="18.686cm" svg:viewBox="0 0 98 113" draw:points="0,113 98,0">
          <text:p/>
        </draw:polygon>
        <draw:polygon draw:style-name="gr7" draw:text-style-name="P1" draw:layer="layout" svg:width="0cm" svg:height="0cm" svg:x="2.396cm" svg:y="18.492cm" svg:viewBox="0 0 0 0" draw:points="0,0">
          <text:p/>
        </draw:polygon>
        <draw:polygon draw:style-name="gr6" draw:text-style-name="P3" draw:layer="layout" svg:width="0.156cm" svg:height="0cm" svg:x="2.193cm" svg:y="18.367cm" svg:viewBox="0 0 157 0" draw:points="157,0 0,0">
          <text:p/>
        </draw:polygon>
        <draw:polygon draw:style-name="gr7" draw:text-style-name="P1" draw:layer="layout" svg:width="0cm" svg:height="0cm" svg:x="2.396cm" svg:y="18.492cm" svg:viewBox="0 0 0 0" draw:points="0,0">
          <text:p/>
        </draw:polygon>
        <draw:polygon draw:style-name="gr6" draw:text-style-name="P3" draw:layer="layout" svg:width="0.176cm" svg:height="0.12cm" svg:x="2.284cm" svg:y="18.678cm" svg:viewBox="0 0 177 121" draw:points="0,0 177,121">
          <text:p/>
        </draw:polygon>
        <draw:polygon draw:style-name="gr7" draw:text-style-name="P1" draw:layer="layout" svg:width="0cm" svg:height="0cm" svg:x="2.396cm" svg:y="18.492cm" svg:viewBox="0 0 0 0" draw:points="0,0">
          <text:p/>
        </draw:polygon>
        <draw:line draw:style-name="gr8" draw:text-style-name="P1" draw:layer="layout" svg:x1="1.577cm" svg:y1="17.597cm" svg:x2="1.796cm" svg:y2="17.597cm">
          <text:p/>
        </draw:line>
        <draw:line draw:style-name="gr8" draw:text-style-name="P1" draw:layer="layout" svg:x1="2.069cm" svg:y1="17.701cm" svg:x2="1.796cm" svg:y2="17.597cm">
          <text:p/>
        </draw:line>
        <draw:line draw:style-name="gr8" draw:text-style-name="P1" draw:layer="layout" svg:x1="2.669cm" svg:y1="17.7cm" svg:x2="2.068cm" svg:y2="17.7cm">
          <text:p/>
        </draw:line>
        <draw:line draw:style-name="gr8" draw:text-style-name="P1" draw:layer="layout" svg:x1="3.161cm" svg:y1="17.597cm" svg:x2="3.253cm" svg:y2="17.713cm">
          <text:p/>
        </draw:line>
        <draw:line draw:style-name="gr8" draw:text-style-name="P1" draw:layer="layout" svg:x1="2.78cm" svg:y1="17.597cm" svg:x2="2.669cm" svg:y2="17.701cm">
          <text:p/>
        </draw:line>
        <draw:line draw:style-name="gr8" draw:text-style-name="P1" draw:layer="layout" svg:x1="2.779cm" svg:y1="17.597cm" svg:x2="3.161cm" svg:y2="17.597cm">
          <text:p/>
        </draw:line>
        <draw:line draw:style-name="gr8" draw:text-style-name="P1" draw:layer="layout" svg:x1="1.557cm" svg:y1="17.68cm" svg:x2="1.578cm" svg:y2="17.597cm">
          <text:p/>
        </draw:line>
        <draw:line draw:style-name="gr8" draw:text-style-name="P1" draw:layer="layout" svg:x1="1.557cm" svg:y1="17.679cm" svg:x2="1.639cm" svg:y2="17.783cm">
          <text:p/>
        </draw:line>
        <draw:line draw:style-name="gr8" draw:text-style-name="P1" draw:layer="layout" svg:x1="1.639cm" svg:y1="17.782cm" svg:x2="1.345cm" svg:y2="18.99cm">
          <text:p/>
        </draw:line>
        <draw:line draw:style-name="gr8" draw:text-style-name="P1" draw:layer="layout" svg:x1="1.174cm" svg:y1="19.258cm" svg:x2="1.245cm" svg:y2="18.968cm">
          <text:p/>
        </draw:line>
        <draw:line draw:style-name="gr8" draw:text-style-name="P1" draw:layer="layout" svg:x1="1.314cm" svg:y1="19.436cm" svg:x2="1.174cm" svg:y2="19.257cm">
          <text:p/>
        </draw:line>
        <draw:line draw:style-name="gr8" draw:text-style-name="P1" draw:layer="layout" svg:x1="1.776cm" svg:y1="17.68cm" svg:x2="1.798cm" svg:y2="17.597cm">
          <text:p/>
        </draw:line>
        <draw:line draw:style-name="gr8" draw:text-style-name="P1" draw:layer="layout" svg:x1="1.776cm" svg:y1="17.679cm" svg:x2="1.557cm" svg:y2="17.679cm">
          <text:p/>
        </draw:line>
        <draw:line draw:style-name="gr8" draw:text-style-name="P1" draw:layer="layout" svg:x1="1.776cm" svg:y1="17.679cm" svg:x2="2.049cm" svg:y2="17.783cm">
          <text:p/>
        </draw:line>
        <draw:line draw:style-name="gr8" draw:text-style-name="P1" draw:layer="layout" svg:x1="2.048cm" svg:y1="17.783cm" svg:x2="2.069cm" svg:y2="17.7cm">
          <text:p/>
        </draw:line>
        <draw:line draw:style-name="gr8" draw:text-style-name="P1" draw:layer="layout" svg:x1="3.253cm" svg:y1="17.712cm" svg:x2="3.234cm" svg:y2="17.79cm">
          <text:p/>
        </draw:line>
        <draw:line draw:style-name="gr8" draw:text-style-name="P1" draw:layer="layout" svg:x1="2.649cm" svg:y1="17.782cm" svg:x2="2.048cm" svg:y2="17.782cm">
          <text:p/>
        </draw:line>
        <draw:line draw:style-name="gr8" draw:text-style-name="P1" draw:layer="layout" svg:x1="2.649cm" svg:y1="17.783cm" svg:x2="2.67cm" svg:y2="17.7cm">
          <text:p/>
        </draw:line>
        <draw:line draw:style-name="gr8" draw:text-style-name="P1" draw:layer="layout" svg:x1="3.471cm" svg:y1="17.99cm" svg:x2="3.816cm" svg:y2="18.429cm">
          <text:p/>
        </draw:line>
        <draw:line draw:style-name="gr8" draw:text-style-name="P1" draw:layer="layout" svg:x1="3.816cm" svg:y1="18.428cm" svg:x2="3.782cm" svg:y2="18.566cm">
          <text:p/>
        </draw:line>
        <draw:line draw:style-name="gr8" draw:text-style-name="P1" draw:layer="layout" svg:x1="3.429cm" svg:y1="18.037cm" svg:x2="3.453cm" svg:y2="18.068cm">
          <text:p/>
        </draw:line>
        <draw:line draw:style-name="gr8" draw:text-style-name="P1" draw:layer="layout" svg:x1="3.783cm" svg:y1="18.566cm" svg:x2="3.524cm" svg:y2="18.237cm">
          <text:p/>
        </draw:line>
        <draw:line draw:style-name="gr8" draw:text-style-name="P1" draw:layer="layout" svg:x1="3.234cm" svg:y1="17.789cm" svg:x2="3.43cm" svg:y2="18.038cm">
          <text:p/>
        </draw:line>
        <draw:line draw:style-name="gr8" draw:text-style-name="P1" draw:layer="layout" svg:x1="3.525cm" svg:y1="18.238cm" svg:x2="3.467cm" svg:y2="18.164cm">
          <text:p/>
        </draw:line>
        <draw:line draw:style-name="gr8" draw:text-style-name="P1" draw:layer="layout" svg:x1="3.366cm" svg:y1="18.58cm" svg:x2="3.468cm" svg:y2="18.164cm">
          <text:p/>
        </draw:line>
        <draw:line draw:style-name="gr8" draw:text-style-name="P1" draw:layer="layout" svg:x1="3.367cm" svg:y1="18.58cm" svg:x2="3.354cm" svg:y2="18.564cm">
          <text:p/>
        </draw:line>
        <draw:line draw:style-name="gr8" draw:text-style-name="P1" draw:layer="layout" svg:x1="3.142cm" svg:y1="17.68cm" svg:x2="3.162cm" svg:y2="17.597cm">
          <text:p/>
        </draw:line>
        <draw:line draw:style-name="gr8" draw:text-style-name="P1" draw:layer="layout" svg:x1="3.355cm" svg:y1="18.564cm" svg:x2="3.321cm" svg:y2="18.583cm">
          <text:p/>
        </draw:line>
        <draw:line draw:style-name="gr8" draw:text-style-name="P1" draw:layer="layout" svg:x1="3.224cm" svg:y1="17.783cm" svg:x2="3.142cm" svg:y2="17.679cm">
          <text:p/>
        </draw:line>
        <draw:line draw:style-name="gr8" draw:text-style-name="P1" draw:layer="layout" svg:x1="3.322cm" svg:y1="18.583cm" svg:x2="3.156cm" svg:y2="18.373cm">
          <text:p/>
        </draw:line>
        <draw:line draw:style-name="gr8" draw:text-style-name="P1" draw:layer="layout" svg:x1="2.91cm" svg:y1="19.072cm" svg:x2="3.224cm" svg:y2="17.782cm">
          <text:p/>
        </draw:line>
        <draw:line draw:style-name="gr8" draw:text-style-name="P1" draw:layer="layout" svg:x1="3.157cm" svg:y1="18.373cm" svg:x2="2.898cm" svg:y2="19.436cm">
          <text:p/>
        </draw:line>
        <draw:line draw:style-name="gr8" draw:text-style-name="P1" draw:layer="layout" svg:x1="2.911cm" svg:y1="19.071cm" svg:x2="2.84cm" svg:y2="19.361cm">
          <text:p/>
        </draw:line>
        <draw:line draw:style-name="gr8" draw:text-style-name="P1" draw:layer="layout" svg:x1="2.899cm" svg:y1="19.436cm" svg:x2="2.84cm" svg:y2="19.36cm">
          <text:p/>
        </draw:line>
        <draw:path draw:style-name="gr8" draw:text-style-name="P1" draw:layer="layout" svg:width="0.2cm" svg:height="0.456cm" svg:x="3.211cm" svg:y="18.02cm" svg:viewBox="0 0 201 457" svg:d="M101 457c55 0 100-103 100-229s-45-228-100-228M101 0c-56 0-101 102-101 228s45 229 101 229">
          <text:p/>
        </draw:path>
        <draw:line draw:style-name="gr8" draw:text-style-name="P1" draw:layer="layout" svg:x1="2.649cm" svg:y1="17.783cm" svg:x2="2.76cm" svg:y2="17.679cm">
          <text:p/>
        </draw:line>
        <draw:line draw:style-name="gr8" draw:text-style-name="P1" draw:layer="layout" svg:x1="2.759cm" svg:y1="17.68cm" svg:x2="2.78cm" svg:y2="17.597cm">
          <text:p/>
        </draw:line>
        <draw:line draw:style-name="gr8" draw:text-style-name="P1" draw:layer="layout" svg:x1="3.142cm" svg:y1="17.679cm" svg:x2="2.759cm" svg:y2="17.679cm">
          <text:p/>
        </draw:line>
        <draw:path draw:style-name="gr8" draw:text-style-name="P1" draw:layer="layout" svg:width="0.068cm" svg:height="0.036cm" svg:x="1.73cm" svg:y="17.713cm" svg:viewBox="0 0 69 37" svg:d="M0 0c16 0 34 4 49 12 14 8 21 17 20 25">
          <text:p/>
        </draw:path>
        <draw:path draw:style-name="gr8" draw:text-style-name="P1" draw:layer="layout" svg:width="0.098cm" svg:height="0.036cm" svg:x="1.7cm" svg:y="17.725cm" svg:viewBox="0 0 99 37" svg:d="M99 25c-3 11-28 16-55 9-27-6-46-21-44-34">
          <text:p/>
        </draw:path>
        <draw:path draw:style-name="gr8" draw:text-style-name="P1" draw:layer="layout" svg:width="0.03cm" svg:height="0.012cm" svg:x="1.7cm" svg:y="17.713cm" svg:viewBox="0 0 31 13" svg:d="M0 13c2-9 14-13 31-13">
          <text:p/>
        </draw:path>
        <draw:path draw:style-name="gr8" draw:text-style-name="P1" draw:layer="layout" svg:width="0.068cm" svg:height="0.036cm" svg:x="2.809cm" svg:y="17.713cm" svg:viewBox="0 0 69 37" svg:d="M0 0c16 0 34 4 49 12 14 8 21 17 20 25">
          <text:p/>
        </draw:path>
        <draw:path draw:style-name="gr8" draw:text-style-name="P1" draw:layer="layout" svg:width="0.098cm" svg:height="0.036cm" svg:x="2.779cm" svg:y="17.725cm" svg:viewBox="0 0 99 37" svg:d="M99 25c-3 11-28 16-55 9-27-6-46-21-44-34">
          <text:p/>
        </draw:path>
        <draw:path draw:style-name="gr8" draw:text-style-name="P1" draw:layer="layout" svg:width="0.03cm" svg:height="0.012cm" svg:x="2.779cm" svg:y="17.713cm" svg:viewBox="0 0 31 13" svg:d="M0 13c2-9 14-13 31-13">
          <text:p/>
        </draw:path>
        <draw:line draw:style-name="gr8" draw:text-style-name="P1" draw:layer="layout" svg:x1="2.048cm" svg:y1="17.782cm" svg:x2="1.638cm" svg:y2="17.782cm">
          <text:p/>
        </draw:line>
        <draw:path draw:style-name="gr8" draw:text-style-name="P1" draw:layer="layout" svg:width="0.162cm" svg:height="0.153cm" svg:x="2.52cm" svg:y="18.408cm" svg:viewBox="0 0 163 154" svg:d="M150 23c-24-31-74-31-112 0-38 30-50 79-26 109M12 132c23 30 73 30 111 0 39-30 51-79 27-109">
          <text:p/>
        </draw:path>
        <draw:line draw:style-name="gr8" draw:text-style-name="P1" draw:layer="layout" svg:x1="1.561cm" svg:y1="19.071cm" svg:x2="2.91cm" svg:y2="19.071cm">
          <text:p/>
        </draw:line>
        <draw:line draw:style-name="gr8" draw:text-style-name="P1" draw:layer="layout" svg:x1="3.223cm" svg:y1="17.782cm" svg:x2="2.649cm" svg:y2="17.782cm">
          <text:p/>
        </draw:line>
        <draw:path draw:style-name="gr8" draw:text-style-name="P1" draw:layer="layout" svg:width="0.066cm" svg:height="0.087cm" svg:x="1.545cm" svg:y="18.58cm" svg:viewBox="0 0 67 88" svg:d="M0 88c22 0 44-13 57-32 13-20 14-42 2-56">
          <text:p/>
        </draw:path>
        <draw:path draw:style-name="gr8" draw:text-style-name="P1" draw:layer="layout" svg:width="0.1cm" svg:height="0.087cm" svg:x="1.503cm" svg:y="18.565cm" svg:viewBox="0 0 101 88" svg:d="M101 16c-16-21-49-21-76 0-25 20-33 52-17 72">
          <text:p/>
        </draw:path>
        <draw:path draw:style-name="gr8" draw:text-style-name="P1" draw:layer="layout" svg:width="0.034cm" svg:height="0.015cm" svg:x="1.511cm" svg:y="18.652cm" svg:viewBox="0 0 35 16" svg:d="M0 0c7 11 20 16 35 16">
          <text:p/>
        </draw:path>
        <draw:line draw:style-name="gr8" draw:text-style-name="P1" draw:layer="layout" svg:x1="2.261cm" svg:y1="17.965cm" svg:x2="2.519cm" svg:y2="17.965cm">
          <text:p/>
        </draw:line>
        <draw:path draw:style-name="gr8" draw:text-style-name="P1" draw:layer="layout" svg:width="0.114cm" svg:height="0.149cm" svg:x="2.147cm" svg:y="17.965cm" svg:viewBox="0 0 115 150" svg:d="M115 0c-37 0-76 21-98 54-21 33-23 70-3 96">
          <text:p/>
        </draw:path>
        <draw:path draw:style-name="gr8" draw:text-style-name="P1" draw:layer="layout" svg:width="0.057cm" svg:height="0.026cm" svg:x="2.161cm" svg:y="18.114cm" svg:viewBox="0 0 58 27" svg:d="M0 0c13 17 33 27 58 27">
          <text:p/>
        </draw:path>
        <draw:path draw:style-name="gr8" draw:text-style-name="P1" draw:layer="layout" svg:width="0.113cm" svg:height="0.149cm" svg:x="2.477cm" svg:y="17.991cm" svg:viewBox="0 0 114 150" svg:d="M0 150c36 0 75-22 97-55s23-70 3-95">
          <text:p/>
        </draw:path>
        <draw:path draw:style-name="gr8" draw:text-style-name="P1" draw:layer="layout" svg:width="0.057cm" svg:height="0.026cm" svg:x="2.519cm" svg:y="17.965cm" svg:viewBox="0 0 58 27" svg:d="M58 27c-12-18-33-27-58-27">
          <text:p/>
        </draw:path>
        <draw:line draw:style-name="gr8" draw:text-style-name="P1" draw:layer="layout" svg:x1="2.477cm" svg:y1="18.14cm" svg:x2="2.218cm" svg:y2="18.14cm">
          <text:p/>
        </draw:line>
        <draw:path draw:style-name="gr8" draw:text-style-name="P1" draw:layer="layout" svg:width="0.067cm" svg:height="0.087cm" svg:x="2.893cm" svg:y="18.58cm" svg:viewBox="0 0 68 88" svg:d="M0 88c22 0 45-13 58-32 13-20 13-42 2-56">
          <text:p/>
        </draw:path>
        <draw:path draw:style-name="gr8" draw:text-style-name="P1" draw:layer="layout" svg:width="0.101cm" svg:height="0.087cm" svg:x="2.852cm" svg:y="18.565cm" svg:viewBox="0 0 102 88" svg:d="M102 16c-17-21-50-21-76 0-25 20-34 52-17 72">
          <text:p/>
        </draw:path>
        <draw:path draw:style-name="gr8" draw:text-style-name="P1" draw:layer="layout" svg:width="0.033cm" svg:height="0.015cm" svg:x="2.86cm" svg:y="18.652cm" svg:viewBox="0 0 34 16" svg:d="M0 0c7 11 19 16 34 16">
          <text:p/>
        </draw:path>
        <draw:line draw:style-name="gr8" draw:text-style-name="P1" draw:layer="layout" svg:x1="1.873cm" svg:y1="18.799cm" svg:x2="2.109cm" svg:y2="18.678cm">
          <text:p/>
        </draw:line>
        <draw:line draw:style-name="gr8" draw:text-style-name="P1" draw:layer="layout" svg:x1="1.999cm" svg:y1="18.367cm" svg:x2="2.069cm" svg:y2="18.565cm">
          <text:p/>
        </draw:line>
        <draw:line draw:style-name="gr8" draw:text-style-name="P1" draw:layer="layout" svg:x1="2.108cm" svg:y1="18.678cm" svg:x2="2.161cm" svg:y2="18.827cm">
          <text:p/>
        </draw:line>
        <draw:line draw:style-name="gr8" draw:text-style-name="P1" draw:layer="layout" svg:x1="2.193cm" svg:y1="18.367cm" svg:x2="1.999cm" svg:y2="18.367cm">
          <text:p/>
        </draw:line>
        <draw:line draw:style-name="gr8" draw:text-style-name="P1" draw:layer="layout" svg:x1="2.16cm" svg:y1="18.827cm" svg:x2="2.285cm" svg:y2="18.678cm">
          <text:p/>
        </draw:line>
        <draw:line draw:style-name="gr8" draw:text-style-name="P1" draw:layer="layout" svg:x1="2.284cm" svg:y1="18.678cm" svg:x2="2.461cm" svg:y2="18.799cm">
          <text:p/>
        </draw:line>
        <draw:line draw:style-name="gr8" draw:text-style-name="P1" draw:layer="layout" svg:x1="2.46cm" svg:y1="18.799cm" svg:x2="2.558cm" svg:y2="18.686cm">
          <text:p/>
        </draw:line>
        <draw:line draw:style-name="gr8" draw:text-style-name="P1" draw:layer="layout" svg:x1="2.35cm" svg:y1="18.368cm" svg:x2="2.399cm" svg:y2="18.17cm">
          <text:p/>
        </draw:line>
        <draw:line draw:style-name="gr8" draw:text-style-name="P1" draw:layer="layout" svg:x1="2.544cm" svg:y1="18.367cm" svg:x2="2.35cm" svg:y2="18.367cm">
          <text:p/>
        </draw:line>
        <draw:line draw:style-name="gr8" draw:text-style-name="P1" draw:layer="layout" svg:x1="2.379cm" svg:y1="18.565cm" svg:x2="2.545cm" svg:y2="18.367cm">
          <text:p/>
        </draw:line>
        <draw:path draw:style-name="gr8" draw:text-style-name="P1" draw:layer="layout" svg:width="0.162cm" svg:height="0.153cm" svg:x="1.845cm" svg:y="18.408cm" svg:viewBox="0 0 163 154" svg:d="M150 23c-24-31-74-31-112 0-38 30-50 79-26 109M12 132c24 30 74 30 112 0 37-30 50-79 26-109">
          <text:p/>
        </draw:path>
        <draw:line draw:style-name="gr8" draw:text-style-name="P1" draw:layer="layout" svg:x1="1.289cm" svg:y1="18.968cm" svg:x2="1.244cm" svg:y2="18.968cm">
          <text:p/>
        </draw:line>
        <draw:line draw:style-name="gr8" draw:text-style-name="P1" draw:layer="layout" svg:x1="1.289cm" svg:y1="18.968cm" svg:x2="1.562cm" svg:y2="19.072cm">
          <text:p/>
        </draw:line>
        <draw:line draw:style-name="gr8" draw:text-style-name="P1" draw:layer="layout" svg:x1="2.898cm" svg:y1="19.435cm" svg:x2="1.313cm" svg:y2="19.435cm">
          <text:p/>
        </draw:line>
        <draw:path draw:style-name="gr8" draw:text-style-name="P1" draw:layer="layout" svg:width="0.033cm" svg:height="0.025cm" svg:x="1.946cm" svg:y="18.519cm" svg:viewBox="0 0 34 26" svg:d="M34 0c-15 4-26 13-34 26">
          <text:p/>
        </draw:path>
        <draw:path draw:style-name="gr8" draw:text-style-name="P1" draw:layer="layout" svg:width="0.032cm" svg:height="0.025cm" svg:x="2.621cm" svg:y="18.519cm" svg:viewBox="0 0 33 26" svg:d="M33 0c-13 4-26 13-33 26">
          <text:p/>
        </draw:path>
        <draw:line draw:style-name="gr8" draw:text-style-name="P1" draw:layer="layout" svg:x1="1.29cm" svg:y1="18.968cm" svg:x2="1.219cm" svg:y2="19.258cm">
          <text:p/>
        </draw:line>
        <draw:line draw:style-name="gr8" draw:text-style-name="P1" draw:layer="layout" svg:x1="1.174cm" svg:y1="19.257cm" svg:x2="1.219cm" svg:y2="19.257cm">
          <text:p/>
        </draw:line>
        <draw:line draw:style-name="gr8" draw:text-style-name="P1" draw:layer="layout" svg:x1="1.492cm" svg:y1="19.361cm" svg:x2="1.219cm" svg:y2="19.257cm">
          <text:p/>
        </draw:line>
        <draw:line draw:style-name="gr8" draw:text-style-name="P1" draw:layer="layout" svg:x1="2.84cm" svg:y1="19.36cm" svg:x2="1.491cm" svg:y2="19.36cm">
          <text:p/>
        </draw:line>
        <draw:line draw:style-name="gr8" draw:text-style-name="P1" draw:layer="layout" svg:x1="3.427cm" svg:y1="17.982cm" svg:x2="3.402cm" svg:y2="18.005cm">
          <text:p/>
        </draw:line>
        <draw:path draw:style-name="gr8" draw:text-style-name="P1" draw:layer="layout" svg:width="0.045cm" svg:height="0.012cm" svg:x="3.426cm" svg:y="17.978cm" svg:viewBox="0 0 46 13" svg:d="M46 13c-4-5-13-10-23-12-11-2-20-1-23 4">
          <text:p/>
        </draw:path>
        <draw:line draw:style-name="gr8" draw:text-style-name="P1" draw:layer="layout" svg:x1="3.782cm" svg:y1="18.565cm" svg:x2="3.434cm" svg:y2="18.565cm">
          <text:p/>
        </draw:line>
        <draw:line draw:style-name="gr8" draw:text-style-name="P1" draw:layer="layout" svg:x1="3.435cm" svg:y1="18.566cm" svg:x2="3.386cm" svg:y2="18.504cm">
          <text:p/>
        </draw:line>
        <draw:line draw:style-name="gr8" draw:text-style-name="P1" draw:layer="layout" svg:x1="3.524cm" svg:y1="18.237cm" svg:x2="3.449cm" svg:y2="18.237cm">
          <text:p/>
        </draw:line>
        <draw:line draw:style-name="gr8" draw:text-style-name="P1" draw:layer="layout" svg:x1="3.386cm" svg:y1="18.504cm" svg:x2="3.385cm" svg:y2="18.504cm">
          <text:p/>
        </draw:line>
        <draw:line draw:style-name="gr8" draw:text-style-name="P1" draw:layer="layout" svg:x1="3.383cm" svg:y1="18.512cm" svg:x2="3.425cm" svg:y2="18.566cm">
          <text:p/>
        </draw:line>
        <draw:line draw:style-name="gr8" draw:text-style-name="P1" draw:layer="layout" svg:x1="3.424cm" svg:y1="18.565cm" svg:x2="3.37cm" svg:y2="18.565cm">
          <text:p/>
        </draw:line>
        <draw:line draw:style-name="gr8" draw:text-style-name="P1" draw:layer="layout" svg:x1="3.366cm" svg:y1="18.579cm" svg:x2="3.326cm" svg:y2="18.579cm">
          <text:p/>
        </draw:line>
        <draw:line draw:style-name="gr8" draw:text-style-name="P1" draw:layer="layout" svg:x1="3.321cm" svg:y1="18.582cm" svg:x2="3.105cm" svg:y2="18.582cm">
          <text:p/>
        </draw:line>
        <draw:line draw:style-name="gr8" draw:text-style-name="P1" draw:layer="layout" svg:x1="1.562cm" svg:y1="19.071cm" svg:x2="1.491cm" svg:y2="19.361cm">
          <text:p/>
        </draw:line>
        <draw:path draw:style-name="gr8" draw:text-style-name="P1" draw:layer="layout" svg:width="0.067cm" svg:height="0.087cm" svg:x="2.396cm" svg:y="19.238cm" svg:viewBox="0 0 68 88" svg:d="M0 88c23 0 45-12 58-31 13-20 14-43 2-57">
          <text:p/>
        </draw:path>
        <draw:path draw:style-name="gr8" draw:text-style-name="P1" draw:layer="layout" svg:width="0.101cm" svg:height="0.087cm" svg:x="2.355cm" svg:y="19.223cm" svg:viewBox="0 0 102 88" svg:d="M102 15c-17-20-50-20-76 0-25 20-34 53-17 73">
          <text:p/>
        </draw:path>
        <draw:path draw:style-name="gr8" draw:text-style-name="P1" draw:layer="layout" svg:width="0.033cm" svg:height="0.015cm" svg:x="2.363cm" svg:y="19.31cm" svg:viewBox="0 0 34 16" svg:d="M0 0c7 11 19 16 34 16">
          <text:p/>
        </draw:path>
        <draw:path draw:style-name="gr8" draw:text-style-name="P1" draw:layer="layout" svg:width="0.067cm" svg:height="0.087cm" svg:x="1.722cm" svg:y="19.238cm" svg:viewBox="0 0 68 88" svg:d="M0 88c21 0 45-12 58-31 12-20 13-43 2-57">
          <text:p/>
        </draw:path>
        <draw:path draw:style-name="gr8" draw:text-style-name="P1" draw:layer="layout" svg:width="0.101cm" svg:height="0.087cm" svg:x="1.68cm" svg:y="19.223cm" svg:viewBox="0 0 102 88" svg:d="M102 15c-16-20-51-20-76 0-26 20-33 53-18 73">
          <text:p/>
        </draw:path>
        <draw:path draw:style-name="gr8" draw:text-style-name="P1" draw:layer="layout" svg:width="0.034cm" svg:height="0.015cm" svg:x="1.688cm" svg:y="19.31cm" svg:viewBox="0 0 35 16" svg:d="M0 0c8 11 21 16 35 16">
          <text:p/>
        </draw:path>
        <draw:path draw:style-name="gr8" draw:text-style-name="P1" draw:layer="layout" svg:width="0.086cm" svg:height="0.293cm" svg:x="3.311cm" svg:y="18.051cm" svg:viewBox="0 0 87 294" svg:d="M75 294c16-62 16-137-1-197-15-60-44-97-74-97">
          <text:p/>
        </draw:path>
        <draw:path draw:style-name="gr8" draw:text-style-name="P1" draw:layer="layout" svg:width="0.086cm" svg:height="0.394cm" svg:x="3.225cm" svg:y="18.051cm" svg:viewBox="0 0 87 395" svg:d="M87 0c-49 0-87 88-87 197 0 110 38 198 87 198">
          <text:p/>
        </draw:path>
        <draw:path draw:style-name="gr8" draw:text-style-name="P1" draw:layer="layout" svg:width="0.075cm" svg:height="0.101cm" svg:x="3.311cm" svg:y="18.344cm" svg:viewBox="0 0 76 102" svg:d="M0 102c32 0 61-39 76-102">
          <text:p/>
        </draw:path>
        <draw:path draw:style-name="gr8" draw:text-style-name="P1" draw:layer="layout" svg:width="0.057cm" svg:height="0.075cm" svg:x="2.604cm" svg:y="18.472cm" svg:viewBox="0 0 58 76" svg:d="M0 76c18 0 37-12 48-28 12-17 13-35 2-48">
          <text:p/>
        </draw:path>
        <draw:path draw:style-name="gr8" draw:text-style-name="P1" draw:layer="layout" svg:width="0.086cm" svg:height="0.075cm" svg:x="2.569cm" svg:y="18.459cm" svg:viewBox="0 0 87 76" svg:d="M87 14c-13-19-42-19-65 0-21 17-28 45-15 62">
          <text:p/>
        </draw:path>
        <draw:path draw:style-name="gr8" draw:text-style-name="P1" draw:layer="layout" svg:width="0.029cm" svg:height="0.013cm" svg:x="2.575cm" svg:y="18.534cm" svg:viewBox="0 0 30 14" svg:d="M0 0c7 8 18 14 30 14">
          <text:p/>
        </draw:path>
        <draw:path draw:style-name="gr8" draw:text-style-name="P1" draw:layer="layout" svg:width="0.047cm" svg:height="0.037cm" svg:x="1.558cm" svg:y="18.629cm" svg:viewBox="0 0 48 38" svg:d="M48 0c-20 5-39 19-48 38">
          <text:p/>
        </draw:path>
        <draw:line draw:style-name="gr8" draw:text-style-name="P1" draw:layer="layout" svg:x1="2.299cm" svg:y1="18.014cm" svg:x2="2.557cm" svg:y2="18.014cm">
          <text:p/>
        </draw:line>
        <draw:path draw:style-name="gr8" draw:text-style-name="P1" draw:layer="layout" svg:width="0.114cm" svg:height="0.119cm" svg:x="2.185cm" svg:y="18.014cm" svg:viewBox="0 0 115 120" svg:d="M115 0c-30 0-62 14-84 39-24 24-34 55-30 81">
          <text:p/>
        </draw:path>
        <draw:path draw:style-name="gr8" draw:text-style-name="P1" draw:layer="layout" svg:width="0.033cm" svg:height="0.006cm" svg:x="2.557cm" svg:y="18.014cm" svg:viewBox="0 0 34 7" svg:d="M34 7c-10-4-21-7-34-7">
          <text:p/>
        </draw:path>
        <draw:path draw:style-name="gr8" draw:text-style-name="P1" draw:layer="layout" svg:width="0.047cm" svg:height="0.037cm" svg:x="2.907cm" svg:y="18.629cm" svg:viewBox="0 0 48 38" svg:d="M48 0c-21 5-39 19-48 38">
          <text:p/>
        </draw:path>
        <draw:line draw:style-name="gr8" draw:text-style-name="P1" draw:layer="layout" svg:x1="1.831cm" svg:y1="18.686cm" svg:x2="1.874cm" svg:y2="18.799cm">
          <text:p/>
        </draw:line>
        <draw:polyline draw:style-name="gr8" draw:text-style-name="P1" draw:layer="layout" svg:width="0cm" svg:height="0cm" svg:x="1.873cm" svg:y="18.798cm" svg:viewBox="0 0 0 0" draw:points="0,0">
          <text:p/>
        </draw:polyline>
        <draw:line draw:style-name="gr8" draw:text-style-name="P1" draw:layer="layout" svg:x1="2.069cm" svg:y1="18.564cm" svg:x2="1.831cm" svg:y2="18.687cm">
          <text:p/>
        </draw:line>
        <draw:polyline draw:style-name="gr8" draw:text-style-name="P1" draw:layer="layout" svg:width="0cm" svg:height="0cm" svg:x="2.068cm" svg:y="18.564cm" svg:viewBox="0 0 0 0" draw:points="0,0">
          <text:p/>
        </draw:polyline>
        <draw:polyline draw:style-name="gr8" draw:text-style-name="P1" draw:layer="layout" svg:width="0cm" svg:height="0cm" svg:x="2.108cm" svg:y="18.678cm" svg:viewBox="0 0 0 0" draw:points="0,0">
          <text:p/>
        </draw:polyline>
        <draw:line draw:style-name="gr8" draw:text-style-name="P1" draw:layer="layout" svg:x1="1.873cm" svg:y1="18.799cm" svg:x2="2.109cm" svg:y2="18.678cm">
          <text:p/>
        </draw:line>
        <draw:line draw:style-name="gr8" draw:text-style-name="P1" draw:layer="layout" svg:x1="2.194cm" svg:y1="18.367cm" svg:x2="2.156cm" svg:y2="18.521cm">
          <text:p/>
        </draw:line>
        <draw:line draw:style-name="gr8" draw:text-style-name="P1" draw:layer="layout" svg:x1="2.157cm" svg:y1="18.52cm" svg:x2="2.068cm" svg:y2="18.565cm">
          <text:p/>
        </draw:line>
        <draw:line draw:style-name="gr8" draw:text-style-name="P1" draw:layer="layout" svg:x1="2.108cm" svg:y1="18.679cm" svg:x2="2.209cm" svg:y2="18.627cm">
          <text:p/>
        </draw:line>
        <draw:line draw:style-name="gr8" draw:text-style-name="P1" draw:layer="layout" svg:x1="2.208cm" svg:y1="18.627cm" svg:x2="2.285cm" svg:y2="18.679cm">
          <text:p/>
        </draw:line>
        <draw:polyline draw:style-name="gr8" draw:text-style-name="P1" draw:layer="layout" svg:width="0cm" svg:height="0cm" svg:x="2.193cm" svg:y="18.367cm" svg:viewBox="0 0 0 0" draw:points="0,0">
          <text:p/>
        </draw:polyline>
        <draw:line draw:style-name="gr8" draw:text-style-name="P1" draw:layer="layout" svg:x1="2.241cm" svg:y1="18.17cm" svg:x2="2.193cm" svg:y2="18.368cm">
          <text:p/>
        </draw:line>
        <draw:polyline draw:style-name="gr8" draw:text-style-name="P1" draw:layer="layout" svg:width="0cm" svg:height="0cm" svg:x="2.46cm" svg:y="18.798cm" svg:viewBox="0 0 0 0" draw:points="0,0">
          <text:p/>
        </draw:polyline>
        <draw:line draw:style-name="gr8" draw:text-style-name="P1" draw:layer="layout" svg:x1="2.284cm" svg:y1="18.678cm" svg:x2="2.461cm" svg:y2="18.799cm">
          <text:p/>
        </draw:line>
        <draw:polyline draw:style-name="gr8" draw:text-style-name="P1" draw:layer="layout" svg:width="0cm" svg:height="0cm" svg:x="2.284cm" svg:y="18.678cm" svg:viewBox="0 0 0 0" draw:points="0,0">
          <text:p/>
        </draw:polyline>
        <draw:polyline draw:style-name="gr8" draw:text-style-name="P1" draw:layer="layout" svg:width="0cm" svg:height="0cm" svg:x="2.398cm" svg:y="18.17cm" svg:viewBox="0 0 0 0" draw:points="0,0">
          <text:p/>
        </draw:polyline>
        <draw:line draw:style-name="gr8" draw:text-style-name="P1" draw:layer="layout" svg:x1="2.398cm" svg:y1="18.17cm" svg:x2="2.24cm" svg:y2="18.17cm">
          <text:p/>
        </draw:line>
        <draw:line draw:style-name="gr8" draw:text-style-name="P1" draw:layer="layout" svg:x1="2.46cm" svg:y1="18.799cm" svg:x2="2.558cm" svg:y2="18.686cm">
          <text:p/>
        </draw:line>
        <draw:polyline draw:style-name="gr8" draw:text-style-name="P1" draw:layer="layout" svg:width="0cm" svg:height="0cm" svg:x="2.557cm" svg:y="18.686cm" svg:viewBox="0 0 0 0" draw:points="0,0">
          <text:p/>
        </draw:polyline>
        <draw:line draw:style-name="gr8" draw:text-style-name="P1" draw:layer="layout" svg:x1="2.35cm" svg:y1="18.368cm" svg:x2="2.399cm" svg:y2="18.17cm">
          <text:p/>
        </draw:line>
        <draw:polyline draw:style-name="gr8" draw:text-style-name="P1" draw:layer="layout" svg:width="0cm" svg:height="0cm" svg:x="2.35cm" svg:y="18.367cm" svg:viewBox="0 0 0 0" draw:points="0,0">
          <text:p/>
        </draw:polyline>
        <draw:line draw:style-name="gr8" draw:text-style-name="P1" draw:layer="layout" svg:x1="2.558cm" svg:y1="18.687cm" svg:x2="2.379cm" svg:y2="18.564cm">
          <text:p/>
        </draw:line>
        <draw:line draw:style-name="gr8" draw:text-style-name="P1" draw:layer="layout" svg:x1="2.38cm" svg:y1="18.565cm" svg:x2="2.313cm" svg:y2="18.52cm">
          <text:p/>
        </draw:line>
        <draw:line draw:style-name="gr8" draw:text-style-name="P1" draw:layer="layout" svg:x1="2.313cm" svg:y1="18.521cm" svg:x2="2.351cm" svg:y2="18.367cm">
          <text:p/>
        </draw:line>
        <draw:path draw:style-name="gr8" draw:text-style-name="P1" draw:layer="layout" svg:width="0.057cm" svg:height="0.075cm" svg:x="1.93cm" svg:y="18.472cm" svg:viewBox="0 0 58 76" svg:d="M0 76c19 0 38-12 49-28 12-17 12-35 2-48">
          <text:p/>
        </draw:path>
        <draw:path draw:style-name="gr8" draw:text-style-name="P1" draw:layer="layout" svg:width="0.086cm" svg:height="0.075cm" svg:x="1.894cm" svg:y="18.459cm" svg:viewBox="0 0 87 76" svg:d="M87 14c-14-19-42-19-64 0-23 17-29 45-16 62">
          <text:p/>
        </draw:path>
        <draw:path draw:style-name="gr8" draw:text-style-name="P1" draw:layer="layout" svg:width="0.029cm" svg:height="0.013cm" svg:x="1.901cm" svg:y="18.534cm" svg:viewBox="0 0 30 14" svg:d="M0 0c6 8 18 14 30 14">
          <text:p/>
        </draw:path>
        <draw:path draw:style-name="gr8" draw:text-style-name="P1" draw:layer="layout" svg:width="0.067cm" svg:height="0.088cm" svg:x="2.219cm" svg:y="18.494cm" svg:viewBox="0 0 68 89" svg:d="M0 89c22 0 44-13 57-33 14-19 14-41 3-56">
          <text:p/>
        </draw:path>
        <draw:path draw:style-name="gr8" draw:text-style-name="P1" draw:layer="layout" svg:width="0.1cm" svg:height="0.088cm" svg:x="2.177cm" svg:y="18.479cm" svg:viewBox="0 0 101 89" svg:d="M101 16c-16-21-50-21-76 0-25 21-33 53-17 73">
          <text:p/>
        </draw:path>
        <draw:path draw:style-name="gr8" draw:text-style-name="P1" draw:layer="layout" svg:width="0.033cm" svg:height="0.015cm" svg:x="2.186cm" svg:y="18.567cm" svg:viewBox="0 0 34 16" svg:d="M0 0c7 10 20 16 34 16">
          <text:p/>
        </draw:path>
        <draw:path draw:style-name="gr8" draw:text-style-name="P1" draw:layer="layout" svg:width="0.048cm" svg:height="0.037cm" svg:x="1.735cm" svg:y="19.287cm" svg:viewBox="0 0 49 38" svg:d="M49 0c-20 4-39 20-49 38">
          <text:p/>
        </draw:path>
        <draw:path draw:style-name="gr8" draw:text-style-name="P1" draw:layer="layout" svg:width="0.047cm" svg:height="0.037cm" svg:x="2.41cm" svg:y="19.287cm" svg:viewBox="0 0 48 38" svg:d="M48 0c-20 4-39 20-48 38">
          <text:p/>
        </draw:path>
        <draw:line draw:style-name="gr8" draw:text-style-name="P1" draw:layer="layout" svg:x1="3.181cm" svg:y1="18.582cm" svg:x2="3.089cm" svg:y2="18.651cm">
          <text:p/>
        </draw:line>
        <draw:line draw:style-name="gr8" draw:text-style-name="P1" draw:layer="layout" svg:x1="3.427cm" svg:y1="18.556cm" svg:x2="3.424cm" svg:y2="18.566cm">
          <text:p/>
        </draw:line>
        <draw:path draw:style-name="gr8" draw:text-style-name="P1" draw:layer="layout" svg:width="0.069cm" svg:height="0.29cm" svg:x="3.294cm" svg:y="18.054cm" svg:viewBox="0 0 70 291" svg:d="M60 291c13-55 14-122 2-179s-35-98-62-112">
          <text:p/>
        </draw:path>
        <draw:path draw:style-name="gr8" draw:text-style-name="P1" draw:layer="layout" svg:width="0.059cm" svg:height="0.098cm" svg:x="3.294cm" svg:y="18.344cm" svg:viewBox="0 0 60 99" svg:d="M0 99c25-12 47-47 60-99">
          <text:p/>
        </draw:path>
        <draw:path draw:style-name="gr8" draw:text-style-name="P1" draw:layer="layout" svg:width="0.029cm" svg:height="0.075cm" svg:x="2.303cm" svg:y="18.065cm" svg:viewBox="0 0 30 76" svg:d="M0 76c14-10 24-23 28-38 4-14 2-28-6-38">
          <text:p/>
        </draw:path>
        <draw:path draw:style-name="gr8" draw:text-style-name="P1" draw:layer="layout" svg:width="0.101cm" svg:height="0.087cm" svg:x="2.223cm" svg:y="18.05cm" svg:viewBox="0 0 102 88" svg:d="M102 16c-16-21-50-21-76 0-26 20-33 52-18 72">
          <text:p/>
        </draw:path>
        <draw:path draw:style-name="gr8" draw:text-style-name="P1" draw:layer="layout" svg:width="0.003cm" svg:height="0.003cm" svg:x="2.231cm" svg:y="18.137cm" svg:viewBox="0 0 4 4" svg:d="M0 0c1 1 3 3 4 4">
          <text:p/>
        </draw:path>
        <draw:path draw:style-name="gr8" draw:text-style-name="P1" draw:layer="layout" svg:width="0.001cm" svg:height="0.001cm" svg:x="2.582cm" svg:y="18.065cm" svg:viewBox="0 0 2 2" svg:d="M2 2c0 0 0-2-2-2">
          <text:p/>
        </draw:path>
        <draw:path draw:style-name="gr8" draw:text-style-name="P1" draw:layer="layout" svg:width="0.1cm" svg:height="0.087cm" svg:x="2.482cm" svg:y="18.05cm" svg:viewBox="0 0 101 88" svg:d="M101 16c-16-21-50-21-76 0-25 20-33 52-17 72">
          <text:p/>
        </draw:path>
        <draw:path draw:style-name="gr8" draw:text-style-name="P1" draw:layer="layout" svg:width="0.001cm" svg:height="0.003cm" svg:x="2.49cm" svg:y="18.137cm" svg:viewBox="0 0 2 4" svg:d="M0 0c0 2 2 2 2 4">
          <text:p/>
        </draw:path>
        <draw:line draw:style-name="gr8" draw:text-style-name="P1" draw:layer="layout" svg:x1="1.831cm" svg:y1="18.687cm" svg:x2="1.871cm" svg:y2="18.676cm">
          <text:p/>
        </draw:line>
        <draw:line draw:style-name="gr8" draw:text-style-name="P1" draw:layer="layout" svg:x1="1.87cm" svg:y1="18.676cm" svg:x2="1.885cm" svg:y2="18.715cm">
          <text:p/>
        </draw:line>
        <draw:line draw:style-name="gr8" draw:text-style-name="P1" draw:layer="layout" svg:x1="1.873cm" svg:y1="18.799cm" svg:x2="1.885cm" svg:y2="18.714cm">
          <text:p/>
        </draw:line>
        <draw:line draw:style-name="gr8" draw:text-style-name="P1" draw:layer="layout" svg:x1="2.069cm" svg:y1="18.564cm" svg:x2="2.019cm" svg:y2="18.601cm">
          <text:p/>
        </draw:line>
        <draw:line draw:style-name="gr8" draw:text-style-name="P1" draw:layer="layout" svg:x1="2.02cm" svg:y1="18.6cm" svg:x2="1.87cm" svg:y2="18.677cm">
          <text:p/>
        </draw:line>
        <draw:line draw:style-name="gr8" draw:text-style-name="P1" draw:layer="layout" svg:x1="2.068cm" svg:y1="18.564cm" svg:x2="2.109cm" svg:y2="18.679cm">
          <text:p/>
        </draw:line>
        <draw:line draw:style-name="gr8" draw:text-style-name="P1" draw:layer="layout" svg:x1="2.068cm" svg:y1="18.564cm" svg:x2="2.109cm" svg:y2="18.679cm">
          <text:p/>
        </draw:line>
        <draw:line draw:style-name="gr8" draw:text-style-name="P1" draw:layer="layout" svg:x1="1.884cm" svg:y1="18.715cm" svg:x2="2.033cm" svg:y2="18.638cm">
          <text:p/>
        </draw:line>
        <draw:line draw:style-name="gr8" draw:text-style-name="P1" draw:layer="layout" svg:x1="2.109cm" svg:y1="18.679cm" svg:x2="2.032cm" svg:y2="18.638cm">
          <text:p/>
        </draw:line>
        <draw:line draw:style-name="gr8" draw:text-style-name="P1" draw:layer="layout" svg:x1="2.35cm" svg:y1="18.367cm" svg:x2="2.193cm" svg:y2="18.367cm">
          <text:p/>
        </draw:line>
        <draw:line draw:style-name="gr8" draw:text-style-name="P1" draw:layer="layout" svg:x1="2.35cm" svg:y1="18.367cm" svg:x2="2.193cm" svg:y2="18.367cm">
          <text:p/>
        </draw:line>
        <draw:line draw:style-name="gr8" draw:text-style-name="P1" draw:layer="layout" svg:x1="2.24cm" svg:y1="18.17cm" svg:x2="2.257cm" svg:y2="18.191cm">
          <text:p/>
        </draw:line>
        <draw:line draw:style-name="gr8" draw:text-style-name="P1" draw:layer="layout" svg:x1="2.257cm" svg:y1="18.19cm" svg:x2="2.229cm" svg:y2="18.3cm">
          <text:p/>
        </draw:line>
        <draw:line draw:style-name="gr8" draw:text-style-name="P1" draw:layer="layout" svg:x1="2.193cm" svg:y1="18.368cm" svg:x2="2.23cm" svg:y2="18.299cm">
          <text:p/>
        </draw:line>
        <draw:line draw:style-name="gr8" draw:text-style-name="P1" draw:layer="layout" svg:x1="2.33cm" svg:y1="18.638cm" svg:x2="2.284cm" svg:y2="18.679cm">
          <text:p/>
        </draw:line>
        <draw:line draw:style-name="gr8" draw:text-style-name="P1" draw:layer="layout" svg:x1="2.329cm" svg:y1="18.638cm" svg:x2="2.441cm" svg:y2="18.715cm">
          <text:p/>
        </draw:line>
        <draw:line draw:style-name="gr8" draw:text-style-name="P1" draw:layer="layout" svg:x1="2.461cm" svg:y1="18.799cm" svg:x2="2.44cm" svg:y2="18.714cm">
          <text:p/>
        </draw:line>
        <draw:line draw:style-name="gr8" draw:text-style-name="P1" draw:layer="layout" svg:x1="2.284cm" svg:y1="18.679cm" svg:x2="2.38cm" svg:y2="18.564cm">
          <text:p/>
        </draw:line>
        <draw:line draw:style-name="gr8" draw:text-style-name="P1" draw:layer="layout" svg:x1="2.399cm" svg:y1="18.17cm" svg:x2="2.323cm" svg:y2="18.191cm">
          <text:p/>
        </draw:line>
        <draw:line draw:style-name="gr8" draw:text-style-name="P1" draw:layer="layout" svg:x1="2.323cm" svg:y1="18.19cm" svg:x2="2.256cm" svg:y2="18.19cm">
          <text:p/>
        </draw:line>
        <draw:line draw:style-name="gr8" draw:text-style-name="P1" draw:layer="layout" svg:x1="2.44cm" svg:y1="18.715cm" svg:x2="2.474cm" svg:y2="18.676cm">
          <text:p/>
        </draw:line>
        <draw:line draw:style-name="gr8" draw:text-style-name="P1" draw:layer="layout" svg:x1="2.558cm" svg:y1="18.687cm" svg:x2="2.473cm" svg:y2="18.676cm">
          <text:p/>
        </draw:line>
        <draw:line draw:style-name="gr8" draw:text-style-name="P1" draw:layer="layout" svg:x1="2.351cm" svg:y1="18.368cm" svg:x2="2.297cm" svg:y2="18.299cm">
          <text:p/>
        </draw:line>
        <draw:line draw:style-name="gr8" draw:text-style-name="P1" draw:layer="layout" svg:x1="2.297cm" svg:y1="18.3cm" svg:x2="2.324cm" svg:y2="18.19cm">
          <text:p/>
        </draw:line>
        <draw:line draw:style-name="gr8" draw:text-style-name="P1" draw:layer="layout" svg:x1="2.474cm" svg:y1="18.677cm" svg:x2="2.361cm" svg:y2="18.6cm">
          <text:p/>
        </draw:line>
        <draw:line draw:style-name="gr8" draw:text-style-name="P1" draw:layer="layout" svg:x1="2.361cm" svg:y1="18.601cm" svg:x2="2.38cm" svg:y2="18.564cm">
          <text:p/>
        </draw:line>
        <draw:path draw:style-name="gr8" draw:text-style-name="P1" draw:layer="layout" svg:width="0.059cm" svg:height="0.036cm" svg:x="2.27cm" svg:y="18.105cm" svg:viewBox="0 0 60 37" svg:d="M0 37c8-13 15-19 23-24 5-3 10-5 16-7 5-2 12-4 21-6">
          <text:p/>
        </draw:path>
        <draw:line draw:style-name="gr8" draw:text-style-name="P1" draw:layer="layout" svg:x1="2.019cm" svg:y1="18.6cm" svg:x2="2.033cm" svg:y2="18.639cm">
          <text:p/>
        </draw:line>
        <draw:line draw:style-name="gr8" draw:text-style-name="P1" draw:layer="layout" svg:x1="2.297cm" svg:y1="18.299cm" svg:x2="2.229cm" svg:y2="18.299cm">
          <text:p/>
        </draw:line>
        <draw:line draw:style-name="gr8" draw:text-style-name="P1" draw:layer="layout" svg:x1="2.329cm" svg:y1="18.639cm" svg:x2="2.362cm" svg:y2="18.6cm">
          <text:p/>
        </draw:line>
        <draw:path draw:style-name="gr8" draw:text-style-name="P1" draw:layer="layout" svg:width="0.033cm" svg:height="0.281cm" svg:x="3.321cm" svg:y="18.078cm" svg:viewBox="0 0 34 282" svg:d="M21 282c23-94 15-211-21-282">
          <text:p/>
        </draw:path>
        <draw:path draw:style-name="gr8" draw:text-style-name="P1" draw:layer="layout" svg:width="0.021cm" svg:height="0.059cm" svg:x="3.321cm" svg:y="18.359cm" svg:viewBox="0 0 22 60" svg:d="M0 60c8-18 16-38 22-60">
          <text:p/>
        </draw:path>
        <draw:path draw:style-name="gr8" draw:text-style-name="P1" draw:layer="layout" svg:width="0.053cm" svg:height="0.278cm" svg:x="3.277cm" svg:y="18.066cm" svg:viewBox="0 0 54 279" svg:d="M43 279c12-49 14-107 6-160-8-54-26-97-49-119">
          <text:p/>
        </draw:path>
        <draw:path draw:style-name="gr8" draw:text-style-name="P1" draw:layer="layout" svg:width="0.042cm" svg:height="0.086cm" svg:x="3.277cm" svg:y="18.344cm" svg:viewBox="0 0 43 87" svg:d="M0 87c18-17 34-49 43-87">
          <text:p/>
        </draw:path>
        <draw:path draw:style-name="gr8" draw:text-style-name="P1" draw:layer="layout" svg:width="0.055cm" svg:height="0.294cm" svg:x="3.291cm" svg:y="18.056cm" svg:viewBox="0 0 56 295" svg:d="M45 295c12-52 15-113 7-169-9-56-28-103-52-126">
          <text:p/>
        </draw:path>
        <draw:path draw:style-name="gr8" draw:text-style-name="P1" draw:layer="layout" svg:width="0.044cm" svg:height="0.09cm" svg:x="3.291cm" svg:y="18.35cm" svg:viewBox="0 0 45 91" svg:d="M0 91c19-18 34-51 45-91">
          <text:p/>
        </draw:path>
        <draw:path draw:style-name="gr6" draw:text-style-name="P3" draw:layer="layout" svg:width="5.135cm" svg:height="5.285cm" svg:x="2.357cm" svg:y="10.589cm" svg:viewBox="0 0 5136 5286" svg:d="M5136 4093h-374v31h374v1162h-2701 4-8-6-44-71-60-34-112-125-132-132-125-112-94-70-44-15-542-713v-1274l488-488v-366-76l150-202v-30l-150-150v-227l150-149v-30l-150-203v-76-434l150-207v2-8 6l-638-643v-731h2617c26 0 50 13 64 35s15 49 4 73l-23 45v728h450v4 13 22 29 38 45 52 3h1799v-3-52-45-38-29-22-13-4h225v4 13 22 29 38 45 52 58 63 68 72 75 76 78 1088 56 656h-1162-1049c-207 0-375 168-375 375s168 375 375 375h487 1312v-31h-1799c-190 0-344-154-344-344 0-189 154-343 344-343h2211z">
          <text:p/>
        </draw:path>
        <draw:polygon draw:style-name="gr7" draw:text-style-name="P1" draw:layer="layout" svg:width="0cm" svg:height="0cm" svg:x="4.925cm" svg:y="13.231cm" svg:viewBox="0 0 0 0" draw:points="0,0">
          <text:p/>
        </draw:polygon>
        <draw:path draw:style-name="gr6" draw:text-style-name="P3" draw:layer="layout" svg:width="4.423cm" svg:height="5.132cm" svg:x="3.069cm" svg:y="10.742cm" svg:viewBox="0 0 4424 5133" svg:d="M3261 3221l300-656h863v-56h-225-1800-75c-207 0-375-168-375-375v-1406-728l-1649 3371-300 1762h542 995 181c-30 0-58-18-69-46-12-28-5-61 16-82l1034-1034h-487c-207 0-375-168-375-375s168-375 375-375z">
          <text:p/>
        </draw:path>
        <draw:polygon draw:style-name="gr7" draw:text-style-name="P1" draw:layer="layout" svg:width="0cm" svg:height="0cm" svg:x="4.925cm" svg:y="13.231cm" svg:viewBox="0 0 0 0" draw:points="0,0">
          <text:p/>
        </draw:polygon>
        <draw:path draw:style-name="gr6" draw:text-style-name="P3" draw:layer="layout" svg:width="2.691cm" svg:height="5.285cm" svg:x="2.357cm" svg:y="10.589cm" svg:viewBox="0 0 2692 5286" svg:d="M2685 108l-23 45-1650 3371-300 1762h-712v-1274l487-488 150-149v-1c0-3 0-6 0-9 0-4 0-7 0-11 0-5 0-9 0-14s0-10 0-16 0-11 0-17c0-7 0-13 0-20s0-14 0-21c0-8 0-15 0-23s0-16 0-24 0-16 0-25c0-17 0-34 0-52 0-13 0-25 0-37v-17-208-30-526-30-225-277-3-10-17-22-27-32-36-39-41-42-42-40-38-27-8 4l-637-641v-731h2617c26 0 50 13 64 35s15 49 4 73z">
          <text:p/>
        </draw:path>
        <draw:polygon draw:style-name="gr7" draw:text-style-name="P1" draw:layer="layout" svg:width="0cm" svg:height="0cm" svg:x="4.925cm" svg:y="13.231cm" svg:viewBox="0 0 0 0" draw:points="0,0">
          <text:p/>
        </draw:polygon>
        <draw:path draw:style-name="gr6" draw:text-style-name="P3" draw:layer="layout" svg:width="2.78cm" svg:height="1.162cm" svg:x="4.712cm" svg:y="14.712cm" svg:viewBox="0 0 2781 1163" svg:d="M75 1163c-30 0-58-18-69-46-12-28-5-61 16-82l1034-1035h1313 38 374v1163h-2700z">
          <text:p/>
        </draw:path>
        <draw:polygon draw:style-name="gr7" draw:text-style-name="P1" draw:layer="layout" svg:width="0cm" svg:height="0cm" svg:x="4.925cm" svg:y="13.231cm" svg:viewBox="0 0 0 0" draw:points="0,0">
          <text:p/>
        </draw:polygon>
        <draw:path draw:style-name="gr6" draw:text-style-name="P3" draw:layer="layout" svg:width="2.555cm" svg:height="0.718cm" svg:x="4.937cm" svg:y="13.994cm" svg:viewBox="0 0 2556 719" svg:d="M2556 688v-688h-2212c-190 0-344 155-344 344 0 190 154 344 344 344h1800v31h38v-31z">
          <text:p/>
        </draw:path>
        <draw:polygon draw:style-name="gr7" draw:text-style-name="P1" draw:layer="layout" svg:width="0cm" svg:height="0cm" svg:x="4.925cm" svg:y="13.231cm" svg:viewBox="0 0 0 0" draw:points="0,0">
          <text:p/>
        </draw:polygon>
        <draw:polygon draw:style-name="gr6" draw:text-style-name="P3" draw:layer="layout" svg:width="1.799cm" svg:height="0.937cm" svg:x="5.468cm" svg:y="12.313cm" svg:viewBox="0 0 1800 938" draw:points="0,938 1800,938 1800,0 0,0">
          <text:p/>
        </draw:polygon>
        <draw:polygon draw:style-name="gr7" draw:text-style-name="P1" draw:layer="layout" svg:width="0cm" svg:height="0cm" svg:x="4.925cm" svg:y="13.231cm" svg:viewBox="0 0 0 0" draw:points="0,0">
          <text:p/>
        </draw:polygon>
        <draw:polygon draw:style-name="gr6" draw:text-style-name="P3" draw:layer="layout" svg:width="1.799cm" svg:height="0.637cm" svg:x="5.468cm" svg:y="11.676cm" svg:viewBox="0 0 1800 638" draw:points="0,638 1800,638 1800,488 1800,410 1800,334 1800,259 1800,187 1800,119 1800,55 1800,0 0,0 0,55 0,119 0,187 0,259 0,334 0,410 0,488">
          <text:p/>
        </draw:polygon>
        <draw:polygon draw:style-name="gr7" draw:text-style-name="P1" draw:layer="layout" svg:width="0cm" svg:height="0cm" svg:x="4.925cm" svg:y="13.231cm" svg:viewBox="0 0 0 0" draw:points="0,0">
          <text:p/>
        </draw:polygon>
        <draw:path draw:style-name="gr6" draw:text-style-name="P3" draw:layer="layout" svg:width="0.45cm" svg:height="1.78cm" svg:x="5.018cm" svg:y="11.47cm" svg:viewBox="0 0 451 1781" svg:d="M451 1781v-937-150-78-76-75-72-68-63-55-3-52-45-39-29-22-13-4h-451v1406c0 207 169 375 376 375z">
          <text:p/>
        </draw:path>
        <draw:polygon draw:style-name="gr7" draw:text-style-name="P1" draw:layer="layout" svg:width="0cm" svg:height="0cm" svg:x="4.925cm" svg:y="13.231cm" svg:viewBox="0 0 0 0" draw:points="0,0">
          <text:p/>
        </draw:polygon>
        <draw:polygon draw:style-name="gr6" draw:text-style-name="P3" draw:layer="layout" svg:width="1.162cm" svg:height="0.656cm" svg:x="6.33cm" svg:y="13.306cm" svg:viewBox="0 0 1163 657" draw:points="1163,0 1163,657 0,657 301,0">
          <text:p/>
        </draw:polygon>
        <draw:polygon draw:style-name="gr7" draw:text-style-name="P1" draw:layer="layout" svg:width="0cm" svg:height="0cm" svg:x="4.925cm" svg:y="13.231cm" svg:viewBox="0 0 0 0" draw:points="0,0">
          <text:p/>
        </draw:polygon>
        <draw:polygon draw:style-name="gr6" draw:text-style-name="P3" draw:layer="layout" svg:width="0.225cm" svg:height="1.78cm" svg:x="7.267cm" svg:y="11.47cm" svg:viewBox="0 0 226 1781" draw:points="0,1781 226,1781 226,694 226,616 226,540 226,465 226,393 226,325 226,262 226,204 226,152 226,107 226,68 226,39 226,17 226,4 226,0 0,0 0,4 0,17 0,39 0,68 0,107 0,152 0,204 0,207 0,262 0,325 0,393 0,465 0,540 0,616 0,694 0,844">
          <text:p/>
        </draw:polygon>
        <draw:polygon draw:style-name="gr7" draw:text-style-name="P1" draw:layer="layout" svg:width="0cm" svg:height="0cm" svg:x="4.925cm" svg:y="13.231cm" svg:viewBox="0 0 0 0" draw:points="0,0">
          <text:p/>
        </draw:polygon>
        <draw:path draw:style-name="gr6" draw:text-style-name="P3" draw:layer="layout" svg:width="0.487cm" svg:height="0.488cm" svg:x="6.209cm" svg:y="14.723cm" svg:viewBox="0 0 488 489" svg:d="M488 245c0 134-109 244-245 244-134 0-243-110-243-244 0-136 109-245 243-245 136 0 245 109 245 245z">
          <text:p/>
        </draw:path>
        <draw:polygon draw:style-name="gr7" draw:text-style-name="P1" draw:layer="layout" svg:width="0cm" svg:height="0cm" svg:x="4.925cm" svg:y="13.231cm" svg:viewBox="0 0 0 0" draw:points="0,0">
          <text:p/>
        </draw:polygon>
        <draw:path draw:style-name="gr6" draw:text-style-name="P3" draw:layer="layout" svg:width="0.487cm" svg:height="0.487cm" svg:x="6.209cm" svg:y="15.323cm" svg:viewBox="0 0 488 488" svg:d="M488 245c0 134-109 243-245 243-134 0-243-109-243-243 0-135 109-245 243-245 136 0 245 110 245 245z">
          <text:p/>
        </draw:path>
        <draw:polygon draw:style-name="gr7" draw:text-style-name="P1" draw:layer="layout" svg:width="0cm" svg:height="0cm" svg:x="4.925cm" svg:y="13.231cm" svg:viewBox="0 0 0 0" draw:points="0,0">
          <text:p/>
        </draw:polygon>
        <draw:path draw:style-name="gr6" draw:text-style-name="P3" draw:layer="layout" svg:width="0.488cm" svg:height="0.487cm" svg:x="3.024cm" svg:y="13.503cm" svg:viewBox="0 0 489 488" svg:d="M489 244c0 135-109 244-244 244-136 0-245-109-245-244s109-244 245-244c135 0 244 109 244 244z">
          <text:p/>
        </draw:path>
        <draw:polygon draw:style-name="gr7" draw:text-style-name="P1" draw:layer="layout" svg:width="0cm" svg:height="0cm" svg:x="4.925cm" svg:y="13.231cm" svg:viewBox="0 0 0 0" draw:points="0,0">
          <text:p/>
        </draw:polygon>
        <draw:path draw:style-name="gr6" draw:text-style-name="P3" draw:layer="layout" svg:width="0.488cm" svg:height="0.487cm" svg:x="6.658cm" svg:y="13.449cm" svg:viewBox="0 0 489 488" svg:d="M489 243c0 135-110 245-245 245s-244-110-244-245c0-134 109-243 244-243s245 109 245 243z">
          <text:p/>
        </draw:path>
        <draw:polygon draw:style-name="gr7" draw:text-style-name="P1" draw:layer="layout" svg:width="0cm" svg:height="0cm" svg:x="4.925cm" svg:y="13.231cm" svg:viewBox="0 0 0 0" draw:points="0,0">
          <text:p/>
        </draw:polygon>
        <draw:path draw:style-name="gr6" draw:text-style-name="P3" draw:layer="layout" svg:width="0.487cm" svg:height="0.487cm" svg:x="3.583cm" svg:y="11.427cm" svg:viewBox="0 0 488 488" svg:d="M488 244c0 135-109 244-244 244-134 0-244-109-244-244 0-134 110-244 244-244 135 0 244 110 244 244z">
          <text:p/>
        </draw:path>
        <draw:polygon draw:style-name="gr7" draw:text-style-name="P1" draw:layer="layout" svg:width="0cm" svg:height="0cm" svg:x="4.925cm" svg:y="13.231cm" svg:viewBox="0 0 0 0" draw:points="0,0">
          <text:p/>
        </draw:polygon>
        <draw:path draw:style-name="gr6" draw:text-style-name="P3" draw:layer="layout" svg:width="0.337cm" svg:height="0.337cm" svg:x="6.284cm" svg:y="15.398cm" svg:viewBox="0 0 338 338" svg:d="M338 169c0 93-77 169-170 169s-168-76-168-169 75-169 168-169 170 76 170 169z">
          <text:p/>
        </draw:path>
        <draw:polygon draw:style-name="gr7" draw:text-style-name="P1" draw:layer="layout" svg:width="0cm" svg:height="0cm" svg:x="4.925cm" svg:y="13.231cm" svg:viewBox="0 0 0 0" draw:points="0,0">
          <text:p/>
        </draw:polygon>
        <draw:path draw:style-name="gr6" draw:text-style-name="P3" draw:layer="layout" svg:width="0.338cm" svg:height="0.337cm" svg:x="3.099cm" svg:y="13.578cm" svg:viewBox="0 0 339 338" svg:d="M339 170c0 93-76 168-169 168-94 0-170-75-170-168s76-170 170-170c93 0 169 77 169 170z">
          <text:p/>
        </draw:path>
        <draw:polygon draw:style-name="gr7" draw:text-style-name="P1" draw:layer="layout" svg:width="0cm" svg:height="0cm" svg:x="4.925cm" svg:y="13.231cm" svg:viewBox="0 0 0 0" draw:points="0,0">
          <text:p/>
        </draw:polygon>
        <draw:path draw:style-name="gr6" draw:text-style-name="P3" draw:layer="layout" svg:width="0.337cm" svg:height="0.338cm" svg:x="6.284cm" svg:y="14.798cm" svg:viewBox="0 0 338 339" svg:d="M338 169c0 94-77 170-170 170s-168-76-168-170c0-93 75-169 168-169s170 76 170 169z">
          <text:p/>
        </draw:path>
        <draw:polygon draw:style-name="gr7" draw:text-style-name="P1" draw:layer="layout" svg:width="0cm" svg:height="0cm" svg:x="4.925cm" svg:y="13.231cm" svg:viewBox="0 0 0 0" draw:points="0,0">
          <text:p/>
        </draw:polygon>
        <draw:path draw:style-name="gr6" draw:text-style-name="P3" draw:layer="layout" svg:width="0.338cm" svg:height="0.337cm" svg:x="6.733cm" svg:y="13.524cm" svg:viewBox="0 0 339 338" svg:d="M339 169c0 94-76 169-170 169-93 0-169-75-169-169s76-169 169-169c94 0 170 75 170 169z">
          <text:p/>
        </draw:path>
        <draw:polygon draw:style-name="gr7" draw:text-style-name="P1" draw:layer="layout" svg:width="0cm" svg:height="0cm" svg:x="4.925cm" svg:y="13.231cm" svg:viewBox="0 0 0 0" draw:points="0,0">
          <text:p/>
        </draw:polygon>
        <draw:path draw:style-name="gr6" draw:text-style-name="P3" draw:layer="layout" svg:width="0.337cm" svg:height="0.337cm" svg:x="3.658cm" svg:y="11.502cm" svg:viewBox="0 0 338 338" svg:d="M338 169c0 93-75 169-170 169-93 0-168-76-168-169 0-94 75-169 168-169 95 0 170 75 170 169z">
          <text:p/>
        </draw:path>
        <draw:polygon draw:style-name="gr7" draw:text-style-name="P1" draw:layer="layout" svg:width="0cm" svg:height="0cm" svg:x="4.925cm" svg:y="13.231cm" svg:viewBox="0 0 0 0" draw:points="0,0">
          <text:p/>
        </draw:polygon>
        <draw:polygon draw:style-name="gr6" draw:text-style-name="P3" draw:layer="layout" svg:width="0.15cm" svg:height="0.695cm" svg:x="2.844cm" svg:y="11.963cm" svg:viewBox="0 0 151 696" draw:points="151,0 0,208 0,642 151,696">
          <text:p/>
        </draw:polygon>
        <draw:polygon draw:style-name="gr7" draw:text-style-name="P1" draw:layer="layout" svg:width="0cm" svg:height="0cm" svg:x="4.925cm" svg:y="13.231cm" svg:viewBox="0 0 0 0" draw:points="0,0">
          <text:p/>
        </draw:polygon>
        <draw:path draw:style-name="gr6" draw:text-style-name="P3" draw:layer="layout" svg:width="0.3cm" svg:height="0.3cm" svg:x="2.565cm" svg:y="10.928cm" svg:viewBox="0 0 301 301" svg:d="M246 265c45-36 64-94 51-150-13-55-57-98-112-111-56-13-113 6-150 50-22 27-35 61-35 96 0 58 34 111 87 137 52 24 115 16 159-22z">
          <text:p/>
        </draw:path>
        <draw:polygon draw:style-name="gr7" draw:text-style-name="P1" draw:layer="layout" svg:width="0cm" svg:height="0cm" svg:x="4.925cm" svg:y="13.231cm" svg:viewBox="0 0 0 0" draw:points="0,0">
          <text:p/>
        </draw:polygon>
        <draw:path draw:style-name="gr6" draw:text-style-name="P3" draw:layer="layout" svg:width="0.3cm" svg:height="0.3cm" svg:x="2.565cm" svg:y="14.526cm" svg:viewBox="0 0 301 301" svg:d="M301 150c0 83-68 151-151 151s-150-68-150-151c0-82 67-150 150-150s151 68 151 150z">
          <text:p/>
        </draw:path>
        <draw:polygon draw:style-name="gr7" draw:text-style-name="P1" draw:layer="layout" svg:width="0cm" svg:height="0cm" svg:x="4.925cm" svg:y="13.231cm" svg:viewBox="0 0 0 0" draw:points="0,0">
          <text:p/>
        </draw:polygon>
        <draw:polygon draw:style-name="gr6" draw:text-style-name="P3" draw:layer="layout" svg:width="0.15cm" svg:height="0.525cm" svg:x="2.844cm" svg:y="12.913cm" svg:viewBox="0 0 151 526" draw:points="151,526 151,0 0,149 0,375">
          <text:p/>
        </draw:polygon>
        <draw:polygon draw:style-name="gr7" draw:text-style-name="P1" draw:layer="layout" svg:width="0cm" svg:height="0cm" svg:x="4.925cm" svg:y="13.231cm" svg:viewBox="0 0 0 0" draw:points="0,0">
          <text:p/>
        </draw:polygon>
        <draw:polygon draw:style-name="gr6" draw:text-style-name="P3" draw:layer="layout" svg:width="0.15cm" svg:height="0.419cm" svg:x="2.844cm" svg:y="13.693cm" svg:viewBox="0 0 151 420" draw:points="151,270 151,0 0,53 0,420">
          <text:p/>
        </draw:polygon>
        <draw:polygon draw:style-name="gr7" draw:text-style-name="P1" draw:layer="layout" svg:width="0cm" svg:height="0cm" svg:x="4.925cm" svg:y="13.231cm" svg:viewBox="0 0 0 0" draw:points="0,0">
          <text:p/>
        </draw:polygon>
        <draw:path draw:style-name="gr6" draw:text-style-name="P3" draw:layer="layout" svg:width="0.265cm" svg:height="0.265cm" svg:x="2.6cm" svg:y="10.928cm" svg:viewBox="0 0 266 266" svg:d="M212 266c44-36 63-94 50-150-13-55-56-99-112-112s-113 6-150 51z">
          <text:p/>
        </draw:path>
        <draw:polygon draw:style-name="gr7" draw:text-style-name="P1" draw:layer="layout" svg:width="0cm" svg:height="0cm" svg:x="4.925cm" svg:y="13.231cm" svg:viewBox="0 0 0 0" draw:points="0,0">
          <text:p/>
        </draw:polygon>
        <draw:path draw:style-name="gr6" draw:text-style-name="P3" draw:layer="layout" svg:width="0.246cm" svg:height="0.246cm" svg:x="2.565cm" svg:y="10.982cm" svg:viewBox="0 0 247 247" svg:d="M36 0l211 212c-44 37-107 45-159 21-53-26-88-79-88-137 0-35 13-69 36-96z">
          <text:p/>
        </draw:path>
        <draw:polygon draw:style-name="gr7" draw:text-style-name="P1" draw:layer="layout" svg:width="0cm" svg:height="0cm" svg:x="4.925cm" svg:y="13.231cm" svg:viewBox="0 0 0 0" draw:points="0,0">
          <text:p/>
        </draw:polygon>
        <draw:polygon draw:style-name="gr6" draw:text-style-name="P3" draw:layer="layout" svg:width="0.15cm" svg:height="0.279cm" svg:x="2.844cm" svg:y="12.604cm" svg:viewBox="0 0 151 280" draw:points="151,55 151,280 0,77 0,0">
          <text:p/>
        </draw:polygon>
        <draw:polygon draw:style-name="gr7" draw:text-style-name="P1" draw:layer="layout" svg:width="0cm" svg:height="0cm" svg:x="4.925cm" svg:y="13.231cm" svg:viewBox="0 0 0 0" draw:points="0,0">
          <text:p/>
        </draw:polygon>
        <draw:polygon draw:style-name="gr6" draw:text-style-name="P3" draw:layer="layout" svg:width="0.15cm" svg:height="0.278cm" svg:x="2.844cm" svg:y="13.468cm" svg:viewBox="0 0 151 279" draw:points="0,203 151,0 151,226 0,279">
          <text:p/>
        </draw:polygon>
        <draw:polygon draw:style-name="gr7" draw:text-style-name="P1" draw:layer="layout" svg:width="0cm" svg:height="0cm" svg:x="4.925cm" svg:y="13.231cm" svg:viewBox="0 0 0 0" draw:points="0,0">
          <text:p/>
        </draw:polygon>
        <draw:polygon draw:style-name="gr6" draw:text-style-name="P3" draw:layer="layout" svg:width="0cm" svg:height="0.524cm" svg:x="2.994cm" svg:y="12.913cm" svg:viewBox="0 0 0 525" draw:points="0,525 0,0">
          <text:p/>
        </draw:polygon>
        <draw:polygon draw:style-name="gr7" draw:text-style-name="P1" draw:layer="layout" svg:width="0cm" svg:height="0cm" svg:x="4.925cm" svg:y="13.231cm" svg:viewBox="0 0 0 0" draw:points="0,0">
          <text:p/>
        </draw:polygon>
        <draw:polygon draw:style-name="gr6" draw:text-style-name="P3" draw:layer="layout" svg:width="0cm" svg:height="0.224cm" svg:x="2.994cm" svg:y="13.468cm" svg:viewBox="0 0 0 225" draw:points="0,225 0,208 0,0">
          <text:p/>
        </draw:polygon>
        <draw:polygon draw:style-name="gr7" draw:text-style-name="P1" draw:layer="layout" svg:width="0cm" svg:height="0cm" svg:x="4.925cm" svg:y="13.231cm" svg:viewBox="0 0 0 0" draw:points="0,0">
          <text:p/>
        </draw:polygon>
        <draw:polygon draw:style-name="gr6" draw:text-style-name="P3" draw:layer="layout" svg:width="0cm" svg:height="0.224cm" svg:x="2.994cm" svg:y="12.658cm" svg:viewBox="0 0 0 225" draw:points="0,225 0,0">
          <text:p/>
        </draw:polygon>
        <draw:polygon draw:style-name="gr7" draw:text-style-name="P1" draw:layer="layout" svg:width="0cm" svg:height="0cm" svg:x="4.925cm" svg:y="13.231cm" svg:viewBox="0 0 0 0" draw:points="0,0">
          <text:p/>
        </draw:polygon>
        <draw:polygon draw:style-name="gr6" draw:text-style-name="P3" draw:layer="layout" svg:width="0.994cm" svg:height="0cm" svg:x="3.611cm" svg:y="15.874cm" svg:viewBox="0 0 995 0" draw:points="0,0 995,0 961,0 849,0 724,0 592,0 460,0 335,0 223,0 129,0 59,0 15,0">
          <text:p/>
        </draw:polygon>
        <draw:polygon draw:style-name="gr7" draw:text-style-name="P1" draw:layer="layout" svg:width="0cm" svg:height="0cm" svg:x="4.925cm" svg:y="13.231cm" svg:viewBox="0 0 0 0" draw:points="0,0">
          <text:p/>
        </draw:polygon>
        <draw:polygon draw:style-name="gr6" draw:text-style-name="P3" draw:layer="layout" svg:width="0.18cm" svg:height="0cm" svg:x="4.606cm" svg:y="15.874cm" svg:viewBox="0 0 181 0" draw:points="0,0 181,0 175,0 131,0 60,0">
          <text:p/>
        </draw:polygon>
        <draw:polygon draw:style-name="gr7" draw:text-style-name="P1" draw:layer="layout" svg:width="0cm" svg:height="0cm" svg:x="4.925cm" svg:y="13.231cm" svg:viewBox="0 0 0 0" draw:points="0,0">
          <text:p/>
        </draw:polygon>
        <draw:polygon draw:style-name="gr6" draw:text-style-name="P3" draw:layer="layout" svg:width="0.007cm" svg:height="0cm" svg:x="4.787cm" svg:y="15.874cm" svg:viewBox="0 0 8 0" draw:points="0,0 8,0">
          <text:p/>
        </draw:polygon>
        <draw:polygon draw:style-name="gr7" draw:text-style-name="P1" draw:layer="layout" svg:width="0cm" svg:height="0cm" svg:x="4.925cm" svg:y="13.231cm" svg:viewBox="0 0 0 0" draw:points="0,0">
          <text:p/>
        </draw:polygon>
        <draw:path draw:style-name="gr9" draw:text-style-name="P1" draw:layer="layout" svg:width="0.488cm" svg:height="0.487cm" svg:x="3.024cm" svg:y="13.503cm" svg:viewBox="0 0 489 488" svg:d="M489 244c0 135-109 244-244 244-136 0-245-109-245-244s109-244 245-244c135 0 244 109 244 244z">
          <text:p/>
        </draw:path>
        <draw:line draw:style-name="gr9" draw:text-style-name="P1" draw:layer="layout" svg:x1="2.357cm" svg:y1="10.589cm" svg:x2="4.973cm" svg:y2="10.589cm">
          <text:p/>
        </draw:line>
        <draw:path draw:style-name="gr9" draw:text-style-name="P1" draw:layer="layout" svg:width="0.075cm" svg:height="0.108cm" svg:x="4.973cm" svg:y="10.589cm" svg:viewBox="0 0 76 109" svg:d="M69 109c11-24 10-52-4-74s-38-35-65-35">
          <text:p/>
        </draw:path>
        <draw:line draw:style-name="gr9" draw:text-style-name="P1" draw:layer="layout" svg:x1="2.357cm" svg:y1="10.589cm" svg:x2="2.357cm" svg:y2="11.32cm">
          <text:p/>
        </draw:line>
        <draw:line draw:style-name="gr9" draw:text-style-name="P1" draw:layer="layout" svg:x1="5.042cm" svg:y1="10.697cm" svg:x2="3.369cm" svg:y2="14.113cm">
          <text:p/>
        </draw:line>
        <draw:line draw:style-name="gr9" draw:text-style-name="P1" draw:layer="layout" svg:x1="2.995cm" svg:y1="11.958cm" svg:x2="2.357cm" svg:y2="11.32cm">
          <text:p/>
        </draw:line>
        <draw:line draw:style-name="gr9" draw:text-style-name="P1" draw:layer="layout" svg:x1="3.37cm" svg:y1="14.112cm" svg:x2="3.069cm" svg:y2="15.875cm">
          <text:p/>
        </draw:line>
        <draw:line draw:style-name="gr9" draw:text-style-name="P1" draw:layer="layout" svg:x1="2.994cm" svg:y1="13.962cm" svg:x2="2.994cm" svg:y2="11.957cm">
          <text:p/>
        </draw:line>
        <draw:line draw:style-name="gr9" draw:text-style-name="P1" draw:layer="layout" svg:x1="2.357cm" svg:y1="15.874cm" svg:x2="3.069cm" svg:y2="15.874cm">
          <text:p/>
        </draw:line>
        <draw:line draw:style-name="gr9" draw:text-style-name="P1" draw:layer="layout" svg:x1="2.357cm" svg:y1="14.601cm" svg:x2="2.995cm" svg:y2="13.962cm">
          <text:p/>
        </draw:line>
        <draw:line draw:style-name="gr9" draw:text-style-name="P1" draw:layer="layout" svg:x1="2.357cm" svg:y1="14.6cm" svg:x2="2.357cm" svg:y2="15.874cm">
          <text:p/>
        </draw:line>
        <draw:path draw:style-name="gr9" draw:text-style-name="P1" draw:layer="layout" svg:width="0.3cm" svg:height="0.3cm" svg:x="2.565cm" svg:y="10.928cm" svg:viewBox="0 0 301 301" svg:d="M301 150c0 83-68 151-151 151s-150-68-150-151 67-150 150-150 151 67 151 150z">
          <text:p/>
        </draw:path>
        <draw:path draw:style-name="gr9" draw:text-style-name="P1" draw:layer="layout" svg:width="0.3cm" svg:height="0.3cm" svg:x="2.565cm" svg:y="14.526cm" svg:viewBox="0 0 301 301" svg:d="M301 150c0 83-68 151-151 151s-150-68-150-151c0-82 67-150 150-150s151 68 151 150z">
          <text:p/>
        </draw:path>
        <draw:path draw:style-name="gr9" draw:text-style-name="P1" draw:layer="layout" svg:width="0.487cm" svg:height="0.487cm" svg:x="3.583cm" svg:y="11.427cm" svg:viewBox="0 0 488 488" svg:d="M488 244c0 135-109 244-244 244-134 0-244-109-244-244 0-134 110-244 244-244 135 0 244 110 244 244z">
          <text:p/>
        </draw:path>
        <draw:path draw:style-name="gr9" draw:text-style-name="P1" draw:layer="layout" svg:width="0.338cm" svg:height="0.337cm" svg:x="3.099cm" svg:y="13.578cm" svg:viewBox="0 0 339 338" svg:d="M339 170c0 93-76 168-169 168-94 0-170-75-170-168s76-170 170-170c93 0 169 77 169 170z">
          <text:p/>
        </draw:path>
        <draw:line draw:style-name="gr9" draw:text-style-name="P1" draw:layer="layout" svg:x1="4.787cm" svg:y1="15.874cm" svg:x2="7.492cm" svg:y2="15.874cm">
          <text:p/>
        </draw:line>
        <draw:line draw:style-name="gr9" draw:text-style-name="P1" draw:layer="layout" svg:x1="4.606cm" svg:y1="15.874cm" svg:x2="4.787cm" svg:y2="15.874cm">
          <text:p/>
        </draw:line>
        <draw:line draw:style-name="gr9" draw:text-style-name="P1" draw:layer="layout" svg:x1="3.069cm" svg:y1="15.874cm" svg:x2="4.606cm" svg:y2="15.874cm">
          <text:p/>
        </draw:line>
        <draw:path draw:style-name="gr9" draw:text-style-name="P1" draw:layer="layout" svg:width="0.337cm" svg:height="0.337cm" svg:x="3.658cm" svg:y="11.502cm" svg:viewBox="0 0 338 338" svg:d="M338 169c0 93-75 169-170 169-93 0-168-76-168-169 0-94 75-169 168-169 95 0 170 75 170 169z">
          <text:p/>
        </draw:path>
        <draw:path draw:style-name="gr9" draw:text-style-name="P1" draw:layer="layout" svg:width="0.338cm" svg:height="0.337cm" svg:x="3.099cm" svg:y="13.578cm" svg:viewBox="0 0 339 338" svg:d="M339 170c0 93-76 168-169 168-94 0-170-75-170-168s76-170 170-170c93 0 169 77 169 170z">
          <text:p/>
        </draw:path>
        <draw:path draw:style-name="gr9" draw:text-style-name="P1" draw:layer="layout" svg:width="0cm" svg:height="0.285cm" svg:x="2.994cm" svg:y="13.676cm" svg:viewBox="0 0 0 286" svg:d="M0 286c0-3 0-6 0-9 0-4 0-7 0-11 0-5 0-9 0-14s0-10 0-16 0-11 0-17c0-7 0-13 0-20s0-14 0-21c0-8 0-15 0-23s0-16 0-24 0-16 0-25c0-17 0-34 0-52s0-36 0-54">
          <text:p/>
        </draw:path>
        <draw:polyline draw:style-name="gr9" draw:text-style-name="P1" draw:layer="layout" svg:width="0cm" svg:height="0.423cm" svg:x="2.994cm" svg:y="11.957cm" svg:viewBox="0 0 0 424" draw:points="0,424 0,421 0,411 0,394 0,372 0,345 0,313 0,277 0,238 0,197 0,155 0,113 0,73 0,35 0,0">
          <text:p/>
        </draw:polyline>
        <draw:line draw:style-name="gr9" draw:text-style-name="P1" draw:layer="layout" svg:x1="2.6cm" svg:y1="10.982cm" svg:x2="2.812cm" svg:y2="11.194cm">
          <text:p/>
        </draw:line>
        <draw:line draw:style-name="gr9" draw:text-style-name="P1" draw:layer="layout" svg:x1="5.018cm" svg:y1="10.742cm" svg:x2="5.018cm" svg:y2="12.875cm">
          <text:p/>
        </draw:line>
        <draw:path draw:style-name="gr9" draw:text-style-name="P1" draw:layer="layout" svg:width="0.075cm" svg:height="0.128cm" svg:x="4.712cm" svg:y="15.746cm" svg:viewBox="0 0 76 129" svg:d="M76 129c-31 0-59-18-70-46-12-29-5-62 16-83">
          <text:p/>
        </draw:path>
        <draw:line draw:style-name="gr9" draw:text-style-name="P1" draw:layer="layout" svg:x1="5.768cm" svg:y1="14.712cm" svg:x2="5.281cm" svg:y2="14.712cm">
          <text:p/>
        </draw:line>
        <draw:path draw:style-name="gr9" draw:text-style-name="P1" draw:layer="layout" svg:width="0.375cm" svg:height="0.75cm" svg:x="4.906cm" svg:y="13.962cm" svg:viewBox="0 0 376 751" svg:d="M376 0c-207 0-376 168-376 375s169 376 376 376">
          <text:p/>
        </draw:path>
        <draw:line draw:style-name="gr9" draw:text-style-name="P1" draw:layer="layout" svg:x1="6.33cm" svg:y1="13.962cm" svg:x2="5.281cm" svg:y2="13.962cm">
          <text:p/>
        </draw:line>
        <draw:line draw:style-name="gr9" draw:text-style-name="P1" draw:layer="layout" svg:x1="7.492cm" svg:y1="13.306cm" svg:x2="7.492cm" svg:y2="13.25cm">
          <text:p/>
        </draw:line>
        <draw:path draw:style-name="gr9" draw:text-style-name="P1" draw:layer="layout" svg:width="0.375cm" svg:height="0.375cm" svg:x="5.018cm" svg:y="12.875cm" svg:viewBox="0 0 376 376" svg:d="M0 0c0 208 169 376 376 376">
          <text:p/>
        </draw:path>
        <draw:line draw:style-name="gr9" draw:text-style-name="P1" draw:layer="layout" svg:x1="5.468cm" svg:y1="13.25cm" svg:x2="7.492cm" svg:y2="13.25cm">
          <text:p/>
        </draw:line>
        <draw:line draw:style-name="gr9" draw:text-style-name="P1" draw:layer="layout" svg:x1="5.468cm" svg:y1="13.25cm" svg:x2="5.393cm" svg:y2="13.25cm">
          <text:p/>
        </draw:line>
        <draw:path draw:style-name="gr9" draw:text-style-name="P1" draw:layer="layout" svg:width="0.487cm" svg:height="0.488cm" svg:x="6.209cm" svg:y="14.723cm" svg:viewBox="0 0 488 489" svg:d="M488 245c0 134-109 244-245 244-134 0-243-110-243-244 0-136 109-245 243-245 136 0 245 109 245 245z">
          <text:p/>
        </draw:path>
        <draw:line draw:style-name="gr9" draw:text-style-name="P1" draw:layer="layout" svg:x1="4.734cm" svg:y1="15.747cm" svg:x2="5.769cm" svg:y2="14.712cm">
          <text:p/>
        </draw:line>
        <draw:path draw:style-name="gr9" draw:text-style-name="P1" draw:layer="layout" svg:width="0.075cm" svg:height="0.128cm" svg:x="4.712cm" svg:y="15.746cm" svg:viewBox="0 0 76 129" svg:d="M76 129c-31 0-59-18-70-46-12-29-5-62 16-83">
          <text:p/>
        </draw:path>
        <draw:line draw:style-name="gr9" draw:text-style-name="P1" draw:layer="layout" svg:x1="5.768cm" svg:y1="14.712cm" svg:x2="7.08cm" svg:y2="14.712cm">
          <text:p/>
        </draw:line>
        <draw:line draw:style-name="gr9" draw:text-style-name="P1" draw:layer="layout" svg:x1="7.492cm" svg:y1="14.712cm" svg:x2="7.492cm" svg:y2="15.874cm">
          <text:p/>
        </draw:line>
        <draw:line draw:style-name="gr9" draw:text-style-name="P1" draw:layer="layout" svg:x1="7.118cm" svg:y1="14.712cm" svg:x2="7.492cm" svg:y2="14.712cm">
          <text:p/>
        </draw:line>
        <draw:path draw:style-name="gr9" draw:text-style-name="P1" draw:layer="layout" svg:width="0.487cm" svg:height="0.487cm" svg:x="6.209cm" svg:y="15.323cm" svg:viewBox="0 0 488 488" svg:d="M488 245c0 134-109 243-245 243-134 0-243-109-243-243 0-135 109-245 243-245 136 0 245 110 245 245z">
          <text:p/>
        </draw:path>
        <draw:polyline draw:style-name="gr9" draw:text-style-name="P1" draw:layer="layout" svg:width="1.183cm" svg:height="0cm" svg:x="3.611cm" svg:y="15.874cm" svg:viewBox="0 0 1184 0" draw:points="1184,0 1170,0 1126,0 1055,0 961,0 849,0 724,0 592,0 460,0 335,0 223,0 129,0 59,0 15,0 0,0">
          <text:p/>
        </draw:polyline>
        <draw:path draw:style-name="gr9" draw:text-style-name="P1" draw:layer="layout" svg:width="0.337cm" svg:height="0.337cm" svg:x="3.658cm" svg:y="11.502cm" svg:viewBox="0 0 338 338" svg:d="M338 169c0 93-75 169-170 169-93 0-168-76-168-169 0-94 75-169 168-169 95 0 170 75 170 169z">
          <text:p/>
        </draw:path>
        <draw:polyline draw:style-name="gr9" draw:text-style-name="P1" draw:layer="layout" svg:width="0cm" svg:height="0cm" svg:x="2.994cm" svg:y="11.965cm" svg:viewBox="0 0 0 0" draw:points="0,0">
          <text:p/>
        </draw:polyline>
        <draw:line draw:style-name="gr9" draw:text-style-name="P1" draw:layer="layout" svg:x1="2.994cm" svg:y1="12.658cm" svg:x2="2.994cm" svg:y2="11.965cm">
          <text:p/>
        </draw:line>
        <draw:polyline draw:style-name="gr9" draw:text-style-name="P1" draw:layer="layout" svg:width="0cm" svg:height="0cm" svg:x="2.994cm" svg:y="12.658cm" svg:viewBox="0 0 0 0" draw:points="0,0">
          <text:p/>
        </draw:polyline>
        <draw:polyline draw:style-name="gr9" draw:text-style-name="P1" draw:layer="layout" svg:width="0cm" svg:height="0cm" svg:x="2.994cm" svg:y="12.883cm" svg:viewBox="0 0 0 0" draw:points="0,0">
          <text:p/>
        </draw:polyline>
        <draw:polyline draw:style-name="gr9" draw:text-style-name="P1" draw:layer="layout" svg:width="0cm" svg:height="0cm" svg:x="2.994cm" svg:y="12.913cm" svg:viewBox="0 0 0 0" draw:points="0,0">
          <text:p/>
        </draw:polyline>
        <draw:polyline draw:style-name="gr9" draw:text-style-name="P1" draw:layer="layout" svg:width="0cm" svg:height="0cm" svg:x="2.994cm" svg:y="13.468cm" svg:viewBox="0 0 0 0" draw:points="0,0">
          <text:p/>
        </draw:polyline>
        <draw:polyline draw:style-name="gr9" draw:text-style-name="P1" draw:layer="layout" svg:width="0cm" svg:height="0cm" svg:x="2.994cm" svg:y="13.438cm" svg:viewBox="0 0 0 0" draw:points="0,0">
          <text:p/>
        </draw:polyline>
        <draw:line draw:style-name="gr9" draw:text-style-name="P1" draw:layer="layout" svg:x1="2.994cm" svg:y1="13.438cm" svg:x2="2.994cm" svg:y2="12.913cm">
          <text:p/>
        </draw:line>
        <draw:polyline draw:style-name="gr9" draw:text-style-name="P1" draw:layer="layout" svg:width="0cm" svg:height="0cm" svg:x="2.994cm" svg:y="13.693cm" svg:viewBox="0 0 0 0" draw:points="0,0">
          <text:p/>
        </draw:polyline>
        <draw:line draw:style-name="gr9" draw:text-style-name="P1" draw:layer="layout" svg:x1="2.994cm" svg:y1="13.963cm" svg:x2="2.994cm" svg:y2="13.693cm">
          <text:p/>
        </draw:line>
        <draw:line draw:style-name="gr9" draw:text-style-name="P1" draw:layer="layout" svg:x1="5.468cm" svg:y1="13.25cm" svg:x2="5.468cm" svg:y2="12.163cm">
          <text:p/>
        </draw:line>
        <draw:polyline draw:style-name="gr9" draw:text-style-name="P1" draw:layer="layout" svg:width="0cm" svg:height="0.692cm" svg:x="5.468cm" svg:y="11.47cm" svg:viewBox="0 0 0 693" draw:points="0,0 0,4 0,17 0,39 0,68 0,106 0,151 0,203 0,261 0,324 0,392 0,464 0,539 0,615 0,693">
          <text:p/>
        </draw:polyline>
        <draw:line draw:style-name="gr9" draw:text-style-name="P1" draw:layer="layout" svg:x1="6.33cm" svg:y1="13.963cm" svg:x2="6.631cm" svg:y2="13.306cm">
          <text:p/>
        </draw:line>
        <draw:line draw:style-name="gr9" draw:text-style-name="P1" draw:layer="layout" svg:x1="6.63cm" svg:y1="13.306cm" svg:x2="7.492cm" svg:y2="13.306cm">
          <text:p/>
        </draw:line>
        <draw:line draw:style-name="gr9" draw:text-style-name="P1" draw:layer="layout" svg:x1="7.492cm" svg:y1="13.25cm" svg:x2="7.492cm" svg:y2="12.163cm">
          <text:p/>
        </draw:line>
        <draw:polyline draw:style-name="gr9" draw:text-style-name="P1" draw:layer="layout" svg:width="0cm" svg:height="0.692cm" svg:x="7.492cm" svg:y="11.47cm" svg:viewBox="0 0 0 693" draw:points="0,0 0,4 0,17 0,39 0,68 0,106 0,151 0,203 0,261 0,324 0,392 0,464 0,539 0,615 0,693">
          <text:p/>
        </draw:polyline>
        <draw:line draw:style-name="gr9" draw:text-style-name="P1" draw:layer="layout" svg:x1="7.492cm" svg:y1="13.306cm" svg:x2="7.492cm" svg:y2="13.962cm">
          <text:p/>
        </draw:line>
        <draw:path draw:style-name="gr9" draw:text-style-name="P1" draw:layer="layout" svg:width="0.337cm" svg:height="0.338cm" svg:x="6.284cm" svg:y="14.798cm" svg:viewBox="0 0 338 339" svg:d="M338 169c0 94-77 170-170 170s-168-76-168-170c0-93 75-169 168-169s170 76 170 169z">
          <text:p/>
        </draw:path>
        <draw:line draw:style-name="gr9" draw:text-style-name="P1" draw:layer="layout" svg:x1="7.08cm" svg:y1="14.712cm" svg:x2="7.118cm" svg:y2="14.712cm">
          <text:p/>
        </draw:line>
        <draw:path draw:style-name="gr9" draw:text-style-name="P1" draw:layer="layout" svg:width="0.337cm" svg:height="0.337cm" svg:x="6.284cm" svg:y="15.398cm" svg:viewBox="0 0 338 338" svg:d="M338 169c0 93-77 169-170 169s-168-76-168-169 75-169 168-169 170 76 170 169z">
          <text:p/>
        </draw:path>
        <draw:line draw:style-name="gr9" draw:text-style-name="P1" draw:layer="layout" svg:x1="2.995cm" svg:y1="11.965cm" svg:x2="2.844cm" svg:y2="12.171cm">
          <text:p/>
        </draw:line>
        <draw:line draw:style-name="gr9" draw:text-style-name="P1" draw:layer="layout" svg:x1="2.995cm" svg:y1="12.659cm" svg:x2="2.844cm" svg:y2="12.604cm">
          <text:p/>
        </draw:line>
        <draw:line draw:style-name="gr9" draw:text-style-name="P1" draw:layer="layout" svg:x1="2.844cm" svg:y1="12.604cm" svg:x2="2.844cm" svg:y2="12.17cm">
          <text:p/>
        </draw:line>
        <draw:line draw:style-name="gr9" draw:text-style-name="P1" draw:layer="layout" svg:x1="2.994cm" svg:y1="12.658cm" svg:x2="2.994cm" svg:y2="12.883cm">
          <text:p/>
        </draw:line>
        <draw:line draw:style-name="gr9" draw:text-style-name="P1" draw:layer="layout" svg:x1="2.995cm" svg:y1="12.884cm" svg:x2="2.844cm" svg:y2="12.68cm">
          <text:p/>
        </draw:line>
        <draw:line draw:style-name="gr9" draw:text-style-name="P1" draw:layer="layout" svg:x1="2.995cm" svg:y1="12.913cm" svg:x2="2.844cm" svg:y2="13.063cm">
          <text:p/>
        </draw:line>
        <draw:line draw:style-name="gr9" draw:text-style-name="P1" draw:layer="layout" svg:x1="2.844cm" svg:y1="13.671cm" svg:x2="2.995cm" svg:y2="13.468cm">
          <text:p/>
        </draw:line>
        <draw:line draw:style-name="gr9" draw:text-style-name="P1" draw:layer="layout" svg:x1="2.994cm" svg:y1="13.468cm" svg:x2="2.994cm" svg:y2="13.693cm">
          <text:p/>
        </draw:line>
        <draw:line draw:style-name="gr9" draw:text-style-name="P1" draw:layer="layout" svg:x1="2.995cm" svg:y1="13.439cm" svg:x2="2.844cm" svg:y2="13.288cm">
          <text:p/>
        </draw:line>
        <draw:line draw:style-name="gr9" draw:text-style-name="P1" draw:layer="layout" svg:x1="2.844cm" svg:y1="13.288cm" svg:x2="2.844cm" svg:y2="13.062cm">
          <text:p/>
        </draw:line>
        <draw:line draw:style-name="gr9" draw:text-style-name="P1" draw:layer="layout" svg:x1="2.844cm" svg:y1="14.112cm" svg:x2="2.844cm" svg:y2="13.746cm">
          <text:p/>
        </draw:line>
        <draw:line draw:style-name="gr9" draw:text-style-name="P1" draw:layer="layout" svg:x1="2.844cm" svg:y1="13.747cm" svg:x2="2.995cm" svg:y2="13.693cm">
          <text:p/>
        </draw:line>
        <draw:line draw:style-name="gr9" draw:text-style-name="P1" draw:layer="layout" svg:x1="7.492cm" svg:y1="13.962cm" svg:x2="6.33cm" svg:y2="13.962cm">
          <text:p/>
        </draw:line>
        <draw:path draw:style-name="gr9" draw:text-style-name="P1" draw:layer="layout" svg:width="0.488cm" svg:height="0.487cm" svg:x="6.658cm" svg:y="13.449cm" svg:viewBox="0 0 489 488" svg:d="M489 243c0 135-110 245-245 245s-244-110-244-245c0-134 109-243 244-243s245 109 245 243z">
          <text:p/>
        </draw:path>
        <draw:line draw:style-name="gr9" draw:text-style-name="P1" draw:layer="layout" svg:x1="7.267cm" svg:y1="13.25cm" svg:x2="7.267cm" svg:y2="12.163cm">
          <text:p/>
        </draw:line>
        <draw:polyline draw:style-name="gr9" draw:text-style-name="P1" draw:layer="layout" svg:width="0cm" svg:height="0.692cm" svg:x="7.267cm" svg:y="11.47cm" svg:viewBox="0 0 0 693" draw:points="0,0 0,4 0,17 0,39 0,68 0,106 0,151 0,203 0,261 0,324 0,392 0,464 0,539 0,615 0,693">
          <text:p/>
        </draw:polyline>
        <draw:line draw:style-name="gr9" draw:text-style-name="P1" draw:layer="layout" svg:x1="5.468cm" svg:y1="12.313cm" svg:x2="7.267cm" svg:y2="12.313cm">
          <text:p/>
        </draw:line>
        <draw:line draw:style-name="gr9" draw:text-style-name="P1" draw:layer="layout" svg:x1="7.08cm" svg:y1="14.712cm" svg:x2="7.08cm" svg:y2="14.681cm">
          <text:p/>
        </draw:line>
        <draw:line draw:style-name="gr9" draw:text-style-name="P1" draw:layer="layout" svg:x1="7.118cm" svg:y1="14.681cm" svg:x2="7.118cm" svg:y2="14.712cm">
          <text:p/>
        </draw:line>
        <draw:line draw:style-name="gr9" draw:text-style-name="P1" draw:layer="layout" svg:x1="7.08cm" svg:y1="14.681cm" svg:x2="5.281cm" svg:y2="14.681cm">
          <text:p/>
        </draw:line>
        <draw:path draw:style-name="gr9" draw:text-style-name="P1" draw:layer="layout" svg:width="0.344cm" svg:height="0.687cm" svg:x="4.937cm" svg:y="13.994cm" svg:viewBox="0 0 345 688" svg:d="M345 0c-190 0-345 155-345 344 0 190 155 344 345 344">
          <text:p/>
        </draw:path>
        <draw:line draw:style-name="gr9" draw:text-style-name="P1" draw:layer="layout" svg:x1="7.492cm" svg:y1="13.994cm" svg:x2="5.281cm" svg:y2="13.994cm">
          <text:p/>
        </draw:line>
        <draw:line draw:style-name="gr9" draw:text-style-name="P1" draw:layer="layout" svg:x1="7.492cm" svg:y1="14.681cm" svg:x2="7.492cm" svg:y2="13.994cm">
          <text:p/>
        </draw:line>
        <draw:line draw:style-name="gr9" draw:text-style-name="P1" draw:layer="layout" svg:x1="7.492cm" svg:y1="14.681cm" svg:x2="7.118cm" svg:y2="14.681cm">
          <text:p/>
        </draw:line>
        <draw:line draw:style-name="gr9" draw:text-style-name="P1" draw:layer="layout" svg:x1="2.844cm" svg:y1="12.604cm" svg:x2="2.844cm" svg:y2="12.68cm">
          <text:p/>
        </draw:line>
        <draw:line draw:style-name="gr9" draw:text-style-name="P1" draw:layer="layout" svg:x1="2.844cm" svg:y1="13.67cm" svg:x2="2.844cm" svg:y2="13.746cm">
          <text:p/>
        </draw:line>
        <draw:path draw:style-name="gr9" draw:text-style-name="P1" draw:layer="layout" svg:width="0.338cm" svg:height="0.337cm" svg:x="6.733cm" svg:y="13.524cm" svg:viewBox="0 0 339 338" svg:d="M339 169c0 94-76 169-170 169-93 0-169-75-169-169s76-169 169-169c94 0 170 75 170 169z">
          <text:p/>
        </draw:path>
        <draw:line draw:style-name="gr9" draw:text-style-name="P1" draw:layer="layout" svg:x1="5.018cm" svg:y1="11.47cm" svg:x2="5.468cm" svg:y2="11.47cm">
          <text:p/>
        </draw:line>
        <draw:line draw:style-name="gr9" draw:text-style-name="P1" draw:layer="layout" svg:x1="7.267cm" svg:y1="11.47cm" svg:x2="7.492cm" svg:y2="11.47cm">
          <text:p/>
        </draw:line>
        <draw:line draw:style-name="gr9" draw:text-style-name="P1" draw:layer="layout" svg:x1="7.267cm" svg:y1="11.676cm" svg:x2="5.468cm" svg:y2="11.676cm">
          <text:p/>
        </draw:line>
        <draw:polygon draw:style-name="gr7" draw:text-style-name="P1" draw:layer="layout" svg:width="0cm" svg:height="0cm" svg:x="4.925cm" svg:y="13.231cm" svg:viewBox="0 0 0 0" draw:points="0,0">
          <text:p/>
        </draw:polygon>
        <draw:polyline draw:style-name="gr10" draw:text-style-name="P1" draw:layer="layout" svg:width="2.258cm" svg:height="2.653cm" svg:x="3.361cm" svg:y="13.887cm" svg:viewBox="0 0 2259 2654" draw:points="2259,2654 1759,2654 0,0">
          <text:p/>
        </draw:polyline>
        <draw:polygon draw:style-name="gr11" draw:text-style-name="P2" draw:layer="layout" svg:width="0.346cm" svg:height="0.463cm" svg:x="3.361cm" svg:y="13.887cm" svg:viewBox="0 0 347 464" draw:points="0,0 207,464 347,372">
          <text:p/>
        </draw:polygon>
        <draw:polygon draw:style-name="gr7" draw:text-style-name="P1" draw:layer="layout" svg:width="0cm" svg:height="0cm" svg:x="4.925cm" svg:y="13.231cm" svg:viewBox="0 0 0 0" draw:points="0,0">
          <text:p/>
        </draw:polygon>
        <draw:polyline draw:style-name="gr10" draw:text-style-name="P1" draw:layer="layout" svg:width="1.729cm" svg:height="4.727cm" svg:x="3.869cm" svg:y="11.833cm" svg:viewBox="0 0 1730 4728" draw:points="1730,4728 1231,4728 0,0">
          <text:p/>
        </draw:polyline>
        <draw:polygon draw:style-name="gr2" draw:text-style-name="P2" draw:layer="layout" svg:width="0.206cm" svg:height="0.505cm" svg:x="3.869cm" svg:y="11.833cm" svg:viewBox="0 0 207 506" draw:points="0,0 45,506 207,464">
          <text:p/>
        </draw:polygon>
        <draw:polygon draw:style-name="gr12" draw:text-style-name="P1" draw:layer="layout" svg:width="0.206cm" svg:height="0.505cm" svg:x="3.869cm" svg:y="11.833cm" svg:viewBox="0 0 207 506" draw:points="0,0 45,506 207,464">
          <text:p/>
        </draw:polygon>
        <draw:polygon draw:style-name="gr7" draw:text-style-name="P1" draw:layer="layout" svg:width="0cm" svg:height="0cm" svg:x="4.925cm" svg:y="13.231cm" svg:viewBox="0 0 0 0" draw:points="0,0">
          <text:p/>
        </draw:polygon>
        <draw:polyline draw:style-name="gr10" draw:text-style-name="P1" draw:layer="layout" svg:width="1.92cm" svg:height="2.759cm" svg:x="4.905cm" svg:y="13.842cm" svg:viewBox="0 0 1921 2760" draw:points="0,2760 499,2760 1921,0">
          <text:p/>
        </draw:polyline>
        <draw:polygon draw:style-name="gr11" draw:text-style-name="P2" draw:layer="layout" svg:width="0.303cm" svg:height="0.483cm" svg:x="6.522cm" svg:y="13.842cm" svg:viewBox="0 0 304 484" draw:points="304,0 0,408 148,484">
          <text:p/>
        </draw:polygon>
        <draw:polygon draw:style-name="gr7" draw:text-style-name="P1" draw:layer="layout" svg:width="0cm" svg:height="0cm" svg:x="4.925cm" svg:y="13.231cm" svg:viewBox="0 0 0 0" draw:points="0,0">
          <text:p/>
        </draw:polygon>
        <draw:polyline draw:style-name="gr10" draw:text-style-name="P1" draw:layer="layout" svg:width="1.478cm" svg:height="1.533cm" svg:x="4.884cm" svg:y="15.109cm" svg:viewBox="0 0 1479 1534" draw:points="0,1534 501,1534 1479,0">
          <text:p/>
        </draw:polyline>
        <draw:polygon draw:style-name="gr2" draw:text-style-name="P2" draw:layer="layout" svg:width="0.339cm" svg:height="0.466cm" svg:x="6.023cm" svg:y="15.109cm" svg:viewBox="0 0 340 467" draw:points="340,0 0,378 140,467">
          <text:p/>
        </draw:polygon>
        <draw:polygon draw:style-name="gr12" draw:text-style-name="P1" draw:layer="layout" svg:width="0.339cm" svg:height="0.466cm" svg:x="6.023cm" svg:y="15.109cm" svg:viewBox="0 0 340 467" draw:points="340,0 0,378 140,467">
          <text:p/>
        </draw:polygon>
        <draw:polygon draw:style-name="gr7" draw:text-style-name="P1" draw:layer="layout" svg:width="0cm" svg:height="0cm" svg:x="4.925cm" svg:y="13.231cm" svg:viewBox="0 0 0 0" draw:points="0,0">
          <text:p/>
        </draw:polygon>
        <draw:polyline draw:style-name="gr10" draw:text-style-name="P1" draw:layer="layout" svg:width="1.425cm" svg:height="0.877cm" svg:x="4.905cm" svg:y="15.683cm" svg:viewBox="0 0 1426 878" draw:points="0,878 500,878 1426,0">
          <text:p/>
        </draw:polyline>
        <draw:polygon draw:style-name="gr11" draw:text-style-name="P2" draw:layer="layout" svg:width="0.42cm" svg:height="0.404cm" svg:x="5.91cm" svg:y="15.683cm" svg:viewBox="0 0 421 405" draw:points="421,0 0,284 114,405">
          <text:p/>
        </draw:polygon>
        <draw:path draw:style-name="gr6" draw:text-style-name="P3" draw:layer="layout" svg:width="5.735cm" svg:height="5.285cm" svg:x="10.249cm" svg:y="9.676cm" svg:viewBox="0 0 5736 5286" svg:d="M5736 5286v-150-637-4499h-993-4424-281v1c0 1 0 2 0 3 0 2 0 3 0 5s0 5 0 7c0 3 0 6 0 9s0 6 0 10c0 3 0 7 0 11 0 12 0 24 0 37 0 8 0 16 0 24 0 4 0 7 0 11 0 3 0 6 0 10v919c0 1 0 1 0 1 0 1 0 2 0 3 0 2 0 3 0 5s0 4 0 6c0 3 0 6 0 8 0 3 0 7 0 10 0 4 0 7 0 11s0 9 0 13 0 9 0 13c0 5 0 10 0 15 0 10 0 19 0 30h-38v31 9 25 41 54 65 73 76 77 72 66 54 41 25 9h38v31 459 197 1351 43 1c0 2 0 3 0 5s0 5 0 7c0 4 0 7 0 11s0 9 0 13c0 5 0 11 0 16 0 6 0 12 0 18 0 7 0 14 0 21s0 14 0 22 0 16 0 24 0 17 0 25c0 17 0 35 0 53 0 9 0 18 0 27 0 19 0 37 0 55 0 8 0 17 0 26 0 8 0 17 0 25s0 16 0 24c0 7 0 15 0 22s0 14 0 21c0 6 0 12 0 18 0 5 0 10 0 16 0 4 0 9 0 13 0 3 0 7 0 10s0 5 0 8c0 1 0 3 0 5v1 107 92 1c0 1 0 2 0 2 0 2 0 4 0 5 0 2 0 4 0 7 0 2 0 5 0 8s0 6 0 9c0 4 0 8 0 12s0 8 0 12c0 5 0 9 0 14s0 10 0 15 0 10 0 15c0 16 0 33 0 50 0 11 0 22 0 33s0 21 0 32c0 5 0 10 0 14 0 5 0 10 0 14s0 8 0 13c0 3 0 7 0 11 0 3 0 6 0 10 0 2 0 5 0 8 0 2 0 4 0 6s0 3 0 5c0 1 0 2 0 3v1 231 108h281 4424z">
          <text:p/>
        </draw:path>
        <draw:polygon draw:style-name="gr7" draw:text-style-name="P1" draw:layer="layout" svg:width="0cm" svg:height="0cm" svg:x="13.117cm" svg:y="12.318cm" svg:viewBox="0 0 0 0" draw:points="0,0">
          <text:p/>
        </draw:polygon>
        <draw:path draw:style-name="gr6" draw:text-style-name="P3" draw:layer="layout" svg:width="4.423cm" svg:height="5.285cm" svg:x="10.568cm" svg:y="9.676cm" svg:viewBox="0 0 4424 5286" svg:d="M4424 5136v150h-4424v-731-637-2007-564-1c0-1 0-2 0-3s0-3 0-4c0-2 0-5 0-7s0-5 0-8 0-6 0-10c0-3 0-7 0-11s0-8 0-12c0-6 0-11 0-17 0-23 0-50 0-77 0-17 0-33 0-49 0-5 0-11 0-16s0-10 0-15c0-4 0-9 0-13s0-9 0-13 0-7 0-11c0-3 0-7 0-10 0-2 0-5 0-8 0-2 0-4 0-6s0-3 0-5c0-1 0-2 0-3v-1-1047h4424v4499z">
          <text:p/>
        </draw:path>
        <draw:polygon draw:style-name="gr7" draw:text-style-name="P1" draw:layer="layout" svg:width="0cm" svg:height="0cm" svg:x="13.117cm" svg:y="12.318cm" svg:viewBox="0 0 0 0" draw:points="0,0">
          <text:p/>
        </draw:polygon>
        <draw:polygon draw:style-name="gr6" draw:text-style-name="P3" draw:layer="layout" svg:width="0.993cm" svg:height="4.498cm" svg:x="14.991cm" svg:y="9.676cm" svg:viewBox="0 0 994 4499" draw:points="0,4499 0,0 994,0 994,4499">
          <text:p/>
        </draw:polygon>
        <draw:polygon draw:style-name="gr7" draw:text-style-name="P1" draw:layer="layout" svg:width="0cm" svg:height="0cm" svg:x="13.117cm" svg:y="12.318cm" svg:viewBox="0 0 0 0" draw:points="0,0">
          <text:p/>
        </draw:polygon>
        <draw:polygon draw:style-name="gr6" draw:text-style-name="P3" draw:layer="layout" svg:width="2.249cm" svg:height="2.421cm" svg:x="11.901cm" svg:y="11.164cm" svg:viewBox="0 0 2250 2422" draw:points="1770,2422 2155,2190 1743,1503 2250,1210 1743,918 2155,232 1770,0 1353,693 675,301 675,948 0,948 0,1473 675,1473 675,2119 1353,1728">
          <text:p/>
        </draw:polygon>
        <draw:polygon draw:style-name="gr7" draw:text-style-name="P1" draw:layer="layout" svg:width="0cm" svg:height="0cm" svg:x="13.117cm" svg:y="12.318cm" svg:viewBox="0 0 0 0" draw:points="0,0">
          <text:p/>
        </draw:polygon>
        <draw:path draw:style-name="gr6" draw:text-style-name="P3" draw:layer="layout" svg:width="0.6cm" svg:height="1.462cm" svg:x="11.196cm" svg:y="11.574cm" svg:viewBox="0 0 601 1463" svg:d="M601 300v863c0 166-136 300-301 300-166 0-300-134-300-300v-863c0-166 134-300 300-300 165 0 301 134 301 300z">
          <text:p/>
        </draw:path>
        <draw:polygon draw:style-name="gr7" draw:text-style-name="P1" draw:layer="layout" svg:width="0cm" svg:height="0cm" svg:x="13.117cm" svg:y="12.318cm" svg:viewBox="0 0 0 0" draw:points="0,0">
          <text:p/>
        </draw:polygon>
        <draw:polygon draw:style-name="gr6" draw:text-style-name="P3" draw:layer="layout" svg:width="1.068cm" svg:height="1.035cm" svg:x="12.575cm" svg:y="11.857cm" svg:viewBox="0 0 1069 1036" draw:points="893,518 1069,226 678,0 525,256 0,256 0,781 525,781 678,1036 1069,811">
          <text:p/>
        </draw:polygon>
        <draw:polygon draw:style-name="gr7" draw:text-style-name="P1" draw:layer="layout" svg:width="0cm" svg:height="0cm" svg:x="13.117cm" svg:y="12.318cm" svg:viewBox="0 0 0 0" draw:points="0,0">
          <text:p/>
        </draw:polygon>
        <draw:polygon draw:style-name="gr6" draw:text-style-name="P3" draw:layer="layout" svg:width="0.993cm" svg:height="0.637cm" svg:x="14.991cm" svg:y="14.174cm" svg:viewBox="0 0 994 638" draw:points="0,638 0,0 994,0 994,638">
          <text:p/>
        </draw:polygon>
        <draw:polygon draw:style-name="gr7" draw:text-style-name="P1" draw:layer="layout" svg:width="0cm" svg:height="0cm" svg:x="13.117cm" svg:y="12.318cm" svg:viewBox="0 0 0 0" draw:points="0,0">
          <text:p/>
        </draw:polygon>
        <draw:polygon draw:style-name="gr6" draw:text-style-name="P3" draw:layer="layout" svg:width="0.281cm" svg:height="2.006cm" svg:x="10.287cm" svg:y="11.587cm" svg:viewBox="0 0 282 2007" draw:points="282,0 282,2007 0,2007 0,656 0,459 0,0 263,0">
          <text:p/>
        </draw:polygon>
        <draw:polygon draw:style-name="gr7" draw:text-style-name="P1" draw:layer="layout" svg:width="0cm" svg:height="0cm" svg:x="13.117cm" svg:y="12.318cm" svg:viewBox="0 0 0 0" draw:points="0,0">
          <text:p/>
        </draw:polygon>
        <draw:path draw:style-name="gr6" draw:text-style-name="P3" draw:layer="layout" svg:width="0.281cm" svg:height="1.274cm" svg:x="10.287cm" svg:y="9.676cm" svg:viewBox="0 0 282 1275" svg:d="M282 1275c0-23 0-50 0-77 0-17 0-33 0-50 0-5 0-11 0-16s0-10 0-15c0-4 0-9 0-13s0-9 0-13 0-7 0-11c0-3 0-7 0-10 0-2 0-5 0-8 0-2 0-4 0-6s0-3 0-5c0-1 0-2 0-3v-1-1047h-282v1c0 1 0 2 0 3 0 2 0 3 0 5s0 5 0 7c0 3 0 6 0 9s0 6 0 10c0 3 0 7 0 11 0 12 0 24 0 37 0 8 0 16 0 24 0 4 0 7 0 11 0 3 0 6 0 10v919c0 1 0 1 0 1 0 1 0 2 0 3 0 2 0 3 0 5s0 4 0 6c0 3 0 6 0 8 0 3 0 7 0 10 0 4 0 7 0 11s0 9 0 13 0 9 0 13c0 5 0 10 0 15 0 10 0 19 0 31 0 10 0 20 0 31v4c0 27 0 54 0 77z">
          <text:p/>
        </draw:path>
        <draw:polygon draw:style-name="gr7" draw:text-style-name="P1" draw:layer="layout" svg:width="0cm" svg:height="0cm" svg:x="13.117cm" svg:y="12.318cm" svg:viewBox="0 0 0 0" draw:points="0,0">
          <text:p/>
        </draw:polygon>
        <draw:polygon draw:style-name="gr6" draw:text-style-name="P3" draw:layer="layout" svg:width="0.678cm" svg:height="0.647cm" svg:x="12.575cm" svg:y="11.465cm" svg:viewBox="0 0 679 648" draw:points="679,392 525,648 0,648 0,0">
          <text:p/>
        </draw:polygon>
        <draw:polygon draw:style-name="gr7" draw:text-style-name="P1" draw:layer="layout" svg:width="0cm" svg:height="0cm" svg:x="13.117cm" svg:y="12.318cm" svg:viewBox="0 0 0 0" draw:points="0,0">
          <text:p/>
        </draw:polygon>
        <draw:polygon draw:style-name="gr6" draw:text-style-name="P3" draw:layer="layout" svg:width="0.678cm" svg:height="0.646cm" svg:x="12.575cm" svg:y="12.637cm" svg:viewBox="0 0 679 647" draw:points="0,0 525,0 679,255 0,647">
          <text:p/>
        </draw:polygon>
        <draw:polygon draw:style-name="gr7" draw:text-style-name="P1" draw:layer="layout" svg:width="0cm" svg:height="0cm" svg:x="13.117cm" svg:y="12.318cm" svg:viewBox="0 0 0 0" draw:points="0,0">
          <text:p/>
        </draw:polygon>
        <draw:path draw:style-name="gr6" draw:text-style-name="P3" draw:layer="layout" svg:width="0.524cm" svg:height="0.524cm" svg:x="12.718cm" svg:y="10.92cm" svg:viewBox="0 0 525 525" svg:d="M525 262c0 146-117 263-262 263-146 0-263-117-263-263 0-145 117-262 263-262 145 0 262 117 262 262z">
          <text:p/>
        </draw:path>
        <draw:polygon draw:style-name="gr7" draw:text-style-name="P1" draw:layer="layout" svg:width="0cm" svg:height="0cm" svg:x="13.117cm" svg:y="12.318cm" svg:viewBox="0 0 0 0" draw:points="0,0">
          <text:p/>
        </draw:polygon>
        <draw:path draw:style-name="gr6" draw:text-style-name="P3" draw:layer="layout" svg:width="0.524cm" svg:height="0.524cm" svg:x="12.718cm" svg:y="13.169cm" svg:viewBox="0 0 525 525" svg:d="M525 263c0 145-117 262-262 262-146 0-263-117-263-262 0-146 117-263 263-263 145 0 262 117 262 263z">
          <text:p/>
        </draw:path>
        <draw:polygon draw:style-name="gr7" draw:text-style-name="P1" draw:layer="layout" svg:width="0cm" svg:height="0cm" svg:x="13.117cm" svg:y="12.318cm" svg:viewBox="0 0 0 0" draw:points="0,0">
          <text:p/>
        </draw:polygon>
        <draw:path draw:style-name="gr6" draw:text-style-name="P3" draw:layer="layout" svg:width="0.281cm" svg:height="0.731cm" svg:x="10.287cm" svg:y="14.23cm" svg:viewBox="0 0 282 732" svg:d="M282 0v732h-282v-108-231c0-1 0-1 0-1 0-1 0-2 0-3 0-2 0-3 0-5s0-4 0-6c0-3 0-6 0-8 0-4 0-7 0-10 0-4 0-8 0-11 0-5 0-9 0-13s0-9 0-14c0-4 0-9 0-14 0-11 0-21 0-32s0-22 0-33c0-17 0-34 0-50 0-5 0-10 0-15s0-10 0-15 0-9 0-14c0-4 0-8 0-12s0-8 0-12c0-3 0-6 0-9s0-6 0-8c0-3 0-5 0-7 0-1 0-3 0-5 0 0 0-1 0-2s0-1 0-1v-93z">
          <text:p/>
        </draw:path>
        <draw:polygon draw:style-name="gr7" draw:text-style-name="P1" draw:layer="layout" svg:width="0cm" svg:height="0cm" svg:x="13.117cm" svg:y="12.318cm" svg:viewBox="0 0 0 0" draw:points="0,0">
          <text:p/>
        </draw:polygon>
        <draw:polygon draw:style-name="gr6" draw:text-style-name="P3" draw:layer="layout" svg:width="0.683cm" svg:height="0.585cm" svg:x="13.467cm" svg:y="12.082cm" svg:viewBox="0 0 684 586" draw:points="176,586 684,292 176,0 0,292">
          <text:p/>
        </draw:polygon>
        <draw:polygon draw:style-name="gr7" draw:text-style-name="P1" draw:layer="layout" svg:width="0cm" svg:height="0cm" svg:x="13.117cm" svg:y="12.318cm" svg:viewBox="0 0 0 0" draw:points="0,0">
          <text:p/>
        </draw:polygon>
        <draw:path draw:style-name="gr6" draw:text-style-name="P3" draw:layer="layout" svg:width="0.281cm" svg:height="0.637cm" svg:x="10.287cm" svg:y="13.593cm" svg:viewBox="0 0 282 638" svg:d="M282 0v638h-282v-107-1c0-2 0-4 0-5 0-3 0-5 0-8s0-7 0-10c0-4 0-9 0-13 0-6 0-11 0-16 0-6 0-12 0-18 0-7 0-14 0-21s0-15 0-22c0-8 0-16 0-24s0-17 0-25c0-9 0-18 0-26 0-18 0-36 0-55 0-9 0-18 0-27 0-18 0-36 0-53 0-8 0-17 0-25s0-16 0-24 0-15 0-22 0-14 0-21c0-6 0-13 0-19 0-5 0-11 0-16 0-4 0-9 0-13s0-7 0-11c0-2 0-5 0-7s0-3 0-5v-1-43z">
          <text:p/>
        </draw:path>
        <draw:polygon draw:style-name="gr7" draw:text-style-name="P1" draw:layer="layout" svg:width="0cm" svg:height="0cm" svg:x="13.117cm" svg:y="12.318cm" svg:viewBox="0 0 0 0" draw:points="0,0">
          <text:p/>
        </draw:polygon>
        <draw:path draw:style-name="gr6" draw:text-style-name="P3" draw:layer="layout" svg:width="0.281cm" svg:height="0.637cm" svg:x="10.287cm" svg:y="10.95cm" svg:viewBox="0 0 282 638" svg:d="M282 73v565h-19c0 0 0-6 0-18 0 12 0 18 0 18h-263v-31-534-1c0-1 0-2 0-3s0-3 0-4c0-2 0-5 0-7s0-5 0-8 0-6 0-10c0-3 0-7 0-11s0-8 0-12c0-6 0-11 0-17h282c0 6 0 11 0 17 0 4 0 8 0 12s0 8 0 11c0 4 0 7 0 10s0 6 0 8 0 5 0 7c0 1 0 3 0 4s0 2 0 3 0 1 0 1z">
          <text:p/>
        </draw:path>
        <draw:polygon draw:style-name="gr7" draw:text-style-name="P1" draw:layer="layout" svg:width="0cm" svg:height="0cm" svg:x="13.117cm" svg:y="12.318cm" svg:viewBox="0 0 0 0" draw:points="0,0">
          <text:p/>
        </draw:polygon>
        <draw:polygon draw:style-name="gr6" draw:text-style-name="P3" draw:layer="layout" svg:width="0.993cm" svg:height="0.15cm" svg:x="14.991cm" svg:y="14.811cm" svg:viewBox="0 0 994 151" draw:points="994,151 994,0 0,0 0,151">
          <text:p/>
        </draw:polygon>
        <draw:polygon draw:style-name="gr7" draw:text-style-name="P1" draw:layer="layout" svg:width="0cm" svg:height="0cm" svg:x="13.117cm" svg:y="12.318cm" svg:viewBox="0 0 0 0" draw:points="0,0">
          <text:p/>
        </draw:polygon>
        <draw:polygon draw:style-name="gr6" draw:text-style-name="P3" draw:layer="layout" svg:width="0.468cm" svg:height="0.693cm" svg:x="13.253cm" svg:y="12.892cm" svg:viewBox="0 0 469 694" draw:points="0,0 418,694 469,488 207,53">
          <text:p/>
        </draw:polygon>
        <draw:polygon draw:style-name="gr7" draw:text-style-name="P1" draw:layer="layout" svg:width="0cm" svg:height="0cm" svg:x="13.117cm" svg:y="12.318cm" svg:viewBox="0 0 0 0" draw:points="0,0">
          <text:p/>
        </draw:polygon>
        <draw:polygon draw:style-name="gr6" draw:text-style-name="P3" draw:layer="layout" svg:width="0.468cm" svg:height="0.693cm" svg:x="13.253cm" svg:y="11.164cm" svg:viewBox="0 0 469 694" draw:points="418,0 469,205 207,641 0,694">
          <text:p/>
        </draw:polygon>
        <draw:polygon draw:style-name="gr7" draw:text-style-name="P1" draw:layer="layout" svg:width="0cm" svg:height="0cm" svg:x="13.117cm" svg:y="12.318cm" svg:viewBox="0 0 0 0" draw:points="0,0">
          <text:p/>
        </draw:polygon>
        <draw:path draw:style-name="gr6" draw:text-style-name="P3" draw:layer="layout" svg:width="0.352cm" svg:height="0.352cm" svg:x="11.32cm" svg:y="12.56cm" svg:viewBox="0 0 353 353" svg:d="M353 176c0 97-79 177-176 177-99 0-177-80-177-177s78-176 177-176c97 0 176 79 176 176z">
          <text:p/>
        </draw:path>
        <draw:polygon draw:style-name="gr7" draw:text-style-name="P1" draw:layer="layout" svg:width="0cm" svg:height="0cm" svg:x="13.117cm" svg:y="12.318cm" svg:viewBox="0 0 0 0" draw:points="0,0">
          <text:p/>
        </draw:polygon>
        <draw:path draw:style-name="gr6" draw:text-style-name="P3" draw:layer="layout" svg:width="0.352cm" svg:height="0.353cm" svg:x="13.254cm" svg:y="14.379cm" svg:viewBox="0 0 353 354" svg:d="M353 177c0 98-80 177-177 177s-176-79-176-177 79-177 176-177 177 79 177 177z">
          <text:p/>
        </draw:path>
        <draw:polygon draw:style-name="gr7" draw:text-style-name="P1" draw:layer="layout" svg:width="0cm" svg:height="0cm" svg:x="13.117cm" svg:y="12.318cm" svg:viewBox="0 0 0 0" draw:points="0,0">
          <text:p/>
        </draw:polygon>
        <draw:path draw:style-name="gr6" draw:text-style-name="P3" draw:layer="layout" svg:width="0.352cm" svg:height="0.353cm" svg:x="13.254cm" svg:y="9.881cm" svg:viewBox="0 0 353 354" svg:d="M353 178c0 97-80 176-177 176s-176-79-176-176c0-99 79-178 176-178s177 79 177 178z">
          <text:p/>
        </draw:path>
        <draw:polygon draw:style-name="gr7" draw:text-style-name="P1" draw:layer="layout" svg:width="0cm" svg:height="0cm" svg:x="13.117cm" svg:y="12.318cm" svg:viewBox="0 0 0 0" draw:points="0,0">
          <text:p/>
        </draw:polygon>
        <draw:path draw:style-name="gr6" draw:text-style-name="P3" draw:layer="layout" svg:width="0.353cm" svg:height="0.353cm" svg:x="12.961cm" svg:y="12.198cm" svg:viewBox="0 0 354 354" svg:d="M354 176c0 98-79 178-178 178-97 0-176-80-176-178 0-97 79-176 176-176 99 0 178 79 178 176z">
          <text:p/>
        </draw:path>
        <draw:polygon draw:style-name="gr7" draw:text-style-name="P1" draw:layer="layout" svg:width="0cm" svg:height="0cm" svg:x="13.117cm" svg:y="12.318cm" svg:viewBox="0 0 0 0" draw:points="0,0">
          <text:p/>
        </draw:polygon>
        <draw:path draw:style-name="gr6" draw:text-style-name="P3" draw:layer="layout" svg:width="0.352cm" svg:height="0.352cm" svg:x="11.32cm" svg:y="11.698cm" svg:viewBox="0 0 353 353" svg:d="M353 177c0 97-79 176-176 176-99 0-177-79-177-176 0-98 78-177 177-177 97 0 176 79 176 177z">
          <text:p/>
        </draw:path>
        <draw:polygon draw:style-name="gr7" draw:text-style-name="P1" draw:layer="layout" svg:width="0cm" svg:height="0cm" svg:x="13.117cm" svg:y="12.318cm" svg:viewBox="0 0 0 0" draw:points="0,0">
          <text:p/>
        </draw:polygon>
        <draw:path draw:style-name="gr6" draw:text-style-name="P3" draw:layer="layout" svg:width="0.352cm" svg:height="0.352cm" svg:x="15.512cm" svg:y="11.006cm" svg:viewBox="0 0 353 353" svg:d="M353 177c0 97-78 176-176 176s-177-79-177-176c0-98 79-177 177-177s176 79 176 177z">
          <text:p/>
        </draw:path>
        <draw:polygon draw:style-name="gr7" draw:text-style-name="P1" draw:layer="layout" svg:width="0cm" svg:height="0cm" svg:x="13.117cm" svg:y="12.318cm" svg:viewBox="0 0 0 0" draw:points="0,0">
          <text:p/>
        </draw:polygon>
        <draw:path draw:style-name="gr6" draw:text-style-name="P3" draw:layer="layout" svg:width="0.352cm" svg:height="0.352cm" svg:x="15.512cm" svg:y="13.255cm" svg:viewBox="0 0 353 353" svg:d="M353 176c0 97-78 177-176 177s-177-80-177-177 79-176 177-176 176 79 176 176z">
          <text:p/>
        </draw:path>
        <draw:polygon draw:style-name="gr7" draw:text-style-name="P1" draw:layer="layout" svg:width="0cm" svg:height="0cm" svg:x="13.117cm" svg:y="12.318cm" svg:viewBox="0 0 0 0" draw:points="0,0">
          <text:p/>
        </draw:polygon>
        <draw:path draw:style-name="gr6" draw:text-style-name="P3" draw:layer="layout" svg:width="0.352cm" svg:height="0.352cm" svg:x="11.32cm" svg:y="12.56cm" svg:viewBox="0 0 353 353" svg:d="M353 176c0 25-5 44-11 60-5 16-12 28-20 39-9 15-20 27-32 37-18 15-38 28-70 36-10 3-21 4-34 5-12 1-25 0-35-2-33-5-53-15-71-26-12-8-23-17-32-27-11-12-21-26-29-42-6-12-12-26-16-44-2-12-4-28-3-43 0-15 3-30 6-41 7-25 18-43 30-59 9-12 19-22 31-31 18-14 38-26 70-33 10-3 22-4 35-5 12 0 24 1 35 3 31 5 51 16 69 28 13 8 24 19 34 30 8 9 15 19 21 30 5 10 10 21 15 35 4 14 7 30 7 50z">
          <text:p/>
        </draw:path>
        <draw:polygon draw:style-name="gr7" draw:text-style-name="P1" draw:layer="layout" svg:width="0cm" svg:height="0cm" svg:x="13.117cm" svg:y="12.318cm" svg:viewBox="0 0 0 0" draw:points="0,0">
          <text:p/>
        </draw:polygon>
        <draw:path draw:style-name="gr6" draw:text-style-name="P3" draw:layer="layout" svg:width="0.352cm" svg:height="0.352cm" svg:x="11.32cm" svg:y="11.698cm" svg:viewBox="0 0 353 353" svg:d="M353 177c0 25-5 44-11 60-5 16-12 28-20 39-9 14-20 26-32 36-18 15-38 27-70 36-10 2-21 4-34 5-12 1-25 0-35-2-33-5-53-15-71-26-12-8-23-17-32-27-11-12-21-25-29-41-6-12-12-26-16-44-2-12-4-28-3-43 0-15 3-30 6-41 7-25 18-44 30-60 9-12 19-22 31-31 18-14 38-26 70-34 10-2 22-4 35-4 12 0 24 0 35 2 31 6 51 17 69 28 13 9 24 19 34 31 8 9 15 19 21 30 5 11 10 22 15 36 4 14 7 30 7 50z">
          <text:p/>
        </draw:path>
        <draw:polygon draw:style-name="gr7" draw:text-style-name="P1" draw:layer="layout" svg:width="0cm" svg:height="0cm" svg:x="13.117cm" svg:y="12.318cm" svg:viewBox="0 0 0 0" draw:points="0,0">
          <text:p/>
        </draw:polygon>
        <draw:polygon draw:style-name="gr6" draw:text-style-name="P3" draw:layer="layout" svg:width="0.465cm" svg:height="0.686cm" svg:x="13.59cm" svg:y="12.667cm" svg:viewBox="0 0 466 687" draw:points="466,687 261,636 0,203 53,0">
          <text:p/>
        </draw:polygon>
        <draw:polygon draw:style-name="gr7" draw:text-style-name="P1" draw:layer="layout" svg:width="0cm" svg:height="0cm" svg:x="13.117cm" svg:y="12.318cm" svg:viewBox="0 0 0 0" draw:points="0,0">
          <text:p/>
        </draw:polygon>
        <draw:polygon draw:style-name="gr6" draw:text-style-name="P3" draw:layer="layout" svg:width="0.465cm" svg:height="0.686cm" svg:x="13.59cm" svg:y="11.396cm" svg:viewBox="0 0 466 687" draw:points="0,483 53,687 466,0 261,51">
          <text:p/>
        </draw:polygon>
        <draw:polygon draw:style-name="gr7" draw:text-style-name="P1" draw:layer="layout" svg:width="0cm" svg:height="0cm" svg:x="13.117cm" svg:y="12.318cm" svg:viewBox="0 0 0 0" draw:points="0,0">
          <text:p/>
        </draw:polygon>
        <draw:polygon draw:style-name="gr6" draw:text-style-name="P3" draw:layer="layout" svg:width="0.376cm" svg:height="0.227cm" svg:x="12.05cm" svg:y="12.261cm" svg:viewBox="0 0 377 228" draw:points="377,0 377,228 0,228 0,0">
          <text:p/>
        </draw:polygon>
        <draw:polygon draw:style-name="gr7" draw:text-style-name="P1" draw:layer="layout" svg:width="0cm" svg:height="0cm" svg:x="13.117cm" svg:y="12.318cm" svg:viewBox="0 0 0 0" draw:points="0,0">
          <text:p/>
        </draw:polygon>
        <draw:polygon draw:style-name="gr6" draw:text-style-name="P3" draw:layer="layout" svg:width="0.674cm" svg:height="0.149cm" svg:x="11.901cm" svg:y="12.112cm" svg:viewBox="0 0 675 150" draw:points="675,0 525,150 149,150 0,0">
          <text:p/>
        </draw:polygon>
        <draw:polygon draw:style-name="gr7" draw:text-style-name="P1" draw:layer="layout" svg:width="0cm" svg:height="0cm" svg:x="13.117cm" svg:y="12.318cm" svg:viewBox="0 0 0 0" draw:points="0,0">
          <text:p/>
        </draw:polygon>
        <draw:polygon draw:style-name="gr6" draw:text-style-name="P3" draw:layer="layout" svg:width="0.674cm" svg:height="0.149cm" svg:x="11.901cm" svg:y="12.488cm" svg:viewBox="0 0 675 150" draw:points="0,150 675,150 525,0 149,0">
          <text:p/>
        </draw:polygon>
        <draw:polygon draw:style-name="gr7" draw:text-style-name="P1" draw:layer="layout" svg:width="0cm" svg:height="0cm" svg:x="13.117cm" svg:y="12.318cm" svg:viewBox="0 0 0 0" draw:points="0,0">
          <text:p/>
        </draw:polygon>
        <draw:polygon draw:style-name="gr6" draw:text-style-name="P3" draw:layer="layout" svg:width="0.391cm" svg:height="0.511cm" svg:x="13.459cm" svg:y="12.869cm" svg:viewBox="0 0 392 512" draw:points="0,76 263,512 392,434 132,0">
          <text:p/>
        </draw:polygon>
        <draw:polygon draw:style-name="gr7" draw:text-style-name="P1" draw:layer="layout" svg:width="0cm" svg:height="0cm" svg:x="13.117cm" svg:y="12.318cm" svg:viewBox="0 0 0 0" draw:points="0,0">
          <text:p/>
        </draw:polygon>
        <draw:polygon draw:style-name="gr6" draw:text-style-name="P3" draw:layer="layout" svg:width="0.391cm" svg:height="0.51cm" svg:x="13.459cm" svg:y="11.369cm" svg:viewBox="0 0 392 511" draw:points="132,511 392,78 263,0 0,436">
          <text:p/>
        </draw:polygon>
        <draw:polygon draw:style-name="gr7" draw:text-style-name="P1" draw:layer="layout" svg:width="0cm" svg:height="0cm" svg:x="13.117cm" svg:y="12.318cm" svg:viewBox="0 0 0 0" draw:points="0,0">
          <text:p/>
        </draw:polygon>
        <draw:path draw:style-name="gr6" draw:text-style-name="P3" draw:layer="layout" svg:width="0.3cm" svg:height="0.3cm" svg:x="12.83cm" svg:y="13.281cm" svg:viewBox="0 0 301 301" svg:d="M301 151c0 83-67 150-151 150-83 0-150-67-150-150s67-151 150-151c84 0 151 68 151 151z">
          <text:p/>
        </draw:path>
        <draw:polygon draw:style-name="gr7" draw:text-style-name="P1" draw:layer="layout" svg:width="0cm" svg:height="0cm" svg:x="13.117cm" svg:y="12.318cm" svg:viewBox="0 0 0 0" draw:points="0,0">
          <text:p/>
        </draw:polygon>
        <draw:path draw:style-name="gr6" draw:text-style-name="P3" draw:layer="layout" svg:width="0.3cm" svg:height="0.3cm" svg:x="12.83cm" svg:y="11.032cm" svg:viewBox="0 0 301 301" svg:d="M301 150c0 84-67 151-151 151-83 0-150-67-150-151 0-83 67-150 150-150 84 0 151 67 151 150z">
          <text:p/>
        </draw:path>
        <draw:polygon draw:style-name="gr7" draw:text-style-name="P1" draw:layer="layout" svg:width="0cm" svg:height="0cm" svg:x="13.117cm" svg:y="12.318cm" svg:viewBox="0 0 0 0" draw:points="0,0">
          <text:p/>
        </draw:polygon>
        <draw:polygon draw:style-name="gr6" draw:text-style-name="P3" draw:layer="layout" svg:width="0.149cm" svg:height="0.525cm" svg:x="11.901cm" svg:y="12.112cm" svg:viewBox="0 0 150 526" draw:points="0,0 150,149 150,377 0,526">
          <text:p/>
        </draw:polygon>
        <draw:polygon draw:style-name="gr7" draw:text-style-name="P1" draw:layer="layout" svg:width="0cm" svg:height="0cm" svg:x="13.117cm" svg:y="12.318cm" svg:viewBox="0 0 0 0" draw:points="0,0">
          <text:p/>
        </draw:polygon>
        <draw:polygon draw:style-name="gr6" draw:text-style-name="P3" draw:layer="layout" svg:width="0.149cm" svg:height="0.525cm" svg:x="12.426cm" svg:y="12.112cm" svg:viewBox="0 0 150 526" draw:points="150,0 150,526 0,377 0,149">
          <text:p/>
        </draw:polygon>
        <draw:polygon draw:style-name="gr7" draw:text-style-name="P1" draw:layer="layout" svg:width="0cm" svg:height="0cm" svg:x="13.117cm" svg:y="12.318cm" svg:viewBox="0 0 0 0" draw:points="0,0">
          <text:p/>
        </draw:polygon>
        <draw:polygon draw:style-name="gr6" draw:text-style-name="P3" draw:layer="layout" svg:width="0.39cm" svg:height="0.278cm" svg:x="13.253cm" svg:y="12.667cm" svg:viewBox="0 0 391 279" draw:points="0,225 391,0 338,202 207,279">
          <text:p/>
        </draw:polygon>
        <draw:polygon draw:style-name="gr7" draw:text-style-name="P1" draw:layer="layout" svg:width="0cm" svg:height="0cm" svg:x="13.117cm" svg:y="12.318cm" svg:viewBox="0 0 0 0" draw:points="0,0">
          <text:p/>
        </draw:polygon>
        <draw:polygon draw:style-name="gr6" draw:text-style-name="P3" draw:layer="layout" svg:width="0.39cm" svg:height="0.278cm" svg:x="13.253cm" svg:y="11.804cm" svg:viewBox="0 0 391 279" draw:points="338,76 391,279 0,54 207,0">
          <text:p/>
        </draw:polygon>
        <draw:polygon draw:style-name="gr7" draw:text-style-name="P1" draw:layer="layout" svg:width="0cm" svg:height="0cm" svg:x="13.117cm" svg:y="12.318cm" svg:viewBox="0 0 0 0" draw:points="0,0">
          <text:p/>
        </draw:polygon>
        <draw:polygon draw:style-name="gr6" draw:text-style-name="P3" draw:layer="layout" svg:width="0.385cm" svg:height="0.283cm" svg:x="13.67cm" svg:y="13.302cm" svg:viewBox="0 0 386 284" draw:points="0,284 386,51 180,0 51,78">
          <text:p/>
        </draw:polygon>
        <draw:polygon draw:style-name="gr7" draw:text-style-name="P1" draw:layer="layout" svg:width="0cm" svg:height="0cm" svg:x="13.117cm" svg:y="12.318cm" svg:viewBox="0 0 0 0" draw:points="0,0">
          <text:p/>
        </draw:polygon>
        <draw:polygon draw:style-name="gr6" draw:text-style-name="P3" draw:layer="layout" svg:width="0.385cm" svg:height="0.283cm" svg:x="13.67cm" svg:y="11.164cm" svg:viewBox="0 0 386 284" draw:points="386,232 180,284 51,205 0,0">
          <text:p/>
        </draw:polygon>
        <draw:polygon draw:style-name="gr7" draw:text-style-name="P1" draw:layer="layout" svg:width="0cm" svg:height="0cm" svg:x="13.117cm" svg:y="12.318cm" svg:viewBox="0 0 0 0" draw:points="0,0">
          <text:p/>
        </draw:polygon>
        <draw:path draw:style-name="gr6" draw:text-style-name="P3" draw:layer="layout" svg:width="0.038cm" svg:height="0.687cm" svg:x="10.249cm" svg:y="10.869cm" svg:viewBox="0 0 39 688" svg:d="M39 154v534h-39v-9-25-41-54-66-73-77-76-73-65-54-41-25-9l39 2v2-4 81c0-23 0-50 0-77v150-1c0-1 0-2 0-3s0-3 0-4c0-2 0-5 0-7s0-5 0-8 0-6 0-10c0-3 0-7 0-11s0-8 0-12c0-6 0-11 0-17z">
          <text:p/>
        </draw:path>
        <draw:polygon draw:style-name="gr7" draw:text-style-name="P1" draw:layer="layout" svg:width="0cm" svg:height="0cm" svg:x="13.117cm" svg:y="12.318cm" svg:viewBox="0 0 0 0" draw:points="0,0">
          <text:p/>
        </draw:polygon>
        <draw:path draw:style-name="gr6" draw:text-style-name="P3" draw:layer="layout" svg:width="0.038cm" svg:height="0.033cm" svg:x="10.249cm" svg:y="10.838cm" svg:viewBox="0 0 39 34" svg:d="M39 32c0-11 0-21 0-32h-39v32l39 2z">
          <text:p/>
        </draw:path>
        <draw:polygon draw:style-name="gr7" draw:text-style-name="P1" draw:layer="layout" svg:width="0cm" svg:height="0cm" svg:x="13.117cm" svg:y="12.318cm" svg:viewBox="0 0 0 0" draw:points="0,0">
          <text:p/>
        </draw:polygon>
        <draw:path draw:style-name="gr6" draw:text-style-name="P3" draw:layer="layout" svg:width="0.352cm" svg:height="0.352cm" svg:x="11.32cm" svg:y="12.56cm" svg:viewBox="0 0 353 353" svg:d="M353 176c0 97-79 177-176 177-99 0-177-80-177-177s78-176 177-176c97 0 176 79 176 176 0-20-3-36-7-50-5-14-10-25-15-35-6-11-13-21-21-30-10-11-21-22-34-30-18-12-38-23-69-28-11-2-23-3-35-3-13 1-25 2-35 5-32 7-52 19-70 33-12 9-22 19-31 31-12 16-23 34-30 59-3 11-6 26-6 41-1 15 1 31 3 43 4 18 10 32 16 44 8 16 18 30 29 42 9 10 20 19 32 27 18 11 38 21 71 26 10 2 23 3 35 2 13-1 24-2 34-5 32-8 52-21 70-36 12-10 23-22 32-37 8-11 15-23 20-39 6-16 11-35 11-60z">
          <text:p/>
        </draw:path>
        <draw:polygon draw:style-name="gr7" draw:text-style-name="P1" draw:layer="layout" svg:width="0cm" svg:height="0cm" svg:x="13.117cm" svg:y="12.318cm" svg:viewBox="0 0 0 0" draw:points="0,0">
          <text:p/>
        </draw:polygon>
        <draw:path draw:style-name="gr6" draw:text-style-name="P3" draw:layer="layout" svg:width="0.352cm" svg:height="0.352cm" svg:x="11.32cm" svg:y="11.698cm" svg:viewBox="0 0 353 353" svg:d="M353 177c0 97-79 176-176 176-99 0-177-79-177-176 0-98 78-177 177-177 97 0 176 79 176 177 0-20-3-36-7-50-5-14-10-25-15-36-6-11-13-21-21-30-10-12-21-22-34-31-18-11-38-22-69-28-11-2-23-2-35-2-13 0-25 2-35 4-32 8-52 20-70 34-12 9-22 19-31 31-12 16-23 35-30 60-3 11-6 26-6 41-1 15 1 31 3 43 4 18 10 32 16 44 8 16 18 29 29 41 9 10 20 19 32 27 18 11 38 21 71 26 10 2 23 3 35 2 13-1 24-3 34-5 32-9 52-21 70-36 12-10 23-22 32-36 8-11 15-23 20-39 6-16 11-35 11-60z">
          <text:p/>
        </draw:path>
        <draw:polygon draw:style-name="gr7" draw:text-style-name="P1" draw:layer="layout" svg:width="0cm" svg:height="0cm" svg:x="13.117cm" svg:y="12.318cm" svg:viewBox="0 0 0 0" draw:points="0,0">
          <text:p/>
        </draw:polygon>
        <draw:path draw:style-name="gr9" draw:text-style-name="P1" draw:layer="layout" svg:width="0cm" svg:height="0.107cm" svg:x="10.287cm" svg:y="14.853cm" svg:viewBox="0 0 0 108" svg:d="M0 0c0 23 0 51 0 73 0 2 0 5 0 8s0 5 0 8c0 2 0 4 0 7 0 1 0 3 0 5 0 1 0 2 0 4 0 0 0 1 0 2v1">
          <text:p/>
        </draw:path>
        <draw:line draw:style-name="gr9" draw:text-style-name="P1" draw:layer="layout" svg:x1="10.287cm" svg:y1="14.961cm" svg:x2="10.287cm" svg:y2="14.23cm">
          <text:p/>
        </draw:line>
        <draw:line draw:style-name="gr9" draw:text-style-name="P1" draw:layer="layout" svg:x1="10.287cm" svg:y1="13.593cm" svg:x2="10.287cm" svg:y2="14.23cm">
          <text:p/>
        </draw:line>
        <draw:line draw:style-name="gr9" draw:text-style-name="P1" draw:layer="layout" svg:x1="10.287cm" svg:y1="11.587cm" svg:x2="10.287cm" svg:y2="13.593cm">
          <text:p/>
        </draw:line>
        <draw:line draw:style-name="gr9" draw:text-style-name="P1" draw:layer="layout" svg:x1="10.287cm" svg:y1="10.95cm" svg:x2="10.287cm" svg:y2="11.587cm">
          <text:p/>
        </draw:line>
        <draw:line draw:style-name="gr9" draw:text-style-name="P1" draw:layer="layout" svg:x1="10.287cm" svg:y1="10.95cm" svg:x2="10.287cm" svg:y2="9.676cm">
          <text:p/>
        </draw:line>
        <draw:path draw:style-name="gr9" draw:text-style-name="P1" draw:layer="layout" svg:width="0cm" svg:height="0.149cm" svg:x="10.287cm" svg:y="14.322cm" svg:viewBox="0 0 0 150" svg:d="M0 150c0-17 0-34 0-50 0-5 0-10 0-15s0-10 0-15 0-9 0-14c0-4 0-8 0-12s0-8 0-12c0-3 0-6 0-9s0-6 0-8c0-3 0-5 0-7 0-1 0-3 0-5 0 0 0-1 0-2s0-1 0-1">
          <text:p/>
        </draw:path>
        <draw:path draw:style-name="gr9" draw:text-style-name="P1" draw:layer="layout" svg:width="0cm" svg:height="0.149cm" svg:x="10.287cm" svg:y="14.472cm" svg:viewBox="0 0 0 150" svg:d="M0 150c0-1 0-1 0-1 0-1 0-2 0-3 0-2 0-3 0-5s0-4 0-6c0-3 0-6 0-8 0-4 0-7 0-10 0-4 0-8 0-11 0-5 0-9 0-13s0-9 0-14c0-4 0-9 0-14 0-11 0-21 0-32s0-22 0-33">
          <text:p/>
        </draw:path>
        <draw:path draw:style-name="gr9" draw:text-style-name="P1" draw:layer="layout" svg:width="0cm" svg:height="0.149cm" svg:x="10.287cm" svg:y="10.723cm" svg:viewBox="0 0 0 150" svg:d="M0 150c0-17 0-33 0-49 0-5 0-11 0-16s0-10 0-15c0-4 0-9 0-13s0-9 0-13 0-7 0-11c0-3 0-7 0-10 0-2 0-5 0-8 0-2 0-4 0-6s0-3 0-5c0-1 0-2 0-3v-1">
          <text:p/>
        </draw:path>
        <draw:path draw:style-name="gr9" draw:text-style-name="P1" draw:layer="layout" svg:width="0cm" svg:height="0.149cm" svg:x="10.287cm" svg:y="10.873cm" svg:viewBox="0 0 0 150" svg:d="M0 150v-1c0-1 0-2 0-3s0-3 0-4c0-2 0-5 0-7s0-5 0-8 0-6 0-10c0-3 0-7 0-11s0-8 0-12c0-5 0-9 0-14s0-10 0-15c0-10 0-21 0-31 0-11 0-23 0-34">
          <text:p/>
        </draw:path>
        <draw:path draw:style-name="gr9" draw:text-style-name="P1" draw:layer="layout" svg:width="0cm" svg:height="0.242cm" svg:x="10.287cm" svg:y="13.636cm" svg:viewBox="0 0 0 243" svg:d="M0 243c0-9 0-18 0-27 0-18 0-36 0-53 0-8 0-17 0-25s0-16 0-24 0-15 0-22 0-14 0-21c0-6 0-12 0-18 0-5 0-11 0-16 0-4 0-9 0-13s0-7 0-11c0-2 0-5 0-7s0-3 0-5v-1">
          <text:p/>
        </draw:path>
        <draw:path draw:style-name="gr9" draw:text-style-name="P1" draw:layer="layout" svg:width="0cm" svg:height="0.243cm" svg:x="10.287cm" svg:y="13.879cm" svg:viewBox="0 0 0 244" svg:d="M0 244v-1c0-2 0-4 0-5 0-3 0-5 0-8s0-7 0-10c0-4 0-9 0-13 0-6 0-11 0-16 0-6 0-12 0-18 0-7 0-14 0-21s0-15 0-22c0-8 0-16 0-24s0-17 0-25c0-9 0-18 0-26 0-18 0-36 0-55">
          <text:p/>
        </draw:path>
        <draw:line draw:style-name="gr9" draw:text-style-name="P1" draw:layer="layout" svg:x1="10.568cm" svg:y1="14.961cm" svg:x2="10.287cm" svg:y2="14.961cm">
          <text:p/>
        </draw:line>
        <draw:line draw:style-name="gr9" draw:text-style-name="P1" draw:layer="layout" svg:x1="10.568cm" svg:y1="14.961cm" svg:x2="14.991cm" svg:y2="14.961cm">
          <text:p/>
        </draw:line>
        <draw:line draw:style-name="gr9" draw:text-style-name="P1" draw:layer="layout" svg:x1="15.984cm" svg:y1="14.961cm" svg:x2="14.991cm" svg:y2="14.961cm">
          <text:p/>
        </draw:line>
        <draw:line draw:style-name="gr9" draw:text-style-name="P1" draw:layer="layout" svg:x1="10.568cm" svg:y1="14.23cm" svg:x2="10.287cm" svg:y2="14.23cm">
          <text:p/>
        </draw:line>
        <draw:line draw:style-name="gr9" draw:text-style-name="P1" draw:layer="layout" svg:x1="10.568cm" svg:y1="14.23cm" svg:x2="10.568cm" svg:y2="14.961cm">
          <text:p/>
        </draw:line>
        <draw:line draw:style-name="gr9" draw:text-style-name="P1" draw:layer="layout" svg:x1="10.568cm" svg:y1="14.23cm" svg:x2="10.568cm" svg:y2="13.593cm">
          <text:p/>
        </draw:line>
        <draw:line draw:style-name="gr9" draw:text-style-name="P1" draw:layer="layout" svg:x1="10.568cm" svg:y1="13.593cm" svg:x2="10.287cm" svg:y2="13.593cm">
          <text:p/>
        </draw:line>
        <draw:line draw:style-name="gr9" draw:text-style-name="P1" draw:layer="layout" svg:x1="10.568cm" svg:y1="11.587cm" svg:x2="10.568cm" svg:y2="13.593cm">
          <text:p/>
        </draw:line>
        <draw:line draw:style-name="gr9" draw:text-style-name="P1" draw:layer="layout" svg:x1="10.568cm" svg:y1="11.587cm" svg:x2="10.287cm" svg:y2="11.587cm">
          <text:p/>
        </draw:line>
        <draw:line draw:style-name="gr9" draw:text-style-name="P1" draw:layer="layout" svg:x1="10.568cm" svg:y1="9.676cm" svg:x2="10.287cm" svg:y2="9.676cm">
          <text:p/>
        </draw:line>
        <draw:line draw:style-name="gr9" draw:text-style-name="P1" draw:layer="layout" svg:x1="14.991cm" svg:y1="9.676cm" svg:x2="10.568cm" svg:y2="9.676cm">
          <text:p/>
        </draw:line>
        <draw:line draw:style-name="gr9" draw:text-style-name="P1" draw:layer="layout" svg:x1="14.991cm" svg:y1="9.676cm" svg:x2="15.984cm" svg:y2="9.676cm">
          <text:p/>
        </draw:line>
        <draw:line draw:style-name="gr9" draw:text-style-name="P1" draw:layer="layout" svg:x1="10.568cm" svg:y1="11.587cm" svg:x2="10.568cm" svg:y2="10.95cm">
          <text:p/>
        </draw:line>
        <draw:line draw:style-name="gr9" draw:text-style-name="P1" draw:layer="layout" svg:x1="10.568cm" svg:y1="10.95cm" svg:x2="10.287cm" svg:y2="10.95cm">
          <text:p/>
        </draw:line>
        <draw:line draw:style-name="gr9" draw:text-style-name="P1" draw:layer="layout" svg:x1="10.568cm" svg:y1="9.676cm" svg:x2="10.568cm" svg:y2="10.95cm">
          <text:p/>
        </draw:line>
        <draw:path draw:style-name="gr9" draw:text-style-name="P1" draw:layer="layout" svg:width="0cm" svg:height="0.149cm" svg:x="10.568cm" svg:y="10.723cm" svg:viewBox="0 0 0 150" svg:d="M0 150c0-17 0-33 0-49 0-5 0-11 0-16s0-10 0-15c0-4 0-9 0-13s0-9 0-13 0-7 0-11c0-3 0-7 0-10 0-2 0-5 0-8 0-2 0-4 0-6s0-3 0-5c0-1 0-2 0-3v-1">
          <text:p/>
        </draw:path>
        <draw:path draw:style-name="gr9" draw:text-style-name="P1" draw:layer="layout" svg:width="0cm" svg:height="0.149cm" svg:x="10.568cm" svg:y="10.873cm" svg:viewBox="0 0 0 150" svg:d="M0 150v-1c0-1 0-2 0-3s0-3 0-4c0-2 0-5 0-7s0-5 0-8 0-6 0-10c0-3 0-7 0-11s0-8 0-12c0-5 0-9 0-14s0-10 0-15c0-10 0-21 0-31 0-11 0-23 0-34">
          <text:p/>
        </draw:path>
        <draw:line draw:style-name="gr9" draw:text-style-name="P1" draw:layer="layout" svg:x1="10.568cm" svg:y1="13.593cm" svg:x2="10.568cm" svg:y2="14.23cm">
          <text:p/>
        </draw:line>
        <draw:path draw:style-name="gr9" draw:text-style-name="P1" draw:layer="layout" svg:width="0.524cm" svg:height="0.524cm" svg:x="12.718cm" svg:y="10.92cm" svg:viewBox="0 0 525 525" svg:d="M525 262c0 146-117 263-262 263-146 0-263-117-263-263 0-145 117-262 263-262 145 0 262 117 262 262z">
          <text:p/>
        </draw:path>
        <draw:line draw:style-name="gr9" draw:text-style-name="P1" draw:layer="layout" svg:x1="14.991cm" svg:y1="14.174cm" svg:x2="14.991cm" svg:y2="9.676cm">
          <text:p/>
        </draw:line>
        <draw:line draw:style-name="gr9" draw:text-style-name="P1" draw:layer="layout" svg:x1="10.568cm" svg:y1="9.676cm" svg:x2="10.568cm" svg:y2="10.723cm">
          <text:p/>
        </draw:line>
        <draw:line draw:style-name="gr9" draw:text-style-name="P1" draw:layer="layout" svg:x1="10.568cm" svg:y1="11.023cm" svg:x2="10.568cm" svg:y2="11.587cm">
          <text:p/>
        </draw:line>
        <draw:line draw:style-name="gr9" draw:text-style-name="P1" draw:layer="layout" svg:x1="14.991cm" svg:y1="14.811cm" svg:x2="14.991cm" svg:y2="14.961cm">
          <text:p/>
        </draw:line>
        <draw:path draw:style-name="gr9" draw:text-style-name="P1" draw:layer="layout" svg:width="0.352cm" svg:height="0.353cm" svg:x="13.254cm" svg:y="14.379cm" svg:viewBox="0 0 353 354" svg:d="M353 177c0 98-80 177-177 177s-176-79-176-177 79-177 176-177 177 79 177 177z">
          <text:p/>
        </draw:path>
        <draw:line draw:style-name="gr9" draw:text-style-name="P1" draw:layer="layout" svg:x1="11.196cm" svg:y1="12.736cm" svg:x2="11.196cm" svg:y2="11.874cm">
          <text:p/>
        </draw:line>
        <draw:path draw:style-name="gr9" draw:text-style-name="P1" draw:layer="layout" svg:width="0.6cm" svg:height="0.3cm" svg:x="11.196cm" svg:y="12.736cm" svg:viewBox="0 0 601 301" svg:d="M0 0c0 166 134 301 300 301 165 0 301-135 301-301">
          <text:p/>
        </draw:path>
        <draw:path draw:style-name="gr9" draw:text-style-name="P1" draw:layer="layout" svg:width="0.6cm" svg:height="0.3cm" svg:x="11.196cm" svg:y="11.574cm" svg:viewBox="0 0 601 301" svg:d="M601 301c0-167-136-301-301-301-166 0-300 134-300 301">
          <text:p/>
        </draw:path>
        <draw:line draw:style-name="gr9" draw:text-style-name="P1" draw:layer="layout" svg:x1="11.796cm" svg:y1="11.874cm" svg:x2="11.796cm" svg:y2="12.736cm">
          <text:p/>
        </draw:line>
        <draw:path draw:style-name="gr9" draw:text-style-name="P1" draw:layer="layout" svg:width="0.352cm" svg:height="0.353cm" svg:x="13.254cm" svg:y="9.881cm" svg:viewBox="0 0 353 354" svg:d="M353 178c0 97-80 176-177 176s-176-79-176-176c0-99 79-178 176-178s177 79 177 178z">
          <text:p/>
        </draw:path>
        <draw:line draw:style-name="gr9" draw:text-style-name="P1" draw:layer="layout" svg:x1="13.67cm" svg:y1="13.586cm" svg:x2="14.056cm" svg:y2="13.353cm">
          <text:p/>
        </draw:line>
        <draw:line draw:style-name="gr9" draw:text-style-name="P1" draw:layer="layout" svg:x1="13.253cm" svg:y1="12.892cm" svg:x2="13.671cm" svg:y2="13.586cm">
          <text:p/>
        </draw:line>
        <draw:line draw:style-name="gr9" draw:text-style-name="P1" draw:layer="layout" svg:x1="14.056cm" svg:y1="13.354cm" svg:x2="13.643cm" svg:y2="12.667cm">
          <text:p/>
        </draw:line>
        <draw:line draw:style-name="gr9" draw:text-style-name="P1" draw:layer="layout" svg:x1="12.575cm" svg:y1="13.284cm" svg:x2="13.254cm" svg:y2="12.892cm">
          <text:p/>
        </draw:line>
        <draw:line draw:style-name="gr9" draw:text-style-name="P1" draw:layer="layout" svg:x1="13.643cm" svg:y1="12.668cm" svg:x2="14.151cm" svg:y2="12.374cm">
          <text:p/>
        </draw:line>
        <draw:line draw:style-name="gr9" draw:text-style-name="P1" draw:layer="layout" svg:x1="12.575cm" svg:y1="12.637cm" svg:x2="12.575cm" svg:y2="13.283cm">
          <text:p/>
        </draw:line>
        <draw:line draw:style-name="gr9" draw:text-style-name="P1" draw:layer="layout" svg:x1="14.151cm" svg:y1="12.375cm" svg:x2="13.643cm" svg:y2="12.082cm">
          <text:p/>
        </draw:line>
        <draw:line draw:style-name="gr9" draw:text-style-name="P1" draw:layer="layout" svg:x1="13.643cm" svg:y1="12.083cm" svg:x2="14.056cm" svg:y2="11.396cm">
          <text:p/>
        </draw:line>
        <draw:line draw:style-name="gr9" draw:text-style-name="P1" draw:layer="layout" svg:x1="11.901cm" svg:y1="12.112cm" svg:x2="11.901cm" svg:y2="12.637cm">
          <text:p/>
        </draw:line>
        <draw:line draw:style-name="gr9" draw:text-style-name="P1" draw:layer="layout" svg:x1="12.575cm" svg:y1="12.112cm" svg:x2="11.901cm" svg:y2="12.112cm">
          <text:p/>
        </draw:line>
        <draw:line draw:style-name="gr9" draw:text-style-name="P1" draw:layer="layout" svg:x1="12.575cm" svg:y1="11.465cm" svg:x2="12.575cm" svg:y2="12.112cm">
          <text:p/>
        </draw:line>
        <draw:line draw:style-name="gr9" draw:text-style-name="P1" draw:layer="layout" svg:x1="13.254cm" svg:y1="11.858cm" svg:x2="12.575cm" svg:y2="11.465cm">
          <text:p/>
        </draw:line>
        <draw:path draw:style-name="gr9" draw:text-style-name="P1" draw:layer="layout" svg:width="0.524cm" svg:height="0.524cm" svg:x="12.718cm" svg:y="13.169cm" svg:viewBox="0 0 525 525" svg:d="M525 263c0 145-117 262-262 262-146 0-263-117-263-262 0-146 117-263 263-263 145 0 262 117 262 263z">
          <text:p/>
        </draw:path>
        <draw:line draw:style-name="gr9" draw:text-style-name="P1" draw:layer="layout" svg:x1="14.991cm" svg:y1="14.811cm" svg:x2="14.991cm" svg:y2="14.961cm">
          <text:p/>
        </draw:line>
        <draw:line draw:style-name="gr9" draw:text-style-name="P1" draw:layer="layout" svg:x1="14.991cm" svg:y1="14.811cm" svg:x2="14.991cm" svg:y2="14.174cm">
          <text:p/>
        </draw:line>
        <draw:line draw:style-name="gr9" draw:text-style-name="P1" draw:layer="layout" svg:x1="14.991cm" svg:y1="14.811cm" svg:x2="15.984cm" svg:y2="14.811cm">
          <text:p/>
        </draw:line>
        <draw:line draw:style-name="gr9" draw:text-style-name="P1" draw:layer="layout" svg:x1="15.984cm" svg:y1="14.961cm" svg:x2="15.984cm" svg:y2="14.811cm">
          <text:p/>
        </draw:line>
        <draw:line draw:style-name="gr9" draw:text-style-name="P1" draw:layer="layout" svg:x1="15.984cm" svg:y1="14.174cm" svg:x2="15.984cm" svg:y2="14.811cm">
          <text:p/>
        </draw:line>
        <draw:line draw:style-name="gr9" draw:text-style-name="P1" draw:layer="layout" svg:x1="15.984cm" svg:y1="9.676cm" svg:x2="15.984cm" svg:y2="14.174cm">
          <text:p/>
        </draw:line>
        <draw:path draw:style-name="gr9" draw:text-style-name="P1" draw:layer="layout" svg:width="0cm" svg:height="0.017cm" svg:x="10.549cm" svg:y="11.569cm" svg:viewBox="0 0 0 18" svg:d="M0 18c0 0 0-6 0-18">
          <text:p/>
        </draw:path>
        <draw:line draw:style-name="gr9" draw:text-style-name="P1" draw:layer="layout" svg:x1="10.287cm" svg:y1="9.804cm" svg:x2="10.287cm" svg:y2="10.723cm">
          <text:p/>
        </draw:line>
        <draw:path draw:style-name="gr9" draw:text-style-name="P1" draw:layer="layout" svg:width="0cm" svg:height="0.127cm" svg:x="10.287cm" svg:y="9.676cm" svg:viewBox="0 0 0 128" svg:d="M0 0v1c0 1 0 2 0 3 0 2 0 3 0 5s0 5 0 7c0 3 0 6 0 9s0 6 0 10c0 3 0 7 0 11 0 12 0 24 0 37 0 8 0 16 0 24 0 4 0 7 0 11 0 3 0 6 0 10">
          <text:p/>
        </draw:path>
        <draw:line draw:style-name="gr9" draw:text-style-name="P1" draw:layer="layout" svg:x1="14.991cm" svg:y1="14.174cm" svg:x2="15.984cm" svg:y2="14.174cm">
          <text:p/>
        </draw:line>
        <draw:path draw:style-name="gr9" draw:text-style-name="P1" draw:layer="layout" svg:width="0.352cm" svg:height="0.352cm" svg:x="15.512cm" svg:y="11.006cm" svg:viewBox="0 0 353 353" svg:d="M353 177c0 97-78 176-176 176s-177-79-177-176c0-98 79-177 177-177s176 79 176 177z">
          <text:p/>
        </draw:path>
        <draw:path draw:style-name="gr9" draw:text-style-name="P1" draw:layer="layout" svg:width="0.352cm" svg:height="0.352cm" svg:x="15.512cm" svg:y="13.255cm" svg:viewBox="0 0 353 353" svg:d="M353 176c0 97-78 177-176 177s-177-80-177-177 79-176 177-176 176 79 176 176z">
          <text:p/>
        </draw:path>
        <draw:path draw:style-name="gr9" draw:text-style-name="P1" draw:layer="layout" svg:width="0.3cm" svg:height="0.3cm" svg:x="12.83cm" svg:y="11.032cm" svg:viewBox="0 0 301 301" svg:d="M301 150c0 84-67 151-151 151-83 0-150-67-150-151 0-83 67-150 150-150 84 0 151 67 151 150z">
          <text:p/>
        </draw:path>
        <draw:line draw:style-name="gr9" draw:text-style-name="P1" draw:layer="layout" svg:x1="13.67cm" svg:y1="13.586cm" svg:x2="14.056cm" svg:y2="13.353cm">
          <text:p/>
        </draw:line>
        <draw:line draw:style-name="gr9" draw:text-style-name="P1" draw:layer="layout" svg:x1="13.253cm" svg:y1="12.892cm" svg:x2="13.671cm" svg:y2="13.586cm">
          <text:p/>
        </draw:line>
        <draw:line draw:style-name="gr9" draw:text-style-name="P1" draw:layer="layout" svg:x1="14.056cm" svg:y1="13.354cm" svg:x2="13.643cm" svg:y2="12.667cm">
          <text:p/>
        </draw:line>
        <draw:line draw:style-name="gr9" draw:text-style-name="P1" draw:layer="layout" svg:x1="12.575cm" svg:y1="12.637cm" svg:x2="13.1cm" svg:y2="12.637cm">
          <text:p/>
        </draw:line>
        <draw:line draw:style-name="gr9" draw:text-style-name="P1" draw:layer="layout" svg:x1="13.1cm" svg:y1="12.637cm" svg:x2="13.254cm" svg:y2="12.893cm">
          <text:p/>
        </draw:line>
        <draw:line draw:style-name="gr9" draw:text-style-name="P1" draw:layer="layout" svg:x1="13.644cm" svg:y1="12.668cm" svg:x2="13.467cm" svg:y2="12.374cm">
          <text:p/>
        </draw:line>
        <draw:line draw:style-name="gr9" draw:text-style-name="P1" draw:layer="layout" svg:x1="13.467cm" svg:y1="12.375cm" svg:x2="13.644cm" svg:y2="12.082cm">
          <text:p/>
        </draw:line>
        <draw:line draw:style-name="gr9" draw:text-style-name="P1" draw:layer="layout" svg:x1="11.901cm" svg:y1="12.637cm" svg:x2="12.575cm" svg:y2="12.637cm">
          <text:p/>
        </draw:line>
        <draw:line draw:style-name="gr9" draw:text-style-name="P1" draw:layer="layout" svg:x1="13.643cm" svg:y1="12.083cm" svg:x2="14.056cm" svg:y2="11.396cm">
          <text:p/>
        </draw:line>
        <draw:line draw:style-name="gr9" draw:text-style-name="P1" draw:layer="layout" svg:x1="11.901cm" svg:y1="12.112cm" svg:x2="11.901cm" svg:y2="12.637cm">
          <text:p/>
        </draw:line>
        <draw:line draw:style-name="gr9" draw:text-style-name="P1" draw:layer="layout" svg:x1="14.056cm" svg:y1="11.397cm" svg:x2="13.67cm" svg:y2="11.164cm">
          <text:p/>
        </draw:line>
        <draw:line draw:style-name="gr9" draw:text-style-name="P1" draw:layer="layout" svg:x1="12.575cm" svg:y1="12.112cm" svg:x2="11.901cm" svg:y2="12.112cm">
          <text:p/>
        </draw:line>
        <draw:line draw:style-name="gr9" draw:text-style-name="P1" draw:layer="layout" svg:x1="13.671cm" svg:y1="11.164cm" svg:x2="13.253cm" svg:y2="11.858cm">
          <text:p/>
        </draw:line>
        <draw:line draw:style-name="gr9" draw:text-style-name="P1" draw:layer="layout" svg:x1="13.254cm" svg:y1="11.857cm" svg:x2="13.1cm" svg:y2="12.113cm">
          <text:p/>
        </draw:line>
        <draw:line draw:style-name="gr9" draw:text-style-name="P1" draw:layer="layout" svg:x1="13.1cm" svg:y1="12.112cm" svg:x2="12.575cm" svg:y2="12.112cm">
          <text:p/>
        </draw:line>
        <draw:path draw:style-name="gr9" draw:text-style-name="P1" draw:layer="layout" svg:width="0.3cm" svg:height="0.3cm" svg:x="12.83cm" svg:y="13.281cm" svg:viewBox="0 0 301 301" svg:d="M301 151c0 83-67 150-151 150-83 0-150-67-150-150s67-151 150-151c84 0 151 68 151 151z">
          <text:p/>
        </draw:path>
        <draw:path draw:style-name="gr9" draw:text-style-name="P1" draw:layer="layout" svg:width="0.353cm" svg:height="0.353cm" svg:x="12.961cm" svg:y="12.198cm" svg:viewBox="0 0 354 354" svg:d="M354 176c0 98-79 178-178 178-97 0-176-80-176-178 0-97 79-176 176-176 99 0 178 79 178 176z">
          <text:p/>
        </draw:path>
        <draw:line draw:style-name="gr9" draw:text-style-name="P1" draw:layer="layout" svg:x1="10.287cm" svg:y1="12.046cm" svg:x2="10.287cm" svg:y2="12.243cm">
          <text:p/>
        </draw:line>
        <draw:line draw:style-name="gr9" draw:text-style-name="P1" draw:layer="layout" svg:x1="10.287cm" svg:y1="10.838cm" svg:x2="10.249cm" svg:y2="10.838cm">
          <text:p/>
        </draw:line>
        <draw:path draw:style-name="gr9" draw:text-style-name="P1" draw:layer="layout" svg:width="0.352cm" svg:height="0.352cm" svg:x="11.32cm" svg:y="12.56cm" svg:viewBox="0 0 353 353" svg:d="M353 176c0 97-79 177-176 177-99 0-177-80-177-177s78-176 177-176c97 0 176 79 176 176z">
          <text:p/>
        </draw:path>
        <draw:path draw:style-name="gr9" draw:text-style-name="P1" draw:layer="layout" svg:width="0.352cm" svg:height="0.352cm" svg:x="11.32cm" svg:y="11.698cm" svg:viewBox="0 0 353 353" svg:d="M353 177c0 97-79 176-176 176-99 0-177-79-177-176 0-98 78-177 177-177 97 0 176 79 176 177z">
          <text:p/>
        </draw:path>
        <draw:line draw:style-name="gr9" draw:text-style-name="P1" draw:layer="layout" svg:x1="13.67cm" svg:y1="13.586cm" svg:x2="13.722cm" svg:y2="13.38cm">
          <text:p/>
        </draw:line>
        <draw:line draw:style-name="gr9" draw:text-style-name="P1" draw:layer="layout" svg:x1="13.721cm" svg:y1="13.381cm" svg:x2="13.851cm" svg:y2="13.302cm">
          <text:p/>
        </draw:line>
        <draw:line draw:style-name="gr9" draw:text-style-name="P1" draw:layer="layout" svg:x1="14.056cm" svg:y1="13.354cm" svg:x2="13.85cm" svg:y2="13.302cm">
          <text:p/>
        </draw:line>
        <draw:line draw:style-name="gr9" draw:text-style-name="P1" draw:layer="layout" svg:x1="13.253cm" svg:y1="12.892cm" svg:x2="13.46cm" svg:y2="12.946cm">
          <text:p/>
        </draw:line>
        <draw:line draw:style-name="gr9" draw:text-style-name="P1" draw:layer="layout" svg:x1="13.459cm" svg:y1="12.945cm" svg:x2="13.722cm" svg:y2="13.381cm">
          <text:p/>
        </draw:line>
        <draw:line draw:style-name="gr9" draw:text-style-name="P1" draw:layer="layout" svg:x1="13.253cm" svg:y1="12.893cm" svg:x2="13.644cm" svg:y2="12.667cm">
          <text:p/>
        </draw:line>
        <draw:line draw:style-name="gr9" draw:text-style-name="P1" draw:layer="layout" svg:x1="13.253cm" svg:y1="12.893cm" svg:x2="13.644cm" svg:y2="12.667cm">
          <text:p/>
        </draw:line>
        <draw:line draw:style-name="gr9" draw:text-style-name="P1" draw:layer="layout" svg:x1="13.851cm" svg:y1="13.303cm" svg:x2="13.59cm" svg:y2="12.869cm">
          <text:p/>
        </draw:line>
        <draw:line draw:style-name="gr9" draw:text-style-name="P1" draw:layer="layout" svg:x1="13.644cm" svg:y1="12.667cm" svg:x2="13.59cm" svg:y2="12.87cm">
          <text:p/>
        </draw:line>
        <draw:line draw:style-name="gr9" draw:text-style-name="P1" draw:layer="layout" svg:x1="12.575cm" svg:y1="12.112cm" svg:x2="12.575cm" svg:y2="12.637cm">
          <text:p/>
        </draw:line>
        <draw:line draw:style-name="gr9" draw:text-style-name="P1" draw:layer="layout" svg:x1="12.575cm" svg:y1="12.112cm" svg:x2="12.575cm" svg:y2="12.637cm">
          <text:p/>
        </draw:line>
        <draw:line draw:style-name="gr9" draw:text-style-name="P1" draw:layer="layout" svg:x1="11.901cm" svg:y1="12.638cm" svg:x2="12.051cm" svg:y2="12.488cm">
          <text:p/>
        </draw:line>
        <draw:line draw:style-name="gr9" draw:text-style-name="P1" draw:layer="layout" svg:x1="12.05cm" svg:y1="12.488cm" svg:x2="12.426cm" svg:y2="12.488cm">
          <text:p/>
        </draw:line>
        <draw:line draw:style-name="gr9" draw:text-style-name="P1" draw:layer="layout" svg:x1="12.576cm" svg:y1="12.638cm" svg:x2="12.426cm" svg:y2="12.488cm">
          <text:p/>
        </draw:line>
        <draw:line draw:style-name="gr9" draw:text-style-name="P1" draw:layer="layout" svg:x1="13.59cm" svg:y1="11.879cm" svg:x2="13.644cm" svg:y2="12.083cm">
          <text:p/>
        </draw:line>
        <draw:line draw:style-name="gr9" draw:text-style-name="P1" draw:layer="layout" svg:x1="13.59cm" svg:y1="11.88cm" svg:x2="13.851cm" svg:y2="11.447cm">
          <text:p/>
        </draw:line>
        <draw:line draw:style-name="gr9" draw:text-style-name="P1" draw:layer="layout" svg:x1="14.056cm" svg:y1="11.396cm" svg:x2="13.85cm" svg:y2="11.448cm">
          <text:p/>
        </draw:line>
        <draw:line draw:style-name="gr9" draw:text-style-name="P1" draw:layer="layout" svg:x1="13.644cm" svg:y1="12.083cm" svg:x2="13.253cm" svg:y2="11.857cm">
          <text:p/>
        </draw:line>
        <draw:line draw:style-name="gr9" draw:text-style-name="P1" draw:layer="layout" svg:x1="11.901cm" svg:y1="12.112cm" svg:x2="12.051cm" svg:y2="12.262cm">
          <text:p/>
        </draw:line>
        <draw:line draw:style-name="gr9" draw:text-style-name="P1" draw:layer="layout" svg:x1="12.05cm" svg:y1="12.261cm" svg:x2="12.05cm" svg:y2="12.488cm">
          <text:p/>
        </draw:line>
        <draw:line draw:style-name="gr9" draw:text-style-name="P1" draw:layer="layout" svg:x1="13.851cm" svg:y1="11.448cm" svg:x2="13.721cm" svg:y2="11.369cm">
          <text:p/>
        </draw:line>
        <draw:line draw:style-name="gr9" draw:text-style-name="P1" draw:layer="layout" svg:x1="13.67cm" svg:y1="11.164cm" svg:x2="13.722cm" svg:y2="11.37cm">
          <text:p/>
        </draw:line>
        <draw:line draw:style-name="gr9" draw:text-style-name="P1" draw:layer="layout" svg:x1="12.576cm" svg:y1="12.112cm" svg:x2="12.426cm" svg:y2="12.262cm">
          <text:p/>
        </draw:line>
        <draw:line draw:style-name="gr9" draw:text-style-name="P1" draw:layer="layout" svg:x1="12.426cm" svg:y1="12.261cm" svg:x2="12.05cm" svg:y2="12.261cm">
          <text:p/>
        </draw:line>
        <draw:line draw:style-name="gr9" draw:text-style-name="P1" draw:layer="layout" svg:x1="13.722cm" svg:y1="11.369cm" svg:x2="13.459cm" svg:y2="11.805cm">
          <text:p/>
        </draw:line>
        <draw:line draw:style-name="gr9" draw:text-style-name="P1" draw:layer="layout" svg:x1="13.46cm" svg:y1="11.804cm" svg:x2="13.253cm" svg:y2="11.858cm">
          <text:p/>
        </draw:line>
        <draw:line draw:style-name="gr9" draw:text-style-name="P1" draw:layer="layout" svg:x1="10.249cm" svg:y1="10.838cm" svg:x2="10.249cm" svg:y2="10.869cm">
          <text:p/>
        </draw:line>
        <draw:polyline draw:style-name="gr9" draw:text-style-name="P1" draw:layer="layout" svg:width="0cm" svg:height="0.686cm" svg:x="10.249cm" svg:y="10.869cm" svg:viewBox="0 0 0 687" draw:points="0,687 0,678 0,653 0,612 0,558 0,492 0,420 0,343 0,267 0,194 0,129 0,75 0,34 0,9 0,0">
          <text:p/>
        </draw:polyline>
        <draw:line draw:style-name="gr9" draw:text-style-name="P1" draw:layer="layout" svg:x1="10.287cm" svg:y1="10.869cm" svg:x2="10.249cm" svg:y2="10.869cm">
          <text:p/>
        </draw:line>
        <draw:line draw:style-name="gr9" draw:text-style-name="P1" draw:layer="layout" svg:x1="10.287cm" svg:y1="11.556cm" svg:x2="10.249cm" svg:y2="11.556cm">
          <text:p/>
        </draw:line>
        <draw:path draw:style-name="gr9" draw:text-style-name="P1" draw:layer="layout" svg:width="0.352cm" svg:height="0.352cm" svg:x="11.32cm" svg:y="12.56cm" svg:viewBox="0 0 353 353" svg:d="M353 176c0 25-5 44-11 60-5 16-12 28-20 39-9 15-20 27-32 37-18 15-38 28-70 36-10 3-21 4-34 5-12 1-25 0-35-2-33-5-53-15-71-26-12-8-23-17-32-27-11-12-21-26-29-42-6-12-12-26-16-44-2-12-4-28-3-43 0-15 3-30 6-41 7-25 18-43 30-59 9-12 19-22 31-31 18-14 38-26 70-33 10-3 22-4 35-5 12 0 24 1 35 3 31 5 51 16 69 28 13 8 24 19 34 30 8 9 15 19 21 30 5 10 10 21 15 35 4 14 7 30 7 50z">
          <text:p/>
        </draw:path>
        <draw:path draw:style-name="gr9" draw:text-style-name="P1" draw:layer="layout" svg:width="0.352cm" svg:height="0.352cm" svg:x="11.32cm" svg:y="11.698cm" svg:viewBox="0 0 353 353" svg:d="M353 177c0 25-5 44-11 60-5 16-12 28-20 39-9 14-20 26-32 36-18 15-38 27-70 36-10 2-21 4-34 5-12 1-25 0-35-2-33-5-53-15-71-26-12-8-23-17-32-27-11-12-21-25-29-41-6-12-12-26-16-44-2-12-4-28-3-43 0-15 3-30 6-41 7-25 18-44 30-60 9-12 19-22 31-31 18-14 38-26 70-34 10-2 22-4 35-4 12 0 24 0 35 2 31 6 51 17 69 28 13 9 24 19 34 31 8 9 15 19 21 30 5 11 10 22 15 36 4 14 7 30 7 50z">
          <text:p/>
        </draw:path>
        <draw:line draw:style-name="gr9" draw:text-style-name="P1" draw:layer="layout" svg:x1="13.459cm" svg:y1="12.946cm" svg:x2="13.591cm" svg:y2="12.869cm">
          <text:p/>
        </draw:line>
        <draw:line draw:style-name="gr9" draw:text-style-name="P1" draw:layer="layout" svg:x1="12.426cm" svg:y1="12.261cm" svg:x2="12.426cm" svg:y2="12.488cm">
          <text:p/>
        </draw:line>
        <draw:line draw:style-name="gr9" draw:text-style-name="P1" draw:layer="layout" svg:x1="13.591cm" svg:y1="11.88cm" svg:x2="13.459cm" svg:y2="11.804cm">
          <text:p/>
        </draw:line>
        <draw:polygon draw:style-name="gr7" draw:text-style-name="P1" draw:layer="layout" svg:width="0cm" svg:height="0cm" svg:x="13.117cm" svg:y="12.318cm" svg:viewBox="0 0 0 0" draw:points="0,0">
          <text:p/>
        </draw:polygon>
        <draw:polyline draw:style-name="gr10" draw:text-style-name="P1" draw:layer="layout" svg:width="0.823cm" svg:height="2.481cm" svg:x="10.479cm" svg:y="13.208cm" svg:viewBox="0 0 824 2482" draw:points="449,2482 0,2482 824,0">
          <text:p/>
        </draw:polyline>
        <draw:polygon draw:style-name="gr11" draw:text-style-name="P2" draw:layer="layout" svg:width="0.241cm" svg:height="0.499cm" svg:x="11.188cm" svg:y="12.835cm" svg:viewBox="0 0 242 500" draw:points="242,0 0,446 158,500">
          <text:p/>
        </draw:polygon>
        <draw:polygon draw:style-name="gr7" draw:text-style-name="P1" draw:layer="layout" svg:width="0cm" svg:height="0cm" svg:x="13.117cm" svg:y="12.318cm" svg:viewBox="0 0 0 0" draw:points="0,0">
          <text:p/>
        </draw:polygon>
        <draw:frame draw:style-name="gr13" draw:text-style-name="P5" draw:layer="layout" svg:width="5.387cm" svg:height="0.465cm" svg:x="9.271cm" svg:y="15.875cm">
          <draw:text-box>
            <text:p text:style-name="P4"><text:span text:style-name="T1">2X M3 Brass Inserts [HD-MS0030]</text:span></text:p>
          </draw:text-box>
        </draw:frame>
        <draw:polyline draw:style-name="gr10" draw:text-style-name="P1" draw:layer="layout" svg:width="0.834cm" svg:height="3.12cm" svg:x="10.468cm" svg:y="12.573cm" svg:viewBox="0 0 835 3121" draw:points="407,3121 0,3121 835,0">
          <text:p/>
        </draw:polyline>
        <draw:polygon draw:style-name="gr11" draw:text-style-name="P2" draw:layer="layout" svg:width="0.202cm" svg:height="0.505cm" svg:x="11.227cm" svg:y="12.065cm" svg:viewBox="0 0 203 506" draw:points="203,0 0,466 163,506">
          <text:p/>
        </draw:polygon>
        <draw:path draw:style-name="gr6" draw:text-style-name="P3" draw:layer="layout" svg:width="5.735cm" svg:height="5.285cm" svg:x="17.839cm" svg:y="9.229cm" svg:viewBox="0 0 5736 5286" svg:d="M1930 5286h160 3646v-5286h-3646-160-1893v1c0 0 0 1 0 2s0 2 0 4c0 1 0 3 0 5s0 4 0 7c0 2 0 5 0 7 0 3 0 6 0 9 0 22 0 50 0 73v231 4 11 18 23 29 32 33 33 32 28 24 18 11 4 2078 656 32h-37v687 32h37v11 487 113 487 64h469z">
          <text:p/>
        </draw:path>
        <draw:polygon draw:style-name="gr7" draw:text-style-name="P1" draw:layer="layout" svg:width="0cm" svg:height="0cm" svg:x="20.706cm" svg:y="11.871cm" svg:viewBox="0 0 0 0" draw:points="0,0">
          <text:p/>
        </draw:polygon>
        <draw:path draw:style-name="gr6" draw:text-style-name="P3" draw:layer="layout" svg:width="3.645cm" svg:height="5.285cm" svg:x="19.929cm" svg:y="9.229cm" svg:viewBox="0 0 3646 5286" svg:d="M0 5286h3646v-5286h-3646v2291c108-79 247-106 377-73 131 33 239 123 297 244 50-51 126-66 192-39s109 92 109 163c0 64-34 122-89 153-55 32-123 31-177-2-29 152-134 279-277 335-144 57-307 36-432-55z">
          <text:p/>
        </draw:path>
        <draw:polygon draw:style-name="gr7" draw:text-style-name="P1" draw:layer="layout" svg:width="0cm" svg:height="0cm" svg:x="20.706cm" svg:y="11.871cm" svg:viewBox="0 0 0 0" draw:points="0,0">
          <text:p/>
        </draw:polygon>
        <draw:path draw:style-name="gr6" draw:text-style-name="P3" draw:layer="layout" svg:width="1.63cm" svg:height="3.465cm" svg:x="18.139cm" svg:y="9.244cm" svg:viewBox="0 0 1631 3466" svg:d="M1631 3466v-120c-247-149-399-417-399-707 0-289 152-557 399-706v-1933h-1631c0 20 0 62 0 93v45 2133 42 42 40 39 37 34 31 28 25 20 16 12 7 2h225v-1087c0-311 206-584 507-668 299-84 618 42 779 307 162 266 127 607-85 834l-1220 1309v18 1c0 0 0 1 0 2s0 1 0 2c0 2 0 3 0 4 0 2 0 4 0 6s0 4 0 6c0 3 0 7 0 11v2 4 4 6 7 9 9 11 12 11z">
          <text:p/>
        </draw:path>
        <draw:polygon draw:style-name="gr7" draw:text-style-name="P1" draw:layer="layout" svg:width="0cm" svg:height="0cm" svg:x="20.706cm" svg:y="11.871cm" svg:viewBox="0 0 0 0" draw:points="0,0">
          <text:p/>
        </draw:polygon>
        <draw:path draw:style-name="gr6" draw:text-style-name="P3" draw:layer="layout" svg:width="1.874cm" svg:height="2.493cm" svg:x="17.876cm" svg:y="10.11cm" svg:viewBox="0 0 1875 2494" svg:d="M0 1838v656h263 206v-18l1219-1308c213-228 248-569 85-835-161-265-480-391-779-307-300 84-506 357-506 668v1088h-225v56z">
          <text:p/>
        </draw:path>
        <draw:polygon draw:style-name="gr7" draw:text-style-name="P1" draw:layer="layout" svg:width="0cm" svg:height="0cm" svg:x="20.706cm" svg:y="11.871cm" svg:viewBox="0 0 0 0" draw:points="0,0">
          <text:p/>
        </draw:polygon>
        <draw:polygon draw:style-name="gr6" draw:text-style-name="P3" draw:layer="layout" svg:width="1.424cm" svg:height="1.269cm" svg:x="18.345cm" svg:y="13.245cm" svg:viewBox="0 0 1425 1270" draw:points="1425,1270 1425,0 0,0 0,11 0,23 0,34 0,44 0,52 0,59 0,65 0,70 0,73 0,75 0,108 0,1270">
          <text:p/>
        </draw:polygon>
        <draw:polygon draw:style-name="gr7" draw:text-style-name="P1" draw:layer="layout" svg:width="0cm" svg:height="0cm" svg:x="20.706cm" svg:y="11.871cm" svg:viewBox="0 0 0 0" draw:points="0,0">
          <text:p/>
        </draw:polygon>
        <draw:path draw:style-name="gr6" draw:text-style-name="P3" draw:layer="layout" svg:width="1.441cm" svg:height="0.536cm" svg:x="18.345cm" svg:y="12.709cm" svg:viewBox="0 0 1442 537" svg:d="M1425 0c0 42 0 94 0 151 11 38 17 77 17 117s-6 79-17 117c0 58 0 110 0 152h-1425c0-5 0-10 0-16 0-5 0-10 0-15s0-10 0-15c0-10 0-19 0-28 0-10 0-19 0-29s0-21 0-31c0-12 0-23 0-33 0-22 0-45 0-68 0-11 0-22 0-34 0-23 0-46 0-68 0-11 0-22 0-33s0-22 0-33c0-10 0-20 0-31 0-9 0-19 0-29 0-9 0-18 0-27 0-6 0-11 0-16s0-10 0-15 0-11 0-16z">
          <text:p/>
        </draw:path>
        <draw:polygon draw:style-name="gr7" draw:text-style-name="P1" draw:layer="layout" svg:width="0cm" svg:height="0cm" svg:x="20.706cm" svg:y="11.871cm" svg:viewBox="0 0 0 0" draw:points="0,0">
          <text:p/>
        </draw:polygon>
        <draw:path draw:style-name="gr6" draw:text-style-name="P3" draw:layer="layout" svg:width="1.893cm" svg:height="2.717cm" svg:x="17.876cm" svg:y="9.229cm" svg:viewBox="0 0 1894 2718" svg:d="M264 108c0-31 0-73 0-93h1630c0-10 0-15 0-15h-1894v1c0 0 0 1 0 2s0 2 0 4c0 1 0 3 0 5s0 4 0 7c0 2 0 5 0 7 0 3 0 6 0 9 0 22 0 50 0 73v232 4 11 18 23 29 32 33 33 32 28 24 18 11 4 2078h264v-56-2-7-12-16-20-25-28-31-34-37-39-40-42-42-2134z">
          <text:p/>
        </draw:path>
        <draw:polygon draw:style-name="gr7" draw:text-style-name="P1" draw:layer="layout" svg:width="0cm" svg:height="0cm" svg:x="20.706cm" svg:y="11.871cm" svg:viewBox="0 0 0 0" draw:points="0,0">
          <text:p/>
        </draw:polygon>
        <draw:polygon draw:style-name="gr6" draw:text-style-name="P3" draw:layer="layout" svg:width="0.469cm" svg:height="1.162cm" svg:x="17.876cm" svg:y="13.352cm" svg:viewBox="0 0 470 1163" draw:points="0,0 0,12 0,499 0,612 0,1099 0,1163 470,1163 470,0 264,0">
          <text:p/>
        </draw:polygon>
        <draw:polygon draw:style-name="gr7" draw:text-style-name="P1" draw:layer="layout" svg:width="0cm" svg:height="0cm" svg:x="20.706cm" svg:y="11.871cm" svg:viewBox="0 0 0 0" draw:points="0,0">
          <text:p/>
        </draw:polygon>
        <draw:path draw:style-name="gr6" draw:text-style-name="P3" draw:layer="layout" svg:width="0.708cm" svg:height="0.899cm" svg:x="19.929cm" svg:y="11.433cm" svg:viewBox="0 0 709 900" svg:d="M0 814c124 91 288 112 432 55 143-56 248-184 277-336-47-27-78-75-85-129-7-53 12-107 50-146-58-121-166-211-297-244s-269-6-377 73z">
          <text:p/>
        </draw:path>
        <draw:polygon draw:style-name="gr7" draw:text-style-name="P1" draw:layer="layout" svg:width="0cm" svg:height="0cm" svg:x="20.706cm" svg:y="11.871cm" svg:viewBox="0 0 0 0" draw:points="0,0">
          <text:p/>
        </draw:polygon>
        <draw:path draw:style-name="gr6" draw:text-style-name="P3" draw:layer="layout" svg:width="0.45cm" svg:height="1.469cm" svg:x="19.37cm" svg:y="11.148cm" svg:viewBox="0 0 451 1470" svg:d="M451 1470v-486c-49-74-75-161-75-249 0-89 26-175 75-249v-486c-17 9-34 19-51 29-248 149-400 417-400 706s152 557 400 707c17 10 34 20 51 28z">
          <text:p/>
        </draw:path>
        <draw:polygon draw:style-name="gr7" draw:text-style-name="P1" draw:layer="layout" svg:width="0cm" svg:height="0cm" svg:x="20.706cm" svg:y="11.871cm" svg:viewBox="0 0 0 0" draw:points="0,0">
          <text:p/>
        </draw:polygon>
        <draw:path draw:style-name="gr6" draw:text-style-name="P3" draw:layer="layout" svg:width="0.16cm" svg:height="2.405cm" svg:x="19.769cm" svg:y="9.229cm" svg:viewBox="0 0 161 2406" svg:d="M161 2292v-2292h-161c0 0 0 5 0 15v1934c17-10 35-20 52-29v486c29-44 66-82 109-114z">
          <text:p/>
        </draw:path>
        <draw:polygon draw:style-name="gr7" draw:text-style-name="P1" draw:layer="layout" svg:width="0cm" svg:height="0cm" svg:x="20.706cm" svg:y="11.871cm" svg:viewBox="0 0 0 0" draw:points="0,0">
          <text:p/>
        </draw:polygon>
        <draw:path draw:style-name="gr6" draw:text-style-name="P3" draw:layer="layout" svg:width="0.16cm" svg:height="2.382cm" svg:x="19.769cm" svg:y="12.132cm" svg:viewBox="0 0 161 2383" svg:d="M0 2383h161v-2269c-43-32-80-70-109-114v485c-17-8-35-18-52-28v120c0 42 0 94 0 151 11 38 17 77 17 117s-6 79-17 117c0 58 0 110 0 152z">
          <text:p/>
        </draw:path>
        <draw:polygon draw:style-name="gr7" draw:text-style-name="P1" draw:layer="layout" svg:width="0cm" svg:height="0cm" svg:x="20.706cm" svg:y="11.871cm" svg:viewBox="0 0 0 0" draw:points="0,0">
          <text:p/>
        </draw:polygon>
        <draw:polygon draw:style-name="gr6" draw:text-style-name="P3" draw:layer="layout" svg:width="0.3cm" svg:height="0.686cm" svg:x="17.839cm" svg:y="12.634cm" svg:viewBox="0 0 301 687" draw:points="301,687 301,0 37,0 0,0 0,687">
          <text:p/>
        </draw:polygon>
        <draw:polygon draw:style-name="gr7" draw:text-style-name="P1" draw:layer="layout" svg:width="0cm" svg:height="0cm" svg:x="20.706cm" svg:y="11.871cm" svg:viewBox="0 0 0 0" draw:points="0,0">
          <text:p/>
        </draw:polygon>
        <draw:path draw:style-name="gr6" draw:text-style-name="P3" draw:layer="layout" svg:width="0.502cm" svg:height="0.502cm" svg:x="20.768cm" svg:y="13.881cm" svg:viewBox="0 0 503 503" svg:d="M503 251c0 139-112 252-251 252-138 0-252-113-252-252s114-251 252-251c139 0 251 112 251 251z">
          <text:p/>
        </draw:path>
        <draw:polygon draw:style-name="gr7" draw:text-style-name="P1" draw:layer="layout" svg:width="0cm" svg:height="0cm" svg:x="20.706cm" svg:y="11.871cm" svg:viewBox="0 0 0 0" draw:points="0,0">
          <text:p/>
        </draw:polygon>
        <draw:path draw:style-name="gr6" draw:text-style-name="P3" draw:layer="layout" svg:width="0.502cm" svg:height="0.503cm" svg:x="23.027cm" svg:y="10.507cm" svg:viewBox="0 0 503 504" svg:d="M503 251c0 140-113 253-252 253s-251-113-251-253c0-138 112-251 251-251s252 113 252 251z">
          <text:p/>
        </draw:path>
        <draw:polygon draw:style-name="gr7" draw:text-style-name="P1" draw:layer="layout" svg:width="0cm" svg:height="0cm" svg:x="20.706cm" svg:y="11.871cm" svg:viewBox="0 0 0 0" draw:points="0,0">
          <text:p/>
        </draw:polygon>
        <draw:path draw:style-name="gr6" draw:text-style-name="P3" draw:layer="layout" svg:width="0.502cm" svg:height="0.502cm" svg:x="20.768cm" svg:y="9.383cm" svg:viewBox="0 0 503 503" svg:d="M503 251c0 139-112 252-251 252-138 0-252-113-252-252s114-251 252-251c139 0 251 112 251 251z">
          <text:p/>
        </draw:path>
        <draw:polygon draw:style-name="gr7" draw:text-style-name="P1" draw:layer="layout" svg:width="0cm" svg:height="0cm" svg:x="20.706cm" svg:y="11.871cm" svg:viewBox="0 0 0 0" draw:points="0,0">
          <text:p/>
        </draw:polygon>
        <draw:path draw:style-name="gr6" draw:text-style-name="P3" draw:layer="layout" svg:width="0.502cm" svg:height="0.503cm" svg:x="23.027cm" svg:y="12.756cm" svg:viewBox="0 0 503 504" svg:d="M503 252c0 139-113 252-252 252s-251-113-251-252c0-138 112-252 251-252s252 114 252 252z">
          <text:p/>
        </draw:path>
        <draw:polygon draw:style-name="gr7" draw:text-style-name="P1" draw:layer="layout" svg:width="0cm" svg:height="0cm" svg:x="20.706cm" svg:y="11.871cm" svg:viewBox="0 0 0 0" draw:points="0,0">
          <text:p/>
        </draw:polygon>
        <draw:path draw:style-name="gr6" draw:text-style-name="P3" draw:layer="layout" svg:width="0.487cm" svg:height="0.488cm" svg:x="19.951cm" svg:y="11.639cm" svg:viewBox="0 0 488 489" svg:d="M488 244c0 136-109 245-244 245s-244-109-244-245c0-135 109-244 244-244s244 109 244 244z">
          <text:p/>
        </draw:path>
        <draw:polygon draw:style-name="gr7" draw:text-style-name="P1" draw:layer="layout" svg:width="0cm" svg:height="0cm" svg:x="20.706cm" svg:y="11.871cm" svg:viewBox="0 0 0 0" draw:points="0,0">
          <text:p/>
        </draw:polygon>
        <draw:path draw:style-name="gr6" draw:text-style-name="P3" draw:layer="layout" svg:width="0.206cm" svg:height="0.686cm" svg:x="18.139cm" svg:y="12.634cm" svg:viewBox="0 0 207 687" svg:d="M0 687v-687h207v2 4 4 6 7 9 9 11 13 11c0 5 0 11 0 16s0 10 0 15 0 10 0 16c0 9 0 18 0 27 0 10 0 20 0 29 0 11 0 21 0 31 0 11 0 22 0 33s0 22 0 33c0 22 0 45 0 68 0 12 0 23 0 34 0 23 0 46 0 68 0 10 0 21 0 32 0 10 0 21 0 31s0 19 0 29c0 9 0 18 0 28 0 5 0 10 0 15s0 10 0 15c0 6 0 11 0 16v11 12 11 10 8 7 6 5 3 2z">
          <text:p/>
        </draw:path>
        <draw:polygon draw:style-name="gr7" draw:text-style-name="P1" draw:layer="layout" svg:width="0cm" svg:height="0cm" svg:x="20.706cm" svg:y="11.871cm" svg:viewBox="0 0 0 0" draw:points="0,0">
          <text:p/>
        </draw:polygon>
        <draw:path draw:style-name="gr6" draw:text-style-name="P3" draw:layer="layout" svg:width="0.352cm" svg:height="0.353cm" svg:x="20.551cm" svg:y="11.639cm" svg:viewBox="0 0 353 354" svg:d="M353 177c0 64-34 122-89 153-55 32-123 31-177-2-48-27-79-75-86-129s12-108 51-147c50-51 126-66 192-39s109 92 109 164z">
          <text:p/>
        </draw:path>
        <draw:polygon draw:style-name="gr7" draw:text-style-name="P1" draw:layer="layout" svg:width="0cm" svg:height="0cm" svg:x="20.706cm" svg:y="11.871cm" svg:viewBox="0 0 0 0" draw:points="0,0">
          <text:p/>
        </draw:polygon>
        <draw:path draw:style-name="gr6" draw:text-style-name="P3" draw:layer="layout" svg:width="0.353cm" svg:height="0.352cm" svg:x="20.843cm" svg:y="13.956cm" svg:viewBox="0 0 354 353" svg:d="M354 176c0 97-79 177-177 177s-177-80-177-177 79-176 177-176 177 79 177 176z">
          <text:p/>
        </draw:path>
        <draw:polygon draw:style-name="gr7" draw:text-style-name="P1" draw:layer="layout" svg:width="0cm" svg:height="0cm" svg:x="20.706cm" svg:y="11.871cm" svg:viewBox="0 0 0 0" draw:points="0,0">
          <text:p/>
        </draw:polygon>
        <draw:path draw:style-name="gr6" draw:text-style-name="P3" draw:layer="layout" svg:width="0.353cm" svg:height="0.352cm" svg:x="20.843cm" svg:y="9.458cm" svg:viewBox="0 0 354 353" svg:d="M354 176c0 98-79 177-177 177s-177-79-177-177c0-97 79-176 177-176s177 79 177 176z">
          <text:p/>
        </draw:path>
        <draw:polygon draw:style-name="gr7" draw:text-style-name="P1" draw:layer="layout" svg:width="0cm" svg:height="0cm" svg:x="20.706cm" svg:y="11.871cm" svg:viewBox="0 0 0 0" draw:points="0,0">
          <text:p/>
        </draw:polygon>
        <draw:path draw:style-name="gr6" draw:text-style-name="P3" draw:layer="layout" svg:width="0.352cm" svg:height="0.353cm" svg:x="23.102cm" svg:y="10.582cm" svg:viewBox="0 0 353 354" svg:d="M353 177c0 98-80 177-177 177-98 0-176-79-176-177s78-177 176-177c97 0 177 79 177 177z">
          <text:p/>
        </draw:path>
        <draw:polygon draw:style-name="gr7" draw:text-style-name="P1" draw:layer="layout" svg:width="0cm" svg:height="0cm" svg:x="20.706cm" svg:y="11.871cm" svg:viewBox="0 0 0 0" draw:points="0,0">
          <text:p/>
        </draw:polygon>
        <draw:path draw:style-name="gr6" draw:text-style-name="P3" draw:layer="layout" svg:width="0.352cm" svg:height="0.353cm" svg:x="23.102cm" svg:y="12.831cm" svg:viewBox="0 0 353 354" svg:d="M353 177c0 98-80 177-177 177-98 0-176-79-176-177 0-97 78-177 176-177 97 0 177 80 177 177z">
          <text:p/>
        </draw:path>
        <draw:polygon draw:style-name="gr7" draw:text-style-name="P1" draw:layer="layout" svg:width="0cm" svg:height="0cm" svg:x="20.706cm" svg:y="11.871cm" svg:viewBox="0 0 0 0" draw:points="0,0">
          <text:p/>
        </draw:polygon>
        <draw:path draw:style-name="gr6" draw:text-style-name="P3" draw:layer="layout" svg:width="0.184cm" svg:height="0.726cm" svg:x="19.745cm" svg:y="11.52cm" svg:viewBox="0 0 185 727" svg:d="M185 727v-727c-43 32-81 70-110 114-49 74-75 160-75 249s26 176 75 250c29 44 67 82 110 114z">
          <text:p/>
        </draw:path>
        <draw:polygon draw:style-name="gr7" draw:text-style-name="P1" draw:layer="layout" svg:width="0cm" svg:height="0cm" svg:x="20.706cm" svg:y="11.871cm" svg:viewBox="0 0 0 0" draw:points="0,0">
          <text:p/>
        </draw:polygon>
        <draw:path draw:style-name="gr6" draw:text-style-name="P3" draw:layer="layout" svg:width="0.337cm" svg:height="0.338cm" svg:x="20.026cm" svg:y="11.714cm" svg:viewBox="0 0 338 339" svg:d="M338 169c0 94-75 170-168 170s-170-76-170-170c0-93 77-169 170-169s168 76 168 169z">
          <text:p/>
        </draw:path>
        <draw:polygon draw:style-name="gr7" draw:text-style-name="P1" draw:layer="layout" svg:width="0cm" svg:height="0cm" svg:x="20.706cm" svg:y="11.871cm" svg:viewBox="0 0 0 0" draw:points="0,0">
          <text:p/>
        </draw:polygon>
        <draw:path draw:style-name="gr6" draw:text-style-name="P3" draw:layer="layout" svg:width="0.299cm" svg:height="0.299cm" svg:x="20.42cm" svg:y="10.609cm" svg:viewBox="0 0 300 300" svg:d="M300 150c0 83-67 150-149 150-83 0-151-67-151-150 0-82 68-150 151-150 82 0 149 68 149 150z">
          <text:p/>
        </draw:path>
        <draw:polygon draw:style-name="gr7" draw:text-style-name="P1" draw:layer="layout" svg:width="0cm" svg:height="0cm" svg:x="20.706cm" svg:y="11.871cm" svg:viewBox="0 0 0 0" draw:points="0,0">
          <text:p/>
        </draw:polygon>
        <draw:path draw:style-name="gr6" draw:text-style-name="P3" draw:layer="layout" svg:width="0.299cm" svg:height="0.299cm" svg:x="20.42cm" svg:y="12.858cm" svg:viewBox="0 0 300 300" svg:d="M300 150c0 83-67 150-149 150-83 0-151-67-151-150s68-150 151-150c82 0 149 67 149 150z">
          <text:p/>
        </draw:path>
        <draw:polygon draw:style-name="gr7" draw:text-style-name="P1" draw:layer="layout" svg:width="0cm" svg:height="0cm" svg:x="20.706cm" svg:y="11.871cm" svg:viewBox="0 0 0 0" draw:points="0,0">
          <text:p/>
        </draw:polygon>
        <draw:polygon draw:style-name="gr6" draw:text-style-name="P3" draw:layer="layout" svg:width="0.3cm" svg:height="0.032cm" svg:x="17.839cm" svg:y="13.32cm" svg:viewBox="0 0 301 33" draw:points="301,0 301,33 37,33 0,33 0,0">
          <text:p/>
        </draw:polygon>
        <draw:polygon draw:style-name="gr7" draw:text-style-name="P1" draw:layer="layout" svg:width="0cm" svg:height="0cm" svg:x="20.706cm" svg:y="11.871cm" svg:viewBox="0 0 0 0" draw:points="0,0">
          <text:p/>
        </draw:polygon>
        <draw:path draw:style-name="gr6" draw:text-style-name="P3" draw:layer="layout" svg:width="0.263cm" svg:height="0.032cm" svg:x="17.876cm" svg:y="12.602cm" svg:viewBox="0 0 264 33" svg:d="M0 0h264c0 0 0 11 0 33h-264z">
          <text:p/>
        </draw:path>
        <draw:polygon draw:style-name="gr7" draw:text-style-name="P1" draw:layer="layout" svg:width="0cm" svg:height="0cm" svg:x="20.706cm" svg:y="11.871cm" svg:viewBox="0 0 0 0" draw:points="0,0">
          <text:p/>
        </draw:polygon>
        <draw:polygon draw:style-name="gr6" draw:text-style-name="P3" draw:layer="layout" svg:width="0.206cm" svg:height="0.032cm" svg:x="18.139cm" svg:y="13.32cm" svg:viewBox="0 0 207 33" draw:points="0,0 0,33 207,33 207,0">
          <text:p/>
        </draw:polygon>
        <draw:polygon draw:style-name="gr7" draw:text-style-name="P1" draw:layer="layout" svg:width="0cm" svg:height="0cm" svg:x="20.706cm" svg:y="11.871cm" svg:viewBox="0 0 0 0" draw:points="0,0">
          <text:p/>
        </draw:polygon>
        <draw:path draw:style-name="gr6" draw:text-style-name="P3" draw:layer="layout" svg:width="0.206cm" svg:height="0.032cm" svg:x="18.139cm" svg:y="12.602cm" svg:viewBox="0 0 207 33" svg:d="M0 0h207v1c0 0 0 1 0 2s0 1 0 2c0 2 0 3 0 4 0 2 0 4 0 6s0 4 0 6c0 3 0 7 0 12h-207c0-22 0-33 0-33z">
          <text:p/>
        </draw:path>
        <draw:polygon draw:style-name="gr7" draw:text-style-name="P1" draw:layer="layout" svg:width="0cm" svg:height="0cm" svg:x="20.706cm" svg:y="11.871cm" svg:viewBox="0 0 0 0" draw:points="0,0">
          <text:p/>
        </draw:polygon>
        <draw:path draw:style-name="gr6" draw:text-style-name="P3" draw:layer="layout" svg:width="0.109cm" svg:height="0.114cm" svg:x="19.82cm" svg:y="12.132cm" svg:viewBox="0 0 110 115" svg:d="M0 0c29 45 66 83 110 115-44-32-81-70-110-115z">
          <text:p/>
        </draw:path>
        <draw:polygon draw:style-name="gr7" draw:text-style-name="P1" draw:layer="layout" svg:width="0cm" svg:height="0cm" svg:x="20.706cm" svg:y="11.871cm" svg:viewBox="0 0 0 0" draw:points="0,0">
          <text:p/>
        </draw:polygon>
        <draw:path draw:style-name="gr6" draw:text-style-name="P3" draw:layer="layout" svg:width="0.109cm" svg:height="0.114cm" svg:x="19.82cm" svg:y="11.52cm" svg:viewBox="0 0 110 115" svg:d="M0 115c29-44 66-83 110-115-44 32-81 71-110 115z">
          <text:p/>
        </draw:path>
        <draw:polygon draw:style-name="gr7" draw:text-style-name="P1" draw:layer="layout" svg:width="0cm" svg:height="0cm" svg:x="20.706cm" svg:y="11.871cm" svg:viewBox="0 0 0 0" draw:points="0,0">
          <text:p/>
        </draw:polygon>
        <draw:path draw:style-name="gr6" draw:text-style-name="P3" draw:layer="layout" svg:width="0.051cm" svg:height="0.029cm" svg:x="19.769cm" svg:y="11.148cm" svg:viewBox="0 0 52 30" svg:d="M0 30c18-10 35-21 52-30-17 9-34 20-52 30z">
          <text:p/>
        </draw:path>
        <draw:polygon draw:style-name="gr7" draw:text-style-name="P1" draw:layer="layout" svg:width="0cm" svg:height="0cm" svg:x="20.706cm" svg:y="11.871cm" svg:viewBox="0 0 0 0" draw:points="0,0">
          <text:p/>
        </draw:polygon>
        <draw:path draw:style-name="gr9" draw:text-style-name="P1" draw:layer="layout" svg:width="0cm" svg:height="0.107cm" svg:x="17.876cm" svg:y="9.229cm" svg:viewBox="0 0 0 108" svg:d="M0 108c0-23 0-51 0-73 0-3 0-6 0-9 0-2 0-5 0-7 0-3 0-5 0-7s0-4 0-5c0-2 0-3 0-4s0-2 0-2c0-1 0-1 0-1">
          <text:p/>
        </draw:path>
        <draw:line draw:style-name="gr9" draw:text-style-name="P1" draw:layer="layout" svg:x1="17.876cm" svg:y1="9.337cm" svg:x2="17.876cm" svg:y2="11.946cm">
          <text:p/>
        </draw:line>
        <draw:line draw:style-name="gr9" draw:text-style-name="P1" draw:layer="layout" svg:x1="17.876cm" svg:y1="12.602cm" svg:x2="17.876cm" svg:y2="12.634cm">
          <text:p/>
        </draw:line>
        <draw:line draw:style-name="gr9" draw:text-style-name="P1" draw:layer="layout" svg:x1="17.876cm" svg:y1="13.352cm" svg:x2="17.876cm" svg:y2="13.363cm">
          <text:p/>
        </draw:line>
        <draw:line draw:style-name="gr9" draw:text-style-name="P1" draw:layer="layout" svg:x1="17.876cm" svg:y1="13.85cm" svg:x2="17.876cm" svg:y2="13.963cm">
          <text:p/>
        </draw:line>
        <draw:line draw:style-name="gr9" draw:text-style-name="P1" draw:layer="layout" svg:x1="17.876cm" svg:y1="14.45cm" svg:x2="17.876cm" svg:y2="14.514cm">
          <text:p/>
        </draw:line>
        <draw:polyline draw:style-name="gr9" draw:text-style-name="P1" draw:layer="layout" svg:width="0cm" svg:height="0.299cm" svg:x="17.876cm" svg:y="9.568cm" svg:viewBox="0 0 0 300" draw:points="0,300 0,296 0,285 0,267 0,243 0,215 0,183 0,150 0,117 0,85 0,56 0,33 0,15 0,4 0,0">
          <text:p/>
        </draw:polyline>
        <draw:line draw:style-name="gr9" draw:text-style-name="P1" draw:layer="layout" svg:x1="17.876cm" svg:y1="13.363cm" svg:x2="17.876cm" svg:y2="13.352cm">
          <text:p/>
        </draw:line>
        <draw:line draw:style-name="gr9" draw:text-style-name="P1" draw:layer="layout" svg:x1="17.876cm" svg:y1="9.229cm" svg:x2="19.769cm" svg:y2="9.229cm">
          <text:p/>
        </draw:line>
        <draw:line draw:style-name="gr9" draw:text-style-name="P1" draw:layer="layout" svg:x1="19.929cm" svg:y1="9.229cm" svg:x2="19.769cm" svg:y2="9.229cm">
          <text:p/>
        </draw:line>
        <draw:line draw:style-name="gr9" draw:text-style-name="P1" draw:layer="layout" svg:x1="23.574cm" svg:y1="9.229cm" svg:x2="19.929cm" svg:y2="9.229cm">
          <text:p/>
        </draw:line>
        <draw:path draw:style-name="gr9" draw:text-style-name="P1" draw:layer="layout" svg:width="0cm" svg:height="0.092cm" svg:x="18.139cm" svg:y="9.244cm" svg:viewBox="0 0 0 93" svg:d="M0 93c0-31 0-73 0-93">
          <text:p/>
        </draw:path>
        <draw:line draw:style-name="gr9" draw:text-style-name="P1" draw:layer="layout" svg:x1="18.139cm" svg:y1="9.244cm" svg:x2="19.769cm" svg:y2="9.244cm">
          <text:p/>
        </draw:line>
        <draw:path draw:style-name="gr9" draw:text-style-name="P1" draw:layer="layout" svg:width="0cm" svg:height="0.014cm" svg:x="19.769cm" svg:y="9.229cm" svg:viewBox="0 0 0 15" svg:d="M0 15c0-10 0-15 0-15">
          <text:p/>
        </draw:path>
        <draw:line draw:style-name="gr9" draw:text-style-name="P1" draw:layer="layout" svg:x1="18.139cm" svg:y1="9.337cm" svg:x2="18.139cm" svg:y2="9.382cm">
          <text:p/>
        </draw:line>
        <draw:line draw:style-name="gr9" draw:text-style-name="P1" draw:layer="layout" svg:x1="17.876cm" svg:y1="14.514cm" svg:x2="18.345cm" svg:y2="14.514cm">
          <text:p/>
        </draw:line>
        <draw:line draw:style-name="gr9" draw:text-style-name="P1" draw:layer="layout" svg:x1="19.769cm" svg:y1="14.514cm" svg:x2="18.345cm" svg:y2="14.514cm">
          <text:p/>
        </draw:line>
        <draw:line draw:style-name="gr9" draw:text-style-name="P1" draw:layer="layout" svg:x1="19.769cm" svg:y1="14.514cm" svg:x2="19.929cm" svg:y2="14.514cm">
          <text:p/>
        </draw:line>
        <draw:line draw:style-name="gr9" draw:text-style-name="P1" draw:layer="layout" svg:x1="19.929cm" svg:y1="14.514cm" svg:x2="23.574cm" svg:y2="14.514cm">
          <text:p/>
        </draw:line>
        <draw:line draw:style-name="gr9" draw:text-style-name="P1" draw:layer="layout" svg:x1="19.769cm" svg:y1="11.177cm" svg:x2="19.769cm" svg:y2="9.244cm">
          <text:p/>
        </draw:line>
        <draw:line draw:style-name="gr9" draw:text-style-name="P1" draw:layer="layout" svg:x1="19.929cm" svg:y1="11.52cm" svg:x2="19.929cm" svg:y2="9.229cm">
          <text:p/>
        </draw:line>
        <draw:path draw:style-name="gr9" draw:text-style-name="P1" draw:layer="layout" svg:width="0.051cm" svg:height="0.029cm" svg:x="19.769cm" svg:y="11.148cm" svg:viewBox="0 0 52 30" svg:d="M0 30c18-10 35-21 52-30">
          <text:p/>
        </draw:path>
        <draw:line draw:style-name="gr9" draw:text-style-name="P1" draw:layer="layout" svg:x1="19.82cm" svg:y1="11.634cm" svg:x2="19.82cm" svg:y2="11.148cm">
          <text:p/>
        </draw:line>
        <draw:path draw:style-name="gr9" draw:text-style-name="P1" draw:layer="layout" svg:width="0.109cm" svg:height="0.114cm" svg:x="19.82cm" svg:y="11.52cm" svg:viewBox="0 0 110 115" svg:d="M0 115c29-44 66-83 110-115">
          <text:p/>
        </draw:path>
        <draw:path draw:style-name="gr9" draw:text-style-name="P1" draw:layer="layout" svg:width="0.502cm" svg:height="0.502cm" svg:x="20.768cm" svg:y="9.383cm" svg:viewBox="0 0 503 503" svg:d="M503 251c0 139-112 252-251 252-138 0-252-113-252-252s114-251 252-251c139 0 251 112 251 251z">
          <text:p/>
        </draw:path>
        <draw:line draw:style-name="gr9" draw:text-style-name="P1" draw:layer="layout" svg:x1="23.574cm" svg:y1="14.514cm" svg:x2="23.574cm" svg:y2="9.229cm">
          <text:p/>
        </draw:line>
        <draw:path draw:style-name="gr9" draw:text-style-name="P1" draw:layer="layout" svg:width="0.673cm" svg:height="0.257cm" svg:x="19.929cm" svg:y="11.433cm" svg:viewBox="0 0 674 258" svg:d="M674 258c-58-121-167-211-298-244-130-34-268-6-376 73">
          <text:p/>
        </draw:path>
        <draw:path draw:style-name="gr9" draw:text-style-name="P1" draw:layer="layout" svg:width="0.301cm" svg:height="0.176cm" svg:x="20.602cm" svg:y="11.639cm" svg:viewBox="0 0 302 177" svg:d="M0 52c51-51 127-66 193-39s109 93 109 164">
          <text:p/>
        </draw:path>
        <draw:path draw:style-name="gr9" draw:text-style-name="P1" draw:layer="layout" svg:width="0.266cm" svg:height="0.176cm" svg:x="20.637cm" svg:y="11.815cm" svg:viewBox="0 0 267 177" svg:d="M267 0c0 64-35 123-90 154-55 32-123 31-177-2">
          <text:p/>
        </draw:path>
        <draw:path draw:style-name="gr9" draw:text-style-name="P1" draw:layer="layout" svg:width="0.708cm" svg:height="0.367cm" svg:x="19.929cm" svg:y="11.966cm" svg:viewBox="0 0 709 368" svg:d="M0 280c124 92 288 113 432 56 143-57 248-184 277-336">
          <text:p/>
        </draw:path>
        <draw:path draw:style-name="gr9" draw:text-style-name="P1" draw:layer="layout" svg:width="0.299cm" svg:height="0.299cm" svg:x="20.42cm" svg:y="10.609cm" svg:viewBox="0 0 300 300" svg:d="M300 150c0 83-67 150-149 150-83 0-151-67-151-150 0-82 68-150 151-150 82 0 149 68 149 150z">
          <text:p/>
        </draw:path>
        <draw:path draw:style-name="gr9" draw:text-style-name="P1" draw:layer="layout" svg:width="0.299cm" svg:height="0.299cm" svg:x="20.42cm" svg:y="12.858cm" svg:viewBox="0 0 300 300" svg:d="M300 150c0 83-67 150-149 150-83 0-151-67-151-150s68-150 151-150c82 0 149 67 149 150z">
          <text:p/>
        </draw:path>
        <draw:path draw:style-name="gr9" draw:text-style-name="P1" draw:layer="layout" svg:width="0.502cm" svg:height="0.503cm" svg:x="23.027cm" svg:y="10.507cm" svg:viewBox="0 0 503 504" svg:d="M503 251c0 140-113 253-252 253s-251-113-251-253c0-138 112-251 251-251s252 113 252 251z">
          <text:p/>
        </draw:path>
        <draw:path draw:style-name="gr9" draw:text-style-name="P1" draw:layer="layout" svg:width="0.502cm" svg:height="0.503cm" svg:x="23.027cm" svg:y="12.756cm" svg:viewBox="0 0 503 504" svg:d="M503 252c0 139-113 252-252 252s-251-113-251-252c0-138 112-252 251-252s252 114 252 252z">
          <text:p/>
        </draw:path>
        <draw:path draw:style-name="gr9" draw:text-style-name="P1" draw:layer="layout" svg:width="0.502cm" svg:height="0.502cm" svg:x="20.768cm" svg:y="13.881cm" svg:viewBox="0 0 503 503" svg:d="M503 251c0 139-112 252-251 252-138 0-252-113-252-252s114-251 252-251c139 0 251 112 251 251z">
          <text:p/>
        </draw:path>
        <draw:line draw:style-name="gr9" draw:text-style-name="P1" draw:layer="layout" svg:x1="18.139cm" svg:y1="9.382cm" svg:x2="18.139cm" svg:y2="11.515cm">
          <text:p/>
        </draw:line>
        <draw:path draw:style-name="gr9" draw:text-style-name="P1" draw:layer="layout" svg:width="0.399cm" svg:height="0.706cm" svg:x="19.37cm" svg:y="11.177cm" svg:viewBox="0 0 400 707" svg:d="M400 0c-248 149-400 417-400 707">
          <text:p/>
        </draw:path>
        <draw:path draw:style-name="gr9" draw:text-style-name="P1" draw:layer="layout" svg:width="0.399cm" svg:height="0.706cm" svg:x="19.37cm" svg:y="11.883cm" svg:viewBox="0 0 400 707" svg:d="M0 0c0 289 152 558 400 707">
          <text:p/>
        </draw:path>
        <draw:line draw:style-name="gr9" draw:text-style-name="P1" draw:layer="layout" svg:x1="19.769cm" svg:y1="12.709cm" svg:x2="19.769cm" svg:y2="12.589cm">
          <text:p/>
        </draw:line>
        <draw:line draw:style-name="gr9" draw:text-style-name="P1" draw:layer="layout" svg:x1="19.769cm" svg:y1="12.709cm" svg:x2="18.345cm" svg:y2="12.709cm">
          <text:p/>
        </draw:line>
        <draw:path draw:style-name="gr9" draw:text-style-name="P1" draw:layer="layout" svg:width="0cm" svg:height="0.031cm" svg:x="18.139cm" svg:y="12.602cm" svg:viewBox="0 0 0 32" svg:d="M0 0c0 0 0 11 0 32">
          <text:p/>
        </draw:path>
        <draw:line draw:style-name="gr9" draw:text-style-name="P1" draw:layer="layout" svg:x1="18.139cm" svg:y1="11.946cm" svg:x2="18.139cm" svg:y2="11.89cm">
          <text:p/>
        </draw:line>
        <draw:polyline draw:style-name="gr9" draw:text-style-name="P1" draw:layer="layout" svg:width="0cm" svg:height="0.374cm" svg:x="18.139cm" svg:y="11.515cm" svg:viewBox="0 0 0 375" draw:points="0,0 0,42 0,84 0,124 0,163 0,200 0,234 0,265 0,293 0,318 0,338 0,354 0,366 0,373 0,375">
          <text:p/>
        </draw:polyline>
        <draw:line draw:style-name="gr9" draw:text-style-name="P1" draw:layer="layout" svg:x1="17.876cm" svg:y1="13.352cm" svg:x2="17.876cm" svg:y2="14.514cm">
          <text:p/>
        </draw:line>
        <draw:line draw:style-name="gr9" draw:text-style-name="P1" draw:layer="layout" svg:x1="18.345cm" svg:y1="14.514cm" svg:x2="18.345cm" svg:y2="13.352cm">
          <text:p/>
        </draw:line>
        <draw:line draw:style-name="gr9" draw:text-style-name="P1" draw:layer="layout" svg:x1="17.876cm" svg:y1="13.352cm" svg:x2="18.139cm" svg:y2="13.352cm">
          <text:p/>
        </draw:line>
        <draw:line draw:style-name="gr9" draw:text-style-name="P1" draw:layer="layout" svg:x1="18.139cm" svg:y1="13.352cm" svg:x2="18.345cm" svg:y2="13.352cm">
          <text:p/>
        </draw:line>
        <draw:line draw:style-name="gr9" draw:text-style-name="P1" draw:layer="layout" svg:x1="18.345cm" svg:y1="13.352cm" svg:x2="18.345cm" svg:y2="13.32cm">
          <text:p/>
        </draw:line>
        <draw:line draw:style-name="gr9" draw:text-style-name="P1" draw:layer="layout" svg:x1="18.345cm" svg:y1="13.32cm" svg:x2="18.345cm" svg:y2="12.634cm">
          <text:p/>
        </draw:line>
        <draw:path draw:style-name="gr9" draw:text-style-name="P1" draw:layer="layout" svg:width="0cm" svg:height="0.074cm" svg:x="18.345cm" svg:y="13.245cm" svg:viewBox="0 0 0 75" svg:d="M0 0c0 32 0 57 0 75">
          <text:p/>
        </draw:path>
        <draw:line draw:style-name="gr9" draw:text-style-name="P1" draw:layer="layout" svg:x1="18.345cm" svg:y1="14.514cm" svg:x2="18.345cm" svg:y2="13.352cm">
          <text:p/>
        </draw:line>
        <draw:line draw:style-name="gr9" draw:text-style-name="P1" draw:layer="layout" svg:x1="19.769cm" svg:y1="14.514cm" svg:x2="19.769cm" svg:y2="13.245cm">
          <text:p/>
        </draw:line>
        <draw:line draw:style-name="gr9" draw:text-style-name="P1" draw:layer="layout" svg:x1="19.769cm" svg:y1="13.245cm" svg:x2="18.345cm" svg:y2="13.245cm">
          <text:p/>
        </draw:line>
        <draw:line draw:style-name="gr9" draw:text-style-name="P1" draw:layer="layout" svg:x1="19.769cm" svg:y1="14.514cm" svg:x2="19.769cm" svg:y2="13.245cm">
          <text:p/>
        </draw:line>
        <draw:path draw:style-name="gr9" draw:text-style-name="P1" draw:layer="layout" svg:width="0cm" svg:height="0.15cm" svg:x="19.769cm" svg:y="13.094cm" svg:viewBox="0 0 0 151" svg:d="M0 0c0 57 0 109 0 151">
          <text:p/>
        </draw:path>
        <draw:line draw:style-name="gr9" draw:text-style-name="P1" draw:layer="layout" svg:x1="19.929cm" svg:y1="14.514cm" svg:x2="19.929cm" svg:y2="12.246cm">
          <text:p/>
        </draw:line>
        <draw:path draw:style-name="gr9" draw:text-style-name="P1" draw:layer="layout" svg:width="0.109cm" svg:height="0.114cm" svg:x="19.82cm" svg:y="12.132cm" svg:viewBox="0 0 110 115" svg:d="M110 115c-44-32-81-70-110-115">
          <text:p/>
        </draw:path>
        <draw:line draw:style-name="gr9" draw:text-style-name="P1" draw:layer="layout" svg:x1="19.82cm" svg:y1="12.617cm" svg:x2="19.82cm" svg:y2="12.132cm">
          <text:p/>
        </draw:line>
        <draw:path draw:style-name="gr9" draw:text-style-name="P1" draw:layer="layout" svg:width="0.051cm" svg:height="0.028cm" svg:x="19.769cm" svg:y="12.589cm" svg:viewBox="0 0 52 29" svg:d="M52 29c-17-9-34-19-52-29">
          <text:p/>
        </draw:path>
        <draw:path draw:style-name="gr9" draw:text-style-name="P1" draw:layer="layout" svg:width="0.017cm" svg:height="0.234cm" svg:x="19.769cm" svg:y="12.86cm" svg:viewBox="0 0 18 235" svg:d="M0 0c11 38 18 77 18 117 0 41-7 80-18 118">
          <text:p/>
        </draw:path>
        <draw:path draw:style-name="gr9" draw:text-style-name="P1" draw:layer="layout" svg:width="0.051cm" svg:height="0.029cm" svg:x="19.769cm" svg:y="11.148cm" svg:viewBox="0 0 52 30" svg:d="M52 0c-17 9-34 20-52 30">
          <text:p/>
        </draw:path>
        <draw:path draw:style-name="gr9" draw:text-style-name="P1" draw:layer="layout" svg:width="0.075cm" svg:height="0.249cm" svg:x="19.745cm" svg:y="11.634cm" svg:viewBox="0 0 76 250" svg:d="M0 250c0-89 26-176 76-250">
          <text:p/>
        </draw:path>
        <draw:path draw:style-name="gr9" draw:text-style-name="P1" draw:layer="layout" svg:width="0.075cm" svg:height="0.249cm" svg:x="19.745cm" svg:y="11.883cm" svg:viewBox="0 0 76 250" svg:d="M76 250c-50-74-76-162-76-250">
          <text:p/>
        </draw:path>
        <draw:path draw:style-name="gr9" draw:text-style-name="P1" draw:layer="layout" svg:width="0.399cm" svg:height="0.706cm" svg:x="19.37cm" svg:y="11.883cm" svg:viewBox="0 0 400 707" svg:d="M0 0c0 289 152 558 400 707">
          <text:p/>
        </draw:path>
        <draw:path draw:style-name="gr9" draw:text-style-name="P1" draw:layer="layout" svg:width="0.109cm" svg:height="0.114cm" svg:x="19.82cm" svg:y="11.52cm" svg:viewBox="0 0 110 115" svg:d="M110 0c-44 32-81 71-110 115">
          <text:p/>
        </draw:path>
        <draw:path draw:style-name="gr9" draw:text-style-name="P1" draw:layer="layout" svg:width="0.353cm" svg:height="0.352cm" svg:x="20.843cm" svg:y="9.458cm" svg:viewBox="0 0 354 353" svg:d="M354 176c0 98-79 177-177 177s-177-79-177-177c0-97 79-176 177-176s177 79 177 176z">
          <text:p/>
        </draw:path>
        <draw:path draw:style-name="gr9" draw:text-style-name="P1" draw:layer="layout" svg:width="0.353cm" svg:height="0.352cm" svg:x="20.843cm" svg:y="13.956cm" svg:viewBox="0 0 354 353" svg:d="M354 176c0 97-79 177-177 177s-177-80-177-177 79-176 177-176 177 79 177 176z">
          <text:p/>
        </draw:path>
        <draw:path draw:style-name="gr9" draw:text-style-name="P1" draw:layer="layout" svg:width="0.487cm" svg:height="0.488cm" svg:x="19.951cm" svg:y="11.639cm" svg:viewBox="0 0 488 489" svg:d="M488 244c0 136-109 245-244 245s-244-109-244-245c0-135 109-244 244-244s244 109 244 244z">
          <text:p/>
        </draw:path>
        <draw:line draw:style-name="gr9" draw:text-style-name="P1" draw:layer="layout" svg:x1="19.929cm" svg:y1="12.246cm" svg:x2="19.929cm" svg:y2="11.52cm">
          <text:p/>
        </draw:line>
        <draw:path draw:style-name="gr9" draw:text-style-name="P1" draw:layer="layout" svg:width="0.086cm" svg:height="0.275cm" svg:x="20.551cm" svg:y="11.691cm" svg:viewBox="0 0 87 276" svg:d="M87 276c-48-28-79-76-86-130-7-53 12-107 50-146">
          <text:p/>
        </draw:path>
        <draw:path draw:style-name="gr9" draw:text-style-name="P1" draw:layer="layout" svg:width="0.352cm" svg:height="0.353cm" svg:x="23.102cm" svg:y="10.582cm" svg:viewBox="0 0 353 354" svg:d="M353 177c0 98-80 177-177 177-98 0-176-79-176-177s78-177 176-177c97 0 177 79 177 177z">
          <text:p/>
        </draw:path>
        <draw:path draw:style-name="gr9" draw:text-style-name="P1" draw:layer="layout" svg:width="0.352cm" svg:height="0.353cm" svg:x="23.102cm" svg:y="12.831cm" svg:viewBox="0 0 353 354" svg:d="M353 177c0 98-80 177-177 177-98 0-176-79-176-177 0-97 78-177 176-177 97 0 177 80 177 177z">
          <text:p/>
        </draw:path>
        <draw:path draw:style-name="gr9" draw:text-style-name="P1" draw:layer="layout" svg:width="0cm" svg:height="0.15cm" svg:x="19.769cm" svg:y="12.709cm" svg:viewBox="0 0 0 151" svg:d="M0 0c0 42 0 94 0 151">
          <text:p/>
        </draw:path>
        <draw:polyline draw:style-name="gr9" draw:text-style-name="P1" draw:layer="layout" svg:width="0cm" svg:height="0.106cm" svg:x="18.345cm" svg:y="12.602cm" svg:viewBox="0 0 0 107" draw:points="0,0 0,1 0,3 0,5 0,9 0,15 0,21 0,28 0,36 0,46 0,56 0,68 0,80 0,93 0,107">
          <text:p/>
        </draw:polyline>
        <draw:line draw:style-name="gr9" draw:text-style-name="P1" draw:layer="layout" svg:x1="18.139cm" svg:y1="12.602cm" svg:x2="18.345cm" svg:y2="12.602cm">
          <text:p/>
        </draw:line>
        <draw:line draw:style-name="gr9" draw:text-style-name="P1" draw:layer="layout" svg:x1="17.876cm" svg:y1="11.946cm" svg:x2="18.139cm" svg:y2="11.946cm">
          <text:p/>
        </draw:line>
        <draw:line draw:style-name="gr9" draw:text-style-name="P1" draw:layer="layout" svg:x1="18.364cm" svg:y1="11.89cm" svg:x2="18.364cm" svg:y2="10.803cm">
          <text:p/>
        </draw:line>
        <draw:path draw:style-name="gr9" draw:text-style-name="P1" draw:layer="layout" svg:width="1.386cm" svg:height="1.167cm" svg:x="18.364cm" svg:y="10.11cm" svg:viewBox="0 0 1387 1168" svg:d="M1201 1168c212-228 247-569 85-835-161-265-480-391-779-307-301 84-507 357-507 668">
          <text:p/>
        </draw:path>
        <draw:line draw:style-name="gr9" draw:text-style-name="P1" draw:layer="layout" svg:x1="18.345cm" svg:y1="12.585cm" svg:x2="19.565cm" svg:y2="11.276cm">
          <text:p/>
        </draw:line>
        <draw:line draw:style-name="gr9" draw:text-style-name="P1" draw:layer="layout" svg:x1="18.345cm" svg:y1="12.602cm" svg:x2="18.345cm" svg:y2="12.584cm">
          <text:p/>
        </draw:line>
        <draw:line draw:style-name="gr9" draw:text-style-name="P1" draw:layer="layout" svg:x1="17.876cm" svg:y1="12.602cm" svg:x2="18.139cm" svg:y2="12.602cm">
          <text:p/>
        </draw:line>
        <draw:line draw:style-name="gr9" draw:text-style-name="P1" draw:layer="layout" svg:x1="17.876cm" svg:y1="11.946cm" svg:x2="17.876cm" svg:y2="12.602cm">
          <text:p/>
        </draw:line>
        <draw:line draw:style-name="gr9" draw:text-style-name="P1" draw:layer="layout" svg:x1="18.364cm" svg:y1="11.89cm" svg:x2="18.139cm" svg:y2="11.89cm">
          <text:p/>
        </draw:line>
        <draw:line draw:style-name="gr9" draw:text-style-name="P1" draw:layer="layout" svg:x1="17.876cm" svg:y1="13.352cm" svg:x2="17.839cm" svg:y2="13.352cm">
          <text:p/>
        </draw:line>
        <draw:line draw:style-name="gr9" draw:text-style-name="P1" draw:layer="layout" svg:x1="18.139cm" svg:y1="13.32cm" svg:x2="18.139cm" svg:y2="13.352cm">
          <text:p/>
        </draw:line>
        <draw:line draw:style-name="gr9" draw:text-style-name="P1" draw:layer="layout" svg:x1="18.139cm" svg:y1="13.32cm" svg:x2="18.345cm" svg:y2="13.32cm">
          <text:p/>
        </draw:line>
        <draw:line draw:style-name="gr9" draw:text-style-name="P1" draw:layer="layout" svg:x1="18.139cm" svg:y1="13.32cm" svg:x2="18.139cm" svg:y2="12.634cm">
          <text:p/>
        </draw:line>
        <draw:line draw:style-name="gr9" draw:text-style-name="P1" draw:layer="layout" svg:x1="18.139cm" svg:y1="12.634cm" svg:x2="18.345cm" svg:y2="12.634cm">
          <text:p/>
        </draw:line>
        <draw:polyline draw:style-name="gr9" draw:text-style-name="P1" draw:layer="layout" svg:width="0cm" svg:height="0.12cm" svg:x="18.345cm" svg:y="13.199cm" svg:viewBox="0 0 0 121" draw:points="0,0 0,15 0,30 0,44 0,57 0,69 0,80 0,90 0,98 0,105 0,111 0,116 0,119 0,121">
          <text:p/>
        </draw:polyline>
        <draw:polyline draw:style-name="gr9" draw:text-style-name="P1" draw:layer="layout" svg:width="0cm" svg:height="0.121cm" svg:x="18.345cm" svg:y="12.634cm" svg:viewBox="0 0 0 122" draw:points="0,0 0,2 0,6 0,10 0,16 0,23 0,32 0,41 0,52 0,64 0,77 0,91 0,106 0,122">
          <text:p/>
        </draw:polyline>
        <draw:path draw:style-name="gr9" draw:text-style-name="P1" draw:layer="layout" svg:width="0.109cm" svg:height="0.114cm" svg:x="19.82cm" svg:y="12.132cm" svg:viewBox="0 0 110 115" svg:d="M0 0c29 45 66 83 110 115">
          <text:p/>
        </draw:path>
        <draw:path draw:style-name="gr9" draw:text-style-name="P1" draw:layer="layout" svg:width="0.337cm" svg:height="0.338cm" svg:x="20.026cm" svg:y="11.714cm" svg:viewBox="0 0 338 339" svg:d="M338 169c0 94-75 170-168 170s-170-76-170-170c0-93 77-169 170-169s168 76 168 169z">
          <text:p/>
        </draw:path>
        <draw:line draw:style-name="gr9" draw:text-style-name="P1" draw:layer="layout" svg:x1="18.139cm" svg:y1="13.32cm" svg:x2="17.839cm" svg:y2="13.32cm">
          <text:p/>
        </draw:line>
        <draw:line draw:style-name="gr9" draw:text-style-name="P1" draw:layer="layout" svg:x1="17.839cm" svg:y1="13.32cm" svg:x2="17.839cm" svg:y2="13.352cm">
          <text:p/>
        </draw:line>
        <draw:polyline draw:style-name="gr9" draw:text-style-name="P1" draw:layer="layout" svg:width="0cm" svg:height="0.685cm" svg:x="17.839cm" svg:y="12.634cm" svg:viewBox="0 0 0 686" draw:points="0,0 0,8 0,34 0,75 0,129 0,194 0,267 0,343 0,420 0,492 0,557 0,612 0,652 0,678 0,686">
          <text:p/>
        </draw:polyline>
        <draw:line draw:style-name="gr9" draw:text-style-name="P1" draw:layer="layout" svg:x1="17.839cm" svg:y1="13.32cm" svg:x2="17.839cm" svg:y2="12.634cm">
          <text:p/>
        </draw:line>
        <draw:line draw:style-name="gr9" draw:text-style-name="P1" draw:layer="layout" svg:x1="18.139cm" svg:y1="13.32cm" svg:x2="17.839cm" svg:y2="13.32cm">
          <text:p/>
        </draw:line>
        <draw:line draw:style-name="gr9" draw:text-style-name="P1" draw:layer="layout" svg:x1="18.139cm" svg:y1="12.634cm" svg:x2="17.839cm" svg:y2="12.634cm">
          <text:p/>
        </draw:line>
        <draw:path draw:style-name="gr9" draw:text-style-name="P1" draw:layer="layout" svg:width="0cm" svg:height="0.442cm" svg:x="18.345cm" svg:y="12.756cm" svg:viewBox="0 0 0 443" svg:d="M0 0c0 9 0 18 0 27 0 10 0 20 0 29 0 11 0 21 0 31 0 11 0 22 0 33s0 22 0 33c0 22 0 45 0 68 0 12 0 23 0 34 0 23 0 46 0 68 0 10 0 21 0 32 0 10 0 21 0 31s0 19 0 29c0 9 0 18 0 28">
          <text:p/>
        </draw:path>
        <draw:line draw:style-name="gr9" draw:text-style-name="P1" draw:layer="layout" svg:x1="18.139cm" svg:y1="12.634cm" svg:x2="17.839cm" svg:y2="12.634cm">
          <text:p/>
        </draw:line>
        <draw:polygon draw:style-name="gr7" draw:text-style-name="P1" draw:layer="layout" svg:width="0cm" svg:height="0cm" svg:x="20.706cm" svg:y="11.871cm" svg:viewBox="0 0 0 0" draw:points="0,0">
          <text:p/>
        </draw:polygon>
        <draw:polyline draw:style-name="gr10" draw:text-style-name="P1" draw:layer="layout" svg:width="1.393cm" svg:height="0.821cm" svg:x="23.407cm" svg:y="10.878cm" svg:viewBox="0 0 1394 822" draw:points="1394,822 893,822 0,0">
          <text:p/>
        </draw:polyline>
        <draw:polygon draw:style-name="gr11" draw:text-style-name="P2" draw:layer="layout" svg:width="0.425cm" svg:height="0.399cm" svg:x="23.407cm" svg:y="10.878cm" svg:viewBox="0 0 426 400" draw:points="0,0 313,400 426,278">
          <text:p/>
        </draw:polygon>
        <draw:polygon draw:style-name="gr7" draw:text-style-name="P1" draw:layer="layout" svg:width="0cm" svg:height="0cm" svg:x="20.706cm" svg:y="11.871cm" svg:viewBox="0 0 0 0" draw:points="0,0">
          <text:p/>
        </draw:polygon>
        <draw:frame draw:style-name="gr13" draw:text-style-name="P5" draw:layer="layout" svg:width="3.152cm" svg:height="0.747cm" svg:x="25.3cm" svg:y="11.496cm">
          <draw:text-box>
            <text:p text:style-name="P4"><text:span text:style-name="T1">5X M3 Brass Inserts</text:span></text:p>
            <text:p text:style-name="P4"><text:span text:style-name="T1"><text:s/></text:span><text:span text:style-name="T1">[HD-MS0030]</text:span></text:p>
          </draw:text-box>
        </draw:frame>
        <draw:polyline draw:style-name="gr10" draw:text-style-name="P1" draw:layer="layout" svg:width="1.363cm" svg:height="1.167cm" svg:x="23.383cm" svg:y="11.699cm" svg:viewBox="0 0 1364 1168" draw:points="1364,0 864,0 0,1168">
          <text:p/>
        </draw:polyline>
        <draw:polygon draw:style-name="gr11" draw:text-style-name="P2" draw:layer="layout" svg:width="0.364cm" svg:height="0.451cm" svg:x="23.383cm" svg:y="12.415cm" svg:viewBox="0 0 365 452" draw:points="0,452 365,99 231,0">
          <text:p/>
        </draw:polygon>
        <draw:polygon draw:style-name="gr7" draw:text-style-name="P1" draw:layer="layout" svg:width="0cm" svg:height="0cm" svg:x="20.706cm" svg:y="11.871cm" svg:viewBox="0 0 0 0" draw:points="0,0">
          <text:p/>
        </draw:polygon>
        <draw:polyline draw:style-name="gr10" draw:text-style-name="P1" draw:layer="layout" svg:width="3.607cm" svg:height="2.338cm" svg:x="21.16cm" svg:y="11.688cm" svg:viewBox="0 0 3608 2339" draw:points="3608,0 3109,0 0,2339">
          <text:p/>
        </draw:polyline>
        <draw:polygon draw:style-name="gr11" draw:text-style-name="P2" draw:layer="layout" svg:width="0.45cm" svg:height="0.367cm" svg:x="21.16cm" svg:y="13.659cm" svg:viewBox="0 0 451 368" draw:points="0,368 451,134 350,0">
          <text:p/>
        </draw:polygon>
        <draw:polygon draw:style-name="gr7" draw:text-style-name="P1" draw:layer="layout" svg:width="0cm" svg:height="0cm" svg:x="20.706cm" svg:y="11.871cm" svg:viewBox="0 0 0 0" draw:points="0,0">
          <text:p/>
        </draw:polygon>
        <draw:polyline draw:style-name="gr10" draw:text-style-name="P1" draw:layer="layout" svg:width="3.61cm" svg:height="1.971cm" svg:x="21.168cm" svg:y="9.728cm" svg:viewBox="0 0 3611 1972" draw:points="3611,1972 3111,1972 0,0">
          <text:p/>
        </draw:polyline>
        <draw:polygon draw:style-name="gr11" draw:text-style-name="P2" draw:layer="layout" svg:width="0.467cm" svg:height="0.338cm" svg:x="21.168cm" svg:y="9.728cm" svg:viewBox="0 0 468 339" draw:points="0,0 379,339 468,197">
          <text:p/>
        </draw:polygon>
        <draw:polygon draw:style-name="gr7" draw:text-style-name="P1" draw:layer="layout" svg:width="0cm" svg:height="0cm" svg:x="20.706cm" svg:y="11.871cm" svg:viewBox="0 0 0 0" draw:points="0,0">
          <text:p/>
        </draw:polygon>
        <draw:polyline draw:style-name="gr10" draw:text-style-name="P1" draw:layer="layout" svg:width="4.418cm" svg:height="0.19cm" svg:x="20.363cm" svg:y="11.685cm" svg:viewBox="0 0 4419 191" draw:points="4419,0 3918,0 0,191">
          <text:p/>
        </draw:polyline>
        <draw:polygon draw:style-name="gr11" draw:text-style-name="P2" draw:layer="layout" svg:width="0.503cm" svg:height="0.167cm" svg:x="20.363cm" svg:y="11.767cm" svg:viewBox="0 0 504 168" draw:points="0,109 504,168 496,0">
          <text:p/>
        </draw:polygon>
        <draw:path draw:style-name="gr6" draw:text-style-name="P3" draw:layer="layout" svg:width="5.135cm" svg:height="7.353cm" svg:x="1.667cm" svg:y="2.796cm" svg:viewBox="0 0 5136 7354" svg:d="M5136 1675v472 428h-2024-450v787 515h-93l-177 146h-1293c0 9 0 19 0 28 0 10 0 18 0 27 0 4 0 8 0 12s0 7 0 11 0 7 0 10 0 6 0 9 0 6 0 8 0 5 0 7c0 1 0 3 0 5 0 1 0 2 0 3s0 2 0 3v1161 6 19 30 39 48 53 56 56 53 47 40 30 19 6 411 6 19 30 40 47 53 56 56 53 48 40 30 18 6 632h-462v-908-919l-637-259v-908-61h487v-117l100-140-100-111v-62-151l150-166v-303l-150-197v-344-92l150-197v-15h-637v-257-517l637-259v-559l-637-259v-256-297h2617c42 0 75 13 75 30v240c0 5-2 9-7 13l-23 19v724h450c0 0 0 20 0 59v147h1019l143-128h637v-19c0-39 0-59 0-59h225c0 0 0 20 0 59v12 7 217 26 281z">
          <text:p/>
        </draw:path>
        <draw:polygon draw:style-name="gr7" draw:text-style-name="P1" draw:layer="layout" svg:width="0cm" svg:height="0cm" svg:x="4.235cm" svg:y="5.747cm" svg:viewBox="0 0 0 0" draw:points="0,0">
          <text:p/>
        </draw:polygon>
        <draw:path draw:style-name="gr6" draw:text-style-name="P3" draw:layer="layout" svg:width="5.135cm" svg:height="5.237cm" svg:x="1.667cm" svg:y="4.912cm" svg:viewBox="0 0 5136 5238" svg:d="M2431 30h2705v428h-2024-450v787 515h-93l-177 146h-1293c0 9 0 19 0 28 0 10 0 18 0 27 0 4 0 8 0 12s0 7 0 11 0 7 0 10 0 6 0 9 0 6 0 8 0 5 0 7c0 1 0 3 0 5 0 1 0 2 0 3s0 2 0 3v1162 6 19 30 39 48 53 56 56 53 47 40 30 19 6 411 6 19 30 40 47 53 56 56 53 48 40 30 18 6 632h-462v-908-919-636-258-375-7-19-31-42-50-55-83-34-55-50-42-31-19-7-182-303-590-2-4-8-10-3c0-3 0-7 0-11 0-5 0-11 0-16 0-6 0-12 0-19s0-13 0-20c0-8 0-16 0-24s0-16 0-25c0-8 0-17 0-26s0-19 0-28c0-15 0-29 0-44v-15h-637v-257h712v240h1538 181c-41 0-75-14-75-30v-240c0 17 34 30 75 30z">
          <text:p/>
        </draw:path>
        <draw:polygon draw:style-name="gr7" draw:text-style-name="P1" draw:layer="layout" svg:width="0cm" svg:height="0cm" svg:x="4.235cm" svg:y="5.747cm" svg:viewBox="0 0 0 0" draw:points="0,0">
          <text:p/>
        </draw:polygon>
        <draw:path draw:style-name="gr6" draw:text-style-name="P3" draw:layer="layout" svg:width="4.423cm" svg:height="2.084cm" svg:x="2.379cm" svg:y="3.098cm" svg:viewBox="0 0 4424 2085" svg:d="M4424 1326v-279h-480-222-437-1073c-190 0-344 63-344 140 0-77 154-140 344-140h1073l32-28h-918-75c-207 0-375-68-375-152 0-33 0-61 0-84v-59-724l-1649 1370-300 715h1537 181c-41 0-75-14-75-30v-240c0-8 8-16 22-22l455-185 26-10 553-225h1312v-34-13h-1799c-190 0-344-62-344-139v213c-20 19-31 40-31 61s11 42 31 61c47 43 140 75 252 86-112-11-205-43-252-86v-61c0 67 117 124 278 137-161-13-278-70-278-137v-61c-20 19-31 40-31 61s11 42 31 61v-61-61-213c0 77 154 139 344 139h1799v13h37v-13z">
          <text:p/>
        </draw:path>
        <draw:polygon draw:style-name="gr7" draw:text-style-name="P1" draw:layer="layout" svg:width="0cm" svg:height="0cm" svg:x="4.235cm" svg:y="5.747cm" svg:viewBox="0 0 0 0" draw:points="0,0">
          <text:p/>
        </draw:polygon>
        <draw:path draw:style-name="gr6" draw:text-style-name="P3" draw:layer="layout" svg:width="2.691cm" svg:height="2.146cm" svg:x="1.667cm" svg:y="2.796cm" svg:viewBox="0 0 2692 2147" svg:d="M2685 44c5-5 7-9 7-14 0-17-33-30-75-30h-2617v297l637 259v257 558l-637 259v517h712l300-715z">
          <text:p/>
        </draw:path>
        <draw:polygon draw:style-name="gr7" draw:text-style-name="P1" draw:layer="layout" svg:width="0cm" svg:height="0cm" svg:x="4.235cm" svg:y="5.747cm" svg:viewBox="0 0 0 0" draw:points="0,0">
          <text:p/>
        </draw:polygon>
        <draw:path draw:style-name="gr6" draw:text-style-name="P3" draw:layer="layout" svg:width="1.368cm" svg:height="1.25cm" svg:x="2.829cm" svg:y="5.422cm" svg:viewBox="0 0 1369 1251" svg:d="M0 626c0 345 306 625 685 625 378 0 684-280 684-625zM1369 626c0-345-306-626-684-626-379 0-685 281-685 626z">
          <text:p/>
        </draw:path>
        <draw:polygon draw:style-name="gr7" draw:text-style-name="P1" draw:layer="layout" svg:width="0cm" svg:height="0cm" svg:x="4.235cm" svg:y="5.747cm" svg:viewBox="0 0 0 0" draw:points="0,0">
          <text:p/>
        </draw:polygon>
        <draw:path draw:style-name="gr6" draw:text-style-name="P3" draw:layer="layout" svg:width="2.78cm" svg:height="0.472cm" svg:x="4.022cm" svg:y="4.47cm" svg:viewBox="0 0 2781 473" svg:d="M75 473c-41 0-75-13-75-30 0-8 8-16 22-22l456-185 26-10 553-226h1312 37 375v473z">
          <text:p/>
        </draw:path>
        <draw:polygon draw:style-name="gr7" draw:text-style-name="P1" draw:layer="layout" svg:width="0cm" svg:height="0cm" svg:x="4.235cm" svg:y="5.747cm" svg:viewBox="0 0 0 0" draw:points="0,0">
          <text:p/>
        </draw:polygon>
        <draw:path draw:style-name="gr6" draw:text-style-name="P3" draw:layer="layout" svg:width="1.184cm" svg:height="1.082cm" svg:x="2.921cm" svg:y="5.506cm" svg:viewBox="0 0 1185 1083" svg:d="M1185 542c0-8 0-15 0-23-1-8-1-15-2-23-26-281-282-496-590-496s-565 215-591 496c-1 8-1 15-2 23 0 8 0 15 0 23 0 299 266 541 593 541s592-242 592-541z">
          <text:p/>
        </draw:path>
        <draw:polygon draw:style-name="gr7" draw:text-style-name="P1" draw:layer="layout" svg:width="0cm" svg:height="0cm" svg:x="4.235cm" svg:y="5.747cm" svg:viewBox="0 0 0 0" draw:points="0,0">
          <text:p/>
        </draw:polygon>
        <draw:path draw:style-name="gr6" draw:text-style-name="P3" draw:layer="layout" svg:width="1.18cm" svg:height="0.991cm" svg:x="2.923cm" svg:y="5.506cm" svg:viewBox="0 0 1181 992" svg:d="M1181 495c-26-280-282-495-590-495s-565 215-591 495c26 280 283 497 591 497s564-217 590-497z">
          <text:p/>
        </draw:path>
        <draw:polygon draw:style-name="gr7" draw:text-style-name="P1" draw:layer="layout" svg:width="0cm" svg:height="0cm" svg:x="4.235cm" svg:y="5.747cm" svg:viewBox="0 0 0 0" draw:points="0,0">
          <text:p/>
        </draw:polygon>
        <draw:polygon draw:style-name="gr6" draw:text-style-name="P3" draw:layer="layout" svg:width="0.637cm" svg:height="1.167cm" svg:x="1.667cm" svg:y="7.155cm" svg:viewBox="0 0 638 1168" draw:points="638,1168 638,533 487,324 487,237 487,198 0,0 0,909">
          <text:p/>
        </draw:polygon>
        <draw:polygon draw:style-name="gr7" draw:text-style-name="P1" draw:layer="layout" svg:width="0cm" svg:height="0cm" svg:x="4.235cm" svg:y="5.747cm" svg:viewBox="0 0 0 0" draw:points="0,0">
          <text:p/>
        </draw:polygon>
        <draw:path draw:style-name="gr6" draw:text-style-name="P3" draw:layer="layout" svg:width="1.679cm" svg:height="1.641cm" svg:x="2.679cm" svg:y="2.826cm" svg:viewBox="0 0 1680 1642" svg:d="M1673 14c5-5 7-9 7-14v240c0 5-2 9-7 13l-23 19-1650 1370v-240z">
          <text:p/>
        </draw:path>
        <draw:polygon draw:style-name="gr7" draw:text-style-name="P1" draw:layer="layout" svg:width="0cm" svg:height="0cm" svg:x="4.235cm" svg:y="5.747cm" svg:viewBox="0 0 0 0" draw:points="0,0">
          <text:p/>
        </draw:polygon>
        <draw:path draw:style-name="gr6" draw:text-style-name="P3" draw:layer="layout" svg:width="0.412cm" svg:height="0.598cm" svg:x="5.556cm" svg:y="2.435cm" svg:viewBox="0 0 413 599" svg:d="M383 208c12 10 19 22 19 33 0 14-9 28-25 40 24 14 36 30 36 47v34c0 13-6 24-18 35-34 30-107 49-188 49-80 0-154-19-187-49-13-11-20-22-20-35v-34c0-11 7-23 18-33-4-6-5-12-5-19v-35c0-7 2-14 7-21v-67c-13-11-20-23-20-35v-34c0-47 93-84 207-84s206 37 206 84c0 46-92 83-206 83s-207-37-207-83c0-47 93-84 207-84s206 37 206 84v34c0 12-6 24-18 35-34 30-107 49-188 49-80 0-154-19-187-49-13-11-20-23-20-35v-34c0 46 93 83 207 83s206-37 206-83v34c0 12-6 24-18 35l3 85-3-4c0 14-10 29-28 41 3 2 7 4 10 6 24 14 36 30 36 47 0 46-92 84-206 84s-207-38-207-84v34c0 13 7 24 20 35v68c-5 7-7 14-7 21 0 43 87 79 194 79 108 0 195-36 195-79l-4-4 4 38c0 44-87 79-195 79-107 0-194-35-194-79l3-38-3 4c0-7 2-14 7-21l-4 17 379-3c0 42-84 76-188 76-103 0-187-34-187-76l375-82 3 85 15-120c0 13-6 24-18 35l18-69v34-34c0 46-92 84-206 84s-207-38-207-84c0-11 7-23 18-33 5-5 12-10 19-14 4-2 7-4 10-6 40-20 98-32 160-32s121 12 160 32c3 2 7 4 10 6 16-12 25-26 25-40l-4-3 4 38-4-38-15-30c12 10 19 22 19 33z">
          <text:p/>
        </draw:path>
        <draw:polygon draw:style-name="gr7" draw:text-style-name="P1" draw:layer="layout" svg:width="0cm" svg:height="0cm" svg:x="4.235cm" svg:y="5.747cm" svg:viewBox="0 0 0 0" draw:points="0,0">
          <text:p/>
        </draw:polygon>
        <draw:polygon draw:style-name="gr6" draw:text-style-name="P3" draw:layer="layout" svg:width="0.637cm" svg:height="0.515cm" svg:x="1.667cm" svg:y="3.093cm" svg:viewBox="0 0 638 516" draw:points="0,257 638,516 638,259 0,0">
          <text:p/>
        </draw:polygon>
        <draw:polygon draw:style-name="gr7" draw:text-style-name="P1" draw:layer="layout" svg:width="0cm" svg:height="0cm" svg:x="4.235cm" svg:y="5.747cm" svg:viewBox="0 0 0 0" draw:points="0,0">
          <text:p/>
        </draw:polygon>
        <draw:path draw:style-name="gr6" draw:text-style-name="P3" draw:layer="layout" svg:width="0.412cm" svg:height="0.355cm" svg:x="2.372cm" svg:y="1.939cm" svg:viewBox="0 0 413 356" svg:d="M413 85c0 46-92 84-207 84-114 0-206-38-206-84v34-34c0-46 92-85 206-85 115 0 207 39 207 85s-92 84-207 84c-114 0-206-38-206-84s92-85 206-85c115 0 207 39 207 85v34c0 12-6 24-19 35l4 85-4-3c0 42-84 76-188 76s-188-34-188-76v-15l-3 18-4 4c0-7 3-15 7-22l383 22c0 43-87 79-195 79s-195-36-195-79l387-4 3 38c0 44-87 79-195 79s-195-35-195-79l4-38-4 4c0-7 3-15 7-22v-67c-12-11-18-23-18-35 0 12 6 24 18 35 34 30 107 49 188 49 80 0 155-19 188-49 13-11 19-23 19-35z">
          <text:p/>
        </draw:path>
        <draw:polygon draw:style-name="gr7" draw:text-style-name="P1" draw:layer="layout" svg:width="0cm" svg:height="0cm" svg:x="4.235cm" svg:y="5.747cm" svg:viewBox="0 0 0 0" draw:points="0,0">
          <text:p/>
        </draw:polygon>
        <draw:path draw:style-name="gr6" draw:text-style-name="P3" draw:layer="layout" svg:width="0.413cm" svg:height="0.355cm" svg:x="2.93cm" svg:y="1.096cm" svg:viewBox="0 0 414 356" svg:d="M414 84c0 46-93 84-207 84s-207-38-207-84v34-34c0-47 93-84 207-84s207 37 207 84c0 46-93 84-207 84s-207-38-207-84c0-47 93-84 207-84s207 37 207 84v34c0 12-7 24-19 36l3 85-3-4c0 42-84 77-188 77s-188-35-188-77v-14l-4 18-3 3c0-7 2-14 7-21l383 21c0 44-87 79-195 79s-195-35-195-79l386-3 4 38c0 43-87 79-195 79s-195-36-195-79l3-38-3 3c0-7 2-14 7-21v-67c-12-12-19-24-19-36 0 12 7 24 19 36 34 30 107 49 188 49s154-19 188-49c12-12 19-24 19-36z">
          <text:p/>
        </draw:path>
        <draw:polygon draw:style-name="gr7" draw:text-style-name="P1" draw:layer="layout" svg:width="0cm" svg:height="0cm" svg:x="4.235cm" svg:y="5.747cm" svg:viewBox="0 0 0 0" draw:points="0,0">
          <text:p/>
        </draw:polygon>
        <draw:path draw:style-name="gr6" draw:text-style-name="P3" draw:layer="layout" svg:width="0.45cm" svg:height="0.295cm" svg:x="4.328cm" svg:y="3.821cm" svg:viewBox="0 0 451 296" svg:d="M451 296v-89-148c0-39 0-59 0-59h-451v59c0 23 0 51 0 84 0 85 168 153 375 153z">
          <text:p/>
        </draw:path>
        <draw:polygon draw:style-name="gr7" draw:text-style-name="P1" draw:layer="layout" svg:width="0cm" svg:height="0cm" svg:x="4.235cm" svg:y="5.747cm" svg:viewBox="0 0 0 0" draw:points="0,0">
          <text:p/>
        </draw:polygon>
        <draw:polygon draw:style-name="gr6" draw:text-style-name="P3" draw:layer="layout" svg:width="1.019cm" svg:height="0.089cm" svg:x="4.778cm" svg:y="4.027cm" svg:viewBox="0 0 1020 90" draw:points="0,90 919,90 1020,0 0,0">
          <text:p/>
        </draw:polygon>
        <draw:polygon draw:style-name="gr7" draw:text-style-name="P1" draw:layer="layout" svg:width="0cm" svg:height="0cm" svg:x="4.235cm" svg:y="5.747cm" svg:viewBox="0 0 0 0" draw:points="0,0">
          <text:p/>
        </draw:polygon>
        <draw:path draw:style-name="gr6" draw:text-style-name="P3" draw:layer="layout" svg:width="0.412cm" svg:height="0.355cm" svg:x="6.006cm" svg:y="1.917cm" svg:viewBox="0 0 413 356" svg:d="M413 85c0 46-93 84-207 84s-206-38-206-84 92-85 206-85 207 39 207 85-93 84-207 84-206-38-206-84 92-85 206-85 207 39 207 85v34c0 12-6 24-19 35-34 30-107 49-188 49s-154-19-187-49c-13-11-19-23-19-35v-34 34c0 12 6 24 19 35v67c-5 7-8 14-8 22 0 43 87 79 195 79 107 0 195-36 195-79l-3-4 3 38c0 43-88 79-195 79-108 0-195-36-195-79l4-38-4 4c0-8 3-15 8-22l-4 18 379-3c0 42-85 76-188 76-104 0-187-34-187-76l375-82 4 85 15-120c0 12-6 24-19 35l19-69v34z">
          <text:p/>
        </draw:path>
        <draw:polygon draw:style-name="gr7" draw:text-style-name="P1" draw:layer="layout" svg:width="0cm" svg:height="0cm" svg:x="4.235cm" svg:y="5.747cm" svg:viewBox="0 0 0 0" draw:points="0,0">
          <text:p/>
        </draw:polygon>
        <draw:polygon draw:style-name="gr6" draw:text-style-name="P3" draw:layer="layout" svg:width="0.149cm" svg:height="0.662cm" svg:x="2.154cm" svg:y="6.767cm" svg:viewBox="0 0 150 663" draw:points="150,663 150,0 139,17 101,70 0,211 0,328 0,587 0,626">
          <text:p/>
        </draw:polygon>
        <draw:polygon draw:style-name="gr7" draw:text-style-name="P1" draw:layer="layout" svg:width="0cm" svg:height="0cm" svg:x="4.235cm" svg:y="5.747cm" svg:viewBox="0 0 0 0" draw:points="0,0">
          <text:p/>
        </draw:polygon>
        <draw:polygon draw:style-name="gr6" draw:text-style-name="P3" draw:layer="layout" svg:width="0.487cm" svg:height="0.26cm" svg:x="1.667cm" svg:y="7.094cm" svg:viewBox="0 0 488 261" draw:points="0,62 488,261 488,0 0,0">
          <text:p/>
        </draw:polygon>
        <draw:polygon draw:style-name="gr7" draw:text-style-name="P1" draw:layer="layout" svg:width="0cm" svg:height="0cm" svg:x="4.235cm" svg:y="5.747cm" svg:viewBox="0 0 0 0" draw:points="0,0">
          <text:p/>
        </draw:polygon>
        <draw:path draw:style-name="gr6" draw:text-style-name="P3" draw:layer="layout" svg:width="0.487cm" svg:height="0.198cm" svg:x="2.893cm" svg:y="3.136cm" svg:viewBox="0 0 488 199" svg:d="M413 171c20-8 37-17 50-27 44-38 29-82-39-112s-175-40-269-25c-93 14-155 51-155 92 0 15 8 31 25 45 13 10 29 19 50 27 94 37 244 37 338 0z">
          <text:p/>
        </draw:path>
        <draw:polygon draw:style-name="gr7" draw:text-style-name="P1" draw:layer="layout" svg:width="0cm" svg:height="0cm" svg:x="4.235cm" svg:y="5.747cm" svg:viewBox="0 0 0 0" draw:points="0,0">
          <text:p/>
        </draw:polygon>
        <draw:path draw:style-name="gr6" draw:text-style-name="P3" draw:layer="layout" svg:width="0.488cm" svg:height="0.198cm" svg:x="5.518cm" svg:y="4.475cm" svg:viewBox="0 0 489 199" svg:d="M414 171c20-8 37-18 49-28 45-37 30-81-38-111s-174-40-268-25c-95 14-157 51-157 92 0 15 9 30 26 44 12 10 29 20 50 28 95 37 243 37 338 0z">
          <text:p/>
        </draw:path>
        <draw:polygon draw:style-name="gr7" draw:text-style-name="P1" draw:layer="layout" svg:width="0cm" svg:height="0cm" svg:x="4.235cm" svg:y="5.747cm" svg:viewBox="0 0 0 0" draw:points="0,0">
          <text:p/>
        </draw:polygon>
        <draw:path draw:style-name="gr6" draw:text-style-name="P3" draw:layer="layout" svg:width="0.488cm" svg:height="0.198cm" svg:x="5.518cm" svg:y="4.719cm" svg:viewBox="0 0 489 199" svg:d="M414 172c20-8 37-17 49-28 45-37 30-81-38-111s-174-41-268-26c-95 15-157 52-157 92 0 17 9 32 26 45 12 11 29 20 50 28 95 37 243 37 338 0z">
          <text:p/>
        </draw:path>
        <draw:polygon draw:style-name="gr7" draw:text-style-name="P1" draw:layer="layout" svg:width="0cm" svg:height="0cm" svg:x="4.235cm" svg:y="5.747cm" svg:viewBox="0 0 0 0" draw:points="0,0">
          <text:p/>
        </draw:polygon>
        <draw:path draw:style-name="gr6" draw:text-style-name="P3" draw:layer="layout" svg:width="0.488cm" svg:height="0.198cm" svg:x="2.334cm" svg:y="3.98cm" svg:viewBox="0 0 489 199" svg:d="M413 172c21-8 38-17 50-28 45-36 30-80-38-111s-176-41-269-26c-94 15-156 51-156 93 0 16 9 31 26 44 12 11 29 20 49 28 95 36 243 36 338 0z">
          <text:p/>
        </draw:path>
        <draw:polygon draw:style-name="gr7" draw:text-style-name="P1" draw:layer="layout" svg:width="0cm" svg:height="0cm" svg:x="4.235cm" svg:y="5.747cm" svg:viewBox="0 0 0 0" draw:points="0,0">
          <text:p/>
        </draw:polygon>
        <draw:polygon draw:style-name="gr6" draw:text-style-name="P3" draw:layer="layout" svg:width="0.3cm" svg:height="0.955cm" svg:x="2.379cm" svg:y="4.227cm" svg:viewBox="0 0 301 956" draw:points="301,0 301,241 0,956 0,716">
          <text:p/>
        </draw:polygon>
        <draw:polygon draw:style-name="gr7" draw:text-style-name="P1" draw:layer="layout" svg:width="0cm" svg:height="0cm" svg:x="4.235cm" svg:y="5.747cm" svg:viewBox="0 0 0 0" draw:points="0,0">
          <text:p/>
        </draw:polygon>
        <draw:polygon draw:style-name="gr6" draw:text-style-name="P3" draw:layer="layout" svg:width="0.149cm" svg:height="0.617cm" svg:x="2.154cm" svg:y="5.427cm" svg:viewBox="0 0 150 618" draw:points="150,618 150,0 0,76 0,420">
          <text:p/>
        </draw:polygon>
        <draw:polygon draw:style-name="gr7" draw:text-style-name="P1" draw:layer="layout" svg:width="0cm" svg:height="0cm" svg:x="4.235cm" svg:y="5.747cm" svg:viewBox="0 0 0 0" draw:points="0,0">
          <text:p/>
        </draw:polygon>
        <draw:path draw:style-name="gr6" draw:text-style-name="P3" draw:layer="layout" svg:width="1.184cm" svg:height="0.564cm" svg:x="2.921cm" svg:y="6.024cm" svg:viewBox="0 0 1185 565" svg:d="M0 0c0 8 0 15 0 23 0 299 266 542 593 542s592-243 592-542c0-8 0-15 0-23-14 290-275 519-592 519s-579-229-593-519z">
          <text:p/>
        </draw:path>
        <draw:polygon draw:style-name="gr7" draw:text-style-name="P1" draw:layer="layout" svg:width="0cm" svg:height="0cm" svg:x="4.235cm" svg:y="5.747cm" svg:viewBox="0 0 0 0" draw:points="0,0">
          <text:p/>
        </draw:polygon>
        <draw:path draw:style-name="gr6" draw:text-style-name="P3" draw:layer="layout" svg:width="1.184cm" svg:height="0.541cm" svg:x="2.921cm" svg:y="6.001cm" svg:viewBox="0 0 1185 542" svg:d="M2 0c-1 8-1 15-2 23 14 291 276 519 593 519s578-228 592-519c-1-8-1-15-2-23-26 281-282 497-590 497s-565-216-591-497z">
          <text:p/>
        </draw:path>
        <draw:polygon draw:style-name="gr7" draw:text-style-name="P1" draw:layer="layout" svg:width="0cm" svg:height="0cm" svg:x="4.235cm" svg:y="5.747cm" svg:viewBox="0 0 0 0" draw:points="0,0">
          <text:p/>
        </draw:polygon>
        <draw:path draw:style-name="gr6" draw:text-style-name="P3" draw:layer="layout" svg:width="0.488cm" svg:height="0.171cm" svg:x="5.968cm" svg:y="3.957cm" svg:viewBox="0 0 489 172" svg:d="M413 172c21-8 38-18 50-28 45-36 30-80-38-112-68-30-174-40-268-25-95 15-157 52-157 93 0 15 9 31 26 44 12 10 29 20 49 28 0-1 0-2 0-3 0-38 77-69 170-69s169 31 169 69c0 1 0 2-1 3z">
          <text:p/>
        </draw:path>
        <draw:polygon draw:style-name="gr7" draw:text-style-name="P1" draw:layer="layout" svg:width="0cm" svg:height="0cm" svg:x="4.235cm" svg:y="5.747cm" svg:viewBox="0 0 0 0" draw:points="0,0">
          <text:p/>
        </draw:polygon>
        <draw:path draw:style-name="gr6" draw:text-style-name="P3" draw:layer="layout" svg:width="0.488cm" svg:height="0.17cm" svg:x="5.518cm" svg:y="4.475cm" svg:viewBox="0 0 489 171" svg:d="M414 171c20-8 37-17 49-27 45-37 30-81-38-111-68-31-174-41-268-26-95 14-157 52-157 93 0 15 9 30 26 44 12 10 29 19 50 27-1-1-1-2-1-3 0-37 77-68 170-68s169 31 169 68c0 1 0 2 0 3z">
          <text:p/>
        </draw:path>
        <draw:polygon draw:style-name="gr7" draw:text-style-name="P1" draw:layer="layout" svg:width="0cm" svg:height="0cm" svg:x="4.235cm" svg:y="5.747cm" svg:viewBox="0 0 0 0" draw:points="0,0">
          <text:p/>
        </draw:polygon>
        <draw:path draw:style-name="gr6" draw:text-style-name="P3" draw:layer="layout" svg:width="0.487cm" svg:height="0.17cm" svg:x="2.893cm" svg:y="3.136cm" svg:viewBox="0 0 488 171" svg:d="M413 171c20-8 37-17 50-27 44-37 29-81-39-111-68-31-175-41-269-26-93 15-155 52-155 93 0 15 8 30 25 44 13 10 29 19 50 27 0-1 0-2 0-3 0-37 75-68 168-68 95 0 170 31 170 68 0 1 0 2 0 3z">
          <text:p/>
        </draw:path>
        <draw:polygon draw:style-name="gr7" draw:text-style-name="P1" draw:layer="layout" svg:width="0cm" svg:height="0cm" svg:x="4.235cm" svg:y="5.747cm" svg:viewBox="0 0 0 0" draw:points="0,0">
          <text:p/>
        </draw:polygon>
        <draw:path draw:style-name="gr6" draw:text-style-name="P3" draw:layer="layout" svg:width="0.488cm" svg:height="0.171cm" svg:x="5.518cm" svg:y="4.719cm" svg:viewBox="0 0 489 172" svg:d="M414 172c20-8 37-17 49-28 45-37 30-81-38-111s-174-41-268-26c-95 15-157 52-157 92 0 16 9 32 26 45 12 11 29 20 50 28-1-1-1-2-1-3 0-38 77-70 170-70s169 32 169 70c0 1 0 2 0 3z">
          <text:p/>
        </draw:path>
        <draw:polygon draw:style-name="gr7" draw:text-style-name="P1" draw:layer="layout" svg:width="0cm" svg:height="0cm" svg:x="4.235cm" svg:y="5.747cm" svg:viewBox="0 0 0 0" draw:points="0,0">
          <text:p/>
        </draw:polygon>
        <draw:path draw:style-name="gr6" draw:text-style-name="P3" draw:layer="layout" svg:width="0.488cm" svg:height="0.171cm" svg:x="2.334cm" svg:y="3.98cm" svg:viewBox="0 0 489 172" svg:d="M413 172c21-8 38-17 50-28 45-36 30-80-38-110-68-32-176-42-269-27-94 16-156 52-156 93 0 16 9 31 26 44 12 11 29 20 49 28 0-1 0-2 0-3 0-38 76-69 169-69s170 31 170 69c0 1-1 2-1 3z">
          <text:p/>
        </draw:path>
        <draw:polygon draw:style-name="gr7" draw:text-style-name="P1" draw:layer="layout" svg:width="0cm" svg:height="0cm" svg:x="4.235cm" svg:y="5.747cm" svg:viewBox="0 0 0 0" draw:points="0,0">
          <text:p/>
        </draw:polygon>
        <draw:polygon draw:style-name="gr6" draw:text-style-name="P3" draw:layer="layout" svg:width="0.149cm" svg:height="0.437cm" svg:x="2.154cm" svg:y="6.347cm" svg:viewBox="0 0 150 438" draw:points="150,0 150,420 139,438 0,317 0,166">
          <text:p/>
        </draw:polygon>
        <draw:polygon draw:style-name="gr7" draw:text-style-name="P1" draw:layer="layout" svg:width="0cm" svg:height="0cm" svg:x="4.235cm" svg:y="5.747cm" svg:viewBox="0 0 0 0" draw:points="0,0">
          <text:p/>
        </draw:polygon>
        <draw:path draw:style-name="gr6" draw:text-style-name="P3" draw:layer="layout" svg:width="0.375cm" svg:height="0.158cm" svg:x="2.39cm" svg:y="2.092cm" svg:viewBox="0 0 376 159" svg:d="M376 0v83c0 42-84 76-187 76-104 0-189-34-189-76v-15-68c34 31 108 50 189 50 80 0 154-19 187-50z">
          <text:p/>
        </draw:path>
        <draw:polygon draw:style-name="gr7" draw:text-style-name="P1" draw:layer="layout" svg:width="0cm" svg:height="0cm" svg:x="4.235cm" svg:y="5.747cm" svg:viewBox="0 0 0 0" draw:points="0,0">
          <text:p/>
        </draw:polygon>
        <draw:path draw:style-name="gr6" draw:text-style-name="P3" draw:layer="layout" svg:width="0.375cm" svg:height="0.158cm" svg:x="5.575cm" svg:y="2.831cm" svg:viewBox="0 0 376 159" svg:d="M376 0v83c0 42-84 76-189 76-103 0-187-34-187-76v-15-68c33 30 107 49 187 49 82 0 155-19 189-49z">
          <text:p/>
        </draw:path>
        <draw:polygon draw:style-name="gr7" draw:text-style-name="P1" draw:layer="layout" svg:width="0cm" svg:height="0cm" svg:x="4.235cm" svg:y="5.747cm" svg:viewBox="0 0 0 0" draw:points="0,0">
          <text:p/>
        </draw:polygon>
        <draw:path draw:style-name="gr6" draw:text-style-name="P3" draw:layer="layout" svg:width="0.375cm" svg:height="0.158cm" svg:x="2.949cm" svg:y="1.249cm" svg:viewBox="0 0 376 159" svg:d="M376 0v81c0 43-84 78-189 78-103 0-187-35-187-78v-14-67c34 30 107 49 187 49 82 0 155-19 189-49z">
          <text:p/>
        </draw:path>
        <draw:polygon draw:style-name="gr7" draw:text-style-name="P1" draw:layer="layout" svg:width="0cm" svg:height="0cm" svg:x="4.235cm" svg:y="5.747cm" svg:viewBox="0 0 0 0" draw:points="0,0">
          <text:p/>
        </draw:polygon>
        <draw:path draw:style-name="gr6" draw:text-style-name="P3" draw:layer="layout" svg:width="0.374cm" svg:height="0.158cm" svg:x="6.025cm" svg:y="2.07cm" svg:viewBox="0 0 375 159" svg:d="M375 0v83c0 42-84 76-187 76-105 0-188-34-188-76v-15-68c33 30 106 49 188 49 81 0 154-19 187-49z">
          <text:p/>
        </draw:path>
        <draw:polygon draw:style-name="gr7" draw:text-style-name="P1" draw:layer="layout" svg:width="0cm" svg:height="0cm" svg:x="4.235cm" svg:y="5.747cm" svg:viewBox="0 0 0 0" draw:points="0,0">
          <text:p/>
        </draw:polygon>
        <draw:path draw:style-name="gr6" draw:text-style-name="P3" draw:layer="layout" svg:width="0.3cm" svg:height="0.122cm" svg:x="1.875cm" svg:y="2.933cm" svg:viewBox="0 0 301 123" svg:d="M301 62c0-34-67-62-150-62-84 0-151 28-151 62s67 61 151 61c83 0 150-27 150-61z">
          <text:p/>
        </draw:path>
        <draw:polygon draw:style-name="gr7" draw:text-style-name="P1" draw:layer="layout" svg:width="0cm" svg:height="0cm" svg:x="4.235cm" svg:y="5.747cm" svg:viewBox="0 0 0 0" draw:points="0,0">
          <text:p/>
        </draw:polygon>
        <draw:path draw:style-name="gr6" draw:text-style-name="P3" draw:layer="layout" svg:width="0.3cm" svg:height="0.122cm" svg:x="1.875cm" svg:y="4.395cm" svg:viewBox="0 0 301 123" svg:d="M301 62c0-34-67-62-150-62-84 0-151 28-151 62 0 33 67 61 151 61 83 0 150-28 150-61z">
          <text:p/>
        </draw:path>
        <draw:polygon draw:style-name="gr7" draw:text-style-name="P1" draw:layer="layout" svg:width="0cm" svg:height="0cm" svg:x="4.235cm" svg:y="5.747cm" svg:viewBox="0 0 0 0" draw:points="0,0">
          <text:p/>
        </draw:polygon>
        <draw:polygon draw:style-name="gr6" draw:text-style-name="P3" draw:layer="layout" svg:width="0.149cm" svg:height="0.295cm" svg:x="2.154cm" svg:y="7.392cm" svg:viewBox="0 0 150 296" draw:points="150,296 150,37 0,0 0,87">
          <text:p/>
        </draw:polygon>
        <draw:polygon draw:style-name="gr7" draw:text-style-name="P1" draw:layer="layout" svg:width="0cm" svg:height="0cm" svg:x="4.235cm" svg:y="5.747cm" svg:viewBox="0 0 0 0" draw:points="0,0">
          <text:p/>
        </draw:polygon>
        <draw:path draw:style-name="gr6" draw:text-style-name="P3" draw:layer="layout" svg:width="0.375cm" svg:height="0.121cm" svg:x="5.575cm" svg:y="2.588cm" svg:viewBox="0 0 376 122" svg:d="M376 0v82c0 14-10 28-28 40-39-19-98-31-161-31-62 0-120 12-160 31-18-12-27-26-27-40v-14-68c33 31 107 50 187 50 82 0 155-19 189-50z">
          <text:p/>
        </draw:path>
        <draw:polygon draw:style-name="gr7" draw:text-style-name="P1" draw:layer="layout" svg:width="0cm" svg:height="0cm" svg:x="4.235cm" svg:y="5.747cm" svg:viewBox="0 0 0 0" draw:points="0,0">
          <text:p/>
        </draw:polygon>
        <draw:path draw:style-name="gr6" draw:text-style-name="P3" draw:layer="layout" svg:width="0.338cm" svg:height="0.088cm" svg:x="6.043cm" svg:y="4.056cm" svg:viewBox="0 0 339 89" svg:d="M281 89c21-4 40-10 57-16 1-1 1-2 1-3 0-39-76-70-170-70-93 0-169 31-169 70 0 1 0 2 0 3 18 6 37 12 58 16z">
          <text:p/>
        </draw:path>
        <draw:polygon draw:style-name="gr7" draw:text-style-name="P1" draw:layer="layout" svg:width="0cm" svg:height="0cm" svg:x="4.235cm" svg:y="5.747cm" svg:viewBox="0 0 0 0" draw:points="0,0">
          <text:p/>
        </draw:polygon>
        <draw:polygon draw:style-name="gr6" draw:text-style-name="P3" draw:layer="layout" svg:width="0.149cm" svg:height="0.289cm" svg:x="2.154cm" svg:y="5.214cm" svg:viewBox="0 0 150 290" draw:points="150,214 150,0 0,198 0,290">
          <text:p/>
        </draw:polygon>
        <draw:polygon draw:style-name="gr7" draw:text-style-name="P1" draw:layer="layout" svg:width="0cm" svg:height="0cm" svg:x="4.235cm" svg:y="5.747cm" svg:viewBox="0 0 0 0" draw:points="0,0">
          <text:p/>
        </draw:polygon>
        <draw:path draw:style-name="gr6" draw:text-style-name="P3" draw:layer="layout" svg:width="0.225cm" svg:height="0.078cm" svg:x="6.577cm" svg:y="3.821cm" svg:viewBox="0 0 226 79" svg:d="M0 79h226v-7-12c0-40 0-60 0-60h-226c0 0 0 20 0 60z">
          <text:p/>
        </draw:path>
        <draw:polygon draw:style-name="gr7" draw:text-style-name="P1" draw:layer="layout" svg:width="0cm" svg:height="0cm" svg:x="4.235cm" svg:y="5.747cm" svg:viewBox="0 0 0 0" draw:points="0,0">
          <text:p/>
        </draw:polygon>
        <draw:polygon draw:style-name="gr6" draw:text-style-name="P3" draw:layer="layout" svg:width="0.375cm" svg:height="0.047cm" svg:x="6.427cm" svg:y="4.423cm" svg:viewBox="0 0 376 48" draw:points="0,48 376,48 376,0 0,0 0,13">
          <text:p/>
        </draw:polygon>
        <draw:polygon draw:style-name="gr7" draw:text-style-name="P1" draw:layer="layout" svg:width="0cm" svg:height="0cm" svg:x="4.235cm" svg:y="5.747cm" svg:viewBox="0 0 0 0" draw:points="0,0">
          <text:p/>
        </draw:polygon>
        <draw:path draw:style-name="gr6" draw:text-style-name="P3" draw:layer="layout" svg:width="0.225cm" svg:height="0.091cm" svg:x="3.024cm" svg:y="1.134cm" svg:viewBox="0 0 226 92" svg:d="M0 47c0-25 50-47 112-47s114 22 114 47-52 45-114 45-112-20-112-45z">
          <text:p/>
        </draw:path>
        <draw:polygon draw:style-name="gr7" draw:text-style-name="P1" draw:layer="layout" svg:width="0cm" svg:height="0cm" svg:x="4.235cm" svg:y="5.747cm" svg:viewBox="0 0 0 0" draw:points="0,0">
          <text:p/>
        </draw:polygon>
        <draw:path draw:style-name="gr6" draw:text-style-name="P3" draw:layer="layout" svg:width="0.225cm" svg:height="0.092cm" svg:x="2.465cm" svg:y="1.977cm" svg:viewBox="0 0 226 93" svg:d="M0 46c0-25 51-46 114-46 62 0 112 21 112 46 0 26-50 47-112 47-63 0-114-21-114-47z">
          <text:p/>
        </draw:path>
        <draw:polygon draw:style-name="gr7" draw:text-style-name="P1" draw:layer="layout" svg:width="0cm" svg:height="0cm" svg:x="4.235cm" svg:y="5.747cm" svg:viewBox="0 0 0 0" draw:points="0,0">
          <text:p/>
        </draw:polygon>
        <draw:path draw:style-name="gr6" draw:text-style-name="P3" draw:layer="layout" svg:width="0.225cm" svg:height="0.091cm" svg:x="5.65cm" svg:y="2.473cm" svg:viewBox="0 0 226 92" svg:d="M0 47c0-27 50-47 113-47 62 0 113 20 113 47 0 25-51 45-113 45-63 0-113-20-113-45z">
          <text:p/>
        </draw:path>
        <draw:polygon draw:style-name="gr7" draw:text-style-name="P1" draw:layer="layout" svg:width="0cm" svg:height="0cm" svg:x="4.235cm" svg:y="5.747cm" svg:viewBox="0 0 0 0" draw:points="0,0">
          <text:p/>
        </draw:polygon>
        <draw:path draw:style-name="gr6" draw:text-style-name="P3" draw:layer="layout" svg:width="0.225cm" svg:height="0.091cm" svg:x="5.65cm" svg:y="2.717cm" svg:viewBox="0 0 226 92" svg:d="M0 45c0-25 50-45 113-45 62 0 113 20 113 45 0 26-51 47-113 47-63 0-113-21-113-47z">
          <text:p/>
        </draw:path>
        <draw:polygon draw:style-name="gr7" draw:text-style-name="P1" draw:layer="layout" svg:width="0cm" svg:height="0cm" svg:x="4.235cm" svg:y="5.747cm" svg:viewBox="0 0 0 0" draw:points="0,0">
          <text:p/>
        </draw:polygon>
        <draw:path draw:style-name="gr6" draw:text-style-name="P3" draw:layer="layout" svg:width="0.225cm" svg:height="0.092cm" svg:x="6.099cm" svg:y="1.955cm" svg:viewBox="0 0 226 93" svg:d="M0 47c0-25 51-47 114-47 62 0 112 22 112 47s-50 46-112 46c-63 0-114-21-114-46z">
          <text:p/>
        </draw:path>
        <draw:polygon draw:style-name="gr7" draw:text-style-name="P1" draw:layer="layout" svg:width="0cm" svg:height="0cm" svg:x="4.235cm" svg:y="5.747cm" svg:viewBox="0 0 0 0" draw:points="0,0">
          <text:p/>
        </draw:polygon>
        <draw:path draw:style-name="gr6" draw:text-style-name="P3" draw:layer="layout" svg:width="0.389cm" svg:height="0.147cm" svg:x="6.017cm" svg:y="2.125cm" svg:viewBox="0 0 390 148" svg:d="M372 0c12 11 18 22 18 34 0-12-6-23-18-34l17 32 1 36c0 43-87 80-194 80-108 0-196-37-196-80v-34c0 43 88 79 196 79 107 0 194-36 194-79z">
          <text:p/>
        </draw:path>
        <draw:polygon draw:style-name="gr7" draw:text-style-name="P1" draw:layer="layout" svg:width="0cm" svg:height="0cm" svg:x="4.235cm" svg:y="5.747cm" svg:viewBox="0 0 0 0" draw:points="0,0">
          <text:p/>
        </draw:polygon>
        <draw:path draw:style-name="gr6" draw:text-style-name="P3" draw:layer="layout" svg:width="0.389cm" svg:height="0.147cm" svg:x="2.942cm" svg:y="1.304cm" svg:viewBox="0 0 390 148" svg:d="M372 0c12 10 18 22 18 33v35c0 44-88 80-196 80-107 0-194-36-194-80v-35c0 44 87 80 194 80 108 0 196-36 196-80 0-11-6-23-18-33z">
          <text:p/>
        </draw:path>
        <draw:polygon draw:style-name="gr7" draw:text-style-name="P1" draw:layer="layout" svg:width="0cm" svg:height="0cm" svg:x="4.235cm" svg:y="5.747cm" svg:viewBox="0 0 0 0" draw:points="0,0">
          <text:p/>
        </draw:polygon>
        <draw:path draw:style-name="gr6" draw:text-style-name="P3" draw:layer="layout" svg:width="0.389cm" svg:height="0.147cm" svg:x="5.568cm" svg:y="2.886cm" svg:viewBox="0 0 390 148" svg:d="M371 0c12 11 19 22 19 34v34c0 45-87 80-195 80-107 0-195-35-195-80v-34c0 43 88 80 195 80 108 0 195-37 195-80 0-12-7-23-19-34z">
          <text:p/>
        </draw:path>
        <draw:polygon draw:style-name="gr7" draw:text-style-name="P1" draw:layer="layout" svg:width="0cm" svg:height="0cm" svg:x="4.235cm" svg:y="5.747cm" svg:viewBox="0 0 0 0" draw:points="0,0">
          <text:p/>
        </draw:polygon>
        <draw:path draw:style-name="gr6" draw:text-style-name="P3" draw:layer="layout" svg:width="0.389cm" svg:height="0.147cm" svg:x="2.383cm" svg:y="2.147cm" svg:viewBox="0 0 390 148" svg:d="M372 0c12 11 18 22 18 34v34c0 44-87 80-194 80-109 0-196-36-196-80v-34c0 43 87 79 196 79 107 0 194-36 194-79 0-12-6-23-18-34z">
          <text:p/>
        </draw:path>
        <draw:polygon draw:style-name="gr7" draw:text-style-name="P1" draw:layer="layout" svg:width="0cm" svg:height="0cm" svg:x="4.235cm" svg:y="5.747cm" svg:viewBox="0 0 0 0" draw:points="0,0">
          <text:p/>
        </draw:polygon>
        <draw:polygon draw:style-name="gr6" draw:text-style-name="P3" draw:layer="layout" svg:width="0.138cm" svg:height="0.173cm" svg:x="2.154cm" svg:y="6.664cm" svg:viewBox="0 0 139 174" draw:points="100,174 139,120 0,0 0,62">
          <text:p/>
        </draw:polygon>
        <draw:polygon draw:style-name="gr7" draw:text-style-name="P1" draw:layer="layout" svg:width="0cm" svg:height="0cm" svg:x="4.235cm" svg:y="5.747cm" svg:viewBox="0 0 0 0" draw:points="0,0">
          <text:p/>
        </draw:polygon>
        <draw:polygon draw:style-name="gr6" draw:text-style-name="P3" draw:layer="layout" svg:width="0.037cm" svg:height="0.034cm" svg:x="6.39cm" svg:y="4.436cm" svg:viewBox="0 0 38 35" draw:points="0,35 38,35 38,0 0,0">
          <text:p/>
        </draw:polygon>
        <draw:polygon draw:style-name="gr7" draw:text-style-name="P1" draw:layer="layout" svg:width="0cm" svg:height="0cm" svg:x="4.235cm" svg:y="5.747cm" svg:viewBox="0 0 0 0" draw:points="0,0">
          <text:p/>
        </draw:polygon>
        <draw:path draw:style-name="gr6" draw:text-style-name="P3" draw:layer="layout" svg:width="0.034cm" svg:height="0.06cm" svg:x="5.568cm" svg:y="2.655cm" svg:viewBox="0 0 35 61" svg:d="M24 61c5-2 8-4 11-6-19-12-28-27-28-41v-14l-4 18-3 3c0-7 2-14 7-21l17 61c-16-12-24-25-24-40z">
          <text:p/>
        </draw:path>
        <draw:polygon draw:style-name="gr7" draw:text-style-name="P1" draw:layer="layout" svg:width="0cm" svg:height="0cm" svg:x="4.235cm" svg:y="5.747cm" svg:viewBox="0 0 0 0" draw:points="0,0">
          <text:p/>
        </draw:polygon>
        <draw:polygon draw:style-name="gr6" draw:text-style-name="P3" draw:layer="layout" svg:width="0cm" svg:height="0.661cm" svg:x="2.304cm" svg:y="6.767cm" svg:viewBox="0 0 0 662" draw:points="0,662 0,287 0,280 0,261 0,230 0,188 0,138 0,83 0,0">
          <text:p/>
        </draw:polygon>
        <draw:polygon draw:style-name="gr7" draw:text-style-name="P1" draw:layer="layout" svg:width="0cm" svg:height="0cm" svg:x="4.235cm" svg:y="5.747cm" svg:viewBox="0 0 0 0" draw:points="0,0">
          <text:p/>
        </draw:polygon>
        <draw:path draw:style-name="gr6" draw:text-style-name="P3" draw:layer="layout" svg:width="0.024cm" svg:height="0.053cm" svg:x="5.568cm" svg:y="2.676cm" svg:viewBox="0 0 25 54" svg:d="M5 54c5-5 13-10 20-14-17-12-25-25-25-40v35c0 7 1 13 5 19z">
          <text:p/>
        </draw:path>
        <draw:polygon draw:style-name="gr7" draw:text-style-name="P1" draw:layer="layout" svg:width="0cm" svg:height="0cm" svg:x="4.235cm" svg:y="5.747cm" svg:viewBox="0 0 0 0" draw:points="0,0">
          <text:p/>
        </draw:polygon>
        <draw:polygon draw:style-name="gr6" draw:text-style-name="P3" draw:layer="layout" svg:width="0cm" svg:height="0.616cm" svg:x="2.303cm" svg:y="5.427cm" svg:viewBox="0 0 1 617" draw:points="0,617 1,617 1,27 1,25 1,21 1,13 1,3 1,0">
          <text:p/>
        </draw:polygon>
        <draw:polygon draw:style-name="gr7" draw:text-style-name="P1" draw:layer="layout" svg:width="0cm" svg:height="0cm" svg:x="4.235cm" svg:y="5.747cm" svg:viewBox="0 0 0 0" draw:points="0,0">
          <text:p/>
        </draw:polygon>
        <draw:polygon draw:style-name="gr6" draw:text-style-name="P3" draw:layer="layout" svg:width="0cm" svg:height="0.419cm" svg:x="2.304cm" svg:y="6.347cm" svg:viewBox="0 0 0 420" draw:points="0,420 0,386 0,331 0,281 0,239 0,208 0,189 0,182 0,0">
          <text:p/>
        </draw:polygon>
        <draw:polygon draw:style-name="gr7" draw:text-style-name="P1" draw:layer="layout" svg:width="0cm" svg:height="0cm" svg:x="4.235cm" svg:y="5.747cm" svg:viewBox="0 0 0 0" draw:points="0,0">
          <text:p/>
        </draw:polygon>
        <draw:polygon draw:style-name="gr6" draw:text-style-name="P3" draw:layer="layout" svg:width="0cm" svg:height="0.257cm" svg:x="2.304cm" svg:y="7.429cm" svg:viewBox="0 0 0 258" draw:points="0,258 0,0">
          <text:p/>
        </draw:polygon>
        <draw:polygon draw:style-name="gr7" draw:text-style-name="P1" draw:layer="layout" svg:width="0cm" svg:height="0cm" svg:x="4.235cm" svg:y="5.747cm" svg:viewBox="0 0 0 0" draw:points="0,0">
          <text:p/>
        </draw:polygon>
        <draw:path draw:style-name="gr6" draw:text-style-name="P3" draw:layer="layout" svg:width="0cm" svg:height="0.212cm" svg:x="2.304cm" svg:y="5.214cm" svg:viewBox="0 0 0 213" svg:d="M0 213c0-3 0-7 0-11 0-5 0-11 0-16 0-6 0-12 0-19s0-13 0-20c0-8 0-16 0-24s0-16 0-25c0-8 0-17 0-26s0-19 0-28c0-15 0-29 0-44z">
          <text:p/>
        </draw:path>
        <draw:polygon draw:style-name="gr7" draw:text-style-name="P1" draw:layer="layout" svg:width="0cm" svg:height="0cm" svg:x="4.235cm" svg:y="5.747cm" svg:viewBox="0 0 0 0" draw:points="0,0">
          <text:p/>
        </draw:polygon>
        <draw:path draw:style-name="gr9" draw:text-style-name="P1" draw:layer="layout" svg:width="0.225cm" svg:height="0.046cm" svg:x="6.099cm" svg:y="2.001cm" svg:viewBox="0 0 226 47" svg:d="M226 0c0 26-50 47-112 47-63 0-114-21-114-47">
          <text:p/>
        </draw:path>
        <draw:path draw:style-name="gr9" draw:text-style-name="P1" draw:layer="layout" svg:width="0.225cm" svg:height="0.046cm" svg:x="6.099cm" svg:y="1.955cm" svg:viewBox="0 0 226 47" svg:d="M0 47c0-25 51-47 114-47 62 0 112 22 112 47">
          <text:p/>
        </draw:path>
        <draw:path draw:style-name="gr9" draw:text-style-name="P1" draw:layer="layout" svg:width="0.412cm" svg:height="0.084cm" svg:x="6.006cm" svg:y="2.001cm" svg:viewBox="0 0 413 85" svg:d="M413 0c0 47-93 85-207 85s-206-38-206-85">
          <text:p/>
        </draw:path>
        <draw:path draw:style-name="gr9" draw:text-style-name="P1" draw:layer="layout" svg:width="0.412cm" svg:height="0.084cm" svg:x="6.006cm" svg:y="1.917cm" svg:viewBox="0 0 413 85" svg:d="M0 85c0-46 92-85 206-85s207 39 207 85">
          <text:p/>
        </draw:path>
        <draw:path draw:style-name="gr9" draw:text-style-name="P1" draw:layer="layout" svg:width="0.412cm" svg:height="0.084cm" svg:x="6.006cm" svg:y="2.035cm" svg:viewBox="0 0 413 85" svg:d="M413 0c0 47-93 85-207 85s-206-38-206-85">
          <text:p/>
        </draw:path>
        <draw:line draw:style-name="gr9" draw:text-style-name="P1" draw:layer="layout" svg:x1="6.418cm" svg:y1="2.001cm" svg:x2="6.418cm" svg:y2="2.035cm">
          <text:p/>
        </draw:line>
        <draw:path draw:style-name="gr9" draw:text-style-name="P1" draw:layer="layout" svg:width="0.374cm" svg:height="0.076cm" svg:x="6.025cm" svg:y="2.152cm" svg:viewBox="0 0 375 77" svg:d="M375 0c0 43-84 77-187 77-105 0-188-34-188-77">
          <text:p/>
        </draw:path>
        <draw:line draw:style-name="gr9" draw:text-style-name="P1" draw:layer="layout" svg:x1="6.399cm" svg:y1="2.07cm" svg:x2="6.399cm" svg:y2="2.152cm">
          <text:p/>
        </draw:line>
        <draw:path draw:style-name="gr9" draw:text-style-name="P1" draw:layer="layout" svg:width="0.389cm" svg:height="0.079cm" svg:x="6.017cm" svg:y="2.159cm" svg:viewBox="0 0 390 80" svg:d="M390 0c0 44-87 80-194 80-108 0-196-36-196-80">
          <text:p/>
        </draw:path>
        <draw:path draw:style-name="gr9" draw:text-style-name="P1" draw:layer="layout" svg:width="0.008cm" svg:height="0.022cm" svg:x="6.017cm" svg:y="2.137cm" svg:viewBox="0 0 9 23" svg:d="M0 23c0-9 3-16 9-23">
          <text:p/>
        </draw:path>
        <draw:path draw:style-name="gr9" draw:text-style-name="P1" draw:layer="layout" svg:width="0.018cm" svg:height="0.034cm" svg:x="6.388cm" svg:y="2.125cm" svg:viewBox="0 0 19 35" svg:d="M0 0c13 12 19 23 19 35">
          <text:p/>
        </draw:path>
        <draw:path draw:style-name="gr9" draw:text-style-name="P1" draw:layer="layout" svg:width="0.389cm" svg:height="0.079cm" svg:x="6.017cm" svg:y="2.193cm" svg:viewBox="0 0 390 80" svg:d="M390 0c0 43-87 80-194 80-108 0-196-37-196-80">
          <text:p/>
        </draw:path>
        <draw:line draw:style-name="gr9" draw:text-style-name="P1" draw:layer="layout" svg:x1="6.406cm" svg:y1="2.159cm" svg:x2="6.406cm" svg:y2="2.193cm">
          <text:p/>
        </draw:line>
        <draw:path draw:style-name="gr9" draw:text-style-name="P1" draw:layer="layout" svg:width="0.225cm" svg:height="0.045cm" svg:x="5.65cm" svg:y="2.519cm" svg:viewBox="0 0 226 46" svg:d="M226 0c0 26-51 46-113 46-63 0-113-20-113-46">
          <text:p/>
        </draw:path>
        <draw:path draw:style-name="gr9" draw:text-style-name="P1" draw:layer="layout" svg:width="0.225cm" svg:height="0.046cm" svg:x="5.65cm" svg:y="2.473cm" svg:viewBox="0 0 226 47" svg:d="M0 47c0-27 50-47 113-47 62 0 113 20 113 47">
          <text:p/>
        </draw:path>
        <draw:path draw:style-name="gr9" draw:text-style-name="P1" draw:layer="layout" svg:width="0.412cm" svg:height="0.083cm" svg:x="5.556cm" svg:y="2.519cm" svg:viewBox="0 0 413 84" svg:d="M413 0c0 47-92 84-206 84s-207-37-207-84">
          <text:p/>
        </draw:path>
        <draw:path draw:style-name="gr9" draw:text-style-name="P1" draw:layer="layout" svg:width="0.412cm" svg:height="0.084cm" svg:x="5.556cm" svg:y="2.435cm" svg:viewBox="0 0 413 85" svg:d="M0 85c0-47 93-85 207-85s206 38 206 85">
          <text:p/>
        </draw:path>
        <draw:path draw:style-name="gr9" draw:text-style-name="P1" draw:layer="layout" svg:width="0.412cm" svg:height="0.084cm" svg:x="5.556cm" svg:y="2.553cm" svg:viewBox="0 0 413 85" svg:d="M413 0c0 46-92 85-206 85s-207-39-207-85">
          <text:p/>
        </draw:path>
        <draw:line draw:style-name="gr9" draw:text-style-name="P1" draw:layer="layout" svg:x1="5.968cm" svg:y1="2.519cm" svg:x2="5.968cm" svg:y2="2.553cm">
          <text:p/>
        </draw:line>
        <draw:path draw:style-name="gr9" draw:text-style-name="P1" draw:layer="layout" svg:width="0.028cm" svg:height="0.04cm" svg:x="5.922cm" svg:y="2.669cm" svg:viewBox="0 0 29 41" svg:d="M29 0c0 15-10 29-29 41">
          <text:p/>
        </draw:path>
        <draw:path draw:style-name="gr9" draw:text-style-name="P1" draw:layer="layout" svg:width="0.027cm" svg:height="0.04cm" svg:x="5.575cm" svg:y="2.669cm" svg:viewBox="0 0 28 41" svg:d="M28 41c-18-12-28-26-28-41">
          <text:p/>
        </draw:path>
        <draw:line draw:style-name="gr9" draw:text-style-name="P1" draw:layer="layout" svg:x1="5.95cm" svg:y1="2.588cm" svg:x2="5.95cm" svg:y2="2.669cm">
          <text:p/>
        </draw:line>
        <draw:path draw:style-name="gr9" draw:text-style-name="P1" draw:layer="layout" svg:width="0.025cm" svg:height="0.039cm" svg:x="5.932cm" svg:y="2.676cm" svg:viewBox="0 0 26 40" svg:d="M26 0c0 15-9 28-26 40">
          <text:p/>
        </draw:path>
        <draw:path draw:style-name="gr9" draw:text-style-name="P1" draw:layer="layout" svg:width="0.024cm" svg:height="0.039cm" svg:x="5.568cm" svg:y="2.676cm" svg:viewBox="0 0 25 40" svg:d="M25 40c-17-12-25-25-25-40">
          <text:p/>
        </draw:path>
        <draw:path draw:style-name="gr9" draw:text-style-name="P1" draw:layer="layout" svg:width="0.007cm" svg:height="0.021cm" svg:x="5.568cm" svg:y="2.655cm" svg:viewBox="0 0 8 22" svg:d="M0 22c0-7 3-14 8-22">
          <text:p/>
        </draw:path>
        <draw:path draw:style-name="gr9" draw:text-style-name="P1" draw:layer="layout" svg:width="0.019cm" svg:height="0.033cm" svg:x="5.938cm" svg:y="2.643cm" svg:viewBox="0 0 20 34" svg:d="M0 0c13 10 20 23 20 34">
          <text:p/>
        </draw:path>
        <draw:path draw:style-name="gr9" draw:text-style-name="P1" draw:layer="layout" svg:width="0.005cm" svg:height="0.019cm" svg:x="5.568cm" svg:y="2.71cm" svg:viewBox="0 0 6 20" svg:d="M6 20c-5-7-6-13-6-20">
          <text:p/>
        </draw:path>
        <draw:line draw:style-name="gr9" draw:text-style-name="P1" draw:layer="layout" svg:x1="5.957cm" svg:y1="2.676cm" svg:x2="5.957cm" svg:y2="2.71cm">
          <text:p/>
        </draw:line>
        <draw:path draw:style-name="gr9" draw:text-style-name="P1" draw:layer="layout" svg:width="0.225cm" svg:height="0.046cm" svg:x="5.65cm" svg:y="2.762cm" svg:viewBox="0 0 226 47" svg:d="M226 0c0 26-51 47-113 47-63 0-113-21-113-47">
          <text:p/>
        </draw:path>
        <draw:path draw:style-name="gr9" draw:text-style-name="P1" draw:layer="layout" svg:width="0.225cm" svg:height="0.045cm" svg:x="5.65cm" svg:y="2.717cm" svg:viewBox="0 0 226 46" svg:d="M0 46c0-25 50-46 113-46 62 0 113 21 113 46">
          <text:p/>
        </draw:path>
        <draw:path draw:style-name="gr9" draw:text-style-name="P1" draw:layer="layout" svg:width="0.412cm" svg:height="0.084cm" svg:x="5.556cm" svg:y="2.762cm" svg:viewBox="0 0 413 85" svg:d="M413 0c0 47-92 85-206 85s-207-38-207-85">
          <text:p/>
        </draw:path>
        <draw:path draw:style-name="gr9" draw:text-style-name="P1" draw:layer="layout" svg:width="0.412cm" svg:height="0.084cm" svg:x="5.556cm" svg:y="2.678cm" svg:viewBox="0 0 413 85" svg:d="M0 85c0-46 93-85 207-85s206 39 206 85">
          <text:p/>
        </draw:path>
        <draw:path draw:style-name="gr9" draw:text-style-name="P1" draw:layer="layout" svg:width="0.412cm" svg:height="0.084cm" svg:x="5.556cm" svg:y="2.796cm" svg:viewBox="0 0 413 85" svg:d="M413 0c0 47-92 85-206 85s-207-38-207-85">
          <text:p/>
        </draw:path>
        <draw:line draw:style-name="gr9" draw:text-style-name="P1" draw:layer="layout" svg:x1="5.968cm" svg:y1="2.762cm" svg:x2="5.968cm" svg:y2="2.796cm">
          <text:p/>
        </draw:line>
        <draw:path draw:style-name="gr9" draw:text-style-name="P1" draw:layer="layout" svg:width="0.375cm" svg:height="0.076cm" svg:x="5.575cm" svg:y="2.913cm" svg:viewBox="0 0 376 77" svg:d="M376 0c0 43-84 77-189 77-103 0-187-34-187-77">
          <text:p/>
        </draw:path>
        <draw:line draw:style-name="gr9" draw:text-style-name="P1" draw:layer="layout" svg:x1="5.95cm" svg:y1="2.831cm" svg:x2="5.95cm" svg:y2="2.913cm">
          <text:p/>
        </draw:line>
        <draw:path draw:style-name="gr9" draw:text-style-name="P1" draw:layer="layout" svg:width="0.389cm" svg:height="0.079cm" svg:x="5.568cm" svg:y="2.92cm" svg:viewBox="0 0 390 80" svg:d="M390 0c0 44-87 80-195 80-107 0-195-36-195-80">
          <text:p/>
        </draw:path>
        <draw:path draw:style-name="gr9" draw:text-style-name="P1" draw:layer="layout" svg:width="0.007cm" svg:height="0.021cm" svg:x="5.568cm" svg:y="2.899cm" svg:viewBox="0 0 8 22" svg:d="M0 22c0-7 3-15 8-22">
          <text:p/>
        </draw:path>
        <draw:path draw:style-name="gr9" draw:text-style-name="P1" draw:layer="layout" svg:width="0.019cm" svg:height="0.034cm" svg:x="5.938cm" svg:y="2.886cm" svg:viewBox="0 0 20 35" svg:d="M0 0c13 12 20 23 20 35">
          <text:p/>
        </draw:path>
        <draw:path draw:style-name="gr9" draw:text-style-name="P1" draw:layer="layout" svg:width="0.389cm" svg:height="0.079cm" svg:x="5.568cm" svg:y="2.954cm" svg:viewBox="0 0 390 80" svg:d="M390 0c0 45-87 80-195 80-107 0-195-35-195-80">
          <text:p/>
        </draw:path>
        <draw:line draw:style-name="gr9" draw:text-style-name="P1" draw:layer="layout" svg:x1="5.957cm" svg:y1="2.92cm" svg:x2="5.957cm" svg:y2="2.954cm">
          <text:p/>
        </draw:line>
        <draw:path draw:style-name="gr9" draw:text-style-name="P1" draw:layer="layout" svg:width="0.225cm" svg:height="0.045cm" svg:x="3.024cm" svg:y="1.18cm" svg:viewBox="0 0 226 46" svg:d="M226 0c0 26-52 46-114 46s-112-20-112-46">
          <text:p/>
        </draw:path>
        <draw:path draw:style-name="gr9" draw:text-style-name="P1" draw:layer="layout" svg:width="0.225cm" svg:height="0.046cm" svg:x="3.024cm" svg:y="1.134cm" svg:viewBox="0 0 226 47" svg:d="M0 47c0-25 50-47 112-47s114 22 114 47">
          <text:p/>
        </draw:path>
        <draw:path draw:style-name="gr9" draw:text-style-name="P1" draw:layer="layout" svg:width="0.413cm" svg:height="0.083cm" svg:x="2.93cm" svg:y="1.18cm" svg:viewBox="0 0 414 84" svg:d="M414 0c0 47-93 84-207 84s-207-37-207-84">
          <text:p/>
        </draw:path>
        <draw:path draw:style-name="gr9" draw:text-style-name="P1" draw:layer="layout" svg:width="0.413cm" svg:height="0.084cm" svg:x="2.93cm" svg:y="1.096cm" svg:viewBox="0 0 414 85" svg:d="M0 85c0-47 93-85 207-85s207 38 207 85">
          <text:p/>
        </draw:path>
        <draw:path draw:style-name="gr9" draw:text-style-name="P1" draw:layer="layout" svg:width="0.413cm" svg:height="0.084cm" svg:x="2.93cm" svg:y="1.214cm" svg:viewBox="0 0 414 85" svg:d="M414 0c0 46-93 85-207 85s-207-39-207-85">
          <text:p/>
        </draw:path>
        <draw:line draw:style-name="gr9" draw:text-style-name="P1" draw:layer="layout" svg:x1="3.343cm" svg:y1="1.18cm" svg:x2="3.343cm" svg:y2="1.214cm">
          <text:p/>
        </draw:line>
        <draw:path draw:style-name="gr9" draw:text-style-name="P1" draw:layer="layout" svg:width="0.375cm" svg:height="0.077cm" svg:x="2.949cm" svg:y="1.33cm" svg:viewBox="0 0 376 78" svg:d="M376 0c0 42-84 78-189 78-103 0-187-36-187-78">
          <text:p/>
        </draw:path>
        <draw:line draw:style-name="gr9" draw:text-style-name="P1" draw:layer="layout" svg:x1="3.324cm" svg:y1="1.249cm" svg:x2="3.324cm" svg:y2="1.33cm">
          <text:p/>
        </draw:line>
        <draw:path draw:style-name="gr9" draw:text-style-name="P1" draw:layer="layout" svg:width="0.389cm" svg:height="0.079cm" svg:x="2.942cm" svg:y="1.337cm" svg:viewBox="0 0 390 80" svg:d="M390 0c0 44-88 80-196 80-107 0-194-36-194-80">
          <text:p/>
        </draw:path>
        <draw:path draw:style-name="gr9" draw:text-style-name="P1" draw:layer="layout" svg:width="0.007cm" svg:height="0.021cm" svg:x="2.942cm" svg:y="1.316cm" svg:viewBox="0 0 8 22" svg:d="M0 22c0-8 3-15 8-22">
          <text:p/>
        </draw:path>
        <draw:path draw:style-name="gr9" draw:text-style-name="P1" draw:layer="layout" svg:width="0.018cm" svg:height="0.033cm" svg:x="3.313cm" svg:y="1.304cm" svg:viewBox="0 0 19 34" svg:d="M0 0c13 10 19 22 19 34">
          <text:p/>
        </draw:path>
        <draw:path draw:style-name="gr9" draw:text-style-name="P1" draw:layer="layout" svg:width="0.389cm" svg:height="0.079cm" svg:x="2.942cm" svg:y="1.372cm" svg:viewBox="0 0 390 80" svg:d="M390 0c0 44-88 80-196 80-107 0-194-36-194-80">
          <text:p/>
        </draw:path>
        <draw:line draw:style-name="gr9" draw:text-style-name="P1" draw:layer="layout" svg:x1="3.331cm" svg:y1="1.337cm" svg:x2="3.331cm" svg:y2="1.372cm">
          <text:p/>
        </draw:line>
        <draw:path draw:style-name="gr9" draw:text-style-name="P1" draw:layer="layout" svg:width="0.225cm" svg:height="0.046cm" svg:x="2.465cm" svg:y="2.023cm" svg:viewBox="0 0 226 47" svg:d="M226 0c0 26-50 47-112 47-63 0-114-21-114-47">
          <text:p/>
        </draw:path>
        <draw:path draw:style-name="gr9" draw:text-style-name="P1" draw:layer="layout" svg:width="0.225cm" svg:height="0.046cm" svg:x="2.465cm" svg:y="1.977cm" svg:viewBox="0 0 226 47" svg:d="M0 47c0-26 51-47 114-47 62 0 112 21 112 47">
          <text:p/>
        </draw:path>
        <draw:path draw:style-name="gr9" draw:text-style-name="P1" draw:layer="layout" svg:width="0.412cm" svg:height="0.084cm" svg:x="2.372cm" svg:y="2.023cm" svg:viewBox="0 0 413 85" svg:d="M413 0c0 47-92 85-207 85-114 0-206-38-206-85">
          <text:p/>
        </draw:path>
        <draw:path draw:style-name="gr9" draw:text-style-name="P1" draw:layer="layout" svg:width="0.412cm" svg:height="0.084cm" svg:x="2.372cm" svg:y="1.939cm" svg:viewBox="0 0 413 85" svg:d="M0 85c0-46 92-85 206-85 115 0 207 39 207 85">
          <text:p/>
        </draw:path>
        <draw:path draw:style-name="gr9" draw:text-style-name="P1" draw:layer="layout" svg:width="0.412cm" svg:height="0.084cm" svg:x="2.372cm" svg:y="2.057cm" svg:viewBox="0 0 413 85" svg:d="M413 0c0 47-92 85-207 85-114 0-206-38-206-85">
          <text:p/>
        </draw:path>
        <draw:line draw:style-name="gr9" draw:text-style-name="P1" draw:layer="layout" svg:x1="2.784cm" svg:y1="2.023cm" svg:x2="2.784cm" svg:y2="2.057cm">
          <text:p/>
        </draw:line>
        <draw:path draw:style-name="gr9" draw:text-style-name="P1" draw:layer="layout" svg:width="0.375cm" svg:height="0.076cm" svg:x="2.39cm" svg:y="2.174cm" svg:viewBox="0 0 376 77" svg:d="M376 0c0 42-84 77-187 77-104 0-189-35-189-77">
          <text:p/>
        </draw:path>
        <draw:line draw:style-name="gr9" draw:text-style-name="P1" draw:layer="layout" svg:x1="2.765cm" svg:y1="2.092cm" svg:x2="2.765cm" svg:y2="2.174cm">
          <text:p/>
        </draw:line>
        <draw:path draw:style-name="gr9" draw:text-style-name="P1" draw:layer="layout" svg:width="0.389cm" svg:height="0.079cm" svg:x="2.383cm" svg:y="2.181cm" svg:viewBox="0 0 390 80" svg:d="M390 0c0 43-87 80-194 80-109 0-196-37-196-80">
          <text:p/>
        </draw:path>
        <draw:path draw:style-name="gr9" draw:text-style-name="P1" draw:layer="layout" svg:width="0.007cm" svg:height="0.022cm" svg:x="2.383cm" svg:y="2.159cm" svg:viewBox="0 0 8 23" svg:d="M0 23c0-7 4-16 8-23">
          <text:p/>
        </draw:path>
        <draw:path draw:style-name="gr9" draw:text-style-name="P1" draw:layer="layout" svg:width="0.018cm" svg:height="0.034cm" svg:x="2.754cm" svg:y="2.147cm" svg:viewBox="0 0 19 35" svg:d="M0 0c13 11 19 23 19 35">
          <text:p/>
        </draw:path>
        <draw:path draw:style-name="gr9" draw:text-style-name="P1" draw:layer="layout" svg:width="0.389cm" svg:height="0.079cm" svg:x="2.383cm" svg:y="2.215cm" svg:viewBox="0 0 390 80" svg:d="M390 0c0 45-87 80-194 80-109 0-196-35-196-80">
          <text:p/>
        </draw:path>
        <draw:line draw:style-name="gr9" draw:text-style-name="P1" draw:layer="layout" svg:x1="2.772cm" svg:y1="2.181cm" svg:x2="2.772cm" svg:y2="2.215cm">
          <text:p/>
        </draw:line>
        <draw:path draw:style-name="gr9" draw:text-style-name="P1" draw:layer="layout" svg:width="0.026cm" svg:height="0.044cm" svg:x="2.334cm" svg:y="4.078cm" svg:viewBox="0 0 27 45" svg:d="M0 0c0 16 10 32 27 45">
          <text:p/>
        </draw:path>
        <draw:path draw:style-name="gr9" draw:text-style-name="P1" draw:layer="layout" svg:width="0.436cm" svg:height="0.055cm" svg:x="2.36cm" svg:y="4.122cm" svg:viewBox="0 0 437 56" svg:d="M0 0c42 35 126 56 219 56 92 0 177-21 218-56">
          <text:p/>
        </draw:path>
        <draw:path draw:style-name="gr9" draw:text-style-name="P1" draw:layer="layout" svg:width="0.488cm" svg:height="0.143cm" svg:x="2.334cm" svg:y="3.98cm" svg:viewBox="0 0 489 144" svg:d="M463 144c45-36 30-81-38-111-68-31-176-41-269-26-94 15-156 51-156 93">
          <text:p/>
        </draw:path>
        <draw:line draw:style-name="gr9" draw:text-style-name="P1" draw:layer="layout" svg:x1="1.667cm" svg:y1="2.796cm" svg:x2="4.283cm" svg:y2="2.796cm">
          <text:p/>
        </draw:line>
        <draw:path draw:style-name="gr9" draw:text-style-name="P1" draw:layer="layout" svg:width="0.007cm" svg:height="0.014cm" svg:x="4.351cm" svg:y="2.826cm" svg:viewBox="0 0 8 15" svg:d="M0 15c5-5 8-9 8-15">
          <text:p/>
        </draw:path>
        <draw:path draw:style-name="gr9" draw:text-style-name="P1" draw:layer="layout" svg:width="0.075cm" svg:height="0.03cm" svg:x="4.283cm" svg:y="2.796cm" svg:viewBox="0 0 76 31" svg:d="M76 31c0-17-34-31-76-31">
          <text:p/>
        </draw:path>
        <draw:line draw:style-name="gr9" draw:text-style-name="P1" draw:layer="layout" svg:x1="1.667cm" svg:y1="2.796cm" svg:x2="1.667cm" svg:y2="3.093cm">
          <text:p/>
        </draw:line>
        <draw:line draw:style-name="gr9" draw:text-style-name="P1" draw:layer="layout" svg:x1="4.352cm" svg:y1="2.84cm" svg:x2="2.679cm" svg:y2="4.228cm">
          <text:p/>
        </draw:line>
        <draw:line draw:style-name="gr9" draw:text-style-name="P1" draw:layer="layout" svg:x1="2.305cm" svg:y1="3.352cm" svg:x2="1.667cm" svg:y2="3.093cm">
          <text:p/>
        </draw:line>
        <draw:line draw:style-name="gr9" draw:text-style-name="P1" draw:layer="layout" svg:x1="2.68cm" svg:y1="4.227cm" svg:x2="2.379cm" svg:y2="4.943cm">
          <text:p/>
        </draw:line>
        <draw:line draw:style-name="gr9" draw:text-style-name="P1" draw:layer="layout" svg:x1="2.304cm" svg:y1="4.166cm" svg:x2="2.304cm" svg:y2="3.351cm">
          <text:p/>
        </draw:line>
        <draw:line draw:style-name="gr9" draw:text-style-name="P1" draw:layer="layout" svg:x1="1.667cm" svg:y1="4.942cm" svg:x2="2.379cm" svg:y2="4.942cm">
          <text:p/>
        </draw:line>
        <draw:line draw:style-name="gr9" draw:text-style-name="P1" draw:layer="layout" svg:x1="1.667cm" svg:y1="4.426cm" svg:x2="2.305cm" svg:y2="4.166cm">
          <text:p/>
        </draw:line>
        <draw:line draw:style-name="gr9" draw:text-style-name="P1" draw:layer="layout" svg:x1="1.667cm" svg:y1="4.425cm" svg:x2="1.667cm" svg:y2="4.942cm">
          <text:p/>
        </draw:line>
        <draw:path draw:style-name="gr9" draw:text-style-name="P1" draw:layer="layout" svg:width="0.3cm" svg:height="0.061cm" svg:x="1.875cm" svg:y="2.994cm" svg:viewBox="0 0 301 62" svg:d="M0 0c0 34 67 62 151 62 83 0 150-28 150-62">
          <text:p/>
        </draw:path>
        <draw:path draw:style-name="gr9" draw:text-style-name="P1" draw:layer="layout" svg:width="0.3cm" svg:height="0.061cm" svg:x="1.875cm" svg:y="2.933cm" svg:viewBox="0 0 301 62" svg:d="M301 62c0-34-67-62-150-62-84 0-151 28-151 62">
          <text:p/>
        </draw:path>
        <draw:path draw:style-name="gr9" draw:text-style-name="P1" draw:layer="layout" svg:width="0.3cm" svg:height="0.061cm" svg:x="1.875cm" svg:y="4.456cm" svg:viewBox="0 0 301 62" svg:d="M0 0c0 34 67 62 151 62 83 0 150-28 150-62">
          <text:p/>
        </draw:path>
        <draw:path draw:style-name="gr9" draw:text-style-name="P1" draw:layer="layout" svg:width="0.3cm" svg:height="0.061cm" svg:x="1.875cm" svg:y="4.395cm" svg:viewBox="0 0 301 62" svg:d="M301 62c0-34-67-62-150-62-84 0-151 28-151 62">
          <text:p/>
        </draw:path>
        <draw:path draw:style-name="gr9" draw:text-style-name="P1" draw:layer="layout" svg:width="0.025cm" svg:height="0.044cm" svg:x="2.893cm" svg:y="3.235cm" svg:viewBox="0 0 26 45" svg:d="M0 0c0 16 8 31 26 45">
          <text:p/>
        </draw:path>
        <draw:path draw:style-name="gr9" draw:text-style-name="P1" draw:layer="layout" svg:width="0.437cm" svg:height="0.055cm" svg:x="2.918cm" svg:y="3.279cm" svg:viewBox="0 0 438 56" svg:d="M0 0c41 34 126 56 218 56 93 0 178-22 220-56">
          <text:p/>
        </draw:path>
        <draw:path draw:style-name="gr9" draw:text-style-name="P1" draw:layer="layout" svg:width="0.487cm" svg:height="0.143cm" svg:x="2.893cm" svg:y="3.136cm" svg:viewBox="0 0 488 144" svg:d="M463 144c44-37 29-81-39-112-68-30-175-40-269-25-93 14-155 51-155 93">
          <text:p/>
        </draw:path>
        <draw:path draw:style-name="gr9" draw:text-style-name="P1" draw:layer="layout" svg:width="0cm" svg:height="0.002cm" svg:x="2.409cm" svg:y="4.147cm" svg:viewBox="0 0 0 3" svg:d="M0 0c0 1 0 2 0 3">
          <text:p/>
        </draw:path>
        <draw:path draw:style-name="gr9" draw:text-style-name="P1" draw:layer="layout" svg:width="0cm" svg:height="0.002cm" svg:x="2.746cm" svg:y="4.147cm" svg:viewBox="0 0 1 3" svg:d="M0 3c0-1 1-2 1-3">
          <text:p/>
        </draw:path>
        <draw:path draw:style-name="gr9" draw:text-style-name="P1" draw:layer="layout" svg:width="0.338cm" svg:height="0.069cm" svg:x="2.409cm" svg:y="4.078cm" svg:viewBox="0 0 339 70" svg:d="M339 70c0-39-76-70-169-70-94 0-170 31-170 70">
          <text:p/>
        </draw:path>
        <draw:line draw:style-name="gr9" draw:text-style-name="P1" draw:layer="layout" svg:x1="2.154cm" svg:y1="7.094cm" svg:x2="1.667cm" svg:y2="7.094cm">
          <text:p/>
        </draw:line>
        <draw:path draw:style-name="gr9" draw:text-style-name="P1" draw:layer="layout" svg:width="0.007cm" svg:height="0.013cm" svg:x="4.351cm" svg:y="3.066cm" svg:viewBox="0 0 8 14" svg:d="M0 14c5-4 8-9 8-14">
          <text:p/>
        </draw:path>
        <draw:line draw:style-name="gr9" draw:text-style-name="P1" draw:layer="layout" svg:x1="1.667cm" svg:y1="3.349cm" svg:x2="1.667cm" svg:y2="3.093cm">
          <text:p/>
        </draw:line>
        <draw:line draw:style-name="gr9" draw:text-style-name="P1" draw:layer="layout" svg:x1="2.679cm" svg:y1="4.227cm" svg:x2="2.679cm" svg:y2="4.467cm">
          <text:p/>
        </draw:line>
        <draw:line draw:style-name="gr9" draw:text-style-name="P1" draw:layer="layout" svg:x1="4.352cm" svg:y1="3.079cm" svg:x2="4.328cm" svg:y2="3.099cm">
          <text:p/>
        </draw:line>
        <draw:line draw:style-name="gr9" draw:text-style-name="P1" draw:layer="layout" svg:x1="4.329cm" svg:y1="3.098cm" svg:x2="2.679cm" svg:y2="4.468cm">
          <text:p/>
        </draw:line>
        <draw:line draw:style-name="gr9" draw:text-style-name="P1" draw:layer="layout" svg:x1="1.667cm" svg:y1="3.349cm" svg:x2="2.305cm" svg:y2="3.609cm">
          <text:p/>
        </draw:line>
        <draw:line draw:style-name="gr9" draw:text-style-name="P1" draw:layer="layout" svg:x1="2.68cm" svg:y1="4.467cm" svg:x2="2.379cm" svg:y2="5.183cm">
          <text:p/>
        </draw:line>
        <draw:line draw:style-name="gr9" draw:text-style-name="P1" draw:layer="layout" svg:x1="2.379cm" svg:y1="4.942cm" svg:x2="2.379cm" svg:y2="5.182cm">
          <text:p/>
        </draw:line>
        <draw:line draw:style-name="gr9" draw:text-style-name="P1" draw:layer="layout" svg:x1="4.097cm" svg:y1="4.942cm" svg:x2="6.802cm" svg:y2="4.942cm">
          <text:p/>
        </draw:line>
        <draw:line draw:style-name="gr9" draw:text-style-name="P1" draw:layer="layout" svg:x1="6.802cm" svg:y1="4.942cm" svg:x2="6.802cm" svg:y2="5.37cm">
          <text:p/>
        </draw:line>
        <draw:line draw:style-name="gr9" draw:text-style-name="P1" draw:layer="layout" svg:x1="3.916cm" svg:y1="5.182cm" svg:x2="4.097cm" svg:y2="5.182cm">
          <text:p/>
        </draw:line>
        <draw:line draw:style-name="gr9" draw:text-style-name="P1" draw:layer="layout" svg:x1="6.802cm" svg:y1="5.37cm" svg:x2="4.778cm" svg:y2="5.37cm">
          <text:p/>
        </draw:line>
        <draw:line draw:style-name="gr9" draw:text-style-name="P1" draw:layer="layout" svg:x1="2.379cm" svg:y1="5.182cm" svg:x2="3.916cm" svg:y2="5.182cm">
          <text:p/>
        </draw:line>
        <draw:line draw:style-name="gr9" draw:text-style-name="P1" draw:layer="layout" svg:x1="4.778cm" svg:y1="5.37cm" svg:x2="4.328cm" svg:y2="5.37cm">
          <text:p/>
        </draw:line>
        <draw:line draw:style-name="gr9" draw:text-style-name="P1" draw:layer="layout" svg:x1="4.328cm" svg:y1="6.672cm" svg:x2="4.328cm" svg:y2="5.37cm">
          <text:p/>
        </draw:line>
        <draw:line draw:style-name="gr9" draw:text-style-name="P1" draw:layer="layout" svg:x1="4.328cm" svg:y1="6.672cm" svg:x2="4.235cm" svg:y2="6.672cm">
          <text:p/>
        </draw:line>
        <draw:line draw:style-name="gr9" draw:text-style-name="P1" draw:layer="layout" svg:x1="1.667cm" svg:y1="5.199cm" svg:x2="1.667cm" svg:y2="4.942cm">
          <text:p/>
        </draw:line>
        <draw:line draw:style-name="gr9" draw:text-style-name="P1" draw:layer="layout" svg:x1="4.236cm" svg:y1="6.672cm" svg:x2="4.058cm" svg:y2="6.819cm">
          <text:p/>
        </draw:line>
        <draw:line draw:style-name="gr9" draw:text-style-name="P1" draw:layer="layout" svg:x1="2.304cm" svg:y1="5.199cm" svg:x2="1.667cm" svg:y2="5.199cm">
          <text:p/>
        </draw:line>
        <draw:line draw:style-name="gr9" draw:text-style-name="P1" draw:layer="layout" svg:x1="4.058cm" svg:y1="6.818cm" svg:x2="2.765cm" svg:y2="6.818cm">
          <text:p/>
        </draw:line>
        <draw:line draw:style-name="gr9" draw:text-style-name="P1" draw:layer="layout" svg:x1="2.304cm" svg:y1="9.241cm" svg:x2="2.304cm" svg:y2="5.199cm">
          <text:p/>
        </draw:line>
        <draw:line draw:style-name="gr9" draw:text-style-name="P1" draw:layer="layout" svg:x1="2.765cm" svg:y1="6.818cm" svg:x2="2.765cm" svg:y2="10.149cm">
          <text:p/>
        </draw:line>
        <draw:line draw:style-name="gr9" draw:text-style-name="P1" draw:layer="layout" svg:x1="2.304cm" svg:y1="9.241cm" svg:x2="2.304cm" svg:y2="10.149cm">
          <text:p/>
        </draw:line>
        <draw:line draw:style-name="gr9" draw:text-style-name="P1" draw:layer="layout" svg:x1="2.765cm" svg:y1="10.149cm" svg:x2="2.304cm" svg:y2="10.149cm">
          <text:p/>
        </draw:line>
        <draw:path draw:style-name="gr9" draw:text-style-name="P1" draw:layer="layout" svg:width="1.368cm" svg:height="1.25cm" svg:x="2.829cm" svg:y="5.422cm" svg:viewBox="0 0 1369 1251" svg:d="M0 626c0 345 306 625 685 625 378 0 684-280 684-625M1369 626c0-345-306-626-684-626-379 0-685 281-685 626">
          <text:p/>
        </draw:path>
        <draw:path draw:style-name="gr9" draw:text-style-name="P1" draw:layer="layout" svg:width="0cm" svg:height="0.002cm" svg:x="2.968cm" svg:y="3.303cm" svg:viewBox="0 0 0 3" svg:d="M0 0c0 1 0 2 0 3">
          <text:p/>
        </draw:path>
        <draw:path draw:style-name="gr9" draw:text-style-name="P1" draw:layer="layout" svg:width="0cm" svg:height="0.002cm" svg:x="3.305cm" svg:y="3.303cm" svg:viewBox="0 0 0 3" svg:d="M0 3c0-1 0-2 0-3">
          <text:p/>
        </draw:path>
        <draw:path draw:style-name="gr9" draw:text-style-name="P1" draw:layer="layout" svg:width="0.337cm" svg:height="0.068cm" svg:x="2.968cm" svg:y="3.235cm" svg:viewBox="0 0 338 69" svg:d="M338 69c0-38-75-69-170-69-93 0-168 31-168 69">
          <text:p/>
        </draw:path>
        <draw:polyline draw:style-name="gr9" draw:text-style-name="P1" draw:layer="layout" svg:width="0cm" svg:height="0.524cm" svg:x="2.304cm" svg:y="6.529cm" svg:viewBox="0 0 0 525" draw:points="0,525 0,518 0,499 0,468 0,426 0,376 0,321 0,263 0,204 0,149 0,99 0,57 0,26 0,7 0,0">
          <text:p/>
        </draw:polyline>
        <draw:path draw:style-name="gr9" draw:text-style-name="P1" draw:layer="layout" svg:width="0cm" svg:height="0.254cm" svg:x="2.304cm" svg:y="5.199cm" svg:viewBox="0 0 0 255" svg:d="M0 255c0-1 0-1 0-2s0-3 0-4c0-3 0-5 0-8s0-7 0-10c0-5 0-9 0-14s0-11 0-16c0-6 0-12 0-19s0-13 0-20c0-8 0-16 0-24s0-16 0-25c0-8 0-17 0-26s0-19 0-28c0-19 0-39 0-59">
          <text:p/>
        </draw:path>
        <draw:line draw:style-name="gr9" draw:text-style-name="P1" draw:layer="layout" svg:x1="1.667cm" svg:y1="7.155cm" svg:x2="1.667cm" svg:y2="7.094cm">
          <text:p/>
        </draw:line>
        <draw:line draw:style-name="gr9" draw:text-style-name="P1" draw:layer="layout" svg:x1="1.667cm" svg:y1="7.155cm" svg:x2="2.155cm" svg:y2="7.354cm">
          <text:p/>
        </draw:line>
        <draw:path draw:style-name="gr9" draw:text-style-name="P1" draw:layer="layout" svg:width="0cm" svg:height="0.122cm" svg:x="2.765cm" svg:y="6.818cm" svg:viewBox="0 0 0 123" svg:d="M0 123c0-1 0-2 0-3s0-2 0-3c0-2 0-4 0-5 0-2 0-5 0-7s0-5 0-8 0-6 0-9 0-6 0-10 0-7 0-11 0-8 0-12c0-9 0-17 0-27 0-9 0-19 0-28">
          <text:p/>
        </draw:path>
        <draw:polyline draw:style-name="gr9" draw:text-style-name="P1" draw:layer="layout" svg:width="0cm" svg:height="0.501cm" svg:x="2.765cm" svg:y="8.102cm" svg:viewBox="0 0 0 502" draw:points="0,502 0,496 0,477 0,447 0,407 0,360 0,307 0,251 0,195 0,142 0,94 0,55 0,25 0,6 0,0">
          <text:p/>
        </draw:polyline>
        <draw:polyline draw:style-name="gr9" draw:text-style-name="P1" draw:layer="layout" svg:width="0cm" svg:height="0.501cm" svg:x="2.765cm" svg:y="9.015cm" svg:viewBox="0 0 0 502" draw:points="0,502 0,496 0,478 0,448 0,408 0,360 0,307 0,251 0,195 0,142 0,95 0,55 0,25 0,6 0,0">
          <text:p/>
        </draw:polyline>
        <draw:line draw:style-name="gr9" draw:text-style-name="P1" draw:layer="layout" svg:x1="1.667cm" svg:y1="7.155cm" svg:x2="1.667cm" svg:y2="8.063cm">
          <text:p/>
        </draw:line>
        <draw:line draw:style-name="gr9" draw:text-style-name="P1" draw:layer="layout" svg:x1="2.305cm" svg:y1="8.323cm" svg:x2="1.667cm" svg:y2="8.063cm">
          <text:p/>
        </draw:line>
        <draw:line draw:style-name="gr9" draw:text-style-name="P1" draw:layer="layout" svg:x1="4.328cm" svg:y1="3.098cm" svg:x2="4.328cm" svg:y2="3.964cm">
          <text:p/>
        </draw:line>
        <draw:path draw:style-name="gr9" draw:text-style-name="P1" draw:layer="layout" svg:width="0cm" svg:height="0.083cm" svg:x="4.328cm" svg:y="3.88cm" svg:viewBox="0 0 0 84" svg:d="M0 84c0-33 0-61 0-84">
          <text:p/>
        </draw:path>
        <draw:path draw:style-name="gr9" draw:text-style-name="P1" draw:layer="layout" svg:width="0.075cm" svg:height="0.03cm" svg:x="4.022cm" svg:y="5.152cm" svg:viewBox="0 0 76 31" svg:d="M76 31c-41 0-76-15-76-31">
          <text:p/>
        </draw:path>
        <draw:path draw:style-name="gr9" draw:text-style-name="P1" draw:layer="layout" svg:width="0.031cm" svg:height="0.061cm" svg:x="4.216cm" svg:y="4.497cm" svg:viewBox="0 0 32 62" svg:d="M32 0c-21 19-32 40-32 62">
          <text:p/>
        </draw:path>
        <draw:path draw:style-name="gr9" draw:text-style-name="P1" draw:layer="layout" svg:width="0.283cm" svg:height="0.147cm" svg:x="4.216cm" svg:y="4.558cm" svg:viewBox="0 0 284 148" svg:d="M0 0c0 70 117 131 284 148">
          <text:p/>
        </draw:path>
        <draw:path draw:style-name="gr9" draw:text-style-name="P1" draw:layer="layout" svg:width="0.375cm" svg:height="0.152cm" svg:x="4.328cm" svg:y="3.964cm" svg:viewBox="0 0 376 153" svg:d="M0 0c0 85 168 153 376 153">
          <text:p/>
        </draw:path>
        <draw:line draw:style-name="gr9" draw:text-style-name="P1" draw:layer="layout" svg:x1="4.778cm" svg:y1="4.116cm" svg:x2="5.696cm" svg:y2="4.116cm">
          <text:p/>
        </draw:line>
        <draw:line draw:style-name="gr9" draw:text-style-name="P1" draw:layer="layout" svg:x1="4.778cm" svg:y1="4.116cm" svg:x2="4.703cm" svg:y2="4.116cm">
          <text:p/>
        </draw:line>
        <draw:path draw:style-name="gr9" draw:text-style-name="P1" draw:layer="layout" svg:width="0.026cm" svg:height="0.044cm" svg:x="5.518cm" svg:y="4.574cm" svg:viewBox="0 0 27 45" svg:d="M0 0c0 16 9 31 27 45">
          <text:p/>
        </draw:path>
        <draw:path draw:style-name="gr9" draw:text-style-name="P1" draw:layer="layout" svg:width="0.436cm" svg:height="0.055cm" svg:x="5.544cm" svg:y="4.618cm" svg:viewBox="0 0 437 56" svg:d="M0 0c41 33 126 56 218 56 93 0 178-23 219-56">
          <text:p/>
        </draw:path>
        <draw:path draw:style-name="gr9" draw:text-style-name="P1" draw:layer="layout" svg:width="0.488cm" svg:height="0.143cm" svg:x="5.518cm" svg:y="4.475cm" svg:viewBox="0 0 489 144" svg:d="M463 144c45-38 30-82-38-112s-174-41-268-25c-95 14-157 51-157 92">
          <text:p/>
        </draw:path>
        <draw:line draw:style-name="gr9" draw:text-style-name="P1" draw:layer="layout" svg:x1="4.044cm" svg:y1="4.891cm" svg:x2="5.079cm" svg:y2="4.47cm">
          <text:p/>
        </draw:line>
        <draw:path draw:style-name="gr9" draw:text-style-name="P1" draw:layer="layout" svg:width="0.075cm" svg:height="0.03cm" svg:x="4.022cm" svg:y="4.912cm" svg:viewBox="0 0 76 31" svg:d="M76 31c-41 0-76-14-76-31">
          <text:p/>
        </draw:path>
        <draw:path draw:style-name="gr9" draw:text-style-name="P1" draw:layer="layout" svg:width="0.022cm" svg:height="0.022cm" svg:x="4.022cm" svg:y="4.89cm" svg:viewBox="0 0 23 23" svg:d="M0 23c0-8 8-17 23-23">
          <text:p/>
        </draw:path>
        <draw:line draw:style-name="gr9" draw:text-style-name="P1" draw:layer="layout" svg:x1="5.078cm" svg:y1="4.47cm" svg:x2="6.39cm" svg:y2="4.47cm">
          <text:p/>
        </draw:line>
        <draw:line draw:style-name="gr9" draw:text-style-name="P1" draw:layer="layout" svg:x1="6.39cm" svg:y1="4.47cm" svg:x2="6.427cm" svg:y2="4.47cm">
          <text:p/>
        </draw:line>
        <draw:line draw:style-name="gr9" draw:text-style-name="P1" draw:layer="layout" svg:x1="6.802cm" svg:y1="4.47cm" svg:x2="6.802cm" svg:y2="4.942cm">
          <text:p/>
        </draw:line>
        <draw:line draw:style-name="gr9" draw:text-style-name="P1" draw:layer="layout" svg:x1="6.427cm" svg:y1="4.47cm" svg:x2="6.802cm" svg:y2="4.47cm">
          <text:p/>
        </draw:line>
        <draw:path draw:style-name="gr9" draw:text-style-name="P1" draw:layer="layout" svg:width="0.026cm" svg:height="0.044cm" svg:x="5.518cm" svg:y="4.817cm" svg:viewBox="0 0 27 45" svg:d="M0 0c0 16 9 32 27 45">
          <text:p/>
        </draw:path>
        <draw:path draw:style-name="gr9" draw:text-style-name="P1" draw:layer="layout" svg:width="0.436cm" svg:height="0.055cm" svg:x="5.544cm" svg:y="4.861cm" svg:viewBox="0 0 437 56" svg:d="M0 0c41 35 126 56 218 56 93 0 178-21 219-56">
          <text:p/>
        </draw:path>
        <draw:path draw:style-name="gr9" draw:text-style-name="P1" draw:layer="layout" svg:width="0.488cm" svg:height="0.143cm" svg:x="5.518cm" svg:y="4.719cm" svg:viewBox="0 0 489 144" svg:d="M463 144c45-36 30-80-38-111-68-30-174-41-268-26-95 15-157 53-157 93">
          <text:p/>
        </draw:path>
        <draw:line draw:style-name="gr9" draw:text-style-name="P1" draw:layer="layout" svg:x1="4.328cm" svg:y1="6.157cm" svg:x2="4.328cm" svg:y2="5.37cm">
          <text:p/>
        </draw:line>
        <draw:path draw:style-name="gr9" draw:text-style-name="P1" draw:layer="layout" svg:width="1.184cm" svg:height="0.541cm" svg:x="2.921cm" svg:y="5.506cm" svg:viewBox="0 0 1185 542" svg:d="M1185 542c0-299-265-542-592-542s-593 243-593 542">
          <text:p/>
        </draw:path>
        <draw:path draw:style-name="gr9" draw:text-style-name="P1" draw:layer="layout" svg:width="1.184cm" svg:height="0.541cm" svg:x="2.921cm" svg:y="6.047cm" svg:viewBox="0 0 1185 542" svg:d="M0 0c0 300 266 542 593 542s592-242 592-542">
          <text:p/>
        </draw:path>
        <draw:line draw:style-name="gr9" draw:text-style-name="P1" draw:layer="layout" svg:x1="2.303cm" svg:y1="6.347cm" svg:x2="2.304cm" svg:y2="6.347cm">
          <text:p/>
        </draw:line>
        <draw:line draw:style-name="gr9" draw:text-style-name="P1" draw:layer="layout" svg:x1="2.304cm" svg:y1="5.214cm" svg:x2="2.303cm" svg:y2="5.214cm">
          <text:p/>
        </draw:line>
        <draw:line draw:style-name="gr9" draw:text-style-name="P1" draw:layer="layout" svg:x1="2.304cm" svg:y1="7.687cm" svg:x2="2.303cm" svg:y2="7.687cm">
          <text:p/>
        </draw:line>
        <draw:line draw:style-name="gr9" draw:text-style-name="P1" draw:layer="layout" svg:x1="2.304cm" svg:y1="5.427cm" svg:x2="2.303cm" svg:y2="5.427cm">
          <text:p/>
        </draw:line>
        <draw:line draw:style-name="gr9" draw:text-style-name="P1" draw:layer="layout" svg:x1="2.303cm" svg:y1="5.427cm" svg:x2="2.303cm" svg:y2="5.214cm">
          <text:p/>
        </draw:line>
        <draw:line draw:style-name="gr9" draw:text-style-name="P1" draw:layer="layout" svg:x1="2.303cm" svg:y1="7.687cm" svg:x2="2.303cm" svg:y2="7.429cm">
          <text:p/>
        </draw:line>
        <draw:line draw:style-name="gr9" draw:text-style-name="P1" draw:layer="layout" svg:x1="2.304cm" svg:y1="7.429cm" svg:x2="2.303cm" svg:y2="7.429cm">
          <text:p/>
        </draw:line>
        <draw:line draw:style-name="gr9" draw:text-style-name="P1" draw:layer="layout" svg:x1="2.303cm" svg:y1="6.044cm" svg:x2="2.303cm" svg:y2="5.427cm">
          <text:p/>
        </draw:line>
        <draw:line draw:style-name="gr9" draw:text-style-name="P1" draw:layer="layout" svg:x1="2.303cm" svg:y1="6.044cm" svg:x2="2.304cm" svg:y2="6.044cm">
          <text:p/>
        </draw:line>
        <draw:line draw:style-name="gr9" draw:text-style-name="P1" draw:layer="layout" svg:x1="2.304cm" svg:y1="6.767cm" svg:x2="2.303cm" svg:y2="6.767cm">
          <text:p/>
        </draw:line>
        <draw:line draw:style-name="gr9" draw:text-style-name="P1" draw:layer="layout" svg:x1="2.303cm" svg:y1="7.429cm" svg:x2="2.303cm" svg:y2="6.767cm">
          <text:p/>
        </draw:line>
        <draw:line draw:style-name="gr9" draw:text-style-name="P1" draw:layer="layout" svg:x1="4.778cm" svg:y1="4.116cm" svg:x2="4.778cm" svg:y2="3.88cm">
          <text:p/>
        </draw:line>
        <draw:path draw:style-name="gr9" draw:text-style-name="P1" draw:layer="layout" svg:width="0cm" svg:height="0.058cm" svg:x="4.778cm" svg:y="3.821cm" svg:viewBox="0 0 0 59" svg:d="M0 0c0 0 0 20 0 59">
          <text:p/>
        </draw:path>
        <draw:line draw:style-name="gr9" draw:text-style-name="P1" draw:layer="layout" svg:x1="5.664cm" svg:y1="4.145cm" svg:x2="5.941cm" svg:y2="3.899cm">
          <text:p/>
        </draw:line>
        <draw:line draw:style-name="gr9" draw:text-style-name="P1" draw:layer="layout" svg:x1="5.94cm" svg:y1="3.899cm" svg:x2="6.802cm" svg:y2="3.899cm">
          <text:p/>
        </draw:line>
        <draw:line draw:style-name="gr9" draw:text-style-name="P1" draw:layer="layout" svg:x1="6.802cm" svg:y1="4.144cm" svg:x2="6.802cm" svg:y2="4.139cm">
          <text:p/>
        </draw:line>
        <draw:line draw:style-name="gr9" draw:text-style-name="P1" draw:layer="layout" svg:x1="6.802cm" svg:y1="4.116cm" svg:x2="6.802cm" svg:y2="3.88cm">
          <text:p/>
        </draw:line>
        <draw:line draw:style-name="gr9" draw:text-style-name="P1" draw:layer="layout" svg:x1="6.802cm" svg:y1="4.144cm" svg:x2="6.802cm" svg:y2="4.139cm">
          <text:p/>
        </draw:line>
        <draw:path draw:style-name="gr9" draw:text-style-name="P1" draw:layer="layout" svg:width="0cm" svg:height="0.235cm" svg:x="6.802cm" svg:y="3.88cm" svg:viewBox="0 0 0 236" svg:d="M0 236c0-7 0-14 0-21 0-14 0-28 0-42 0-13 0-26 0-38 0-13 0-25 0-36 0-6 0-11 0-17 0-5 0-10 0-16 0-5 0-10 0-15 0-4 0-9 0-14 0-4 0-9 0-13s0-8 0-12 0-8 0-12">
          <text:p/>
        </draw:path>
        <draw:path draw:style-name="gr9" draw:text-style-name="P1" draw:layer="layout" svg:width="0cm" svg:height="0.058cm" svg:x="6.802cm" svg:y="3.821cm" svg:viewBox="0 0 0 59" svg:d="M0 0c0 0 0 20 0 59">
          <text:p/>
        </draw:path>
        <draw:line draw:style-name="gr9" draw:text-style-name="P1" draw:layer="layout" svg:x1="6.802cm" svg:y1="3.899cm" svg:x2="6.802cm" svg:y2="4.144cm">
          <text:p/>
        </draw:line>
        <draw:path draw:style-name="gr9" draw:text-style-name="P1" draw:layer="layout" svg:width="0cm" svg:height="0.002cm" svg:x="5.593cm" svg:y="4.642cm" svg:viewBox="0 0 1 3" svg:d="M0 0c0 1 0 2 1 3">
          <text:p/>
        </draw:path>
        <draw:path draw:style-name="gr9" draw:text-style-name="P1" draw:layer="layout" svg:width="0cm" svg:height="0.002cm" svg:x="5.931cm" svg:y="4.642cm" svg:viewBox="0 0 0 3" svg:d="M0 3c0-1 0-2 0-3">
          <text:p/>
        </draw:path>
        <draw:path draw:style-name="gr9" draw:text-style-name="P1" draw:layer="layout" svg:width="0.338cm" svg:height="0.068cm" svg:x="5.593cm" svg:y="4.574cm" svg:viewBox="0 0 339 69" svg:d="M339 69c0-37-77-69-170-69s-169 32-169 69">
          <text:p/>
        </draw:path>
        <draw:line draw:style-name="gr9" draw:text-style-name="P1" draw:layer="layout" svg:x1="6.427cm" svg:y1="4.47cm" svg:x2="6.427cm" svg:y2="4.436cm">
          <text:p/>
        </draw:line>
        <draw:line draw:style-name="gr9" draw:text-style-name="P1" draw:layer="layout" svg:x1="6.39cm" svg:y1="4.436cm" svg:x2="6.427cm" svg:y2="4.436cm">
          <text:p/>
        </draw:line>
        <draw:line draw:style-name="gr9" draw:text-style-name="P1" draw:layer="layout" svg:x1="6.39cm" svg:y1="4.47cm" svg:x2="6.39cm" svg:y2="4.436cm">
          <text:p/>
        </draw:line>
        <draw:path draw:style-name="gr9" draw:text-style-name="P1" draw:layer="layout" svg:width="0cm" svg:height="0.002cm" svg:x="5.593cm" svg:y="4.886cm" svg:viewBox="0 0 1 3" svg:d="M0 0c0 1 0 2 1 3">
          <text:p/>
        </draw:path>
        <draw:path draw:style-name="gr9" draw:text-style-name="P1" draw:layer="layout" svg:width="0cm" svg:height="0.002cm" svg:x="5.931cm" svg:y="4.886cm" svg:viewBox="0 0 0 3" svg:d="M0 3c0-1 0-2 0-3">
          <text:p/>
        </draw:path>
        <draw:path draw:style-name="gr9" draw:text-style-name="P1" draw:layer="layout" svg:width="0.338cm" svg:height="0.069cm" svg:x="5.593cm" svg:y="4.817cm" svg:viewBox="0 0 339 70" svg:d="M339 70c0-39-77-70-170-70s-169 31-169 70">
          <text:p/>
        </draw:path>
        <draw:path draw:style-name="gr9" draw:text-style-name="P1" draw:layer="layout" svg:width="1.184cm" svg:height="0.518cm" svg:x="2.921cm" svg:y="6.024cm" svg:viewBox="0 0 1185 519" svg:d="M0 0c14 290 276 519 593 519s578-229 592-519">
          <text:p/>
        </draw:path>
        <draw:line draw:style-name="gr9" draw:text-style-name="P1" draw:layer="layout" svg:x1="2.255cm" svg:y1="6.838cm" svg:x2="2.154cm" svg:y2="6.726cm">
          <text:p/>
        </draw:line>
        <draw:line draw:style-name="gr9" draw:text-style-name="P1" draw:layer="layout" svg:x1="2.304cm" svg:y1="6.347cm" svg:x2="2.154cm" svg:y2="6.514cm">
          <text:p/>
        </draw:line>
        <draw:line draw:style-name="gr9" draw:text-style-name="P1" draw:layer="layout" svg:x1="2.303cm" svg:y1="6.347cm" svg:x2="2.303cm" svg:y2="6.767cm">
          <text:p/>
        </draw:line>
        <draw:line draw:style-name="gr9" draw:text-style-name="P1" draw:layer="layout" svg:x1="2.154cm" svg:y1="6.726cm" svg:x2="2.154cm" svg:y2="6.664cm">
          <text:p/>
        </draw:line>
        <draw:line draw:style-name="gr9" draw:text-style-name="P1" draw:layer="layout" svg:x1="2.293cm" svg:y1="6.785cm" svg:x2="2.154cm" svg:y2="6.664cm">
          <text:p/>
        </draw:line>
        <draw:line draw:style-name="gr9" draw:text-style-name="P1" draw:layer="layout" svg:x1="2.304cm" svg:y1="5.214cm" svg:x2="2.154cm" svg:y2="5.412cm">
          <text:p/>
        </draw:line>
        <draw:line draw:style-name="gr9" draw:text-style-name="P1" draw:layer="layout" svg:x1="2.304cm" svg:y1="7.688cm" svg:x2="2.154cm" svg:y2="7.479cm">
          <text:p/>
        </draw:line>
        <draw:line draw:style-name="gr9" draw:text-style-name="P1" draw:layer="layout" svg:x1="2.304cm" svg:y1="5.427cm" svg:x2="2.154cm" svg:y2="5.504cm">
          <text:p/>
        </draw:line>
        <draw:line draw:style-name="gr9" draw:text-style-name="P1" draw:layer="layout" svg:x1="2.154cm" svg:y1="5.503cm" svg:x2="2.154cm" svg:y2="5.411cm">
          <text:p/>
        </draw:line>
        <draw:line draw:style-name="gr9" draw:text-style-name="P1" draw:layer="layout" svg:x1="2.154cm" svg:y1="7.479cm" svg:x2="2.154cm" svg:y2="7.392cm">
          <text:p/>
        </draw:line>
        <draw:line draw:style-name="gr9" draw:text-style-name="P1" draw:layer="layout" svg:x1="2.304cm" svg:y1="7.43cm" svg:x2="2.154cm" svg:y2="7.392cm">
          <text:p/>
        </draw:line>
        <draw:line draw:style-name="gr9" draw:text-style-name="P1" draw:layer="layout" svg:x1="2.304cm" svg:y1="6.045cm" svg:x2="2.154cm" svg:y2="5.847cm">
          <text:p/>
        </draw:line>
        <draw:line draw:style-name="gr9" draw:text-style-name="P1" draw:layer="layout" svg:x1="2.154cm" svg:y1="5.847cm" svg:x2="2.154cm" svg:y2="5.503cm">
          <text:p/>
        </draw:line>
        <draw:line draw:style-name="gr9" draw:text-style-name="P1" draw:layer="layout" svg:x1="2.154cm" svg:y1="7.392cm" svg:x2="2.154cm" svg:y2="6.977cm">
          <text:p/>
        </draw:line>
        <draw:line draw:style-name="gr9" draw:text-style-name="P1" draw:layer="layout" svg:x1="2.154cm" svg:y1="6.978cm" svg:x2="2.304cm" svg:y2="6.767cm">
          <text:p/>
        </draw:line>
        <draw:path draw:style-name="gr9" draw:text-style-name="P1" draw:layer="layout" svg:width="0.026cm" svg:height="0.044cm" svg:x="5.968cm" svg:y="4.056cm" svg:viewBox="0 0 27 45" svg:d="M0 0c0 16 9 32 27 45">
          <text:p/>
        </draw:path>
        <draw:path draw:style-name="gr9" draw:text-style-name="P1" draw:layer="layout" svg:width="0.107cm" svg:height="0.044cm" svg:x="5.994cm" svg:y="4.1cm" svg:viewBox="0 0 108 45" svg:d="M0 0c23 20 62 36 108 45">
          <text:p/>
        </draw:path>
        <draw:path draw:style-name="gr9" draw:text-style-name="P1" draw:layer="layout" svg:width="0.107cm" svg:height="0.044cm" svg:x="6.323cm" svg:y="4.1cm" svg:viewBox="0 0 108 45" svg:d="M0 45c47-9 85-25 108-45">
          <text:p/>
        </draw:path>
        <draw:path draw:style-name="gr9" draw:text-style-name="P1" draw:layer="layout" svg:width="0.488cm" svg:height="0.143cm" svg:x="5.968cm" svg:y="3.957cm" svg:viewBox="0 0 489 144" svg:d="M463 144c45-36 30-81-38-112-68-30-174-40-268-25-95 15-157 51-157 93">
          <text:p/>
        </draw:path>
        <draw:line draw:style-name="gr9" draw:text-style-name="P1" draw:layer="layout" svg:x1="6.577cm" svg:y1="3.899cm" svg:x2="6.577cm" svg:y2="3.88cm">
          <text:p/>
        </draw:line>
        <draw:path draw:style-name="gr9" draw:text-style-name="P1" draw:layer="layout" svg:width="0cm" svg:height="0.058cm" svg:x="6.577cm" svg:y="3.821cm" svg:viewBox="0 0 0 59" svg:d="M0 0c0 0 0 20 0 59">
          <text:p/>
        </draw:path>
        <draw:line draw:style-name="gr9" draw:text-style-name="P1" draw:layer="layout" svg:x1="6.39cm" svg:y1="4.436cm" svg:x2="6.39cm" svg:y2="4.423cm">
          <text:p/>
        </draw:line>
        <draw:line draw:style-name="gr9" draw:text-style-name="P1" draw:layer="layout" svg:x1="6.427cm" svg:y1="4.47cm" svg:x2="6.427cm" svg:y2="4.436cm">
          <text:p/>
        </draw:line>
        <draw:line draw:style-name="gr9" draw:text-style-name="P1" draw:layer="layout" svg:x1="6.427cm" svg:y1="4.423cm" svg:x2="6.427cm" svg:y2="4.436cm">
          <text:p/>
        </draw:line>
        <draw:line draw:style-name="gr9" draw:text-style-name="P1" draw:layer="layout" svg:x1="6.39cm" svg:y1="4.423cm" svg:x2="4.591cm" svg:y2="4.423cm">
          <text:p/>
        </draw:line>
        <draw:path draw:style-name="gr9" draw:text-style-name="P1" draw:layer="layout" svg:width="0.344cm" svg:height="0.14cm" svg:x="4.247cm" svg:y="4.144cm" svg:viewBox="0 0 345 141" svg:d="M345 0c-190 0-345 63-345 141">
          <text:p/>
        </draw:path>
        <draw:path draw:style-name="gr9" draw:text-style-name="P1" draw:layer="layout" svg:width="0.344cm" svg:height="0.139cm" svg:x="4.247cm" svg:y="4.284cm" svg:viewBox="0 0 345 140" svg:d="M0 0c0 77 155 140 345 140">
          <text:p/>
        </draw:path>
        <draw:line draw:style-name="gr9" draw:text-style-name="P1" draw:layer="layout" svg:x1="6.802cm" svg:y1="4.144cm" svg:x2="4.591cm" svg:y2="4.144cm">
          <text:p/>
        </draw:line>
        <draw:line draw:style-name="gr9" draw:text-style-name="P1" draw:layer="layout" svg:x1="6.802cm" svg:y1="4.423cm" svg:x2="6.802cm" svg:y2="4.144cm">
          <text:p/>
        </draw:line>
        <draw:line draw:style-name="gr9" draw:text-style-name="P1" draw:layer="layout" svg:x1="6.802cm" svg:y1="4.423cm" svg:x2="6.427cm" svg:y2="4.423cm">
          <text:p/>
        </draw:line>
        <draw:line draw:style-name="gr9" draw:text-style-name="P1" draw:layer="layout" svg:x1="6.802cm" svg:y1="4.47cm" svg:x2="6.802cm" svg:y2="4.423cm">
          <text:p/>
        </draw:line>
        <draw:path draw:style-name="gr9" draw:text-style-name="P1" draw:layer="layout" svg:width="0.278cm" svg:height="0.137cm" svg:x="4.247cm" svg:y="4.558cm" svg:viewBox="0 0 279 138" svg:d="M0 0c0 67 118 124 279 138">
          <text:p/>
        </draw:path>
        <draw:line draw:style-name="gr9" draw:text-style-name="P1" draw:layer="layout" svg:x1="2.154cm" svg:y1="6.513cm" svg:x2="2.154cm" svg:y2="6.664cm">
          <text:p/>
        </draw:line>
        <draw:path draw:style-name="gr9" draw:text-style-name="P1" draw:layer="layout" svg:width="0cm" svg:height="0.002cm" svg:x="6.043cm" svg:y="4.125cm" svg:viewBox="0 0 0 3" svg:d="M0 0c0 1 0 2 0 3">
          <text:p/>
        </draw:path>
        <draw:path draw:style-name="gr9" draw:text-style-name="P1" draw:layer="layout" svg:width="0cm" svg:height="0.002cm" svg:x="6.38cm" svg:y="4.125cm" svg:viewBox="0 0 1 3" svg:d="M0 3c1-1 1-2 1-3">
          <text:p/>
        </draw:path>
        <draw:path draw:style-name="gr9" draw:text-style-name="P1" draw:layer="layout" svg:width="0.338cm" svg:height="0.069cm" svg:x="6.043cm" svg:y="4.056cm" svg:viewBox="0 0 339 70" svg:d="M339 70c0-39-76-70-170-70-93 0-169 31-169 70">
          <text:p/>
        </draw:path>
        <draw:path draw:style-name="gr9" draw:text-style-name="P1" draw:layer="layout" svg:width="1.18cm" svg:height="0.496cm" svg:x="2.923cm" svg:y="6.001cm" svg:viewBox="0 0 1181 497" svg:d="M0 0c26 281 283 497 591 497s564-216 590-497">
          <text:p/>
        </draw:path>
        <draw:line draw:style-name="gr9" draw:text-style-name="P1" draw:layer="layout" svg:x1="6.006cm" svg:y1="2.001cm" svg:x2="6.006cm" svg:y2="2.035cm">
          <text:p/>
        </draw:line>
        <draw:line draw:style-name="gr9" draw:text-style-name="P1" draw:layer="layout" svg:x1="6.025cm" svg:y1="2.07cm" svg:x2="6.025cm" svg:y2="2.152cm">
          <text:p/>
        </draw:line>
        <draw:line draw:style-name="gr9" draw:text-style-name="P1" draw:layer="layout" svg:x1="6.017cm" svg:y1="2.159cm" svg:x2="6.017cm" svg:y2="2.193cm">
          <text:p/>
        </draw:line>
        <draw:line draw:style-name="gr9" draw:text-style-name="P1" draw:layer="layout" svg:x1="5.556cm" svg:y1="2.519cm" svg:x2="5.556cm" svg:y2="2.553cm">
          <text:p/>
        </draw:line>
        <draw:line draw:style-name="gr9" draw:text-style-name="P1" draw:layer="layout" svg:x1="5.575cm" svg:y1="2.588cm" svg:x2="5.575cm" svg:y2="2.669cm">
          <text:p/>
        </draw:line>
        <draw:line draw:style-name="gr9" draw:text-style-name="P1" draw:layer="layout" svg:x1="5.568cm" svg:y1="2.676cm" svg:x2="5.568cm" svg:y2="2.71cm">
          <text:p/>
        </draw:line>
        <draw:line draw:style-name="gr9" draw:text-style-name="P1" draw:layer="layout" svg:x1="5.556cm" svg:y1="2.762cm" svg:x2="5.556cm" svg:y2="2.796cm">
          <text:p/>
        </draw:line>
        <draw:line draw:style-name="gr9" draw:text-style-name="P1" draw:layer="layout" svg:x1="5.575cm" svg:y1="2.831cm" svg:x2="5.575cm" svg:y2="2.913cm">
          <text:p/>
        </draw:line>
        <draw:line draw:style-name="gr9" draw:text-style-name="P1" draw:layer="layout" svg:x1="5.568cm" svg:y1="2.92cm" svg:x2="5.568cm" svg:y2="2.954cm">
          <text:p/>
        </draw:line>
        <draw:line draw:style-name="gr9" draw:text-style-name="P1" draw:layer="layout" svg:x1="2.93cm" svg:y1="1.18cm" svg:x2="2.93cm" svg:y2="1.214cm">
          <text:p/>
        </draw:line>
        <draw:line draw:style-name="gr9" draw:text-style-name="P1" draw:layer="layout" svg:x1="2.949cm" svg:y1="1.249cm" svg:x2="2.949cm" svg:y2="1.33cm">
          <text:p/>
        </draw:line>
        <draw:line draw:style-name="gr9" draw:text-style-name="P1" draw:layer="layout" svg:x1="2.942cm" svg:y1="1.337cm" svg:x2="2.942cm" svg:y2="1.372cm">
          <text:p/>
        </draw:line>
        <draw:line draw:style-name="gr9" draw:text-style-name="P1" draw:layer="layout" svg:x1="2.372cm" svg:y1="2.023cm" svg:x2="2.372cm" svg:y2="2.057cm">
          <text:p/>
        </draw:line>
        <draw:line draw:style-name="gr9" draw:text-style-name="P1" draw:layer="layout" svg:x1="2.39cm" svg:y1="2.092cm" svg:x2="2.39cm" svg:y2="2.174cm">
          <text:p/>
        </draw:line>
        <draw:line draw:style-name="gr9" draw:text-style-name="P1" draw:layer="layout" svg:x1="2.383cm" svg:y1="2.181cm" svg:x2="2.383cm" svg:y2="2.215cm">
          <text:p/>
        </draw:line>
        <draw:line draw:style-name="gr9" draw:text-style-name="P1" draw:layer="layout" svg:x1="4.358cm" svg:y1="2.826cm" svg:x2="4.358cm" svg:y2="3.066cm">
          <text:p/>
        </draw:line>
        <draw:line draw:style-name="gr9" draw:text-style-name="P1" draw:layer="layout" svg:x1="4.022cm" svg:y1="4.912cm" svg:x2="4.022cm" svg:y2="5.152cm">
          <text:p/>
        </draw:line>
        <draw:line draw:style-name="gr9" draw:text-style-name="P1" draw:layer="layout" svg:x1="4.328cm" svg:y1="3.821cm" svg:x2="4.778cm" svg:y2="3.821cm">
          <text:p/>
        </draw:line>
        <draw:line draw:style-name="gr9" draw:text-style-name="P1" draw:layer="layout" svg:x1="6.577cm" svg:y1="3.821cm" svg:x2="6.802cm" svg:y2="3.821cm">
          <text:p/>
        </draw:line>
        <draw:line draw:style-name="gr9" draw:text-style-name="P1" draw:layer="layout" svg:x1="4.247cm" svg:y1="4.619cm" svg:x2="4.247cm" svg:y2="4.558cm">
          <text:p/>
        </draw:line>
        <draw:line draw:style-name="gr9" draw:text-style-name="P1" draw:layer="layout" svg:x1="5.797cm" svg:y1="4.027cm" svg:x2="4.778cm" svg:y2="4.027cm">
          <text:p/>
        </draw:line>
        <draw:line draw:style-name="gr9" draw:text-style-name="P1" draw:layer="layout" svg:x1="4.247cm" svg:y1="4.284cm" svg:x2="4.247cm" svg:y2="4.558cm">
          <text:p/>
        </draw:line>
        <draw:path draw:style-name="gr6" draw:text-style-name="P3" draw:layer="layout" svg:width="5.432cm" svg:height="8.22cm" svg:x="11.442cm" svg:y="1.131cm" svg:viewBox="0 0 5433 8221" svg:d="M4782 1851l22 22v16l545 1675c64 194 93 403 81 570-12 168-64 276-143 295l-201 49c-70 17-155-38-236-154l-1235 301c-13 100-42 174-84 214v3143l-982 239-445-433v-131l258-314-1666-1625-570 140-126-123v-638l570-695v-1721l-444-325-126-123v-1113l637-155 118 115 1374-336 24-5-31-30c-17-15-20-42-9-67 12-25 36-45 62-52l2420-590 209 204v1015l-22 5 22 22v600z">
          <text:p/>
        </draw:path>
        <draw:polygon draw:style-name="gr7" draw:text-style-name="P1" draw:layer="layout" svg:width="0cm" svg:height="0cm" svg:x="14.296cm" svg:y="4.974cm" svg:viewBox="0 0 0 0" draw:points="0,0">
          <text:p/>
        </draw:polygon>
        <draw:polygon draw:style-name="gr6" draw:text-style-name="P3" draw:layer="layout" svg:width="1.978cm" svg:height="6.238cm" svg:x="12.138cm" svg:y="2.235cm" svg:viewBox="0 0 1979 6239" draw:points="1979,5858 1979,1932 0,0 0,1670 0,3420 0,4614 1666,6239">
          <text:p/>
        </draw:polygon>
        <draw:polygon draw:style-name="gr7" draw:text-style-name="P1" draw:layer="layout" svg:width="0cm" svg:height="0cm" svg:x="14.296cm" svg:y="4.974cm" svg:viewBox="0 0 0 0" draw:points="0,0">
          <text:p/>
        </draw:polygon>
        <draw:path draw:style-name="gr6" draw:text-style-name="P3" draw:layer="layout" svg:width="4.803cm" svg:height="3.468cm" svg:x="11.442cm" svg:y="1.131cm" svg:viewBox="0 0 4804 3469" svg:d="M2175 590l2420-590 209 204-1810 443-403 98 403 393 234 229-83 20-87 108-1157 283 1157 1128 87 85 62 61 31 31 73 71 220 215-412 100-444-433-1978-1931-571 139-126-123 638-155 118 115 1374-336 23-5 139-34-139 34-30-30c-17-15-20-42-9-67 12-25 35-46 61-53z">
          <text:p/>
        </draw:path>
        <draw:polygon draw:style-name="gr7" draw:text-style-name="P1" draw:layer="layout" svg:width="0cm" svg:height="0cm" svg:x="14.296cm" svg:y="4.974cm" svg:viewBox="0 0 0 0" draw:points="0,0">
          <text:p/>
        </draw:polygon>
        <draw:polygon draw:style-name="gr6" draw:text-style-name="P3" draw:layer="layout" svg:width="1.81cm" svg:height="2.026cm" svg:x="14.435cm" svg:y="1.335cm" svg:viewBox="0 0 1811 2027" draw:points="1811,0 1811,1015 1789,1020 1476,1096 1476,1124 1811,1042 1811,1642 1789,1647 234,2027 234,1427 1442,1132 1442,1105 1420,1110 234,1399 234,1162 0,933 0,442">
          <text:p/>
        </draw:polygon>
        <draw:polygon draw:style-name="gr7" draw:text-style-name="P1" draw:layer="layout" svg:width="0cm" svg:height="0cm" svg:x="14.296cm" svg:y="4.974cm" svg:viewBox="0 0 0 0" draw:points="0,0">
          <text:p/>
        </draw:polygon>
        <draw:polygon draw:style-name="gr6" draw:text-style-name="P3" draw:layer="layout" svg:width="0.982cm" svg:height="4.852cm" svg:x="13.99cm" svg:y="4.499cm" svg:viewBox="0 0 983 4853" draw:points="983,0 983,612 983,1470 983,4614 0,4853 0,4723 571,4027 571,100">
          <text:p/>
        </draw:polygon>
        <draw:polygon draw:style-name="gr7" draw:text-style-name="P1" draw:layer="layout" svg:width="0cm" svg:height="0cm" svg:x="14.296cm" svg:y="4.974cm" svg:viewBox="0 0 0 0" draw:points="0,0">
          <text:p/>
        </draw:polygon>
        <draw:path draw:style-name="gr6" draw:text-style-name="P3" draw:layer="layout" svg:width="2.298cm" svg:height="2.588cm" svg:x="14.576cm" svg:y="3.02cm" svg:viewBox="0 0 2299 2589" svg:d="M1670 0l545 1675c64 194 93 403 81 570-12 168-64 276-143 295l-201 49c78-19 131-127 143-295 12-167-18-376-81-570l-274-841-1564 382-73-71-15-35 5-106-51-50 1 1c-1-1-2-3-3-4l-39-120 41 123-41-123 39 120c-12-18-23-37-30-58-7-25-10-56-10-92 0-34 3-73 10-113 16-54 45-106 83-152v-200z">
          <text:p/>
        </draw:path>
        <draw:polygon draw:style-name="gr7" draw:text-style-name="P1" draw:layer="layout" svg:width="0cm" svg:height="0cm" svg:x="14.296cm" svg:y="4.974cm" svg:viewBox="0 0 0 0" draw:points="0,0">
          <text:p/>
        </draw:polygon>
        <draw:polygon draw:style-name="gr6" draw:text-style-name="P3" draw:layer="layout" svg:width="0.444cm" svg:height="4.359cm" svg:x="14.116cm" svg:y="4.166cm" svg:viewBox="0 0 445 4360" draw:points="0,3927 0,0 445,433 445,4360">
          <text:p/>
        </draw:polygon>
        <draw:polygon draw:style-name="gr7" draw:text-style-name="P1" draw:layer="layout" svg:width="0cm" svg:height="0cm" svg:x="14.296cm" svg:y="4.974cm" svg:viewBox="0 0 0 0" draw:points="0,0">
          <text:p/>
        </draw:polygon>
        <draw:path draw:style-name="gr6" draw:text-style-name="P3" draw:layer="layout" svg:width="1.792cm" svg:height="1.35cm" svg:x="14.752cm" svg:y="3.902cm" svg:viewBox="0 0 1793 1351" svg:d="M0 382l1564-382 229 977-1532 374c-9-40-21-78-33-116l-8-25v-613z">
          <text:p/>
        </draw:path>
        <draw:polygon draw:style-name="gr7" draw:text-style-name="P1" draw:layer="layout" svg:width="0cm" svg:height="0cm" svg:x="14.296cm" svg:y="4.974cm" svg:viewBox="0 0 0 0" draw:points="0,0">
          <text:p/>
        </draw:polygon>
        <draw:path draw:style-name="gr6" draw:text-style-name="P3" draw:layer="layout" svg:width="1.321cm" svg:height="2.734cm" svg:x="12.419cm" svg:y="4.266cm" svg:viewBox="0 0 1322 2735" svg:d="M1280 2701h-1l-173 34-110-124-117-494 42-169-303 45-1-564-200-163-148-144v53c0 91-24 151-63 161-41 10-94-38-137-126s-69-201-69-296v-753c0-90 24-151 63-160 41-10 94 38 137 125 43 88 69 202 69 297v412l47-158 302 294v-564l299 628 79-180 111-234 173 371-185 419 227 476-227 34z">
          <text:p/>
        </draw:path>
        <draw:polygon draw:style-name="gr7" draw:text-style-name="P1" draw:layer="layout" svg:width="0cm" svg:height="0cm" svg:x="14.296cm" svg:y="4.974cm" svg:viewBox="0 0 0 0" draw:points="0,0">
          <text:p/>
        </draw:polygon>
        <draw:polygon draw:style-name="gr6" draw:text-style-name="P3" draw:layer="layout" svg:width="1.157cm" svg:height="1.411cm" svg:x="13.342cm" svg:y="2.625cm" svg:viewBox="0 0 1158 1412" draw:points="1158,0 1158,1412 0,283">
          <text:p/>
        </draw:polygon>
        <draw:polygon draw:style-name="gr7" draw:text-style-name="P1" draw:layer="layout" svg:width="0cm" svg:height="0cm" svg:x="14.296cm" svg:y="4.974cm" svg:viewBox="0 0 0 0" draw:points="0,0">
          <text:p/>
        </draw:polygon>
        <draw:polygon draw:style-name="gr6" draw:text-style-name="P3" draw:layer="layout" svg:width="0.57cm" svg:height="1.669cm" svg:x="11.568cm" svg:y="2.235cm" svg:viewBox="0 0 571 1670" draw:points="571,0 571,1670 445,1578 0,1253 0,139">
          <text:p/>
        </draw:polygon>
        <draw:polygon draw:style-name="gr7" draw:text-style-name="P1" draw:layer="layout" svg:width="0cm" svg:height="0cm" svg:x="14.296cm" svg:y="4.974cm" svg:viewBox="0 0 0 0" draw:points="0,0">
          <text:p/>
        </draw:polygon>
        <draw:path draw:style-name="gr6" draw:text-style-name="P3" draw:layer="layout" svg:width="1.567cm" svg:height="0.877cm" svg:x="15.013cm" svg:y="4.878cm" svg:viewBox="0 0 1568 878" svg:d="M0 374l1532-374c33 127 44 255 31 355-12 100-47 163-97 175l-188 46-1235 302c18-142 3-323-43-504z">
          <text:p/>
        </draw:path>
        <draw:polygon draw:style-name="gr7" draw:text-style-name="P1" draw:layer="layout" svg:width="0cm" svg:height="0cm" svg:x="14.296cm" svg:y="4.974cm" svg:viewBox="0 0 0 0" draw:points="0,0">
          <text:p/>
        </draw:polygon>
        <draw:path draw:style-name="gr6" draw:text-style-name="P3" draw:layer="layout" svg:width="1.368cm" svg:height="0.668cm" svg:x="12.95cm" svg:y="2.042cm" svg:viewBox="0 0 1369 669" svg:d="M1369 335c0-185-306-335-684-335s-685 150-685 335zM0 335c0 185 307 334 685 334s684-149 684-334z">
          <text:p/>
        </draw:path>
        <draw:polygon draw:style-name="gr7" draw:text-style-name="P1" draw:layer="layout" svg:width="0cm" svg:height="0cm" svg:x="14.296cm" svg:y="4.974cm" svg:viewBox="0 0 0 0" draw:points="0,0">
          <text:p/>
        </draw:polygon>
        <draw:polygon draw:style-name="gr6" draw:text-style-name="P3" draw:layer="layout" svg:width="1.014cm" svg:height="1.129cm" svg:x="13.546cm" svg:y="8.092cm" svg:viewBox="0 0 1015 1130" draw:points="0,696 258,382 571,0 1015,434 445,1130">
          <text:p/>
        </draw:polygon>
        <draw:polygon draw:style-name="gr7" draw:text-style-name="P1" draw:layer="layout" svg:width="0cm" svg:height="0cm" svg:x="14.296cm" svg:y="4.974cm" svg:viewBox="0 0 0 0" draw:points="0,0">
          <text:p/>
        </draw:polygon>
        <draw:path draw:style-name="gr6" draw:text-style-name="P3" draw:layer="layout" svg:width="1.184cm" svg:height="0.578cm" svg:x="13.042cm" svg:y="2.088cm" svg:viewBox="0 0 1185 579" svg:d="M1177 338c6-16 8-32 8-49 0-45-21-89-62-129-123-120-399-183-667-152-267 31-456 147-456 281 0 17 3 33 9 49 5 17 14 33 26 49 85 115 308 192 558 192s473-77 557-192c12-16 21-32 27-49z">
          <text:p/>
        </draw:path>
        <draw:polygon draw:style-name="gr7" draw:text-style-name="P1" draw:layer="layout" svg:width="0cm" svg:height="0cm" svg:x="14.296cm" svg:y="4.974cm" svg:viewBox="0 0 0 0" draw:points="0,0">
          <text:p/>
        </draw:polygon>
        <draw:polygon draw:style-name="gr6" draw:text-style-name="P3" draw:layer="layout" svg:width="0.57cm" svg:height="1.334cm" svg:x="11.568cm" svg:y="5.654cm" svg:viewBox="0 0 571 1335" draw:points="0,697 571,0 571,1195 0,1335">
          <text:p/>
        </draw:polygon>
        <draw:polygon draw:style-name="gr7" draw:text-style-name="P1" draw:layer="layout" svg:width="0cm" svg:height="0cm" svg:x="14.296cm" svg:y="4.974cm" svg:viewBox="0 0 0 0" draw:points="0,0">
          <text:p/>
        </draw:polygon>
        <draw:path draw:style-name="gr6" draw:text-style-name="P3" draw:layer="layout" svg:width="1.114cm" svg:height="0.382cm" svg:x="13.077cm" svg:y="2.284cm" svg:viewBox="0 0 1115 383" svg:d="M1115 191c-8-10-17-21-27-31-106-103-329-166-565-159-237 7-442 82-523 190 85 116 308 192 557 192 250 0 474-76 558-192z">
          <text:p/>
        </draw:path>
        <draw:polygon draw:style-name="gr7" draw:text-style-name="P1" draw:layer="layout" svg:width="0cm" svg:height="0cm" svg:x="14.296cm" svg:y="4.974cm" svg:viewBox="0 0 0 0" draw:points="0,0">
          <text:p/>
        </draw:polygon>
        <draw:path draw:style-name="gr6" draw:text-style-name="P3" draw:layer="layout" svg:width="0.268cm" svg:height="1.338cm" svg:x="12.419cm" svg:y="4.266cm" svg:viewBox="0 0 269 1339" svg:d="M269 424v412l-20 69v198l20 20v53c0 91-24 151-63 161-41 10-93-38-136-126-44-88-70-201-70-296v-754c0-90 24-151 64-160 41-10 93 38 136 125 43 88 69 202 69 298z">
          <text:p/>
        </draw:path>
        <draw:polygon draw:style-name="gr7" draw:text-style-name="P1" draw:layer="layout" svg:width="0cm" svg:height="0cm" svg:x="14.296cm" svg:y="4.974cm" svg:viewBox="0 0 0 0" draw:points="0,0">
          <text:p/>
        </draw:polygon>
        <draw:polygon draw:style-name="gr6" draw:text-style-name="P3" draw:layer="layout" svg:width="0.477cm" svg:height="0.977cm" svg:x="13.036cm" svg:y="5.238cm" svg:viewBox="0 0 478 978" draw:points="321,274 478,441 400,619 478,951 304,978 235,688 0,459 0,0 235,230 266,160">
          <text:p/>
        </draw:polygon>
        <draw:polygon draw:style-name="gr7" draw:text-style-name="P1" draw:layer="layout" svg:width="0cm" svg:height="0cm" svg:x="14.296cm" svg:y="4.974cm" svg:viewBox="0 0 0 0" draw:points="0,0">
          <text:p/>
        </draw:polygon>
        <draw:polygon draw:style-name="gr6" draw:text-style-name="P3" draw:layer="layout" svg:width="0.126cm" svg:height="1.842cm" svg:x="12.012cm" svg:y="3.812cm" svg:viewBox="0 0 127 1843" draw:points="127,92 127,1843 0,1721 0,0">
          <text:p/>
        </draw:polygon>
        <draw:polygon draw:style-name="gr7" draw:text-style-name="P1" draw:layer="layout" svg:width="0cm" svg:height="0cm" svg:x="14.296cm" svg:y="4.974cm" svg:viewBox="0 0 0 0" draw:points="0,0">
          <text:p/>
        </draw:polygon>
        <draw:polygon draw:style-name="gr6" draw:text-style-name="P3" draw:layer="layout" svg:width="0.696cm" svg:height="0.818cm" svg:x="11.442cm" svg:y="5.532cm" svg:viewBox="0 0 697 819" draw:points="127,819 697,122 571,0 0,696">
          <text:p/>
        </draw:polygon>
        <draw:polygon draw:style-name="gr7" draw:text-style-name="P1" draw:layer="layout" svg:width="0cm" svg:height="0cm" svg:x="14.296cm" svg:y="4.974cm" svg:viewBox="0 0 0 0" draw:points="0,0">
          <text:p/>
        </draw:polygon>
        <draw:path draw:style-name="gr6" draw:text-style-name="P3" draw:layer="layout" svg:width="0.382cm" svg:height="1.709cm" svg:x="16.291cm" svg:y="3.902cm" svg:viewBox="0 0 383 1710" svg:d="M299 842c63 194 93 403 81 570-12 168-65 276-144 295-70 17-155-38-236-154l187-46c50-12 85-75 98-175s2-228-32-355l-229-977z">
          <text:p/>
        </draw:path>
        <draw:polygon draw:style-name="gr7" draw:text-style-name="P1" draw:layer="layout" svg:width="0cm" svg:height="0cm" svg:x="14.296cm" svg:y="4.974cm" svg:viewBox="0 0 0 0" draw:points="0,0">
          <text:p/>
        </draw:polygon>
        <draw:polygon draw:style-name="gr6" draw:text-style-name="P3" draw:layer="layout" svg:width="0.126cm" svg:height="1.236cm" svg:x="11.442cm" svg:y="2.251cm" svg:viewBox="0 0 127 1237" draw:points="127,123 127,1237 0,1114 0,0">
          <text:p/>
        </draw:polygon>
        <draw:polygon draw:style-name="gr7" draw:text-style-name="P1" draw:layer="layout" svg:width="0cm" svg:height="0cm" svg:x="14.296cm" svg:y="4.974cm" svg:viewBox="0 0 0 0" draw:points="0,0">
          <text:p/>
        </draw:polygon>
        <draw:path draw:style-name="gr6" draw:text-style-name="P3" draw:layer="layout" svg:width="0.087cm" svg:height="1.604cm" svg:x="14.499cm" svg:y="2.517cm" svg:viewBox="0 0 88 1605" svg:d="M88 1444v161l-88-85v-1412l88-108v1240c-7 40-10 79-10 113 0 35 3 66 10 91z">
          <text:p/>
        </draw:path>
        <draw:polygon draw:style-name="gr7" draw:text-style-name="P1" draw:layer="layout" svg:width="0cm" svg:height="0cm" svg:x="14.296cm" svg:y="4.974cm" svg:viewBox="0 0 0 0" draw:points="0,0">
          <text:p/>
        </draw:polygon>
        <draw:polygon draw:style-name="gr6" draw:text-style-name="P3" draw:layer="layout" svg:width="0.341cm" svg:height="0.779cm" svg:x="13.356cm" svg:y="6.188cm" svg:viewBox="0 0 342 780" draw:points="342,780 158,0 0,187 117,679">
          <text:p/>
        </draw:polygon>
        <draw:polygon draw:style-name="gr7" draw:text-style-name="P1" draw:layer="layout" svg:width="0cm" svg:height="0cm" svg:x="14.296cm" svg:y="4.974cm" svg:viewBox="0 0 0 0" draw:points="0,0">
          <text:p/>
        </draw:polygon>
        <draw:path draw:style-name="gr6" draw:text-style-name="P3" draw:layer="layout" svg:width="1.184cm" svg:height="0.338cm" svg:x="13.042cm" svg:y="2.088cm" svg:viewBox="0 0 1185 339" svg:d="M1177 339c6-16 8-32 8-49 0-45-21-89-62-129-123-121-399-184-667-153-267 31-456 148-456 282 0 17 3 33 9 49v-1c17-48 59-92 121-130 112-69 282-110 463-110 180 0 350 41 463 110 26 16 48 33 67 51 25 25 43 51 53 79 1 0 1 1 1 1z">
          <text:p/>
        </draw:path>
        <draw:polygon draw:style-name="gr7" draw:text-style-name="P1" draw:layer="layout" svg:width="0cm" svg:height="0cm" svg:x="14.296cm" svg:y="4.974cm" svg:viewBox="0 0 0 0" draw:points="0,0">
          <text:p/>
        </draw:polygon>
        <draw:polygon draw:style-name="gr6" draw:text-style-name="P3" draw:layer="layout" svg:width="0.303cm" svg:height="0.564cm" svg:x="13.036cm" svg:y="5.696cm" svg:viewBox="0 0 304 565" draw:points="0,0 235,230 304,520 0,565">
          <text:p/>
        </draw:polygon>
        <draw:polygon draw:style-name="gr7" draw:text-style-name="P1" draw:layer="layout" svg:width="0cm" svg:height="0cm" svg:x="14.296cm" svg:y="4.974cm" svg:viewBox="0 0 0 0" draw:points="0,0">
          <text:p/>
        </draw:polygon>
        <draw:polygon draw:style-name="gr6" draw:text-style-name="P3" draw:layer="layout" svg:width="0.299cm" svg:height="0.793cm" svg:x="13.036cm" svg:y="4.674cm" svg:viewBox="0 0 300 794" draw:points="300,629 262,714 266,724 235,794 0,565 0,0">
          <text:p/>
        </draw:polygon>
        <draw:polygon draw:style-name="gr7" draw:text-style-name="P1" draw:layer="layout" svg:width="0cm" svg:height="0cm" svg:x="14.296cm" svg:y="4.974cm" svg:viewBox="0 0 0 0" draw:points="0,0">
          <text:p/>
        </draw:polygon>
        <draw:polygon draw:style-name="gr6" draw:text-style-name="P3" draw:layer="layout" svg:width="0.403cm" svg:height="0.491cm" svg:x="14.032cm" svg:y="1.777cm" svg:viewBox="0 0 404 492" draw:points="404,0 404,492 0,98">
          <text:p/>
        </draw:polygon>
        <draw:polygon draw:style-name="gr7" draw:text-style-name="P1" draw:layer="layout" svg:width="0cm" svg:height="0cm" svg:x="14.296cm" svg:y="4.974cm" svg:viewBox="0 0 0 0" draw:points="0,0">
          <text:p/>
        </draw:polygon>
        <draw:path draw:style-name="gr6" draw:text-style-name="P3" draw:layer="layout" svg:width="0.083cm" svg:height="1.26cm" svg:x="14.586cm" svg:y="2.497cm" svg:viewBox="0 0 84 1261" svg:d="M84 0v237 28 600 27 17 200c-39 46-68 98-84 152v-1241z">
          <text:p/>
        </draw:path>
        <draw:polygon draw:style-name="gr7" draw:text-style-name="P1" draw:layer="layout" svg:width="0cm" svg:height="0cm" svg:x="14.296cm" svg:y="4.974cm" svg:viewBox="0 0 0 0" draw:points="0,0">
          <text:p/>
        </draw:polygon>
        <draw:path draw:style-name="gr6" draw:text-style-name="P3" draw:layer="layout" svg:width="0.235cm" svg:height="0.512cm" svg:x="13.1cm" svg:y="6.31cm" svg:viewBox="0 0 236 513" svg:d="M236 375c0-1 0-2 0-4 0-89-26-195-68-273-19-39-42-67-64-83-54-40-97 2-103 103-6 99 26 230 77 316 53 86 110 104 139 44 12-25 19-60 19-103z">
          <text:p/>
        </draw:path>
        <draw:polygon draw:style-name="gr7" draw:text-style-name="P1" draw:layer="layout" svg:width="0cm" svg:height="0cm" svg:x="14.296cm" svg:y="4.974cm" svg:viewBox="0 0 0 0" draw:points="0,0">
          <text:p/>
        </draw:polygon>
        <draw:path draw:style-name="gr6" draw:text-style-name="P3" draw:layer="layout" svg:width="0.235cm" svg:height="0.512cm" svg:x="13.1cm" svg:y="4.347cm" svg:viewBox="0 0 236 513" svg:d="M236 374c0-1 0-2 0-4 0-89-26-195-68-273-19-38-42-66-64-82-54-41-97 2-103 102-6 99 26 230 77 316 53 87 110 105 139 43 12-24 19-59 19-102z">
          <text:p/>
        </draw:path>
        <draw:polygon draw:style-name="gr7" draw:text-style-name="P1" draw:layer="layout" svg:width="0cm" svg:height="0cm" svg:x="14.296cm" svg:y="4.974cm" svg:viewBox="0 0 0 0" draw:points="0,0">
          <text:p/>
        </draw:polygon>
        <draw:polygon draw:style-name="gr6" draw:text-style-name="P3" draw:layer="layout" svg:width="0.126cm" svg:height="0.761cm" svg:x="11.442cm" svg:y="6.227cm" svg:viewBox="0 0 127 762" draw:points="127,123 127,762 0,639 0,0">
          <text:p/>
        </draw:polygon>
        <draw:polygon draw:style-name="gr7" draw:text-style-name="P1" draw:layer="layout" svg:width="0cm" svg:height="0cm" svg:x="14.296cm" svg:y="4.974cm" svg:viewBox="0 0 0 0" draw:points="0,0">
          <text:p/>
        </draw:polygon>
        <draw:polygon draw:style-name="gr6" draw:text-style-name="P3" draw:layer="layout" svg:width="0.341cm" svg:height="0.431cm" svg:x="13.356cm" svg:y="5.247cm" svg:viewBox="0 0 342 432" draw:points="0,265 158,432 342,12 117,0">
          <text:p/>
        </draw:polygon>
        <draw:polygon draw:style-name="gr7" draw:text-style-name="P1" draw:layer="layout" svg:width="0cm" svg:height="0cm" svg:x="14.296cm" svg:y="4.974cm" svg:viewBox="0 0 0 0" draw:points="0,0">
          <text:p/>
        </draw:polygon>
        <draw:polygon draw:style-name="gr6" draw:text-style-name="P3" draw:layer="layout" svg:width="0.305cm" svg:height="0.51cm" svg:x="13.435cm" svg:y="5.678cm" svg:viewBox="0 0 306 511" draw:points="78,511 306,477 78,0 0,178">
          <text:p/>
        </draw:polygon>
        <draw:polygon draw:style-name="gr7" draw:text-style-name="P1" draw:layer="layout" svg:width="0cm" svg:height="0cm" svg:x="14.296cm" svg:y="4.974cm" svg:viewBox="0 0 0 0" draw:points="0,0">
          <text:p/>
        </draw:polygon>
        <draw:path draw:style-name="gr6" draw:text-style-name="P3" draw:layer="layout" svg:width="0.235cm" svg:height="0.512cm" svg:x="13.1cm" svg:y="4.347cm" svg:viewBox="0 0 236 513" svg:d="M168 97c-19-38-42-66-64-82-54-41-97 2-103 102-6 99 26 230 77 316 53 87 110 105 139 43 12-24 19-59 19-102-28-13-58-65-73-129-16-63-14-124 5-148z">
          <text:p/>
        </draw:path>
        <draw:polygon draw:style-name="gr7" draw:text-style-name="P1" draw:layer="layout" svg:width="0cm" svg:height="0cm" svg:x="14.296cm" svg:y="4.974cm" svg:viewBox="0 0 0 0" draw:points="0,0">
          <text:p/>
        </draw:polygon>
        <draw:path draw:style-name="gr6" draw:text-style-name="P3" draw:layer="layout" svg:width="0.235cm" svg:height="0.512cm" svg:x="13.1cm" svg:y="6.31cm" svg:viewBox="0 0 236 513" svg:d="M168 98c-19-39-42-67-64-83-54-40-97 2-103 103-6 99 26 230 77 316 53 86 110 104 139 44 12-25 19-60 19-103-28-13-58-65-73-129-16-63-14-123 5-148z">
          <text:p/>
        </draw:path>
        <draw:polygon draw:style-name="gr7" draw:text-style-name="P1" draw:layer="layout" svg:width="0cm" svg:height="0cm" svg:x="14.296cm" svg:y="4.974cm" svg:viewBox="0 0 0 0" draw:points="0,0">
          <text:p/>
        </draw:polygon>
        <draw:polygon draw:style-name="gr6" draw:text-style-name="P3" draw:layer="layout" svg:width="0.368cm" svg:height="0.392cm" svg:x="12.667cm" svg:y="4.944cm" svg:viewBox="0 0 369 393" draw:points="369,294 169,393 0,227 20,158 67,0">
          <text:p/>
        </draw:polygon>
        <draw:polygon draw:style-name="gr7" draw:text-style-name="P1" draw:layer="layout" svg:width="0cm" svg:height="0cm" svg:x="14.296cm" svg:y="4.974cm" svg:viewBox="0 0 0 0" draw:points="0,0">
          <text:p/>
        </draw:polygon>
        <draw:polygon draw:style-name="gr6" draw:text-style-name="P3" draw:layer="layout" svg:width="0.2cm" svg:height="0.458cm" svg:x="12.835cm" svg:y="5.238cm" svg:viewBox="0 0 201 459" draw:points="201,0 201,459 0,296 0,99">
          <text:p/>
        </draw:polygon>
        <draw:polygon draw:style-name="gr7" draw:text-style-name="P1" draw:layer="layout" svg:width="0cm" svg:height="0cm" svg:x="14.296cm" svg:y="4.974cm" svg:viewBox="0 0 0 0" draw:points="0,0">
          <text:p/>
        </draw:polygon>
        <draw:path draw:style-name="gr6" draw:text-style-name="P3" draw:layer="layout" svg:width="1.167cm" svg:height="0.241cm" svg:x="13.051cm" svg:y="2.233cm" svg:viewBox="0 0 1168 242" svg:d="M1141 242c12-16 21-32 27-49 0 0 0-1-1-1-6-7-12-15-20-22-110-107-340-175-587-170-248 4-466 80-560 192v1c5 17 14 33 26 49 81-108 286-183 524-191 236-7 458 57 564 160 10 10 19 21 27 31z">
          <text:p/>
        </draw:path>
        <draw:polygon draw:style-name="gr7" draw:text-style-name="P1" draw:layer="layout" svg:width="0cm" svg:height="0cm" svg:x="14.296cm" svg:y="4.974cm" svg:viewBox="0 0 0 0" draw:points="0,0">
          <text:p/>
        </draw:polygon>
        <draw:polygon draw:style-name="gr6" draw:text-style-name="P3" draw:layer="layout" svg:width="0.444cm" svg:height="0.564cm" svg:x="13.546cm" svg:y="8.787cm" svg:viewBox="0 0 445 565" draw:points="445,565 445,434 0,0 0,131">
          <text:p/>
        </draw:polygon>
        <draw:polygon draw:style-name="gr7" draw:text-style-name="P1" draw:layer="layout" svg:width="0cm" svg:height="0cm" svg:x="14.296cm" svg:y="4.974cm" svg:viewBox="0 0 0 0" draw:points="0,0">
          <text:p/>
        </draw:polygon>
        <draw:path draw:style-name="gr6" draw:text-style-name="P3" draw:layer="layout" svg:width="0.268cm" svg:height="0.27cm" svg:x="11.754cm" svg:y="3.207cm" svg:viewBox="0 0 269 271" svg:d="M141 2c39-7 75 2 99 25 46 45 37 131-21 190-59 59-143 71-189 26-19-19-30-45-30-75 0-7 1-16 2-24 12-68 71-129 139-142z">
          <text:p/>
        </draw:path>
        <draw:polygon draw:style-name="gr7" draw:text-style-name="P1" draw:layer="layout" svg:width="0cm" svg:height="0cm" svg:x="14.296cm" svg:y="4.974cm" svg:viewBox="0 0 0 0" draw:points="0,0">
          <text:p/>
        </draw:polygon>
        <draw:path draw:style-name="gr6" draw:text-style-name="P3" draw:layer="layout" svg:width="0.268cm" svg:height="0.269cm" svg:x="11.754cm" svg:y="6.348cm" svg:viewBox="0 0 269 270" svg:d="M141 2c39-7 75 2 99 25 46 45 37 130-21 189-59 60-143 72-189 26-19-19-30-45-30-75 0-7 1-15 2-23 12-68 71-129 139-142z">
          <text:p/>
        </draw:path>
        <draw:polygon draw:style-name="gr7" draw:text-style-name="P1" draw:layer="layout" svg:width="0cm" svg:height="0cm" svg:x="14.296cm" svg:y="4.974cm" svg:viewBox="0 0 0 0" draw:points="0,0">
          <text:p/>
        </draw:polygon>
        <draw:polygon draw:style-name="gr6" draw:text-style-name="P3" draw:layer="layout" svg:width="0.283cm" svg:height="0.371cm" svg:x="13.414cm" svg:y="4.888cm" svg:viewBox="0 0 284 372" draw:points="284,372 111,0 0,235 59,360">
          <text:p/>
        </draw:polygon>
        <draw:polygon draw:style-name="gr7" draw:text-style-name="P1" draw:layer="layout" svg:width="0cm" svg:height="0cm" svg:x="14.296cm" svg:y="4.974cm" svg:viewBox="0 0 0 0" draw:points="0,0">
          <text:p/>
        </draw:polygon>
        <draw:path draw:style-name="gr6" draw:text-style-name="P3" draw:layer="layout" svg:width="0.091cm" svg:height="0.858cm" svg:x="14.972cm" svg:y="5.111cm" svg:viewBox="0 0 92 859" svg:d="M0 0l8 25c12 38 24 76 33 116 46 181 62 363 43 504-13 100-42 174-84 214z">
          <text:p/>
        </draw:path>
        <draw:polygon draw:style-name="gr7" draw:text-style-name="P1" draw:layer="layout" svg:width="0cm" svg:height="0cm" svg:x="14.296cm" svg:y="4.974cm" svg:viewBox="0 0 0 0" draw:points="0,0">
          <text:p/>
        </draw:polygon>
        <draw:path draw:style-name="gr6" draw:text-style-name="P3" draw:layer="layout" svg:width="0.268cm" svg:height="0.269cm" svg:x="11.754cm" svg:y="6.348cm" svg:viewBox="0 0 269 270" svg:d="M141 2c39-7 75 2 99 25 46 45 37 130-21 189-59 60-143 72-189 26-19-19-30-45-30-75 0-7 1-15 2-23 68-13 127-74 139-142z">
          <text:p/>
        </draw:path>
        <draw:polygon draw:style-name="gr7" draw:text-style-name="P1" draw:layer="layout" svg:width="0cm" svg:height="0cm" svg:x="14.296cm" svg:y="4.974cm" svg:viewBox="0 0 0 0" draw:points="0,0">
          <text:p/>
        </draw:polygon>
        <draw:path draw:style-name="gr6" draw:text-style-name="P3" draw:layer="layout" svg:width="0.268cm" svg:height="0.27cm" svg:x="11.754cm" svg:y="3.207cm" svg:viewBox="0 0 269 271" svg:d="M141 2c39-7 75 2 99 25 46 45 37 131-21 190-59 59-143 71-189 26-19-19-30-45-30-75 0-7 1-16 2-24 68-13 127-74 139-142z">
          <text:p/>
        </draw:path>
        <draw:polygon draw:style-name="gr7" draw:text-style-name="P1" draw:layer="layout" svg:width="0cm" svg:height="0cm" svg:x="14.296cm" svg:y="4.974cm" svg:viewBox="0 0 0 0" draw:points="0,0">
          <text:p/>
        </draw:polygon>
        <draw:path draw:style-name="gr6" draw:text-style-name="P3" draw:layer="layout" svg:width="0.367cm" svg:height="0.437cm" svg:x="10.717cm" svg:y="5.501cm" svg:viewBox="0 0 368 438" svg:d="M294 388l33-9c41-10 54-103 28-207-25-104-79-181-120-171l-33 8c-7 2-13 6-18 12l-69 17c36 25 71 92 90 171 19 78 19 153-1 194-7 14-17 23-28 26l-34 8c-28 7-65-26-94-87s-48-139-48-204c0-62 17-104 44-110l33-9c13-2 25 1 38 11-13-10-25-13-38-11l-33 9c44-11 101 70 128 181 27 110 14 210-30 220-28 7-65-26-94-87s-48-139-48-204c0-62 17-104 44-110 44-11 101 70 128 181 27 110 14 210-30 220l34-8c11-3 21-12 28-26l68-17c8 3 15 4 22 2z">
          <text:p/>
        </draw:path>
        <draw:polygon draw:style-name="gr7" draw:text-style-name="P1" draw:layer="layout" svg:width="0cm" svg:height="0cm" svg:x="14.296cm" svg:y="4.974cm" svg:viewBox="0 0 0 0" draw:points="0,0">
          <text:p/>
        </draw:polygon>
        <draw:path draw:style-name="gr6" draw:text-style-name="P3" draw:layer="layout" svg:width="0.367cm" svg:height="0.437cm" svg:x="10.717cm" svg:y="4.749cm" svg:viewBox="0 0 368 438" svg:d="M294 388l33-8c41-10 54-103 28-208-25-105-79-181-120-171l-33 8c-7 1-13 5-18 11l-69 17c36 26 71 93 90 171 19 79 19 155-1 194-7 15-17 24-28 26l-34 9c-28 7-65-27-94-87s-48-139-48-205c0-62 17-103 44-110l33-8c13-3 25 1 38 10-13-9-25-13-38-10l-33 8c44-11 101 71 128 181 27 112 14 210-30 221-28 7-65-27-94-87s-48-139-48-205c0-62 17-103 44-110 44-11 101 71 128 181 27 112 14 210-30 221l34-9c11-2 21-11 28-26l68-16c8 3 15 3 22 2z">
          <text:p/>
        </draw:path>
        <draw:polygon draw:style-name="gr7" draw:text-style-name="P1" draw:layer="layout" svg:width="0cm" svg:height="0cm" svg:x="14.296cm" svg:y="4.974cm" svg:viewBox="0 0 0 0" draw:points="0,0">
          <text:p/>
        </draw:polygon>
        <draw:polygon draw:style-name="gr6" draw:text-style-name="P3" draw:layer="layout" svg:width="1.576cm" svg:height="0.406cm" svg:x="14.669cm" svg:y="2.982cm" svg:viewBox="0 0 1577 407" draw:points="0,380 1555,0 1577,22 0,407">
          <text:p/>
        </draw:polygon>
        <draw:polygon draw:style-name="gr7" draw:text-style-name="P1" draw:layer="layout" svg:width="0cm" svg:height="0cm" svg:x="14.296cm" svg:y="4.974cm" svg:viewBox="0 0 0 0" draw:points="0,0">
          <text:p/>
        </draw:polygon>
        <draw:path draw:style-name="gr6" draw:text-style-name="P3" draw:layer="layout" svg:width="0.21cm" svg:height="0.385cm" svg:x="10.831cm" svg:y="5.518cm" svg:viewBox="0 0 211 386" svg:d="M0 21c36 25 71 93 90 172 19 78 19 153-1 193l69-17 14-3c39-10 51-99 26-199-24-101-77-176-116-166l-13 3z">
          <text:p/>
        </draw:path>
        <draw:polygon draw:style-name="gr7" draw:text-style-name="P1" draw:layer="layout" svg:width="0cm" svg:height="0cm" svg:x="14.296cm" svg:y="4.974cm" svg:viewBox="0 0 0 0" draw:points="0,0">
          <text:p/>
        </draw:polygon>
        <draw:path draw:style-name="gr6" draw:text-style-name="P3" draw:layer="layout" svg:width="0.21cm" svg:height="0.385cm" svg:x="10.831cm" svg:y="4.765cm" svg:viewBox="0 0 211 386" svg:d="M0 21c36 27 71 94 90 172s19 154-1 193l69-16 14-4c39-9 51-98 26-199-24-101-77-175-116-166l-13 3z">
          <text:p/>
        </draw:path>
        <draw:polygon draw:style-name="gr7" draw:text-style-name="P1" draw:layer="layout" svg:width="0cm" svg:height="0cm" svg:x="14.296cm" svg:y="4.974cm" svg:viewBox="0 0 0 0" draw:points="0,0">
          <text:p/>
        </draw:polygon>
        <draw:path draw:style-name="gr6" draw:text-style-name="P3" draw:layer="layout" svg:width="0.158cm" svg:height="0.344cm" svg:x="14.349cm" svg:y="7.576cm" svg:viewBox="0 0 159 345" svg:d="M122 344c23-6 37-41 37-94 0-56-16-124-41-175-25-52-55-80-80-74-38 9-49 93-26 188 24 95 73 164 110 155z">
          <text:p/>
        </draw:path>
        <draw:polygon draw:style-name="gr7" draw:text-style-name="P1" draw:layer="layout" svg:width="0cm" svg:height="0cm" svg:x="14.296cm" svg:y="4.974cm" svg:viewBox="0 0 0 0" draw:points="0,0">
          <text:p/>
        </draw:polygon>
        <draw:path draw:style-name="gr6" draw:text-style-name="P3" draw:layer="layout" svg:width="0.158cm" svg:height="0.345cm" svg:x="13.339cm" svg:y="3.646cm" svg:viewBox="0 0 159 346" svg:d="M122 345c23-6 37-42 37-96 0-55-16-122-41-174-25-51-56-80-81-74-37 9-48 93-25 188 23 94 72 165 110 156z">
          <text:p/>
        </draw:path>
        <draw:polygon draw:style-name="gr7" draw:text-style-name="P1" draw:layer="layout" svg:width="0cm" svg:height="0cm" svg:x="14.296cm" svg:y="4.974cm" svg:viewBox="0 0 0 0" draw:points="0,0">
          <text:p/>
        </draw:polygon>
        <draw:path draw:style-name="gr6" draw:text-style-name="P3" draw:layer="layout" svg:width="0.158cm" svg:height="0.344cm" svg:x="14.349cm" svg:y="5.613cm" svg:viewBox="0 0 159 345" svg:d="M122 344c23-6 37-41 37-94 0-56-16-123-41-174-25-53-55-81-80-75-38 9-49 94-26 188 24 95 73 164 110 155z">
          <text:p/>
        </draw:path>
        <draw:polygon draw:style-name="gr7" draw:text-style-name="P1" draw:layer="layout" svg:width="0cm" svg:height="0cm" svg:x="14.296cm" svg:y="4.974cm" svg:viewBox="0 0 0 0" draw:points="0,0">
          <text:p/>
        </draw:polygon>
        <draw:path draw:style-name="gr6" draw:text-style-name="P3" draw:layer="layout" svg:width="0.158cm" svg:height="0.344cm" svg:x="13.208cm" svg:y="5.54cm" svg:viewBox="0 0 159 345" svg:d="M122 344c23-5 37-41 37-94 0-56-16-122-41-175-25-51-55-80-81-74-36 9-48 93-25 189 23 94 73 163 110 154z">
          <text:p/>
        </draw:path>
        <draw:polygon draw:style-name="gr7" draw:text-style-name="P1" draw:layer="layout" svg:width="0cm" svg:height="0cm" svg:x="14.296cm" svg:y="4.974cm" svg:viewBox="0 0 0 0" draw:points="0,0">
          <text:p/>
        </draw:polygon>
        <draw:path draw:style-name="gr6" draw:text-style-name="P3" draw:layer="layout" svg:width="0.158cm" svg:height="0.344cm" svg:x="13.339cm" svg:y="7.572cm" svg:viewBox="0 0 159 345" svg:d="M122 344c23-6 37-41 37-94 0-56-16-124-41-175-25-52-56-80-81-74-37 9-48 93-25 188s72 164 110 155z">
          <text:p/>
        </draw:path>
        <draw:polygon draw:style-name="gr7" draw:text-style-name="P1" draw:layer="layout" svg:width="0cm" svg:height="0cm" svg:x="14.296cm" svg:y="4.974cm" svg:viewBox="0 0 0 0" draw:points="0,0">
          <text:p/>
        </draw:polygon>
        <draw:path draw:style-name="gr6" draw:text-style-name="P3" draw:layer="layout" svg:width="1.166cm" svg:height="0.218cm" svg:x="13.051cm" svg:y="2.206cm" svg:viewBox="0 0 1167 219" svg:d="M121 89c-62 38-104 82-121 130l1047-130c-262-119-664-119-926 0l993 51c-19-18-41-35-67-51l120 130c-10-28-28-54-53-79l53 79c-6-7-12-15-20-22-110-107-340-175-587-170-248 4-466 80-560 192z">
          <text:p/>
        </draw:path>
        <draw:polygon draw:style-name="gr7" draw:text-style-name="P1" draw:layer="layout" svg:width="0cm" svg:height="0cm" svg:x="14.296cm" svg:y="4.974cm" svg:viewBox="0 0 0 0" draw:points="0,0">
          <text:p/>
        </draw:polygon>
        <draw:polygon draw:style-name="gr6" draw:text-style-name="P3" draw:layer="layout" svg:width="0.168cm" svg:height="0.362cm" svg:x="12.667cm" svg:y="5.171cm" svg:viewBox="0 0 169 363" draw:points="169,166 169,363 21,219 0,199 0,0">
          <text:p/>
        </draw:polygon>
        <draw:polygon draw:style-name="gr7" draw:text-style-name="P1" draw:layer="layout" svg:width="0cm" svg:height="0cm" svg:x="14.296cm" svg:y="4.974cm" svg:viewBox="0 0 0 0" draw:points="0,0">
          <text:p/>
        </draw:polygon>
        <draw:polygon draw:style-name="gr6" draw:text-style-name="P3" draw:layer="layout" svg:width="1.207cm" svg:height="0.317cm" svg:x="14.669cm" svg:y="2.445cm" svg:viewBox="0 0 1208 318" draw:points="0,290 1186,0 1208,22 0,318">
          <text:p/>
        </draw:polygon>
        <draw:polygon draw:style-name="gr7" draw:text-style-name="P1" draw:layer="layout" svg:width="0cm" svg:height="0cm" svg:x="14.296cm" svg:y="4.974cm" svg:viewBox="0 0 0 0" draw:points="0,0">
          <text:p/>
        </draw:polygon>
        <draw:polygon draw:style-name="gr6" draw:text-style-name="P3" draw:layer="layout" svg:width="0.175cm" svg:height="0.502cm" svg:x="13.297cm" svg:y="6.375cm" svg:viewBox="0 0 176 503" draw:points="0,9 118,503 176,492 60,0">
          <text:p/>
        </draw:polygon>
        <draw:polygon draw:style-name="gr7" draw:text-style-name="P1" draw:layer="layout" svg:width="0cm" svg:height="0cm" svg:x="14.296cm" svg:y="4.974cm" svg:viewBox="0 0 0 0" draw:points="0,0">
          <text:p/>
        </draw:polygon>
        <draw:polygon draw:style-name="gr6" draw:text-style-name="P3" draw:layer="layout" svg:width="0.175cm" svg:height="0.389cm" svg:x="13.297cm" svg:y="5.122cm" svg:viewBox="0 0 176 390" draw:points="60,390 176,126 118,0 39,181 0,266 4,276">
          <text:p/>
        </draw:polygon>
        <draw:polygon draw:style-name="gr7" draw:text-style-name="P1" draw:layer="layout" svg:width="0cm" svg:height="0cm" svg:x="14.296cm" svg:y="4.974cm" svg:viewBox="0 0 0 0" draw:points="0,0">
          <text:p/>
        </draw:polygon>
        <draw:polygon draw:style-name="gr6" draw:text-style-name="P3" draw:layer="layout" svg:width="1.576cm" svg:height="0.401cm" svg:x="14.669cm" svg:y="3.004cm" svg:viewBox="0 0 1577 402" draw:points="0,384 1577,0 1577,16 0,402">
          <text:p/>
        </draw:polygon>
        <draw:polygon draw:style-name="gr7" draw:text-style-name="P1" draw:layer="layout" svg:width="0cm" svg:height="0cm" svg:x="14.296cm" svg:y="4.974cm" svg:viewBox="0 0 0 0" draw:points="0,0">
          <text:p/>
        </draw:polygon>
        <draw:polygon draw:style-name="gr6" draw:text-style-name="P3" draw:layer="layout" svg:width="0.216cm" svg:height="0.196cm" svg:x="13.297cm" svg:y="6.188cm" svg:viewBox="0 0 217 197" draw:points="41,27 217,0 59,188 0,197">
          <text:p/>
        </draw:polygon>
        <draw:polygon draw:style-name="gr7" draw:text-style-name="P1" draw:layer="layout" svg:width="0cm" svg:height="0cm" svg:x="14.296cm" svg:y="4.974cm" svg:viewBox="0 0 0 0" draw:points="0,0">
          <text:p/>
        </draw:polygon>
        <draw:polygon draw:style-name="gr6" draw:text-style-name="P3" draw:layer="layout" svg:width="0.283cm" svg:height="0.135cm" svg:x="13.414cm" svg:y="6.866cm" svg:viewBox="0 0 284 136" draw:points="111,136 284,102 59,0 0,11">
          <text:p/>
        </draw:polygon>
        <draw:polygon draw:style-name="gr7" draw:text-style-name="P1" draw:layer="layout" svg:width="0cm" svg:height="0cm" svg:x="14.296cm" svg:y="4.974cm" svg:viewBox="0 0 0 0" draw:points="0,0">
          <text:p/>
        </draw:polygon>
        <draw:path draw:style-name="gr6" draw:text-style-name="P3" draw:layer="layout" svg:width="0.101cm" svg:height="0.22cm" svg:x="10.759cm" svg:y="4.875cm" svg:viewBox="0 0 102 221" svg:d="M24 1c24-6 55 39 70 100 15 60 8 114-17 120-15 3-35-15-51-48s-26-75-26-111c0-35 9-57 24-61z">
          <text:p/>
        </draw:path>
        <draw:polygon draw:style-name="gr7" draw:text-style-name="P1" draw:layer="layout" svg:width="0cm" svg:height="0cm" svg:x="14.296cm" svg:y="4.974cm" svg:viewBox="0 0 0 0" draw:points="0,0">
          <text:p/>
        </draw:polygon>
        <draw:path draw:style-name="gr6" draw:text-style-name="P3" draw:layer="layout" svg:width="0.101cm" svg:height="0.219cm" svg:x="10.759cm" svg:y="5.627cm" svg:viewBox="0 0 102 220" svg:d="M24 1c24-6 55 38 70 98 15 61 8 115-17 121-15 4-35-14-51-48-16-33-26-76-26-111 0-34 9-57 24-60z">
          <text:p/>
        </draw:path>
        <draw:polygon draw:style-name="gr7" draw:text-style-name="P1" draw:layer="layout" svg:width="0cm" svg:height="0cm" svg:x="14.296cm" svg:y="4.974cm" svg:viewBox="0 0 0 0" draw:points="0,0">
          <text:p/>
        </draw:polygon>
        <draw:path draw:style-name="gr6" draw:text-style-name="P3" draw:layer="layout" svg:width="0.925cm" svg:height="0.109cm" svg:x="13.172cm" svg:y="2.185cm" svg:viewBox="0 0 926 110" svg:d="M926 110c-262-118-664-118-926 0 112-69 283-110 463-110s350 41 463 110z">
          <text:p/>
        </draw:path>
        <draw:polygon draw:style-name="gr7" draw:text-style-name="P1" draw:layer="layout" svg:width="0cm" svg:height="0cm" svg:x="14.296cm" svg:y="4.974cm" svg:viewBox="0 0 0 0" draw:points="0,0">
          <text:p/>
        </draw:polygon>
        <draw:path draw:style-name="gr6" draw:text-style-name="P3" draw:layer="layout" svg:width="0.166cm" svg:height="0.387cm" svg:x="10.918cm" svg:y="4.749cm" svg:viewBox="0 0 167 388" svg:d="M0 9c40-10 94 66 120 172 26 104 14 197-28 207l34-8c41-10 54-103 28-207-25-106-80-182-121-172z">
          <text:p/>
        </draw:path>
        <draw:polygon draw:style-name="gr7" draw:text-style-name="P1" draw:layer="layout" svg:width="0cm" svg:height="0cm" svg:x="14.296cm" svg:y="4.974cm" svg:viewBox="0 0 0 0" draw:points="0,0">
          <text:p/>
        </draw:polygon>
        <draw:path draw:style-name="gr6" draw:text-style-name="P3" draw:layer="layout" svg:width="0.166cm" svg:height="0.387cm" svg:x="10.918cm" svg:y="5.501cm" svg:viewBox="0 0 167 388" svg:d="M0 9c40-10 94 67 120 172s14 197-28 207l34-8c41-10 54-103 28-207-25-105-80-182-121-172z">
          <text:p/>
        </draw:path>
        <draw:polygon draw:style-name="gr7" draw:text-style-name="P1" draw:layer="layout" svg:width="0cm" svg:height="0cm" svg:x="14.296cm" svg:y="4.974cm" svg:viewBox="0 0 0 0" draw:points="0,0">
          <text:p/>
        </draw:polygon>
        <draw:path draw:style-name="gr6" draw:text-style-name="P3" draw:layer="layout" svg:width="0.084cm" svg:height="0.277cm" svg:x="13.251cm" svg:y="6.407cm" svg:viewBox="0 0 85 278" svg:d="M85 278c0-1 0-2 0-4 0-89-27-196-69-274-19 25-21 85-5 149 15 64 45 116 74 129z">
          <text:p/>
        </draw:path>
        <draw:polygon draw:style-name="gr7" draw:text-style-name="P1" draw:layer="layout" svg:width="0cm" svg:height="0cm" svg:x="14.296cm" svg:y="4.974cm" svg:viewBox="0 0 0 0" draw:points="0,0">
          <text:p/>
        </draw:polygon>
        <draw:path draw:style-name="gr6" draw:text-style-name="P3" draw:layer="layout" svg:width="0.084cm" svg:height="0.277cm" svg:x="13.251cm" svg:y="4.444cm" svg:viewBox="0 0 85 278" svg:d="M85 278c0-1 0-2 0-4 0-89-27-196-69-274-19 24-21 85-5 149 15 64 45 116 74 129z">
          <text:p/>
        </draw:path>
        <draw:polygon draw:style-name="gr7" draw:text-style-name="P1" draw:layer="layout" svg:width="0cm" svg:height="0cm" svg:x="14.296cm" svg:y="4.974cm" svg:viewBox="0 0 0 0" draw:points="0,0">
          <text:p/>
        </draw:polygon>
        <draw:path draw:style-name="gr6" draw:text-style-name="P3" draw:layer="layout" svg:width="0.083cm" svg:height="0.221cm" svg:x="14.586cm" svg:y="3.961cm" svg:viewBox="0 0 84 222" svg:d="M0 161l62 61-62-222v161l30-103c-12-18-23-37-30-58l33 62c-1-1-2-3-3-4l26 30c-8-8-16-17-23-26l51 49c-9-7-18-14-28-23l28 23-5 107-17 4z">
          <text:p/>
        </draw:path>
        <draw:polygon draw:style-name="gr7" draw:text-style-name="P1" draw:layer="layout" svg:width="0cm" svg:height="0cm" svg:x="14.296cm" svg:y="4.974cm" svg:viewBox="0 0 0 0" draw:points="0,0">
          <text:p/>
        </draw:polygon>
        <draw:polygon draw:style-name="gr6" draw:text-style-name="P3" draw:layer="layout" svg:width="0.335cm" svg:height="0.104cm" svg:x="15.91cm" svg:y="2.355cm" svg:viewBox="0 0 336 105" draw:points="314,0 336,22 0,105 0,77">
          <text:p/>
        </draw:polygon>
        <draw:polygon draw:style-name="gr7" draw:text-style-name="P1" draw:layer="layout" svg:width="0cm" svg:height="0cm" svg:x="14.296cm" svg:y="4.974cm" svg:viewBox="0 0 0 0" draw:points="0,0">
          <text:p/>
        </draw:polygon>
        <draw:path draw:style-name="gr6" draw:text-style-name="P3" draw:layer="layout" svg:width="0.139cm" svg:height="0.142cm" svg:x="11.756cm" svg:y="3.209cm" svg:viewBox="0 0 140 143" svg:d="M140 0c-12 68-71 130-140 143 12-69 72-130 140-143z">
          <text:p/>
        </draw:path>
        <draw:polygon draw:style-name="gr7" draw:text-style-name="P1" draw:layer="layout" svg:width="0cm" svg:height="0cm" svg:x="14.296cm" svg:y="4.974cm" svg:viewBox="0 0 0 0" draw:points="0,0">
          <text:p/>
        </draw:polygon>
        <draw:path draw:style-name="gr6" draw:text-style-name="P3" draw:layer="layout" svg:width="0.139cm" svg:height="0.142cm" svg:x="11.756cm" svg:y="6.35cm" svg:viewBox="0 0 140 143" svg:d="M140 0c-12 69-71 130-140 143 12-68 72-130 140-143z">
          <text:p/>
        </draw:path>
        <draw:polygon draw:style-name="gr7" draw:text-style-name="P1" draw:layer="layout" svg:width="0cm" svg:height="0cm" svg:x="14.296cm" svg:y="4.974cm" svg:viewBox="0 0 0 0" draw:points="0,0">
          <text:p/>
        </draw:polygon>
        <draw:path draw:style-name="gr6" draw:text-style-name="P3" draw:layer="layout" svg:width="0.151cm" svg:height="0.379cm" svg:x="10.9cm" svg:y="4.757cm" svg:viewBox="0 0 152 380" svg:d="M0 12c5-6 11-10 18-11 41-10 95 66 121 171 25 104 13 198-28 208-7 1-14 1-22-2l18-1-94-368c40-9 92 64 116 165 25 101 13 191-26 200l-103-362 15-7z">
          <text:p/>
        </draw:path>
        <draw:polygon draw:style-name="gr7" draw:text-style-name="P1" draw:layer="layout" svg:width="0cm" svg:height="0cm" svg:x="14.296cm" svg:y="4.974cm" svg:viewBox="0 0 0 0" draw:points="0,0">
          <text:p/>
        </draw:polygon>
        <draw:path draw:style-name="gr6" draw:text-style-name="P3" draw:layer="layout" svg:width="0.151cm" svg:height="0.38cm" svg:x="10.9cm" svg:y="5.509cm" svg:viewBox="0 0 152 381" svg:d="M0 13c5-6 11-10 18-12 41-10 95 67 121 171 25 105 13 198-28 208-7 2-14 1-22-2h18l-94-368c40-10 92 64 116 165 25 100 13 189-26 200l-103-362 15-7z">
          <text:p/>
        </draw:path>
        <draw:polygon draw:style-name="gr7" draw:text-style-name="P1" draw:layer="layout" svg:width="0cm" svg:height="0cm" svg:x="14.296cm" svg:y="4.974cm" svg:viewBox="0 0 0 0" draw:points="0,0">
          <text:p/>
        </draw:polygon>
        <draw:polygon draw:style-name="gr6" draw:text-style-name="P3" draw:layer="layout" svg:width="0.185cm" svg:height="0.779cm" svg:x="13.513cm" svg:y="6.188cm" svg:viewBox="0 0 186 780" draw:points="186,780 185,780 0,0">
          <text:p/>
        </draw:polygon>
        <draw:polygon draw:style-name="gr7" draw:text-style-name="P1" draw:layer="layout" svg:width="0cm" svg:height="0cm" svg:x="14.296cm" svg:y="4.974cm" svg:viewBox="0 0 0 0" draw:points="0,0">
          <text:p/>
        </draw:polygon>
        <draw:path draw:style-name="gr6" draw:text-style-name="P3" draw:layer="layout" svg:width="0.03cm" svg:height="0.035cm" svg:x="14.649cm" svg:y="4.178cm" svg:viewBox="0 0 31 36" svg:d="M16 0l15 36-31-31c3-1 7-3 11-4z">
          <text:p/>
        </draw:path>
        <draw:polygon draw:style-name="gr7" draw:text-style-name="P1" draw:layer="layout" svg:width="0cm" svg:height="0cm" svg:x="14.296cm" svg:y="4.974cm" svg:viewBox="0 0 0 0" draw:points="0,0">
          <text:p/>
        </draw:polygon>
        <draw:polygon draw:style-name="gr6" draw:text-style-name="P3" draw:layer="layout" svg:width="0.022cm" svg:height="0.027cm" svg:x="15.854cm" svg:y="2.44cm" svg:viewBox="0 0 23 28" draw:points="0,6 23,28 23,0">
          <text:p/>
        </draw:polygon>
        <draw:polygon draw:style-name="gr7" draw:text-style-name="P1" draw:layer="layout" svg:width="0cm" svg:height="0cm" svg:x="14.296cm" svg:y="4.974cm" svg:viewBox="0 0 0 0" draw:points="0,0">
          <text:p/>
        </draw:polygon>
        <draw:path draw:style-name="gr6" draw:text-style-name="P3" draw:layer="layout" svg:width="0.051cm" svg:height="0.05cm" svg:x="14.618cm" svg:y="4.022cm" svg:viewBox="0 0 52 51" svg:d="M52 51l-52-51 52 51c-10-7-19-14-28-23-8-8-16-17-23-27z">
          <text:p/>
        </draw:path>
        <draw:polygon draw:style-name="gr7" draw:text-style-name="P1" draw:layer="layout" svg:width="0cm" svg:height="0cm" svg:x="14.296cm" svg:y="4.974cm" svg:viewBox="0 0 0 0" draw:points="0,0">
          <text:p/>
        </draw:polygon>
        <draw:path draw:style-name="gr6" draw:text-style-name="P3" draw:layer="layout" svg:width="0.011cm" svg:height="0.004cm" svg:x="14.648cm" svg:y="4.179cm" svg:viewBox="0 0 12 5" svg:d="M0 4l1 1c3-1 6-4 11-5z">
          <text:p/>
        </draw:path>
        <draw:polygon draw:style-name="gr7" draw:text-style-name="P1" draw:layer="layout" svg:width="0cm" svg:height="0cm" svg:x="14.296cm" svg:y="4.974cm" svg:viewBox="0 0 0 0" draw:points="0,0">
          <text:p/>
        </draw:polygon>
        <draw:path draw:style-name="gr9" draw:text-style-name="P1" draw:layer="layout" svg:width="0.024cm" svg:height="0.06cm" svg:x="10.759cm" svg:y="5.628cm" svg:viewBox="0 0 25 61" svg:d="M0 61c0-35 9-58 25-61">
          <text:p/>
        </draw:path>
        <draw:path draw:style-name="gr9" draw:text-style-name="P1" draw:layer="layout" svg:width="0.077cm" svg:height="0.219cm" svg:x="10.783cm" svg:y="5.627cm" svg:viewBox="0 0 78 220" svg:d="M0 1c24-6 56 38 70 98 15 62 8 115-16 121">
          <text:p/>
        </draw:path>
        <draw:path draw:style-name="gr9" draw:text-style-name="P1" draw:layer="layout" svg:width="0.077cm" svg:height="0.159cm" svg:x="10.759cm" svg:y="5.688cm" svg:viewBox="0 0 78 160" svg:d="M78 159c-16 4-36-14-52-47-16-34-26-77-26-112">
          <text:p/>
        </draw:path>
        <draw:path draw:style-name="gr9" draw:text-style-name="P1" draw:layer="layout" svg:width="0.044cm" svg:height="0.11cm" svg:x="10.717cm" svg:y="5.537cm" svg:viewBox="0 0 45 111" svg:d="M0 111c0-62 18-105 45-111">
          <text:p/>
        </draw:path>
        <draw:path draw:style-name="gr9" draw:text-style-name="P1" draw:layer="layout" svg:width="0.141cm" svg:height="0.401cm" svg:x="10.761cm" svg:y="5.536cm" svg:viewBox="0 0 142 402" svg:d="M0 1c44-11 101 70 128 181s14 210-30 220">
          <text:p/>
        </draw:path>
        <draw:path draw:style-name="gr9" draw:text-style-name="P1" draw:layer="layout" svg:width="0.141cm" svg:height="0.291cm" svg:x="10.717cm" svg:y="5.647cm" svg:viewBox="0 0 142 292" svg:d="M142 291c-28 7-64-26-94-86-29-61-48-139-48-205">
          <text:p/>
        </draw:path>
        <draw:path draw:style-name="gr9" draw:text-style-name="P1" draw:layer="layout" svg:width="0.141cm" svg:height="0.402cm" svg:x="10.794cm" svg:y="5.527cm" svg:viewBox="0 0 142 403" svg:d="M0 1c43-10 100 71 127 182 28 111 15 209-29 220">
          <text:p/>
        </draw:path>
        <draw:path draw:style-name="gr9" draw:text-style-name="P1" draw:layer="layout" svg:width="0.128cm" svg:height="0.365cm" svg:x="10.913cm" svg:y="5.518cm" svg:viewBox="0 0 129 366" svg:d="M0 1c40-10 92 64 116 166 25 100 13 189-26 199">
          <text:p/>
        </draw:path>
        <draw:path draw:style-name="gr9" draw:text-style-name="P1" draw:layer="layout" svg:width="0.018cm" svg:height="0.012cm" svg:x="10.9cm" svg:y="5.51cm" svg:viewBox="0 0 19 13" svg:d="M0 13c5-7 11-11 19-13">
          <text:p/>
        </draw:path>
        <draw:path draw:style-name="gr9" draw:text-style-name="P1" draw:layer="layout" svg:width="0.133cm" svg:height="0.379cm" svg:x="10.918cm" svg:y="5.509cm" svg:viewBox="0 0 134 380" svg:d="M0 1c40-10 95 67 121 171 25 105 13 198-28 208">
          <text:p/>
        </draw:path>
        <draw:path draw:style-name="gr9" draw:text-style-name="P1" draw:layer="layout" svg:width="0.022cm" svg:height="0.004cm" svg:x="10.988cm" svg:y="5.886cm" svg:viewBox="0 0 23 5" svg:d="M23 3c-7 3-14 2-23-3">
          <text:p/>
        </draw:path>
        <draw:path draw:style-name="gr9" draw:text-style-name="P1" draw:layer="layout" svg:width="0.133cm" svg:height="0.379cm" svg:x="10.951cm" svg:y="5.501cm" svg:viewBox="0 0 134 380" svg:d="M0 1c42-10 96 67 121 171 26 104 13 198-28 208">
          <text:p/>
        </draw:path>
        <draw:path draw:style-name="gr9" draw:text-style-name="P1" draw:layer="layout" svg:width="0.024cm" svg:height="0.06cm" svg:x="10.759cm" svg:y="4.875cm" svg:viewBox="0 0 25 61" svg:d="M0 61c0-34 9-57 25-61">
          <text:p/>
        </draw:path>
        <draw:path draw:style-name="gr9" draw:text-style-name="P1" draw:layer="layout" svg:width="0.077cm" svg:height="0.22cm" svg:x="10.783cm" svg:y="4.875cm" svg:viewBox="0 0 78 221" svg:d="M0 1c24-6 56 40 70 100 15 60 8 114-16 120">
          <text:p/>
        </draw:path>
        <draw:path draw:style-name="gr9" draw:text-style-name="P1" draw:layer="layout" svg:width="0.077cm" svg:height="0.159cm" svg:x="10.759cm" svg:y="4.935cm" svg:viewBox="0 0 78 160" svg:d="M78 160c-16 3-36-15-52-48s-26-76-26-112">
          <text:p/>
        </draw:path>
        <draw:path draw:style-name="gr9" draw:text-style-name="P1" draw:layer="layout" svg:width="0.044cm" svg:height="0.11cm" svg:x="10.717cm" svg:y="4.784cm" svg:viewBox="0 0 45 111" svg:d="M0 111c0-62 18-103 45-111">
          <text:p/>
        </draw:path>
        <draw:path draw:style-name="gr9" draw:text-style-name="P1" draw:layer="layout" svg:width="0.141cm" svg:height="0.402cm" svg:x="10.761cm" svg:y="4.783cm" svg:viewBox="0 0 142 403" svg:d="M0 1c44-11 101 71 128 181 27 112 14 210-30 221">
          <text:p/>
        </draw:path>
        <draw:path draw:style-name="gr9" draw:text-style-name="P1" draw:layer="layout" svg:width="0.141cm" svg:height="0.292cm" svg:x="10.717cm" svg:y="4.894cm" svg:viewBox="0 0 142 293" svg:d="M142 292c-28 7-64-27-94-87-29-61-48-139-48-205">
          <text:p/>
        </draw:path>
        <draw:path draw:style-name="gr9" draw:text-style-name="P1" draw:layer="layout" svg:width="0.141cm" svg:height="0.401cm" svg:x="10.794cm" svg:y="4.775cm" svg:viewBox="0 0 142 402" svg:d="M0 1c43-11 100 70 127 181 28 112 15 210-29 220">
          <text:p/>
        </draw:path>
        <draw:path draw:style-name="gr9" draw:text-style-name="P1" draw:layer="layout" svg:width="0.128cm" svg:height="0.365cm" svg:x="10.913cm" svg:y="4.765cm" svg:viewBox="0 0 129 366" svg:d="M0 1c40-9 92 64 116 166 25 101 13 190-26 199">
          <text:p/>
        </draw:path>
        <draw:path draw:style-name="gr9" draw:text-style-name="P1" draw:layer="layout" svg:width="0.018cm" svg:height="0.011cm" svg:x="10.9cm" svg:y="4.758cm" svg:viewBox="0 0 19 12" svg:d="M0 12c5-7 11-11 19-12">
          <text:p/>
        </draw:path>
        <draw:path draw:style-name="gr9" draw:text-style-name="P1" draw:layer="layout" svg:width="0.133cm" svg:height="0.379cm" svg:x="10.918cm" svg:y="4.757cm" svg:viewBox="0 0 134 380" svg:d="M0 1c40-10 95 66 121 171 25 104 13 198-28 208">
          <text:p/>
        </draw:path>
        <draw:path draw:style-name="gr9" draw:text-style-name="P1" draw:layer="layout" svg:width="0.022cm" svg:height="0.003cm" svg:x="10.988cm" svg:y="5.134cm" svg:viewBox="0 0 23 4" svg:d="M23 3c-7 2-14 2-23-3">
          <text:p/>
        </draw:path>
        <draw:path draw:style-name="gr9" draw:text-style-name="P1" draw:layer="layout" svg:width="0.133cm" svg:height="0.379cm" svg:x="10.951cm" svg:y="4.749cm" svg:viewBox="0 0 134 380" svg:d="M0 1c42-10 96 66 121 171 26 104 13 198-28 208">
          <text:p/>
        </draw:path>
        <draw:line draw:style-name="gr9" draw:text-style-name="P1" draw:layer="layout" svg:x1="11.442cm" svg:y1="6.865cm" svg:x2="11.442cm" svg:y2="6.227cm">
          <text:p/>
        </draw:line>
        <draw:line draw:style-name="gr9" draw:text-style-name="P1" draw:layer="layout" svg:x1="12.013cm" svg:y1="5.532cm" svg:x2="11.442cm" svg:y2="6.228cm">
          <text:p/>
        </draw:line>
        <draw:line draw:style-name="gr9" draw:text-style-name="P1" draw:layer="layout" svg:x1="12.012cm" svg:y1="3.812cm" svg:x2="12.012cm" svg:y2="5.532cm">
          <text:p/>
        </draw:line>
        <draw:line draw:style-name="gr9" draw:text-style-name="P1" draw:layer="layout" svg:x1="11.442cm" svg:y1="2.252cm" svg:x2="12.08cm" svg:y2="2.096cm">
          <text:p/>
        </draw:line>
        <draw:line draw:style-name="gr9" draw:text-style-name="P1" draw:layer="layout" svg:x1="11.442cm" svg:y1="3.364cm" svg:x2="11.442cm" svg:y2="2.251cm">
          <text:p/>
        </draw:line>
        <draw:path draw:style-name="gr9" draw:text-style-name="P1" draw:layer="layout" svg:width="0.139cm" svg:height="0.142cm" svg:x="11.756cm" svg:y="6.35cm" svg:viewBox="0 0 140 143" svg:d="M140 0c-12 69-71 130-140 143">
          <text:p/>
        </draw:path>
        <draw:path draw:style-name="gr9" draw:text-style-name="P1" draw:layer="layout" svg:width="0.139cm" svg:height="0.142cm" svg:x="11.756cm" svg:y="3.209cm" svg:viewBox="0 0 140 143" svg:d="M140 0c-12 68-71 130-140 143">
          <text:p/>
        </draw:path>
        <draw:line draw:style-name="gr9" draw:text-style-name="P1" draw:layer="layout" svg:x1="11.569cm" svg:y1="6.989cm" svg:x2="11.442cm" svg:y2="6.865cm">
          <text:p/>
        </draw:line>
        <draw:line draw:style-name="gr9" draw:text-style-name="P1" draw:layer="layout" svg:x1="11.568cm" svg:y1="6.989cm" svg:x2="12.139cm" svg:y2="6.848cm">
          <text:p/>
        </draw:line>
        <draw:line draw:style-name="gr9" draw:text-style-name="P1" draw:layer="layout" svg:x1="12.138cm" svg:y1="6.848cm" svg:x2="13.804cm" svg:y2="8.474cm">
          <text:p/>
        </draw:line>
        <draw:line draw:style-name="gr9" draw:text-style-name="P1" draw:layer="layout" svg:x1="13.991cm" svg:y1="9.352cm" svg:x2="13.546cm" svg:y2="8.918cm">
          <text:p/>
        </draw:line>
        <draw:line draw:style-name="gr9" draw:text-style-name="P1" draw:layer="layout" svg:x1="14.973cm" svg:y1="9.112cm" svg:x2="13.99cm" svg:y2="9.352cm">
          <text:p/>
        </draw:line>
        <draw:line draw:style-name="gr9" draw:text-style-name="P1" draw:layer="layout" svg:x1="11.569cm" svg:y1="6.351cm" svg:x2="11.442cm" svg:y2="6.227cm">
          <text:p/>
        </draw:line>
        <draw:line draw:style-name="gr9" draw:text-style-name="P1" draw:layer="layout" svg:x1="11.568cm" svg:y1="6.35cm" svg:x2="11.568cm" svg:y2="6.988cm">
          <text:p/>
        </draw:line>
        <draw:line draw:style-name="gr9" draw:text-style-name="P1" draw:layer="layout" svg:x1="11.568cm" svg:y1="6.351cm" svg:x2="12.139cm" svg:y2="5.654cm">
          <text:p/>
        </draw:line>
        <draw:line draw:style-name="gr9" draw:text-style-name="P1" draw:layer="layout" svg:x1="12.139cm" svg:y1="5.655cm" svg:x2="12.012cm" svg:y2="5.532cm">
          <text:p/>
        </draw:line>
        <draw:line draw:style-name="gr9" draw:text-style-name="P1" draw:layer="layout" svg:x1="12.079cm" svg:y1="2.096cm" svg:x2="12.198cm" svg:y2="2.212cm">
          <text:p/>
        </draw:line>
        <draw:line draw:style-name="gr9" draw:text-style-name="P1" draw:layer="layout" svg:x1="12.138cm" svg:y1="3.904cm" svg:x2="12.138cm" svg:y2="5.654cm">
          <text:p/>
        </draw:line>
        <draw:line draw:style-name="gr9" draw:text-style-name="P1" draw:layer="layout" svg:x1="13.616cm" svg:y1="1.722cm" svg:x2="16.037cm" svg:y2="1.131cm">
          <text:p/>
        </draw:line>
        <draw:line draw:style-name="gr9" draw:text-style-name="P1" draw:layer="layout" svg:x1="16.036cm" svg:y1="1.131cm" svg:x2="16.246cm" svg:y2="1.336cm">
          <text:p/>
        </draw:line>
        <draw:line draw:style-name="gr9" draw:text-style-name="P1" draw:layer="layout" svg:x1="13.571cm" svg:y1="1.876cm" svg:x2="13.734cm" svg:y2="1.836cm">
          <text:p/>
        </draw:line>
        <draw:line draw:style-name="gr9" draw:text-style-name="P1" draw:layer="layout" svg:x1="16.246cm" svg:y1="1.335cm" svg:x2="14.435cm" svg:y2="1.778cm">
          <text:p/>
        </draw:line>
        <draw:line draw:style-name="gr9" draw:text-style-name="P1" draw:layer="layout" svg:x1="12.197cm" svg:y1="2.212cm" svg:x2="13.572cm" svg:y2="1.875cm">
          <text:p/>
        </draw:line>
        <draw:line draw:style-name="gr9" draw:text-style-name="P1" draw:layer="layout" svg:x1="14.436cm" svg:y1="1.777cm" svg:x2="14.032cm" svg:y2="1.876cm">
          <text:p/>
        </draw:line>
        <draw:line draw:style-name="gr9" draw:text-style-name="P1" draw:layer="layout" svg:x1="14.67cm" svg:y1="2.498cm" svg:x2="14.032cm" svg:y2="1.875cm">
          <text:p/>
        </draw:line>
        <draw:line draw:style-name="gr9" draw:text-style-name="P1" draw:layer="layout" svg:x1="14.67cm" svg:y1="2.497cm" svg:x2="14.586cm" svg:y2="2.518cm">
          <text:p/>
        </draw:line>
        <draw:line draw:style-name="gr9" draw:text-style-name="P1" draw:layer="layout" svg:x1="11.569cm" svg:y1="2.375cm" svg:x2="11.442cm" svg:y2="2.251cm">
          <text:p/>
        </draw:line>
        <draw:line draw:style-name="gr9" draw:text-style-name="P1" draw:layer="layout" svg:x1="14.587cm" svg:y1="2.517cm" svg:x2="14.499cm" svg:y2="2.626cm">
          <text:p/>
        </draw:line>
        <draw:line draw:style-name="gr9" draw:text-style-name="P1" draw:layer="layout" svg:x1="12.139cm" svg:y1="2.235cm" svg:x2="11.568cm" svg:y2="2.375cm">
          <text:p/>
        </draw:line>
        <draw:line draw:style-name="gr9" draw:text-style-name="P1" draw:layer="layout" svg:x1="14.5cm" svg:y1="2.625cm" svg:x2="13.342cm" svg:y2="2.909cm">
          <text:p/>
        </draw:line>
        <draw:line draw:style-name="gr9" draw:text-style-name="P1" draw:layer="layout" svg:x1="14.117cm" svg:y1="4.167cm" svg:x2="12.138cm" svg:y2="2.235cm">
          <text:p/>
        </draw:line>
        <draw:line draw:style-name="gr9" draw:text-style-name="P1" draw:layer="layout" svg:x1="13.342cm" svg:y1="2.908cm" svg:x2="14.973cm" svg:y2="4.5cm">
          <text:p/>
        </draw:line>
        <draw:line draw:style-name="gr9" draw:text-style-name="P1" draw:layer="layout" svg:x1="14.116cm" svg:y1="4.166cm" svg:x2="14.561cm" svg:y2="4.6cm">
          <text:p/>
        </draw:line>
        <draw:line draw:style-name="gr9" draw:text-style-name="P1" draw:layer="layout" svg:x1="14.973cm" svg:y1="4.499cm" svg:x2="14.56cm" svg:y2="4.6cm">
          <text:p/>
        </draw:line>
        <draw:path draw:style-name="gr9" draw:text-style-name="P1" draw:layer="layout" svg:width="1.368cm" svg:height="0.668cm" svg:x="12.95cm" svg:y="2.042cm" svg:viewBox="0 0 1369 669" svg:d="M1369 335c0-185-306-335-684-335s-685 150-685 335M0 335c0 185 307 334 685 334s684-149 684-334">
          <text:p/>
        </draw:path>
        <draw:line draw:style-name="gr9" draw:text-style-name="P1" draw:layer="layout" svg:x1="12.139cm" svg:y1="3.905cm" svg:x2="11.568cm" svg:y2="3.487cm">
          <text:p/>
        </draw:line>
        <draw:line draw:style-name="gr9" draw:text-style-name="P1" draw:layer="layout" svg:x1="11.569cm" svg:y1="3.488cm" svg:x2="11.442cm" svg:y2="3.364cm">
          <text:p/>
        </draw:line>
        <draw:line draw:style-name="gr9" draw:text-style-name="P1" draw:layer="layout" svg:x1="11.568cm" svg:y1="2.374cm" svg:x2="11.568cm" svg:y2="3.487cm">
          <text:p/>
        </draw:line>
        <draw:path draw:style-name="gr9" draw:text-style-name="P1" draw:layer="layout" svg:width="0.239cm" svg:height="0.168cm" svg:x="11.754cm" svg:y="6.348cm" svg:viewBox="0 0 240 169" svg:d="M0 169c0-55 37-115 91-146 54-32 113-30 149 5">
          <text:p/>
        </draw:path>
        <draw:path draw:style-name="gr9" draw:text-style-name="P1" draw:layer="layout" svg:width="0.238cm" svg:height="0.242cm" svg:x="11.784cm" svg:y="6.375cm" svg:viewBox="0 0 239 243" svg:d="M209 0c47 46 38 131-21 190-58 59-142 71-188 26">
          <text:p/>
        </draw:path>
        <draw:path draw:style-name="gr9" draw:text-style-name="P1" draw:layer="layout" svg:width="0.03cm" svg:height="0.075cm" svg:x="11.754cm" svg:y="6.515cm" svg:viewBox="0 0 31 76" svg:d="M31 76c-19-19-31-46-31-76">
          <text:p/>
        </draw:path>
        <draw:path draw:style-name="gr9" draw:text-style-name="P1" draw:layer="layout" svg:width="0.239cm" svg:height="0.168cm" svg:x="11.754cm" svg:y="3.207cm" svg:viewBox="0 0 240 169" svg:d="M0 169c0-55 37-114 91-146s113-30 149 5">
          <text:p/>
        </draw:path>
        <draw:path draw:style-name="gr9" draw:text-style-name="P1" draw:layer="layout" svg:width="0.238cm" svg:height="0.242cm" svg:x="11.784cm" svg:y="3.234cm" svg:viewBox="0 0 239 243" svg:d="M209 0c47 46 38 131-21 190-58 59-142 71-188 26">
          <text:p/>
        </draw:path>
        <draw:path draw:style-name="gr9" draw:text-style-name="P1" draw:layer="layout" svg:width="0.03cm" svg:height="0.075cm" svg:x="11.754cm" svg:y="3.374cm" svg:viewBox="0 0 31 76" svg:d="M31 76c-19-20-31-46-31-76">
          <text:p/>
        </draw:path>
        <draw:line draw:style-name="gr9" draw:text-style-name="P1" draw:layer="layout" svg:x1="12.138cm" svg:y1="5.654cm" svg:x2="12.138cm" svg:y2="6.848cm">
          <text:p/>
        </draw:line>
        <draw:path draw:style-name="gr9" draw:text-style-name="P1" draw:layer="layout" svg:width="0.131cm" svg:height="0.355cm" svg:x="13.203cm" svg:y="4.362cm" svg:viewBox="0 0 132 356" svg:d="M132 356c0-65-14-142-40-210-25-68-59-122-92-146">
          <text:p/>
        </draw:path>
        <draw:path draw:style-name="gr9" draw:text-style-name="P1" draw:layer="layout" svg:width="0.216cm" svg:height="0.512cm" svg:x="13.1cm" svg:y="4.347cm" svg:viewBox="0 0 217 513" svg:d="M104 15c-54-41-97 2-103 102-6 99 26 230 77 316 53 87 110 105 139 43">
          <text:p/>
        </draw:path>
        <draw:path draw:style-name="gr9" draw:text-style-name="P1" draw:layer="layout" svg:width="0.019cm" svg:height="0.106cm" svg:x="13.315cm" svg:y="4.717cm" svg:viewBox="0 0 20 107" svg:d="M0 107c13-26 20-63 20-107">
          <text:p/>
        </draw:path>
        <draw:line draw:style-name="gr9" draw:text-style-name="P1" draw:layer="layout" svg:x1="14.116cm" svg:y1="8.092cm" svg:x2="14.116cm" svg:y2="4.166cm">
          <text:p/>
        </draw:line>
        <draw:line draw:style-name="gr9" draw:text-style-name="P1" draw:layer="layout" svg:x1="12.138cm" svg:y1="2.235cm" svg:x2="12.138cm" svg:y2="3.904cm">
          <text:p/>
        </draw:line>
        <draw:path draw:style-name="gr9" draw:text-style-name="P1" draw:layer="layout" svg:width="0.121cm" svg:height="0.249cm" svg:x="13.376cm" svg:y="7.572cm" svg:viewBox="0 0 122 250" svg:d="M122 250c0-57-16-124-41-175-25-52-55-80-81-74">
          <text:p/>
        </draw:path>
        <draw:path draw:style-name="gr9" draw:text-style-name="P1" draw:layer="layout" svg:width="0.121cm" svg:height="0.343cm" svg:x="13.339cm" svg:y="7.573cm" svg:viewBox="0 0 122 344" svg:d="M37 0c-37 9-48 93-25 188s73 164 110 155">
          <text:p/>
        </draw:path>
        <draw:path draw:style-name="gr9" draw:text-style-name="P1" draw:layer="layout" svg:width="0.037cm" svg:height="0.094cm" svg:x="13.46cm" svg:y="7.821cm" svg:viewBox="0 0 38 95" svg:d="M0 95c23-6 38-41 38-95">
          <text:p/>
        </draw:path>
        <draw:line draw:style-name="gr9" draw:text-style-name="P1" draw:layer="layout" svg:x1="12.419cm" svg:y1="5.181cm" svg:x2="12.419cm" svg:y2="4.428cm">
          <text:p/>
        </draw:line>
        <draw:path draw:style-name="gr9" draw:text-style-name="P1" draw:layer="layout" svg:width="0.205cm" svg:height="0.423cm" svg:x="12.419cm" svg:y="5.181cm" svg:viewBox="0 0 206 424" svg:d="M0 0c0 95 26 209 69 297s95 136 137 126">
          <text:p/>
        </draw:path>
        <draw:path draw:style-name="gr9" draw:text-style-name="P1" draw:layer="layout" svg:width="0.063cm" svg:height="0.161cm" svg:x="12.624cm" svg:y="5.442cm" svg:viewBox="0 0 64 162" svg:d="M0 162c40-10 64-70 64-162">
          <text:p/>
        </draw:path>
        <draw:path draw:style-name="gr9" draw:text-style-name="P1" draw:layer="layout" svg:width="0.205cm" svg:height="0.423cm" svg:x="12.482cm" svg:y="4.266cm" svg:viewBox="0 0 206 424" svg:d="M206 424c0-95-26-209-69-298-44-87-96-135-137-125">
          <text:p/>
        </draw:path>
        <draw:path draw:style-name="gr9" draw:text-style-name="P1" draw:layer="layout" svg:width="0.063cm" svg:height="0.16cm" svg:x="12.419cm" svg:y="4.268cm" svg:viewBox="0 0 64 161" svg:d="M64 0c-39 9-64 70-64 161">
          <text:p/>
        </draw:path>
        <draw:line draw:style-name="gr9" draw:text-style-name="P1" draw:layer="layout" svg:x1="12.687cm" svg:y1="4.69cm" svg:x2="12.687cm" svg:y2="5.102cm">
          <text:p/>
        </draw:line>
        <draw:line draw:style-name="gr9" draw:text-style-name="P1" draw:layer="layout" svg:x1="12.687cm" svg:y1="5.389cm" svg:x2="12.687cm" svg:y2="5.442cm">
          <text:p/>
        </draw:line>
        <draw:path draw:style-name="gr9" draw:text-style-name="P1" draw:layer="layout" svg:width="0.121cm" svg:height="0.249cm" svg:x="13.376cm" svg:y="3.646cm" svg:viewBox="0 0 122 250" svg:d="M122 250c0-56-16-123-41-175-25-51-55-80-81-74">
          <text:p/>
        </draw:path>
        <draw:path draw:style-name="gr9" draw:text-style-name="P1" draw:layer="layout" svg:width="0.121cm" svg:height="0.344cm" svg:x="13.339cm" svg:y="3.646cm" svg:viewBox="0 0 122 345" svg:d="M37 0c-37 9-48 93-25 188 23 94 73 165 110 156">
          <text:p/>
        </draw:path>
        <draw:path draw:style-name="gr9" draw:text-style-name="P1" draw:layer="layout" svg:width="0.037cm" svg:height="0.095cm" svg:x="13.46cm" svg:y="3.894cm" svg:viewBox="0 0 38 96" svg:d="M0 96c23-6 38-42 38-96">
          <text:p/>
        </draw:path>
        <draw:line draw:style-name="gr9" draw:text-style-name="P1" draw:layer="layout" svg:x1="13.699cm" svg:y1="6.968cm" svg:x2="13.513cm" svg:y2="6.188cm">
          <text:p/>
        </draw:line>
        <draw:line draw:style-name="gr9" draw:text-style-name="P1" draw:layer="layout" svg:x1="13.036cm" svg:y1="6.261cm" svg:x2="13.34cm" svg:y2="6.215cm">
          <text:p/>
        </draw:line>
        <draw:line draw:style-name="gr9" draw:text-style-name="P1" draw:layer="layout" svg:x1="13.513cm" svg:y1="6.189cm" svg:x2="13.741cm" svg:y2="6.154cm">
          <text:p/>
        </draw:line>
        <draw:line draw:style-name="gr9" draw:text-style-name="P1" draw:layer="layout" svg:x1="13.036cm" svg:y1="5.696cm" svg:x2="13.036cm" svg:y2="6.26cm">
          <text:p/>
        </draw:line>
        <draw:line draw:style-name="gr9" draw:text-style-name="P1" draw:layer="layout" svg:x1="13.741cm" svg:y1="6.155cm" svg:x2="13.513cm" svg:y2="5.678cm">
          <text:p/>
        </draw:line>
        <draw:line draw:style-name="gr9" draw:text-style-name="P1" draw:layer="layout" svg:x1="13.513cm" svg:y1="5.679cm" svg:x2="13.699cm" svg:y2="5.259cm">
          <text:p/>
        </draw:line>
        <draw:line draw:style-name="gr9" draw:text-style-name="P1" draw:layer="layout" svg:x1="13.699cm" svg:y1="5.26cm" svg:x2="13.525cm" svg:y2="4.888cm">
          <text:p/>
        </draw:line>
        <draw:line draw:style-name="gr9" draw:text-style-name="P1" draw:layer="layout" svg:x1="13.037cm" svg:y1="5.239cm" svg:x2="12.734cm" svg:y2="4.943cm">
          <text:p/>
        </draw:line>
        <draw:line draw:style-name="gr9" draw:text-style-name="P1" draw:layer="layout" svg:x1="13.036cm" svg:y1="4.674cm" svg:x2="13.036cm" svg:y2="5.238cm">
          <text:p/>
        </draw:line>
        <draw:line draw:style-name="gr9" draw:text-style-name="P1" draw:layer="layout" svg:x1="13.336cm" svg:y1="5.303cm" svg:x2="13.036cm" svg:y2="4.674cm">
          <text:p/>
        </draw:line>
        <draw:path draw:style-name="gr9" draw:text-style-name="P1" draw:layer="layout" svg:width="0.131cm" svg:height="0.355cm" svg:x="13.203cm" svg:y="6.325cm" svg:viewBox="0 0 132 356" svg:d="M132 356c0-65-14-143-40-211-25-68-59-121-92-145">
          <text:p/>
        </draw:path>
        <draw:path draw:style-name="gr9" draw:text-style-name="P1" draw:layer="layout" svg:width="0.216cm" svg:height="0.512cm" svg:x="13.1cm" svg:y="6.31cm" svg:viewBox="0 0 217 513" svg:d="M104 15c-54-40-97 2-103 103-6 99 26 230 77 316 53 86 110 104 139 44">
          <text:p/>
        </draw:path>
        <draw:path draw:style-name="gr9" draw:text-style-name="P1" draw:layer="layout" svg:width="0.019cm" svg:height="0.107cm" svg:x="13.315cm" svg:y="6.68cm" svg:viewBox="0 0 20 108" svg:d="M0 108c13-26 20-63 20-108">
          <text:p/>
        </draw:path>
        <draw:line draw:style-name="gr9" draw:text-style-name="P1" draw:layer="layout" svg:x1="13.546cm" svg:y1="8.787cm" svg:x2="13.546cm" svg:y2="8.918cm">
          <text:p/>
        </draw:line>
        <draw:line draw:style-name="gr9" draw:text-style-name="P1" draw:layer="layout" svg:x1="13.546cm" svg:y1="8.788cm" svg:x2="14.117cm" svg:y2="8.092cm">
          <text:p/>
        </draw:line>
        <draw:line draw:style-name="gr9" draw:text-style-name="P1" draw:layer="layout" svg:x1="14.972cm" svg:y1="4.499cm" svg:x2="14.972cm" svg:y2="9.112cm">
          <text:p/>
        </draw:line>
        <draw:line draw:style-name="gr9" draw:text-style-name="P1" draw:layer="layout" svg:x1="13.546cm" svg:y1="8.787cm" svg:x2="13.991cm" svg:y2="9.222cm">
          <text:p/>
        </draw:line>
        <draw:line draw:style-name="gr9" draw:text-style-name="P1" draw:layer="layout" svg:x1="13.99cm" svg:y1="9.351cm" svg:x2="13.99cm" svg:y2="9.221cm">
          <text:p/>
        </draw:line>
        <draw:line draw:style-name="gr9" draw:text-style-name="P1" draw:layer="layout" svg:x1="14.561cm" svg:y1="8.525cm" svg:x2="13.99cm" svg:y2="9.222cm">
          <text:p/>
        </draw:line>
        <draw:line draw:style-name="gr9" draw:text-style-name="P1" draw:layer="layout" svg:x1="14.56cm" svg:y1="4.599cm" svg:x2="14.56cm" svg:y2="8.525cm">
          <text:p/>
        </draw:line>
        <draw:path draw:style-name="gr9" draw:text-style-name="P1" draw:layer="layout" svg:width="0.01cm" svg:height="0.004cm" svg:x="14.649cm" svg:y="4.179cm" svg:viewBox="0 0 11 5" svg:d="M0 5c3-1 7-4 11-5">
          <text:p/>
        </draw:path>
        <draw:line draw:style-name="gr9" draw:text-style-name="P1" draw:layer="layout" svg:x1="14.669cm" svg:y1="4.072cm" svg:x2="14.669cm" svg:y2="4.177cm">
          <text:p/>
        </draw:line>
        <draw:line draw:style-name="gr9" draw:text-style-name="P1" draw:layer="layout" svg:x1="14.67cm" svg:y1="4.073cm" svg:x2="14.619cm" svg:y2="4.023cm">
          <text:p/>
        </draw:line>
        <draw:path draw:style-name="gr9" draw:text-style-name="P1" draw:layer="layout" svg:width="0.067cm" svg:height="0.119cm" svg:x="13.549cm" svg:y="1.721cm" svg:viewBox="0 0 68 120" svg:d="M68 0c-26 8-50 28-62 53-11 25-8 52 9 67">
          <text:p/>
        </draw:path>
        <draw:line draw:style-name="gr9" draw:text-style-name="P1" draw:layer="layout" svg:x1="16.245cm" svg:y1="1.335cm" svg:x2="16.245cm" svg:y2="2.35cm">
          <text:p/>
        </draw:line>
        <draw:line draw:style-name="gr9" draw:text-style-name="P1" draw:layer="layout" svg:x1="16.246cm" svg:y1="2.35cm" svg:x2="15.91cm" svg:y2="2.432cm">
          <text:p/>
        </draw:line>
        <draw:line draw:style-name="gr9" draw:text-style-name="P1" draw:layer="layout" svg:x1="14.435cm" svg:y1="1.777cm" svg:x2="14.435cm" svg:y2="2.268cm">
          <text:p/>
        </draw:line>
        <draw:line draw:style-name="gr9" draw:text-style-name="P1" draw:layer="layout" svg:x1="15.91cm" svg:y1="2.431cm" svg:x2="15.91cm" svg:y2="2.459cm">
          <text:p/>
        </draw:line>
        <draw:line draw:style-name="gr9" draw:text-style-name="P1" draw:layer="layout" svg:x1="14.669cm" svg:y1="2.735cm" svg:x2="15.877cm" svg:y2="2.44cm">
          <text:p/>
        </draw:line>
        <draw:line draw:style-name="gr9" draw:text-style-name="P1" draw:layer="layout" svg:x1="15.91cm" svg:y1="2.46cm" svg:x2="16.246cm" svg:y2="2.377cm">
          <text:p/>
        </draw:line>
        <draw:line draw:style-name="gr9" draw:text-style-name="P1" draw:layer="layout" svg:x1="15.876cm" svg:y1="2.467cm" svg:x2="15.876cm" svg:y2="2.44cm">
          <text:p/>
        </draw:line>
        <draw:line draw:style-name="gr9" draw:text-style-name="P1" draw:layer="layout" svg:x1="16.245cm" svg:y1="2.377cm" svg:x2="16.245cm" svg:y2="2.977cm">
          <text:p/>
        </draw:line>
        <draw:line draw:style-name="gr9" draw:text-style-name="P1" draw:layer="layout" svg:x1="14.669cm" svg:y1="2.763cm" svg:x2="15.877cm" svg:y2="2.467cm">
          <text:p/>
        </draw:line>
        <draw:line draw:style-name="gr9" draw:text-style-name="P1" draw:layer="layout" svg:x1="14.669cm" svg:y1="3.362cm" svg:x2="16.246cm" svg:y2="2.977cm">
          <text:p/>
        </draw:line>
        <draw:line draw:style-name="gr9" draw:text-style-name="P1" draw:layer="layout" svg:x1="14.669cm" svg:y1="2.497cm" svg:x2="14.669cm" svg:y2="3.605cm">
          <text:p/>
        </draw:line>
        <draw:line draw:style-name="gr9" draw:text-style-name="P1" draw:layer="layout" svg:x1="14.586cm" svg:y1="2.517cm" svg:x2="14.586cm" svg:y2="3.757cm">
          <text:p/>
        </draw:line>
        <draw:path draw:style-name="gr9" draw:text-style-name="P1" draw:layer="layout" svg:width="0.083cm" svg:height="0.152cm" svg:x="14.586cm" svg:y="3.605cm" svg:viewBox="0 0 84 153" svg:d="M0 153c16-54 45-107 84-153">
          <text:p/>
        </draw:path>
        <draw:line draw:style-name="gr9" draw:text-style-name="P1" draw:layer="layout" svg:x1="14.499cm" svg:y1="2.625cm" svg:x2="14.499cm" svg:y2="4.036cm">
          <text:p/>
        </draw:line>
        <draw:line draw:style-name="gr9" draw:text-style-name="P1" draw:layer="layout" svg:x1="14.586cm" svg:y1="3.961cm" svg:x2="14.586cm" svg:y2="4.121cm">
          <text:p/>
        </draw:line>
        <draw:path draw:style-name="gr9" draw:text-style-name="P1" draw:layer="layout" svg:width="0.01cm" svg:height="0.204cm" svg:x="14.576cm" svg:y="3.757cm" svg:viewBox="0 0 11 205" svg:d="M11 205c-8-25-11-56-11-91 0-34 3-73 11-114">
          <text:p/>
        </draw:path>
        <draw:line draw:style-name="gr9" draw:text-style-name="P1" draw:layer="layout" svg:x1="14.116cm" svg:y1="8.092cm" svg:x2="14.561cm" svg:y2="8.526cm">
          <text:p/>
        </draw:line>
        <draw:path draw:style-name="gr9" draw:text-style-name="P1" draw:layer="layout" svg:width="0.121cm" svg:height="0.249cm" svg:x="14.386cm" svg:y="5.613cm" svg:viewBox="0 0 122 250" svg:d="M122 250c0-57-16-124-41-175-26-52-56-80-81-74">
          <text:p/>
        </draw:path>
        <draw:path draw:style-name="gr9" draw:text-style-name="P1" draw:layer="layout" svg:width="0.121cm" svg:height="0.343cm" svg:x="14.349cm" svg:y="5.614cm" svg:viewBox="0 0 122 344" svg:d="M37 0c-37 9-49 94-25 188 23 95 72 164 110 155">
          <text:p/>
        </draw:path>
        <draw:path draw:style-name="gr9" draw:text-style-name="P1" draw:layer="layout" svg:width="0.037cm" svg:height="0.094cm" svg:x="14.47cm" svg:y="5.862cm" svg:viewBox="0 0 38 95" svg:d="M0 95c24-6 38-41 38-95">
          <text:p/>
        </draw:path>
        <draw:path draw:style-name="gr9" draw:text-style-name="P1" draw:layer="layout" svg:width="0.121cm" svg:height="0.249cm" svg:x="14.386cm" svg:y="7.576cm" svg:viewBox="0 0 122 250" svg:d="M122 250c0-57-16-124-41-175-26-52-56-80-81-74">
          <text:p/>
        </draw:path>
        <draw:path draw:style-name="gr9" draw:text-style-name="P1" draw:layer="layout" svg:width="0.121cm" svg:height="0.343cm" svg:x="14.349cm" svg:y="7.577cm" svg:viewBox="0 0 122 344" svg:d="M37 0c-37 9-49 93-25 188 23 95 72 164 110 155">
          <text:p/>
        </draw:path>
        <draw:path draw:style-name="gr9" draw:text-style-name="P1" draw:layer="layout" svg:width="0.037cm" svg:height="0.094cm" svg:x="14.47cm" svg:y="7.825cm" svg:viewBox="0 0 38 95" svg:d="M0 95c24-6 38-41 38-95">
          <text:p/>
        </draw:path>
        <draw:path draw:style-name="gr9" draw:text-style-name="P1" draw:layer="layout" svg:width="1.122cm" svg:height="0.289cm" svg:x="13.042cm" svg:y="2.088cm" svg:viewBox="0 0 1123 290" svg:d="M1123 161c-123-121-400-184-667-153s-456 148-456 282">
          <text:p/>
        </draw:path>
        <draw:path draw:style-name="gr9" draw:text-style-name="P1" draw:layer="layout" svg:width="1.184cm" svg:height="0.289cm" svg:x="13.042cm" svg:y="2.376cm" svg:viewBox="0 0 1185 290" svg:d="M0 0c0 161 265 290 593 290 327 0 592-129 592-290">
          <text:p/>
        </draw:path>
        <draw:path draw:style-name="gr9" draw:text-style-name="P1" draw:layer="layout" svg:width="0.062cm" svg:height="0.129cm" svg:x="14.164cm" svg:y="2.247cm" svg:viewBox="0 0 63 130" svg:d="M63 130c0-45-21-89-63-130">
          <text:p/>
        </draw:path>
        <draw:path draw:style-name="gr9" draw:text-style-name="P1" draw:layer="layout" svg:width="0.084cm" svg:height="0.277cm" svg:x="13.251cm" svg:y="4.444cm" svg:viewBox="0 0 85 278" svg:d="M16 0c-19 24-21 85-5 149 15 64 45 116 74 129">
          <text:p/>
        </draw:path>
        <draw:line draw:style-name="gr9" draw:text-style-name="P1" draw:layer="layout" svg:x1="13.524cm" svg:y1="7.002cm" svg:x2="13.698cm" svg:y2="6.967cm">
          <text:p/>
        </draw:line>
        <draw:line draw:style-name="gr9" draw:text-style-name="P1" draw:layer="layout" svg:x1="13.698cm" svg:y1="6.967cm" svg:x2="13.697cm" svg:y2="6.967cm">
          <text:p/>
        </draw:line>
        <draw:line draw:style-name="gr9" draw:text-style-name="P1" draw:layer="layout" svg:x1="13.338cm" svg:y1="6.215cm" svg:x2="13.339cm" svg:y2="6.215cm">
          <text:p/>
        </draw:line>
        <draw:polyline draw:style-name="gr9" draw:text-style-name="P1" draw:layer="layout" svg:width="0cm" svg:height="0cm" svg:x="13.513cm" svg:y="6.188cm" svg:viewBox="0 0 0 0" draw:points="0,0">
          <text:p/>
        </draw:polyline>
        <draw:line draw:style-name="gr9" draw:text-style-name="P1" draw:layer="layout" svg:x1="13.698cm" svg:y1="6.968cm" svg:x2="13.513cm" svg:y2="6.188cm">
          <text:p/>
        </draw:line>
        <draw:line draw:style-name="gr9" draw:text-style-name="P1" draw:layer="layout" svg:x1="13.036cm" svg:y1="5.696cm" svg:x2="13.271cm" svg:y2="5.926cm">
          <text:p/>
        </draw:line>
        <draw:line draw:style-name="gr9" draw:text-style-name="P1" draw:layer="layout" svg:x1="13.27cm" svg:y1="5.925cm" svg:x2="13.34cm" svg:y2="6.216cm">
          <text:p/>
        </draw:line>
        <draw:line draw:style-name="gr9" draw:text-style-name="P1" draw:layer="layout" svg:x1="13.514cm" svg:y1="6.189cm" svg:x2="13.435cm" svg:y2="5.856cm">
          <text:p/>
        </draw:line>
        <draw:line draw:style-name="gr9" draw:text-style-name="P1" draw:layer="layout" svg:x1="13.435cm" svg:y1="5.857cm" svg:x2="13.514cm" svg:y2="5.678cm">
          <text:p/>
        </draw:line>
        <draw:line draw:style-name="gr9" draw:text-style-name="P1" draw:layer="layout" svg:x1="13.036cm" svg:y1="5.696cm" svg:x2="13.035cm" svg:y2="5.696cm">
          <text:p/>
        </draw:line>
        <draw:line draw:style-name="gr9" draw:text-style-name="P1" draw:layer="layout" svg:x1="13.698cm" svg:y1="5.259cm" svg:x2="13.697cm" svg:y2="5.259cm">
          <text:p/>
        </draw:line>
        <draw:line draw:style-name="gr9" draw:text-style-name="P1" draw:layer="layout" svg:x1="13.513cm" svg:y1="5.679cm" svg:x2="13.698cm" svg:y2="5.259cm">
          <text:p/>
        </draw:line>
        <draw:polyline draw:style-name="gr9" draw:text-style-name="P1" draw:layer="layout" svg:width="0cm" svg:height="0cm" svg:x="13.513cm" svg:y="5.678cm" svg:viewBox="0 0 0 0" draw:points="0,0">
          <text:p/>
        </draw:polyline>
        <draw:line draw:style-name="gr9" draw:text-style-name="P1" draw:layer="layout" svg:x1="12.734cm" svg:y1="4.943cm" svg:x2="12.733cm" svg:y2="4.944cm">
          <text:p/>
        </draw:line>
        <draw:line draw:style-name="gr9" draw:text-style-name="P1" draw:layer="layout" svg:x1="13.698cm" svg:y1="5.26cm" svg:x2="13.524cm" svg:y2="4.888cm">
          <text:p/>
        </draw:line>
        <draw:line draw:style-name="gr9" draw:text-style-name="P1" draw:layer="layout" svg:x1="13.525cm" svg:y1="4.888cm" svg:x2="13.524cm" svg:y2="4.888cm">
          <text:p/>
        </draw:line>
        <draw:line draw:style-name="gr9" draw:text-style-name="P1" draw:layer="layout" svg:x1="13.036cm" svg:y1="5.239cm" svg:x2="12.733cm" svg:y2="4.944cm">
          <text:p/>
        </draw:line>
        <draw:line draw:style-name="gr9" draw:text-style-name="P1" draw:layer="layout" svg:x1="13.035cm" svg:y1="5.238cm" svg:x2="13.036cm" svg:y2="5.238cm">
          <text:p/>
        </draw:line>
        <draw:line draw:style-name="gr9" draw:text-style-name="P1" draw:layer="layout" svg:x1="13.302cm" svg:y1="5.397cm" svg:x2="13.27cm" svg:y2="5.468cm">
          <text:p/>
        </draw:line>
        <draw:line draw:style-name="gr9" draw:text-style-name="P1" draw:layer="layout" svg:x1="13.271cm" svg:y1="5.468cm" svg:x2="13.036cm" svg:y2="5.238cm">
          <text:p/>
        </draw:line>
        <draw:path draw:style-name="gr9" draw:text-style-name="P1" draw:layer="layout" svg:width="0.084cm" svg:height="0.277cm" svg:x="13.251cm" svg:y="6.407cm" svg:viewBox="0 0 85 278" svg:d="M16 0c-19 25-21 85-5 149 15 64 45 116 74 129">
          <text:p/>
        </draw:path>
        <draw:path draw:style-name="gr9" draw:text-style-name="P1" draw:layer="layout" svg:width="0.121cm" svg:height="0.249cm" svg:x="13.245cm" svg:y="5.54cm" svg:viewBox="0 0 122 250" svg:d="M122 250c0-56-16-122-41-174s-55-81-81-75">
          <text:p/>
        </draw:path>
        <draw:path draw:style-name="gr9" draw:text-style-name="P1" draw:layer="layout" svg:width="0.121cm" svg:height="0.343cm" svg:x="13.208cm" svg:y="5.541cm" svg:viewBox="0 0 122 344" svg:d="M37 0c-36 9-48 93-25 189 23 94 73 163 110 154">
          <text:p/>
        </draw:path>
        <draw:path draw:style-name="gr9" draw:text-style-name="P1" draw:layer="layout" svg:width="0.037cm" svg:height="0.094cm" svg:x="13.329cm" svg:y="5.789cm" svg:viewBox="0 0 38 95" svg:d="M0 95c24-5 38-42 38-95">
          <text:p/>
        </draw:path>
        <draw:line draw:style-name="gr9" draw:text-style-name="P1" draw:layer="layout" svg:x1="14.648cm" svg:y1="4.183cm" svg:x2="14.67cm" svg:y2="4.177cm">
          <text:p/>
        </draw:line>
        <draw:path draw:style-name="gr9" draw:text-style-name="P1" draw:layer="layout" svg:width="0.091cm" svg:height="0.833cm" svg:x="14.972cm" svg:y="5.136cm" svg:viewBox="0 0 92 834" svg:d="M8 0c115 351 112 720-8 834">
          <text:p/>
        </draw:path>
        <draw:path draw:style-name="gr9" draw:text-style-name="P1" draw:layer="layout" svg:width="0.027cm" svg:height="0.023cm" svg:x="14.642cm" svg:y="4.049cm" svg:viewBox="0 0 28 24" svg:d="M28 24c-9-7-18-15-28-24">
          <text:p/>
        </draw:path>
        <draw:path draw:style-name="gr9" draw:text-style-name="P1" draw:layer="layout" svg:width="0.056cm" svg:height="0.088cm" svg:x="14.586cm" svg:y="3.961cm" svg:viewBox="0 0 57 89" svg:d="M57 89c-25-24-44-55-57-89">
          <text:p/>
        </draw:path>
        <draw:line draw:style-name="gr9" draw:text-style-name="P1" draw:layer="layout" svg:x1="14.577cm" svg:y1="3.899cm" svg:x2="14.617cm" svg:y2="4.02cm">
          <text:p/>
        </draw:line>
        <draw:line draw:style-name="gr9" draw:text-style-name="P1" draw:layer="layout" svg:x1="14.668cm" svg:y1="4.177cm" svg:x2="14.68cm" svg:y2="4.214cm">
          <text:p/>
        </draw:line>
        <draw:line draw:style-name="gr9" draw:text-style-name="P1" draw:layer="layout" svg:x1="14.972cm" svg:y1="5.111cm" svg:x2="14.981cm" svg:y2="5.137cm">
          <text:p/>
        </draw:line>
        <draw:line draw:style-name="gr9" draw:text-style-name="P1" draw:layer="layout" svg:x1="14.669cm" svg:y1="3.389cm" svg:x2="16.246cm" svg:y2="3.004cm">
          <text:p/>
        </draw:line>
        <draw:line draw:style-name="gr9" draw:text-style-name="P1" draw:layer="layout" svg:x1="16.223cm" svg:y1="2.982cm" svg:x2="16.246cm" svg:y2="3.005cm">
          <text:p/>
        </draw:line>
        <draw:path draw:style-name="gr9" draw:text-style-name="P1" draw:layer="layout" svg:width="0.146cm" svg:height="0.865cm" svg:x="16.728cm" svg:y="4.694cm" svg:viewBox="0 0 147 866" svg:d="M63 0c64 195 93 404 81 571-12 168-64 276-144 295">
          <text:p/>
        </draw:path>
        <draw:line draw:style-name="gr9" draw:text-style-name="P1" draw:layer="layout" svg:x1="16.245cm" svg:y1="3.02cm" svg:x2="16.791cm" svg:y2="4.695cm">
          <text:p/>
        </draw:line>
        <draw:line draw:style-name="gr9" draw:text-style-name="P1" draw:layer="layout" svg:x1="16.245cm" svg:y1="3.004cm" svg:x2="16.245cm" svg:y2="3.02cm">
          <text:p/>
        </draw:line>
        <draw:line draw:style-name="gr9" draw:text-style-name="P1" draw:layer="layout" svg:x1="16.223cm" svg:y1="2.355cm" svg:x2="16.246cm" svg:y2="2.378cm">
          <text:p/>
        </draw:line>
        <draw:line draw:style-name="gr9" draw:text-style-name="P1" draw:layer="layout" svg:x1="15.854cm" svg:y1="2.445cm" svg:x2="15.877cm" svg:y2="2.468cm">
          <text:p/>
        </draw:line>
        <draw:path draw:style-name="gr9" draw:text-style-name="P1" draw:layer="layout" svg:width="1.113cm" svg:height="0.24cm" svg:x="13.051cm" svg:y="2.185cm" svg:viewBox="0 0 1114 241" svg:d="M1114 161c-114-113-364-176-617-158-253 19-454 115-497 238">
          <text:p/>
        </draw:path>
        <draw:path draw:style-name="gr9" draw:text-style-name="P1" draw:layer="layout" svg:width="0.054cm" svg:height="0.08cm" svg:x="14.164cm" svg:y="2.345cm" svg:viewBox="0 0 55 81" svg:d="M55 81c-10-28-28-55-55-81">
          <text:p/>
        </draw:path>
        <draw:line draw:style-name="gr9" draw:text-style-name="P1" draw:layer="layout" svg:x1="13.525cm" svg:y1="7.002cm" svg:x2="13.414cm" svg:y2="6.877cm">
          <text:p/>
        </draw:line>
        <draw:line draw:style-name="gr9" draw:text-style-name="P1" draw:layer="layout" svg:x1="13.414cm" svg:y1="6.878cm" svg:x2="13.473cm" svg:y2="6.866cm">
          <text:p/>
        </draw:line>
        <draw:line draw:style-name="gr9" draw:text-style-name="P1" draw:layer="layout" svg:x1="13.698cm" svg:y1="6.968cm" svg:x2="13.472cm" svg:y2="6.866cm">
          <text:p/>
        </draw:line>
        <draw:line draw:style-name="gr9" draw:text-style-name="P1" draw:layer="layout" svg:x1="13.339cm" svg:y1="6.215cm" svg:x2="13.297cm" svg:y2="6.385cm">
          <text:p/>
        </draw:line>
        <draw:line draw:style-name="gr9" draw:text-style-name="P1" draw:layer="layout" svg:x1="13.297cm" svg:y1="6.384cm" svg:x2="13.415cm" svg:y2="6.878cm">
          <text:p/>
        </draw:line>
        <draw:line draw:style-name="gr9" draw:text-style-name="P1" draw:layer="layout" svg:x1="13.338cm" svg:y1="6.216cm" svg:x2="13.514cm" svg:y2="6.188cm">
          <text:p/>
        </draw:line>
        <draw:line draw:style-name="gr9" draw:text-style-name="P1" draw:layer="layout" svg:x1="13.339cm" svg:y1="6.216cm" svg:x2="13.514cm" svg:y2="6.188cm">
          <text:p/>
        </draw:line>
        <draw:line draw:style-name="gr9" draw:text-style-name="P1" draw:layer="layout" svg:x1="13.473cm" svg:y1="6.867cm" svg:x2="13.356cm" svg:y2="6.375cm">
          <text:p/>
        </draw:line>
        <draw:line draw:style-name="gr9" draw:text-style-name="P1" draw:layer="layout" svg:x1="13.514cm" svg:y1="6.188cm" svg:x2="13.356cm" svg:y2="6.376cm">
          <text:p/>
        </draw:line>
        <draw:line draw:style-name="gr9" draw:text-style-name="P1" draw:layer="layout" svg:x1="13.036cm" svg:y1="5.238cm" svg:x2="13.036cm" svg:y2="5.696cm">
          <text:p/>
        </draw:line>
        <draw:line draw:style-name="gr9" draw:text-style-name="P1" draw:layer="layout" svg:x1="13.035cm" svg:y1="5.238cm" svg:x2="13.035cm" svg:y2="5.696cm">
          <text:p/>
        </draw:line>
        <draw:line draw:style-name="gr9" draw:text-style-name="P1" draw:layer="layout" svg:x1="12.667cm" svg:y1="5.369cm" svg:x2="12.836cm" svg:y2="5.534cm">
          <text:p/>
        </draw:line>
        <draw:line draw:style-name="gr9" draw:text-style-name="P1" draw:layer="layout" svg:x1="13.036cm" svg:y1="5.697cm" svg:x2="12.835cm" svg:y2="5.533cm">
          <text:p/>
        </draw:line>
        <draw:line draw:style-name="gr9" draw:text-style-name="P1" draw:layer="layout" svg:x1="13.356cm" svg:y1="5.511cm" svg:x2="13.514cm" svg:y2="5.679cm">
          <text:p/>
        </draw:line>
        <draw:line draw:style-name="gr9" draw:text-style-name="P1" draw:layer="layout" svg:x1="13.356cm" svg:y1="5.512cm" svg:x2="13.473cm" svg:y2="5.247cm">
          <text:p/>
        </draw:line>
        <draw:line draw:style-name="gr9" draw:text-style-name="P1" draw:layer="layout" svg:x1="13.698cm" svg:y1="5.26cm" svg:x2="13.472cm" svg:y2="5.247cm">
          <text:p/>
        </draw:line>
        <draw:line draw:style-name="gr9" draw:text-style-name="P1" draw:layer="layout" svg:x1="12.734cm" svg:y1="4.944cm" svg:x2="12.667cm" svg:y2="5.172cm">
          <text:p/>
        </draw:line>
        <draw:line draw:style-name="gr9" draw:text-style-name="P1" draw:layer="layout" svg:x1="12.667cm" svg:y1="5.171cm" svg:x2="12.667cm" svg:y2="5.369cm">
          <text:p/>
        </draw:line>
        <draw:line draw:style-name="gr9" draw:text-style-name="P1" draw:layer="layout" svg:x1="13.473cm" svg:y1="5.248cm" svg:x2="13.414cm" svg:y2="5.122cm">
          <text:p/>
        </draw:line>
        <draw:line draw:style-name="gr9" draw:text-style-name="P1" draw:layer="layout" svg:x1="13.525cm" svg:y1="4.888cm" svg:x2="13.414cm" svg:y2="5.123cm">
          <text:p/>
        </draw:line>
        <draw:line draw:style-name="gr9" draw:text-style-name="P1" draw:layer="layout" svg:x1="13.036cm" svg:y1="5.238cm" svg:x2="12.835cm" svg:y2="5.337cm">
          <text:p/>
        </draw:line>
        <draw:line draw:style-name="gr9" draw:text-style-name="P1" draw:layer="layout" svg:x1="12.836cm" svg:y1="5.337cm" svg:x2="12.667cm" svg:y2="5.171cm">
          <text:p/>
        </draw:line>
        <draw:line draw:style-name="gr9" draw:text-style-name="P1" draw:layer="layout" svg:x1="13.415cm" svg:y1="5.122cm" svg:x2="13.297cm" svg:y2="5.388cm">
          <text:p/>
        </draw:line>
        <draw:line draw:style-name="gr9" draw:text-style-name="P1" draw:layer="layout" svg:x1="16.246cm" svg:y1="3.02cm" svg:x2="14.669cm" svg:y2="3.406cm">
          <text:p/>
        </draw:line>
        <draw:line draw:style-name="gr9" draw:text-style-name="P1" draw:layer="layout" svg:x1="16.59cm" svg:y1="4.744cm" svg:x2="16.315cm" svg:y2="3.902cm">
          <text:p/>
        </draw:line>
        <draw:line draw:style-name="gr9" draw:text-style-name="P1" draw:layer="layout" svg:x1="14.752cm" svg:y1="4.285cm" svg:x2="16.316cm" svg:y2="3.902cm">
          <text:p/>
        </draw:line>
        <draw:path draw:style-name="gr9" draw:text-style-name="P1" draw:layer="layout" svg:width="0.146cm" svg:height="0.865cm" svg:x="16.527cm" svg:y="4.743cm" svg:viewBox="0 0 147 866" svg:d="M62 0c64 195 94 404 82 571-12 168-65 276-144 295">
          <text:p/>
        </draw:path>
        <draw:path draw:style-name="gr9" draw:text-style-name="P1" draw:layer="layout" svg:width="0.236cm" svg:height="0.157cm" svg:x="16.291cm" svg:y="5.454cm" svg:viewBox="0 0 237 158" svg:d="M237 155c-70 17-155-39-237-155">
          <text:p/>
        </draw:path>
        <draw:line draw:style-name="gr9" draw:text-style-name="P1" draw:layer="layout" svg:x1="13.297cm" svg:y1="6.385cm" svg:x2="13.357cm" svg:y2="6.375cm">
          <text:p/>
        </draw:line>
        <draw:line draw:style-name="gr9" draw:text-style-name="P1" draw:layer="layout" svg:x1="12.835cm" svg:y1="5.336cm" svg:x2="12.835cm" svg:y2="5.533cm">
          <text:p/>
        </draw:line>
        <draw:line draw:style-name="gr9" draw:text-style-name="P1" draw:layer="layout" svg:x1="13.357cm" svg:y1="5.512cm" svg:x2="13.297cm" svg:y2="5.387cm">
          <text:p/>
        </draw:line>
        <draw:line draw:style-name="gr9" draw:text-style-name="P1" draw:layer="layout" svg:x1="16.315cm" svg:y1="3.902cm" svg:x2="16.545cm" svg:y2="4.879cm">
          <text:p/>
        </draw:line>
        <draw:line draw:style-name="gr9" draw:text-style-name="P1" draw:layer="layout" svg:x1="15.013cm" svg:y1="5.253cm" svg:x2="16.545cm" svg:y2="4.878cm">
          <text:p/>
        </draw:line>
        <draw:path draw:style-name="gr9" draw:text-style-name="P1" draw:layer="layout" svg:width="0.102cm" svg:height="0.53cm" svg:x="16.478cm" svg:y="4.878cm" svg:viewBox="0 0 103 531" svg:d="M66 0c34 127 45 256 32 356s-48 163-98 175">
          <text:p/>
        </draw:path>
        <draw:path draw:style-name="gr9" draw:text-style-name="P1" draw:layer="layout" svg:width="0.925cm" svg:height="0.088cm" svg:x="13.172cm" svg:y="2.206cm" svg:viewBox="0 0 926 89" svg:d="M926 89c-262-119-664-119-926 0">
          <text:p/>
        </draw:path>
        <draw:path draw:style-name="gr9" draw:text-style-name="P1" draw:layer="layout" svg:width="1.087cm" svg:height="0.191cm" svg:x="13.077cm" svg:y="2.284cm" svg:viewBox="0 0 1088 192" svg:d="M1088 161c-106-104-328-167-564-160-238 7-443 82-524 191">
          <text:p/>
        </draw:path>
        <draw:path draw:style-name="gr9" draw:text-style-name="P1" draw:layer="layout" svg:width="0.027cm" svg:height="0.031cm" svg:x="14.164cm" svg:y="2.443cm" svg:viewBox="0 0 28 32" svg:d="M28 32c-9-11-18-22-28-32">
          <text:p/>
        </draw:path>
        <draw:path draw:style-name="gr9" draw:text-style-name="P1" draw:layer="layout" svg:width="1.146cm" svg:height="0.191cm" svg:x="13.051cm" svg:y="2.233cm" svg:viewBox="0 0 1147 192" svg:d="M1147 170c-110-108-340-175-587-170-247 4-466 79-560 192">
          <text:p/>
        </draw:path>
        <draw:path draw:style-name="gr9" draw:text-style-name="P1" draw:layer="layout" svg:width="0.02cm" svg:height="0.022cm" svg:x="14.197cm" svg:y="2.402cm" svg:viewBox="0 0 21 23" svg:d="M21 23c-6-7-12-15-21-23">
          <text:p/>
        </draw:path>
        <draw:line draw:style-name="gr9" draw:text-style-name="P1" draw:layer="layout" svg:x1="10.761cm" svg:y1="5.538cm" svg:x2="10.795cm" svg:y2="5.528cm">
          <text:p/>
        </draw:line>
        <draw:line draw:style-name="gr9" draw:text-style-name="P1" draw:layer="layout" svg:x1="10.858cm" svg:y1="5.938cm" svg:x2="10.893cm" svg:y2="5.929cm">
          <text:p/>
        </draw:line>
        <draw:line draw:style-name="gr9" draw:text-style-name="P1" draw:layer="layout" svg:x1="10.831cm" svg:y1="5.541cm" svg:x2="10.914cm" svg:y2="5.519cm">
          <text:p/>
        </draw:line>
        <draw:line draw:style-name="gr9" draw:text-style-name="P1" draw:layer="layout" svg:x1="10.92cm" svg:y1="5.904cm" svg:x2="11.003cm" svg:y2="5.883cm">
          <text:p/>
        </draw:line>
        <draw:line draw:style-name="gr9" draw:text-style-name="P1" draw:layer="layout" svg:x1="10.918cm" svg:y1="5.511cm" svg:x2="10.952cm" svg:y2="5.502cm">
          <text:p/>
        </draw:line>
        <draw:line draw:style-name="gr9" draw:text-style-name="P1" draw:layer="layout" svg:x1="11.01cm" svg:y1="5.889cm" svg:x2="11.044cm" svg:y2="5.88cm">
          <text:p/>
        </draw:line>
        <draw:line draw:style-name="gr9" draw:text-style-name="P1" draw:layer="layout" svg:x1="10.761cm" svg:y1="4.785cm" svg:x2="10.795cm" svg:y2="4.776cm">
          <text:p/>
        </draw:line>
        <draw:line draw:style-name="gr9" draw:text-style-name="P1" draw:layer="layout" svg:x1="10.858cm" svg:y1="5.186cm" svg:x2="10.893cm" svg:y2="5.176cm">
          <text:p/>
        </draw:line>
        <draw:line draw:style-name="gr9" draw:text-style-name="P1" draw:layer="layout" svg:x1="10.831cm" svg:y1="4.787cm" svg:x2="10.914cm" svg:y2="4.766cm">
          <text:p/>
        </draw:line>
        <draw:line draw:style-name="gr9" draw:text-style-name="P1" draw:layer="layout" svg:x1="10.92cm" svg:y1="5.151cm" svg:x2="11.003cm" svg:y2="5.13cm">
          <text:p/>
        </draw:line>
        <draw:line draw:style-name="gr9" draw:text-style-name="P1" draw:layer="layout" svg:x1="10.918cm" svg:y1="4.759cm" svg:x2="10.952cm" svg:y2="4.75cm">
          <text:p/>
        </draw:line>
        <draw:line draw:style-name="gr9" draw:text-style-name="P1" draw:layer="layout" svg:x1="11.01cm" svg:y1="5.137cm" svg:x2="11.044cm" svg:y2="5.128cm">
          <text:p/>
        </draw:line>
        <draw:line draw:style-name="gr9" draw:text-style-name="P1" draw:layer="layout" svg:x1="13.564cm" svg:y1="1.84cm" svg:x2="13.595cm" svg:y2="1.871cm">
          <text:p/>
        </draw:line>
        <draw:line draw:style-name="gr9" draw:text-style-name="P1" draw:layer="layout" svg:x1="16.527cm" svg:y1="5.609cm" svg:x2="16.729cm" svg:y2="5.559cm">
          <text:p/>
        </draw:line>
        <draw:line draw:style-name="gr9" draw:text-style-name="P1" draw:layer="layout" svg:x1="16.479cm" svg:y1="5.408cm" svg:x2="15.056cm" svg:y2="5.756cm">
          <text:p/>
        </draw:line>
        <draw:path draw:style-name="gr6" draw:text-style-name="P3" draw:layer="layout" svg:width="6.155cm" svg:height="6.872cm" svg:x="19.192cm" svg:y="1.308cm" svg:viewBox="0 0 6156 6873" svg:d="M5803 3679c56-27 145-25 223 5s130 82 130 130c0 5-1 10-2 15-14 61-116 89-227 62-110-27-188-98-173-159 5-22 22-41 49-53 56-27 145-25 223 5s130 82 130 130c0 5-1 10-2 15l-7 31c-4 15-14 30-29 41-43 32-120 40-198 21-79-19-144-62-167-109-8-17-11-34-7-50l8-31c-15 61 63 132 173 159 111 27 213-1 227-62l-7 31c-4 15-14 30-29 41l-9 36c1 5 2 10 2 15s-1 10-2 14c-14 58-110 84-214 59-105-25-178-93-164-150-14 57 59 125 164 150 104 25 200-1 214-59l-3-4-4 35c-9 36-52 62-113 67s-131-11-186-42c55 31 125 47 186 42s104-31 113-67l4-35 5-10c0 5-1 10-2 14v-29c1 5 2 10 2 15l-2-15-3 25-2-3c-14 55-106 80-207 56-100-24-171-89-158-145l6-21-10 24-4 2c2-10 7-18 14-26l-10 24-11 32c-10 39 21 84 79 117v2478l-90 373-974-161-4338-718-125 517-276-46v-716l125-875v-948l-125-21v-411l513-2123c5-20 10-32 12-31l259 44 1 3c-1-3-1-5-2-5l1 2 91 18 132-545 250 41 7-31 177 30v-422c0-17 2-34 6-50l44-183c50-205 392-298 764-208 373 90 635 329 585 534l-44 183c-19 77-81 141-177 185l-90 40-162 672 12 2v93l103 144v1092l3321 549z">
          <text:p/>
        </draw:path>
        <draw:polygon draw:style-name="gr7" draw:text-style-name="P1" draw:layer="layout" svg:width="0cm" svg:height="0cm" svg:x="22.22cm" svg:y="5.218cm" svg:viewBox="0 0 0 0" draw:points="0,0">
          <text:p/>
        </draw:polygon>
        <draw:path draw:style-name="gr6" draw:text-style-name="P3" draw:layer="layout" svg:width="3.574cm" svg:height="3.521cm" svg:x="21.42cm" svg:y="4.287cm" svg:viewBox="0 0 3575 3522" svg:d="M253 1882l-253 1048 3575 592v-2478c-58-33-89-79-79-118l7-30c2-10 7-18 14-26l8-36c-8-17-11-34-7-50l8-31c5-22 22-41 49-53v-151l-3322-549v198l-65 270 65-270c-32-28-60-46-83-52-37 26-60 58-69 95-3 11-4 22-4 33 0 49 25 102 73 152 23 55 51 117 83 179v635c174 27 333 110 407 212 49-20 123-16 188 10s107 69 107 109c0 4 0 9-1 13-8 32-44 54-96 60-53 6-114-6-164-31-40 114-226 170-441 133z">
          <text:p/>
        </draw:path>
        <draw:polygon draw:style-name="gr7" draw:text-style-name="P1" draw:layer="layout" svg:width="0cm" svg:height="0cm" svg:x="22.22cm" svg:y="5.218cm" svg:viewBox="0 0 0 0" draw:points="0,0">
          <text:p/>
        </draw:polygon>
        <draw:path draw:style-name="gr6" draw:text-style-name="P3" draw:layer="layout" svg:width="5.802cm" svg:height="4.572cm" svg:x="19.192cm" svg:y="3.609cm" svg:viewBox="0 0 5803 4573" svg:d="M2379 2313l-18 76 121 170-253 1049 3574 592-90 373-974-161-4338-718-125 517-276-46 140-577 257 43 301-1248 36-147c-5 21-10 33-12 32l-253-42 8-32c-5 20-10 32-13 32l13-32 530-2194 461 76-103 424-88 365-59 242-70 289-78 322-89 364z">
          <text:p/>
        </draw:path>
        <draw:polygon draw:style-name="gr7" draw:text-style-name="P1" draw:layer="layout" svg:width="0cm" svg:height="0cm" svg:x="22.22cm" svg:y="5.218cm" svg:viewBox="0 0 0 0" draw:points="0,0">
          <text:p/>
        </draw:polygon>
        <draw:path draw:style-name="gr6" draw:text-style-name="P3" draw:layer="layout" svg:width="1.838cm" svg:height="1.301cm" svg:x="20.199cm" svg:y="1.308cm" svg:viewBox="0 0 1839 1302" svg:d="M0 858v368l257 43 203 33v-10l1196-538c97-43 158-108 177-186 50-205-212-444-584-534-373-90-715 3-765 208-4 17-6 34-6 51v612l-44-7-177-30-3 31z">
          <text:p/>
        </draw:path>
        <draw:polygon draw:style-name="gr7" draw:text-style-name="P1" draw:layer="layout" svg:width="0cm" svg:height="0cm" svg:x="22.22cm" svg:y="5.218cm" svg:viewBox="0 0 0 0" draw:points="0,0">
          <text:p/>
        </draw:polygon>
        <draw:path draw:style-name="gr6" draw:text-style-name="P3" draw:layer="layout" svg:width="1.369cm" svg:height="1.131cm" svg:x="20.055cm" svg:y="5.907cm" svg:viewBox="0 0 1370 1132" svg:d="M0 567c0 312 307 565 684 565 378 0 686-253 686-565zM1370 567c0-314-308-567-686-567-377 0-684 253-684 567z">
          <text:p/>
        </draw:path>
        <draw:polygon draw:style-name="gr7" draw:text-style-name="P1" draw:layer="layout" svg:width="0cm" svg:height="0cm" svg:x="22.22cm" svg:y="5.218cm" svg:viewBox="0 0 0 0" draw:points="0,0">
          <text:p/>
        </draw:polygon>
        <draw:polygon draw:style-name="gr6" draw:text-style-name="P3" draw:layer="layout" svg:width="1.397cm" svg:height="0.917cm" svg:x="20.173cm" svg:y="5.005cm" svg:viewBox="0 0 1398 918" draw:points="1398,918 1398,205 1381,202 167,0 90,323 0,687">
          <text:p/>
        </draw:polygon>
        <draw:polygon draw:style-name="gr7" draw:text-style-name="P1" draw:layer="layout" svg:width="0cm" svg:height="0cm" svg:x="22.22cm" svg:y="5.218cm" svg:viewBox="0 0 0 0" draw:points="0,0">
          <text:p/>
        </draw:polygon>
        <draw:path draw:style-name="gr6" draw:text-style-name="P3" draw:layer="layout" svg:width="1.185cm" svg:height="0.979cm" svg:x="20.147cm" svg:y="5.983cm" svg:viewBox="0 0 1186 980" svg:d="M1186 491c0-11-1-22-2-32 0-11-2-21-3-32-33-209-222-377-471-418-162-26-329 3-463 82-133 79-221 201-242 336-1 11-3 21-4 32 0 10-1 21-1 32 0 270 265 489 593 489s593-219 593-489z">
          <text:p/>
        </draw:path>
        <draw:polygon draw:style-name="gr7" draw:text-style-name="P1" draw:layer="layout" svg:width="0cm" svg:height="0cm" svg:x="22.22cm" svg:y="5.218cm" svg:viewBox="0 0 0 0" draw:points="0,0">
          <text:p/>
        </draw:polygon>
        <draw:path draw:style-name="gr6" draw:text-style-name="P3" draw:layer="layout" svg:width="1.175cm" svg:height="0.853cm" svg:x="20.152cm" svg:y="5.983cm" svg:viewBox="0 0 1176 854" svg:d="M1176 427c-33-209-222-377-471-418-161-26-329 3-463 82-133 79-221 201-242 336 39 244 290 427 588 427s549-183 588-427z">
          <text:p/>
        </draw:path>
        <draw:polygon draw:style-name="gr7" draw:text-style-name="P1" draw:layer="layout" svg:width="0cm" svg:height="0cm" svg:x="22.22cm" svg:y="5.218cm" svg:viewBox="0 0 0 0" draw:points="0,0">
          <text:p/>
        </draw:polygon>
        <draw:path draw:style-name="gr6" draw:text-style-name="P3" draw:layer="layout" svg:width="1.475cm" svg:height="2.232cm" svg:x="20.556cm" svg:y="1.877cm" svg:viewBox="0 0 1476 2233" svg:d="M1255 368c96-44 158-108 177-185l44-183c-19 77-80 142-177 185l-1196 538v10l-3 18 3 386-3 17 3 655-103 424 300-135 353-1460 456-205 56-25z">
          <text:p/>
        </draw:path>
        <draw:polygon draw:style-name="gr7" draw:text-style-name="P1" draw:layer="layout" svg:width="0cm" svg:height="0cm" svg:x="22.22cm" svg:y="5.218cm" svg:viewBox="0 0 0 0" draw:points="0,0">
          <text:p/>
        </draw:polygon>
        <draw:path draw:style-name="gr6" draw:text-style-name="P3" draw:layer="layout" svg:width="0.528cm" svg:height="5.124cm" svg:x="19.192cm" svg:y="2.649cm" svg:viewBox="0 0 529 5125" svg:d="M527 37c3-22 2-37-1-37-2-1-7 11-12 31l-514 2122v411l126-159v180 948l-126 875v717l141-578 59-1234z">
          <text:p/>
        </draw:path>
        <draw:polygon draw:style-name="gr7" draw:text-style-name="P1" draw:layer="layout" svg:width="0cm" svg:height="0cm" svg:x="22.22cm" svg:y="5.218cm" svg:viewBox="0 0 0 0" draw:points="0,0">
          <text:p/>
        </draw:polygon>
        <draw:polygon draw:style-name="gr6" draw:text-style-name="P3" draw:layer="layout" svg:width="0.808cm" svg:height="1.664cm" svg:x="20.856cm" svg:y="2.31cm" svg:viewBox="0 0 809 1665" draw:points="0,1665 503,1263 809,0 353,206">
          <text:p/>
        </draw:polygon>
        <draw:polygon draw:style-name="gr7" draw:text-style-name="P1" draw:layer="layout" svg:width="0cm" svg:height="0cm" svg:x="22.22cm" svg:y="5.218cm" svg:viewBox="0 0 0 0" draw:points="0,0">
          <text:p/>
        </draw:polygon>
        <draw:path draw:style-name="gr6" draw:text-style-name="P3" draw:layer="layout" svg:width="0.771cm" svg:height="3.459cm" svg:x="19.391cm" svg:y="2.546cm" svg:viewBox="0 0 772 3460" svg:d="M772 386v-386l-31 130-95 394-42 174-23 92-96 398-146 605c-25 103-48 237-60 348s-11 182 4 184c12 2 33-52 56-146l353-1459-353 1459c-23 94-44 148-56 146l87 15-59 592-44 297c-5 35-6 60-2 61h6l-14 170-257-43 328-3277c3-22 2-37-1-37l259 44 1 3c-1-3-1-5-2-5l1 38c1-15 2-27 1-33l-1 33-5 43-96 962-146 605c-25 103-48 237-60 348s-11 182 4 184l87 15 25 4 76-536 257-1064-36-6v-18 18l7-30v-18z">
          <text:p/>
        </draw:path>
        <draw:polygon draw:style-name="gr7" draw:text-style-name="P1" draw:layer="layout" svg:width="0cm" svg:height="0cm" svg:x="22.22cm" svg:y="5.218cm" svg:viewBox="0 0 0 0" draw:points="0,0">
          <text:p/>
        </draw:polygon>
        <draw:path draw:style-name="gr6" draw:text-style-name="P3" draw:layer="layout" svg:width="1.161cm" svg:height="1.125cm" svg:x="20.409cm" svg:y="3.783cm" svg:viewBox="0 0 1162 1126" svg:d="M1162 1126v-68c-242-123-391-297-392-459 0-1 0-2 0-3 0-20 2-40 7-60 32-134 174-234 385-272v-264l-24 100c-19 79-81 143-178 187l-901 405-59 242z">
          <text:p/>
        </draw:path>
        <draw:polygon draw:style-name="gr7" draw:text-style-name="P1" draw:layer="layout" svg:width="0cm" svg:height="0cm" svg:x="22.22cm" svg:y="5.218cm" svg:viewBox="0 0 0 0" draw:points="0,0">
          <text:p/>
        </draw:polygon>
        <draw:path draw:style-name="gr6" draw:text-style-name="P3" draw:layer="layout" svg:width="1.231cm" svg:height="0.49cm" svg:x="20.339cm" svg:y="4.716cm" svg:viewBox="0 0 1232 491" svg:d="M1232 192c-1 11-3 22-4 33-7 46-11 89-14 127l3 14 3 14 2 12 2 12 2 12v10l1 11-1 9v9l-2 7-2 7-2 6-3 6-3 4c0 2 1 4 1 6v-3l-1215-199 70-289z">
          <text:p/>
        </draw:path>
        <draw:polygon draw:style-name="gr7" draw:text-style-name="P1" draw:layer="layout" svg:width="0cm" svg:height="0cm" svg:x="22.22cm" svg:y="5.218cm" svg:viewBox="0 0 0 0" draw:points="0,0">
          <text:p/>
        </draw:polygon>
        <draw:path draw:style-name="gr6" draw:text-style-name="P3" draw:layer="layout" svg:width="1.166cm" svg:height="0.955cm" svg:x="20.468cm" svg:y="3.519cm" svg:viewBox="0 0 1167 956" svg:d="M88 590l-88 366 901-406c96-44 158-108 177-186l24-100 65-264c-19 77-81 142-178 185l-601 270z">
          <text:p/>
        </draw:path>
        <draw:polygon draw:style-name="gr7" draw:text-style-name="P1" draw:layer="layout" svg:width="0cm" svg:height="0cm" svg:x="22.22cm" svg:y="5.218cm" svg:viewBox="0 0 0 0" draw:points="0,0">
          <text:p/>
        </draw:polygon>
        <draw:polygon draw:style-name="gr6" draw:text-style-name="P3" draw:layer="layout" svg:width="0.316cm" svg:height="1.277cm" svg:x="19.332cm" svg:y="5.962cm" svg:viewBox="0 0 317 1278" draw:points="59,0 317,43 258,1278 0,1235">
          <text:p/>
        </draw:polygon>
        <draw:polygon draw:style-name="gr7" draw:text-style-name="P1" draw:layer="layout" svg:width="0cm" svg:height="0cm" svg:x="22.22cm" svg:y="5.218cm" svg:viewBox="0 0 0 0" draw:points="0,0">
          <text:p/>
        </draw:polygon>
        <draw:polygon draw:style-name="gr6" draw:text-style-name="P3" draw:layer="layout" svg:width="0.46cm" svg:height="0.729cm" svg:x="20.199cm" svg:y="2.956cm" svg:viewBox="0 0 461 730" draw:points="0,0 0,654 461,730 459,76 256,42">
          <text:p/>
        </draw:polygon>
        <draw:polygon draw:style-name="gr7" draw:text-style-name="P1" draw:layer="layout" svg:width="0cm" svg:height="0cm" svg:x="22.22cm" svg:y="5.218cm" svg:viewBox="0 0 0 0" draw:points="0,0">
          <text:p/>
        </draw:polygon>
        <draw:path draw:style-name="gr6" draw:text-style-name="P3" draw:layer="layout" svg:width="0.545cm" svg:height="2.879cm" svg:x="19.654cm" svg:y="2.956cm" svg:viewBox="0 0 546 2880" svg:d="M15 2848c-5 20-10 32-13 32-4-1-3-26 2-61l43-297 84-587 76-536 258-1065 8-30 4-17 69-287v653z">
          <text:p/>
        </draw:path>
        <draw:polygon draw:style-name="gr7" draw:text-style-name="P1" draw:layer="layout" svg:width="0cm" svg:height="0cm" svg:x="22.22cm" svg:y="5.218cm" svg:viewBox="0 0 0 0" draw:points="0,0">
          <text:p/>
        </draw:polygon>
        <draw:path draw:style-name="gr6" draw:text-style-name="P3" draw:layer="layout" svg:width="0.435cm" svg:height="0.404cm" svg:x="22.698cm" svg:y="2.705cm" svg:viewBox="0 0 436 405" svg:d="M434 169c-15 61-117 89-227 62-111-27-190-98-175-159 14-58 109-86 215-65 106 22 189 86 189 147 0 5-1 10-2 15-15 61-117 89-227 62-111-27-190-98-175-159 14-58 109-86 215-65 106 22 189 86 189 147 0 5-1 10-2 15l-8 31c-3 15-13 30-29 41l-9 36c2 5 2 10 2 15s0 10-1 14c-14 59-110 85-215 60s-178-94-165-151c-13 57 60 126 165 151s201-1 215-60l-8 32c-14 57-110 83-214 58-105-25-179-93-165-151l12-32-5 2c3-10 7-18 14-26l-9 24 369 86c-13 56-106 81-206 57-102-24-173-90-159-146l370 67-1 18 1-18c2 5 2 10 2 15s0 10-1 14l-8 32c-14 57-110 83-214 58-105-25-179-93-165-151l12-32-5 2c3-10 7-18 14-26l9-36c-9-17-11-34-7-50l7-31-7 31c-4 16-2 33 7 50 23 47 89 90 167 109 79 19 156 11 198-21 16-11 26-26 29-41z">
          <text:p/>
        </draw:path>
        <draw:polygon draw:style-name="gr7" draw:text-style-name="P1" draw:layer="layout" svg:width="0cm" svg:height="0cm" svg:x="22.22cm" svg:y="5.218cm" svg:viewBox="0 0 0 0" draw:points="0,0">
          <text:p/>
        </draw:polygon>
        <draw:path draw:style-name="gr6" draw:text-style-name="P3" draw:layer="layout" svg:width="0.435cm" svg:height="0.404cm" svg:x="22.698cm" svg:y="5.234cm" svg:viewBox="0 0 436 405" svg:d="M434 169c-15 62-117 90-227 63-111-28-190-99-175-160 14-58 109-86 215-65 106 22 189 86 189 147 0 5-1 10-2 15-15 62-117 90-227 63-111-28-190-99-175-160 14-58 109-86 215-65 106 22 189 86 189 147 0 5-1 10-2 15l-8 31c-3 15-13 31-29 42l-9 36c2 5 2 10 2 15s0 10-1 14c-14 58-110 84-215 59s-178-93-165-151c-13 58 60 126 165 151s201-1 215-59l-2-7-6 38c-14 57-110 83-214 58-105-25-179-92-165-150l12-33-5 2c3-10 7-19 14-26l-9 24 369 86c-13 56-106 81-206 57-102-24-173-89-159-146l370 68-1 22 1-22c2 5 2 10 2 15s0 10-1 14l-2-7-6 38c-14 57-110 83-214 58-105-25-179-92-165-150l12-33-5 2c3-10 7-19 14-26l9-36c-9-17-11-34-7-50l7-31-7 31c-4 16-2 33 7 50 23 47 89 91 167 110 79 19 156 11 198-21 16-11 26-27 29-42z">
          <text:p/>
        </draw:path>
        <draw:polygon draw:style-name="gr7" draw:text-style-name="P1" draw:layer="layout" svg:width="0cm" svg:height="0cm" svg:x="22.22cm" svg:y="5.218cm" svg:viewBox="0 0 0 0" draw:points="0,0">
          <text:p/>
        </draw:polygon>
        <draw:path draw:style-name="gr6" draw:text-style-name="P3" draw:layer="layout" svg:width="0.434cm" svg:height="0.405cm" svg:x="21.89cm" svg:y="3.836cm" svg:viewBox="0 0 435 406" svg:d="M433 170c-15 61-116 89-227 62s-189-98-174-159c14-58 108-88 214-65 106 22 189 86 189 147 0 5-1 10-2 15-15 61-116 89-227 62s-189-98-174-159c14-58 108-88 214-65 106 22 189 86 189 147 0 5-1 10-2 15l-7 30c-4 16-14 30-30 42l-8 35c1 6 2 11 2 16s-1 9-2 14c-14 58-110 84-214 59-105-26-179-93-165-150-14 57 60 124 165 150 104 25 200-1 214-59l-7 30c-14 58-110 85-215 59-104-25-178-92-165-150l12-33-4 3c2-10 7-19 13-27l-9 24 370 86c-14 56-106 81-207 57-101-25-172-89-159-145l371 66-2 19 2-19c1 6 2 11 2 16s-1 9-2 14l-7 30c-14 58-110 85-215 59-104-25-178-92-165-150l12-33-4 3c2-10 7-19 13-27l10-35c-9-18-12-35-8-51l8-30-8 30c-4 16-1 33 8 51 23 47 88 89 167 108 78 19 155 11 197-20 16-12 26-26 30-42z">
          <text:p/>
        </draw:path>
        <draw:polygon draw:style-name="gr7" draw:text-style-name="P1" draw:layer="layout" svg:width="0cm" svg:height="0cm" svg:x="22.22cm" svg:y="5.218cm" svg:viewBox="0 0 0 0" draw:points="0,0">
          <text:p/>
        </draw:polygon>
        <draw:path draw:style-name="gr6" draw:text-style-name="P3" draw:layer="layout" svg:width="0.337cm" svg:height="1.403cm" svg:x="19.589cm" svg:y="5.836cm" svg:viewBox="0 0 338 1404" svg:d="M75 0l-16 169-59 1235 302-1248 36-147c-5 21-10 33-12 32z">
          <text:p/>
        </draw:path>
        <draw:polygon draw:style-name="gr7" draw:text-style-name="P1" draw:layer="layout" svg:width="0cm" svg:height="0cm" svg:x="22.22cm" svg:y="5.218cm" svg:viewBox="0 0 0 0" draw:points="0,0">
          <text:p/>
        </draw:polygon>
        <draw:path draw:style-name="gr6" draw:text-style-name="P3" draw:layer="layout" svg:width="0.411cm" svg:height="0.826cm" svg:x="21.179cm" svg:y="4.16cm" svg:viewBox="0 0 412 827" svg:d="M412 827v-273c-49-50-74-103-74-152 0-11 1-22 4-34 9-37 32-69 70-95v-273c-202 26-352 106-412 221 1 163 150 337 391 460v68c-1 11-3 22-4 33z">
          <text:p/>
        </draw:path>
        <draw:polygon draw:style-name="gr7" draw:text-style-name="P1" draw:layer="layout" svg:width="0cm" svg:height="0cm" svg:x="22.22cm" svg:y="5.218cm" svg:viewBox="0 0 0 0" draw:points="0,0">
          <text:p/>
        </draw:polygon>
        <draw:path draw:style-name="gr6" draw:text-style-name="P3" draw:layer="layout" svg:width="0.121cm" svg:height="1.455cm" svg:x="21.552cm" svg:y="4.713cm" svg:viewBox="0 0 122 1456" svg:d="M18 1210l-18 76 122 170v-136-116-168-106-116-635c-32-62-60-124-84-179v273l-24-45c-7 46-11 89-14 127l3 14 3 15 2 12 2 12 2 12v10l1 10-1 9v9l-2 7-2 7-2 6-3 6-3 4c0 2 1 4 1 6l17 3-17-6 17 719v-713z">
          <text:p/>
        </draw:path>
        <draw:polygon draw:style-name="gr7" draw:text-style-name="P1" draw:layer="layout" svg:width="0cm" svg:height="0cm" svg:x="22.22cm" svg:y="5.218cm" svg:viewBox="0 0 0 0" draw:points="0,0">
          <text:p/>
        </draw:polygon>
        <draw:path draw:style-name="gr6" draw:text-style-name="P3" draw:layer="layout" svg:width="0.784cm" svg:height="0.768cm" svg:x="20.856cm" svg:y="3.206cm" svg:viewBox="0 0 785 769" svg:d="M0 769l601-270c98-43 159-108 178-185 18-75-4-156-64-236-6-7-12-15-18-23-16-18-35-37-55-55l-64 265c-10 39-35 74-75 102z">
          <text:p/>
        </draw:path>
        <draw:polygon draw:style-name="gr7" draw:text-style-name="P1" draw:layer="layout" svg:width="0cm" svg:height="0cm" svg:x="22.22cm" svg:y="5.218cm" svg:viewBox="0 0 0 0" draw:points="0,0">
          <text:p/>
        </draw:polygon>
        <draw:path draw:style-name="gr6" draw:text-style-name="P3" draw:layer="layout" svg:width="0.441cm" svg:height="0.517cm" svg:x="21.673cm" svg:y="5.526cm" svg:viewBox="0 0 442 518" svg:d="M0 507c216 37 402-19 442-134-59-30-92-74-83-112 5-21 22-38 49-49-74-102-233-185-408-212v116c101 15 194 65 231 125s11 117-65 143c-12 3-25 6-38 9-39 6-83 5-128-3z">
          <text:p/>
        </draw:path>
        <draw:polygon draw:style-name="gr7" draw:text-style-name="P1" draw:layer="layout" svg:width="0cm" svg:height="0cm" svg:x="22.22cm" svg:y="5.218cm" svg:viewBox="0 0 0 0" draw:points="0,0">
          <text:p/>
        </draw:polygon>
        <draw:polygon draw:style-name="gr6" draw:text-style-name="P3" draw:layer="layout" svg:width="0.294cm" svg:height="0.435cm" svg:x="20.162cm" svg:y="2.546cm" svg:viewBox="0 0 295 436" draw:points="295,436 293,48 33,5 0,0 0,387">
          <text:p/>
        </draw:polygon>
        <draw:polygon draw:style-name="gr7" draw:text-style-name="P1" draw:layer="layout" svg:width="0cm" svg:height="0cm" svg:x="22.22cm" svg:y="5.218cm" svg:viewBox="0 0 0 0" draw:points="0,0">
          <text:p/>
        </draw:polygon>
        <draw:path draw:style-name="gr6" draw:text-style-name="P3" draw:layer="layout" svg:width="0.434cm" svg:height="0.405cm" svg:x="24.913cm" svg:y="3.704cm" svg:viewBox="0 0 435 406" svg:d="M433 170c-14 61-116 88-227 62-110-27-189-99-174-160 15-58 108-87 214-65 107 21 189 86 189 148 0 5-1 10-2 15-14 61-116 88-227 62-110-27-189-99-174-160 15-58 108-87 214-65 107 21 189 86 189 148 0 5-1 10-2 15l-7 30c-4 16-14 30-29 42-43 31-120 39-198 20-79-19-144-61-168-108-8-18-11-36-7-52l8-30-8 30c-4 16-1 34 7 52l-8 35-10 24 370 86c-14 55-106 81-207 56-100-24-172-89-159-144l371 66-1 22 1-22c1 5 2 11 2 16 0 4-1 9-2 14l-1-8-6 38c-14 58-110 84-214 59-105-26-179-93-165-150l11-33-4 2c2-9 7-18 14-26-7 8-12 17-14 26l4-2-11 33c-14 57 60 124 165 150 104 25 200-1 214-59l6-38 1 8c-14 57-110 84-214 58-105-25-179-92-165-150-14 58 60 125 165 150 104 26 200-1 214-58 1-5 2-10 2-14 0-5-1-11-2-16l9-35c15-12 25-26 29-42z">
          <text:p/>
        </draw:path>
        <draw:polygon draw:style-name="gr7" draw:text-style-name="P1" draw:layer="layout" svg:width="0cm" svg:height="0cm" svg:x="22.22cm" svg:y="5.218cm" svg:viewBox="0 0 0 0" draw:points="0,0">
          <text:p/>
        </draw:polygon>
        <draw:path draw:style-name="gr6" draw:text-style-name="P3" draw:layer="layout" svg:width="0.121cm" svg:height="1.433cm" svg:x="21.552cm" svg:y="3.052cm" svg:viewBox="0 0 122 1434" svg:d="M38 1382c24 6 52 24 84 52v-198-1092l-104-144v232c61 80 83 161 65 235l-65 265v263l-18 76c12 12 25 25 38 38z">
          <text:p/>
        </draw:path>
        <draw:polygon draw:style-name="gr7" draw:text-style-name="P1" draw:layer="layout" svg:width="0cm" svg:height="0cm" svg:x="22.22cm" svg:y="5.218cm" svg:viewBox="0 0 0 0" draw:points="0,0">
          <text:p/>
        </draw:polygon>
        <draw:path draw:style-name="gr6" draw:text-style-name="P3" draw:layer="layout" svg:width="0.493cm" svg:height="0.294cm" svg:x="24.458cm" svg:y="6.766cm" svg:viewBox="0 0 494 295" svg:d="M494 188c0 41-31 75-84 93-12 4-25 7-39 9-97 17-221-13-300-73-11-8-20-16-29-25-59-60-55-126 9-164 65-37 175-38 275-2 101 36 168 102 168 162z">
          <text:p/>
        </draw:path>
        <draw:polygon draw:style-name="gr7" draw:text-style-name="P1" draw:layer="layout" svg:width="0cm" svg:height="0cm" svg:x="22.22cm" svg:y="5.218cm" svg:viewBox="0 0 0 0" draw:points="0,0">
          <text:p/>
        </draw:polygon>
        <draw:path draw:style-name="gr6" draw:text-style-name="P3" draw:layer="layout" svg:width="0.493cm" svg:height="0.294cm" svg:x="24.458cm" svg:y="5.501cm" svg:viewBox="0 0 494 295" svg:d="M494 188c0 42-31 75-84 93-12 4-25 7-39 9-97 17-221-13-300-72-11-9-20-18-29-26-59-60-55-126 9-163 65-38 175-39 275-3 101 36 168 101 168 162z">
          <text:p/>
        </draw:path>
        <draw:polygon draw:style-name="gr7" draw:text-style-name="P1" draw:layer="layout" svg:width="0cm" svg:height="0cm" svg:x="22.22cm" svg:y="5.218cm" svg:viewBox="0 0 0 0" draw:points="0,0">
          <text:p/>
        </draw:polygon>
        <draw:path draw:style-name="gr6" draw:text-style-name="P3" draw:layer="layout" svg:width="0.493cm" svg:height="0.294cm" svg:x="22.243cm" svg:y="7.032cm" svg:viewBox="0 0 494 295" svg:d="M494 188c0 41-31 75-85 93-12 4-24 7-37 9-98 17-222-13-302-73-10-8-20-16-28-25-59-61-55-126 9-164 64-37 175-38 275-2s168 101 168 162z">
          <text:p/>
        </draw:path>
        <draw:polygon draw:style-name="gr7" draw:text-style-name="P1" draw:layer="layout" svg:width="0cm" svg:height="0cm" svg:x="22.22cm" svg:y="5.218cm" svg:viewBox="0 0 0 0" draw:points="0,0">
          <text:p/>
        </draw:polygon>
        <draw:path draw:style-name="gr6" draw:text-style-name="P3" draw:layer="layout" svg:width="0.493cm" svg:height="0.294cm" svg:x="22.243cm" svg:y="4.503cm" svg:viewBox="0 0 494 295" svg:d="M494 188c0 41-31 75-85 93-12 4-24 7-37 9-98 17-222-13-302-73-10-8-20-16-28-25-59-60-55-125 9-164 64-37 175-38 275-2 100 37 168 102 168 162z">
          <text:p/>
        </draw:path>
        <draw:polygon draw:style-name="gr7" draw:text-style-name="P1" draw:layer="layout" svg:width="0cm" svg:height="0cm" svg:x="22.22cm" svg:y="5.218cm" svg:viewBox="0 0 0 0" draw:points="0,0">
          <text:p/>
        </draw:polygon>
        <draw:polygon draw:style-name="gr6" draw:text-style-name="P3" draw:layer="layout" svg:width="0.203cm" svg:height="0.419cm" svg:x="20.456cm" svg:y="2.595cm" svg:viewBox="0 0 204 420" draw:points="0,387 204,420 202,33 0,0">
          <text:p/>
        </draw:polygon>
        <draw:polygon draw:style-name="gr7" draw:text-style-name="P1" draw:layer="layout" svg:width="0cm" svg:height="0cm" svg:x="22.22cm" svg:y="5.218cm" svg:viewBox="0 0 0 0" draw:points="0,0">
          <text:p/>
        </draw:polygon>
        <draw:path draw:style-name="gr6" draw:text-style-name="P3" draw:layer="layout" svg:width="1.185cm" svg:height="0.521cm" svg:x="20.147cm" svg:y="6.441cm" svg:viewBox="0 0 1186 522" svg:d="M1 0c0 10-1 21-1 32 0 271 265 490 593 490s593-219 593-490c0-11-1-22-2-32-9 122-72 235-177 320-230 185-598 185-828 0-105-85-168-198-178-320z">
          <text:p/>
        </draw:path>
        <draw:polygon draw:style-name="gr7" draw:text-style-name="P1" draw:layer="layout" svg:width="0cm" svg:height="0cm" svg:x="22.22cm" svg:y="5.218cm" svg:viewBox="0 0 0 0" draw:points="0,0">
          <text:p/>
        </draw:polygon>
        <draw:path draw:style-name="gr6" draw:text-style-name="P3" draw:layer="layout" svg:width="1.182cm" svg:height="0.48cm" svg:x="20.148cm" svg:y="6.409cm" svg:viewBox="0 0 1183 481" svg:d="M4 0c-1 11-3 21-4 32 10 122 73 235 178 320 237 172 591 172 828 0 105-85 168-198 177-320 0-11-2-21-3-32-39 245-290 428-588 428s-549-183-588-428z">
          <text:p/>
        </draw:path>
        <draw:polygon draw:style-name="gr7" draw:text-style-name="P1" draw:layer="layout" svg:width="0cm" svg:height="0cm" svg:x="22.22cm" svg:y="5.218cm" svg:viewBox="0 0 0 0" draw:points="0,0">
          <text:p/>
        </draw:polygon>
        <draw:path draw:style-name="gr6" draw:text-style-name="P3" draw:layer="layout" svg:width="0.361cm" svg:height="1.287cm" svg:x="21.359cm" svg:y="2.285cm" svg:viewBox="0 0 362 1288" svg:d="M362 0l-56 25-306 1263c40-28 65-63 75-102l65-265 60-249z">
          <text:p/>
        </draw:path>
        <draw:polygon draw:style-name="gr7" draw:text-style-name="P1" draw:layer="layout" svg:width="0cm" svg:height="0cm" svg:x="22.22cm" svg:y="5.218cm" svg:viewBox="0 0 0 0" draw:points="0,0">
          <text:p/>
        </draw:polygon>
        <draw:path draw:style-name="gr6" draw:text-style-name="P3" draw:layer="layout" svg:width="0.493cm" svg:height="0.289cm" svg:x="24.458cm" svg:y="6.766cm" svg:viewBox="0 0 494 290" svg:d="M71 217c-11-8-20-16-29-25-59-60-55-125 9-163 65-38 175-39 275-2 101 36 168 101 168 161 0 41-31 75-84 93-12 4-25 7-39 9 19-11 30-24 33-40 1-4 2-9 2-13 0-52-72-107-162-126-91-18-171 6-183 56-4 16 0 33 10 50z">
          <text:p/>
        </draw:path>
        <draw:polygon draw:style-name="gr7" draw:text-style-name="P1" draw:layer="layout" svg:width="0cm" svg:height="0cm" svg:x="22.22cm" svg:y="5.218cm" svg:viewBox="0 0 0 0" draw:points="0,0">
          <text:p/>
        </draw:polygon>
        <draw:path draw:style-name="gr6" draw:text-style-name="P3" draw:layer="layout" svg:width="0.493cm" svg:height="0.289cm" svg:x="22.243cm" svg:y="7.032cm" svg:viewBox="0 0 494 290" svg:d="M70 217c-10-8-20-16-28-25-59-60-55-125 9-164 64-37 175-38 275-2 100 37 168 102 168 162 0 41-31 75-85 93-12 4-24 7-37 9 17-11 28-25 32-40 1-4 1-9 1-13 0-52-70-107-161-126-91-18-172 6-184 56-3 16 0 33 10 50z">
          <text:p/>
        </draw:path>
        <draw:polygon draw:style-name="gr7" draw:text-style-name="P1" draw:layer="layout" svg:width="0cm" svg:height="0cm" svg:x="22.22cm" svg:y="5.218cm" svg:viewBox="0 0 0 0" draw:points="0,0">
          <text:p/>
        </draw:polygon>
        <draw:path draw:style-name="gr6" draw:text-style-name="P3" draw:layer="layout" svg:width="0.493cm" svg:height="0.289cm" svg:x="24.458cm" svg:y="5.501cm" svg:viewBox="0 0 494 290" svg:d="M71 218c-11-8-20-17-29-25-59-61-55-127 9-164 65-38 175-39 275-3 101 36 168 101 168 163 0 41-31 74-84 92-12 4-25 7-39 9 19-10 30-24 33-40 1-4 2-8 2-13 0-52-72-108-162-126-91-19-171 6-183 56-4 16 0 34 10 51z">
          <text:p/>
        </draw:path>
        <draw:polygon draw:style-name="gr7" draw:text-style-name="P1" draw:layer="layout" svg:width="0cm" svg:height="0cm" svg:x="22.22cm" svg:y="5.218cm" svg:viewBox="0 0 0 0" draw:points="0,0">
          <text:p/>
        </draw:polygon>
        <draw:path draw:style-name="gr6" draw:text-style-name="P3" draw:layer="layout" svg:width="0.493cm" svg:height="0.289cm" svg:x="22.243cm" svg:y="4.503cm" svg:viewBox="0 0 494 290" svg:d="M70 216c-10-8-20-16-28-25-59-60-55-125 9-163 64-37 175-38 275-2s168 101 168 161c0 41-31 75-85 94-12 4-24 7-37 9 17-11 28-25 32-41 1-4 1-9 1-13 0-52-70-107-161-126-91-18-172 6-184 56-3 16 0 33 10 50z">
          <text:p/>
        </draw:path>
        <draw:polygon draw:style-name="gr7" draw:text-style-name="P1" draw:layer="layout" svg:width="0cm" svg:height="0cm" svg:x="22.22cm" svg:y="5.218cm" svg:viewBox="0 0 0 0" draw:points="0,0">
          <text:p/>
        </draw:polygon>
        <draw:path draw:style-name="gr6" draw:text-style-name="P3" draw:layer="layout" svg:width="0.345cm" svg:height="0.206cm" svg:x="22.03cm" svg:y="5.726cm" svg:viewBox="0 0 346 207" svg:d="M346 133c0 4 0 9-1 13-8 32-44 54-96 60-54 6-115-6-165-31-59-30-92-75-83-113 5-21 22-38 49-49 49-20 123-16 189 10 65 26 107 69 107 110z">
          <text:p/>
        </draw:path>
        <draw:polygon draw:style-name="gr7" draw:text-style-name="P1" draw:layer="layout" svg:width="0cm" svg:height="0cm" svg:x="22.22cm" svg:y="5.218cm" svg:viewBox="0 0 0 0" draw:points="0,0">
          <text:p/>
        </draw:polygon>
        <draw:path draw:style-name="gr6" draw:text-style-name="P3" draw:layer="layout" svg:width="0.346cm" svg:height="0.19cm" svg:x="24.516cm" svg:y="6.87cm" svg:viewBox="0 0 347 191" svg:d="M347 133c0 4-1 9-2 13-3 16-14 29-32 40-97 17-222-13-301-73-10-17-14-34-10-50 12-51 92-75 184-57 90 19 161 75 161 127z">
          <text:p/>
        </draw:path>
        <draw:polygon draw:style-name="gr7" draw:text-style-name="P1" draw:layer="layout" svg:width="0cm" svg:height="0cm" svg:x="22.22cm" svg:y="5.218cm" svg:viewBox="0 0 0 0" draw:points="0,0">
          <text:p/>
        </draw:polygon>
        <draw:path draw:style-name="gr6" draw:text-style-name="P3" draw:layer="layout" svg:width="0.346cm" svg:height="0.189cm" svg:x="24.516cm" svg:y="5.606cm" svg:viewBox="0 0 347 190" svg:d="M347 131c0 5-1 9-2 13-3 17-14 31-32 41-97 17-222-13-301-73-10-17-14-35-10-51 12-49 92-74 184-55 90 18 161 73 161 125z">
          <text:p/>
        </draw:path>
        <draw:polygon draw:style-name="gr7" draw:text-style-name="P1" draw:layer="layout" svg:width="0cm" svg:height="0cm" svg:x="22.22cm" svg:y="5.218cm" svg:viewBox="0 0 0 0" draw:points="0,0">
          <text:p/>
        </draw:polygon>
        <draw:path draw:style-name="gr6" draw:text-style-name="P3" draw:layer="layout" svg:width="0.345cm" svg:height="0.19cm" svg:x="22.302cm" svg:y="4.607cm" svg:viewBox="0 0 346 191" svg:d="M346 133c0 4 0 9-1 13-4 16-15 29-32 40-99 17-223-13-302-73-10-17-13-34-10-50 12-51 92-75 183-57 91 20 162 75 162 127z">
          <text:p/>
        </draw:path>
        <draw:polygon draw:style-name="gr7" draw:text-style-name="P1" draw:layer="layout" svg:width="0cm" svg:height="0cm" svg:x="22.22cm" svg:y="5.218cm" svg:viewBox="0 0 0 0" draw:points="0,0">
          <text:p/>
        </draw:polygon>
        <draw:path draw:style-name="gr6" draw:text-style-name="P3" draw:layer="layout" svg:width="0.345cm" svg:height="0.19cm" svg:x="22.302cm" svg:y="7.136cm" svg:viewBox="0 0 346 191" svg:d="M346 132c0 4 0 10-1 14-4 15-15 29-32 40-99 17-223-13-302-74-10-17-13-34-10-50 12-50 92-74 183-56 91 19 162 74 162 126z">
          <text:p/>
        </draw:path>
        <draw:polygon draw:style-name="gr7" draw:text-style-name="P1" draw:layer="layout" svg:width="0cm" svg:height="0cm" svg:x="22.22cm" svg:y="5.218cm" svg:viewBox="0 0 0 0" draw:points="0,0">
          <text:p/>
        </draw:polygon>
        <draw:path draw:style-name="gr6" draw:text-style-name="P3" draw:layer="layout" svg:width="0.411cm" svg:height="0.335cm" svg:x="21.179cm" svg:y="4.046cm" svg:viewBox="0 0 412 336" svg:d="M373 76l18-76c-210 38-352 139-384 273-5 20-7 40-7 60 0 1 0 2 0 3 60-115 210-195 412-222-14-13-27-26-39-38z">
          <text:p/>
        </draw:path>
        <draw:polygon draw:style-name="gr7" draw:text-style-name="P1" draw:layer="layout" svg:width="0cm" svg:height="0cm" svg:x="22.22cm" svg:y="5.218cm" svg:viewBox="0 0 0 0" draw:points="0,0">
          <text:p/>
        </draw:polygon>
        <draw:path draw:style-name="gr6" draw:text-style-name="P3" draw:layer="layout" svg:width="0.294cm" svg:height="0.176cm" svg:x="21.901cm" svg:y="5.121cm" svg:viewBox="0 0 295 177" svg:d="M295 113c0 4 0 7-1 11-11 44-85 65-165 45-81-19-138-71-128-115 12-44 80-64 157-49 77 16 137 64 137 108z">
          <text:p/>
        </draw:path>
        <draw:polygon draw:style-name="gr7" draw:text-style-name="P1" draw:layer="layout" svg:width="0cm" svg:height="0cm" svg:x="22.22cm" svg:y="5.218cm" svg:viewBox="0 0 0 0" draw:points="0,0">
          <text:p/>
        </draw:polygon>
        <draw:path draw:style-name="gr6" draw:text-style-name="P3" draw:layer="layout" svg:width="0.294cm" svg:height="0.175cm" svg:x="21.901cm" svg:y="6.386cm" svg:viewBox="0 0 295 176" svg:d="M295 113c0 3 0 7-1 11-11 44-85 65-165 45-81-20-138-72-128-116 12-42 80-64 157-47 77 15 137 62 137 107z">
          <text:p/>
        </draw:path>
        <draw:polygon draw:style-name="gr7" draw:text-style-name="P1" draw:layer="layout" svg:width="0cm" svg:height="0cm" svg:x="22.22cm" svg:y="5.218cm" svg:viewBox="0 0 0 0" draw:points="0,0">
          <text:p/>
        </draw:polygon>
        <draw:path draw:style-name="gr6" draw:text-style-name="P3" draw:layer="layout" svg:width="0.381cm" svg:height="0.211cm" svg:x="24.929cm" svg:y="3.857cm" svg:viewBox="0 0 382 212" svg:d="M382 89l-9 35-5 22c-14 55-107 81-208 56-100-24-171-89-158-144l6-23 8-35c23 48 88 90 167 109 78 19 156 11 199-20z">
          <text:p/>
        </draw:path>
        <draw:polygon draw:style-name="gr7" draw:text-style-name="P1" draw:layer="layout" svg:width="0cm" svg:height="0cm" svg:x="22.22cm" svg:y="5.218cm" svg:viewBox="0 0 0 0" draw:points="0,0">
          <text:p/>
        </draw:polygon>
        <draw:path draw:style-name="gr6" draw:text-style-name="P3" draw:layer="layout" svg:width="0.381cm" svg:height="0.211cm" svg:x="24.929cm" svg:y="5.121cm" svg:viewBox="0 0 382 212" svg:d="M382 89l-9 36-5 22c-14 55-107 80-208 56-100-24-171-89-158-145l6-22 8-36c23 47 88 91 167 110 78 19 156 11 199-21z">
          <text:p/>
        </draw:path>
        <draw:polygon draw:style-name="gr7" draw:text-style-name="P1" draw:layer="layout" svg:width="0cm" svg:height="0cm" svg:x="22.22cm" svg:y="5.218cm" svg:viewBox="0 0 0 0" draw:points="0,0">
          <text:p/>
        </draw:polygon>
        <draw:path draw:style-name="gr6" draw:text-style-name="P3" draw:layer="layout" svg:width="0.38cm" svg:height="0.211cm" svg:x="22.714cm" svg:y="5.387cm" svg:viewBox="0 0 381 212" svg:d="M381 88l-9 36-5 21c-13 56-106 82-207 57-101-24-172-89-158-145l5-21 9-36c23 47 88 90 166 109 80 19 157 11 199-21z">
          <text:p/>
        </draw:path>
        <draw:polygon draw:style-name="gr7" draw:text-style-name="P1" draw:layer="layout" svg:width="0cm" svg:height="0cm" svg:x="22.22cm" svg:y="5.218cm" svg:viewBox="0 0 0 0" draw:points="0,0">
          <text:p/>
        </draw:polygon>
        <draw:path draw:style-name="gr6" draw:text-style-name="P3" draw:layer="layout" svg:width="0.38cm" svg:height="0.211cm" svg:x="22.714cm" svg:y="2.858cm" svg:viewBox="0 0 381 212" svg:d="M381 88l-9 36-5 22c-13 55-106 81-207 57-101-25-172-90-158-146l5-21 9-36c23 47 88 90 166 109 80 19 157 11 199-21z">
          <text:p/>
        </draw:path>
        <draw:polygon draw:style-name="gr7" draw:text-style-name="P1" draw:layer="layout" svg:width="0cm" svg:height="0cm" svg:x="22.22cm" svg:y="5.218cm" svg:viewBox="0 0 0 0" draw:points="0,0">
          <text:p/>
        </draw:polygon>
        <draw:path draw:style-name="gr6" draw:text-style-name="P3" draw:layer="layout" svg:width="0.38cm" svg:height="0.211cm" svg:x="21.906cm" svg:y="3.989cm" svg:viewBox="0 0 381 212" svg:d="M381 88l-8 35-5 23c-14 56-107 81-208 57-101-25-171-90-158-146l5-22 9-35c23 47 88 89 167 108 78 20 156 11 198-20z">
          <text:p/>
        </draw:path>
        <draw:polygon draw:style-name="gr7" draw:text-style-name="P1" draw:layer="layout" svg:width="0cm" svg:height="0cm" svg:x="22.22cm" svg:y="5.218cm" svg:viewBox="0 0 0 0" draw:points="0,0">
          <text:p/>
        </draw:polygon>
        <draw:path draw:style-name="gr6" draw:text-style-name="P3" draw:layer="layout" svg:width="0.205cm" svg:height="1.078cm" svg:x="19.994cm" svg:y="2.166cm" svg:viewBox="0 0 206 1079" svg:d="M206 0v368l-4 17-34-5-31 130c1-29-1-47-5-53-10-14-32 48-54 153-21 103-36 221-36 284 0 4 0 7 0 11l-42 174 36-379 37-154z">
          <text:p/>
        </draw:path>
        <draw:polygon draw:style-name="gr7" draw:text-style-name="P1" draw:layer="layout" svg:width="0cm" svg:height="0cm" svg:x="22.22cm" svg:y="5.218cm" svg:viewBox="0 0 0 0" draw:points="0,0">
          <text:p/>
        </draw:polygon>
        <draw:path draw:style-name="gr6" draw:text-style-name="P3" draw:layer="layout" svg:width="0.247cm" svg:height="0.277cm" svg:x="21.673cm" svg:y="5.642cm" svg:viewBox="0 0 248 278" svg:d="M128 278c13-3 26-6 38-9 76-26 102-83 65-143s-129-111-231-126v107c47 8 90 28 121 53 30 25 43 54 37 80-4 15-14 28-30 38z">
          <text:p/>
        </draw:path>
        <draw:polygon draw:style-name="gr7" draw:text-style-name="P1" draw:layer="layout" svg:width="0cm" svg:height="0cm" svg:x="22.22cm" svg:y="5.218cm" svg:viewBox="0 0 0 0" draw:points="0,0">
          <text:p/>
        </draw:polygon>
        <draw:path draw:style-name="gr6" draw:text-style-name="P3" draw:layer="layout" svg:width="0.096cm" svg:height="0.64cm" svg:x="19.971cm" svg:y="2.696cm" svg:viewBox="0 0 97 641" svg:d="M23 549l37-380 37-154-91-15c1 6 0 18-1 33l-5 43v565z">
          <text:p/>
        </draw:path>
        <draw:polygon draw:style-name="gr7" draw:text-style-name="P1" draw:layer="layout" svg:width="0cm" svg:height="0cm" svg:x="22.22cm" svg:y="5.218cm" svg:viewBox="0 0 0 0" draw:points="0,0">
          <text:p/>
        </draw:polygon>
        <draw:polygon draw:style-name="gr6" draw:text-style-name="P3" draw:layer="layout" svg:width="0.096cm" svg:height="0.962cm" svg:x="19.875cm" svg:y="2.772cm" svg:viewBox="0 0 97 963" draw:points="97,0 97,564 0,963">
          <text:p/>
        </draw:polygon>
        <draw:polygon draw:style-name="gr7" draw:text-style-name="P1" draw:layer="layout" svg:width="0cm" svg:height="0cm" svg:x="22.22cm" svg:y="5.218cm" svg:viewBox="0 0 0 0" draw:points="0,0">
          <text:p/>
        </draw:polygon>
        <draw:path draw:style-name="gr6" draw:text-style-name="P3" draw:layer="layout" svg:width="0.05cm" svg:height="0.662cm" svg:x="20.633cm" svg:y="1.551cm" svg:viewBox="0 0 51 663" svg:d="M6 184l45-184c-4 17-6 34-6 51v612l-45-7v-422c0-17 2-34 6-50z">
          <text:p/>
        </draw:path>
        <draw:polygon draw:style-name="gr7" draw:text-style-name="P1" draw:layer="layout" svg:width="0cm" svg:height="0cm" svg:x="22.22cm" svg:y="5.218cm" svg:viewBox="0 0 0 0" draw:points="0,0">
          <text:p/>
        </draw:polygon>
        <draw:path draw:style-name="gr6" draw:text-style-name="P3" draw:layer="layout" svg:width="0.22cm" svg:height="0.132cm" svg:x="25.035cm" svg:y="5.023cm" svg:viewBox="0 0 221 133" svg:d="M221 85c0 3 0 5-1 8-8 33-63 49-125 34-60-15-102-53-94-87 7-32 58-48 116-36 59 12 104 48 104 81z">
          <text:p/>
        </draw:path>
        <draw:polygon draw:style-name="gr7" draw:text-style-name="P1" draw:layer="layout" svg:width="0cm" svg:height="0cm" svg:x="22.22cm" svg:y="5.218cm" svg:viewBox="0 0 0 0" draw:points="0,0">
          <text:p/>
        </draw:polygon>
        <draw:path draw:style-name="gr6" draw:text-style-name="P3" draw:layer="layout" svg:width="0.22cm" svg:height="0.131cm" svg:x="25.035cm" svg:y="3.758cm" svg:viewBox="0 0 221 132" svg:d="M221 84c0 3 0 6-1 9-8 34-63 49-125 34-60-14-102-54-94-87 7-32 58-47 116-36 59 12 104 47 104 80z">
          <text:p/>
        </draw:path>
        <draw:polygon draw:style-name="gr7" draw:text-style-name="P1" draw:layer="layout" svg:width="0cm" svg:height="0cm" svg:x="22.22cm" svg:y="5.218cm" svg:viewBox="0 0 0 0" draw:points="0,0">
          <text:p/>
        </draw:polygon>
        <draw:path draw:style-name="gr6" draw:text-style-name="P3" draw:layer="layout" svg:width="0.221cm" svg:height="0.131cm" svg:x="22.011cm" svg:y="3.891cm" svg:viewBox="0 0 222 132" svg:d="M222 84c0 2 0 5-1 8-8 34-63 49-125 35-60-15-103-55-95-88 8-32 59-47 118-35 58 11 103 46 103 80z">
          <text:p/>
        </draw:path>
        <draw:polygon draw:style-name="gr7" draw:text-style-name="P1" draw:layer="layout" svg:width="0cm" svg:height="0cm" svg:x="22.22cm" svg:y="5.218cm" svg:viewBox="0 0 0 0" draw:points="0,0">
          <text:p/>
        </draw:polygon>
        <draw:path draw:style-name="gr6" draw:text-style-name="P3" draw:layer="layout" svg:width="0.221cm" svg:height="0.132cm" svg:x="22.82cm" svg:y="5.289cm" svg:viewBox="0 0 222 133" svg:d="M222 85c0 3-1 5-1 8-8 33-65 49-125 34-61-15-103-53-95-87 8-32 59-48 117-36 59 12 104 48 104 81z">
          <text:p/>
        </draw:path>
        <draw:polygon draw:style-name="gr7" draw:text-style-name="P1" draw:layer="layout" svg:width="0cm" svg:height="0cm" svg:x="22.22cm" svg:y="5.218cm" svg:viewBox="0 0 0 0" draw:points="0,0">
          <text:p/>
        </draw:polygon>
        <draw:path draw:style-name="gr6" draw:text-style-name="P3" draw:layer="layout" svg:width="0.221cm" svg:height="0.132cm" svg:x="22.82cm" svg:y="2.76cm" svg:viewBox="0 0 222 133" svg:d="M222 85c0 3-1 5-1 8-8 33-65 49-125 34-61-15-103-53-95-88 8-31 59-47 117-35 59 12 104 47 104 81z">
          <text:p/>
        </draw:path>
        <draw:polygon draw:style-name="gr7" draw:text-style-name="P1" draw:layer="layout" svg:width="0cm" svg:height="0cm" svg:x="22.22cm" svg:y="5.218cm" svg:viewBox="0 0 0 0" draw:points="0,0">
          <text:p/>
        </draw:polygon>
        <draw:path draw:style-name="gr6" draw:text-style-name="P3" draw:layer="layout" svg:width="0.158cm" svg:height="0.175cm" svg:x="21.673cm" svg:y="5.748cm" svg:viewBox="0 0 159 176" svg:d="M0 169c45 8 90 9 128 3 16-10 26-23 30-38 6-27-7-56-37-81s-74-45-121-53z">
          <text:p/>
        </draw:path>
        <draw:polygon draw:style-name="gr7" draw:text-style-name="P1" draw:layer="layout" svg:width="0cm" svg:height="0cm" svg:x="22.22cm" svg:y="5.218cm" svg:viewBox="0 0 0 0" draw:points="0,0">
          <text:p/>
        </draw:polygon>
        <draw:path draw:style-name="gr6" draw:text-style-name="P3" draw:layer="layout" svg:width="0.095cm" svg:height="0.481cm" svg:x="19.323cm" svg:y="5.598cm" svg:viewBox="0 0 96 482" svg:d="M12 481c16-11 43-113 63-236 20-122 27-227 16-243-10-14-32 49-54 152-21 104-37 221-37 285 0 33 4 47 12 42z">
          <text:p/>
        </draw:path>
        <draw:polygon draw:style-name="gr7" draw:text-style-name="P1" draw:layer="layout" svg:width="0cm" svg:height="0cm" svg:x="22.22cm" svg:y="5.218cm" svg:viewBox="0 0 0 0" draw:points="0,0">
          <text:p/>
        </draw:polygon>
        <draw:path draw:style-name="gr6" draw:text-style-name="P3" draw:layer="layout" svg:width="0.096cm" svg:height="0.481cm" svg:x="19.432cm" svg:y="3.978cm" svg:viewBox="0 0 97 482" svg:d="M12 481c15-12 42-113 63-235 21-123 28-228 17-244-11-14-34 48-55 153-21 103-37 221-37 284 0 32 4 47 12 42z">
          <text:p/>
        </draw:path>
        <draw:polygon draw:style-name="gr7" draw:text-style-name="P1" draw:layer="layout" svg:width="0cm" svg:height="0cm" svg:x="22.22cm" svg:y="5.218cm" svg:viewBox="0 0 0 0" draw:points="0,0">
          <text:p/>
        </draw:polygon>
        <draw:path draw:style-name="gr6" draw:text-style-name="P3" draw:layer="layout" svg:width="0.096cm" svg:height="0.481cm" svg:x="19.947cm" svg:y="4.039cm" svg:viewBox="0 0 97 482" svg:d="M12 481c15-11 43-112 64-235 20-122 27-228 16-244-11-14-33 50-55 153-22 104-37 221-37 284 0 33 4 47 12 42z">
          <text:p/>
        </draw:path>
        <draw:polygon draw:style-name="gr7" draw:text-style-name="P1" draw:layer="layout" svg:width="0cm" svg:height="0cm" svg:x="22.22cm" svg:y="5.218cm" svg:viewBox="0 0 0 0" draw:points="0,0">
          <text:p/>
        </draw:polygon>
        <draw:path draw:style-name="gr6" draw:text-style-name="P3" draw:layer="layout" svg:width="0.096cm" svg:height="0.481cm" svg:x="19.947cm" svg:y="3.702cm" svg:viewBox="0 0 97 482" svg:d="M12 481c15-11 43-114 64-236 20-122 27-227 16-243-11-14-33 49-55 152-22 104-37 221-37 285 0 32 4 47 12 42z">
          <text:p/>
        </draw:path>
        <draw:polygon draw:style-name="gr7" draw:text-style-name="P1" draw:layer="layout" svg:width="0cm" svg:height="0cm" svg:x="22.22cm" svg:y="5.218cm" svg:viewBox="0 0 0 0" draw:points="0,0">
          <text:p/>
        </draw:polygon>
        <draw:polygon draw:style-name="gr6" draw:text-style-name="P3" draw:layer="layout" svg:width="0.367cm" svg:height="0.311cm" svg:x="20.089cm" svg:y="2.932cm" svg:viewBox="0 0 368 312" draw:points="110,25 365,67 41,312 110,25 41,312 0,305 73,0 368,50 365,67">
          <text:p/>
        </draw:polygon>
        <draw:polygon draw:style-name="gr7" draw:text-style-name="P1" draw:layer="layout" svg:width="0cm" svg:height="0cm" svg:x="22.22cm" svg:y="5.218cm" svg:viewBox="0 0 0 0" draw:points="0,0">
          <text:p/>
        </draw:polygon>
        <draw:path draw:style-name="gr6" draw:text-style-name="P3" draw:layer="layout" svg:width="0.072cm" svg:height="0.327cm" svg:x="21.498cm" svg:y="2.957cm" svg:viewBox="0 0 73 328" svg:d="M73 328v-233-93l-13-2-60 250c20 18 38 37 54 55v-235 235c6 8 13 16 19 23z">
          <text:p/>
        </draw:path>
        <draw:polygon draw:style-name="gr7" draw:text-style-name="P1" draw:layer="layout" svg:width="0cm" svg:height="0cm" svg:x="22.22cm" svg:y="5.218cm" svg:viewBox="0 0 0 0" draw:points="0,0">
          <text:p/>
        </draw:polygon>
        <draw:path draw:style-name="gr6" draw:text-style-name="P3" draw:layer="layout" svg:width="0.095cm" svg:height="0.449cm" svg:x="20.036cm" svg:y="2.621cm" svg:viewBox="0 0 96 450" svg:d="M96 55c1-29-1-47-5-53-10-14-32 48-55 152-21 103-36 222-36 285 0 4 0 7 0 11z">
          <text:p/>
        </draw:path>
        <draw:polygon draw:style-name="gr7" draw:text-style-name="P1" draw:layer="layout" svg:width="0cm" svg:height="0cm" svg:x="22.22cm" svg:y="5.218cm" svg:viewBox="0 0 0 0" draw:points="0,0">
          <text:p/>
        </draw:polygon>
        <draw:polygon draw:style-name="gr6" draw:text-style-name="P3" draw:layer="layout" svg:width="0.125cm" svg:height="0.18cm" svg:x="19.192cm" svg:y="5.054cm" svg:viewBox="0 0 126 181" draw:points="126,181 126,0 0,160">
          <text:p/>
        </draw:polygon>
        <draw:polygon draw:style-name="gr7" draw:text-style-name="P1" draw:layer="layout" svg:width="0cm" svg:height="0cm" svg:x="22.22cm" svg:y="5.218cm" svg:viewBox="0 0 0 0" draw:points="0,0">
          <text:p/>
        </draw:polygon>
        <draw:path draw:style-name="gr6" draw:text-style-name="P3" draw:layer="layout" svg:width="0.059cm" svg:height="0.296cm" svg:x="19.233cm" svg:y="4.639cm" svg:viewBox="0 0 60 297" svg:d="M5 297c9 1 27-64 41-147 14-81 18-149 9-150-8-1-22 40-34 102-13 62-21 131-21 168 0 17 2 26 5 27z">
          <text:p/>
        </draw:path>
        <draw:polygon draw:style-name="gr7" draw:text-style-name="P1" draw:layer="layout" svg:width="0cm" svg:height="0cm" svg:x="22.22cm" svg:y="5.218cm" svg:viewBox="0 0 0 0" draw:points="0,0">
          <text:p/>
        </draw:polygon>
        <draw:path draw:style-name="gr6" draw:text-style-name="P3" draw:layer="layout" svg:width="0.059cm" svg:height="0.296cm" svg:x="19.233cm" svg:y="6.662cm" svg:viewBox="0 0 60 297" svg:d="M5 297c9 1 27-65 41-146 14-82 18-150 9-151-8-1-22 40-34 102-13 62-21 130-21 167 0 18 2 27 5 28z">
          <text:p/>
        </draw:path>
        <draw:polygon draw:style-name="gr7" draw:text-style-name="P1" draw:layer="layout" svg:width="0cm" svg:height="0cm" svg:x="22.22cm" svg:y="5.218cm" svg:viewBox="0 0 0 0" draw:points="0,0">
          <text:p/>
        </draw:polygon>
        <draw:polygon draw:style-name="gr6" draw:text-style-name="P3" draw:layer="layout" svg:width="0.084cm" svg:height="0.591cm" svg:x="19.701cm" svg:y="4.886cm" svg:viewBox="0 0 85 592" draw:points="60,0 85,4 0,592">
          <text:p/>
        </draw:polygon>
        <draw:polygon draw:style-name="gr7" draw:text-style-name="P1" draw:layer="layout" svg:width="0cm" svg:height="0cm" svg:x="22.22cm" svg:y="5.218cm" svg:viewBox="0 0 0 0" draw:points="0,0">
          <text:p/>
        </draw:polygon>
        <draw:path draw:style-name="gr6" draw:text-style-name="P3" draw:layer="layout" svg:width="0.827cm" svg:height="0.139cm" svg:x="20.326cm" svg:y="6.76cm" svg:viewBox="0 0 828 140" svg:d="M0 0c230 186 597 186 828 0-238 172-591 172-828 0z">
          <text:p/>
        </draw:path>
        <draw:polygon draw:style-name="gr7" draw:text-style-name="P1" draw:layer="layout" svg:width="0cm" svg:height="0cm" svg:x="22.22cm" svg:y="5.218cm" svg:viewBox="0 0 0 0" draw:points="0,0">
          <text:p/>
        </draw:polygon>
        <draw:polygon draw:style-name="gr6" draw:text-style-name="P3" draw:layer="layout" svg:width="0.261cm" svg:height="0.06cm" svg:x="20.195cm" svg:y="2.534cm" svg:viewBox="0 0 262 61" draw:points="259,61 0,17 4,0 262,44">
          <text:p/>
        </draw:polygon>
        <draw:polygon draw:style-name="gr7" draw:text-style-name="P1" draw:layer="layout" svg:width="0cm" svg:height="0cm" svg:x="22.22cm" svg:y="5.218cm" svg:viewBox="0 0 0 0" draw:points="0,0">
          <text:p/>
        </draw:polygon>
        <draw:polygon draw:style-name="gr6" draw:text-style-name="P3" draw:layer="layout" svg:width="0.205cm" svg:height="0.051cm" svg:x="20.454cm" svg:y="2.577cm" svg:viewBox="0 0 206 52" draw:points="203,52 206,33 2,0 0,17">
          <text:p/>
        </draw:polygon>
        <draw:polygon draw:style-name="gr7" draw:text-style-name="P1" draw:layer="layout" svg:width="0cm" svg:height="0cm" svg:x="22.22cm" svg:y="5.218cm" svg:viewBox="0 0 0 0" draw:points="0,0">
          <text:p/>
        </draw:polygon>
        <draw:polygon draw:style-name="gr6" draw:text-style-name="P3" draw:layer="layout" svg:width="0.205cm" svg:height="0.05cm" svg:x="20.454cm" svg:y="2.981cm" svg:viewBox="0 0 206 51" draw:points="203,51 206,33 2,0 0,17">
          <text:p/>
        </draw:polygon>
        <draw:polygon draw:style-name="gr7" draw:text-style-name="P1" draw:layer="layout" svg:width="0cm" svg:height="0cm" svg:x="22.22cm" svg:y="5.218cm" svg:viewBox="0 0 0 0" draw:points="0,0">
          <text:p/>
        </draw:polygon>
        <draw:polygon draw:style-name="gr6" draw:text-style-name="P3" draw:layer="layout" svg:width="0.044cm" svg:height="0.036cm" svg:x="20.082cm" svg:y="3.254cm" svg:viewBox="0 0 45 37" draw:points="37,37 45,7 8,0 0,31">
          <text:p/>
        </draw:polygon>
        <draw:polygon draw:style-name="gr7" draw:text-style-name="P1" draw:layer="layout" svg:width="0cm" svg:height="0cm" svg:x="22.22cm" svg:y="5.218cm" svg:viewBox="0 0 0 0" draw:points="0,0">
          <text:p/>
        </draw:polygon>
        <draw:polygon draw:style-name="gr6" draw:text-style-name="P3" draw:layer="layout" svg:width="0.041cm" svg:height="0.024cm" svg:x="20.089cm" svg:y="3.236cm" svg:viewBox="0 0 42 25" draw:points="38,25 42,7 0,0 0,18">
          <text:p/>
        </draw:polygon>
        <draw:polygon draw:style-name="gr7" draw:text-style-name="P1" draw:layer="layout" svg:width="0cm" svg:height="0cm" svg:x="22.22cm" svg:y="5.218cm" svg:viewBox="0 0 0 0" draw:points="0,0">
          <text:p/>
        </draw:polygon>
        <draw:polygon draw:style-name="gr6" draw:text-style-name="P3" draw:layer="layout" svg:width="0.007cm" svg:height="0.032cm" svg:x="20.449cm" svg:y="2.176cm" svg:viewBox="0 0 8 33" draw:points="0,32 8,33 8,0">
          <text:p/>
        </draw:polygon>
        <draw:polygon draw:style-name="gr7" draw:text-style-name="P1" draw:layer="layout" svg:width="0cm" svg:height="0cm" svg:x="22.22cm" svg:y="5.218cm" svg:viewBox="0 0 0 0" draw:points="0,0">
          <text:p/>
        </draw:polygon>
        <draw:path draw:style-name="gr9" draw:text-style-name="P1" draw:layer="layout" svg:width="0cm" svg:height="0.007cm" svg:x="23.04cm" svg:y="5.373cm" svg:viewBox="0 0 1 8" svg:d="M1 0c0 3-1 5-1 8">
          <text:p/>
        </draw:path>
        <draw:path draw:style-name="gr9" draw:text-style-name="P1" draw:layer="layout" svg:width="0.22cm" svg:height="0.093cm" svg:x="22.82cm" svg:y="5.328cm" svg:viewBox="0 0 221 94" svg:d="M221 53c-8 34-64 50-124 35-62-15-104-54-96-88">
          <text:p/>
        </draw:path>
        <draw:path draw:style-name="gr9" draw:text-style-name="P1" draw:layer="layout" svg:width="0.22cm" svg:height="0.084cm" svg:x="22.821cm" svg:y="5.289cm" svg:viewBox="0 0 221 85" svg:d="M0 39c8-31 59-47 118-35 58 12 103 48 103 81">
          <text:p/>
        </draw:path>
        <draw:path draw:style-name="gr9" draw:text-style-name="P1" draw:layer="layout" svg:width="0.003cm" svg:height="0.015cm" svg:x="23.131cm" svg:y="5.388cm" svg:viewBox="0 0 4 16" svg:d="M4 0c0 6-2 11-4 16">
          <text:p/>
        </draw:path>
        <draw:path draw:style-name="gr9" draw:text-style-name="P1" draw:layer="layout" svg:width="0.403cm" svg:height="0.169cm" svg:x="22.728cm" svg:y="5.306cm" svg:viewBox="0 0 404 170" svg:d="M404 98c-15 61-118 89-228 62-111-27-189-98-174-160">
          <text:p/>
        </draw:path>
        <draw:path draw:style-name="gr9" draw:text-style-name="P1" draw:layer="layout" svg:width="0.403cm" svg:height="0.154cm" svg:x="22.73cm" svg:y="5.234cm" svg:viewBox="0 0 404 155" svg:d="M0 72c14-58 108-86 214-65 106 22 190 87 190 148">
          <text:p/>
        </draw:path>
        <draw:path draw:style-name="gr9" draw:text-style-name="P1" draw:layer="layout" svg:width="0.402cm" svg:height="0.169cm" svg:x="22.721cm" svg:y="5.337cm" svg:viewBox="0 0 403 170" svg:d="M403 97c-15 62-117 89-228 63-110-28-189-99-173-160">
          <text:p/>
        </draw:path>
        <draw:path draw:style-name="gr9" draw:text-style-name="P1" draw:layer="layout" svg:width="0.366cm" svg:height="0.154cm" svg:x="22.714cm" svg:y="5.444cm" svg:viewBox="0 0 367 155" svg:d="M367 88c-13 57-106 82-206 58-102-25-173-90-159-146">
          <text:p/>
        </draw:path>
        <draw:path draw:style-name="gr9" draw:text-style-name="P1" draw:layer="layout" svg:width="0.001cm" svg:height="0.014cm" svg:x="23.086cm" svg:y="5.526cm" svg:viewBox="0 0 2 15" svg:d="M2 0c0 5 0 10-2 15">
          <text:p/>
        </draw:path>
        <draw:path draw:style-name="gr9" draw:text-style-name="P1" draw:layer="layout" svg:width="0.38cm" svg:height="0.159cm" svg:x="22.706cm" svg:y="5.449cm" svg:viewBox="0 0 381 160" svg:d="M381 92c-14 58-110 84-216 59-104-25-177-93-164-151">
          <text:p/>
        </draw:path>
        <draw:path draw:style-name="gr9" draw:text-style-name="P1" draw:layer="layout" svg:width="0.014cm" svg:height="0.026cm" svg:x="22.707cm" svg:y="5.423cm" svg:viewBox="0 0 15 27" svg:d="M0 27c3-11 7-20 15-27">
          <text:p/>
        </draw:path>
        <draw:path draw:style-name="gr9" draw:text-style-name="P1" draw:layer="layout" svg:width="0.003cm" svg:height="0.015cm" svg:x="23.085cm" svg:y="5.511cm" svg:viewBox="0 0 4 16" svg:d="M0 0c4 6 4 11 4 16">
          <text:p/>
        </draw:path>
        <draw:path draw:style-name="gr9" draw:text-style-name="P1" draw:layer="layout" svg:width="0.38cm" svg:height="0.16cm" svg:x="22.698cm" svg:y="5.479cm" svg:viewBox="0 0 381 161" svg:d="M381 93c-14 57-110 84-215 58-104-25-178-92-164-151">
          <text:p/>
        </draw:path>
        <draw:path draw:style-name="gr9" draw:text-style-name="P1" draw:layer="layout" svg:width="0cm" svg:height="0.007cm" svg:x="23.04cm" svg:y="2.844cm" svg:viewBox="0 0 1 8" svg:d="M1 0c0 3-1 5-1 8">
          <text:p/>
        </draw:path>
        <draw:path draw:style-name="gr9" draw:text-style-name="P1" draw:layer="layout" svg:width="0.22cm" svg:height="0.093cm" svg:x="22.82cm" svg:y="2.799cm" svg:viewBox="0 0 221 94" svg:d="M221 54c-8 33-64 50-124 34-62-15-104-53-96-88">
          <text:p/>
        </draw:path>
        <draw:path draw:style-name="gr9" draw:text-style-name="P1" draw:layer="layout" svg:width="0.22cm" svg:height="0.084cm" svg:x="22.821cm" svg:y="2.76cm" svg:viewBox="0 0 221 85" svg:d="M0 39c8-31 59-47 118-35 58 12 103 47 103 81">
          <text:p/>
        </draw:path>
        <draw:path draw:style-name="gr9" draw:text-style-name="P1" draw:layer="layout" svg:width="0.003cm" svg:height="0.015cm" svg:x="23.131cm" svg:y="2.859cm" svg:viewBox="0 0 4 16" svg:d="M4 0c0 5-2 10-4 16">
          <text:p/>
        </draw:path>
        <draw:path draw:style-name="gr9" draw:text-style-name="P1" draw:layer="layout" svg:width="0.403cm" svg:height="0.17cm" svg:x="22.728cm" svg:y="2.777cm" svg:viewBox="0 0 404 171" svg:d="M404 98c-15 61-118 90-228 62-111-27-189-98-174-160">
          <text:p/>
        </draw:path>
        <draw:path draw:style-name="gr9" draw:text-style-name="P1" draw:layer="layout" svg:width="0.403cm" svg:height="0.154cm" svg:x="22.73cm" svg:y="2.705cm" svg:viewBox="0 0 404 155" svg:d="M0 72c14-58 108-87 214-65s190 86 190 148">
          <text:p/>
        </draw:path>
        <draw:path draw:style-name="gr9" draw:text-style-name="P1" draw:layer="layout" svg:width="0.402cm" svg:height="0.169cm" svg:x="22.721cm" svg:y="2.808cm" svg:viewBox="0 0 403 170" svg:d="M403 97c-15 62-117 89-228 63-110-28-189-99-173-160">
          <text:p/>
        </draw:path>
        <draw:path draw:style-name="gr9" draw:text-style-name="P1" draw:layer="layout" svg:width="0.366cm" svg:height="0.154cm" svg:x="22.714cm" svg:y="2.915cm" svg:viewBox="0 0 367 155" svg:d="M367 90c-13 55-106 80-206 56-102-24-173-90-159-146">
          <text:p/>
        </draw:path>
        <draw:path draw:style-name="gr9" draw:text-style-name="P1" draw:layer="layout" svg:width="0.001cm" svg:height="0.014cm" svg:x="23.086cm" svg:y="2.997cm" svg:viewBox="0 0 2 15" svg:d="M2 0c0 5 0 11-2 15">
          <text:p/>
        </draw:path>
        <draw:path draw:style-name="gr9" draw:text-style-name="P1" draw:layer="layout" svg:width="0.38cm" svg:height="0.159cm" svg:x="22.706cm" svg:y="2.92cm" svg:viewBox="0 0 381 160" svg:d="M381 92c-14 58-110 84-216 59-104-25-177-93-164-151">
          <text:p/>
        </draw:path>
        <draw:path draw:style-name="gr9" draw:text-style-name="P1" draw:layer="layout" svg:width="0.014cm" svg:height="0.026cm" svg:x="22.707cm" svg:y="2.894cm" svg:viewBox="0 0 15 27" svg:d="M0 27c3-10 7-18 15-27">
          <text:p/>
        </draw:path>
        <draw:path draw:style-name="gr9" draw:text-style-name="P1" draw:layer="layout" svg:width="0.003cm" svg:height="0.015cm" svg:x="23.085cm" svg:y="2.982cm" svg:viewBox="0 0 4 16" svg:d="M0 0c4 5 4 10 4 16">
          <text:p/>
        </draw:path>
        <draw:path draw:style-name="gr9" draw:text-style-name="P1" draw:layer="layout" svg:width="0.38cm" svg:height="0.159cm" svg:x="22.698cm" svg:y="2.95cm" svg:viewBox="0 0 381 160" svg:d="M381 92c-14 57-110 84-215 58-104-25-178-92-164-150">
          <text:p/>
        </draw:path>
        <draw:path draw:style-name="gr9" draw:text-style-name="P1" draw:layer="layout" svg:width="0cm" svg:height="0.007cm" svg:x="25.254cm" svg:y="5.107cm" svg:viewBox="0 0 1 8" svg:d="M1 0c0 3 0 5-1 8">
          <text:p/>
        </draw:path>
        <draw:path draw:style-name="gr9" draw:text-style-name="P1" draw:layer="layout" svg:width="0.219cm" svg:height="0.093cm" svg:x="25.035cm" svg:y="5.062cm" svg:viewBox="0 0 220 94" svg:d="M220 54c-8 33-63 49-124 34s-103-54-95-88">
          <text:p/>
        </draw:path>
        <draw:path draw:style-name="gr9" draw:text-style-name="P1" draw:layer="layout" svg:width="0.219cm" svg:height="0.084cm" svg:x="25.036cm" svg:y="5.023cm" svg:viewBox="0 0 220 85" svg:d="M0 39c7-31 59-47 117-35s103 47 103 81">
          <text:p/>
        </draw:path>
        <draw:path draw:style-name="gr9" draw:text-style-name="P1" draw:layer="layout" svg:width="0.003cm" svg:height="0.015cm" svg:x="25.345cm" svg:y="5.122cm" svg:viewBox="0 0 4 16" svg:d="M4 0c0 6-2 11-4 16">
          <text:p/>
        </draw:path>
        <draw:path draw:style-name="gr9" draw:text-style-name="P1" draw:layer="layout" svg:width="0.402cm" svg:height="0.169cm" svg:x="24.943cm" svg:y="5.04cm" svg:viewBox="0 0 403 170" svg:d="M403 97c-14 62-116 90-228 63-110-27-188-99-173-160">
          <text:p/>
        </draw:path>
        <draw:path draw:style-name="gr9" draw:text-style-name="P1" draw:layer="layout" svg:width="0.402cm" svg:height="0.154cm" svg:x="24.945cm" svg:y="4.968cm" svg:viewBox="0 0 403 155" svg:d="M0 73c14-59 107-87 214-66 107 22 189 87 189 148">
          <text:p/>
        </draw:path>
        <draw:path draw:style-name="gr9" draw:text-style-name="P1" draw:layer="layout" svg:width="0.403cm" svg:height="0.169cm" svg:x="24.935cm" svg:y="5.071cm" svg:viewBox="0 0 404 170" svg:d="M404 98c-15 61-117 88-228 62-111-27-189-99-174-160">
          <text:p/>
        </draw:path>
        <draw:path draw:style-name="gr9" draw:text-style-name="P1" draw:layer="layout" svg:width="0.367cm" svg:height="0.154cm" svg:x="24.929cm" svg:y="5.178cm" svg:viewBox="0 0 368 155" svg:d="M368 89c-14 56-106 81-207 57s-172-90-159-146">
          <text:p/>
        </draw:path>
        <draw:path draw:style-name="gr9" draw:text-style-name="P1" draw:layer="layout" svg:width="0.003cm" svg:height="0.014cm" svg:x="25.3cm" svg:y="5.26cm" svg:viewBox="0 0 4 15" svg:d="M4 0c0 5-2 10-4 15">
          <text:p/>
        </draw:path>
        <draw:path draw:style-name="gr9" draw:text-style-name="P1" draw:layer="layout" svg:width="0.38cm" svg:height="0.159cm" svg:x="24.92cm" svg:y="5.183cm" svg:viewBox="0 0 381 160" svg:d="M381 91c-14 59-111 85-215 60-105-26-178-94-164-151">
          <text:p/>
        </draw:path>
        <draw:path draw:style-name="gr9" draw:text-style-name="P1" draw:layer="layout" svg:width="0.014cm" svg:height="0.026cm" svg:x="24.922cm" svg:y="5.157cm" svg:viewBox="0 0 15 27" svg:d="M0 27c2-10 8-18 15-27">
          <text:p/>
        </draw:path>
        <draw:path draw:style-name="gr9" draw:text-style-name="P1" draw:layer="layout" svg:width="0.003cm" svg:height="0.015cm" svg:x="25.3cm" svg:y="5.245cm" svg:viewBox="0 0 4 16" svg:d="M0 0c2 5 4 10 4 16">
          <text:p/>
        </draw:path>
        <draw:path draw:style-name="gr9" draw:text-style-name="P1" draw:layer="layout" svg:width="0.38cm" svg:height="0.159cm" svg:x="24.913cm" svg:y="5.213cm" svg:viewBox="0 0 381 160" svg:d="M381 92c-14 58-111 84-215 59-105-25-178-93-164-151">
          <text:p/>
        </draw:path>
        <draw:path draw:style-name="gr9" draw:text-style-name="P1" draw:layer="layout" svg:width="0cm" svg:height="0.008cm" svg:x="25.254cm" svg:y="3.842cm" svg:viewBox="0 0 1 9" svg:d="M1 0c0 3 0 6-1 9">
          <text:p/>
        </draw:path>
        <draw:path draw:style-name="gr9" draw:text-style-name="P1" draw:layer="layout" svg:width="0.219cm" svg:height="0.092cm" svg:x="25.035cm" svg:y="3.798cm" svg:viewBox="0 0 220 93" svg:d="M220 54c-8 33-63 48-124 33-61-14-103-53-95-87">
          <text:p/>
        </draw:path>
        <draw:path draw:style-name="gr9" draw:text-style-name="P1" draw:layer="layout" svg:width="0.219cm" svg:height="0.084cm" svg:x="25.036cm" svg:y="3.758cm" svg:viewBox="0 0 220 85" svg:d="M0 40c7-32 59-47 117-36 58 12 103 47 103 81">
          <text:p/>
        </draw:path>
        <draw:path draw:style-name="gr9" draw:text-style-name="P1" draw:layer="layout" svg:width="0.003cm" svg:height="0.015cm" svg:x="25.345cm" svg:y="3.858cm" svg:viewBox="0 0 4 16" svg:d="M4 0c0 6-2 11-4 16">
          <text:p/>
        </draw:path>
        <draw:path draw:style-name="gr9" draw:text-style-name="P1" draw:layer="layout" svg:width="0.402cm" svg:height="0.169cm" svg:x="24.943cm" svg:y="3.776cm" svg:viewBox="0 0 403 170" svg:d="M403 98c-14 61-116 88-228 62-110-27-188-98-173-160">
          <text:p/>
        </draw:path>
        <draw:path draw:style-name="gr9" draw:text-style-name="P1" draw:layer="layout" svg:width="0.402cm" svg:height="0.154cm" svg:x="24.945cm" svg:y="3.704cm" svg:viewBox="0 0 403 155" svg:d="M0 73c14-59 107-88 214-66 107 21 189 87 189 148">
          <text:p/>
        </draw:path>
        <draw:path draw:style-name="gr9" draw:text-style-name="P1" draw:layer="layout" svg:width="0.403cm" svg:height="0.169cm" svg:x="24.935cm" svg:y="3.806cm" svg:viewBox="0 0 404 170" svg:d="M404 97c-15 61-117 90-228 62-111-27-189-98-174-159">
          <text:p/>
        </draw:path>
        <draw:path draw:style-name="gr9" draw:text-style-name="P1" draw:layer="layout" svg:width="0.367cm" svg:height="0.154cm" svg:x="24.929cm" svg:y="3.914cm" svg:viewBox="0 0 368 155" svg:d="M368 88c-14 56-106 82-207 57s-172-90-159-145">
          <text:p/>
        </draw:path>
        <draw:path draw:style-name="gr9" draw:text-style-name="P1" draw:layer="layout" svg:width="0.003cm" svg:height="0.014cm" svg:x="25.3cm" svg:y="3.996cm" svg:viewBox="0 0 4 15" svg:d="M4 0c0 5-2 10-4 15">
          <text:p/>
        </draw:path>
        <draw:path draw:style-name="gr9" draw:text-style-name="P1" draw:layer="layout" svg:width="0.38cm" svg:height="0.16cm" svg:x="24.92cm" svg:y="3.918cm" svg:viewBox="0 0 381 161" svg:d="M381 92c-14 58-111 85-215 59-105-26-178-93-164-151">
          <text:p/>
        </draw:path>
        <draw:path draw:style-name="gr9" draw:text-style-name="P1" draw:layer="layout" svg:width="0.014cm" svg:height="0.026cm" svg:x="24.922cm" svg:y="3.892cm" svg:viewBox="0 0 15 27" svg:d="M0 27c2-10 8-19 15-27">
          <text:p/>
        </draw:path>
        <draw:path draw:style-name="gr9" draw:text-style-name="P1" draw:layer="layout" svg:width="0.003cm" svg:height="0.016cm" svg:x="25.3cm" svg:y="3.98cm" svg:viewBox="0 0 4 17" svg:d="M0 0c2 6 4 12 4 17">
          <text:p/>
        </draw:path>
        <draw:path draw:style-name="gr9" draw:text-style-name="P1" draw:layer="layout" svg:width="0.38cm" svg:height="0.159cm" svg:x="24.913cm" svg:y="3.949cm" svg:viewBox="0 0 381 160" svg:d="M381 91c-14 59-111 85-215 60-105-26-178-94-164-151">
          <text:p/>
        </draw:path>
        <draw:path draw:style-name="gr9" draw:text-style-name="P1" draw:layer="layout" svg:width="0cm" svg:height="0.007cm" svg:x="22.231cm" svg:y="3.975cm" svg:viewBox="0 0 1 8" svg:d="M1 0c0 2 0 5-1 8">
          <text:p/>
        </draw:path>
        <draw:path draw:style-name="gr9" draw:text-style-name="P1" draw:layer="layout" svg:width="0.22cm" svg:height="0.092cm" svg:x="22.011cm" svg:y="3.93cm" svg:viewBox="0 0 221 93" svg:d="M221 53c-9 34-64 49-125 35-60-15-104-55-95-88">
          <text:p/>
        </draw:path>
        <draw:path draw:style-name="gr9" draw:text-style-name="P1" draw:layer="layout" svg:width="0.22cm" svg:height="0.084cm" svg:x="22.012cm" svg:y="3.891cm" svg:viewBox="0 0 221 85" svg:d="M0 40c8-33 59-48 117-36 58 11 104 47 104 81">
          <text:p/>
        </draw:path>
        <draw:path draw:style-name="gr9" draw:text-style-name="P1" draw:layer="layout" svg:width="0.003cm" svg:height="0.015cm" svg:x="22.322cm" svg:y="3.99cm" svg:viewBox="0 0 4 16" svg:d="M4 0c0 5-2 11-4 16">
          <text:p/>
        </draw:path>
        <draw:path draw:style-name="gr9" draw:text-style-name="P1" draw:layer="layout" svg:width="0.403cm" svg:height="0.169cm" svg:x="21.92cm" svg:y="3.908cm" svg:viewBox="0 0 404 170" svg:d="M404 98c-16 61-117 89-228 62s-189-99-174-160">
          <text:p/>
        </draw:path>
        <draw:path draw:style-name="gr9" draw:text-style-name="P1" draw:layer="layout" svg:width="0.403cm" svg:height="0.154cm" svg:x="21.921cm" svg:y="3.836cm" svg:viewBox="0 0 404 155" svg:d="M0 72c14-58 108-87 214-65s190 87 190 148">
          <text:p/>
        </draw:path>
        <draw:path draw:style-name="gr9" draw:text-style-name="P1" draw:layer="layout" svg:width="0.403cm" svg:height="0.169cm" svg:x="21.912cm" svg:y="3.938cm" svg:viewBox="0 0 404 170" svg:d="M404 98c-16 61-118 89-228 62-111-26-190-98-174-160">
          <text:p/>
        </draw:path>
        <draw:path draw:style-name="gr9" draw:text-style-name="P1" draw:layer="layout" svg:width="0.367cm" svg:height="0.155cm" svg:x="21.906cm" svg:y="4.046cm" svg:viewBox="0 0 368 156" svg:d="M368 89c-14 56-106 82-208 57-101-25-171-89-158-146">
          <text:p/>
        </draw:path>
        <draw:path draw:style-name="gr9" draw:text-style-name="P1" draw:layer="layout" svg:width="0.003cm" svg:height="0.014cm" svg:x="22.277cm" svg:y="4.128cm" svg:viewBox="0 0 4 15" svg:d="M4 0c0 5-2 10-4 15">
          <text:p/>
        </draw:path>
        <draw:path draw:style-name="gr9" draw:text-style-name="P1" draw:layer="layout" svg:width="0.38cm" svg:height="0.16cm" svg:x="21.897cm" svg:y="4.051cm" svg:viewBox="0 0 381 161" svg:d="M381 92c-14 58-111 85-215 59-105-26-178-93-164-151">
          <text:p/>
        </draw:path>
        <draw:path draw:style-name="gr9" draw:text-style-name="P1" draw:layer="layout" svg:width="0.013cm" svg:height="0.027cm" svg:x="21.899cm" svg:y="4.024cm" svg:viewBox="0 0 14 28" svg:d="M0 28c2-11 7-20 14-28">
          <text:p/>
        </draw:path>
        <draw:path draw:style-name="gr9" draw:text-style-name="P1" draw:layer="layout" svg:width="0.003cm" svg:height="0.016cm" svg:x="22.277cm" svg:y="4.112cm" svg:viewBox="0 0 4 17" svg:d="M0 0c2 7 4 12 4 17">
          <text:p/>
        </draw:path>
        <draw:path draw:style-name="gr9" draw:text-style-name="P1" draw:layer="layout" svg:width="0.38cm" svg:height="0.159cm" svg:x="21.89cm" svg:y="4.081cm" svg:viewBox="0 0 381 160" svg:d="M381 91c-14 59-111 85-216 60-104-26-177-93-164-151">
          <text:p/>
        </draw:path>
        <draw:path draw:style-name="gr9" draw:text-style-name="P1" draw:layer="layout" svg:width="0.011cm" svg:height="0.043cm" svg:x="19.323cm" svg:y="6.036cm" svg:viewBox="0 0 12 44" svg:d="M0 0c0 34 4 48 12 43">
          <text:p/>
        </draw:path>
        <draw:path draw:style-name="gr9" draw:text-style-name="P1" draw:layer="layout" svg:width="0.084cm" svg:height="0.478cm" svg:x="19.334cm" svg:y="5.6cm" svg:viewBox="0 0 85 479" svg:d="M0 479c16-11 44-112 64-236 20-122 27-227 16-243">
          <text:p/>
        </draw:path>
        <draw:path draw:style-name="gr9" draw:text-style-name="P1" draw:layer="layout" svg:width="0.09cm" svg:height="0.438cm" svg:x="19.323cm" svg:y="5.598cm" svg:viewBox="0 0 91 439" svg:d="M91 2c-10-14-33 49-55 152-21 104-36 222-36 285">
          <text:p/>
        </draw:path>
        <draw:line draw:style-name="gr9" draw:text-style-name="P1" draw:layer="layout" svg:x1="19.192cm" svg:y1="4.803cm" svg:x2="19.706cm" svg:y2="2.68cm">
          <text:p/>
        </draw:line>
        <draw:path draw:style-name="gr9" draw:text-style-name="P1" draw:layer="layout" svg:width="0.003cm" svg:height="0.037cm" svg:x="19.717cm" svg:y="2.649cm" svg:viewBox="0 0 4 38" svg:d="M1 38c5-23 3-38-1-38">
          <text:p/>
        </draw:path>
        <draw:path draw:style-name="gr9" draw:text-style-name="P1" draw:layer="layout" svg:width="0.012cm" svg:height="0.031cm" svg:x="19.705cm" svg:y="2.649cm" svg:viewBox="0 0 13 32" svg:d="M13 0c-2-1-7 12-13 32">
          <text:p/>
        </draw:path>
        <draw:line draw:style-name="gr9" draw:text-style-name="P1" draw:layer="layout" svg:x1="19.192cm" svg:y1="4.802cm" svg:x2="19.192cm" svg:y2="5.213cm">
          <text:p/>
        </draw:line>
        <draw:line draw:style-name="gr9" draw:text-style-name="P1" draw:layer="layout" svg:x1="19.719cm" svg:y1="2.686cm" svg:x2="19.391cm" svg:y2="5.963cm">
          <text:p/>
        </draw:line>
        <draw:line draw:style-name="gr9" draw:text-style-name="P1" draw:layer="layout" svg:x1="19.318cm" svg:y1="5.054cm" svg:x2="19.192cm" svg:y2="5.214cm">
          <text:p/>
        </draw:line>
        <draw:line draw:style-name="gr9" draw:text-style-name="P1" draw:layer="layout" svg:x1="19.392cm" svg:y1="5.962cm" svg:x2="19.332cm" svg:y2="7.197cm">
          <text:p/>
        </draw:line>
        <draw:line draw:style-name="gr9" draw:text-style-name="P1" draw:layer="layout" svg:x1="19.317cm" svg:y1="6.182cm" svg:x2="19.317cm" svg:y2="5.054cm">
          <text:p/>
        </draw:line>
        <draw:line draw:style-name="gr9" draw:text-style-name="P1" draw:layer="layout" svg:x1="19.192cm" svg:y1="7.774cm" svg:x2="19.333cm" svg:y2="7.196cm">
          <text:p/>
        </draw:line>
        <draw:line draw:style-name="gr9" draw:text-style-name="P1" draw:layer="layout" svg:x1="19.192cm" svg:y1="7.058cm" svg:x2="19.318cm" svg:y2="6.182cm">
          <text:p/>
        </draw:line>
        <draw:line draw:style-name="gr9" draw:text-style-name="P1" draw:layer="layout" svg:x1="19.192cm" svg:y1="7.057cm" svg:x2="19.192cm" svg:y2="7.773cm">
          <text:p/>
        </draw:line>
        <draw:path draw:style-name="gr9" draw:text-style-name="P1" draw:layer="layout" svg:width="0.006cm" svg:height="0.027cm" svg:x="19.233cm" svg:y="4.908cm" svg:viewBox="0 0 7 28" svg:d="M0 0c0 17 3 27 7 28">
          <text:p/>
        </draw:path>
        <draw:path draw:style-name="gr9" draw:text-style-name="P1" draw:layer="layout" svg:width="0.054cm" svg:height="0.296cm" svg:x="19.238cm" svg:y="4.639cm" svg:viewBox="0 0 55 297" svg:d="M0 297c9 1 27-64 42-147 13-81 17-149 8-150">
          <text:p/>
        </draw:path>
        <draw:path draw:style-name="gr9" draw:text-style-name="P1" draw:layer="layout" svg:width="0.054cm" svg:height="0.269cm" svg:x="19.233cm" svg:y="4.639cm" svg:viewBox="0 0 55 270" svg:d="M55 0c-7-1-21 40-34 103-13 62-21 130-21 167">
          <text:p/>
        </draw:path>
        <draw:path draw:style-name="gr9" draw:text-style-name="P1" draw:layer="layout" svg:width="0.006cm" svg:height="0.027cm" svg:x="19.233cm" svg:y="6.931cm" svg:viewBox="0 0 7 28" svg:d="M0 0c0 17 3 27 7 28">
          <text:p/>
        </draw:path>
        <draw:path draw:style-name="gr9" draw:text-style-name="P1" draw:layer="layout" svg:width="0.054cm" svg:height="0.296cm" svg:x="19.238cm" svg:y="6.662cm" svg:viewBox="0 0 55 297" svg:d="M0 297c9 1 27-65 42-146 13-82 17-150 8-151">
          <text:p/>
        </draw:path>
        <draw:path draw:style-name="gr9" draw:text-style-name="P1" draw:layer="layout" svg:width="0.054cm" svg:height="0.269cm" svg:x="19.233cm" svg:y="6.662cm" svg:viewBox="0 0 55 270" svg:d="M55 0c-7-1-21 40-34 102s-21 131-21 168">
          <text:p/>
        </draw:path>
        <draw:path draw:style-name="gr9" draw:text-style-name="P1" draw:layer="layout" svg:width="0.012cm" svg:height="0.043cm" svg:x="19.432cm" svg:y="4.416cm" svg:viewBox="0 0 13 44" svg:d="M0 0c0 33 4 48 13 43">
          <text:p/>
        </draw:path>
        <draw:path draw:style-name="gr9" draw:text-style-name="P1" draw:layer="layout" svg:width="0.085cm" svg:height="0.478cm" svg:x="19.444cm" svg:y="3.98cm" svg:viewBox="0 0 86 479" svg:d="M0 479c16-12 43-113 64-235 20-123 28-228 16-244">
          <text:p/>
        </draw:path>
        <draw:path draw:style-name="gr9" draw:text-style-name="P1" draw:layer="layout" svg:width="0.091cm" svg:height="0.438cm" svg:x="19.432cm" svg:y="3.978cm" svg:viewBox="0 0 92 439" svg:d="M92 2c-10-14-33 48-55 152-21 104-37 222-37 285">
          <text:p/>
        </draw:path>
        <draw:line draw:style-name="gr9" draw:text-style-name="P1" draw:layer="layout" svg:x1="21.674cm" svg:y1="3.197cm" svg:x2="21.57cm" svg:y2="3.052cm">
          <text:p/>
        </draw:line>
        <draw:line draw:style-name="gr9" draw:text-style-name="P1" draw:layer="layout" svg:x1="24.995cm" svg:y1="4.837cm" svg:x2="21.673cm" svg:y2="4.287cm">
          <text:p/>
        </draw:line>
        <draw:path draw:style-name="gr9" draw:text-style-name="P1" draw:layer="layout" svg:width="0.002cm" svg:height="0.038cm" svg:x="19.975cm" svg:y="2.691cm" svg:viewBox="0 0 3 39" svg:d="M1 39c3-24 3-38-1-39">
          <text:p/>
        </draw:path>
        <draw:line draw:style-name="gr9" draw:text-style-name="P1" draw:layer="layout" svg:x1="19.977cm" svg:y1="2.696cm" svg:x2="20.068cm" svg:y2="2.712cm">
          <text:p/>
        </draw:line>
        <draw:line draw:style-name="gr9" draw:text-style-name="P1" draw:layer="layout" svg:x1="21.558cm" svg:y1="2.957cm" svg:x2="21.571cm" svg:y2="2.96cm">
          <text:p/>
        </draw:line>
        <draw:line draw:style-name="gr9" draw:text-style-name="P1" draw:layer="layout" svg:x1="19.318cm" svg:y1="5.235cm" svg:x2="19.192cm" svg:y2="5.213cm">
          <text:p/>
        </draw:line>
        <draw:line draw:style-name="gr9" draw:text-style-name="P1" draw:layer="layout" svg:x1="19.391cm" svg:y1="5.962cm" svg:x2="19.649cm" svg:y2="6.006cm">
          <text:p/>
        </draw:line>
        <draw:line draw:style-name="gr9" draw:text-style-name="P1" draw:layer="layout" svg:x1="19.977cm" svg:y1="2.729cm" svg:x2="19.971cm" svg:y2="2.773cm">
          <text:p/>
        </draw:line>
        <draw:line draw:style-name="gr9" draw:text-style-name="P1" draw:layer="layout" svg:x1="19.972cm" svg:y1="2.772cm" svg:x2="19.875cm" svg:y2="3.735cm">
          <text:p/>
        </draw:line>
        <draw:line draw:style-name="gr9" draw:text-style-name="P1" draw:layer="layout" svg:x1="19.761cm" svg:y1="4.886cm" svg:x2="19.701cm" svg:y2="5.478cm">
          <text:p/>
        </draw:line>
        <draw:line draw:style-name="gr9" draw:text-style-name="P1" draw:layer="layout" svg:x1="19.666cm" svg:y1="5.836cm" svg:x2="19.648cm" svg:y2="6.006cm">
          <text:p/>
        </draw:line>
        <draw:line draw:style-name="gr9" draw:text-style-name="P1" draw:layer="layout" svg:x1="19.649cm" svg:y1="6.005cm" svg:x2="19.589cm" svg:y2="7.24cm">
          <text:p/>
        </draw:line>
        <draw:line draw:style-name="gr9" draw:text-style-name="P1" draw:layer="layout" svg:x1="19.332cm" svg:y1="7.196cm" svg:x2="19.59cm" svg:y2="7.24cm">
          <text:p/>
        </draw:line>
        <draw:line draw:style-name="gr9" draw:text-style-name="P1" draw:layer="layout" svg:x1="19.669cm" svg:y1="5.804cm" svg:x2="20.2cm" svg:y2="3.609cm">
          <text:p/>
        </draw:line>
        <draw:line draw:style-name="gr9" draw:text-style-name="P1" draw:layer="layout" svg:x1="20.199cm" svg:y1="3.609cm" svg:x2="20.66cm" svg:y2="3.686cm">
          <text:p/>
        </draw:line>
        <draw:line draw:style-name="gr9" draw:text-style-name="P1" draw:layer="layout" svg:x1="19.89cm" svg:y1="5.993cm" svg:x2="19.927cm" svg:y2="5.845cm">
          <text:p/>
        </draw:line>
        <draw:line draw:style-name="gr9" draw:text-style-name="P1" draw:layer="layout" svg:x1="20.66cm" svg:y1="3.685cm" svg:x2="20.262cm" svg:y2="5.328cm">
          <text:p/>
        </draw:line>
        <draw:line draw:style-name="gr9" draw:text-style-name="P1" draw:layer="layout" svg:x1="19.589cm" svg:y1="7.24cm" svg:x2="19.891cm" svg:y2="5.992cm">
          <text:p/>
        </draw:line>
        <draw:line draw:style-name="gr9" draw:text-style-name="P1" draw:layer="layout" svg:x1="20.263cm" svg:y1="5.327cm" svg:x2="20.173cm" svg:y2="5.692cm">
          <text:p/>
        </draw:line>
        <draw:line draw:style-name="gr9" draw:text-style-name="P1" draw:layer="layout" svg:x1="21.571cm" svg:y1="5.923cm" svg:x2="20.173cm" svg:y2="5.691cm">
          <text:p/>
        </draw:line>
        <draw:line draw:style-name="gr9" draw:text-style-name="P1" draw:layer="layout" svg:x1="21.571cm" svg:y1="5.922cm" svg:x2="21.552cm" svg:y2="5.999cm">
          <text:p/>
        </draw:line>
        <draw:line draw:style-name="gr9" draw:text-style-name="P1" draw:layer="layout" svg:x1="19.469cm" svg:y1="7.82cm" svg:x2="19.192cm" svg:y2="7.773cm">
          <text:p/>
        </draw:line>
        <draw:line draw:style-name="gr9" draw:text-style-name="P1" draw:layer="layout" svg:x1="21.552cm" svg:y1="5.998cm" svg:x2="21.674cm" svg:y2="6.169cm">
          <text:p/>
        </draw:line>
        <draw:line draw:style-name="gr9" draw:text-style-name="P1" draw:layer="layout" svg:x1="19.594cm" svg:y1="7.302cm" svg:x2="19.468cm" svg:y2="7.82cm">
          <text:p/>
        </draw:line>
        <draw:line draw:style-name="gr9" draw:text-style-name="P1" draw:layer="layout" svg:x1="21.674cm" svg:y1="6.168cm" svg:x2="21.42cm" svg:y2="7.217cm">
          <text:p/>
        </draw:line>
        <draw:line draw:style-name="gr9" draw:text-style-name="P1" draw:layer="layout" svg:x1="23.931cm" svg:y1="8.021cm" svg:x2="19.593cm" svg:y2="7.302cm">
          <text:p/>
        </draw:line>
        <draw:line draw:style-name="gr9" draw:text-style-name="P1" draw:layer="layout" svg:x1="21.42cm" svg:y1="7.216cm" svg:x2="24.995cm" svg:y2="7.809cm">
          <text:p/>
        </draw:line>
        <draw:line draw:style-name="gr9" draw:text-style-name="P1" draw:layer="layout" svg:x1="23.93cm" svg:y1="8.02cm" svg:x2="24.905cm" svg:y2="8.182cm">
          <text:p/>
        </draw:line>
        <draw:line draw:style-name="gr9" draw:text-style-name="P1" draw:layer="layout" svg:x1="24.995cm" svg:y1="7.808cm" svg:x2="24.904cm" svg:y2="8.182cm">
          <text:p/>
        </draw:line>
        <draw:path draw:style-name="gr9" draw:text-style-name="P1" draw:layer="layout" svg:width="1.369cm" svg:height="1.131cm" svg:x="20.055cm" svg:y="5.907cm" svg:viewBox="0 0 1370 1132" svg:d="M0 567c0 312 307 565 684 565 378 0 686-253 686-565M1370 567c0-314-308-567-686-567-377 0-684 253-684 567">
          <text:p/>
        </draw:path>
        <draw:line draw:style-name="gr9" draw:text-style-name="P1" draw:layer="layout" svg:x1="21.552cm" svg:y1="3.261cm" svg:x2="21.552cm" svg:y2="3.027cm">
          <text:p/>
        </draw:line>
        <draw:line draw:style-name="gr9" draw:text-style-name="P1" draw:layer="layout" svg:x1="21.57cm" svg:y1="4.046cm" svg:x2="21.57cm" svg:y2="3.783cm">
          <text:p/>
        </draw:line>
        <draw:line draw:style-name="gr9" draw:text-style-name="P1" draw:layer="layout" svg:x1="21.57cm" svg:y1="3.284cm" svg:x2="21.57cm" svg:y2="2.959cm">
          <text:p/>
        </draw:line>
        <draw:line draw:style-name="gr9" draw:text-style-name="P1" draw:layer="layout" svg:x1="21.552cm" svg:y1="4.123cm" svg:x2="21.571cm" svg:y2="4.046cm">
          <text:p/>
        </draw:line>
        <draw:line draw:style-name="gr9" draw:text-style-name="P1" draw:layer="layout" svg:x1="21.673cm" svg:y1="4.485cm" svg:x2="21.673cm" svg:y2="3.196cm">
          <text:p/>
        </draw:line>
        <draw:path draw:style-name="gr9" draw:text-style-name="P1" draw:layer="layout" svg:width="0.038cm" svg:height="0.038cm" svg:x="21.552cm" svg:y="4.122cm" svg:viewBox="0 0 39 39" svg:d="M0 0c12 13 26 26 39 39">
          <text:p/>
        </draw:path>
        <draw:line draw:style-name="gr9" draw:text-style-name="P1" draw:layer="layout" svg:x1="21.59cm" svg:y1="4.433cm" svg:x2="21.59cm" svg:y2="4.16cm">
          <text:p/>
        </draw:line>
        <draw:path draw:style-name="gr9" draw:text-style-name="P1" draw:layer="layout" svg:width="0.083cm" svg:height="0.052cm" svg:x="21.59cm" svg:y="4.433cm" svg:viewBox="0 0 84 53" svg:d="M0 0c24 6 52 24 84 53">
          <text:p/>
        </draw:path>
        <draw:line draw:style-name="gr9" draw:text-style-name="P1" draw:layer="layout" svg:x1="21.674cm" svg:y1="4.485cm" svg:x2="21.608cm" svg:y2="4.756cm">
          <text:p/>
        </draw:line>
        <draw:path draw:style-name="gr9" draw:text-style-name="P1" draw:layer="layout" svg:width="0.085cm" svg:height="0.093cm" svg:x="22.651cm" svg:y="4.69cm" svg:viewBox="0 0 86 94" svg:d="M86 0c0 41-32 76-86 94">
          <text:p/>
        </draw:path>
        <draw:path draw:style-name="gr9" draw:text-style-name="P1" draw:layer="layout" svg:width="0.366cm" svg:height="0.103cm" svg:x="22.285cm" svg:y="4.694cm" svg:viewBox="0 0 367 104" svg:d="M367 90c-53 18-124 18-195 1-70-17-133-51-172-91">
          <text:p/>
        </draw:path>
        <draw:path draw:style-name="gr9" draw:text-style-name="P1" draw:layer="layout" svg:width="0.493cm" svg:height="0.191cm" svg:x="22.243cm" svg:y="4.503cm" svg:viewBox="0 0 494 192" svg:d="M42 192c-59-61-55-126 9-164 64-37 175-38 275-2s168 101 168 162">
          <text:p/>
        </draw:path>
        <draw:line draw:style-name="gr9" draw:text-style-name="P1" draw:layer="layout" svg:x1="24.994cm" svg:y1="7.808cm" svg:x2="24.994cm" svg:y2="5.33cm">
          <text:p/>
        </draw:line>
        <draw:line draw:style-name="gr9" draw:text-style-name="P1" draw:layer="layout" svg:x1="24.994cm" svg:y1="4.987cm" svg:x2="24.994cm" svg:y2="4.836cm">
          <text:p/>
        </draw:line>
        <draw:path draw:style-name="gr9" draw:text-style-name="P1" draw:layer="layout" svg:width="0.407cm" svg:height="0.212cm" svg:x="21.673cm" svg:y="5.526cm" svg:viewBox="0 0 408 213" svg:d="M408 213c-74-102-233-186-408-213">
          <text:p/>
        </draw:path>
        <draw:path draw:style-name="gr9" draw:text-style-name="P1" draw:layer="layout" svg:width="0.295cm" svg:height="0.132cm" svg:x="22.08cm" svg:y="5.726cm" svg:viewBox="0 0 296 133" svg:d="M0 13c49-20 123-16 188 10 66 26 108 69 108 110">
          <text:p/>
        </draw:path>
        <draw:path draw:style-name="gr9" draw:text-style-name="P1" draw:layer="layout" svg:width="0.001cm" svg:height="0.013cm" svg:x="22.374cm" svg:y="5.857cm" svg:viewBox="0 0 2 14" svg:d="M2 0c0 4 0 10-2 14">
          <text:p/>
        </draw:path>
        <draw:path draw:style-name="gr9" draw:text-style-name="P1" draw:layer="layout" svg:width="0.26cm" svg:height="0.062cm" svg:x="22.114cm" svg:y="5.87cm" svg:viewBox="0 0 261 63" svg:d="M261 0c-8 33-44 55-96 61-53 6-114-6-165-31">
          <text:p/>
        </draw:path>
        <draw:path draw:style-name="gr9" draw:text-style-name="P1" draw:layer="layout" svg:width="0.441cm" svg:height="0.144cm" svg:x="21.673cm" svg:y="5.899cm" svg:viewBox="0 0 442 145" svg:d="M0 134c216 37 402-19 442-134">
          <text:p/>
        </draw:path>
        <draw:path draw:style-name="gr9" draw:text-style-name="P1" draw:layer="layout" svg:width="0.001cm" svg:height="0.011cm" svg:x="22.194cm" svg:y="5.233cm" svg:viewBox="0 0 2 12" svg:d="M2 0c0 5 0 8-2 12">
          <text:p/>
        </draw:path>
        <draw:path draw:style-name="gr9" draw:text-style-name="P1" draw:layer="layout" svg:width="0.293cm" svg:height="0.123cm" svg:x="21.901cm" svg:y="5.174cm" svg:viewBox="0 0 294 124" svg:d="M294 71c-11 44-85 66-166 45-81-19-137-71-127-116">
          <text:p/>
        </draw:path>
        <draw:path draw:style-name="gr9" draw:text-style-name="P1" draw:layer="layout" svg:width="0.293cm" svg:height="0.112cm" svg:x="21.902cm" svg:y="5.121cm" svg:viewBox="0 0 294 113" svg:d="M0 53c11-43 79-63 157-48 77 16 137 63 137 108">
          <text:p/>
        </draw:path>
        <draw:path draw:style-name="gr9" draw:text-style-name="P1" draw:layer="layout" svg:width="0.001cm" svg:height="0.011cm" svg:x="22.194cm" svg:y="6.498cm" svg:viewBox="0 0 2 12" svg:d="M2 0c0 3 0 8-2 12">
          <text:p/>
        </draw:path>
        <draw:path draw:style-name="gr9" draw:text-style-name="P1" draw:layer="layout" svg:width="0.293cm" svg:height="0.123cm" svg:x="21.901cm" svg:y="6.438cm" svg:viewBox="0 0 294 124" svg:d="M294 71c-11 45-85 65-166 46-81-20-137-73-127-117">
          <text:p/>
        </draw:path>
        <draw:path draw:style-name="gr9" draw:text-style-name="P1" draw:layer="layout" svg:width="0.293cm" svg:height="0.112cm" svg:x="21.902cm" svg:y="6.386cm" svg:viewBox="0 0 294 113" svg:d="M0 52c11-42 79-63 157-47 77 15 137 63 137 108">
          <text:p/>
        </draw:path>
        <draw:path draw:style-name="gr9" draw:text-style-name="P1" draw:layer="layout" svg:width="0.084cm" svg:height="0.092cm" svg:x="24.866cm" svg:y="5.689cm" svg:viewBox="0 0 85 93" svg:d="M85 0c0 41-31 75-85 93">
          <text:p/>
        </draw:path>
        <draw:path draw:style-name="gr9" draw:text-style-name="P1" draw:layer="layout" svg:width="0.367cm" svg:height="0.102cm" svg:x="24.499cm" svg:y="5.693cm" svg:viewBox="0 0 368 103" svg:d="M368 89c-54 18-125 19-196 2-70-17-133-51-172-91">
          <text:p/>
        </draw:path>
        <draw:path draw:style-name="gr9" draw:text-style-name="P1" draw:layer="layout" svg:width="0.493cm" svg:height="0.192cm" svg:x="24.458cm" svg:y="5.501cm" svg:viewBox="0 0 494 193" svg:d="M42 193c-59-61-55-127 9-164 65-38 175-39 275-3 101 36 168 101 168 163">
          <text:p/>
        </draw:path>
        <draw:path draw:style-name="gr9" draw:text-style-name="P1" draw:layer="layout" svg:width="0.084cm" svg:height="0.093cm" svg:x="24.866cm" svg:y="6.953cm" svg:viewBox="0 0 85 94" svg:d="M85 0c0 41-31 75-85 94">
          <text:p/>
        </draw:path>
        <draw:path draw:style-name="gr9" draw:text-style-name="P1" draw:layer="layout" svg:width="0.367cm" svg:height="0.103cm" svg:x="24.499cm" svg:y="6.957cm" svg:viewBox="0 0 368 104" svg:d="M368 90c-54 18-125 18-196 1-70-17-133-50-172-91">
          <text:p/>
        </draw:path>
        <draw:path draw:style-name="gr9" draw:text-style-name="P1" draw:layer="layout" svg:width="0.493cm" svg:height="0.191cm" svg:x="24.458cm" svg:y="6.766cm" svg:viewBox="0 0 494 192" svg:d="M42 192c-59-60-55-125 9-163 65-38 175-39 275-2 101 36 168 101 168 161">
          <text:p/>
        </draw:path>
        <draw:path draw:style-name="gr9" draw:text-style-name="P1" draw:layer="layout" svg:width="0.085cm" svg:height="0.093cm" svg:x="22.651cm" svg:y="7.219cm" svg:viewBox="0 0 86 94" svg:d="M86 0c0 42-32 76-86 94">
          <text:p/>
        </draw:path>
        <draw:path draw:style-name="gr9" draw:text-style-name="P1" draw:layer="layout" svg:width="0.366cm" svg:height="0.103cm" svg:x="22.285cm" svg:y="7.223cm" svg:viewBox="0 0 367 104" svg:d="M367 90c-53 18-124 18-195 1-70-17-133-51-172-91">
          <text:p/>
        </draw:path>
        <draw:path draw:style-name="gr9" draw:text-style-name="P1" draw:layer="layout" svg:width="0.493cm" svg:height="0.191cm" svg:x="22.243cm" svg:y="7.032cm" svg:viewBox="0 0 494 192" svg:d="M42 192c-59-60-55-126 9-164 64-37 175-38 275-2s168 101 168 162">
          <text:p/>
        </draw:path>
        <draw:line draw:style-name="gr9" draw:text-style-name="P1" draw:layer="layout" svg:x1="19.971cm" svg:y1="2.772cm" svg:x2="19.971cm" svg:y2="3.336cm">
          <text:p/>
        </draw:line>
        <draw:path draw:style-name="gr9" draw:text-style-name="P1" draw:layer="layout" svg:width="0.384cm" svg:height="0.272cm" svg:x="21.186cm" svg:y="4.046cm" svg:viewBox="0 0 385 273" svg:d="M385 0c-210 38-353 138-385 273">
          <text:p/>
        </draw:path>
        <draw:path draw:style-name="gr9" draw:text-style-name="P1" draw:layer="layout" svg:width="0.007cm" svg:height="0.06cm" svg:x="21.179cm" svg:y="4.318cm" svg:viewBox="0 0 8 61" svg:d="M8 0c-6 20-8 41-8 61">
          <text:p/>
        </draw:path>
        <draw:path draw:style-name="gr9" draw:text-style-name="P1" draw:layer="layout" svg:width="0.391cm" svg:height="0.462cm" svg:x="21.179cm" svg:y="4.378cm" svg:viewBox="0 0 392 463" svg:d="M0 0c0 164 149 339 392 463">
          <text:p/>
        </draw:path>
        <draw:path draw:style-name="gr9" draw:text-style-name="P1" draw:layer="layout" svg:width="0.177cm" svg:height="0.186cm" svg:x="21.369cm" svg:y="3.883cm" svg:viewBox="0 0 178 187" svg:d="M0 187c97-44 159-109 178-187">
          <text:p/>
        </draw:path>
        <draw:line draw:style-name="gr9" draw:text-style-name="P1" draw:layer="layout" svg:x1="21.57cm" svg:y1="4.908cm" svg:x2="21.57cm" svg:y2="4.84cm">
          <text:p/>
        </draw:line>
        <draw:line draw:style-name="gr9" draw:text-style-name="P1" draw:layer="layout" svg:x1="20.468cm" svg:y1="4.475cm" svg:x2="21.37cm" svg:y2="4.069cm">
          <text:p/>
        </draw:line>
        <draw:line draw:style-name="gr9" draw:text-style-name="P1" draw:layer="layout" svg:x1="21.571cm" svg:y1="4.909cm" svg:x2="20.409cm" svg:y2="4.716cm">
          <text:p/>
        </draw:line>
        <draw:path draw:style-name="gr9" draw:text-style-name="P1" draw:layer="layout" svg:width="0.012cm" svg:height="0.032cm" svg:x="19.914cm" svg:y="5.845cm" svg:viewBox="0 0 13 33" svg:d="M13 0c-6 21-11 34-13 33">
          <text:p/>
        </draw:path>
        <draw:line draw:style-name="gr9" draw:text-style-name="P1" draw:layer="layout" svg:x1="20.456cm" svg:y1="2.208cm" svg:x2="20.456cm" svg:y2="2.176cm">
          <text:p/>
        </draw:line>
        <draw:line draw:style-name="gr9" draw:text-style-name="P1" draw:layer="layout" svg:x1="20.449cm" svg:y1="2.208cm" svg:x2="20.457cm" svg:y2="2.176cm">
          <text:p/>
        </draw:line>
        <draw:path draw:style-name="gr9" draw:text-style-name="P1" draw:layer="layout" svg:width="0.012cm" svg:height="0.043cm" svg:x="19.947cm" svg:y="4.14cm" svg:viewBox="0 0 13 44" svg:d="M0 0c0 32 5 48 13 43">
          <text:p/>
        </draw:path>
        <draw:path draw:style-name="gr9" draw:text-style-name="P1" draw:layer="layout" svg:width="0.084cm" svg:height="0.478cm" svg:x="19.959cm" svg:y="3.704cm" svg:viewBox="0 0 85 479" svg:d="M0 479c15-11 42-113 63-236 21-122 28-227 17-243">
          <text:p/>
        </draw:path>
        <draw:path draw:style-name="gr9" draw:text-style-name="P1" draw:layer="layout" svg:width="0.091cm" svg:height="0.438cm" svg:x="19.947cm" svg:y="3.702cm" svg:viewBox="0 0 92 439" svg:d="M92 2c-11-14-34 50-55 153-22 104-37 221-37 284">
          <text:p/>
        </draw:path>
        <draw:line draw:style-name="gr9" draw:text-style-name="P1" draw:layer="layout" svg:x1="19.658cm" svg:y1="5.775cm" svg:x2="19.862cm" svg:y2="4.354cm">
          <text:p/>
        </draw:line>
        <draw:path draw:style-name="gr9" draw:text-style-name="P1" draw:layer="layout" svg:width="0.013cm" svg:height="0.032cm" svg:x="19.656cm" svg:y="5.803cm" svg:viewBox="0 0 14 33" svg:d="M14 0c-5 21-11 33-14 33">
          <text:p/>
        </draw:path>
        <draw:path draw:style-name="gr9" draw:text-style-name="P1" draw:layer="layout" svg:width="0.005cm" svg:height="0.061cm" svg:x="19.654cm" svg:y="5.774cm" svg:viewBox="0 0 6 62" svg:d="M3 62c-5-1-4-26 3-62">
          <text:p/>
        </draw:path>
        <draw:line draw:style-name="gr9" draw:text-style-name="P1" draw:layer="layout" svg:x1="19.861cm" svg:y1="4.355cm" svg:x2="20.119cm" svg:y2="3.29cm">
          <text:p/>
        </draw:line>
        <draw:line draw:style-name="gr9" draw:text-style-name="P1" draw:layer="layout" svg:x1="20.118cm" svg:y1="3.291cm" svg:x2="20.127cm" svg:y2="3.26cm">
          <text:p/>
        </draw:line>
        <draw:line draw:style-name="gr9" draw:text-style-name="P1" draw:layer="layout" svg:x1="20.199cm" svg:y1="2.956cm" svg:x2="20.199cm" svg:y2="3.609cm">
          <text:p/>
        </draw:line>
        <draw:line draw:style-name="gr9" draw:text-style-name="P1" draw:layer="layout" svg:x1="20.126cm" svg:y1="3.261cm" svg:x2="20.2cm" svg:y2="2.956cm">
          <text:p/>
        </draw:line>
        <draw:path draw:style-name="gr9" draw:text-style-name="P1" draw:layer="layout" svg:width="0.012cm" svg:height="0.043cm" svg:x="19.947cm" svg:y="4.477cm" svg:viewBox="0 0 13 44" svg:d="M0 0c0 33 5 48 13 43">
          <text:p/>
        </draw:path>
        <draw:path draw:style-name="gr9" draw:text-style-name="P1" draw:layer="layout" svg:width="0.084cm" svg:height="0.478cm" svg:x="19.959cm" svg:y="4.041cm" svg:viewBox="0 0 85 479" svg:d="M0 479c15-11 42-112 63-235 21-122 28-227 17-244">
          <text:p/>
        </draw:path>
        <draw:path draw:style-name="gr9" draw:text-style-name="P1" draw:layer="layout" svg:width="0.091cm" svg:height="0.438cm" svg:x="19.947cm" svg:y="4.039cm" svg:viewBox="0 0 92 439" svg:d="M92 2c-11-14-34 49-55 153-22 104-37 221-37 284">
          <text:p/>
        </draw:path>
        <draw:line draw:style-name="gr9" draw:text-style-name="P1" draw:layer="layout" svg:x1="20.659cm" svg:y1="3.685cm" svg:x2="20.659cm" svg:y2="3.032cm">
          <text:p/>
        </draw:line>
        <draw:line draw:style-name="gr9" draw:text-style-name="P1" draw:layer="layout" svg:x1="20.199cm" svg:y1="2.956cm" svg:x2="20.457cm" svg:y2="2.999cm">
          <text:p/>
        </draw:line>
        <draw:line draw:style-name="gr9" draw:text-style-name="P1" draw:layer="layout" svg:x1="20.456cm" svg:y1="2.998cm" svg:x2="20.66cm" svg:y2="3.033cm">
          <text:p/>
        </draw:line>
        <draw:line draw:style-name="gr9" draw:text-style-name="P1" draw:layer="layout" svg:x1="20.654cm" svg:y1="3.032cm" svg:x2="20.66cm" svg:y2="3.014cm">
          <text:p/>
        </draw:line>
        <draw:line draw:style-name="gr9" draw:text-style-name="P1" draw:layer="layout" svg:x1="20.659cm" svg:y1="3.014cm" svg:x2="20.659cm" svg:y2="2.628cm">
          <text:p/>
        </draw:line>
        <draw:line draw:style-name="gr9" draw:text-style-name="P1" draw:layer="layout" svg:x1="21.57cm" svg:y1="5.922cm" svg:x2="21.57cm" svg:y2="5.209cm">
          <text:p/>
        </draw:line>
        <draw:line draw:style-name="gr9" draw:text-style-name="P1" draw:layer="layout" svg:x1="21.571cm" svg:y1="5.21cm" svg:x2="20.339cm" svg:y2="5.005cm">
          <text:p/>
        </draw:line>
        <draw:path draw:style-name="gr9" draw:text-style-name="P1" draw:layer="layout" svg:width="0.001cm" svg:height="0.006cm" svg:x="21.552cm" svg:y="5.2cm" svg:viewBox="0 0 2 7" svg:d="M0 0c0 2 2 5 2 7">
          <text:p/>
        </draw:path>
        <draw:line draw:style-name="gr9" draw:text-style-name="P1" draw:layer="layout" svg:x1="21.673cm" svg:y1="6.168cm" svg:x2="21.673cm" svg:y2="4.892cm">
          <text:p/>
        </draw:line>
        <draw:path draw:style-name="gr9" draw:text-style-name="P1" draw:layer="layout" svg:width="0.083cm" svg:height="0.179cm" svg:x="21.59cm" svg:y="4.713cm" svg:viewBox="0 0 84 180" svg:d="M84 180c-32-62-60-124-84-180">
          <text:p/>
        </draw:path>
        <draw:line draw:style-name="gr9" draw:text-style-name="P1" draw:layer="layout" svg:x1="21.59cm" svg:y1="4.986cm" svg:x2="21.59cm" svg:y2="4.713cm">
          <text:p/>
        </draw:line>
        <draw:line draw:style-name="gr9" draw:text-style-name="P1" draw:layer="layout" svg:x1="21.591cm" svg:y1="4.987cm" svg:x2="21.566cm" svg:y2="4.941cm">
          <text:p/>
        </draw:line>
        <draw:polyline draw:style-name="gr9" draw:text-style-name="P1" draw:layer="layout" svg:width="0.013cm" svg:height="0.132cm" svg:x="21.552cm" svg:y="5.068cm" svg:viewBox="0 0 14 133" draw:points="0,0 3,14 7,28 9,40 11,52 13,64 13,74 14,84 13,93 13,102 11,110 9,117 7,123 3,129 0,133">
          <text:p/>
        </draw:polyline>
        <draw:path draw:style-name="gr9" draw:text-style-name="P1" draw:layer="layout" svg:width="0.709cm" svg:height="0.491cm" svg:x="20.147cm" svg:y="5.983cm" svg:viewBox="0 0 710 492" svg:d="M710 10c-174-29-355 9-492 102-137 94-218 233-218 380">
          <text:p/>
        </draw:path>
        <draw:path draw:style-name="gr9" draw:text-style-name="P1" draw:layer="layout" svg:width="1.185cm" svg:height="0.489cm" svg:x="20.147cm" svg:y="6.473cm" svg:viewBox="0 0 1186 490" svg:d="M0 0c0 271 265 490 593 490s593-219 593-490">
          <text:p/>
        </draw:path>
        <draw:path draw:style-name="gr9" draw:text-style-name="P1" draw:layer="layout" svg:width="0.476cm" svg:height="0.481cm" svg:x="20.856cm" svg:y="5.992cm" svg:viewBox="0 0 477 482" svg:d="M477 482c0-234-201-435-477-482">
          <text:p/>
        </draw:path>
        <draw:path draw:style-name="gr9" draw:text-style-name="P1" draw:layer="layout" svg:width="0.411cm" svg:height="0.221cm" svg:x="21.179cm" svg:y="4.16cm" svg:viewBox="0 0 412 222" svg:d="M412 0c-202 26-352 106-412 222">
          <text:p/>
        </draw:path>
        <draw:path draw:style-name="gr9" draw:text-style-name="P1" draw:layer="layout" svg:width="0.005cm" svg:height="0.033cm" svg:x="21.517cm" svg:y="4.528cm" svg:viewBox="0 0 6 34" svg:d="M0 34c0-12 2-23 6-34">
          <text:p/>
        </draw:path>
        <draw:path draw:style-name="gr9" draw:text-style-name="P1" draw:layer="layout" svg:width="0.069cm" svg:height="0.095cm" svg:x="21.521cm" svg:y="4.433cm" svg:viewBox="0 0 70 96" svg:d="M0 96c9-37 32-70 70-96">
          <text:p/>
        </draw:path>
        <draw:path draw:style-name="gr9" draw:text-style-name="P1" draw:layer="layout" svg:width="0.073cm" svg:height="0.152cm" svg:x="21.517cm" svg:y="4.561cm" svg:viewBox="0 0 74 153" svg:d="M74 153c-49-50-74-103-74-153">
          <text:p/>
        </draw:path>
        <draw:path draw:style-name="gr9" draw:text-style-name="P1" draw:layer="layout" svg:width="0.001cm" svg:height="0.013cm" svg:x="22.646cm" svg:y="4.739cm" svg:viewBox="0 0 2 14" svg:d="M2 0c0 4 0 10-2 14">
          <text:p/>
        </draw:path>
        <draw:path draw:style-name="gr9" draw:text-style-name="P1" draw:layer="layout" svg:width="0.033cm" svg:height="0.04cm" svg:x="22.614cm" svg:y="4.752cm" svg:viewBox="0 0 34 41" svg:d="M34 0c-5 16-16 30-34 41">
          <text:p/>
        </draw:path>
        <draw:path draw:style-name="gr9" draw:text-style-name="P1" draw:layer="layout" svg:width="0.011cm" svg:height="0.05cm" svg:x="22.302cm" svg:y="4.669cm" svg:viewBox="0 0 12 51" svg:d="M12 51c-10-17-14-34-10-51">
          <text:p/>
        </draw:path>
        <draw:path draw:style-name="gr9" draw:text-style-name="P1" draw:layer="layout" svg:width="0.344cm" svg:height="0.132cm" svg:x="22.303cm" svg:y="4.607cm" svg:viewBox="0 0 345 133" svg:d="M0 63c12-51 92-75 184-57 91 19 161 75 161 127">
          <text:p/>
        </draw:path>
        <draw:path draw:style-name="gr9" draw:text-style-name="P1" draw:layer="layout" svg:width="0.001cm" svg:height="0.013cm" svg:x="22.646cm" svg:y="7.268cm" svg:viewBox="0 0 2 14" svg:d="M2 0c0 4 0 9-2 14">
          <text:p/>
        </draw:path>
        <draw:path draw:style-name="gr9" draw:text-style-name="P1" draw:layer="layout" svg:width="0.033cm" svg:height="0.04cm" svg:x="22.614cm" svg:y="7.281cm" svg:viewBox="0 0 34 41" svg:d="M34 0c-5 15-16 30-34 41">
          <text:p/>
        </draw:path>
        <draw:path draw:style-name="gr9" draw:text-style-name="P1" draw:layer="layout" svg:width="0.011cm" svg:height="0.05cm" svg:x="22.302cm" svg:y="7.198cm" svg:viewBox="0 0 12 51" svg:d="M12 51c-10-17-14-35-10-51">
          <text:p/>
        </draw:path>
        <draw:path draw:style-name="gr9" draw:text-style-name="P1" draw:layer="layout" svg:width="0.344cm" svg:height="0.131cm" svg:x="22.303cm" svg:y="7.136cm" svg:viewBox="0 0 345 132" svg:d="M0 62c12-50 92-75 184-56 91 19 161 74 161 126">
          <text:p/>
        </draw:path>
        <draw:path draw:style-name="gr9" draw:text-style-name="P1" draw:layer="layout" svg:width="0.165cm" svg:height="0.013cm" svg:x="21.673cm" svg:y="5.91cm" svg:viewBox="0 0 166 14" svg:d="M0 6c61 12 120 10 166-6">
          <text:p/>
        </draw:path>
        <draw:path draw:style-name="gr9" draw:text-style-name="P1" draw:layer="layout" svg:width="0.247cm" svg:height="0.268cm" svg:x="21.673cm" svg:y="5.642cm" svg:viewBox="0 0 248 269" svg:d="M166 269c76-26 102-83 65-143-37-61-129-111-231-126">
          <text:p/>
        </draw:path>
        <draw:path draw:style-name="gr9" draw:text-style-name="P1" draw:layer="layout" svg:width="0.084cm" svg:height="0.112cm" svg:x="22.03cm" svg:y="5.787cm" svg:viewBox="0 0 85 113" svg:d="M85 113c-59-30-93-75-84-113">
          <text:p/>
        </draw:path>
        <draw:path draw:style-name="gr9" draw:text-style-name="P1" draw:layer="layout" svg:width="0.049cm" svg:height="0.049cm" svg:x="22.031cm" svg:y="5.738cm" svg:viewBox="0 0 50 50" svg:d="M0 50c5-22 22-39 50-50">
          <text:p/>
        </draw:path>
        <draw:path draw:style-name="gr9" draw:text-style-name="P1" draw:layer="layout" svg:width="0.003cm" svg:height="0.013cm" svg:x="24.86cm" svg:y="5.737cm" svg:viewBox="0 0 4 14" svg:d="M4 0c0 6-2 10-4 14">
          <text:p/>
        </draw:path>
        <draw:path draw:style-name="gr9" draw:text-style-name="P1" draw:layer="layout" svg:width="0.032cm" svg:height="0.04cm" svg:x="24.828cm" svg:y="5.75cm" svg:viewBox="0 0 33 41" svg:d="M33 0c-3 16-15 30-33 41">
          <text:p/>
        </draw:path>
        <draw:path draw:style-name="gr9" draw:text-style-name="P1" draw:layer="layout" svg:width="0.012cm" svg:height="0.051cm" svg:x="24.516cm" svg:y="5.667cm" svg:viewBox="0 0 13 52" svg:d="M13 52c-11-17-15-35-11-52">
          <text:p/>
        </draw:path>
        <draw:path draw:style-name="gr9" draw:text-style-name="P1" draw:layer="layout" svg:width="0.344cm" svg:height="0.131cm" svg:x="24.518cm" svg:y="5.606cm" svg:viewBox="0 0 345 132" svg:d="M0 61c13-49 93-74 184-55 90 18 161 73 161 126">
          <text:p/>
        </draw:path>
        <draw:path draw:style-name="gr9" draw:text-style-name="P1" draw:layer="layout" svg:width="0.003cm" svg:height="0.014cm" svg:x="24.86cm" svg:y="7.002cm" svg:viewBox="0 0 4 15" svg:d="M4 0c0 5-2 10-4 15">
          <text:p/>
        </draw:path>
        <draw:path draw:style-name="gr9" draw:text-style-name="P1" draw:layer="layout" svg:width="0.032cm" svg:height="0.04cm" svg:x="24.828cm" svg:y="7.015cm" svg:viewBox="0 0 33 41" svg:d="M33 0c-3 17-15 30-33 41">
          <text:p/>
        </draw:path>
        <draw:path draw:style-name="gr9" draw:text-style-name="P1" draw:layer="layout" svg:width="0.012cm" svg:height="0.05cm" svg:x="24.516cm" svg:y="6.932cm" svg:viewBox="0 0 13 51" svg:d="M13 51c-11-18-15-35-11-51">
          <text:p/>
        </draw:path>
        <draw:path draw:style-name="gr9" draw:text-style-name="P1" draw:layer="layout" svg:width="0.344cm" svg:height="0.132cm" svg:x="24.518cm" svg:y="6.87cm" svg:viewBox="0 0 345 133" svg:d="M0 63c13-50 93-75 184-57 90 20 161 75 161 127">
          <text:p/>
        </draw:path>
        <draw:path draw:style-name="gr9" draw:text-style-name="P1" draw:layer="layout" svg:width="0.177cm" svg:height="0.185cm" svg:x="21.457cm" svg:y="3.519cm" svg:viewBox="0 0 178 186" svg:d="M0 186c97-43 159-109 178-186">
          <text:p/>
        </draw:path>
        <draw:path draw:style-name="gr9" draw:text-style-name="P1" draw:layer="layout" svg:width="0.142cm" svg:height="0.313cm" svg:x="21.498cm" svg:y="3.206cm" svg:viewBox="0 0 143 314" svg:d="M137 314c25-100-25-212-137-314">
          <text:p/>
        </draw:path>
        <draw:path draw:style-name="gr9" draw:text-style-name="P1" draw:layer="layout" svg:width="0.018cm" svg:height="0.16cm" svg:x="21.552cm" svg:y="4.908cm" svg:viewBox="0 0 19 161" svg:d="M19 0c-8 58-15 113-19 161">
          <text:p/>
        </draw:path>
        <draw:line draw:style-name="gr9" draw:text-style-name="P1" draw:layer="layout" svg:x1="20.556cm" svg:y1="4.11cm" svg:x2="20.857cm" svg:y2="3.974cm">
          <text:p/>
        </draw:line>
        <draw:line draw:style-name="gr9" draw:text-style-name="P1" draw:layer="layout" svg:x1="20.856cm" svg:y1="3.975cm" svg:x2="21.458cm" svg:y2="3.704cm">
          <text:p/>
        </draw:line>
        <draw:line draw:style-name="gr9" draw:text-style-name="P1" draw:layer="layout" svg:x1="20.457cm" svg:y1="2.577cm" svg:x2="20.452cm" svg:y2="2.595cm">
          <text:p/>
        </draw:line>
        <draw:line draw:style-name="gr9" draw:text-style-name="P1" draw:layer="layout" svg:x1="20.654cm" svg:y1="2.628cm" svg:x2="20.66cm" svg:y2="2.61cm">
          <text:p/>
        </draw:line>
        <draw:line draw:style-name="gr9" draw:text-style-name="P1" draw:layer="layout" svg:x1="20.456cm" svg:y1="2.577cm" svg:x2="20.66cm" svg:y2="2.611cm">
          <text:p/>
        </draw:line>
        <draw:line draw:style-name="gr9" draw:text-style-name="P1" draw:layer="layout" svg:x1="19.994cm" svg:y1="3.245cm" svg:x2="20.031cm" svg:y2="2.865cm">
          <text:p/>
        </draw:line>
        <draw:line draw:style-name="gr9" draw:text-style-name="P1" draw:layer="layout" svg:x1="20.03cm" svg:y1="2.866cm" svg:x2="20.2cm" svg:y2="2.166cm">
          <text:p/>
        </draw:line>
        <draw:line draw:style-name="gr9" draw:text-style-name="P1" draw:layer="layout" svg:x1="20.199cm" svg:y1="2.166cm" svg:x2="20.457cm" svg:y2="2.209cm">
          <text:p/>
        </draw:line>
        <draw:line draw:style-name="gr9" draw:text-style-name="P1" draw:layer="layout" svg:x1="20.677cm" svg:y1="2.213cm" svg:x2="20.677cm" svg:y2="1.602cm">
          <text:p/>
        </draw:line>
        <draw:path draw:style-name="gr9" draw:text-style-name="P1" draw:layer="layout" svg:width="0.177cm" svg:height="0.185cm" svg:x="21.854cm" svg:y="1.877cm" svg:viewBox="0 0 178 186" svg:d="M0 186c98-43 159-108 178-186">
          <text:p/>
        </draw:path>
        <draw:path draw:style-name="gr9" draw:text-style-name="P1" draw:layer="layout" svg:width="1.354cm" svg:height="0.568cm" svg:x="20.683cm" svg:y="1.308cm" svg:viewBox="0 0 1355 569" svg:d="M1349 569c50-205-212-444-584-535-372-90-715 3-765 209">
          <text:p/>
        </draw:path>
        <draw:path draw:style-name="gr9" draw:text-style-name="P1" draw:layer="layout" svg:width="0.007cm" svg:height="0.051cm" svg:x="20.677cm" svg:y="1.551cm" svg:viewBox="0 0 8 52" svg:d="M8 0c-5 17-8 35-8 52">
          <text:p/>
        </draw:path>
        <draw:line draw:style-name="gr9" draw:text-style-name="P1" draw:layer="layout" svg:x1="20.659cm" svg:y1="2.601cm" svg:x2="21.855cm" svg:y2="2.062cm">
          <text:p/>
        </draw:line>
        <draw:line draw:style-name="gr9" draw:text-style-name="P1" draw:layer="layout" svg:x1="20.659cm" svg:y1="2.61cm" svg:x2="20.659cm" svg:y2="2.6cm">
          <text:p/>
        </draw:line>
        <draw:line draw:style-name="gr9" draw:text-style-name="P1" draw:layer="layout" svg:x1="20.199cm" svg:y1="2.534cm" svg:x2="20.457cm" svg:y2="2.578cm">
          <text:p/>
        </draw:line>
        <draw:line draw:style-name="gr9" draw:text-style-name="P1" draw:layer="layout" svg:x1="20.199cm" svg:y1="2.166cm" svg:x2="20.199cm" svg:y2="2.534cm">
          <text:p/>
        </draw:line>
        <draw:line draw:style-name="gr9" draw:text-style-name="P1" draw:layer="layout" svg:x1="20.678cm" svg:y1="2.214cm" svg:x2="20.456cm" svg:y2="2.176cm">
          <text:p/>
        </draw:line>
        <draw:line draw:style-name="gr9" draw:text-style-name="P1" draw:layer="layout" svg:x1="20.127cm" svg:y1="3.261cm" svg:x2="20.089cm" svg:y2="3.254cm">
          <text:p/>
        </draw:line>
        <draw:line draw:style-name="gr9" draw:text-style-name="P1" draw:layer="layout" svg:x1="20.082cm" svg:y1="3.285cm" svg:x2="20.09cm" svg:y2="3.254cm">
          <text:p/>
        </draw:line>
        <draw:line draw:style-name="gr9" draw:text-style-name="P1" draw:layer="layout" svg:x1="20.119cm" svg:y1="3.291cm" svg:x2="20.082cm" svg:y2="3.284cm">
          <text:p/>
        </draw:line>
        <draw:line draw:style-name="gr9" draw:text-style-name="P1" draw:layer="layout" svg:x1="20.457cm" svg:y1="2.981cm" svg:x2="20.452cm" svg:y2="2.999cm">
          <text:p/>
        </draw:line>
        <draw:line draw:style-name="gr9" draw:text-style-name="P1" draw:layer="layout" svg:x1="20.456cm" svg:y1="2.981cm" svg:x2="20.66cm" svg:y2="3.015cm">
          <text:p/>
        </draw:line>
        <draw:line draw:style-name="gr9" draw:text-style-name="P1" draw:layer="layout" svg:x1="20.456cm" svg:y1="2.981cm" svg:x2="20.456cm" svg:y2="2.595cm">
          <text:p/>
        </draw:line>
        <draw:line draw:style-name="gr9" draw:text-style-name="P1" draw:layer="layout" svg:x1="20.456cm" svg:y1="2.595cm" svg:x2="20.66cm" svg:y2="2.629cm">
          <text:p/>
        </draw:line>
        <draw:path draw:style-name="gr9" draw:text-style-name="P1" draw:layer="layout" svg:width="1.182cm" svg:height="0.458cm" svg:x="20.148cm" svg:y="6.441cm" svg:viewBox="0 0 1183 459" svg:d="M0 0c21 259 279 459 592 459s571-200 591-459">
          <text:p/>
        </draw:path>
        <draw:path draw:style-name="gr9" draw:text-style-name="P1" draw:layer="layout" svg:width="0.03cm" svg:height="0.038cm" svg:x="21.8cm" svg:y="5.881cm" svg:viewBox="0 0 31 39" svg:d="M0 39c16-10 27-24 31-39">
          <text:p/>
        </draw:path>
        <draw:path draw:style-name="gr9" draw:text-style-name="P1" draw:layer="layout" svg:width="0.158cm" svg:height="0.133cm" svg:x="21.673cm" svg:y="5.748cm" svg:viewBox="0 0 159 134" svg:d="M158 134c6-26-7-55-37-80-30-26-74-46-121-54">
          <text:p/>
        </draw:path>
        <draw:line draw:style-name="gr9" draw:text-style-name="P1" draw:layer="layout" svg:x1="20.856cm" svg:y1="3.975cm" svg:x2="21.36cm" svg:y2="3.572cm">
          <text:p/>
        </draw:line>
        <draw:path draw:style-name="gr9" draw:text-style-name="P1" draw:layer="layout" svg:width="0.075cm" svg:height="0.102cm" svg:x="21.359cm" svg:y="3.47cm" svg:viewBox="0 0 76 103" svg:d="M0 103c40-28 66-64 76-103">
          <text:p/>
        </draw:path>
        <draw:line draw:style-name="gr9" draw:text-style-name="P1" draw:layer="layout" svg:x1="21.811cm" svg:y1="2.245cm" svg:x2="21.209cm" svg:y2="2.516cm">
          <text:p/>
        </draw:line>
        <draw:line draw:style-name="gr9" draw:text-style-name="P1" draw:layer="layout" svg:x1="20.856cm" svg:y1="3.975cm" svg:x2="21.21cm" svg:y2="2.515cm">
          <text:p/>
        </draw:line>
        <draw:line draw:style-name="gr9" draw:text-style-name="P1" draw:layer="layout" svg:x1="20.2cm" svg:y1="2.534cm" svg:x2="20.195cm" svg:y2="2.552cm">
          <text:p/>
        </draw:line>
        <draw:path draw:style-name="gr9" draw:text-style-name="P1" draw:layer="layout" svg:width="0cm" svg:height="0.01cm" svg:x="20.036cm" svg:y="3.059cm" svg:viewBox="0 0 0 11" svg:d="M0 0c0 4 0 7 0 11">
          <text:p/>
        </draw:path>
        <draw:path draw:style-name="gr9" draw:text-style-name="P1" draw:layer="layout" svg:width="0.005cm" svg:height="0.053cm" svg:x="20.126cm" svg:y="2.623cm" svg:viewBox="0 0 6 54" svg:d="M6 54c1-29-1-47-6-54">
          <text:p/>
        </draw:path>
        <draw:path draw:style-name="gr9" draw:text-style-name="P1" draw:layer="layout" svg:width="0.09cm" svg:height="0.438cm" svg:x="20.036cm" svg:y="2.621cm" svg:viewBox="0 0 91 439" svg:d="M91 2c-10-14-33 48-55 152-21 104-36 222-36 285">
          <text:p/>
        </draw:path>
        <draw:line draw:style-name="gr9" draw:text-style-name="P1" draw:layer="layout" svg:x1="20.633cm" svg:y1="2.206cm" svg:x2="20.633cm" svg:y2="1.784cm">
          <text:p/>
        </draw:line>
        <draw:path draw:style-name="gr9" draw:text-style-name="P1" draw:layer="layout" svg:width="0.177cm" svg:height="0.185cm" svg:x="21.81cm" svg:y="2.06cm" svg:viewBox="0 0 178 186" svg:d="M0 186c96-44 159-108 178-186">
          <text:p/>
        </draw:path>
        <draw:path draw:style-name="gr9" draw:text-style-name="P1" draw:layer="layout" svg:width="0.006cm" svg:height="0.05cm" svg:x="20.633cm" svg:y="1.734cm" svg:viewBox="0 0 7 51" svg:d="M7 0c-5 16-7 33-7 51">
          <text:p/>
        </draw:path>
        <draw:line draw:style-name="gr9" draw:text-style-name="P1" draw:layer="layout" svg:x1="20.082cm" svg:y1="3.284cm" svg:x2="20.082cm" svg:y2="3.266cm">
          <text:p/>
        </draw:line>
        <draw:line draw:style-name="gr9" draw:text-style-name="P1" draw:layer="layout" svg:x1="20.131cm" svg:y1="3.245cm" svg:x2="20.089cm" svg:y2="3.236cm">
          <text:p/>
        </draw:line>
        <draw:line draw:style-name="gr9" draw:text-style-name="P1" draw:layer="layout" svg:x1="20.089cm" svg:y1="3.236cm" svg:x2="20.089cm" svg:y2="3.254cm">
          <text:p/>
        </draw:line>
        <draw:line draw:style-name="gr9" draw:text-style-name="P1" draw:layer="layout" svg:x1="20.083cm" svg:y1="3.266cm" svg:x2="19.729cm" svg:y2="4.726cm">
          <text:p/>
        </draw:line>
        <draw:path draw:style-name="gr9" draw:text-style-name="P1" draw:layer="layout" svg:width="0.067cm" svg:height="0.532cm" svg:x="19.661cm" svg:y="4.339cm" svg:viewBox="0 0 68 533" svg:d="M68 0c-25 103-48 238-60 349s-11 182 4 184">
          <text:p/>
        </draw:path>
        <draw:path draw:style-name="gr9" draw:text-style-name="P1" draw:layer="layout" svg:width="0.056cm" svg:height="0.146cm" svg:x="19.673cm" svg:y="4.725cm" svg:viewBox="0 0 57 147" svg:d="M0 147c13 2 34-53 57-147">
          <text:p/>
        </draw:path>
        <draw:line draw:style-name="gr9" draw:text-style-name="P1" draw:layer="layout" svg:x1="20.163cm" svg:y1="2.546cm" svg:x2="19.729cm" svg:y2="4.34cm">
          <text:p/>
        </draw:line>
        <draw:line draw:style-name="gr9" draw:text-style-name="P1" draw:layer="layout" svg:x1="20.162cm" svg:y1="2.932cm" svg:x2="20.162cm" svg:y2="2.546cm">
          <text:p/>
        </draw:line>
        <draw:line draw:style-name="gr9" draw:text-style-name="P1" draw:layer="layout" svg:x1="20.163cm" svg:y1="2.932cm" svg:x2="20.089cm" svg:y2="3.237cm">
          <text:p/>
        </draw:line>
        <draw:line draw:style-name="gr9" draw:text-style-name="P1" draw:layer="layout" svg:x1="20.457cm" svg:y1="2.982cm" svg:x2="20.162cm" svg:y2="2.932cm">
          <text:p/>
        </draw:line>
        <draw:line draw:style-name="gr9" draw:text-style-name="P1" draw:layer="layout" svg:x1="20.457cm" svg:y1="2.596cm" svg:x2="20.162cm" svg:y2="2.546cm">
          <text:p/>
        </draw:line>
        <draw:line draw:style-name="gr9" draw:text-style-name="P1" draw:layer="layout" svg:x1="21.359cm" svg:y1="3.573cm" svg:x2="21.665cm" svg:y2="2.31cm">
          <text:p/>
        </draw:line>
        <draw:path draw:style-name="gr9" draw:text-style-name="P1" draw:layer="layout" svg:width="1.175cm" svg:height="0.427cm" svg:x="20.152cm" svg:y="6.409cm" svg:viewBox="0 0 1176 428" svg:d="M0 0c39 245 290 428 588 428s549-183 588-428">
          <text:p/>
        </draw:path>
        <draw:path draw:style-name="gr9" draw:text-style-name="P1" draw:layer="layout" svg:width="0.827cm" svg:height="0.128cm" svg:x="20.326cm" svg:y="6.76cm" svg:viewBox="0 0 828 129" svg:d="M0 0c237 172 590 172 828 0">
          <text:p/>
        </draw:path>
        <draw:line draw:style-name="gr9" draw:text-style-name="P1" draw:layer="layout" svg:x1="23.132cm" svg:y1="5.403cm" svg:x2="23.123cm" svg:y2="5.435cm">
          <text:p/>
        </draw:line>
        <draw:line draw:style-name="gr9" draw:text-style-name="P1" draw:layer="layout" svg:x1="22.731cm" svg:y1="5.306cm" svg:x2="22.723cm" svg:y2="5.338cm">
          <text:p/>
        </draw:line>
        <draw:line draw:style-name="gr9" draw:text-style-name="P1" draw:layer="layout" svg:x1="23.095cm" svg:y1="5.475cm" svg:x2="23.08cm" svg:y2="5.533cm">
          <text:p/>
        </draw:line>
        <draw:line draw:style-name="gr9" draw:text-style-name="P1" draw:layer="layout" svg:x1="22.731cm" svg:y1="5.387cm" svg:x2="22.716cm" svg:y2="5.445cm">
          <text:p/>
        </draw:line>
        <draw:line draw:style-name="gr9" draw:text-style-name="P1" draw:layer="layout" svg:x1="23.087cm" svg:y1="5.54cm" svg:x2="23.078cm" svg:y2="5.572cm">
          <text:p/>
        </draw:line>
        <draw:line draw:style-name="gr9" draw:text-style-name="P1" draw:layer="layout" svg:x1="22.708cm" svg:y1="5.449cm" svg:x2="22.7cm" svg:y2="5.48cm">
          <text:p/>
        </draw:line>
        <draw:line draw:style-name="gr9" draw:text-style-name="P1" draw:layer="layout" svg:x1="23.132cm" svg:y1="2.874cm" svg:x2="23.123cm" svg:y2="2.906cm">
          <text:p/>
        </draw:line>
        <draw:line draw:style-name="gr9" draw:text-style-name="P1" draw:layer="layout" svg:x1="22.731cm" svg:y1="2.777cm" svg:x2="22.723cm" svg:y2="2.809cm">
          <text:p/>
        </draw:line>
        <draw:line draw:style-name="gr9" draw:text-style-name="P1" draw:layer="layout" svg:x1="23.095cm" svg:y1="2.946cm" svg:x2="23.08cm" svg:y2="3.005cm">
          <text:p/>
        </draw:line>
        <draw:line draw:style-name="gr9" draw:text-style-name="P1" draw:layer="layout" svg:x1="22.731cm" svg:y1="2.858cm" svg:x2="22.716cm" svg:y2="2.916cm">
          <text:p/>
        </draw:line>
        <draw:line draw:style-name="gr9" draw:text-style-name="P1" draw:layer="layout" svg:x1="23.087cm" svg:y1="3.011cm" svg:x2="23.078cm" svg:y2="3.043cm">
          <text:p/>
        </draw:line>
        <draw:line draw:style-name="gr9" draw:text-style-name="P1" draw:layer="layout" svg:x1="22.708cm" svg:y1="2.92cm" svg:x2="22.7cm" svg:y2="2.951cm">
          <text:p/>
        </draw:line>
        <draw:line draw:style-name="gr9" draw:text-style-name="P1" draw:layer="layout" svg:x1="25.346cm" svg:y1="5.137cm" svg:x2="25.338cm" svg:y2="5.169cm">
          <text:p/>
        </draw:line>
        <draw:line draw:style-name="gr9" draw:text-style-name="P1" draw:layer="layout" svg:x1="24.947cm" svg:y1="5.04cm" svg:x2="24.937cm" svg:y2="5.072cm">
          <text:p/>
        </draw:line>
        <draw:line draw:style-name="gr9" draw:text-style-name="P1" draw:layer="layout" svg:x1="25.31cm" svg:y1="5.209cm" svg:x2="25.295cm" svg:y2="5.268cm">
          <text:p/>
        </draw:line>
        <draw:line draw:style-name="gr9" draw:text-style-name="P1" draw:layer="layout" svg:x1="24.945cm" svg:y1="5.121cm" svg:x2="24.93cm" svg:y2="5.179cm">
          <text:p/>
        </draw:line>
        <draw:line draw:style-name="gr9" draw:text-style-name="P1" draw:layer="layout" svg:x1="25.301cm" svg:y1="5.274cm" svg:x2="25.293cm" svg:y2="5.306cm">
          <text:p/>
        </draw:line>
        <draw:line draw:style-name="gr9" draw:text-style-name="P1" draw:layer="layout" svg:x1="24.923cm" svg:y1="5.183cm" svg:x2="24.915cm" svg:y2="5.214cm">
          <text:p/>
        </draw:line>
        <draw:line draw:style-name="gr9" draw:text-style-name="P1" draw:layer="layout" svg:x1="25.346cm" svg:y1="3.873cm" svg:x2="25.338cm" svg:y2="3.904cm">
          <text:p/>
        </draw:line>
        <draw:line draw:style-name="gr9" draw:text-style-name="P1" draw:layer="layout" svg:x1="24.947cm" svg:y1="3.776cm" svg:x2="24.937cm" svg:y2="3.807cm">
          <text:p/>
        </draw:line>
        <draw:line draw:style-name="gr9" draw:text-style-name="P1" draw:layer="layout" svg:x1="25.31cm" svg:y1="3.945cm" svg:x2="25.295cm" svg:y2="4.003cm">
          <text:p/>
        </draw:line>
        <draw:line draw:style-name="gr9" draw:text-style-name="P1" draw:layer="layout" svg:x1="24.945cm" svg:y1="3.857cm" svg:x2="24.93cm" svg:y2="3.915cm">
          <text:p/>
        </draw:line>
        <draw:line draw:style-name="gr9" draw:text-style-name="P1" draw:layer="layout" svg:x1="25.301cm" svg:y1="4.01cm" svg:x2="25.293cm" svg:y2="4.041cm">
          <text:p/>
        </draw:line>
        <draw:line draw:style-name="gr9" draw:text-style-name="P1" draw:layer="layout" svg:x1="24.923cm" svg:y1="3.918cm" svg:x2="24.915cm" svg:y2="3.95cm">
          <text:p/>
        </draw:line>
        <draw:line draw:style-name="gr9" draw:text-style-name="P1" draw:layer="layout" svg:x1="22.323cm" svg:y1="4.005cm" svg:x2="22.315cm" svg:y2="4.036cm">
          <text:p/>
        </draw:line>
        <draw:line draw:style-name="gr9" draw:text-style-name="P1" draw:layer="layout" svg:x1="21.922cm" svg:y1="3.908cm" svg:x2="21.914cm" svg:y2="3.939cm">
          <text:p/>
        </draw:line>
        <draw:line draw:style-name="gr9" draw:text-style-name="P1" draw:layer="layout" svg:x1="22.286cm" svg:y1="4.077cm" svg:x2="22.272cm" svg:y2="4.135cm">
          <text:p/>
        </draw:line>
        <draw:line draw:style-name="gr9" draw:text-style-name="P1" draw:layer="layout" svg:x1="21.922cm" svg:y1="3.989cm" svg:x2="21.907cm" svg:y2="4.047cm">
          <text:p/>
        </draw:line>
        <draw:line draw:style-name="gr9" draw:text-style-name="P1" draw:layer="layout" svg:x1="22.278cm" svg:y1="4.142cm" svg:x2="22.27cm" svg:y2="4.173cm">
          <text:p/>
        </draw:line>
        <draw:line draw:style-name="gr9" draw:text-style-name="P1" draw:layer="layout" svg:x1="21.9cm" svg:y1="4.051cm" svg:x2="21.891cm" svg:y2="4.082cm">
          <text:p/>
        </draw:line>
        <draw:line draw:style-name="gr9" draw:text-style-name="P1" draw:layer="layout" svg:x1="19.717cm" svg:y1="2.649cm" svg:x2="19.976cm" svg:y2="2.692cm">
          <text:p/>
        </draw:line>
        <draw:line draw:style-name="gr9" draw:text-style-name="P1" draw:layer="layout" svg:x1="19.656cm" svg:y1="5.835cm" svg:x2="19.915cm" svg:y2="5.878cm">
          <text:p/>
        </draw:line>
        <draw:line draw:style-name="gr9" draw:text-style-name="P1" draw:layer="layout" svg:x1="21.546cm" svg:y1="3.884cm" svg:x2="21.635cm" svg:y2="3.519cm">
          <text:p/>
        </draw:line>
        <draw:line draw:style-name="gr9" draw:text-style-name="P1" draw:layer="layout" svg:x1="20.639cm" svg:y1="1.735cm" svg:x2="20.684cm" svg:y2="1.551cm">
          <text:p/>
        </draw:line>
        <draw:line draw:style-name="gr9" draw:text-style-name="P1" draw:layer="layout" svg:x1="21.987cm" svg:y1="2.061cm" svg:x2="22.032cm" svg:y2="1.877cm">
          <text:p/>
        </draw:line>
        <draw:line draw:style-name="gr9" draw:text-style-name="P1" draw:layer="layout" svg:x1="21.721cm" svg:y1="2.285cm" svg:x2="21.434cm" svg:y2="3.471cm">
          <text:p/>
        </draw:line>
        <draw:line draw:style-name="gr9" draw:text-style-name="P1" draw:layer="layout" svg:x1="19.673cm" svg:y1="4.871cm" svg:x2="19.786cm" svg:y2="4.891cm">
          <text:p/>
        </draw:line>
        <draw:frame draw:style-name="gr14" draw:text-style-name="P6" draw:layer="layout" svg:width="5.387cm" svg:height="0.399cm" svg:x="2.794cm" svg:y="16.764cm">
          <draw:text-box>
            <text:p text:style-name="P4"><text:span text:style-name="T1">5X M3 Brass Inserts [HD-MS0030]</text:span></text:p>
          </draw:text-box>
        </draw:frame>
        <draw:frame draw:style-name="gr15" draw:text-style-name="P7" draw:layer="layout" svg:width="0.119cm" svg:height="0.141cm" svg:x="10.621cm" svg:y="17.557cm">
          <draw:text-box>
            <text:p text:style-name="P4"><text:span text:style-name="T2"><text:s/></text:span></text:p>
          </draw:text-box>
        </draw:frame>
        <draw:frame draw:style-name="gr16" draw:text-style-name="P8" draw:layer="layout" svg:width="0.665cm" svg:height="0.78cm" svg:x="27.631cm" svg:y="19.257cm">
          <draw:text-box>
            <text:p text:style-name="P4"><text:span text:style-name="T3">X</text:span></text:p>
          </draw:text-box>
        </draw:frame>
        <draw:frame draw:style-name="gr15" draw:text-style-name="P7" draw:layer="layout" svg:width="0.119cm" svg:height="0.141cm" svg:x="28.041cm" svg:y="19.765cm">
          <draw:text-box>
            <text:p text:style-name="P4"><text:span text:style-name="T2"><tex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ce style:name="DejaVuSans1" svg:font-family="DejaVuSans"/>
    <style:font-face style:name="osifont1" svg:font-family="osifont"/>
    <style:font-face style:name="DejaVu Sans2"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3-05T11:34:10.565264470</dc:date>
    <meta:editing-duration>PT3S</meta:editing-duration>
    <meta:editing-cycles>1</meta:editing-cycles>
    <meta:document-statistic meta:object-count="2338"/>
    <meta:generator>LibreOffice/5.2.7.2$Linux_X86_64 LibreOffice_project/20m0$Build-2</meta:generator>
  </office:meta>
</office:document-meta>
</file>